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nother 27 Ukrainians have been delivered for specialized treatment at Denmark, Germany and the Netherlands clinics</text:span>
</text:h>
      <text:p text:style-name="P4">
Author: ['АРМІЯINFORM']</text:p>
      <text:p text:style-name="P4">
Time: 2023-06-05T10:00:00-04:00</text:p>
      <text:p text:style-name="P4">
Description: On the specialized likivannya to the єvropei Klinіk, 27 Ukrainians fucked. Tse Patziynti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350537185_814551756675985_3008500140695509230_n-e1685882982137.jpg" text:style-name="Internet_20_link" text:visited-style-name="Visited_20_Internet_20_Link">
350537185_814551756675985_3008500140695509230_n-e1685882982137.jpg</text:a>
', '<text:a xlink:type="simple" xlink:href="https://armyinform.com.ua/wp-content/uploads/2023/06/350671513_781778216768085_842990601225076425_n-150x150.jpg" text:style-name="Internet_20_link" text:visited-style-name="Visited_20_Internet_20_Link">
350671513_781778216768085_842990601225076425_n-150x150.jpg</text:a>
', '<text:a xlink:type="simple" xlink:href="https://armyinform.com.ua/wp-content/uploads/2023/06/349944955_803459034688298_5262640745837082958_n-150x150.jpg" text:style-name="Internet_20_link" text:visited-style-name="Visited_20_Internet_20_Link">
349944955_803459034688298_5262640745837082958_n-150x150.jpg</text:a>
', '<text:a xlink:type="simple" xlink:href="https://armyinform.com.ua/wp-content/uploads/2023/06/349984295_802425047730762_1773828398210568459_n-150x150.jpg" text:style-name="Internet_20_link" text:visited-style-name="Visited_20_Internet_20_Link">
349984295_802425047730762_1773828398210568459_n-150x150.jpg</text:a>
']</text:p>
      <text:p text:style-name="P4">
Tags: ['ДАНІЯ', 'МЕДИЧНА РЕАБІЛІТАЦІЯ', "МІНІСТЕРСТВО ОХОРОНИ ЗДОРОВ'Я", 'МІНІСТЕРСТВО ОХОРОНИ ЗДОРОВ’Я УКРАЇНИ', 'НІДЕРЛАНДИ', 'НІМЕЧЧИНА']</text:p>
      <text:p text:style-name="P4">
Category: News</text:p>
      <!--METADATA-->
      <text:p text:style-name="P4">
<draw:frame draw:style-name="fr1" draw:name="Image2" text:anchor-type="as-char" svg:width="6.9236in" svg:height="5.003383in" draw:z-index="0">
<draw:image xlink:href="../Images/AРМІЯINFORM/2023-06-05T10-00-00-04-00/350537185_814551756675985_3008500140695509230_n-e1685882982137.jpg" xlink:type="simple" xlink:show="embed" xlink:actuate="onLoad" draw:mime-type="image/jpeg"/>
</draw:frame>
27 more Ukrainians arrived in specialized treatment for European clinics. Tsados with mine-explosions and oncopals. They were adopted by the medical institutions of Denmark, Germany and the Netherlands. About it <text:a xlink:type="simple" xlink:href="https://www.facebook.com/moz.ukr/posts/pfbid0fLu68NDcsFtNhUnssNd14ERRdg12CYA3oz8bo6fHsjw38bmi9LNBNqT51ZAgUqgPl" text:style-name="Internet_20_link" text:visited-style-name="Visited_20_Internet_20_Link">
reports</text:a>
The Ministry of Health press service on Facebook.</text:p>
      <text:p text:style-name="P4">
<text:a xlink:type="simple" xlink:href="https://armyinform.com.ua/wp-content/uploads/2023/06/350671513_781778216768085_842990601225076425_n.jpg" text:style-name="Internet_20_link" text:visited-style-name="Visited_20_Internet_20_Link">
!(Images/AРМІЯINFORM/2023-06-05T10-00-00-04-00/350671513_781778216768085_842990601225076425_n-150x150.jpg)</text:a>
</text:p>
      <text:p text:style-name="P4">
<text:a xlink:type="simple" xlink:href="https://armyinform.com.ua/wp-content/uploads/2023/06/349944955_803459034688298_5262640745837082958_n.jpg" text:style-name="Internet_20_link" text:visited-style-name="Visited_20_Internet_20_Link">
<draw:frame draw:style-name="fr1" draw:name="Image3" text:anchor-type="as-char" svg:width="6.9236in" svg:height="6.9236in" draw:z-index="0">
<draw:image xlink:href="../Images/AРМІЯINFORM/2023-06-05T10-00-00-04-00/349944955_803459034688298_5262640745837082958_n-150x150.jpg" xlink:type="simple" xlink:show="embed" xlink:actuate="onLoad" draw:mime-type="image/jpeg"/>
</draw:frame>
</text:a>
</text:p>
      <text:p text:style-name="P4">
<text:a xlink:type="simple" xlink:href="https://armyinform.com.ua/wp-content/uploads/2023/06/349984295_802425047730762_1773828398210568459_n.jpg" text:style-name="Internet_20_link" text:visited-style-name="Visited_20_Internet_20_Link">
<draw:frame draw:style-name="fr1" draw:name="Image4" text:anchor-type="as-char" svg:width="6.9236in" svg:height="6.9236in" draw:z-index="0">
<draw:image xlink:href="../Images/AРМІЯINFORM/2023-06-05T10-00-00-04-00/349984295_802425047730762_1773828398210568459_n-150x150.jpg" xlink:type="simple" xlink:show="embed" xlink:actuate="onLoad" draw:mime-type="image/jpeg"/>
</draw:frame>
</text:a>
"Such departures have been ongoing for over a year and have been carried out almost daily. Constant fighting, shelling and infrastructure damage will significantly compile medical care in the East and frontline territories," the ministry reports.</text:p>
      <text:p text:style-name="P4">
It is noted that the Ministry of Health of Ukraine has already evacuated more than 3,700 Ukrainians to treat the National Partners together for the beginning of the war.</text:p>
      <text:p text:style-name="P4">
News Source: <text:a xlink:type="simple" xlink:href="https://armyinform.com.ua/2023/06/05/shhe-27-ukrayincziv-dostavleno-na-speczializovane-likuvannya-u-klinikah-daniyi-nimechchyny-ta-niderlandiv/" text:style-name="Internet_20_link" text:visited-style-name="Visited_20_Internet_20_Link">
https://armyinform.com.ua/2023/06/05/shhe-27-ukrayincziv-dostavleno-na-speczializovane-likuvannya-u-klinikah-daniyi-nimechchyny-ta-niderlandiv/</text:a>
</text:p>
      <!--NEWS-->
      <text:h text:style-name="P10" text:outline-level="1">
<text:span text:style-name="T4">
UNITED24 raised $ 1.25 million for Lyceum Recovery in Kyiv Region</text:span>
</text:h>
      <text:p text:style-name="P4">
Author: ['АРМІЯINFORM']</text:p>
      <text:p text:style-name="P4">
Time: 2023-06-05T12:00:00-04:00</text:p>
      <text:p text:style-name="P4">
Description: On the Fandraise Platforms United24 Zibrali 1.25 million dovariv on the worship of Lice in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6/united24-scaled.jpg" text:style-name="Internet_20_link" text:visited-style-name="Visited_20_Internet_20_Link">
united24-scaled.jpg</text:a>
']</text:p>
      <text:p text:style-name="P4">
Tags: ['ПЛАТФОРМА UNITED24']</text:p>
      <text:p text:style-name="P4">
Category: News</text:p>
      <!--METADATA-->
      <text:p text:style-name="P4">
<draw:frame draw:style-name="fr1" draw:name="Image5" text:anchor-type="as-char" svg:width="6.9236in" svg:height="3.634214in" draw:z-index="0">
<draw:image xlink:href="../Images/AРМІЯINFORM/2023-06-05T12-00-00-04-00/united24-scaled.jpg" xlink:type="simple" xlink:show="embed" xlink:actuate="onLoad" draw:mime-type="image/jpeg"/>
</draw:frame>
UNITED24 raised $ 1.25 million on the renewal in the village of Buzova, in Kyiv region on the Fandssering Platform.</text:p>
      <text:p text:style-name="P4">
About it <text:a xlink:type="simple" xlink:href="https://t.me/zedigital/3217" text:style-name="Internet_20_link" text:visited-style-name="Visited_20_Internet_20_Link">
reported</text:a>
Viceremier on innovation, development of education, science and technology - Minister of Digital Transformation Mikhailofedorov on Telegram.</text:p>
      <text:p text:style-name="P4">
“Now 452 children will be able to return to offline. Everything is given to your support, ”the message reads.</text:p>
      <text:p text:style-name="P4">
According to Mikhail Fedorov, this is the first fee for the restoration of educational establishment.</text:p>
      <text:p text:style-name="P4">
Also on the platform they have already started the second, and on August 5, Andrey Shevchenko together Zolexander Zinchenko will hold a match of the stars of the world footballGame4Ukraine in London.</text:p>
      <text:p text:style-name="P4">
The main purpose of the event is to raise funds for the restoration of Mikhail-Kotsyubynsky Lyceum of Chernihiv region.</text:p>
      <text:p text:style-name="P4">
News Source: <text:a xlink:type="simple" xlink:href="https://armyinform.com.ua/2023/06/05/na-united24-zibraly-125-mln-dolariv-na-vidnovlennya-liczeyu-na-kyyivshhyni/" text:style-name="Internet_20_link" text:visited-style-name="Visited_20_Internet_20_Link">
https://armyinform.com.ua/2023/06/05/na-united24-zibraly-125-mln-dolariv-na-vidnovlennya-liczeyu-na-kyyivshhyni/</text:a>
</text:p>
      <!--NEWS-->
      <text:h text:style-name="P10" text:outline-level="1">
<text:span text:style-name="T4">
Ukrainian defenders have shown how they hone the skill between the battles</text:span>
</text:h>
      <text:p text:style-name="P4">
Author: ['АРМІЯINFORM']</text:p>
      <text:p text:style-name="P4">
Time: 2023-06-05T14:00:00-04:00</text:p>
      <text:p text:style-name="P4">
Description: Photo by wiping the general headquarters of the ZS Ukrainian. “The navchik is in renovation, the discussion ... The war with Ukraine 2022, the war with Ukraine is the latest news today, the news war with Ukraine 2022 The last for today, will there be a war between Ukraine and Russia, and when, the war with Ukraine will be or not, it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6/347263835_578441251097792_1491817894460013425_n.jpg" text:style-name="Internet_20_link" text:visited-style-name="Visited_20_Internet_20_Link">
347263835_578441251097792_1491817894460013425_n.jpg</text:a>
', '<text:a xlink:type="simple" xlink:href="https://armyinform.com.ua/wp-content/uploads/2023/06/347250971_803601438016437_5319346244540159176_n-150x150.jpg" text:style-name="Internet_20_link" text:visited-style-name="Visited_20_Internet_20_Link">
347250971_803601438016437_5319346244540159176_n-150x150.jpg</text:a>
', '<text:a xlink:type="simple" xlink:href="https://armyinform.com.ua/wp-content/uploads/2023/06/347252171_210342178495374_5792201540559004844_n-150x150.jpg" text:style-name="Internet_20_link" text:visited-style-name="Visited_20_Internet_20_Link">
347252171_210342178495374_5792201540559004844_n-150x150.jpg</text:a>
', '<text:a xlink:type="simple" xlink:href="https://armyinform.com.ua/wp-content/uploads/2023/06/347263835_578441251097792_1491817894460013425_n-1-150x150.jpg" text:style-name="Internet_20_link" text:visited-style-name="Visited_20_Internet_20_Link">
347263835_578441251097792_1491817894460013425_n-1-150x150.jpg</text:a>
', '<text:a xlink:type="simple" xlink:href="https://armyinform.com.ua/wp-content/uploads/2023/06/347419706_3125476811086014_5656351433506183938_n-150x150.jpg" text:style-name="Internet_20_link" text:visited-style-name="Visited_20_Internet_20_Link">
347419706_3125476811086014_5656351433506183938_n-150x150.jpg</text:a>
', '<text:a xlink:type="simple" xlink:href="https://armyinform.com.ua/wp-content/uploads/2023/06/347386081_1026970822017838_5335992526477846939_n-150x150.jpg" text:style-name="Internet_20_link" text:visited-style-name="Visited_20_Internet_20_Link">
347386081_1026970822017838_5335992526477846939_n-150x150.jpg</text:a>
', '<text:a xlink:type="simple" xlink:href="https://armyinform.com.ua/wp-content/uploads/2023/06/347263881_3622688071277315_3300388331391659539_n-150x150.jpg" text:style-name="Internet_20_link" text:visited-style-name="Visited_20_Internet_20_Link">
347263881_3622688071277315_3300388331391659539_n-150x150.jpg</text:a>
', '<text:a xlink:type="simple" xlink:href="https://armyinform.com.ua/wp-content/uploads/2023/06/347404901_269994052224925_9218267420478745592_n-150x150.jpg" text:style-name="Internet_20_link" text:visited-style-name="Visited_20_Internet_20_Link">
347404901_269994052224925_9218267420478745592_n-150x150.jpg</text:a>
', '<text:a xlink:type="simple" xlink:href="https://armyinform.com.ua/wp-content/uploads/2023/06/347234708_564128515792955_1778409820890024237_n-150x150.jpg" text:style-name="Internet_20_link" text:visited-style-name="Visited_20_Internet_20_Link">
347234708_564128515792955_1778409820890024237_n-150x150.jpg</text:a>
']</text:p>
      <text:p text:style-name="P4">
Tags: []</text:p>
      <text:p text:style-name="P4">
Category: News</text:p>
      <!--METADATA-->
      <text:p text:style-name="P4">
<draw:frame draw:style-name="fr1" draw:name="Image6" text:anchor-type="as-char" svg:width="6.9236in" svg:height="3.894525in" draw:z-index="0">
<draw:image xlink:href="../Images/AРМІЯINFORM/2023-06-05T14-00-00-04-00/347263835_578441251097792_1491817894460013425_n.jpg" xlink:type="simple" xlink:show="embed" xlink:actuate="onLoad" draw:mime-type="image/jpeg"/>
</draw:frame>
Photo <text:a xlink:type="simple" xlink:href="https://www.facebook.com/photo" text:style-name="Internet_20_link" text:visited-style-name="Visited_20_Internet_20_Link">
made public</text:a>
Генеральний штаб ЗС України.</text:p>
      <text:p text:style-name="P4">
«Вдосконалення навичок, обговорення та аналіз ситуацій, що виникали під часведення бойових зіткнень з ворогом, є звичайною військовою буденністю нашихвоїнів.</text:p>
      <text:p text:style-name="P4">
Відпочинок умовний — постійно зі зброєю, заняття, тактичні дії, злагодження…,з думками про рідних і перемогу.</text:p>
      <text:p text:style-name="P4">
Тримаємо стрій!», — йдеться у повідомленні.</text:p>
      <text:p text:style-name="P4">
<text:a xlink:type="simple" xlink:href="https://armyinform.com.ua/wp-content/uploads/2023/06/347250971_803601438016437_5319346244540159176_n.jpg" text:style-name="Internet_20_link" text:visited-style-name="Visited_20_Internet_20_Link">
<draw:frame draw:style-name="fr1" draw:name="Image7" text:anchor-type="as-char" svg:width="6.9236in" svg:height="6.9236in" draw:z-index="0">
<draw:image xlink:href="../Images/AРМІЯINFORM/2023-06-05T14-00-00-04-00/347250971_803601438016437_5319346244540159176_n-150x150.jpg" xlink:type="simple" xlink:show="embed" xlink:actuate="onLoad" draw:mime-type="image/jpeg"/>
</draw:frame>
</text:a>
</text:p>
      <text:p text:style-name="P4">
<text:a xlink:type="simple" xlink:href="https://armyinform.com.ua/wp-content/uploads/2023/06/347252171_210342178495374_5792201540559004844_n.jpg" text:style-name="Internet_20_link" text:visited-style-name="Visited_20_Internet_20_Link">
<draw:frame draw:style-name="fr1" draw:name="Image8" text:anchor-type="as-char" svg:width="6.9236in" svg:height="6.9236in" draw:z-index="0">
<draw:image xlink:href="../Images/AРМІЯINFORM/2023-06-05T14-00-00-04-00/347252171_210342178495374_5792201540559004844_n-150x150.jpg" xlink:type="simple" xlink:show="embed" xlink:actuate="onLoad" draw:mime-type="image/jpeg"/>
</draw:frame>
</text:a>
</text:p>
      <text:p text:style-name="P4">
<text:a xlink:type="simple" xlink:href="https://armyinform.com.ua/wp-content/uploads/2023/06/347263835_578441251097792_1491817894460013425_n-1.jpg" text:style-name="Internet_20_link" text:visited-style-name="Visited_20_Internet_20_Link">
<draw:frame draw:style-name="fr1" draw:name="Image9" text:anchor-type="as-char" svg:width="6.9236in" svg:height="6.9236in" draw:z-index="0">
<draw:image xlink:href="../Images/AРМІЯINFORM/2023-06-05T14-00-00-04-00/347263835_578441251097792_1491817894460013425_n-1-150x150.jpg" xlink:type="simple" xlink:show="embed" xlink:actuate="onLoad" draw:mime-type="image/jpeg"/>
</draw:frame>
</text:a>
</text:p>
      <text:p text:style-name="P4">
<text:a xlink:type="simple" xlink:href="https://armyinform.com.ua/wp-content/uploads/2023/06/347419706_3125476811086014_5656351433506183938_n.jpg" text:style-name="Internet_20_link" text:visited-style-name="Visited_20_Internet_20_Link">
<draw:frame draw:style-name="fr1" draw:name="Image10" text:anchor-type="as-char" svg:width="6.9236in" svg:height="6.9236in" draw:z-index="0">
<draw:image xlink:href="../Images/AРМІЯINFORM/2023-06-05T14-00-00-04-00/347419706_3125476811086014_5656351433506183938_n-150x150.jpg" xlink:type="simple" xlink:show="embed" xlink:actuate="onLoad" draw:mime-type="image/jpeg"/>
</draw:frame>
</text:a>
</text:p>
      <text:p text:style-name="P4">
<text:a xlink:type="simple" xlink:href="https://armyinform.com.ua/wp-content/uploads/2023/06/347386081_1026970822017838_5335992526477846939_n.jpg" text:style-name="Internet_20_link" text:visited-style-name="Visited_20_Internet_20_Link">
<draw:frame draw:style-name="fr1" draw:name="Image11" text:anchor-type="as-char" svg:width="6.9236in" svg:height="6.9236in" draw:z-index="0">
<draw:image xlink:href="../Images/AРМІЯINFORM/2023-06-05T14-00-00-04-00/347386081_1026970822017838_5335992526477846939_n-150x150.jpg" xlink:type="simple" xlink:show="embed" xlink:actuate="onLoad" draw:mime-type="image/jpeg"/>
</draw:frame>
</text:a>
</text:p>
      <text:p text:style-name="P4">
<text:a xlink:type="simple" xlink:href="https://armyinform.com.ua/wp-content/uploads/2023/06/347263881_3622688071277315_3300388331391659539_n.jpg" text:style-name="Internet_20_link" text:visited-style-name="Visited_20_Internet_20_Link">
<draw:frame draw:style-name="fr1" draw:name="Image12" text:anchor-type="as-char" svg:width="6.9236in" svg:height="6.9236in" draw:z-index="0">
<draw:image xlink:href="../Images/AРМІЯINFORM/2023-06-05T14-00-00-04-00/347263881_3622688071277315_3300388331391659539_n-150x150.jpg" xlink:type="simple" xlink:show="embed" xlink:actuate="onLoad" draw:mime-type="image/jpeg"/>
</draw:frame>
</text:a>
</text:p>
      <text:p text:style-name="P4">
<text:a xlink:type="simple" xlink:href="https://armyinform.com.ua/wp-content/uploads/2023/06/347404901_269994052224925_9218267420478745592_n.jpg" text:style-name="Internet_20_link" text:visited-style-name="Visited_20_Internet_20_Link">
<draw:frame draw:style-name="fr1" draw:name="Image13" text:anchor-type="as-char" svg:width="6.9236in" svg:height="6.9236in" draw:z-index="0">
<draw:image xlink:href="../Images/AРМІЯINFORM/2023-06-05T14-00-00-04-00/347404901_269994052224925_9218267420478745592_n-150x150.jpg" xlink:type="simple" xlink:show="embed" xlink:actuate="onLoad" draw:mime-type="image/jpeg"/>
</draw:frame>
</text:a>
</text:p>
      <text:p text:style-name="P4">
<text:a xlink:type="simple" xlink:href="https://armyinform.com.ua/wp-content/uploads/2023/06/347234708_564128515792955_1778409820890024237_n.jpg" text:style-name="Internet_20_link" text:visited-style-name="Visited_20_Internet_20_Link">
<draw:frame draw:style-name="fr1" draw:name="Image14" text:anchor-type="as-char" svg:width="6.9236in" svg:height="6.9236in" draw:z-index="0">
<draw:image xlink:href="../Images/AРМІЯINFORM/2023-06-05T14-00-00-04-00/347234708_564128515792955_1778409820890024237_n-150x150.jpg" xlink:type="simple" xlink:show="embed" xlink:actuate="onLoad" draw:mime-type="image/jpeg"/>
</draw:frame>
</text:a>
</text:p>
      <text:p text:style-name="P4">
News Source: <text:a xlink:type="simple" xlink:href="https://armyinform.com.ua/2023/06/05/ukrayinski-zahysnyky-pokazaly-yak-vidtochuyut-majsternist-mizh-boyamy/" text:style-name="Internet_20_link" text:visited-style-name="Visited_20_Internet_20_Link">
https://armyinform.com.ua/2023/06/05/ukrayinski-zahysnyky-pokazaly-yak-vidtochuyut-majsternist-mizh-boyamy/</text:a>
</text:p>
      <!--NEWS-->
      <text:h text:style-name="P10" text:outline-level="1">
<text:span text:style-name="T4">
Volodymyr Zelenskyy noted the state awards of the military personnel of the Armed Forces of Ukraine</text:span>
</text:h>
      <text:p text:style-name="P4">
Author: ['АРМІЯINFORM']</text:p>
      <text:p text:style-name="P4">
Time: 2023-06-05T16:00:00-04:00</text:p>
      <text:p text:style-name="P4">
Description: President of Ukraine Volodymyr Zelensky Vidniy by the sovereign Nagorods Zakhisnikiv ... War with Ukraine 2022, War with Ukraine Latest news today, News War with Ukraine 2022 Last for today, will there be a war between Ukraine and Russia, and when the war with Ukraine will be either in 2022 or there will be or will be No, will there be a war with Ukraine in the near future, they say, the war with Ukraine, Ukrainian news today, Ukrainian news in Ukrainian media in Russian</text:p>
      <text:p text:style-name="P4">
Images: ['<text:a xlink:type="simple" xlink:href="https://armyinform.com.ua/wp-content/uploads/2023/02/297171650_44075365474-medal-za-muzhnist.jpg" text:style-name="Internet_20_link" text:visited-style-name="Visited_20_Internet_20_Link">
297171650_44075365474-medal-za-muzhnist.jpg</text:a>
']</text:p>
      <text:p text:style-name="P4">
Tags: ['ВОЛОДИМИР ЗЕЛЕНСЬКИЙ', 'УКАЗ ПРЕЗИДЕНТА УКРАЇНИ']</text:p>
      <text:p text:style-name="P4">
Category: News</text:p>
      <!--METADATA-->
      <text:p text:style-name="P4">
<draw:frame draw:style-name="fr1" draw:name="Image15" text:anchor-type="as-char" svg:width="6.9236in" svg:height="4.615733in" draw:z-index="0">
<draw:image xlink:href="../Images/AРМІЯINFORM/2023-06-05T16-00-00-04-00/297171650_44075365474-medal-za-muzhnist.jpg" xlink:type="simple" xlink:show="embed" xlink:actuate="onLoad" draw:mime-type="image/jpeg"/>
</draw:frame>
Illustrative photo</text:p>
      <text:p text:style-name="P4">
President of Ukraine Volodymyr Zelensky celebrated state awards from Ukraine.</text:p>
      <text:p text:style-name="P4">
This is stated in the decree <text:a xlink:type="simple" xlink:href="https://www.president.gov.ua/documents/3152023-46953" text:style-name="Internet_20_link" text:visited-style-name="Visited_20_Internet_20_Link">
315/2023</text:a>
, published on the website of the Presidential Office of Ukraine.</text:p>
      <text:p text:style-name="P4">
The awards were awarded "for personal courage, revealed in the protection of state -sevotory and territorial integrity of Ukraine, selfless fulfillment of a military duty."</text:p>
      <text:p text:style-name="P4">
<text:span text:style-name="T4">
 Order of Bohdan Khmelnitsky III degree: </text:span>
</text:p>
      <text:p text:style-name="P4">
Vakul Denis Alexandrovich(posthumously)- a younger lieutenant,</text:p>
      <text:p text:style-name="P4">
<text:span text:style-name="T4">
 Order of "For Courage" of II degree: </text:span>
</text:p>
      <text:p text:style-name="P4">
Vladimir Viktorovich Zakurdayev(posthumously) — солдата,</text:p>
      <text:p text:style-name="P4">
<text:span text:style-name="T4">
Орденом «За мужність» ІІІ ступеня:</text:span>
</text:p>
      <text:p text:style-name="P4">
АДАМОВИЧА Олексія Георгійовича (posthumously)- soldier,</text:p>
      <text:p text:style-name="P4">
Ivan Yurievich Annenko(posthumously)- soldier,</text:p>
      <text:p text:style-name="P4">
Bai Alexei Mikhailovich(посмертно)- Senior Sergeant,</text:p>
      <text:p text:style-name="P4">
Balana Oleg Valentinovich(posthumously)- a younger sergeant,</text:p>
      <text:p text:style-name="P4">
Baranova Denis Alexandrovich(posthumously)- soldier,</text:p>
      <text:p text:style-name="P4">
Bezushchenko Alexander Vitaliyovich(posthumously)- soldier,</text:p>
      <text:p text:style-name="P4">
Bohdan Igor Vasilyevich(posthumously)- soldier,</text:p>
      <text:p text:style-name="P4">
Brovina Vitaliy Nikolaevich(posthumously)- a senior soldier,</text:p>
      <text:p text:style-name="P4">
Bulgakov Roman Viktorovich(posthumously)- soldier,</text:p>
      <text:p text:style-name="P4">
Buri Michael-Yuriy Igorovich(posthumously)- soldier,</text:p>
      <text:p text:style-name="P4">
Vasilevsky Victor Anatoliyovych(posthumously)- soldier,</text:p>
      <text:p text:style-name="P4">
Vengrenko Sergey Viktorovich(posthumously)- Sergeant,</text:p>
      <text:p text:style-name="P4">
Roman Petrovich Vlasyuk(posthumously)- soldier,</text:p>
      <text:p text:style-name="P4">
Volodarsky Sergey Viktorovich(posthumously)- soldier,</text:p>
      <text:p text:style-name="P4">
Gladia Alexei Vitaliyovich(posthumously)- soldier,</text:p>
      <text:p text:style-name="P4">
Hnatyuk Sergey Vladimirovich(posthumously)- soldier,</text:p>
      <text:p text:style-name="P4">
Goncharuk Mykola Vladimirovich(posthumously)- a senior soldier,</text:p>
      <text:p text:style-name="P4">
Sparrow Alexander Vasilyevich(posthumously)- soldier,</text:p>
      <text:p text:style-name="P4">
Mikhail Vasilyevich pear(posthumously)- soldier,</text:p>
      <text:p text:style-name="P4">
Dzidvich Yevgeny Yurievich(posthumously)- soldier,</text:p>
      <text:p text:style-name="P4">
Viktor Ivanovich Dovgalyuk(posthumously)- soldier,</text:p>
      <text:p text:style-name="P4">
Alexander Yemelyanova(posthumously)- Senior Sergeant,</text:p>
      <text:p text:style-name="P4">
Taras Igorovich Zhele(posthumously)- soldier,</text:p>
      <text:p text:style-name="P4">
Oleg Yurievich Zavirukh(posthumously)- soldier,</text:p>
      <text:p text:style-name="P4">
Kabanova Oleg Nikolaevich(posthumously)- a senior soldier,</text:p>
      <text:p text:style-name="P4">
Kashan Vitaliy Anatoliyovych(posthumously)- soldier,</text:p>
      <text:p text:style-name="P4">
Kisakova Dmitry Viktorovich(posthumously)- senior lieutenant,</text:p>
      <text:p text:style-name="P4">
Kozireva Ivan Vasilyevich(posthumously)- soldier,</text:p>
      <text:p text:style-name="P4">
Rostislav Yurievich Korobenko(posthumously)- a younger sergeant,</text:p>
      <text:p text:style-name="P4">
Arthur's bush(posthumously)- a senior soldier,</text:p>
      <text:p text:style-name="P4">
Mazurik Mykola Alexandrovich(posthumously)- Soldier,Marian Marian Vasilyevich(posthumously)- soldier,</text:p>
      <text:p text:style-name="P4">
Moroshchuk Ivan Ivanovich(posthumously)- soldier,</text:p>
      <text:p text:style-name="P4">
Andrei Moshura(posthumously)- soldier,</text:p>
      <text:p text:style-name="P4">
Alexander Nikolaev(posthumously)- soldier,</text:p>
      <text:p text:style-name="P4">
Osipchuk Alexander Yurievich(posthumously)- soldier,</text:p>
      <text:p text:style-name="P4">
Alexander Parkhomenko(posthumously)- soldier,</text:p>
      <text:p text:style-name="P4">
Petrovsky Mikhail Yurievich(posthumously)- soldier,</text:p>
      <text:p text:style-name="P4">
Savchenko Vladislav Alexandrovich A(posthumously)- soldier,</text:p>
      <text:p text:style-name="P4">
Taras Yurievich poured(posthumously)- a senior soldier,</text:p>
      <text:p text:style-name="P4">
Sitnikov Alexander Mikhailovich(posthumously)- soldier,</text:p>
      <text:p text:style-name="P4">
Sokol Sergey Yurievich(posthumously)- soldier,</text:p>
      <text:p text:style-name="P4">
Soloshak Sergey Vladimirovich(posthumously)- a senior soldier,</text:p>
      <text:p text:style-name="P4">
Stepaniuk Boris Bogdanovich(posthumously)- soldier,</text:p>
      <text:p text:style-name="P4">
Suprun Theodosius Petrovich(posthumously)- soldier,</text:p>
      <text:p text:style-name="P4">
Tkachenko Yevgeny Nikolaevich(posthumously)- soldier,</text:p>
      <text:p text:style-name="P4">
Todosyuk Maxim Alexandrovich(posthumously)- soldier,</text:p>
      <text:p text:style-name="P4">
Yaroslav Khomutovsky(posthumously)- soldier,</text:p>
      <text:p text:style-name="P4">
Cherny Andriy Viktorovich(posthumously)- soldier,</text:p>
      <text:p text:style-name="P4">
Victor Mikhailovich Chirva(posthumously)- soldier,</text:p>
      <text:p text:style-name="P4">
Sergei Vitaliyovich Chumenko(posthumously)- a younger sergeant,</text:p>
      <text:p text:style-name="P4">
Yurchenko Mykola Alekseevich(posthumously)- soldier,</text:p>
      <text:p text:style-name="P4">
Yakimyshina Vladimir Vladimirovich(posthumously)- a younger sergeant,</text:p>
      <text:p text:style-name="P4">
<text:span text:style-name="T4">
 Medal "Fatherland Defender": </text:span>
</text:p>
      <text:p text:style-name="P4">
Bezrass Valery Yurievich(posthumously)- soldier,</text:p>
      <text:p text:style-name="P4">
Boyko Vladimir Nikolaevich(posthumously)- soldier,</text:p>
      <text:p text:style-name="P4">
Boyko Mikhail Valentinovich(posthumously)- a senior soldier,</text:p>
      <text:p text:style-name="P4">
Long Igor Nikolaevich(posthumously)- soldier,</text:p>
      <text:p text:style-name="P4">
Kostyuk Alexander Gennadyevich(posthumously)- soldier,</text:p>
      <text:p text:style-name="P4">
Lytvyn Anton Viktorovich(posthumously)- a senior soldier,</text:p>
      <text:p text:style-name="P4">
Matsk Andrei Vasilyevich(posthumously)- soldier,</text:p>
      <text:p text:style-name="P4">
Nalyvaychenko Dmitry Vladimirovich(posthumously)- Sergeant,</text:p>
      <text:p text:style-name="P4">
Sinolup Andrei Vyacheslavovich(posthumously)- soldier,</text:p>
      <text:p text:style-name="P4">
Stanislav Petrovich Tsybanov(posthumously)- soldier,</text:p>
      <text:p text:style-name="P4">
Shcherbatyuk Konstantin Anatolyevich(posthumously)- Soldier.</text:p>
      <text:p text:style-name="P4">
News Source: <text:a xlink:type="simple" xlink:href="https://armyinform.com.ua/2023/06/05/volodymyr-zelenskyj-vidznachyv-derzhavnymy-nagorodamy-vijskovosluzhbovcziv-zs-ukrayiny-4/" text:style-name="Internet_20_link" text:visited-style-name="Visited_20_Internet_20_Link">
https://armyinform.com.ua/2023/06/05/volodymyr-zelenskyj-vidznachyv-derzhavnymy-nagorodamy-vijskovosluzhbovcziv-zs-ukrayiny-4/</text:a>
</text:p>
      <!--NEWS-->
      <text:h text:style-name="P10" text:outline-level="1">
<text:span text:style-name="T4">
How to handle panic attacks</text:span>
</text:h>
      <text:p text:style-name="P4">
Author: ['АРМІЯINFORM']</text:p>
      <text:p text:style-name="P4">
Time: 2023-06-05T18:00:00-04:00</text:p>
      <text:p text:style-name="P4">
Description: Behind Dani Vsesniytniykhni Hodes Healthy, approximately 264 million people with VSOOM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350526149_1361594021364914_2897711799439782153_n-1.jpg" text:style-name="Internet_20_link" text:visited-style-name="Visited_20_Internet_20_Link">
350526149_1361594021364914_2897711799439782153_n-1.jpg</text:a>
']</text:p>
      <text:p text:style-name="P4">
Tags: ['ПАНІЧНІ АТАКИ', 'РЕАБІЛІТАЦІЯ']</text:p>
      <text:p text:style-name="P4">
Category: News</text:p>
      <!--METADATA-->
      <text:p text:style-name="P4">
<draw:frame draw:style-name="fr1" draw:name="Image16" text:anchor-type="as-char" svg:width="6.9236in" svg:height="5.035345in" draw:z-index="0">
<draw:image xlink:href="../Images/AРМІЯINFORM/2023-06-05T18-00-00-04-00/350526149_1361594021364914_2897711799439782153_n-1.jpg" xlink:type="simple" xlink:show="embed" xlink:actuate="onLoad" draw:mime-type="image/jpeg"/>
</draw:frame>
According to the World Health Organization, about 264 million people around the world - which is 3.6 % of the planet's population - have panic disorders.(https://www.facebook.com/moz.ukr/posts/pfbid0BP8RUkQQaeefsx3PfAgbgoeBGf8ZjequKSTqLj7u8LkAc2aLbxNMFdvJzqCic4M6l)Ministry of Health of Ukraine.</text:p>
      <text:p text:style-name="P4">
Symptoms of panic disorder may be: palpitations, breast pain other symptoms similar to heart attack, excessive sweating, tremor, chills or hot flashes, shortness of breath and shortness of breath, nausea and / or pain, dizziness, feeling of unreality You happen(impersonation or derealization), fear of losing control, "crazy", as well as some specific symptoms.</text:p>
      <text:p text:style-name="P4">
How to help yourself in the event of a panic attack?</text:p>
      <text:p text:style-name="P4">
During a panic attack, it is very important to try to concentrate on the current momented and situations of all kinds of feelings, to "ground". The main technique is to put your feet on the floor, it will help you feel the resistance.</text:p>
      <text:p text:style-name="P4">
One of the most popular techniques is the technique "5–4–3–2–1”. Name:</text:p>
      <ul>
        <li>
5 things you see(eg your hands, table, sky).  * 4 речі, які ви відчуваєте фізично (For example, a hard surface under your feet, body clothing, etc.).  * 3 речі, які ви чуєте (eg singing birds, the sound of cars, music).  * 2 речі, які ви відчуваєте на нюх (eg coffee, fallen leaves, perfume).  * 1 річ, яку ви можете відчути на смак (mint gum, tea, etc.).</li>
      </ul>
      <text:p text:style-name="P4">
<text:span text:style-name="T5">
Підготувала Іветта Василенко</text:span>
</text:p>
      <text:p text:style-name="P4">
News Source: <text:a xlink:type="simple" xlink:href="https://armyinform.com.ua/2023/06/05/yak-vporatysya-z-panichnymy-atakamy/" text:style-name="Internet_20_link" text:visited-style-name="Visited_20_Internet_20_Link">
https://armyinform.com.ua/2023/06/05/yak-vporatysya-z-panichnymy-atakamy/</text:a>
</text:p>
      <!--NEWS-->
      <text:h text:style-name="P10" text:outline-level="1">
<text:span text:style-name="T4">
Over the past day, the occupiers have inflicted 14 missile and 40 air strikes in Ukraine, there are affected Ukrainians</text:span>
</text:h>
      <text:p text:style-name="P4">
Author: ['АРМІЯINFORM']</text:p>
      <text:p text:style-name="P4">
Time: 2023-06-05T20:00:00-04:00</text:p>
      <text:p text:style-name="P4">
Description: About the General Headquarters of the ZS Ukrainian. “The CHOTIRAST SHISTYETY RASE ... The war with Ukraine 2022, the war with Ukraine is the latest news today, the news war with Ukraine 2022 last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17" text:anchor-type="as-char" svg:width="6.9236in" svg:height="3.893007in" draw:z-index="0">
<draw:image xlink:href="../Images/AРМІЯINFORM/2023-06-05T20-00-00-04-00/raketnyj-udar.jpg" xlink:type="simple" xlink:show="embed" xlink:actuate="onLoad" draw:mime-type="image/jpeg"/>
</draw:frame>
Photo Illustrative <text:span text:style-name="T4">
 🔥 Situation on Russian invasion </text:span>
</text:p>
      <text:p text:style-name="P4">
About it <text:a xlink:type="simple" xlink:href="https://www.facebook.com/GeneralStaff.ua/posts/pfbid02yh9hXNrJEcfnCS7CYnmQ3E9KmFBvWBNVgB3oTbSgRghGmur4vTxR1jnyARoJzd3Yl" text:style-name="Internet_20_link" text:visited-style-name="Visited_20_Internet_20_Link">
reports</text:a>
The General Staff of the Armed Forces of Ukraine.</text:p>
      <text:p text:style-name="P4">
“Four hundred and sixty -seventh days of the large -scale armed aggression of the Russian Federation against our country have begun.</text:p>
      <text:p text:style-name="P4">
The Russian Federation, at the cost of heavy losses, continues to wage the invading war.</text:p>
      <text:p text:style-name="P4">
Last day, at night, the enemy applied winged air base missiles-101/X-555 and Iranian shock UAVs "Shahd". Forces and means of air commands, in cooperation with the air defense of other components of Ukraine's siloboropron, 4 out of 6 winged missiles X-101/X-555 and 6 out of 8 shock-shaped shots.</text:p>
      <text:p text:style-name="P4">
In total, during the last day, the enemy caused 14 missile and 40 aviation hazards, and carried out 51 shelling of rocket launchers on positions of troops and settlements. Unfortunately, there are victims among peacekeepers, private dwellings, educational establishments, other civilian infrastructure are damaged.</text:p>
      <text:p text:style-name="P4">
The likelihood of missile and aviation strikes throughout Ukraine is high, ”the message reads.</text:p>
      <text:p text:style-name="P4">
News Source: <text:a xlink:type="simple" xlink:href="https://armyinform.com.ua/2023/06/05/protyagom-mynuloyi-doby-okupanty-zavdaly-14-raketnyh-ta-40-aviaudariv-po-ukrayini-ye-postrazhdali-ukrayinczi/" text:style-name="Internet_20_link" text:visited-style-name="Visited_20_Internet_20_Link">
https://armyinform.com.ua/2023/06/05/protyagom-mynuloyi-doby-okupanty-zavdaly-14-raketnyh-ta-40-aviaudariv-po-ukrayini-ye-postrazhdali-ukrayinczi/</text:a>
</text:p>
      <!--NEWS-->
      <text:h text:style-name="P10" text:outline-level="1">
<text:span text:style-name="T4">
Defense forces 29 times reflected the attacks of the Russians</text:span>
</text:h>
      <text:p text:style-name="P4">
Author: ['АРМІЯINFORM']</text:p>
      <text:p text:style-name="P4">
Time: 2023-06-05T22:00:00-04:00</text:p>
      <text:p text:style-name="P4">
Description: Про це повідомляє Генеральний штаб ЗС України.    «Противник продовжує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204443_911282620171352_2187086283180535303_n.jpg" text:style-name="Internet_20_link" text:visited-style-name="Visited_20_Internet_20_Link">
352204443_911282620171352_2187086283180535303_n.jpg</text:a>
']</text:p>
      <text:p text:style-name="P4">
Tags: ['STOPRUSSIA', 'АГРЕСІЯ РФ', 'ВТОРГНЕННЯ РФ', 'ГЕНШТАБ ЗС УКРАЇНИ', 'ГШ ЗСУ']</text:p>
      <text:p text:style-name="P4">
Category: News</text:p>
      <!--METADATA-->
      <text:p text:style-name="P4">
<draw:frame draw:style-name="fr1" draw:name="Image18" text:anchor-type="as-char" svg:width="6.9236in" svg:height="4.615733in" draw:z-index="0">
<draw:image xlink:href="../Images/AРМІЯINFORM/2023-06-05T22-00-00-04-00/352204443_911282620171352_2187086283180535303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yh9hXNrJEcfnCS7CYnmQ3E9KmFBvWBNVgB3oTbSgRghGmur4vTxR1jnyARoJzd3Yl" text:style-name="Internet_20_link" text:visited-style-name="Visited_20_Internet_20_Link">
reports</text:a>
The General Staff of the Armed Forces of Ukraine.</text:p>
      <text:p text:style-name="P4">
“The enemy continues to focus the main efforts on the attempts of full occupation of the Luhansk and Donetsk regions. During the last day, 29 fighting occurred.</text:p>
      <text:p text:style-name="P4">
<text:span text:style-name="T4">
 In Volyn and Polissya directions </text:span>
 Operational situation without significant changes.</text:p>
      <text:p text:style-name="P4">
<text:span text:style-name="T4">
 In the Siversky and Slobozhansky directions </text:span>
 last day the enemy made an attempt to penetrate DRG through the State Border of Ukraine in the area of the inhabited greenhouse of the Zelena Kharkiv region, also - caused missile strokes in the districts of Vysovansk, Chuga and aviation strikes in the areas of Ivashka, Ogirkiv. Carried out mortar and artillery shelling of inhabited centers of Karpovichi of Chernihiv region; Znob-Novgorod, bars, Atin, Basivka, Yunakivka, Sadki, Miropillya, Turia, Grabovskoye, Oleksandrivka, Velikoparivka, Shevchenko of Sumy region, as well as Ivashki, Udi, Red Star, Geptivka, Krasne, Green, Old Tarits , Pletenivka, Vovchansk, Karachyna, Budarka and Chugunivka in Kharkiv region.</text:p>
      <text:p text:style-name="P4">
<text:span text:style-name="T4">
 In the Kupyansk direction </text:span>
 during the past day, the enemy of the vibrant offensive actions near the Novoselselovsk Luhansk region. Increasing the strike in the Sergiyivka district of Donetsk region. The enemy's artillery imminometric shelling was suffered by well, Krasne first, Figolivka, Novomlinsk, Dovgnyke, Kutkovka, two -year, Western, Kislivka, Kotlyarivka, Tabaivka, Berestovo, Kharkiv region and Novoselivska Luhansk region.</text:p>
      <text:p text:style-name="P4">
<text:span text:style-name="T4">
 In the Lyman direction </text:span>
 during the last day the enemy conducted unsuccessful successive actions in the area of Bigorivka of the Luhansk region. Makeevka, Nevskoye, Bigorivka, Luhansk region, Taverhn Kamyanskoye, Torke, controversial, Rozdolivka of Donetsk region, were artillery.<text:span text:style-name="T4">
 In the Avdeevsky direction </text:span>
 the opponent of offensive actions was not carried out. Awaiting blow in the Avdiivka area. He made artillery shelling of distinctive points of Avdiivka, Pervomaisk, Karlovka of Donetsk region.</text:p>
      <text:p text:style-name="P4">
<text:span text:style-name="T4">
 In the Mariinsky direction </text:span>
 our defenders repelled all the attacks of the enemy in the city of Marinka. At the same time, the enemy caused an aviation strike within this settlement. He made artillery shelling of populated points, Marinka, Victory of Donetsk region.</text:p>
      <text:p text:style-name="P4">
In the mineral direction, the enemy was fired by Village, Prychistivka and Novoukrainjudnetsk region.</text:p>
      <text:p text:style-name="P4">
<text:span text:style-name="T4">
 In the Zaporizhzhya and Kherson directions </text:span>
 the enemy continues the Valioron actions. Caused aviation blows in the areas of Novopol of Donetsk region, Olgivsky Zaporizhzhya region, Berislav and Vesele Kherson region. Artillery shelling of settlements Free Field, Green Field, Novopil, Teriivka of Donetsk region; Olgivske, Malynivka, Gulyaypole, Railway, Mala Tokmachka, Novoandriivka, Steppe and Kamiansk Zaporizhzhya region; Cossack, Tyaginka, Ivanivka, Dniprovske, Kizomis of Kherson region, the city of Kherson, ”the message reads.</text:p>
      <text:p text:style-name="P4">
News Source: <text:a xlink:type="simple" xlink:href="https://armyinform.com.ua/2023/06/05/syly-oborony-29-raziv-vidbyvaly-ataky-rosiyan/" text:style-name="Internet_20_link" text:visited-style-name="Visited_20_Internet_20_Link">
https://armyinform.com.ua/2023/06/05/syly-oborony-29-raziv-vidbyvaly-ataky-rosiyan/</text:a>
</text:p>
      <!--NEWS-->
      <text:h text:style-name="P10" text:outline-level="1">
<text:span text:style-name="T4">
Ukrainian defenders struck 3 occupiers' management points</text:span>
</text:h>
      <text:p text:style-name="P4">
Author: ['АРМІЯINFORM']</text:p>
      <text:p text:style-name="P4">
Time: 2023-06-05T24:00:00-04:00</text:p>
      <text:p text:style-name="P4">
Description: About the General Headquarters of the ZS Ukrainian. “PIDRODILI of missiles ... War with Ukraine 2022, war with Ukraine Latest news today, News War with Ukraine 2022 Last for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6/351136929_265092666053942_1948084145810262420_n.jpg" text:style-name="Internet_20_link" text:visited-style-name="Visited_20_Internet_20_Link">
351136929_265092666053942_1948084145810262420_n.jpg</text:a>
']</text:p>
      <text:p text:style-name="P4">
Tags: ['STOPRUSSIA', 'АГРЕСІЯ РФ', 'ВТОРГНЕННЯ РФ', 'ГШ ЗСУ', 'ХРОНІКА ОБОРОНИ']</text:p>
      <text:p text:style-name="P4">
Category: News</text:p>
      <!--METADATA-->
      <text:p text:style-name="P4">
<draw:frame draw:style-name="fr1" draw:name="Image19" text:anchor-type="as-char" svg:width="6.9236in" svg:height="3.375255in" draw:z-index="0">
<draw:image xlink:href="../Images/AРМІЯINFORM/2023-06-05T24-00-00-04-00/351136929_265092666053942_1948084145810262420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yh9hXNrJEcfnCS7CYnmQ3E9KmFBvWBNVgB3oTbSgRghGmur4vTxR1jnyARoJzd3Yl" text:style-name="Internet_20_link" text:visited-style-name="Visited_20_Internet_20_Link">
reports</text:a>
The General Staff of the Armed Forces of Ukraine.</text:p>
      <text:p text:style-name="P4">
"The missile troops and artillery units were struck by 3 points, 2 areas of weapons and military equipment, 4 warehouses, 2 anti-aircraft missile complexes and 4 enemy radio stations," the statement said.</text:p>
      <text:p text:style-name="P4">
The General Staff also informed that the Russians continue to concentrate the main stations on attempts to fully occupy the Luhansk and Donetsk regions. There were 29 fighting collisions over the day.</text:p>
      <text:p text:style-name="P4">
News Source: <text:a xlink:type="simple" xlink:href="https://armyinform.com.ua/2023/06/05/ukrayinski-zahysnyky-urazyly-3-punkty-upravlinnya-okupantiv/" text:style-name="Internet_20_link" text:visited-style-name="Visited_20_Internet_20_Link">
https://armyinform.com.ua/2023/06/05/ukrayinski-zahysnyky-urazyly-3-punkty-upravlinnya-okupantiv/</text:a>
</text:p>
      <!--NEWS-->
      <text:h text:style-name="P10" text:outline-level="1">
<text:span text:style-name="T4">
“At least they would say goodbye to the Maidan. Buried like a dog ” - the intercepting GUR</text:span>
</text:h>
      <text:p text:style-name="P4">
Author: ['АРМІЯINFORM']</text:p>
      <text:p text:style-name="P4">
Time: 2023-06-05T26:00:00-04:00</text:p>
      <text:p text:style-name="P4">
Description: https://youtu.be/jzkfv9r_a7w?t=74 Golovna managed by the Rosvіdi of the Mini Construction of the defense ... War with Ukraine 2022, War with Ukraine Latest News today, News War with Ukraine 2022 Last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p>
      <text:p text:style-name="P4">
Tags: []</text:p>
      <text:p text:style-name="P4">
Category: News</text:p>
      <!--METADATA-->
      <text:p text:style-name="P4">
Main Directorate of Intelligence of the Ministry of Defense of Ukraine <text:a xlink:type="simple" xlink:href="https://gur.gov.ua/content/khot-by-daly-na-ploshchady-prostytsia-pokhoronyly-kak-sobaku.html" text:style-name="Internet_20_link" text:visited-style-name="Visited_20_Internet_20_Link">
Publicated</text:a>
The new interception of the conversation, where the Russian occupier discusses his wife with his wife, the burial of the Wagner PEC member.</text:p>
      <text:p text:style-name="P4">
“Here he was buried, now. Well, why did they be buried in the priests? He was brought directly to the cemetery, though they were given to say goodbye on the square. They were buried as a companion, ”says the occupier's wife about the attitude towards the liquidated member of the Wagner.</text:p>
      <text:p text:style-name="P4">
News Source: <text:a xlink:type="simple" xlink:href="https://armyinform.com.ua/2023/06/05/hoch-by-daly-na-majdani-poproshhatysya-pohovaly-yak-sobaku-perehoplennya-gur/" text:style-name="Internet_20_link" text:visited-style-name="Visited_20_Internet_20_Link">
https://armyinform.com.ua/2023/06/05/hoch-by-daly-na-majdani-poproshhatysya-pohovaly-yak-sobaku-perehoplennya-gur/</text:a>
</text:p>
      <!--NEWS-->
      <text:h text:style-name="P10" text:outline-level="1">
<text:span text:style-name="T4">
Army Yaroslav Maguchikh won the tournament in the Netherlands</text:span>
</text:h>
      <text:p text:style-name="P4">
Author: ['АРМІЯINFORM']</text:p>
      <text:p text:style-name="P4">
Time: 2023-06-05T28:00:00-04:00</text:p>
      <text:p text:style-name="P4">
Description: At the Tournir Continental Gold Tour on FBK Games, the sectors of Stribkiv has an Armica Tosit ... The war with Ukraine 2022, the war with Ukraine is the latest news today, the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aad28132038d283d28b7798bd0f104e4.webp" text:style-name="Internet_20_link" text:visited-style-name="Visited_20_Internet_20_Link">
aad28132038d283d28b7798bd0f104e4.webp</text:a>
']</text:p>
      <text:p text:style-name="P4">
Tags: ['АРМІЙСЬКІ СПОРТСМЕНКИ', 'ЯРОСЛАВА МАГУЧІХ']</text:p>
      <text:p text:style-name="P4">
Category: News</text:p>
      <!--METADATA-->
      <text:p text:style-name="P4">
<draw:frame draw:style-name="fr1" draw:name="Image20" text:anchor-type="as-char" svg:width="6.9236in" svg:height="4.144053in" draw:z-index="0">
<draw:image xlink:href="../ConvertedIMGs/AРМІЯINFORM/2023-06-05T28-00-00-04-00/aad28132038d283d28b7798bd0f104e4.png" xlink:type="simple" xlink:show="embed" xlink:actuate="onLoad" draw:mime-type="image/png"/>
</draw:frame>
At the Continental Gold Tour tournament at FBK Games in the jumping sector in the high -level Yaroslav Maguchikh won a gold medal.</text:p>
      <text:p text:style-name="P4">
Yaroslav won with a result of 200 cm, she took this height on his first attempt. Our army won the third tournament out of three this season.</text:p>
      <text:p text:style-name="P4">
By the way, 3 athletes - Yaroslav Maguchikh, Irina Gerashchenko and Yulia Levchenko represented in the height of Ukraine.</text:p>
      <text:p text:style-name="P4">
Irina Gerashchenko with the personal record of the season, 193 cm, became the second. Yulialevchenko also set the best personal record this season - 190 SMTA became the fourth at this tournament, giving way to the third place in the number of a span.</text:p>
      <text:p text:style-name="P4">
News Source: <text:a xlink:type="simple" xlink:href="https://armyinform.com.ua/2023/06/05/armijka-yaroslava-maguchih-zdobula-peremogu-na-turniri-u-niderlandah/" text:style-name="Internet_20_link" text:visited-style-name="Visited_20_Internet_20_Link">
https://armyinform.com.ua/2023/06/05/armijka-yaroslava-maguchih-zdobula-peremogu-na-turniri-u-niderlandah/</text:a>
</text:p>
      <!--NEWS-->
      <text:h text:style-name="P10" text:outline-level="1">
<text:span text:style-name="T4">
There are signs that the occupiers are morally exhausted by the expectations of the Ukrainian counter -offensive - Natalia Humeniuk</text:span>
</text:h>
      <text:p text:style-name="P4">
Author: ['Оксана Іванець']</text:p>
      <text:p text:style-name="P4">
Time: 2023-06-05T30:00:00-04:00</text:p>
      <text:p text:style-name="P4">
Description: It’s a pity, the vigor of the vicoristovati tactics of NICHIC attacks. Sogodni Vnochi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3-nataliya-gumenyuk.jpg" text:style-name="Internet_20_link" text:visited-style-name="Visited_20_Internet_20_Link">
3-nataliya-gumenyuk.jpg</text:a>
']</text:p>
      <text:p text:style-name="P4">
Tags: ['ВТОРГНЕННЯ РФ', 'ЄДИНІ НОВИНИ', 'КІНБУРНСЬКА КОСА', 'КОНТРНАСТУП', 'МИКОЛАЇВ', 'НАТАЛІЯ ГУМЕНЮК', 'ОЧАКІВ', 'ХЕРСОН']</text:p>
      <text:p text:style-name="P4">
Category: News</text:p>
      <!--METADATA-->
      <text:p text:style-name="P4">
<draw:frame draw:style-name="fr1" draw:name="Image21" text:anchor-type="as-char" svg:width="6.9236in" svg:height="4.483031in" draw:z-index="0">
<draw:image xlink:href="../Images/AРМІЯINFORM/2023-06-05T30-00-00-04-00/3-nataliya-gumenyuk.jpg" xlink:type="simple" xlink:show="embed" xlink:actuate="onLoad" draw:mime-type="image/jpeg"/>
</draw:frame>
Unfortunately, the enemy continues to use the terrorist tactics of night attacks. Today, the invaders have struck a powerful blow to residential quarters of Khersonaz mortars and incendiary shells. Natalia Humeniuk, the head of the united coordination press center of Ukraine's Defense Forces of Ukraine, reported this in the Etheri of the Teleterna "Yudinovina". The information about the victims did not receive.</text:p>
      <text:p text:style-name="P4">
In addition, according to the speaker, Russian terrorists are fired at the Nikolaev region, trying to prevent it from grain.</text:p>
      <ul>
        <li>
They adhere to their tactics, at least once a day firing nuggets. From time to time, they resort to shelling of the Ochakiv and Kutsurub community of the Kinsburne braid.</li>
      </ul>
      <text:p text:style-name="P4">
According to Natalia Humeniuk, the invaders resort to tactics of covering local positions, arming directly in private courtyards.</text:p>
      <ul>
        <li>
They work out for targets, and then leave the terrain quickly, as they understand that such a trip can become a "whitewriter" - our strength and defense is chatting for terrorists, - the speaker notes.</li>
      </ul>
      <text:p text:style-name="P4">
Also, the head of the united coordination press center of the Defense Forces of South Ukraine emphasized that there are signs that the occupiers are morally exhausted by the expectation of the Ukrainian counter -offensive.</text:p>
      <ul>
        <li>
The racists do not know in which direction our counter -offensive will take place and keep450 km of front at the site of our responsibility in constant tension. In addition, the occupiers cause serious excitement that our actions and propaganda to the deep rear in the Crimea. We constantly observe their maneuvers - Russian are nervous and do not remain in one particular place, and also constantly strengthen defensive structures, in some cases resorting. It all speaks of their moral and psychological loosening.</li>
      </ul>
      <text:p text:style-name="P4">
News Source: <text:a xlink:type="simple" xlink:href="https://armyinform.com.ua/2023/06/05/ye-oznaky-togo-shho-okupanty-moralno-vysnazheni-ochikuvannyam-ukrayinskogo-kontrnastupu-gumenyuk/" text:style-name="Internet_20_link" text:visited-style-name="Visited_20_Internet_20_Link">
https://armyinform.com.ua/2023/06/05/ye-oznaky-togo-shho-okupanty-moralno-vysnazheni-ochikuvannyam-ukrayinskogo-kontrnastupu-gumenyuk/</text:a>
</text:p>
      <!--NEWS-->
      <text:h text:style-name="P10" text:outline-level="1">
<text:span text:style-name="T4">
Ukrainian chaplains passed two -week training in the British Army</text:span>
</text:h>
      <text:p text:style-name="P4">
Author: ['АРМІЯINFORM']</text:p>
      <text:p text:style-name="P4">
Time: 2023-06-05T32:00:00-04:00</text:p>
      <text:p text:style-name="P4">
Description: Ten Ukrainian Vіsikovikh Kaplaniv went to the Dvotizhnev Pіdgotovka Zi -Mohim ... War with Ukraine 2022, War with Ukraine Latest News today, News War with Ukraine 2022 The last to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kapelany.jpg" text:style-name="Internet_20_link" text:visited-style-name="Visited_20_Internet_20_Link">
kapelany.jpg</text:a>
']</text:p>
      <text:p text:style-name="P4">
Tags: ['ДОПОМОГА ПАРТНЕРІВ', 'КАПЕЛАНИ', 'СВІТ ПІДТРИМУЄ УКРАЇНУ', 'УКРАЇНА - ВЕЛИКА БРИТАНІЯ']</text:p>
      <text:p text:style-name="P4">
Category: News</text:p>
      <!--METADATA-->
      <text:p text:style-name="P4">
<draw:frame draw:style-name="fr1" draw:name="Image22" text:anchor-type="as-char" svg:width="6.9236in" svg:height="3.894525in" draw:z-index="0">
<draw:image xlink:href="../Images/AРМІЯINFORM/2023-06-05T32-00-00-04-00/kapelany.jpg" xlink:type="simple" xlink:show="embed" xlink:actuate="onLoad" draw:mime-type="image/jpeg"/>
</draw:frame>
Ten Ukrainian military chaplains have undergone a two -week preparation by the Zivova British colleagues in their first course.</text:p>
      <text:p text:style-name="P4">
This is stated in <text:a xlink:type="simple" xlink:href="https://www.gov.uk/government/news/ukrainian-military-chaplains-receive-training-from-british-army" text:style-name="Internet_20_link" text:visited-style-name="Visited_20_Internet_20_Link">
message</text:a>
British government.</text:p>
      <text:p text:style-name="P4">
Over the past two weeks, Ukrainian chaplains have been attached to the Britain's Royal Army Department to find out more about pastoral care, spiritual support and moral leadership during military personnel, as well as the post -war recovery period.</text:p>
      <text:p text:style-name="P4">
Now they will go to Russia's front in the war with Ukraine, where their task will lead to inspire hope and restore the spirit as the troops are fighting the return of the sovereign territory of Ukraine.</text:p>
      <text:p text:style-name="P4">
A course developed by the British military chaplains and supported by the UK armed units within <text:a xlink:type="simple" xlink:href="https://armyinform.com.ua/2019/11/19/brytanski-instruktory-navchayut-ukrayinskyh-pihotyncziv-za-programoyu-orbital/" text:style-name="Internet_20_link" text:visited-style-name="Visited_20_Internet_20_Link">
Orbital Operation</text:a>
, appeared in response to the Questionnaire of Ukraine, aimed at equipping the participants with religious tapractical resources necessary to support the staff through the most complex operations - from severe loss and to mental health problems.</text:p>
      <text:p text:style-name="P4">
“For me, it was the biggest privilege to work with our Ukrainian partners to develop an understanding of chaplains in high -intensity. Together, we looked at the central place of moral component power and the role of chaplains in its observation and support. They were able to teach us the same way as we were able to teach them. The ability to provide pastoral care, spiritual support and moral leadership has made a critical capacity for Ukrainian commanders. These ten capealities responded to the call of their people; They are no longer just our international partners, they are our colleagues and friends. I pray that God bless, protect and direct them after returning to Ukraine, ”said Reverend Michael Parker.</text:p>
      <text:p text:style-name="P4">
Much of the program was devoted to chaplaincy in an operational context, while the participants supported the Ukrainian military, who are currently undergoing a willow training in Viltshire in the framework of training of Ukrainian recruits, which is being carried out by the United Kingdom.</text:p>
      <text:p text:style-name="P4">
News Source: <text:a xlink:type="simple" xlink:href="https://armyinform.com.ua/2023/06/05/ukrayinski-kapelany-projshly-dvotyzhnevi-navchannya-u-brytanskij-armiyi/" text:style-name="Internet_20_link" text:visited-style-name="Visited_20_Internet_20_Link">
https://armyinform.com.ua/2023/06/05/ukrayinski-kapelany-projshly-dvotyzhnevi-navchannya-u-brytanskij-armiyi/</text:a>
</text:p>
      <!--NEWS-->
      <text:h text:style-name="P10" text:outline-level="1">
<text:span text:style-name="T4">
Lithuania announced a new support package for Ukraine</text:span>
</text:h>
      <text:p text:style-name="P4">
Author: ['АРМІЯINFORM']</text:p>
      <text:p text:style-name="P4">
Time: 2023-06-05T34:00:00-04:00</text:p>
      <text:p text:style-name="P4">
Description: Ministra of the National Defense of Litvy Arvidas Anushauskas Vodimiv, Sho Lithuania Gotu Nov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3a73bb9a0126.jpeg" text:style-name="Internet_20_link" text:visited-style-name="Visited_20_Internet_20_Link">
63a73bb9a0126.jpeg</text:a>
']</text:p>
      <text:p text:style-name="P4">
Tags: ['ВІЙСЬКОВА ДОПОМОГА УКРАЇНІ', 'ЛИТВА']</text:p>
      <text:p text:style-name="P4">
Category: News</text:p>
      <!--METADATA-->
      <text:p text:style-name="P4">
<draw:frame draw:style-name="fr1" draw:name="Image23" text:anchor-type="as-char" svg:width="6.9236in" svg:height="4.32725in" draw:z-index="0">
<draw:image xlink:href="../Images/AРМІЯINFORM/2023-06-05T34-00-00-04-00/63a73bb9a0126.jpeg" xlink:type="simple" xlink:show="embed" xlink:actuate="onLoad" draw:mime-type="image/jpeg"/>
</draw:frame>
Lithuanian National Defense Minister Arvidas Anushauskas said Lithuania is being prepared by a new support for Ukraine.</text:p>
      <text:p text:style-name="P4">
He <text:a xlink:type="simple" xlink:href="https://twitter.com/a_anusauskas/status/1665293225165303809" text:style-name="Internet_20_link" text:visited-style-name="Visited_20_Internet_20_Link">
reported</text:a>
Twitter.</text:p>
      <text:p text:style-name="P4">
"Millions of units of ammunition, antirons ... Two weeks, after meeting, Ramstein, we will declare more information about supporting the fighting," the message goes.</text:p>
      <text:p text:style-name="P4">
Earlier, the First Deputy Minister of Defense of Ukraine Lieutenant General Oleksandrpavlyuk <text:a xlink:type="simple" xlink:href="https://armyinform.com.ua/2023/03/10/lytva-nadala-ukrayini-vijskovu-dopomogu-na-sumu-ponad-400-mln-yevro-oleksandr-pavlyuk/" text:style-name="Internet_20_link" text:visited-style-name="Visited_20_Internet_20_Link">
reported</text:a>
Already provided military assistance to Ukraine for more than 400 million euros.</text:p>
      <text:p text:style-name="P4">
News Source: <text:a xlink:type="simple" xlink:href="https://armyinform.com.ua/2023/06/05/lytva-anonsuvala-novyj-paket-pidtrymky-dlya-ukrayiny/" text:style-name="Internet_20_link" text:visited-style-name="Visited_20_Internet_20_Link">
https://armyinform.com.ua/2023/06/05/lytva-anonsuvala-novyj-paket-pidtrymky-dlya-ukrayiny/</text:a>
</text:p>
      <!--NEWS-->
      <text:h text:style-name="P10" text:outline-level="1">
<text:span text:style-name="T4">
The Armed Forces warn: The enemy plans to disseminate false information about counter -offensive</text:span>
</text:h>
      <text:p text:style-name="P4">
Author: ['АРМІЯINFORM']</text:p>
      <text:p text:style-name="P4">
Time: 2023-06-05T36:00:00-04:00</text:p>
      <text:p text:style-name="P4">
Description: Rosіyskі Purapnikiyinі, Active of their izhormati-psychologiy Opeis, War with Ukraine 2022, War with Ukraine Latest News today, News War with Ukraine 2022 Last for Ukraine and Russia and when,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image-2.jpg" text:style-name="Internet_20_link" text:visited-style-name="Visited_20_Internet_20_Link">
image-2.jpg</text:a>
']</text:p>
      <text:p text:style-name="P4">
Tags: ['STOPRUSSIA', 'ВТОРГНЕННЯ РФ', 'РОСІЙСЬКІ ФЕЙКИ', 'УПРАВЛІННЯ СТРАТКОМУ']</text:p>
      <text:p text:style-name="P4">
Category: News</text:p>
      <!--METADATA-->
      <text:p text:style-name="P4">
<draw:frame draw:style-name="fr1" draw:name="Image24" text:anchor-type="as-char" svg:width="6.9236in" svg:height="3.894525in" draw:z-index="0">
<draw:image xlink:href="../Images/AРМІЯINFORM/2023-06-05T36-00-00-04-00/image-2.jpg" xlink:type="simple" xlink:show="embed" xlink:actuate="onLoad" draw:mime-type="image/jpeg"/>
</draw:frame>
Illustrative photo</text:p>
      <text:p text:style-name="P4">
Russian occupation troops activate their information and psychological operations in order to disperse fakes about counter-offensive on social networks. For this purpose, old photos and videos about lined equipment, dead and prisoners have already been prepared.</text:p>
      <text:p text:style-name="P4">
About it in <text:a xlink:type="simple" xlink:href="https://t.me/AFUStratCom/18278" text:style-name="Internet_20_link" text:visited-style-name="Visited_20_Internet_20_Link">
telegrams</text:a>
Informs the Department of Strategic Communications of the Armed Forces of Ukraine.</text:p>
      <text:p text:style-name="P4">
“On Russian telegrams and social networks, it is planned to strengthen the miserable information about unreliable information about the fighting of the Armed Forces of Ukraine. And their own forms. In order to demoralize Ukrainians and mislead the community(In particular, the population)Russian propagandists will disseminate information about the counter -offensive, its directions and losses of Ukrainian. Even if there is no counter -offensive. For this purpose, old videos are prepared photos that show the trimmed equipment, dead and captives. And also other financial materials, ”the message reads.</text:p>
      <text:p text:style-name="P4">
<text:span text:style-name="T4">
 Relevant information can only be obtained in the operational erection of the Armed Forces Heline General Headquarters, Strategic Communications Structures and from the defined defense and Armed Forces of Ukraine. </text:span>
 **</text:p>
      <text:p text:style-name="P4">
We remind, according to the Deputy Minister of Defense of Ukraine <text:a xlink:type="simple" xlink:href="https://armyinform.com.ua/2023/06/04/plany-lyublyat-tyshu-minoborony-ne-ogoloshuvatyme-pro-pochatok-kontrnastupu/" text:style-name="Internet_20_link" text:visited-style-name="Visited_20_Internet_20_Link">
Hannimar</text:a>
, there will be no announcement of the start of the contrast.</text:p>
      <text:p text:style-name="P4">
“Plans love silence. There will be no announcement, ”she said.</text:p>
      <text:p text:style-name="P4">
News Source: <text:a xlink:type="simple" xlink:href="https://armyinform.com.ua/2023/06/05/zsu-poperedzhayut-vorog-planuye-poshyryuvaty-nedostovirnu-informacziyu-pro-kontrnastup/" text:style-name="Internet_20_link" text:visited-style-name="Visited_20_Internet_20_Link">
https://armyinform.com.ua/2023/06/05/zsu-poperedzhayut-vorog-planuye-poshyryuvaty-nedostovirnu-informacziyu-pro-kontrnastup/</text:a>
</text:p>
      <!--NEWS-->
      <text:h text:style-name="P10" text:outline-level="1">
<text:span text:style-name="T4">
Aviation and 72 Explosive items neutralized pyrotechnics per day</text:span>
</text:h>
      <text:p text:style-name="P4">
Author: ['АРМІЯINFORM']</text:p>
      <text:p text:style-name="P4">
Time: 2023-06-05T38:00:00-04:00</text:p>
      <text:p text:style-name="P4">
Description: The last minute of the Kirotechnici Pilled Service of Ukraine was Zvozvichah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rozminuvannya.jpg" text:style-name="Internet_20_link" text:visited-style-name="Visited_20_Internet_20_Link">
rozminuvannya.jpg</text:a>
', '<text:a xlink:type="simple" xlink:href="https://armyinform.com.ua/wp-content/uploads/2023/06/b82ed345-8528-4c93-8f5a-7d6387999da7.jpg" text:style-name="Internet_20_link" text:visited-style-name="Visited_20_Internet_20_Link">
b82ed345-8528-4c93-8f5a-7d6387999da7.jpg</text:a>
']</text:p>
      <text:p text:style-name="P4">
Tags: ['АГРЕСІЯ РФ', 'ВТОРГНЕННЯ РФ', 'ДСНС УКРАЇНИ', 'РОЗМІНУВАННЯ']</text:p>
      <text:p text:style-name="P4">
Category: News</text:p>
      <!--METADATA-->
      <text:p text:style-name="P4">
<draw:frame draw:style-name="fr1" draw:name="Image25" text:anchor-type="as-char" svg:width="6.9236in" svg:height="3.89773in" draw:z-index="0">
<draw:image xlink:href="../Images/AРМІЯINFORM/2023-06-05T38-00-00-04-00/rozminuvannya.jpg" xlink:type="simple" xlink:show="embed" xlink:actuate="onLoad" draw:mime-type="image/jpeg"/>
</draw:frame>
Illustrative photo</text:p>
      <text:p text:style-name="P4">
During the last day, the pyrotechnic units of the State Service of Ukraine of Uncertain Situations <text:span text:style-name="T4">
 34 times </text:span>
 were involved in the completion of the tasks.</text:p>
      <text:p text:style-name="P4">
About it <text:a xlink:type="simple" xlink:href="https://dsns.gov.ua/uk/news/nadzvicaini-podiyi/operativna-informaciia-shhodo-roboti-pirotexnicnix-pidrozdiliv-dsns-ukrayini-63" text:style-name="Internet_20_link" text:visited-style-name="Visited_20_Internet_20_Link">
reports</text:a>
SESU of Ukraine.</text:p>
      <text:p text:style-name="P4">
Pyrotechnical units revealed, seized and disposed of <text:span text:style-name="T4">
 72 exclusive objects </text:span>
, including 1 aviation bomb. The territory of 3,74 hectares was examined.</text:p>
      <text:p text:style-name="P4">
Most often pyrotechnic units worked: in the Kharkiv region 18 822 times, Kyiv region - 7 864, Donetsk region - 5 652, Mykolaiv region - 5 064, Kherson region - 5 312, Chernihiv region - 4 664, Sumy - 2 138, Cherkasy region - 1 111.</text:p>
      <text:p text:style-name="P4">
In total, since the beginning of a large -scale military invasion of the Russian Federation of Ukraine, 396 484 explosive objects and 2 891 kg of explosive substances, in particular 2 975 aviation bombs, have been disposed of. About 88 thousand 399 hectares were surveyed.</text:p>
      <text:p text:style-name="P4">
<draw:frame draw:style-name="fr1" draw:name="Image26" text:anchor-type="as-char" svg:width="6.9236in" svg:height="8.6545in" draw:z-index="0">
<draw:image xlink:href="../Images/AРМІЯINFORM/2023-06-05T38-00-00-04-00/b82ed345-8528-4c93-8f5a-7d6387999da7.jpg" xlink:type="simple" xlink:show="embed" xlink:actuate="onLoad" draw:mime-type="image/jpeg"/>
</draw:frame>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05/aviabombu-i-72-vybuhonebezpechnyh-predmety-zneshkodyly-pirotehniky-za-dobu/" text:style-name="Internet_20_link" text:visited-style-name="Visited_20_Internet_20_Link">
https://armyinform.com.ua/2023/06/05/aviabombu-i-72-vybuhonebezpechnyh-predmety-zneshkodyly-pirotehniky-za-dobu/</text:a>
</text:p>
      <!--NEWS-->
      <text:h text:style-name="P10" text:outline-level="1">
<text:span text:style-name="T4">
134 settlements fired Rosarmia for the past day</text:span>
</text:h>
      <text:p text:style-name="P4">
Author: ['АРМІЯINFORM']</text:p>
      <text:p text:style-name="P4">
Time: 2023-06-05T40: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photo_5470050140820719516_y.jpg" text:style-name="Internet_20_link" text:visited-style-name="Visited_20_Internet_20_Link">
photo_5470050140820719516_y.jpg</text:a>
']</text:p>
      <text:p text:style-name="P4">
Tags: ['STOPRUSSIA', 'АГРЕСІЯ РФ', 'ВТОРГНЕННЯ РФ', 'ХАРКІВСЬКИЙ ТРИБУНАЛ']</text:p>
      <text:p text:style-name="P4">
Category: News</text:p>
      <!--METADATA-->
      <text:p text:style-name="P4">
<draw:frame draw:style-name="fr1" draw:name="Image27" text:anchor-type="as-char" svg:width="6.9236in" svg:height="4.523786in" draw:z-index="0">
<draw:image xlink:href="../Images/AРМІЯINFORM/2023-06-05T40-00-00-04-00/photo_5470050140820719516_y.jpg" xlink:type="simple" xlink:show="embed" xlink:actuate="onLoad" draw:mime-type="image/jpeg"/>
</draw:frame>
During the last day, Russian troops fired at the territory of 9 regions of Ukraine.</text:p>
      <text:p text:style-name="P4">
About it <text:a xlink:type="simple" xlink:href="https://t.me/militarymediacenter/2134" text:style-name="Internet_20_link" text:visited-style-name="Visited_20_Internet_20_Link">
reports</text:a>
Military Mediacenter.</text:p>
      <text:p text:style-name="P4">
From different types of weapons(mortars, tanks, artillery, RSZV, SCR, UAV, tactical aviation)134 settlements and 90 civilians of infrastructure were fired.</text:p>
      <text:p text:style-name="P4">
There are killed and injured among civilians, the number of victims is clarified.</text:p>
      <text:p text:style-name="P4">
News Source: <text:a xlink:type="simple" xlink:href="https://armyinform.com.ua/2023/06/05/134-naselenyh-punkty-obstrilyala-rosarmiya-za-mynulu-dobu-2/" text:style-name="Internet_20_link" text:visited-style-name="Visited_20_Internet_20_Link">
https://armyinform.com.ua/2023/06/05/134-naselenyh-punkty-obstrilyala-rosarmiya-za-mynulu-dobu-2/</text:a>
</text:p>
      <!--NEWS-->
      <text:h text:style-name="P10" text:outline-level="1">
<text:span text:style-name="T4">
Life imprisonment is threatened by FSB agents who have been spying on "decision -making centers" in the regions of Ukraine</text:span>
</text:h>
      <text:p text:style-name="P4">
Author: ['АРМІЯINFORM']</text:p>
      <text:p text:style-name="P4">
Time: 2023-06-05T42:00:00-04:00</text:p>
      <text:p text:style-name="P4">
Description: Zneshkojeno “Legend” by the Cruary of the FSB agent, Yaki were spying on “centers of the RISHSHENS of RISHEN” ... War with Ukraine 2022, war with Ukraine Latest news today, News War with Ukraine 2022 are the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9/2022-09-12-koryguvalnyka-vognyu-po-pozycziyah-zsu-zasudzheno-do-15-rokiv.png" text:style-name="Internet_20_link" text:visited-style-name="Visited_20_Internet_20_Link">
2022-09-12-koryguvalnyka-vognyu-po-pozycziyah-zsu-zasudzheno-do-15-rokiv.png</text:a>
']</text:p>
      <text:p text:style-name="P4">
Tags: ['АГЕНТ РФ', 'СБУ']</text:p>
      <text:p text:style-name="P4">
Category: News</text:p>
      <!--METADATA-->
      <text:p text:style-name="P4">
<draw:frame draw:style-name="fr1" draw:name="Image28" text:anchor-type="as-char" svg:width="6.9236in" svg:height="3.606042in" draw:z-index="0">
<draw:image xlink:href="../Images/AРМІЯINFORM/2023-06-05T42-00-00-04-00/2022-09-12-koryguvalnyka-vognyu-po-pozycziyah-zsu-zasudzheno-do-15-rokiv.png" xlink:type="simple" xlink:show="embed" xlink:actuate="onLoad" draw:mime-type="image/png"/>
</draw:frame>
The "legend" group of FSB agents, who spied on "decision -making" in three regions of Ukraine, was disposed of and the identity of their Russian "curator" was installed.</text:p>
      <text:p text:style-name="P4">
About it <text:a xlink:type="simple" xlink:href="https://ssu.gov.ua/novyny/sbu-zneshkodyla-lehendovanu-hrupu-ahentiv-fsb-yaki-shpyhuvaly-za-tsentramy-pryiniattia-rishen-u-trokh-rehionakh-ukrainy" text:style-name="Internet_20_link" text:visited-style-name="Visited_20_Internet_20_Link">
reports</text:a>
Security Service of Ukraine.</text:p>
      <text:p text:style-name="P4">
The attackers gathered intelligence on locations, weapons and personnel of siloboron in the central and southern part of Ukraine. For each task completed Russian agents received from the aggressor up to $ 550. on your own cards. Sumailed from the urgency and quality of the work done.</text:p>
      <text:p text:style-name="P4">
Yes, <text:span text:style-name="T4">
 in Vinnytsia region </text:span>
 a local resident was detained who tried to determine the coordinates of the Air Force Command Headquarters and National Guard units.</text:p>
      <text:p text:style-name="P4">
<text:span text:style-name="T4">
 In the Dnipropetrovsk region </text:span>
 the FSB agent with the thunder was exposed. Another its task was to obtain evacuation plans and schemes of buildings of local defense forces, including the SBU.</text:p>
      <text:p text:style-name="P4">
<text:span text:style-name="T4">
 In Odessa </text:span>
 a participant of the Russian agent network was detained, which was released by panel for movement through the city in the curfew and for checkpoints.</text:p>
      <text:p text:style-name="P4">
He also had to identify the GPS coordinates of military sites in the regional center. To do this, he went around the terrain and made special labels with electronic maps.</text:p>
      <text:p text:style-name="P4">
The SBU noted that the traitors are now in custody. They are threatened with adventurous imprisonment.</text:p>
      <text:p text:style-name="P4">
News Source: <text:a xlink:type="simple" xlink:href="https://armyinform.com.ua/2023/06/05/dovichne-uvyaznennya-zagrozhuye-agentam-fsb-yaki-shpyguvaly-za-czentramy-pryjnyattya-rishen-u-regionah-ukrayiny/" text:style-name="Internet_20_link" text:visited-style-name="Visited_20_Internet_20_Link">
https://armyinform.com.ua/2023/06/05/dovichne-uvyaznennya-zagrozhuye-agentam-fsb-yaki-shpyguvaly-za-czentramy-pryjnyattya-rishen-u-regionah-ukrayiny/</text:a>
</text:p>
      <!--NEWS-->
      <text:h text:style-name="P10" text:outline-level="1">
<text:span text:style-name="T4">
In a day more than 60 times rescuers went to eliminate the consequences of enemy shelling</text:span>
</text:h>
      <text:p text:style-name="P4">
Author: ['АРМІЯINFORM']</text:p>
      <text:p text:style-name="P4">
Time: 2023-06-05T44:00:00-04:00</text:p>
      <text:p text:style-name="P4">
Description: The long -term service of the Ukrainian sino of Oskvichy, the war with Ukraine 2022, the war with Ukraine, the latest news today, the news with Ukraine 2022, the last ones for today, will there be a war between Ukraine and Russia and when,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01/ryatuvalnyky.jpg" text:style-name="Internet_20_link" text:visited-style-name="Visited_20_Internet_20_Link">
ryatuvalnyky.jpg</text:a>
']</text:p>
      <text:p text:style-name="P4">
Tags: ['ДСНС УКРАЇНИ', 'ЛІКВІДАЦІЯ НАСЛІДКІВ ВОРОЖИХ ОБСТРІЛІВ', 'РЯТУВАЛЬНИКИ']</text:p>
      <text:p text:style-name="P4">
Category: News</text:p>
      <!--METADATA-->
      <text:p text:style-name="P4">
<draw:frame draw:style-name="fr1" draw:name="Image29" text:anchor-type="as-char" svg:width="6.9236in" svg:height="3.894525in" draw:z-index="0">
<draw:image xlink:href="../Images/AРМІЯINFORM/2023-06-05T44-00-00-04-00/ryatuvalnyky.jpg" xlink:type="simple" xlink:show="embed" xlink:actuate="onLoad" draw:mime-type="image/jpeg"/>
</draw:frame>
During the last day, the State Service of Ukraine for Extraordinary Situation made 68 trips to eliminate the consequences of shelling by occupiers and infrastructure.</text:p>
      <text:p text:style-name="P4">
About it <text:a xlink:type="simple" xlink:href="https://dsns.gov.ua/uk/news/nadzvicaini-podiyi/operativna-informaciia-dsns-shhodo-naslidkiv-vedennia-boiovix-dii-rosiiskoiu-federacijeiu-178" text:style-name="Internet_20_link" text:visited-style-name="Visited_20_Internet_20_Link">
reports</text:a>
SES of Ukraine.</text:p>
      <text:p text:style-name="P4">
10 fires were eliminated. Psychological assistance was provided to 288 people.</text:p>
      <text:p text:style-name="P4">
Since the beginning of large -scale aggression of Russia, the units of the SES of Ukraine made 97 878 trips to eliminate the consequences of shelling, 14,811 fires have been liquidated, 4 106 persons were rescued, 217 066 were provided psychological assistance.</text:p>
      <text:p text:style-name="P4">
News Source: <text:a xlink:type="simple" xlink:href="https://armyinform.com.ua/2023/06/05/za-dobu-ponad-60-raziv-ryatuvalnyky-vyyizhdzhaly-na-likvidacziyu-naslidkiv-vorozhyh-obstriliv/" text:style-name="Internet_20_link" text:visited-style-name="Visited_20_Internet_20_Link">
https://armyinform.com.ua/2023/06/05/za-dobu-ponad-60-raziv-ryatuvalnyky-vyyizhdzhaly-na-likvidacziyu-naslidkiv-vorozhyh-obstriliv/</text:a>
</text:p>
      <!--NEWS-->
      <text:h text:style-name="P10" text:outline-level="1">
<text:span text:style-name="T4">
Lithuanian Lithuanian Navy began large -scale exercises "Storm Blow - 2023"</text:span>
</text:h>
      <text:p text:style-name="P4">
Author: ['АРМІЯINFORM']</text:p>
      <text:p text:style-name="P4">
Time: 2023-06-05T46:00:00-04:00</text:p>
      <text:p text:style-name="P4">
Description: Sogodnі, 5 wormes, vіsyskovo-Morskі STI LITTIA STILLIA ROSCHALY NUIBILSHI in 2023 Rotsі ... War with Ukraine 2022, War with Ukraine Latest News today, War with Ukraine 2022 Last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resize_828x826_d1_asoc-foto.jpg" text:style-name="Internet_20_link" text:visited-style-name="Visited_20_Internet_20_Link">
resize_828x826_d1_asoc-foto.jpg</text:a>
']</text:p>
      <text:p text:style-name="P4">
Tags: ['ВІЙСЬКОВІ НАВЧАННЯ', 'ВМС ЗС ЛИТВИ', 'ШТОРМОВИЙ УДАР–2023']</text:p>
      <text:p text:style-name="P4">
Category: News</text:p>
      <!--METADATA-->
      <text:p text:style-name="P4">
<draw:frame draw:style-name="fr1" draw:name="Image30" text:anchor-type="as-char" svg:width="6.9236in" svg:height="4.615733in" draw:z-index="0">
<draw:image xlink:href="../Images/AРМІЯINFORM/2023-06-05T46-00-00-04-00/resize_828x826_d1_asoc-foto.jpg" xlink:type="simple" xlink:show="embed" xlink:actuate="onLoad" draw:mime-type="image/jpeg"/>
</draw:frame>
Today, on June 5, the naval forces of the Armed Forces of Lithuania began the largest in 2023 studies of "Storm UDA-2023". They will last until June 11.</text:p>
      <text:p text:style-name="P4">
About it <text:a xlink:type="simple" xlink:href="https://kariuomene.lt/kas-mes-esame/naujienos/karines-juru-pajegos-vykdys-didziausias-metu-pratybas-audros-smugis-2023/25365" text:style-name="Internet_20_link" text:visited-style-name="Visited_20_Internet_20_Link">
reports</text:a>
The Lithuanian Armed Forces press service.</text:p>
      <text:p text:style-name="P4">
The training will be held in the Baltic Sea, in the area of the port of Klaipedi, the Nazur spit, on the Beach of the Negirset. They will also be partly linked to NATO's Family International Trades in the Baltops 23 Baltic Sea.</text:p>
      <text:p text:style-name="P4">
The exercises will be attended by servicemen of the Lithuanian army and allies of Zitaly, Poland, Portugal, Romania with ships, aviation and other military equipment. The exercises will also be attended by members of the Lithuanian Association of Sarbs, representatives of the State Border Protection Service of the country, the Department of Mobilization and Civil Resistance and the Klaipeda State Navalport Directorate.</text:p>
      <text:p text:style-name="P4">
In the course of the exercises, the main attention will be paid to mine action, interception operations at sea, the fight against asymmetrical, air, surface and submarine threats, landing operations, as well as the protection and defense of ports.</text:p>
      <text:p text:style-name="P4">
“The purpose of the exercises is to enable the units involved in the training, to conduct training in closed and shallow conditions, to execute training and to avoid incidents. The training should also strengthen the interaction of the units involved in the training, increasing the ability to respond jointly to security challenges, counteract threats, strengthen interaction with military and civilian partners at a tactical level, ”the message reads.</text:p>
      <text:p text:style-name="P4">
News Source: <text:a xlink:type="simple" xlink:href="https://armyinform.com.ua/2023/06/05/u-vms-zs-lytvy-rozpochalys-masshtabni-navchannya-shtormovyj-udar-2023/" text:style-name="Internet_20_link" text:visited-style-name="Visited_20_Internet_20_Link">
https://armyinform.com.ua/2023/06/05/u-vms-zs-lytvy-rozpochalys-masshtabni-navchannya-shtormovyj-udar-2023/</text:a>
</text:p>
      <!--NEWS-->
      <text:h text:style-name="P10" text:outline-level="1">
<text:span text:style-name="T4">
More than two thousand children were forcibly deported to Belarus</text:span>
</text:h>
      <text:p text:style-name="P4">
Author: ['АРМІЯINFORM']</text:p>
      <text:p text:style-name="P4">
Time: 2023-06-05T48:00:00-04:00</text:p>
      <text:p text:style-name="P4">
Description: Behind the Dani of the Bilorusky Folk Anti -Crisis Directorate, Minoi Rock on Teritor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4391c8be7dec-screenshot_5.jpg-1.webp" text:style-name="Internet_20_link" text:visited-style-name="Visited_20_Internet_20_Link">
64391c8be7dec-screenshot_5.jpg-1.webp</text:a>
']</text:p>
      <text:p text:style-name="P4">
Tags: ['БІЛОРУСЬ', 'ДЕПОРТАЦІЯ УКРАЇНСЬКИХ ДІТЕЙ', 'МІНРЕІНТЕГРАЦІЇ', 'НЕЗАКОННА ДЕПОРТАЦІЯ']</text:p>
      <text:p text:style-name="P4">
Category: News</text:p>
      <!--METADATA-->
      <text:p text:style-name="P4">
<draw:frame draw:style-name="fr1" draw:name="Image31" text:anchor-type="as-char" svg:width="6.9236in" svg:height="4.016945in" draw:z-index="0">
<draw:image xlink:href="../ConvertedIMGs/AРМІЯINFORM/2023-06-05T48-00-00-04-00/64391c8be7dec-screenshot_5.jpg-1.png" xlink:type="simple" xlink:show="embed" xlink:actuate="onLoad" draw:mime-type="image/png"/>
</draw:frame>
According to Belarusian People's Anti -crisis, 1,150 Ukrainian children have been deported by the Belarus's suityraerator, since the beginning of this year - a thousand. A total of at least 2150 deported children are known.</text:p>
      <text:p text:style-name="P4">
About it <text:a xlink:type="simple" xlink:href="https://t.me/minre_ua/3487" text:style-name="Internet_20_link" text:visited-style-name="Visited_20_Internet_20_Link">
reports</text:a>
Ministry of Reintegration.</text:p>
      <text:p text:style-name="P4">
There are four places of Ukrainian children - three in the Minsk region - in Gomel. The movement of children from the occupied Donetsk region is due to the Dolphin Foundation and the Belarusian Fund of Alexei Talai.</text:p>
      <text:p text:style-name="P4">
The Ministry of Reintegration noted that the representatives of the organization had passed the material investigation to the Ukrainian Prosecutor's Office, and also introduced them to the European Parliament and the Council of Europe.</text:p>
      <text:p text:style-name="P4">
Earlier the President of Ukraine <text:a xlink:type="simple" xlink:href="https://armyinform.com.ua/2023/04/27/prodovzhymo-praczyuvaty-dlya-povernennya-vsih-deportovanyh-ukrayinskyh-ditej-i-dlya-pokarannya-rosiyi-zvernennya-prezydenta-ukrayiny/" text:style-name="Internet_20_link" text:visited-style-name="Visited_20_Internet_20_Link">
declared</text:a>
that Ukraine is constantly working to return all deported Ukrainian children.</text:p>
      <text:p text:style-name="P4">
News Source: <text:a xlink:type="simple" xlink:href="https://armyinform.com.ua/2023/06/05/do-bilorusi-prymusovo-deportuvaly-ponad-dvi-tysyachi-ditej/" text:style-name="Internet_20_link" text:visited-style-name="Visited_20_Internet_20_Link">
https://armyinform.com.ua/2023/06/05/do-bilorusi-prymusovo-deportuvaly-ponad-dvi-tysyachi-ditej/</text:a>
</text:p>
      <!--NEWS-->
      <text:h text:style-name="P10" text:outline-level="1">
<text:span text:style-name="T4">
Any attack of Russian terrorists should end with a failure for them-President of Ukraine</text:span>
</text:h>
      <text:p text:style-name="P4">
Author: ['АРМІЯINFORM']</text:p>
      <text:p text:style-name="P4">
Time: 2023-06-05T50:00:00-04:00</text:p>
      <text:p text:style-name="P4">
Description: Ukrainian President Volodymyr Zelensky, Sho Rosiyki Teror Maj Progravat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472123304354632100_y.jpg" text:style-name="Internet_20_link" text:visited-style-name="Visited_20_Internet_20_Link">
photo_5472123304354632100_y.jpg</text:a>
', '<text:a xlink:type="simple" xlink:href="https://armyinform.com.ua/wp-content/uploads/2023/06/photo_5472123304354632096_y-150x150.jpg" text:style-name="Internet_20_link" text:visited-style-name="Visited_20_Internet_20_Link">
photo_5472123304354632096_y-150x150.jpg</text:a>
', '<text:a xlink:type="simple" xlink:href="https://armyinform.com.ua/wp-content/uploads/2023/06/photo_5472123304354632098_y-150x150.jpg" text:style-name="Internet_20_link" text:visited-style-name="Visited_20_Internet_20_Link">
photo_5472123304354632098_y-150x150.jpg</text:a>
', '<text:a xlink:type="simple" xlink:href="https://armyinform.com.ua/wp-content/uploads/2023/06/photo_5472123304354632102_y-150x150.jpg" text:style-name="Internet_20_link" text:visited-style-name="Visited_20_Internet_20_Link">
photo_5472123304354632102_y-150x150.jpg</text:a>
', '<text:a xlink:type="simple" xlink:href="https://armyinform.com.ua/wp-content/uploads/2023/06/photo_5472123304354632104_y-150x150.jpg" text:style-name="Internet_20_link" text:visited-style-name="Visited_20_Internet_20_Link">
photo_5472123304354632104_y-150x150.jpg</text:a>
']</text:p>
      <text:p text:style-name="P4">
Tags: ['ДЕРЖАВА ТЕРОРИСТ', 'ПРЕЗИДЕНТ УКРАЇНИ']</text:p>
      <text:p text:style-name="P4">
Category: News</text:p>
      <!--METADATA-->
      <text:p text:style-name="P4">
<draw:frame draw:style-name="fr1" draw:name="Image32" text:anchor-type="as-char" svg:width="6.9236in" svg:height="4.628555in" draw:z-index="0">
<draw:image xlink:href="../Images/AРМІЯINFORM/2023-06-05T50-00-00-04-00/photo_5472123304354632100_y.jpg" xlink:type="simple" xlink:show="embed" xlink:actuate="onLoad" draw:mime-type="image/jpeg"/>
</draw:frame>
President of Ukraine Volodymyr Zelensky is convinced that Russian terror should play daily and every night in each of our region, in the sky of every Ukrainian city and village.</text:p>
      <text:p text:style-name="P4">
The head of state [wrote] about it(https://t.me/V_Zelenskiy_official/6474)I can have a telegram.</text:p>
      <text:p text:style-name="P4">
"When any attack of Russian terrorists will end with the failure of terrorists, their defeats will be a source of our safety-long-term," it will be in his post.</text:p>
      <text:p text:style-name="P4">
<text:a xlink:type="simple" xlink:href="https://armyinform.com.ua/wp-content/uploads/2023/06/photo_5472123304354632096_y.jpg" text:style-name="Internet_20_link" text:visited-style-name="Visited_20_Internet_20_Link">
!(Images/AРМІЯINFORM/2023-06-05T50-00-00-04-00/photo_5472123304354632096_y-150x150.jpg)</text:a>
</text:p>
      <text:p text:style-name="P4">
<text:a xlink:type="simple" xlink:href="https://armyinform.com.ua/wp-content/uploads/2023/06/photo_5472123304354632098_y.jpg" text:style-name="Internet_20_link" text:visited-style-name="Visited_20_Internet_20_Link">
<draw:frame draw:style-name="fr1" draw:name="Image33" text:anchor-type="as-char" svg:width="6.9236in" svg:height="6.9236in" draw:z-index="0">
<draw:image xlink:href="../Images/AРМІЯINFORM/2023-06-05T50-00-00-04-00/photo_5472123304354632098_y-150x150.jpg" xlink:type="simple" xlink:show="embed" xlink:actuate="onLoad" draw:mime-type="image/jpeg"/>
</draw:frame>
</text:a>
</text:p>
      <text:p text:style-name="P4">
<text:a xlink:type="simple" xlink:href="https://armyinform.com.ua/wp-content/uploads/2023/06/photo_5472123304354632102_y.jpg" text:style-name="Internet_20_link" text:visited-style-name="Visited_20_Internet_20_Link">
<draw:frame draw:style-name="fr1" draw:name="Image34" text:anchor-type="as-char" svg:width="6.9236in" svg:height="6.9236in" draw:z-index="0">
<draw:image xlink:href="../Images/AРМІЯINFORM/2023-06-05T50-00-00-04-00/photo_5472123304354632102_y-150x150.jpg" xlink:type="simple" xlink:show="embed" xlink:actuate="onLoad" draw:mime-type="image/jpeg"/>
</draw:frame>
</text:a>
</text:p>
      <text:p text:style-name="P4">
<text:a xlink:type="simple" xlink:href="https://armyinform.com.ua/wp-content/uploads/2023/06/photo_5472123304354632104_y.jpg" text:style-name="Internet_20_link" text:visited-style-name="Visited_20_Internet_20_Link">
<draw:frame draw:style-name="fr1" draw:name="Image35" text:anchor-type="as-char" svg:width="6.9236in" svg:height="6.9236in" draw:z-index="0">
<draw:image xlink:href="../Images/AРМІЯINFORM/2023-06-05T50-00-00-04-00/photo_5472123304354632104_y-150x150.jpg" xlink:type="simple" xlink:show="embed" xlink:actuate="onLoad" draw:mime-type="image/jpeg"/>
</draw:frame>
</text:a>
</text:p>
      <text:p text:style-name="P4">
News Source: <text:a xlink:type="simple" xlink:href="https://armyinform.com.ua/2023/06/05/bud-yakyj-napad-rosijskyh-terorystiv-maye-zavershuvatysya-dlya-nyh-provalom-prezydent-ukrayiny/" text:style-name="Internet_20_link" text:visited-style-name="Visited_20_Internet_20_Link">
https://armyinform.com.ua/2023/06/05/bud-yakyj-napad-rosijskyh-terorystiv-maye-zavershuvatysya-dlya-nyh-provalom-prezydent-ukrayiny/</text:a>
</text:p>
      <!--NEWS-->
      <text:h text:style-name="P10" text:outline-level="1">
<text:span text:style-name="T4">
Electronic recording for the passage of VLK already operates in 90% of military hospitals - Anna Malyar</text:span>
</text:h>
      <text:p text:style-name="P4">
Author: ['АРМІЯINFORM']</text:p>
      <text:p text:style-name="P4">
Time: 2023-06-05T52:00:00-04:00</text:p>
      <text:p text:style-name="P4">
Description: Minoborni Slove the Test Vytavonnya Worms for the record on Vіskovo-Lіkarska ... War with Ukraine 2022, War with Ukraine Latest News Today, News War with Ukraine 2022 The last ones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likari-vijskovyj-zsu-reabilitacziya.jpg" text:style-name="Internet_20_link" text:visited-style-name="Visited_20_Internet_20_Link">
likari-vijskovyj-zsu-reabilitacziya.jpg</text:a>
']</text:p>
      <text:p text:style-name="P4">
Tags: ['ВЛК', 'ГАННА МАЛЯР', 'ЕЛЕКТРОННА ЧЕРГА']</text:p>
      <text:p text:style-name="P4">
Category: News</text:p>
      <!--METADATA-->
      <text:p text:style-name="P4">
<draw:frame draw:style-name="fr1" draw:name="Image36" text:anchor-type="as-char" svg:width="6.9236in" svg:height="4.529188in" draw:z-index="0">
<draw:image xlink:href="../Images/AРМІЯINFORM/2023-06-05T52-00-00-04-00/likari-vijskovyj-zsu-reabilitacziya.jpg" xlink:type="simple" xlink:show="embed" xlink:actuate="onLoad" draw:mime-type="image/jpeg"/>
</draw:frame>
Ministry of Defense continues to test an electronic queue for recording to the Military Medical Commission(VLK)in military hospitals. As of the end of the day, electronic entry on the VLK already operates in 90% of military hospitals.</text:p>
      <text:p text:style-name="P4">
About this Deputy Minister of Defense of Ukraine Anna Malyar <text:a xlink:type="simple" xlink:href="https://t.me/annamaliar/811" text:style-name="Internet_20_link" text:visited-style-name="Visited_20_Internet_20_Link">
wrote</text:a>
In his telegram.</text:p>
      <text:p text:style-name="P4">
According to Anna Malyar, the two hospitals are still in the establishment of an administrative resource and the necessary technical infrastructure for the efficient operation of the electronic queue. Other hospitals are working out the mechanisms and scenarios of the recording and the passage of VLK.</text:p>
      <text:p text:style-name="P4">
“The deployment of an electronic queue in military hospitals is a complex process that requires administrative and technical resources by hospital of the military unit. It is necessary to carry out appropriate training of officials, to provide the necessary equipment and access to the Internet, as well as to have the necessary permits and approvals, as it is a matter of personal data services, ”she said.</text:p>
      <text:p text:style-name="P4">
Earlier it was reported that an electronic queue to pass the VLK <text:a xlink:type="simple" xlink:href="https://armyinform.com.ua/2023/05/24/elektronnu-chergu-dlya-prohodzhennya-vlk-zapustyly-shhe-u-vosmy-mistah-ukrayiny/" text:style-name="Internet_20_link" text:visited-style-name="Visited_20_Internet_20_Link">
launched</text:a>
Another eight cities of Ukraine.</text:p>
      <text:p text:style-name="P4">
News Source: <text:a xlink:type="simple" xlink:href="https://armyinform.com.ua/2023/06/05/elektronnyj-zapys-dlya-prohodzhennya-vlk-vzhe-funkczionuye-u-90-vijskovyh-gospitaliv-ganna-malyar/" text:style-name="Internet_20_link" text:visited-style-name="Visited_20_Internet_20_Link">
https://armyinform.com.ua/2023/06/05/elektronnyj-zapys-dlya-prohodzhennya-vlk-vzhe-funkczionuye-u-90-vijskovyh-gospitaliv-ganna-malyar/</text:a>
</text:p>
      <!--NEWS-->
      <text:h text:style-name="P10" text:outline-level="1">
<text:span text:style-name="T4">
The border of Sumy and Chernihiv region in the morning was fired from the artillery and mortars</text:span>
</text:h>
      <text:p text:style-name="P4">
Author: ['АРМІЯINFORM']</text:p>
      <text:p text:style-name="P4">
Time: 2023-06-05T54:00:00-04:00</text:p>
      <text:p text:style-name="P4">
Description: Syogodnі, 5 worms, Rosіyskіd pay -on -iz 4 iz was sheltered a prordonnium terifer ... War with Ukraine 2022, war with Ukraine Latest news today,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501379058ae50fdafa91a200e502c1df_l.jpg" text:style-name="Internet_20_link" text:visited-style-name="Visited_20_Internet_20_Link">
501379058ae50fdafa91a200e502c1df_l.jpg</text:a>
']</text:p>
      <text:p text:style-name="P4">
Tags: ['АГРЕСІЯ РФ', 'ВТОРГНЕННЯ РФ', 'ОБСТРІЛИ ПРИКОРДОННЯ', 'ОК «ПІВНІЧ»']</text:p>
      <text:p text:style-name="P4">
Category: News</text:p>
      <!--METADATA-->
      <text:p text:style-name="P4">
<draw:frame draw:style-name="fr1" draw:name="Image37" text:anchor-type="as-char" svg:width="6.9236in" svg:height="4.286862in" draw:z-index="0">
<draw:image xlink:href="../Images/AРМІЯINFORM/2023-06-05T54-00-00-04-00/501379058ae50fdafa91a200e502c1df_l.jpg" xlink:type="simple" xlink:show="embed" xlink:actuate="onLoad" draw:mime-type="image/jpeg"/>
</draw:frame>
Today, on June 5, Russian occupation troops fired at the borderlines of Chernihiv and Sumy regions 4 times.</text:p>
      <text:p text:style-name="P4">
About it <text:a xlink:type="simple" xlink:href="https://www.facebook.com/kommander.nord/posts/pfbid02DvxxD1ipwaiAzUifbFC5UxMDcPGXgFgiJb2V8ons4eHGTDgyC7awTBELqBoMjsGl" text:style-name="Internet_20_link" text:visited-style-name="Visited_20_Internet_20_Link">
reports</text:a>
Operational Command "North".</text:p>
      <text:p text:style-name="P4">
<text:span text:style-name="T4">
 From 00:15 to 00: 20 </text:span>
 2 trips have been recorded, probably with a mortar 120 mm, in the settlement of Baranivka.</text:p>
      <text:p text:style-name="P4">
<text:span text:style-name="T4">
 From 08:10 to 08: 20 </text:span>
 3 parishes were recorded, probably with a mortar 120 mm, and from 10: 00 to 10:15, 4 parishes were recorded, probably from the artillery, in the Buninine settlement.</text:p>
      <text:p text:style-name="P4">
<text:span text:style-name="T4">
 From 10:00 to 10: 20 </text:span>
 4 parishes have been recorded, probably from a mortar 120 mm, in the region of the settlement of Galaganivka.</text:p>
      <text:p text:style-name="P4">
There was no information about losses among the local population or damage to civilian infrastructure.</text:p>
      <text:p text:style-name="P4">
News Source: <text:a xlink:type="simple" xlink:href="https://armyinform.com.ua/2023/06/05/prykordonnya-sumshhyny-i-chernigivshhyny-zranku-obstrilyaly-zi-stvolnoyi-artyleriyi-i-minometiv/" text:style-name="Internet_20_link" text:visited-style-name="Visited_20_Internet_20_Link">
https://armyinform.com.ua/2023/06/05/prykordonnya-sumshhyny-i-chernigivshhyny-zranku-obstrilyaly-zi-stvolnoyi-artyleriyi-i-minometiv/</text:a>
</text:p>
      <!--NEWS-->
      <text:h text:style-name="P10" text:outline-level="1">
<text:span text:style-name="T4">
The President of Ukraine celebrated 70 defenders of Ukraine state awards</text:span>
</text:h>
      <text:p text:style-name="P4">
Author: ['АРМІЯINFORM']</text:p>
      <text:p text:style-name="P4">
Time: 2023-06-05T55:00:00-04:00</text:p>
      <text:p text:style-name="P4">
Description: President of Ukraine Volodymyr Zelensky Vidniy by the sovereign Nagorods Zakhisnikiv ... War with Ukraine 2022, War with Ukraine Latest news today, News War with Ukraine 2022 Last for today, will there be a war between Ukraine and Russia, and when the war with Ukraine will be either in 2022 or there will be or will be No, will there be a war with Ukraine in the near future, they say, the war with Ukraine, Ukrainian news today, Ukrainian news in Ukrainian media in Russian</text:p>
      <text:p text:style-name="P4">
Images: ['<text:a xlink:type="simple" xlink:href="https://armyinform.com.ua/wp-content/uploads/2022/12/nagorody-1.jpg" text:style-name="Internet_20_link" text:visited-style-name="Visited_20_Internet_20_Link">
nagorody-1.jpg</text:a>
']</text:p>
      <text:p text:style-name="P4">
Tags: ['ВОЛОДИМИР ЗЕЛЕНСЬКИЙ', 'ПРЕЗИДЕНТ УКРАЇНИ', 'УКАЗ ПРЕЗИДЕНТА УКРАЇНИ']</text:p>
      <text:p text:style-name="P4">
Category: News</text:p>
      <!--METADATA-->
      <text:p text:style-name="P4">
<draw:frame draw:style-name="fr1" draw:name="Image38" text:anchor-type="as-char" svg:width="6.9236in" svg:height="4.615733in" draw:z-index="0">
<draw:image xlink:href="../Images/AРМІЯINFORM/2023-06-05T55-00-00-04-00/nagorody-1.jpg" xlink:type="simple" xlink:show="embed" xlink:actuate="onLoad" draw:mime-type="image/jpeg"/>
</draw:frame>
Illustrative photo</text:p>
      <text:p text:style-name="P4">
President of Ukraine Volodymyr Zelensky celebrated state awards from Ukraine.</text:p>
      <text:p text:style-name="P4">
This is stated in the decree <text:a xlink:type="simple" xlink:href="https://www.president.gov.ua/documents/3142023-46961" text:style-name="Internet_20_link" text:visited-style-name="Visited_20_Internet_20_Link">
314/20</text:a>
<text:a xlink:type="simple" xlink:href="https://www.president.gov.ua/documents/3142023-46961" text:style-name="Internet_20_link" text:visited-style-name="Visited_20_Internet_20_Link">
23</text:a>
, published on the website of the Presidential Office of Ukraine.</text:p>
      <text:p text:style-name="P4">
The awards were awarded "for personal courage, revealed in the protection of state -sevotory and territorial integrity of Ukraine, selfless fulfillment of a military duty."</text:p>
      <text:p text:style-name="P4">
<text:span text:style-name="T4">
 Order of Bohdan Khmelnitsky II degree: </text:span>
</text:p>
      <text:p text:style-name="P4">
Stanislav Grechishnikov - Senior Lieutenant,</text:p>
      <text:p text:style-name="P4">
Ostapenko Vladimir Sergiyovych - Major,</text:p>
      <text:p text:style-name="P4">
Victor Viktorovich's Poroskun - Senior Lieutenant,</text:p>
      <text:p text:style-name="P4">
<text:span text:style-name="T4">
 Order of Bohdan Khmelnitsky III degree: </text:span>
</text:p>
      <text:p text:style-name="P4">
Arabadhi Dmitry Konstantinovich(posthumously)- senior lieutenant,</text:p>
      <text:p text:style-name="P4">
Zlashchynsky Ivan Petrovich - Captain,</text:p>
      <text:p text:style-name="P4">
Mikhailovsky Danylo Dmitrovich - Senior Lieutenant,</text:p>
      <text:p text:style-name="P4">
Nevert Yaroslav Olegovich - Captain,</text:p>
      <text:p text:style-name="P4">
Oleg Anatolyevich(posthumously)- senior lieutenant,</text:p>
      <text:p text:style-name="P4">
Pavel Mikhailovich(posthumously)- senior lieutenant,</text:p>
      <text:p text:style-name="P4">
Popudibbka Andrei Sergeyevich(posthumously)- Lieutenant,</text:p>
      <text:p text:style-name="P4">
Smirnova Yuri Evgenyevich - Captain,</text:p>
      <text:p text:style-name="P4">
Alexei Pavlovich Solomonenko - Major,</text:p>
      <text:p text:style-name="P4">
Spasenko Igor Vyacheslavovich - Senior Lieutenant,</text:p>
      <text:p text:style-name="P4">
Vladimir Leonidovich Strizhak - Captain,</text:p>
      <text:p text:style-name="P4">
Yarovy Ivan Nikolaevich - senior lieutenant,</text:p>
      <text:p text:style-name="P4">
<text:span text:style-name="T4">
 Order of "For Courage" of II degree </text:span>
</text:p>
      <text:p text:style-name="P4">
Davidovich Ruslan Alexandrovich(posthumously)- Senior Sergeant,</text:p>
      <text:p text:style-name="P4">
Podolyak Igor Alekseevich(posthumously)- a younger sergeant,</text:p>
      <text:p text:style-name="P4">
<text:span text:style-name="T4">
 Order "For Courage" of the 3rd degree: </text:span>
</text:p>
      <text:p text:style-name="P4">
Arkharova Roman Anatolyevich(posthumously)- a senior soldier,</text:p>
      <text:p text:style-name="P4">
The graceful Andrei Sergiyevich(posthumously)- Senior Sergeant,</text:p>
      <text:p text:style-name="P4">
Andrei Viktorovich Blazhchenko(posthumously)- Senior Sergeant,</text:p>
      <text:p text:style-name="P4">
Bolshakov Andrei Petrovich(posthumously)- soldier,</text:p>
      <text:p text:style-name="P4">
Varivod Valery Valeryevich(posthumously)- soldier,</text:p>
      <text:p text:style-name="P4">
Voloshina Ilya Fidelievich(posthumously)- Sergeant,</text:p>
      <text:p text:style-name="P4">
Gorhenina Anton Andreevich(posthumously)- a senior soldier,</text:p>
      <text:p text:style-name="P4">
Vladimir Gureeva(posthumously)- a senior soldier,</text:p>
      <text:p text:style-name="P4">
Demyanova Ruslana Nikolaevich(posthumously)- soldier,</text:p>
      <text:p text:style-name="P4">
Dyachuk Andriy Maksimovich - senior lieutenant,</text:p>
      <text:p text:style-name="P4">
Zhigul Konstantin Nikolaevich(posthumously)- soldier,</text:p>
      <text:p text:style-name="P4">
Ivanenko Roman Ivanovich(posthumously)- soldier,</text:p>
      <text:p text:style-name="P4">
Kozerrenko Mark Valeriyovych - junior lieutenant,</text:p>
      <text:p text:style-name="P4">
Kotenko Pavel Anatolyevich(посмертно)- soldier,</text:p>
      <text:p text:style-name="P4">
Kurtova Oleg Stanislavovich(posthumously)- Head sergeant,Andriy Konstantinovich Lisyak(posthumously)- soldier,</text:p>
      <text:p text:style-name="P4">
Malyshkin Alexander Alexandrovich(posthumously)- soldier,</text:p>
      <text:p text:style-name="P4">
Dmitry Mashovsky(posthumously)- soldier,</text:p>
      <text:p text:style-name="P4">
Yaroslav Mashchenko(posthumously)- soldier,</text:p>
      <text:p text:style-name="P4">
Meckerdica Arthur Leonidovich(posthumously)- soldier,</text:p>
      <text:p text:style-name="P4">
Mikhalchuk Bohdan Igorovich(posthumously)- soldier,</text:p>
      <text:p text:style-name="P4">
Musia Ruslan Mikhailovich(posthumously)- a senior soldier,</text:p>
      <text:p text:style-name="P4">
Necrasha Nicholas Ivanovich(posthumously)- soldier,</text:p>
      <text:p text:style-name="P4">
Oliynyk Alexander Nikolaevich(posthumously) — молодшого сержанта,</text:p>
      <text:p text:style-name="P4">
ОСАДЧУКА Юрія Вікторовича (posthumously)- a senior soldier,</text:p>
      <text:p text:style-name="P4">
Petrov Sergey Viktorovich(posthumously)- soldier,</text:p>
      <text:p text:style-name="P4">
Written Vitaliy Olegovich(posthumously)- a senior soldier,</text:p>
      <text:p text:style-name="P4">
Prokopenko Sergey(posthumously)- soldier,</text:p>
      <text:p text:style-name="P4">
Prokudu Alexander Viktorovich(posthumously)- a younger sergeant,</text:p>
      <text:p text:style-name="P4">
Romanenko Sergey(posthumously)- soldier,</text:p>
      <text:p text:style-name="P4">
Rudenko Alexander Mikhailovich(posthumously)- soldier,</text:p>
      <text:p text:style-name="P4">
Sakalya Mikhail Vladimirovich(posthumously)- a senior soldier,</text:p>
      <text:p text:style-name="P4">
Trofimenko Nikolai Ivanovich(posthumously)- soldier,</text:p>
      <text:p text:style-name="P4">
Ulrich Andriy Alekseevich(posthumously)- soldier,</text:p>
      <text:p text:style-name="P4">
Fedyuk Taras Yaroslavovich(posthumously)- a younger sergeant,</text:p>
      <text:p text:style-name="P4">
Vladimir Petrovich's violet(posthumously)- a younger sergeant,</text:p>
      <text:p text:style-name="P4">
Roman Vasilyevich's philosopher(posthumously)- a senior soldier,</text:p>
      <text:p text:style-name="P4">
Khomenko Valentin Ivanovich(posthumously)- a younger sergeant,</text:p>
      <text:p text:style-name="P4">
Chistyakov Sergey Valeryevich(posthumously)- a senior soldier,</text:p>
      <text:p text:style-name="P4">
Shiyana Andriy Vasilyevich(posthumously)- soldier,</text:p>
      <text:p text:style-name="P4">
<text:span text:style-name="T4">
 To award the Medal for Military Service of Ukraine: </text:span>
</text:p>
      <text:p text:style-name="P4">
Bashchezhi Vladislav Valeryevich - Captain,</text:p>
      <text:p text:style-name="P4">
Voloshin Yuri Nikolaevich - Captain,</text:p>
      <text:p text:style-name="P4">
Glushka Oleg Igorovich - Senior Lieutenant,</text:p>
      <text:p text:style-name="P4">
Horai Vitaliy Nikolaevich - Senior Soldier,</text:p>
      <text:p text:style-name="P4">
Guretsky Rustam Valentinovich - Lieutenant,</text:p>
      <text:p text:style-name="P4">
Anatoly Petrovich's iron - Captain,</text:p>
      <text:p text:style-name="P4">
Maxim Viktorovich cordup - junior lieutenant,</text:p>
      <text:p text:style-name="P4">
Melnik Victor Nikolaevich - Chief of Articles 2 of Articles,</text:p>
      <text:p text:style-name="P4">
Oleksenko Yevgeny Yevgenovich - Lieutenant,</text:p>
      <text:p text:style-name="P4">
Martin Martin - Junior Lieutenant,</text:p>
      <text:p text:style-name="P4">
Sukhovia Roman Nikolaevich - soldier,</text:p>
      <text:p text:style-name="P4">
Yuri Tyshchenko - Lieutenant Colonel.</text:p>
      <text:p text:style-name="P4">
News Source: <text:a xlink:type="simple" xlink:href="https://armyinform.com.ua/2023/06/05/prezydent-ukrayiny-vidznachyv-derzhavnymy-nagorodamy-70-zahysnykiv-ukrayiny/" text:style-name="Internet_20_link" text:visited-style-name="Visited_20_Internet_20_Link">
https://armyinform.com.ua/2023/06/05/prezydent-ukrayiny-vidznachyv-derzhavnymy-nagorodamy-70-zahysnykiv-ukrayiny/</text:a>
</text:p>
      <!--NEWS-->
      <text:h text:style-name="P10" text:outline-level="1">
<text:span text:style-name="T4">
The Kharkiv region will be judged by the DNR fighter who fought in the Kupyansk district</text:span>
</text:h>
      <text:p text:style-name="P4">
Author: ['АРМІЯINFORM']</text:p>
      <text:p text:style-name="P4">
Time: 2023-06-05T56:00:00-04:00</text:p>
      <text:p text:style-name="P4">
Description: The accusations of Stosno Meshkantsya m. Toret Donetskoi Kosty for ... War with Ukraine 2022, the war with Ukraine Latest news today, the war with Ukraine 2022, the last ones for Ukraine and Russia, and when, the war with Ukraine, was conceived.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БОЙОВИК', 'ОФІС ГЕНЕРАЛЬНОГО ПРОКУРОРА УКРАЇНИ', 'СУД', 'ХАРКІВЩИНА']</text:p>
      <text:p text:style-name="P4">
Category: News</text:p>
      <!--METADATA-->
      <text:p text:style-name="P4">
<draw:frame draw:style-name="fr1" draw:name="Image39" text:anchor-type="as-char" svg:width="6.9236in" svg:height="4.486493in" draw:z-index="0">
<draw:image xlink:href="../ConvertedIMGs/AРМІЯINFORM/2023-06-05T56-00-00-04-00/l3yeyi-c17x11x50px50p-c17x11x50px50p-36059dd0fa5ff9e3037f437e7e135b04.png" xlink:type="simple" xlink:show="embed" xlink:actuate="onLoad" draw:mime-type="image/png"/>
</draw:frame>
Illustrative photo</text:p>
      <text:p text:style-name="P4">
An indictment was sent to court regarding the resident of Toretsk of Donetsk region on the facts of participation in a terrorist organization and participation in the activity of armed formations provided by law.</text:p>
      <text:p text:style-name="P4">
About it <text:a xlink:type="simple" xlink:href="https://www.gp.gov.ua/ua/posts/suditimut-boiovika-dnr-yakii-voyuvav-na-xarkivshhini" text:style-name="Internet_20_link" text:visited-style-name="Visited_20_Internet_20_Link">
reports</text:a>
Office of the Prosecutor General of Ukraine.</text:p>
      <text:p text:style-name="P4">
Back in 2014, he joined the 3rd Berkut OMSB, which operates in the so-called "People's Militia" of a self-proclaimed DNR. The man performed a fighting for the Armed Forces of the Armed Forces in Donetsk region.</text:p>
      <text:p text:style-name="P4">
After a large -scale invasion of the Russian Federation into the territory of Ukraine, the accused was redeemed into the Kharkiv direction - to Kupyansky district. He was on duty on references and followed other illegal instructions to prevent control of the territory.</text:p>
      <text:p text:style-name="P4">
The man will be judged in absentia in the Chuguev city court of Kharkiv region.</text:p>
      <text:p text:style-name="P4">
News Source: <text:a xlink:type="simple" xlink:href="https://armyinform.com.ua/2023/06/05/na-harkivshhyni-sudytymut-bojovyka-dnr-yakyj-voyuvav-u-kupyanskomu-rajoni/" text:style-name="Internet_20_link" text:visited-style-name="Visited_20_Internet_20_Link">
https://armyinform.com.ua/2023/06/05/na-harkivshhyni-sudytymut-bojovyka-dnr-yakyj-voyuvav-u-kupyanskomu-rajoni/</text:a>
</text:p>
      <!--NEWS-->
      <text:h text:style-name="P10" text:outline-level="1">
<text:span text:style-name="T4">
The main fakes that promoted the Russian media last week</text:span>
</text:h>
      <text:p text:style-name="P4">
Author: ['АРМІЯINFORM']</text:p>
      <text:p text:style-name="P4">
Time: 2023-06-05T57:00:00-04:00</text:p>
      <text:p text:style-name="P4">
Description: The Center for the Wizin -Format at the RNBO of Ukraine: the main fakes, they dried ... the war with Ukraine 2022, the war with Ukraine is the latest news today, the news war with Ukraine 2022 The last ones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9ef91a48-a140-4d37-b25b-b5f6886919a7.jpg" text:style-name="Internet_20_link" text:visited-style-name="Visited_20_Internet_20_Link">
9ef91a48-a140-4d37-b25b-b5f6886919a7.jpg</text:a>
']</text:p>
      <text:p text:style-name="P4">
Tags: ['РОСІЙСЬКІ ФЕЙКИ', 'ФЕЙКИ РФ', 'ЦЕНТР ПРОТИДІЇ ДЕЗІНФОРМАЦІЇ ПРИ РНБО УКРАЇНИ']</text:p>
      <text:p text:style-name="P4">
Category: News</text:p>
      <!--METADATA-->
      <text:p text:style-name="P4">
<draw:frame draw:style-name="fr1" draw:name="Image40" text:anchor-type="as-char" svg:width="6.9236in" svg:height="5.035345in" draw:z-index="0">
<draw:image xlink:href="../Images/AРМІЯINFORM/2023-06-05T57-00-00-04-00/9ef91a48-a140-4d37-b25b-b5f6886919a7.jpg" xlink:type="simple" xlink:show="embed" xlink:actuate="onLoad" draw:mime-type="image/jpeg"/>
</draw:frame>
Center for Combating Misinformation at NSDC Ukraine <text:a xlink:type="simple" xlink:href="https://www.facebook.com/hashtag/%D1%86%D0%BF%D0%B4_%D1%96%D0%BD%D1%84%D0%BE%D1%80%D0%BC%D1%83%D1%94" text:style-name="Internet_20_link" text:visited-style-name="Visited_20_Internet_20_Link">
informs</text:a>
: The main fakes that have been the Russian media last week:</text:p>
      <ul>
        <li>
"Kyiv Mode" went to frankly terrorist actions; * The event directly supports genocide; * The United States used V. Zelensky as a tool for conducting an endless indirect conflict with Russia; * The United States "removed" Moldova and destroyed its sovereignty; * London will turn Ukraine into a radioactive cemetery through a depleted uranium; * The West is unconscious supporting Kyiv's policy to eliminate ethnic Russians; * The event staged the Balkanization of Ukraine: Poland, Romania and Hungary divide its territory.</li>
      </ul>
      <text:p text:style-name="P4">
News Source: <text:a xlink:type="simple" xlink:href="https://armyinform.com.ua/2023/06/05/osnovni-fejky-yaki-prosuvaly-rosijski-zmi-czogo-tyzhnya-2/" text:style-name="Internet_20_link" text:visited-style-name="Visited_20_Internet_20_Link">
https://armyinform.com.ua/2023/06/05/osnovni-fejky-yaki-prosuvaly-rosijski-zmi-czogo-tyzhnya-2/</text:a>
</text:p>
      <!--NEWS-->
      <text:h text:style-name="P10" text:outline-level="1">
<text:span text:style-name="T4">
Alexei Reznikov supported the initiative of the Singaporean designer for fundraising for Ukraine</text:span>
</text:h>
      <text:p text:style-name="P4">
Author: ['АРМІЯINFORM']</text:p>
      <text:p text:style-name="P4">
Time: 2023-06-05T58:00:00-04:00</text:p>
      <text:p text:style-name="P4">
Description: Miniter defense of Ukraine Oleksiy Reznikov Pіdtrimav 17-riricu designer Av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x2m-uwxwaa1vl4-e1685964291954.jpg" text:style-name="Internet_20_link" text:visited-style-name="Visited_20_Internet_20_Link">
fx2m-uwxwaa1vl4-e1685964291954.jpg</text:a>
', '<text:a xlink:type="simple" xlink:href="https://armyinform.com.ua/wp-content/uploads/2023/06/bc843f88886b81a4dd37d8de77167df6_1654943482_extra_large.jpeg" text:style-name="Internet_20_link" text:visited-style-name="Visited_20_Internet_20_Link">
bc843f88886b81a4dd37d8de77167df6_1654943482_extra_large.jpeg</text:a>
']</text:p>
      <text:p text:style-name="P4">
Tags: ['ОЛЕКСІЙ РЕЗНІКОВ', 'СІНГАПУР']</text:p>
      <text:p text:style-name="P4">
Category: News</text:p>
      <!--METADATA-->
      <text:p text:style-name="P4">
<draw:frame draw:style-name="fr1" draw:name="Image41" text:anchor-type="as-char" svg:width="6.9236in" svg:height="5.764538in" draw:z-index="0">
<draw:image xlink:href="../Images/AРМІЯINFORM/2023-06-05T58-00-00-04-00/fx2m-uwxwaa1vl4-e1685964291954.jpg" xlink:type="simple" xlink:show="embed" xlink:actuate="onLoad" draw:mime-type="image/jpeg"/>
</draw:frame>
The Minister of Defense of Ukraine Oleksiy Reznikov supported 17-year-old Singaporemian Ava Soh Singu on her initiative to raise funds for Ukraine.</text:p>
      <text:p text:style-name="P4">
He [wrote] about it(https://twitter.com/oleksiireznikov/status/1665671038401757184) усвоєму твіттері.</text:p>
      <text:p text:style-name="P4">
«Коли росія вторглася в Україну, дизайнерка Ава Сох вирішила створити дизайннезамінного токена (NFT), which was depicted on the T-shirt of the President of Ukraine of Zelensky during his virtual speech on Shangr-La Dialogue Singaporea last year in support of the initiative of AVA "Spray Paint Ukraine", he will be in his post.</text:p>
      <text:p text:style-name="P4">
<draw:frame draw:style-name="fr1" draw:name="Image42" text:anchor-type="as-char" svg:width="6.9236in" svg:height="4.613521in" draw:z-index="0">
<draw:image xlink:href="../Images/AРМІЯINFORM/2023-06-05T58-00-00-04-00/bc843f88886b81a4dd37d8de77167df6_1654943482_extra_large.jpeg" xlink:type="simple" xlink:show="embed" xlink:actuate="onLoad" draw:mime-type="image/jpeg"/>
</draw:frame>
President of Ukraine Volodymyr Zelensky at the Asian Summit on Shanngry-La Dialogue</text:p>
      <text:p text:style-name="P4">
He noted that this helped the aviation to raise funds for the restoration of destroyed schools in Ukraine.</text:p>
      <text:p text:style-name="P4">
“This year, my turn to support AVU in her initiatives to raise funds for Ukraine. Thank you, Singapore, a country of charming people!”, - Oleksireznikov wrote.</text:p>
      <text:p text:style-name="P4">
Recall that in Singapore <text:a xlink:type="simple" xlink:href="https://armyinform.com.ua/2023/06/02/oleksij-reznikov-prybuv-do-singapuru-na-bezpekovyj-forum-dialog-shangri-la-ta-proviv-nyzku-zustrichej/" text:style-name="Internet_20_link" text:visited-style-name="Visited_20_Internet_20_Link">
took place</text:a>
The Shanngry Dialogue-La Dialogue Forum, which was attended by the head of Ukraine's defense identity Alexei Reznikov.</text:p>
      <text:p text:style-name="P4">
News Source: <text:a xlink:type="simple" xlink:href="https://armyinform.com.ua/2023/06/05/oleksij-reznikov-pidtrymav-inicziatyvu-singapurskoyi-dyzajnerky-zi-zboru-koshtiv-dlya-ukrayiny/" text:style-name="Internet_20_link" text:visited-style-name="Visited_20_Internet_20_Link">
https://armyinform.com.ua/2023/06/05/oleksij-reznikov-pidtrymav-inicziatyvu-singapurskoyi-dyzajnerky-zi-zboru-koshtiv-dlya-ukrayiny/</text:a>
</text:p>
      <!--NEWS-->
      <text:h text:style-name="P10" text:outline-level="1">
<text:span text:style-name="T4">
Bulgaria will conduct large -scale military training in the Black Sea</text:span>
</text:h>
      <text:p text:style-name="P4">
Author: ['АРМІЯINFORM']</text:p>
      <text:p text:style-name="P4">
Time: 2023-06-05T59:00:00-04:00</text:p>
      <text:p text:style-name="P4">
Description: The Mini Construction of the Defense of the Bulgaria Gologariyo about the conduct of the large -scale VIISKOVIKH ... The war with Ukraine 2022, the war with Ukraine is the latest news today, the News War with Ukraine 2022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shabla-1-crop-800x445-1.jpg" text:style-name="Internet_20_link" text:visited-style-name="Visited_20_Internet_20_Link">
shabla-1-crop-800x445-1.jpg</text:a>
']</text:p>
      <text:p text:style-name="P4">
Tags: ['БОЛГАРІЯ', 'ВІЙСЬКОВІ НАВЧАННЯ', 'РЕСПУБЛІКА БОЛГАРІЯ']</text:p>
      <text:p text:style-name="P4">
Category: News</text:p>
      <!--METADATA-->
      <text:p text:style-name="P4">
<draw:frame draw:style-name="fr1" draw:name="Image43" text:anchor-type="as-char" svg:width="6.9236in" svg:height="3.851253in" draw:z-index="0">
<draw:image xlink:href="../Images/AРМІЯINFORM/2023-06-05T59-00-00-04-00/shabla-1-crop-800x445-1.jpg" xlink:type="simple" xlink:show="embed" xlink:actuate="onLoad" draw:mime-type="image/jpeg"/>
</draw:frame>
The Ministry of Defense of the Republic of Bulgaria reported on the conduct of SHABLA 2023 large -scale exercises in the Black Sea from June 5 to June 9. About it <text:a xlink:type="simple" xlink:href="https://sofiaglobe.com/2023/06/03/bulgarias-military-to-hold-shabla-2023-tactical-exercise-from-june-5-to-9/" text:style-name="Internet_20_link" text:visited-style-name="Visited_20_Internet_20_Link">
reports</text:a>
The Sofia Globe.</text:p>
      <text:p text:style-name="P4">
"Intense shooting from different terrestrial and air platforms will be conducted," - the message reads.</text:p>
      <text:p text:style-name="P4">
It is noted that the tactical exercises will participate in land troops, air forces, naval forces and the united command of specialist operations.</text:p>
      <text:p text:style-name="P4">
The main purpose of the teaching is to improve the interaction of Bulgaria's military formations.</text:p>
      <text:p text:style-name="P4">
The Bulgaria MiG-29 Bulgaria Fighters will fire parachute missiles. Also planned combat firing with the use of various weapons, in particular, the P-300-A-Prascretic Complexes.</text:p>
      <text:p text:style-name="P4">
Also, the exercises will be performed from rocket-artillery weapons for surface targets Su-25 and Mi-24 helicopters.</text:p>
      <text:p text:style-name="P4">
It is noted that from 11:30 pm June 4 to 11:30 pm on June 10, the access of dottorial waters between the capes of Caliacra and Kartalborum is restricted. The maritime administration will broadcast warnings for seafarers, reporting prozons forbidden for navigation.</text:p>
      <text:p text:style-name="P4">
We will remind, on June 3 in Estonian Tallinn began the largest in this birth in the Baltic Sea of Baltops 23, which involves 50 NATO combat boys. They work on the interaction of the land, Air Tavi-Navy forces in 20 countries.</text:p>
      <text:p text:style-name="P4">
News Source: <text:a xlink:type="simple" xlink:href="https://armyinform.com.ua/2023/06/05/bolgariya-provede-masshtabni-vijskovi-navchannya-u-chornomu-mori/" text:style-name="Internet_20_link" text:visited-style-name="Visited_20_Internet_20_Link">
https://armyinform.com.ua/2023/06/05/bolgariya-provede-masshtabni-vijskovi-navchannya-u-chornomu-mori/</text:a>
</text:p>
      <!--NEWS-->
      <text:h text:style-name="P10" text:outline-level="1">
<text:span text:style-name="T4">
10 tons of Russian ammunition and anti -aircraft installation: hostile shroud was found in Kharkiv region</text:span>
</text:h>
      <text:p text:style-name="P4">
Author: ['АРМІЯINFORM']</text:p>
      <text:p text:style-name="P4">
Time: 2023-06-05T60:00:00-04:00</text:p>
      <text:p text:style-name="P4">
Description: At the Zvilnensky Teritor, Khargovo Viyanov Chergov Skhovanka Iz Rosiyskoi ... War with Ukraine 2022, War with Ukraine Latest News today, News War with Ukraine 2022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11-2-450x395-4fd-e1685966791749.jpeg" text:style-name="Internet_20_link" text:visited-style-name="Visited_20_Internet_20_Link">
11-2-450x395-4fd-e1685966791749.jpeg</text:a>
']</text:p>
      <text:p text:style-name="P4">
Tags: ['АГРЕСІЯ РФ', 'ВТОРГНЕННЯ РФ', 'ДБР', 'РОСІЙСЬКА ЗБРОЯ']</text:p>
      <text:p text:style-name="P4">
Category: News</text:p>
      <!--METADATA-->
      <text:p text:style-name="P4">
<draw:frame draw:style-name="fr1" draw:name="Image44" text:anchor-type="as-char" svg:width="6.9236in" svg:height="4.923449in" draw:z-index="0">
<draw:image xlink:href="../Images/AРМІЯINFORM/2023-06-05T60-00-00-04-00/11-2-450x395-4fd-e1685966791749.jpeg" xlink:type="simple" xlink:show="embed" xlink:actuate="onLoad" draw:mime-type="image/jpeg"/>
</draw:frame>
</text:p>
      <text:p text:style-name="P4">
На звільненій території Харківської області виявлено чергову схованку ізросійською зброєю, яку окупанти не встигли забрати із собою під час відступу.</text:p>
      <text:p text:style-name="P4">
Про це <text:a xlink:type="simple" xlink:href="https://dbr.gov.ua/news/dbr-znajshlo-na-harkivshhini-ponad-10-tonn-rosijskih-boepripasiv-ta-zenitnu-ustanovku" text:style-name="Internet_20_link" text:visited-style-name="Visited_20_Internet_20_Link">
повідомляє</text:a>
State Bureau Investigation.</text:p>
      <text:p text:style-name="P4">
The Crone was equipped in the forest belt in the territory of the Velikoburluky district. The hiding places of anti-tank grenades, various mines, grenade launchers, fragmentation, boxes, boxes with foods of different caliber, cassette ammunition. The total vagal weapons are more than 10 tons.</text:p>
      <text:p text:style-name="P4">
In addition, the invaders left in the forest belt the anti-tank managed rocket of the NU-23 tazi-led rocket.</text:p>
      <text:p text:style-name="P4">
According to operational information, weapons belonged to the Motorizh Rifle Regiment of the 11-Goarmian Corps of the Coastal Troops of the Russian Federation.</text:p>
      <text:p text:style-name="P4">
All weapons are removed and prepared for transfer to one of the Armed Forces.</text:p>
      <text:p text:style-name="P4">
News Source: <text:a xlink:type="simple" xlink:href="https://armyinform.com.ua/2023/06/05/10-tonn-rosijskyh-boyeprypasiv-ta-zenitna-ustanovka-na-harkivshhyni-znajdeno-vorozhyj-shron/" text:style-name="Internet_20_link" text:visited-style-name="Visited_20_Internet_20_Link">
https://armyinform.com.ua/2023/06/05/10-tonn-rosijskyh-boyeprypasiv-ta-zenitna-ustanovka-na-harkivshhyni-znajdeno-vorozhyj-shron/</text:a>
</text:p>
      <!--NEWS-->
      <text:h text:style-name="P10" text:outline-level="1">
<text:span text:style-name="T4">
Aviation of Defense Forces per day struck 15 beats on Russian invaders</text:span>
</text:h>
      <text:p text:style-name="P4">
Author: ['АРМІЯINFORM']</text:p>
      <text:p text:style-name="P4">
Time: 2023-06-05T61:00:00-04:00</text:p>
      <text:p text:style-name="P4">
Description: About the General Headquarters of the ZS Ukrainian. “Avіaatsia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ХРОНІКА ОБОРОНИ']</text:p>
      <text:p text:style-name="P4">
Category: News</text:p>
      <!--METADATA-->
      <text:p text:style-name="P4">
<draw:frame draw:style-name="fr1" draw:name="Image45" text:anchor-type="as-char" svg:width="6.9236in" svg:height="3.894525in" draw:z-index="0">
<draw:image xlink:href="../Images/AРМІЯINFORM/2023-06-05T61-00-00-04-00/aviacziya-syl-oborony-ukrayiny.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2yh9hXNrJEcfnCS7CYnmQ3E9KmFBvWBNVgB3oTbSgRghGmur4vTxR1jnyARoJzd3Yl" text:style-name="Internet_20_link" text:visited-style-name="Visited_20_Internet_20_Link">
reports</text:a>
The General Staff of the Armed Forces of Ukraine.</text:p>
      <text:p text:style-name="P4">
“Aviation of defense forces per day made 15 beats in areas of concentration of personnel.</text:p>
      <text:p text:style-name="P4">
Our defenders destroyed 6 enemy reconnaissance UAVs, ”the testimony said.</text:p>
      <text:p text:style-name="P4">
We will remind, the General Staff of the Armed Forces of Ukraine reported that despite the fact that Russian federation is suffering great losses on the battlefield, it continues to lead the invading against Ukraine.</text:p>
      <text:p text:style-name="P4">
Last day, Russian invaders used to the peaceful cities of Ukrainian-owned air base missiles X-101/X-555 and Iranian shock Blashaped. The forces and means of air commands in cooperation with the air defense of other components of the Defense Forces of Ukraine destroyed 4 of 6 winged rockets-101/X-555 and 6 out of 8 shock UAV Shahd.</text:p>
      <text:p text:style-name="P4">
News Source: <text:a xlink:type="simple" xlink:href="https://armyinform.com.ua/2023/06/05/aviacziya-syl-oborony-za-dobu-zavdala-15-udariv-po-rosijskyh-zagarbnykah/" text:style-name="Internet_20_link" text:visited-style-name="Visited_20_Internet_20_Link">
https://armyinform.com.ua/2023/06/05/aviacziya-syl-oborony-za-dobu-zavdala-15-udariv-po-rosijskyh-zagarbnykah/</text:a>
</text:p>
      <!--NEWS-->
      <text:h text:style-name="P10" text:outline-level="1">
<text:span text:style-name="T4">
Russia will respond to all evil at the international level - Dmitry Kuleb on hearings in the UN International Court of Justice</text:span>
</text:h>
      <text:p text:style-name="P4">
Author: ['АРМІЯINFORM']</text:p>
      <text:p text:style-name="P4">
Time: 2023-06-05T62:00:00-04:00</text:p>
      <text:p text:style-name="P4">
Description: Ukrainian is a diplomatic team of firmly izhneres of Ukrainian in the ships of the ships of the on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kuleba.jpg" text:style-name="Internet_20_link" text:visited-style-name="Visited_20_Internet_20_Link">
kuleba.jpg</text:a>
']</text:p>
      <text:p text:style-name="P4">
Tags: ['ГЛАВА МЗС УКРАЇНИ', 'ДМИТРО КУЛЕБА']</text:p>
      <text:p text:style-name="P4">
Category: News</text:p>
      <!--METADATA-->
      <text:p text:style-name="P4">
<draw:frame draw:style-name="fr1" draw:name="Image46" text:anchor-type="as-char" svg:width="6.9236in" svg:height="3.891564in" draw:z-index="0">
<draw:image xlink:href="../Images/AРМІЯINFORM/2023-06-05T62-00-00-04-00/kuleba.jpg" xlink:type="simple" xlink:show="embed" xlink:actuate="onLoad" draw:mime-type="image/jpeg"/>
</draw:frame>
The Ukrainian diplomatic team has firmly upheld Ukraine's interests in international courts and is working on a step to hold Russia's crimes from February 2014.</text:p>
      <text:p text:style-name="P4">
On this <text:a xlink:type="simple" xlink:href="https://mfa.gov.ua/news/komentar-mzs-ukrayini-shchodo-usnih-sluhan-v-mizhnarodnomu-sudi-oon" text:style-name="Internet_20_link" text:visited-style-name="Visited_20_Internet_20_Link">
emphasized</text:a>
Foreign Minister of Ukraine Dmitry Kuleba in a comment on oral hearing in the UN International Court of Justice.</text:p>
      <text:p text:style-name="P4">
“No matter how much time it takes international justice, it is inevitable. The Russian will be punished international for all evil, caused to our people, ”he said.</text:p>
      <text:p text:style-name="P4">
The UN International Court of Justice from June 6 to June 14, 2023 will hold an oral hearing of the Russian violation of two conventions - on the fight against terrorism and the ban on all forms of racial discrimination.</text:p>
      <text:p text:style-name="P4">
According to the Foreign Ministry, there will be two rounds of speeches of the parties: on June 6 and 12, the legal team of Ukraine, on June 8 and 14 - Russia.</text:p>
      <text:p text:style-name="P4">
During the hearings, the parties will present their position set out during the long -term exchange of written documents that began in June 2018.</text:p>
      <text:p text:style-name="P4">
At this stage, the court only hears the parties and can make additional question.</text:p>
      <text:p text:style-name="P4">
News Source: <text:a xlink:type="simple" xlink:href="https://armyinform.com.ua/2023/06/05/rosiya-vidpovist-za-vse-zlo-na-mizhnarodnomu-rivni-dmytro-kuleba-shhodo-sluhan-v-mizhnarodnomu-sudi-oon/" text:style-name="Internet_20_link" text:visited-style-name="Visited_20_Internet_20_Link">
https://armyinform.com.ua/2023/06/05/rosiya-vidpovist-za-vse-zlo-na-mizhnarodnomu-rivni-dmytro-kuleba-shhodo-sluhan-v-mizhnarodnomu-sudi-oon/</text:a>
</text:p>
      <!--NEWS-->
      <text:h text:style-name="P10" text:outline-level="1">
<text:span text:style-name="T4">
Ukrainian defenders per day eliminated more than 400 invaders, destroyed 11 tanks and 12 artistem</text:span>
</text:h>
      <text:p text:style-name="P4">
Author: ['АРМІЯINFORM']</text:p>
      <text:p text:style-name="P4">
Time: 2023-06-05T63:00:00-04:00</text:p>
      <text:p text:style-name="P4">
Description: Zagalni Boyov, Find the enemy of 24.02.22 to 05/05/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_06-05-2023-scaled.jpg" text:style-name="Internet_20_link" text:visited-style-name="Visited_20_Internet_20_Link">
vtraty_06-05-2023-scaled.jpg</text:a>
']</text:p>
      <text:p text:style-name="P4">
Tags: ['ВТРАТИ ВОРОГА', 'ВТРАТИ РФ', 'ГЕНЕРАЛЬНИЙ ШТАБ ЗС УКРАЇНИ']</text:p>
      <text:p text:style-name="P4">
Category: News</text:p>
      <!--METADATA-->
      <text:p text:style-name="P4">
<draw:frame draw:style-name="fr1" draw:name="Image47" text:anchor-type="as-char" svg:width="6.9236in" svg:height="6.975527in" draw:z-index="0">
<draw:image xlink:href="../Images/AРМІЯINFORM/2023-06-05T63-00-00-04-00/vtraty_06-05-2023-scaled.jpg" xlink:type="simple" xlink:show="embed" xlink:actuate="onLoad" draw:mime-type="image/jpeg"/>
</draw:frame>
The total fighting loss of the enemy from 24.02.22 to 05.06.23 will be orientated:</text:p>
      <text:p text:style-name="P4">
<text:span text:style-name="T4">
<text:span text:style-name="T5">
 Personnel - </text:span>
* 210350(+410)persons eliminated</text:span>
<text:span text:style-name="T5">
 tanks - </text:span>
<text:span text:style-name="T5">
 3848(+11)</text:span>
<text:span text:style-name="T4">
 combat armored vehicles - </text:span>
 7523(+11)<text:span text:style-name="T4">
<text:span text:style-name="T5">
 Artillery Systems - </text:span>
<text:span text:style-name="T5">
 3567(+12)</text:span>
 </text:span>
 RSZV - <text:span text:style-name="T4">
 584(+1)</text:span>
<text:span text:style-name="T5">
 air defense means - </text:span>
<text:span text:style-name="T5">
 349(+5)</text:span>
<text:span text:style-name="T4">
 aircraft - </text:span>
 313(0)<text:span text:style-name="T4">
<text:span text:style-name="T5">
 helicopters - </text:span>
* 298(0)</text:span>
<text:span text:style-name="T5">
 UAV Operative Tactical Level-</text:span>
<text:span text:style-name="T5">
 3189(+14)</text:span>
<text:span text:style-name="T4">
 Winged missiles - </text:span>
 1136(+4)<text:span text:style-name="T4">
<text:span text:style-name="T5">
 ships / boats - </text:span>
* 18(0)</text:span>
<text:span text:style-name="T5">
 Automobile equipment and tanks - </text:span>
<text:span text:style-name="T5">
 6312(+7)</text:span>
<text:span text:style-name="T4">
 Special Technique - </text:span>
 484(+5)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5.06.23.</text:p>
      <text:p text:style-name="P4">
News Source: <text:a xlink:type="simple" xlink:href="https://armyinform.com.ua/2023/06/05/ukrayinski-zahysnyky-za-dobu-likviduvaly-ponad-400-okupantiv-znyshhyly-11-tankiv-i-12-artsystem/" text:style-name="Internet_20_link" text:visited-style-name="Visited_20_Internet_20_Link">
https://armyinform.com.ua/2023/06/05/ukrayinski-zahysnyky-za-dobu-likviduvaly-ponad-400-okupantiv-znyshhyly-11-tankiv-i-12-artsystem/</text:a>
</text:p>
      <!--NEWS-->
      <text:h text:style-name="P10" text:outline-level="1">
<text:span text:style-name="T4">
Passing VLK: what is done to improve work</text:span>
</text:h>
      <text:p text:style-name="P4">
Author: ['АРМІЯINFORM']</text:p>
      <text:p text:style-name="P4">
Time: 2023-06-05T64:00:00-04:00</text:p>
      <text:p text:style-name="P4">
Description: TO TO Zbroinі Khustroyani Systematically prazuyut over the orders of the VIISKOVO-LIKARSOK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022719-viyskovo-likarski-komisiyi-pratsyuvatimut-na-bazi-tsivilnih-likaren-postanova-uryadu.jpeg" text:style-name="Internet_20_link" text:visited-style-name="Visited_20_Internet_20_Link">
3022719-viyskovo-likarski-komisiyi-pratsyuvatimut-na-bazi-tsivilnih-likaren-postanova-uryadu.jpeg</text:a>
']</text:p>
      <text:p text:style-name="P4">
Tags: ['ВЛК', 'ГАННА МАЛЯР']</text:p>
      <text:p text:style-name="P4">
Category: News</text:p>
      <!--METADATA-->
      <text:p text:style-name="P4">
<draw:frame draw:style-name="fr1" draw:name="Image48" text:anchor-type="as-char" svg:width="6.9236in" svg:height="4.615733in" draw:z-index="0">
<draw:image xlink:href="../Images/AРМІЯINFORM/2023-06-05T64-00-00-04-00/3022719-viyskovo-likarski-komisiyi-pratsyuvatimut-na-bazi-tsivilnih-likaren-postanova-uryadu.jpeg" xlink:type="simple" xlink:show="embed" xlink:actuate="onLoad" draw:mime-type="image/jpeg"/>
</draw:frame>
The Government and the Armed Forces of Ukraine are systematically working on improving the Military Medical Commission. Currently, as <text:a xlink:type="simple" xlink:href="https://t.me/annamaliar/812" text:style-name="Internet_20_link" text:visited-style-name="Visited_20_Internet_20_Link">
noted</text:a>
Deputy Minister of Defense of Ukraine Anna Malyar, to improve robotic and medical commissions(VLK)already done:</text:p>
      <ol>
        <li>
The number of garrison VLK based on civilian health care facilities was increased to speed up the bandwidth from March 2023. 2. A separate program of medical guarantees was adopted to finance the work of doctors, as well as to pay the relevant laboratory tests required for the CCI. 3. Recommendations have been developed on the organization of work of VLK and service of visitors, including the basic requirements for premises for meeting the physiological and household needs of visitors, information, navigation, organization of the queue. 4. Pilot of electronic document circulation processes between military units, health care facilities and territorial centers of staffing and social support(TCC and SP).  5. У травні 2023 року ухвалені зміни до законодавства України, що стосуються можливості створення ВЛК при цивільних (state and communal)Health and other security and defense forces, as well as improving the issues of registration and referral of medical and other documents between military units and health care facilities.</li>
      </ol>
      <text:p text:style-name="P4">
Teams from the Ministry of Defense, the Medical Forces of the Armed Forces, the Ministry of Defense, the Ministry of Defense, the Ministry of Defense, the Ministry of Defense and the Public worked to improve the work of the VLK.</text:p>
      <text:p text:style-name="P4">
Recall that electronic entry for the passage of VLK already <text:a xlink:type="simple" xlink:href="https://armyinform.com.ua/2023/06/05/elektronnyj-zapys-dlya-prohodzhennya-vlk-vzhe-funkczionuye-u-90-vijskovyh-gospitaliv-ganna-malyar/" text:style-name="Internet_20_link" text:visited-style-name="Visited_20_Internet_20_Link">
functions</text:a>
in90% of military hospitals.</text:p>
      <text:p text:style-name="P4">
News Source: <text:a xlink:type="simple" xlink:href="https://armyinform.com.ua/2023/06/05/prohodzhennya-vlk-shho-zrobleno-dlya-pokrashhennya-roboty/" text:style-name="Internet_20_link" text:visited-style-name="Visited_20_Internet_20_Link">
https://armyinform.com.ua/2023/06/05/prohodzhennya-vlk-shho-zrobleno-dlya-pokrashhennya-roboty/</text:a>
</text:p>
      <!--NEWS-->
      <text:h text:style-name="P10" text:outline-level="1">
<text:span text:style-name="T4">
In Singapore Josep Borrel discussed the war in Ukraine with the Minister of Defense of China</text:span>
</text:h>
      <text:p text:style-name="P4">
Author: ['АРМІЯINFORM']</text:p>
      <text:p text:style-name="P4">
Time: 2023-06-05T65:00:00-04:00</text:p>
      <text:p text:style-name="P4">
Description: On the fields of the non-lappers forum “DIALOG SHANGRI-LA” at the Singapurі Koskoy Representatives єs іz ... The war with Ukraine 2022, the war with Ukraine is the latest news today, the news war with Ukraine 2022 is the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fxwpgkcaqaawadq-e1685944120603.jpg" text:style-name="Internet_20_link" text:visited-style-name="Visited_20_Internet_20_Link">
fxwpgkcaqaawadq-e1685944120603.jpg</text:a>
']</text:p>
      <text:p text:style-name="P4">
Tags: ['АГРЕСІЯ РФ', 'ЖОЗЕП БОРРЕЛЬ', 'ЛІ ШАНФУ']</text:p>
      <text:p text:style-name="P4">
Category: News</text:p>
      <!--METADATA-->
      <text:p text:style-name="P4">
<draw:frame draw:style-name="fr1" draw:name="Image49" text:anchor-type="as-char" svg:width="6.9236in" svg:height="4.361868in" draw:z-index="0">
<draw:image xlink:href="../Images/AРМІЯINFORM/2023-06-05T65-00-00-04-00/fxwpgkcaqaawadq-e1685944120603.jpg" xlink:type="simple" xlink:show="embed" xlink:actuate="onLoad" draw:mime-type="image/jpeg"/>
</draw:frame>
In Singapore's Dialogri-La Dialogue Forum, the High Representatives on Foreign Affairs and Security Policy, Josep Borrel, met with China Lee Shanfe Minister and discussed common strategic problems.</text:p>
      <text:p text:style-name="P4">
About it <text:a xlink:type="simple" xlink:href="https://twitter.com/JosepBorrellF/status/1665223019537764352" text:style-name="Internet_20_link" text:visited-style-name="Visited_20_Internet_20_Link">
reported</text:a>
Josep Borrel on Twitter.</text:p>
      <text:p text:style-name="P4">
"A constructive discussion with China Lee Shanf's defense Minister on Common Strategic Problems, including Russia's War against Ukraine, Taiwan, and the South China Sea, took place," he wrote.</text:p>
      <text:p text:style-name="P4">
Recall that the Minister of Defense of Ukraine Alexei Reznikov <text:a xlink:type="simple" xlink:href="https://armyinform.com.ua/2023/06/03/oleksij-reznikov-obgovoryv-z-ministramy-oborony-troh-krayin-yak-prypynyty-vijnu-rosiyi-proty-ukrayiny/" text:style-name="Internet_20_link" text:visited-style-name="Visited_20_Internet_20_Link">
conducted</text:a>
A number of meetings during the Shanngry-La Dialogue forum, including Singapore's defense change, Dr. NG Eng Hen Hen, State Secretary of Defense for Defense Ben Wallace and Defense Minister Shatloid J. Austin III.</text:p>
      <text:p text:style-name="P4">
News Source: <text:a xlink:type="simple" xlink:href="https://armyinform.com.ua/2023/06/05/u-singapuri-zhozep-borrel-obgovoryv-vijnu-v-ukrayini-z-ministrom-oborony-kytayu/" text:style-name="Internet_20_link" text:visited-style-name="Visited_20_Internet_20_Link">
https://armyinform.com.ua/2023/06/05/u-singapuri-zhozep-borrel-obgovoryv-vijnu-v-ukrayini-z-ministrom-oborony-kytayu/</text:a>
</text:p>
      <!--NEWS-->
      <text:h text:style-name="P10" text:outline-level="1">
<text:span text:style-name="T4">
85% of Ukrainian citizens are positive about women who serve in the Armed Forces</text:span>
</text:h>
      <text:p text:style-name="P4">
Author: ['Леся Медведенко']</text:p>
      <text:p text:style-name="P4">
Time: 2023-06-05T66:00:00-04:00</text:p>
      <text:p text:style-name="P4">
Description: About the svіdgs of the results of the pre -lijeznnye “Pannna discriminating social groups i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2023-06-05_16-02-27-e1685971193588.jpg" text:style-name="Internet_20_link" text:visited-style-name="Visited_20_Internet_20_Link">
photo_2023-06-05_16-02-27-e1685971193588.jpg</text:a>
', '<text:a xlink:type="simple" xlink:href="https://armyinform.com.ua/wp-content/uploads/2023/06/photo_2023-06-05_16-02-30-scaled-e1685971246119.jpg" text:style-name="Internet_20_link" text:visited-style-name="Visited_20_Internet_20_Link">
photo_2023-06-05_16-02-30-scaled-e1685971246119.jpg</text:a>
', '<text:a xlink:type="simple" xlink:href="https://armyinform.com.ua/wp-content/uploads/2023/06/photo_2023-06-05_16-02-36-scaled-e1685971279645.jpg" text:style-name="Internet_20_link" text:visited-style-name="Visited_20_Internet_20_Link">
photo_2023-06-05_16-02-36-scaled-e1685971279645.jpg</text:a>
', '<text:a xlink:type="simple" xlink:href="https://armyinform.com.ua/wp-content/uploads/2023/06/photo_2023-06-05_16-02-38-e1685971337284.jpg" text:style-name="Internet_20_link" text:visited-style-name="Visited_20_Internet_20_Link">
photo_2023-06-05_16-02-38-e1685971337284.jpg</text:a>
']</text:p>
      <text:p text:style-name="P4">
Tags: []</text:p>
      <text:p text:style-name="P4">
Category: News</text:p>
      <!--METADATA-->
      <text:p text:style-name="P4">
<draw:frame draw:style-name="fr1" draw:name="Image50" text:anchor-type="as-char" svg:width="6.9236in" svg:height="3.704966in" draw:z-index="0">
<draw:image xlink:href="../Images/AРМІЯINFORM/2023-06-05T66-00-00-04-00/photo_2023-06-05_16-02-27-e1685971193588.jpg" xlink:type="simple" xlink:show="embed" xlink:actuate="onLoad" draw:mime-type="image/jpeg"/>
</draw:frame>
This is evidenced by <text:a xlink:type="simple" xlink:href="https://veteranfund.com.ua/wp-content/uploads/2023/04/RG_032023_CATI_NAKO.pdf" text:style-name="Internet_20_link" text:visited-style-name="Visited_20_Internet_20_Link">
results</text:a>
Research "Questions of Discrimination of Different Social Groups in the Armed Forces" conducted(ON WHO)In March 2023, with the support of the Ukrainian Veteran Foundation of the Ministry of Affairs <text:a xlink:type="simple" xlink:href="https://www.ukrinform.ua/tag-veterani-vijni" text:style-name="Internet_20_link" text:visited-style-name="Visited_20_Internet_20_Link">
veterans</text:a>
Ukraine. The results of the study "Rating", were <text:a xlink:type="simple" xlink:href="https://www.youtube.com/watch" text:style-name="Internet_20_link" text:visited-style-name="Visited_20_Internet_20_Link">
presented</text:a>
During the preparation at the Media Center Ukraine - Ukrinform.</text:p>
      <text:p text:style-name="P4">
The project aimed to investigate the level of discrimination of different social groups of the UZS: women, national minorities, LGBT representatives and former prisoners. As the deputy director of the sociological group "Rating" Lubomir Mysiv, those who serve in the Armed Forces today receive a positive attitude of society, despite belonging to certain social groups. At the same time, the attitude of the military unit to the representatives of such groups in their composition depends on the commander.</text:p>
      <ul>
        <li>
In the future, the commanders should be focused on the work, because it is the team that can establish communication in the unit of interaction with people who can be discriminated against, - he said.</li>
      </ul>
      <text:p text:style-name="P4">
For his part, the leader of the research and development of Nakhllanamusiak's policies noted that some discrimination problems can only be solved by the name, some through trainings and training programs, Adeyaki - showing respect for such people, drawing attention to the problem with the help of communication campaigns and social .</text:p>
      <text:p text:style-name="P4">
According to the Commander of the Commander of the Land Forces of the Armed Forces of Ukraine Oksanigrigoreva, now the Ukrainian army is served in the Ukrainian army, about 62 thousand women, of them 5.5 thousand - on the forefront.</text:p>
      <ul>
        <li>
Women come to the service voluntarily, the greatest shifts in this sphere have been given in 2018, when women at the legislative level were allowed to acquire the specialties, that is, now women serve in positions who have chosen themselves, "she emphasized.</li>
      </ul>
      <text:p text:style-name="P4">
<draw:frame draw:style-name="fr1" draw:name="Image51" text:anchor-type="as-char" svg:width="6.9236in" svg:height="4.488695in" draw:z-index="0">
<draw:image xlink:href="../Images/AРМІЯINFORM/2023-06-05T66-00-00-04-00/photo_2023-06-05_16-02-30-scaled-e1685971246119.jpg" xlink:type="simple" xlink:show="embed" xlink:actuate="onLoad" draw:mime-type="image/jpeg"/>
</draw:frame>
With data from the study, 48% of respondents consider rare inequalities between women in the Armed Forces, and 51% believe that women in the Ukrainian army are not subject to discrimination.</text:p>
      <text:p text:style-name="P4">
<draw:frame draw:style-name="fr1" draw:name="Image52" text:anchor-type="as-char" svg:width="6.9236in" svg:height="4.426908in" draw:z-index="0">
<draw:image xlink:href="../Images/AРМІЯINFORM/2023-06-05T66-00-00-04-00/photo_2023-06-05_16-02-36-scaled-e1685971279645.jpg" xlink:type="simple" xlink:show="embed" xlink:actuate="onLoad" draw:mime-type="image/jpeg"/>
</draw:frame>
At the same time, during the study, the challenges that are most concerned about veterans and which will stand up to them after the war.</text:p>
      <text:p text:style-name="P4">
<draw:frame draw:style-name="fr1" draw:name="Image53" text:anchor-type="as-char" svg:width="6.9236in" svg:height="3.651488in" draw:z-index="0">
<draw:image xlink:href="../Images/AРМІЯINFORM/2023-06-05T66-00-00-04-00/photo_2023-06-05_16-02-38-e1685971337284.jpg" xlink:type="simple" xlink:show="embed" xlink:actuate="onLoad" draw:mime-type="image/jpeg"/>
</draw:frame>
In a survey made by the Cati method(Computer Assisted TelephoneinterViewing - Phone Interviews using computer), 200000 respondents from the age of 18 from all regions of Ukraine, except for the temporary -heated territories of Crimea and Donbass, as well as territories where there is no Ukrainian mobile communication.</text:p>
      <text:p text:style-name="P4">
News Source: <text:a xlink:type="simple" xlink:href="https://armyinform.com.ua/2023/06/05/85-gromadyan-ukrayiny-pozytyvno-stavlyatsya-do-zhinok-yaki-sluzhat-u-zsu/" text:style-name="Internet_20_link" text:visited-style-name="Visited_20_Internet_20_Link">
https://armyinform.com.ua/2023/06/05/85-gromadyan-ukrayiny-pozytyvno-stavlyatsya-do-zhinok-yaki-sluzhat-u-zsu/</text:a>
</text:p>
      <!--NEWS-->
      <text:h text:style-name="P10" text:outline-level="1">
<text:span text:style-name="T4">
"The keys to the Ukrainian sky are the keys to success, the keys to our victory" - Yuri Ignat</text:span>
</text:h>
      <text:p text:style-name="P4">
Author: ["Владислав Дем'яненко"]</text:p>
      <text:p text:style-name="P4">
Time: 2023-06-05T67:00:00-04:00</text:p>
      <text:p text:style-name="P4">
Description: - The heaven is not possible for the enemy at our Teritor, ni at TII, Yaku VIN NINI ... The war with Ukraine 2022, the war with Ukraine is the latest news today, the News War with Ukraine 2022 is the last for today, will there be a war between Ukraine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0/foto-2-zrk-sampt.jpg" text:style-name="Internet_20_link" text:visited-style-name="Visited_20_Internet_20_Link">
foto-2-zrk-sampt.jpg</text:a>
']</text:p>
      <text:p text:style-name="P4">
Tags: ['ЮРІЙ ІГНАТ']</text:p>
      <text:p text:style-name="P4">
Category: News</text:p>
      <!--METADATA-->
      <text:p text:style-name="P4">
<draw:frame draw:style-name="fr1" draw:name="Image54" text:anchor-type="as-char" svg:width="6.9236in" svg:height="4.61393in" draw:z-index="0">
<draw:image xlink:href="../Images/AРМІЯINFORM/2023-06-05T67-00-00-04-00/foto-2-zrk-sampt.jpg" xlink:type="simple" xlink:show="embed" xlink:actuate="onLoad" draw:mime-type="image/jpeg"/>
</draw:frame>
Illustrative photo. SAMP-T SHRC</text:p>
      <ul>
        <li>
It is impossible to give the enemy the sky either in our territory or on the one that Vinnya occupied, - said in live <text:a xlink:type="simple" xlink:href="https://www.youtube.com/watch" text:style-name="Internet_20_link" text:visited-style-name="Visited_20_Internet_20_Link">
Telemarhon</text:a>
Colonel Yuriy Ignat "only news" of the Armed Forces of Ukraine.</li>
      </ul>
      <text:p text:style-name="P4">
That is why, according to him, anti -aircraft missile systems that western partnerships will be intensified in Ukraine, and will ultimately replace the entire Soviet anti -aircraft missile weapons park.</text:p>
      <ul>
        <li>
It will take a long time, but it will happen, there is already a decision. It is different how to completely replace the modern systems of different radius, that is, the arid missile complexes of the average radius, a small radius of action, as well as the initial missile systems capable of affecting ballistic goals, - said the spokesman of the Air Forces of the Armed Forces of Ukraine.</li>
      </ul>
      <text:p text:style-name="P4">
He also noted that it is equally important to provide Ukraine with modern combat aircraft, which will be able to strengthen the Ukrainian air defense and support the Ukrainian military during certain defensive or offensive actions.</text:p>
      <ul>
        <li>
We have a key solution today. Just so no one is not aircraft, a political decision was needed, and it is. This continuous process of Ivin is sure to happen. We only want to accelerate it and attract more countries to this process, so that not only sufficient aircraft are provided to partners, but also a sufficient number of different weapons to them. I think we will gradually get everything we need today. Some rockets, bombs and winged rockets have already been adapted even to Soviet equipment, however, it does not work as effectively as it would be on Western fighters.</li>
      </ul>
      <text:p text:style-name="P4">
News Source: <text:a xlink:type="simple" xlink:href="https://armyinform.com.ua/2023/06/05/klyuchi-vid-ukrayinskogo-neba-cze-klyuchi-do-uspihu-klyuchi-do-nashoyi-peremogy-yurij-ignat/" text:style-name="Internet_20_link" text:visited-style-name="Visited_20_Internet_20_Link">
https://armyinform.com.ua/2023/06/05/klyuchi-vid-ukrayinskogo-neba-cze-klyuchi-do-uspihu-klyuchi-do-nashoyi-peremogy-yurij-ignat/</text:a>
</text:p>
      <!--NEWS-->
      <text:h text:style-name="P10" text:outline-level="1">
<text:span text:style-name="T4">
Ми разом з Естонією продовжимо відстоювати перемогу України і мир у Європі — Олексій Резніков</text:span>
</text:h>
      <text:p text:style-name="P4">
Author: ['АРМІЯINFORM']</text:p>
      <text:p text:style-name="P4">
Time: 2023-06-05T68:00:00-04:00</text:p>
      <text:p text:style-name="P4">
Description: On the margins of the non-lappers forum “DIALOG SHANGRI-LA”, the defense of Ukraine Oleksiy Reznikov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fx2_w2oxwaa6o6q.jpg" text:style-name="Internet_20_link" text:visited-style-name="Visited_20_Internet_20_Link">
fx2_w2oxwaa6o6q.jpg</text:a>
']</text:p>
      <text:p text:style-name="P4">
Tags: ['ОЛЕКСІЙ РЕЗНІКОВ', 'ОФІЦІЙНО']</text:p>
      <text:p text:style-name="P4">
Category: News</text:p>
      <!--METADATA-->
      <text:p text:style-name="P4">
<draw:frame draw:style-name="fr1" draw:name="Image55" text:anchor-type="as-char" svg:width="6.9236in" svg:height="4.462477in" draw:z-index="0">
<draw:image xlink:href="../Images/AРМІЯINFORM/2023-06-05T68-00-00-04-00/fx2_w2oxwaa6o6q.jpg" xlink:type="simple" xlink:show="embed" xlink:actuate="onLoad" draw:mime-type="image/jpeg"/>
</draw:frame>
In the fields of the Shanngry-La Dialogue Forum, the Minister of Defense of Ukraine Oleksireznikov spoke with Estonia Prime Minister Kaya Callas.</text:p>
      <text:p text:style-name="P4">
The head of the defense department [wrote] about it(https://twitter.com/oleksiireznikov/status/1665698288991961089?cxt=HHwWgoC8pZjx350uAAAA)In Twitter.</text:p>
      <text:p text:style-name="P4">
“The contribution of Estonia to the struggle of Ukraine was huge. Together, we continue to defend common values and common goals - the victory of Ukraine and the peace of the Uevropi, ”Alexei Reznikov stressed.</text:p>
      <text:p text:style-name="P4">
Recall that the Minister of Defense of Ukraine Alexei Reznikov in the fields of the Shanngri-la Dialogue Dialogue in Singapore <text:a xlink:type="simple" xlink:href="https://armyinform.com.ua/2023/06/05/oleksij-reznikov-podyakuvav-uchasnykam-dialog-shangri-la-za-ruh-u-majbutnye-bez-tyraniyi-ta-genoczydu/" text:style-name="Internet_20_link" text:visited-style-name="Visited_20_Internet_20_Link">
thanked</text:a>
International Institute of Strategic Studies and its CEO of Chipmen for effective dialogue.</text:p>
      <text:p text:style-name="P4">
News Source: <text:a xlink:type="simple" xlink:href="https://armyinform.com.ua/2023/06/05/my-razom-z-estoniyeyu-prodovzhymo-vidstoyuvaty-peremogu-ukrayiny-i-myr-u-yevropi-oleksij-reznikov/" text:style-name="Internet_20_link" text:visited-style-name="Visited_20_Internet_20_Link">
https://armyinform.com.ua/2023/06/05/my-razom-z-estoniyeyu-prodovzhymo-vidstoyuvaty-peremogu-ukrayiny-i-myr-u-yevropi-oleksij-reznikov/</text:a>
</text:p>
      <!--NEWS-->
      <text:h text:style-name="P10" text:outline-level="1">
<text:span text:style-name="T4">
Secret Project Black Box caused the enemy losses of over $ 700 million</text:span>
</text:h>
      <text:p text:style-name="P4">
Author: ['АРМІЯINFORM']</text:p>
      <text:p text:style-name="P4">
Time: 2023-06-05T69:00:00-04:00</text:p>
      <text:p text:style-name="P4">
Description: Tamny Pro, the head management of the Rosvіki of the Mini -Construction of the Defense of Ukraine (GUR MOU) Black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0230605-bb.jpg" text:style-name="Internet_20_link" text:visited-style-name="Visited_20_Internet_20_Link">
20230605-bb.jpg</text:a>
']</text:p>
      <text:p text:style-name="P4">
Tags: ['АГРЕСІЯ РФ', 'ВТОРГНЕННЯ РФ', 'ГУР МОУ', 'ПРОЄКТ «BLACK BOX»']</text:p>
      <text:p text:style-name="P4">
Category: News</text:p>
      <!--METADATA-->
      <text:p text:style-name="P4">
<draw:frame draw:style-name="fr1" draw:name="Image56" text:anchor-type="as-char" svg:width="6.9236in" svg:height="3.894525in" draw:z-index="0">
<draw:image xlink:href="../Images/AРМІЯINFORM/2023-06-05T69-00-00-04-00/20230605-bb.jpg" xlink:type="simple" xlink:show="embed" xlink:actuate="onLoad" draw:mime-type="image/jpeg"/>
</draw:frame>
The secret project of the Main Directorate of Intelligence of the Ministry of Defense of Ukraine(Gurmou)The Black Box has caused more than $ 700 million in the last month. The results of the Black Box work can be seen on many occupants.</text:p>
      <text:p text:style-name="P4">
About it <text:a xlink:type="simple" xlink:href="https://gur.gov.ua/content/black-box-vzhe-zavdav-vorohovi-zbytkiv-na-ponad-700-milioniv.html" text:style-name="Internet_20_link" text:visited-style-name="Visited_20_Internet_20_Link">
reports</text:a>
GUR MOU.</text:p>
      <text:p text:style-name="P4">
During April-May 2023, the results of the project could be observed in logistics centers, transport units, in places of accumulation of military equipment and living power and for other purposes.</text:p>
      <text:p text:style-name="P4">
As explained by GUR MOU Major General Cyril Budanov, it is only part of the information about the Black Box, which can now be published: “More than 700 million donrs are our next contribution to reducing the offensive potential of the enemy army, demoralization .</text:p>
      <text:p text:style-name="P4">
<text:span text:style-name="T4">
 Black Box </text:span>
 is a joint secret project of the Main Directorate of the Intelligence of the Defense of Ukraine, the Competent Assistance Fund of the Army "Back" and blogger Igor Lachenko.</text:p>
      <text:p text:style-name="P4">
It should be reminded that last year, at the request of the Main Directorate of the MOU, the "return alive" Foundation with blogger Igor Lachenkov collected 230 million UAH for the secret project of the Black Box, which is the scale of the previous, Taxamo secret initiative with "Return Living", totaling 40 million.</text:p>
      <text:p text:style-name="P4">
Since the beginning of 2023, more than 270 million UAH has been accumulated as part of the project. This made it possible to cause significant damage to the enemy's defensive sector to tric about the number of troops, which were to replenish the occupation contingent.</text:p>
      <text:p text:style-name="P4">
News Source: <text:a xlink:type="simple" xlink:href="https://armyinform.com.ua/2023/06/05/tayemnyj-proyekt-gur-black-box-zavdav-vorogovi-zbytkiv-na-ponad-700-miljoniv/" text:style-name="Internet_20_link" text:visited-style-name="Visited_20_Internet_20_Link">
https://armyinform.com.ua/2023/06/05/tayemnyj-proyekt-gur-black-box-zavdav-vorogovi-zbytkiv-na-ponad-700-miljoniv/</text:a>
</text:p>
      <!--NEWS-->
      <text:h text:style-name="P10" text:outline-level="1">
<text:span text:style-name="T4">
росіяни запускають фейки про контрнаступ, щоб відволікти увагу від поразки на Бахмутському напрямку — Ганна Маляр</text:span>
</text:h>
      <text:p text:style-name="P4">
Author: ['АРМІЯINFORM']</text:p>
      <text:p text:style-name="P4">
Time: 2023-06-05T70:00:00-04:00</text:p>
      <text:p text:style-name="P4">
Description: Rosiyani is actively launched by the INformation about the counterattack, that is the SO TROTRITE WIDOVLICTI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ganna-malyar.jpg" text:style-name="Internet_20_link" text:visited-style-name="Visited_20_Internet_20_Link">
ganna-malyar.jpg</text:a>
']</text:p>
      <text:p text:style-name="P4">
Tags: ['ГАННА МАЛЯР', 'СИТУАЦІЯ НА ФРОНТІ', 'ФЕЙКИ РФ']</text:p>
      <text:p text:style-name="P4">
Category: News</text:p>
      <!--METADATA-->
      <text:p text:style-name="P4">
<draw:frame draw:style-name="fr1" draw:name="Image57" text:anchor-type="as-char" svg:width="6.9236in" svg:height="4.615733in" draw:z-index="0">
<draw:image xlink:href="../Images/AРМІЯINFORM/2023-06-05T70-00-00-04-00/ganna-malyar.jpg" xlink:type="simple" xlink:show="embed" xlink:actuate="onLoad" draw:mime-type="image/jpeg"/>
</draw:frame>
Anna painter</text:p>
      <text:p text:style-name="P4">
The Russians actively trigger information about the counter -offensive, because they need to take attention from their defeat in the Bakhmut direction.</text:p>
      <text:p text:style-name="P4">
About this Deputy Minister of Defense Anna Malyar <text:a xlink:type="simple" xlink:href="https://t.me/annamaliar/813" text:style-name="Internet_20_link" text:visited-style-name="Visited_20_Internet_20_Link">
wrote</text:a>
In his telegram.</text:p>
      <text:p text:style-name="P4">
According to her, the forces of Ukraine's defense in some directions are moving to the offensive.</text:p>
      <text:p text:style-name="P4">
“What is going on now? We continue the defense, which we started on February 24, 2022. The defense operation contains everything, including counter -offensive actions. That is why we move on to offensive actions in some premises, ”Anna Malyar wrote.</text:p>
      <text:p text:style-name="P4">
In particular, the epicenter of hostilities remains the Bakhmut direction.</text:p>
      <text:p text:style-name="P4">
“There we are moving a fairly wide front. We have success. We occupy the lord. The enemy is in defense, wants to hold positions. In the south - the enemy in defense. The fights of local importance are stored, ”her post reads ..</text:p>
      <text:p text:style-name="P4">
News Source: <text:a xlink:type="simple" xlink:href="https://armyinform.com.ua/2023/06/05/rosiyany-zapuskayut-fejky-pro-kontrnastup-shhob-vidvolikty-uvagu-vid-porazky-na-bahmutskomu-napryamku-ganna-malyar/" text:style-name="Internet_20_link" text:visited-style-name="Visited_20_Internet_20_Link">
https://armyinform.com.ua/2023/06/05/rosiyany-zapuskayut-fejky-pro-kontrnastup-shhob-vidvolikty-uvagu-vid-porazky-na-bahmutskomu-napryamku-ganna-malyar/</text:a>
</text:p>
      <!--NEWS-->
      <text:h text:style-name="P10" text:outline-level="1">
<text:span text:style-name="T4">
The occupiers have increased the number of rocket carriers in the Black Sea, total volley - 8 "calibers"</text:span>
</text:h>
      <text:p text:style-name="P4">
Author: ['АРМІЯINFORM']</text:p>
      <text:p text:style-name="P4">
Time: 2023-06-05T71:00:00-04:00</text:p>
      <text:p text:style-name="P4">
Description: Rosiyski Vіsyska Zbilshili Kilkiy Ugroopannni at China Morin up to six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4391c8be7dec-screenshot_5.jpg.webp" text:style-name="Internet_20_link" text:visited-style-name="Visited_20_Internet_20_Link">
64391c8be7dec-screenshot_5.jpg.webp</text:a>
']</text:p>
      <text:p text:style-name="P4">
Tags: ['ВМС ЗС УКРАЇНИ', 'РАКЕТИ «КАЛІБР»', 'ЧОРНЕ МОРЕ']</text:p>
      <text:p text:style-name="P4">
Category: News</text:p>
      <!--METADATA-->
      <text:p text:style-name="P4">
<draw:frame draw:style-name="fr1" draw:name="Image58" text:anchor-type="as-char" svg:width="6.9236in" svg:height="4.016945in" draw:z-index="0">
<draw:image xlink:href="../ConvertedIMGs/AРМІЯINFORM/2023-06-05T71-00-00-04-00/64391c8be7dec-screenshot_5.jpg.png" xlink:type="simple" xlink:show="embed" xlink:actuate="onLoad" draw:mime-type="image/png"/>
</draw:frame>
Russian troops have increased the number of ship groups in Black Morido six units, among them one rocket carrier with a total volley to an octagorrack "Caliber".</text:p>
      <text:p text:style-name="P4">
About it <text:a xlink:type="simple" xlink:href="https://t.me/ukrainian_navy/3271" text:style-name="Internet_20_link" text:visited-style-name="Visited_20_Internet_20_Link">
reports</text:a>
The press service of the Navy of the Armed Forces.</text:p>
      <text:p text:style-name="P4">
There is one enemy ship in the Sea of Azov.</text:p>
      <text:p text:style-name="P4">
In the Mediterranean, the enemy started all rocket launchers from the Black Sea to points.</text:p>
      <text:p text:style-name="P4">
During the day in the interests of the Russian Federation the passage of the Kerch-Yenikhal Strait made:</text:p>
      <ul>
        <li>
to the Azov Sea - 33 vessels, 9 of them moved from the Bosphorus Strait; * To the Black Sea - 21 ships, 4 of them continued the movement in the direction of the Bosphorus.</li>
      </ul>
      <text:p text:style-name="P4">
The Russian Federation continues to violate the International Convention on the Protection of Human Life at the Sea of 1974.(SOLAS)by turning off automatic identification systems(AIS)Nazi vessels in the Azov Sea.</text:p>
      <text:p text:style-name="P4">
News Source: <text:a xlink:type="simple" xlink:href="https://armyinform.com.ua/2023/06/05/okupanty-zbilshyly-kilkist-raketonosiyiv-u-chornomu-mori-zagalnyj-zalp-8-kalibriv/" text:style-name="Internet_20_link" text:visited-style-name="Visited_20_Internet_20_Link">
https://armyinform.com.ua/2023/06/05/okupanty-zbilshyly-kilkist-raketonosiyiv-u-chornomu-mori-zagalnyj-zalp-8-kalibriv/</text:a>
</text:p>
      <!--NEWS-->
      <text:h text:style-name="P10" text:outline-level="1">
<text:span text:style-name="T4">
Helped torture the participants of the resistance movement: detained the guardian of the former Russian torture in Kherson</text:span>
</text:h>
      <text:p text:style-name="P4">
Author: ['АРМІЯINFORM']</text:p>
      <text:p text:style-name="P4">
Time: 2023-06-05T72:00:00-04:00</text:p>
      <text:p text:style-name="P4">
Description: Kherson has seduced Cholovika, who was on the earnings of a large -scale invadier of the Russian Feder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0984207d2aeec52845ed7743734ea03c-e1685970559601.jpeg" text:style-name="Internet_20_link" text:visited-style-name="Visited_20_Internet_20_Link">
0984207d2aeec52845ed7743734ea03c-e1685970559601.jpeg</text:a>
']</text:p>
      <text:p text:style-name="P4">
Tags: ['КАТІВНІ', 'СБУ', 'ХЕРСОН']</text:p>
      <text:p text:style-name="P4">
Category: News</text:p>
      <!--METADATA-->
      <text:p text:style-name="P4">
<draw:frame draw:style-name="fr1" draw:name="Image59" text:anchor-type="as-char" svg:width="6.9236in" svg:height="5.34681in" draw:z-index="0">
<draw:image xlink:href="../Images/AРМІЯINFORM/2023-06-05T72-00-00-04-00/0984207d2aeec52845ed7743734ea03c-e1685970559601.jpeg" xlink:type="simple" xlink:show="embed" xlink:actuate="onLoad" draw:mime-type="image/jpeg"/>
</draw:frame>
In Kherson, a man was detained, who at the beginning of a large -scale invasion of the racist helped the racists imprison and torture the participants in the resistance movement.</text:p>
      <text:p text:style-name="P4">
About it <text:a xlink:type="simple" xlink:href="https://ssu.gov.ua/novyny/sbu-zatrymala-shche-odnoho-okhorontsia-kolyshnoi-rosiiskoi-kativni-u-khersoni" text:style-name="Internet_20_link" text:visited-style-name="Visited_20_Internet_20_Link">
reports</text:a>
Security Service of Ukraine.</text:p>
      <text:p text:style-name="P4">
The enemy's associate was a pro -Russian -minded local. Under the frequent occupation of the city, he turned to the Central Development aggressor.</text:p>
      <text:p text:style-name="P4">
"He was offered the" post of junior inspector of the security department "in the captured time of" Correctional Colony No. 90 ", which the invaders were used to identify the locals.</text:p>
      <text:p text:style-name="P4">
The attacker agreed to the "proposal" and voluntarily wrote a "statement" for the entry of a pre -occupation body ", - the message reads.</text:p>
      <text:p text:style-name="P4">
According to the investigation, the collaborator personally participated in searches and interrogation of Ukrainian citizens. During the torture, the victims "knocked out" consent with the occupiers.</text:p>
      <text:p text:style-name="P4">
After the release of Kherson, the enemy associate tried to "stay" at home in a Itally hoped to avoid punishment.</text:p>
      <text:p text:style-name="P4">
The attacker is currently in custody, he is threatened with up to 15 years in prison. The investigation is hidden.</text:p>
      <text:p text:style-name="P4">
News Source: <text:a xlink:type="simple" xlink:href="https://armyinform.com.ua/2023/06/05/dopomagav-katuvaty-uchasnykiv-ruhu-oporu-zatrymano-ohoronczya-kolyshnoyi-rosijskoyi-kativni-u-hersoni/" text:style-name="Internet_20_link" text:visited-style-name="Visited_20_Internet_20_Link">
https://armyinform.com.ua/2023/06/05/dopomagav-katuvaty-uchasnykiv-ruhu-oporu-zatrymano-ohoronczya-kolyshnoyi-rosijskoyi-kativni-u-hersoni/</text:a>
</text:p>
      <!--NEWS-->
      <text:h text:style-name="P10" text:outline-level="1">
<text:span text:style-name="T4">
Alexei Reznikov thanked the participants of the Shangri-La Dialogue for the Future Movement without tyranny and genocide</text:span>
</text:h>
      <text:p text:style-name="P4">
Author: ['АРМІЯINFORM']</text:p>
      <text:p text:style-name="P4">
Time: 2023-06-05T73:00:00-04:00</text:p>
      <text:p text:style-name="P4">
Description: Ministra of the defense of Ukraine Oleksiy Reznikov on the fields of the non-lappers forum “DIALOGA SHANGRI-LA” U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fxms3qhwyaavrfn-1536x1152-1.jpg" text:style-name="Internet_20_link" text:visited-style-name="Visited_20_Internet_20_Link">
fxms3qhwyaavrfn-1536x1152-1.jpg</text:a>
']</text:p>
      <text:p text:style-name="P4">
Tags: ['БЕЗПЕКОВИЙ ФОРУМ', 'ОЛЕКСІЙ РЕЗНІКОВ', 'ОФІЦІЙНО', 'ШАНГРІ-ЛА']</text:p>
      <text:p text:style-name="P4">
Category: News</text:p>
      <!--METADATA-->
      <text:p text:style-name="P4">
<draw:frame draw:style-name="fr1" draw:name="Image60" text:anchor-type="as-char" svg:width="6.9236in" svg:height="5.1927in" draw:z-index="0">
<draw:image xlink:href="../Images/AРМІЯINFORM/2023-06-05T73-00-00-04-00/fxms3qhwyaavrfn-1536x1152-1.jpg" xlink:type="simple" xlink:show="embed" xlink:actuate="onLoad" draw:mime-type="image/jpeg"/>
</draw:frame>
The Minister of Defense of Ukraine Oleksiy Reznikov in the fields of the Dialogsangri La Security Forum in Singapore thanked the International Institute of Strategic Research and his CEO John Chipmen for the performance.</text:p>
      <text:p text:style-name="P4">
The head of the Defense Ministry of Ukraine [wrote] about it(https://twitter.com/oleksiireznikov/status/1665636378066001922?cxt=HHwWhIC9-b_dw50uAAAA)In Twitter.</text:p>
      <text:p text:style-name="P4">
“Freedom and security are not free. We all have to work together to build a better future that will not have a place of tyranny and genocide. Ukrainian. Every day, ”Alexei Reznikov said.</text:p>
      <text:p text:style-name="P4">
Recall that in Singapore <text:a xlink:type="simple" xlink:href="https://armyinform.com.ua/2023/06/02/oleksij-reznikov-prybuv-do-singapuru-na-bezpekovyj-forum-dialog-shangri-la-ta-proviv-nyzku-zustrichej/" text:style-name="Internet_20_link" text:visited-style-name="Visited_20_Internet_20_Link">
took place</text:a>
The Shanngry Dialogue-La Dialogue Forum, which was attended by the head of Ukraine's defense identity Alexei Reznikov.</text:p>
      <text:p text:style-name="P4">
News Source: <text:a xlink:type="simple" xlink:href="https://armyinform.com.ua/2023/06/05/oleksij-reznikov-podyakuvav-uchasnykam-dialog-shangri-la-za-ruh-u-majbutnye-bez-tyraniyi-ta-genoczydu/" text:style-name="Internet_20_link" text:visited-style-name="Visited_20_Internet_20_Link">
https://armyinform.com.ua/2023/06/05/oleksij-reznikov-podyakuvav-uchasnykam-dialog-shangri-la-za-ruh-u-majbutnye-bez-tyraniyi-ta-genoczydu/</text:a>
</text:p>
      <!--NEWS-->
      <text:h text:style-name="P10" text:outline-level="1">
<text:span text:style-name="T4">
Volodymyr Zelenskyy met with the head of the Ministry of Foreign Affairs of Britain</text:span>
</text:h>
      <text:p text:style-name="P4">
Author: ['АРМІЯINFORM']</text:p>
      <text:p text:style-name="P4">
Time: 2023-06-05T74:00:00-04:00</text:p>
      <text:p text:style-name="P4">
Description: President Volodymyr Zelensky, having discussed the sovereign of the secretary at the Lightfuls on the right,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STOPRUSSIA', 'АГРЕСІЯ РФ', 'ВЕЛИКА БРИТАНІЯ', 'ВІЙНА', 'ВОЛОДИМИР ЗЕЛЕНСЬКИЙ', 'ВТОРГНЕННЯ РФ', 'ДЖЕЙМ КЛЕВЕРЛІ']</text:p>
      <text:p text:style-name="P4">
Category: News</text:p>
      <!--METADATA-->
      <text:p text:style-name="P4">
President Volodymyr Zelensky discussed with the State Secretary in the foreign laws, the Commonwealth of Nations and the Development of the United Kingdom JamemSkleverli preparation for NATO summit, the implementation of peace and reconstruction of Ukraine.</text:p>
      <text:p text:style-name="P4">
The Head of State reported this in <text:a xlink:type="simple" xlink:href="https://t.me/V_Zelenskiy_official/6475" text:style-name="Internet_20_link" text:visited-style-name="Visited_20_Internet_20_Link">
telegram</text:a>
.</text:p>
      <text:p text:style-name="P4">
«Під час зустрічі обговорили важливі актуальні питання: очікування України відВільнюського саміту НАТО, просування української формули миру та підготовкиГлобального саміту з її реалізації, Лондонську міжнародну конференцію звідбудови України», — зазначив глава держави.</text:p>
      <text:p text:style-name="P4">
Він також висловив вдячність за підтримку, яку Велика Британія надавала іпродовжує надавати Україні.</text:p>
      <text:p text:style-name="P4">
Водночас Президент нагадав, що за останні тижні відбулися переговори зпрем’єр-міністром Великої Британії, був прямий діалог і досягнуті «дужеважливі домовленості».</text:p>
      <text:p text:style-name="P4">
News Source: <text:a xlink:type="simple" xlink:href="https://armyinform.com.ua/2023/06/05/volodymyr-zelenskyj-zustrivsya-iz-glavoyu-mzs-brytaniyi/" text:style-name="Internet_20_link" text:visited-style-name="Visited_20_Internet_20_Link">
https://armyinform.com.ua/2023/06/05/volodymyr-zelenskyj-zustrivsya-iz-glavoyu-mzs-brytaniyi/</text:a>
</text:p>
      <!--NEWS-->
      <text:h text:style-name="P10" text:outline-level="1">
<text:span text:style-name="T4">
More than 108 thousand crimes of the Russian Federation documented the Office of the Prosecutor General</text:span>
</text:h>
      <text:p text:style-name="P4">
Author: ['АРМІЯINFORM']</text:p>
      <text:p text:style-name="P4">
Time: 2023-06-05T75: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10.jpg" text:style-name="Internet_20_link" text:visited-style-name="Visited_20_Internet_20_Link">
1-10.jpg</text:a>
', '<text:a xlink:type="simple" xlink:href="https://armyinform.com.ua/wp-content/uploads/2023/06/2-9.jpg" text:style-name="Internet_20_link" text:visited-style-name="Visited_20_Internet_20_Link">
2-9.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61" text:anchor-type="as-char" svg:width="6.9236in" svg:height="4.448413in" draw:z-index="0">
<draw:image xlink:href="../Images/AРМІЯINFORM/2023-06-05T75-00-00-04-00/1-10.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ne 5, it is registered:</text:p>
      <ul>
        <li>
91 267 Military Crimes, * 17 300 crimes against national security of Ukraine.</li>
      </ul>
      <text:p text:style-name="P4">
In addition, according to official data of juvenile prosecutors, 1490 children were affected by Russian aggression, including:</text:p>
      <ul>
        <li>
485 - children were killed, * 1005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62" text:anchor-type="as-char" svg:width="6.9236in" svg:height="4.448413in" draw:z-index="0">
<draw:image xlink:href="../Images/AРМІЯINFORM/2023-06-05T75-00-00-04-00/2-9.jpg" xlink:type="simple" xlink:show="embed" xlink:actuate="onLoad" draw:mime-type="image/jpeg"/>
</draw:frame>
</text:p>
      <text:p text:style-name="P4">
News Source: <text:a xlink:type="simple" xlink:href="https://armyinform.com.ua/2023/06/05/ponad-108-tysyach-zlochyniv-rf-zadokumentuvav-ofis-generalnogo-prokurora/" text:style-name="Internet_20_link" text:visited-style-name="Visited_20_Internet_20_Link">
https://armyinform.com.ua/2023/06/05/ponad-108-tysyach-zlochyniv-rf-zadokumentuvav-ofis-generalnogo-prokurora/</text:a>
</text:p>
      <!--NEWS-->
      <text:h text:style-name="P10" text:outline-level="1">
<text:span text:style-name="T4">
Anna Malyar reported the promotion of Ukrainian troops in the Bakhmut direction</text:span>
</text:h>
      <text:p text:style-name="P4">
Author: ['АРМІЯINFORM']</text:p>
      <text:p text:style-name="P4">
Time: 2023-06-05T76:00:00-04:00</text:p>
      <text:p text:style-name="P4">
Description: About the intercessor of Minstra, the defense of Ukraine, Ganna Mallar, said in Efir Teleziziyn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800_0_1669051368-6634.webp" text:style-name="Internet_20_link" text:visited-style-name="Visited_20_Internet_20_Link">
800_0_1669051368-6634.webp</text:a>
']</text:p>
      <text:p text:style-name="P4">
Tags: ['БАХМУТ', 'ГАННА МАЛЯР', 'СИТУАЦІЯ НА ФРОНТІ']</text:p>
      <text:p text:style-name="P4">
Category: News</text:p>
      <!--METADATA-->
      <text:p text:style-name="P4">
<draw:frame draw:style-name="fr1" draw:name="Image63" text:anchor-type="as-char" svg:width="6.9236in" svg:height="4.604194in" draw:z-index="0">
<draw:image xlink:href="../ConvertedIMGs/AРМІЯINFORM/2023-06-05T76-00-00-04-00/800_0_1669051368-6634.png" xlink:type="simple" xlink:show="embed" xlink:actuate="onLoad" draw:mime-type="image/png"/>
</draw:frame>
The Deputy Minister of Defense of Ukraine Anna Malyar said about it in the Evirithelovia Marathon "Unified News".</text:p>
      <text:p text:style-name="P4">
According to her, it was in this direction that the Armed Forces of Ukraine were able to go to the offset and there are some successes today.</text:p>
      <ul>
        <li>
There is a promotion. We occupy some dominant heights, - said Anna Malyar.</li>
      </ul>
      <text:p text:style-name="P4">
-During the fighting, we moved forward to the direction of Orikhovo-Vasylivka-Paraskovka from 200 to 1600 meters, in the direction of Ivanovo-Klischiivka.</text:p>
      <text:p text:style-name="P4">
News Source: <text:a xlink:type="simple" xlink:href="https://armyinform.com.ua/2023/06/05/ganna-malyar-povidomyla-pro-prosuvannya-ukrayinskyh-vijsk-na-bahmutskomu-napryamku/" text:style-name="Internet_20_link" text:visited-style-name="Visited_20_Internet_20_Link">
https://armyinform.com.ua/2023/06/05/ganna-malyar-povidomyla-pro-prosuvannya-ukrayinskyh-vijsk-na-bahmutskomu-napryamku/</text:a>
</text:p>
      <!--NEWS-->
      <text:h text:style-name="P10" text:outline-level="1">
<text:span text:style-name="T4">
Dmitry Lubinets: Russians translate political prisoners from Crimea to a secret detention center on Chongar</text:span>
</text:h>
      <text:p text:style-name="P4">
Author: ['АРМІЯINFORM']</text:p>
      <text:p text:style-name="P4">
Time: 2023-06-05T77:00:00-04:00</text:p>
      <text:p text:style-name="P4">
Description: Rosiyski Passioners of the Neophaegius of the Slidy Izulator at the village of Jungar Khersonsko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original-3.jpg" text:style-name="Internet_20_link" text:visited-style-name="Visited_20_Internet_20_Link">
original-3.jpg</text:a>
']</text:p>
      <text:p text:style-name="P4">
Tags: ['ВІЙНА', 'ДМИТРО ЛУБІНЕЦЬ', 'ОМБУДСМЕН', 'ПОЛІТВ’ЯЗНІ']</text:p>
      <text:p text:style-name="P4">
Category: News</text:p>
      <!--METADATA-->
      <text:p text:style-name="P4">
<draw:frame draw:style-name="fr1" draw:name="Image64" text:anchor-type="as-char" svg:width="6.9236in" svg:height="3.888755in" draw:z-index="0">
<draw:image xlink:href="../Images/AРМІЯINFORM/2023-06-05T77-00-00-04-00/original-3.jpg" xlink:type="simple" xlink:show="embed" xlink:actuate="onLoad" draw:mime-type="image/jpeg"/>
</draw:frame>
Russian invaders opened an unofficial detention center in the village of Chongharson, where part of political prisoners from the Crimea are transferred.</text:p>
      <text:p text:style-name="P4">
About it <text:a xlink:type="simple" xlink:href="https://t.me/dmytro_lubinetzs/2641" text:style-name="Internet_20_link" text:visited-style-name="Visited_20_Internet_20_Link">
reported</text:a>
The Commissioner of the Verkhovna Rada of Ukraine for Human Rights Dmitry Lubinets in his telegram.</text:p>
      <text:p text:style-name="P4">
“In the village of Chongar, the Genichesky district of Kherson region, Russian invaders have discovered an unofficial detention center. According to the Crimean human rights group, some political prisoners from the Crimea are transferred there. As it is noted, a part of the political prisoners held in the pre -trial detention center No. 2 Simferopol was transferred. There are also people who were detained on political reasons of Uherson and Zaporizhzhya regions, ”his post reads.</text:p>
      <text:p text:style-name="P4">
According to the Ombudsman, in particular, in the new detention center - about 10 detained suspects in participation in the Crimean Tatar battalion named Noman Chelebidzhihan, and in total, 181 people are illegally detained in Crimea and in Russia.</text:p>
      <text:p text:style-name="P4">
Dmitry Lubinets stressed that such maintenance of persons is illegal.</text:p>
      <text:p text:style-name="P4">
“It is a violation of human rights and freedoms from the occupation administration. Various prisoners who are in places of freedom due to falsifying the accusations should be released, ”he added.</text:p>
      <text:p text:style-name="P4">
News Source: <text:a xlink:type="simple" xlink:href="https://armyinform.com.ua/2023/06/05/dmytro-lubinecz-rosiyany-perevodyat-politvyazniv-iz-krymu-do-tayemnogo-sizo-na-chongari/" text:style-name="Internet_20_link" text:visited-style-name="Visited_20_Internet_20_Link">
https://armyinform.com.ua/2023/06/05/dmytro-lubinecz-rosiyany-perevodyat-politvyazniv-iz-krymu-do-tayemnogo-sizo-na-chongari/</text:a>
</text:p>
      <!--NEWS-->
      <text:h text:style-name="P10" text:outline-level="1">
<text:span text:style-name="T4">
Ministry of Veterans announced the composition of the National Team "Igor of the Non -Cholone - 2023"</text:span>
</text:h>
      <text:p text:style-name="P4">
Author: ['Світлана Кирган']</text:p>
      <text:p text:style-name="P4">
Time: 2023-06-05T78:00:00-04:00</text:p>
      <text:p text:style-name="P4">
Description: Nakrikinzi Kvіnynya at Lviv VIDBULISKY ONECOUNTER SLASSIS “IGRI SROWER”,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golovna-1-2.jpg" text:style-name="Internet_20_link" text:visited-style-name="Visited_20_Internet_20_Link">
golovna-1-2.jpg</text:a>
', '<text:a xlink:type="simple" xlink:href="https://armyinform.com.ua/wp-content/uploads/2023/06/foto-1-.jpg" text:style-name="Internet_20_link" text:visited-style-name="Visited_20_Internet_20_Link">
foto-1-.jpg</text:a>
', '<text:a xlink:type="simple" xlink:href="https://armyinform.com.ua/wp-content/uploads/2023/06/foto-2-4.jpg" text:style-name="Internet_20_link" text:visited-style-name="Visited_20_Internet_20_Link">
foto-2-4.jpg</text:a>
', '<text:a xlink:type="simple" xlink:href="https://armyinform.com.ua/wp-content/uploads/2023/06/foto-3-1-1.jpg" text:style-name="Internet_20_link" text:visited-style-name="Visited_20_Internet_20_Link">
foto-3-1-1.jpg</text:a>
', '<text:a xlink:type="simple" xlink:href="https://armyinform.com.ua/wp-content/uploads/2023/06/foto-4-1-1.jpg" text:style-name="Internet_20_link" text:visited-style-name="Visited_20_Internet_20_Link">
foto-4-1-1.jpg</text:a>
']</text:p>
      <text:p text:style-name="P4">
Tags: ['STOPRUSSIA', 'АГРЕСІЯ РФ', 'ВІЙНА', 'ВТОРГНЕННЯ РФ', 'ІГОР НЕСКОРЕНИХ\xa0— 2023', 'МІНВЕТЕРАНІВ']</text:p>
      <text:p text:style-name="P4">
Category: News</text:p>
      <!--METADATA-->
      <text:p text:style-name="P4">
<draw:frame draw:style-name="fr1" draw:name="Image65" text:anchor-type="as-char" svg:width="6.9236in" svg:height="4.615733in" draw:z-index="0">
<draw:image xlink:href="../Images/AРМІЯINFORM/2023-06-05T78-00-00-04-00/golovna-1-2.jpg" xlink:type="simple" xlink:show="embed" xlink:actuate="onLoad" draw:mime-type="image/jpeg"/>
</draw:frame>
At the end of April, the All -Ukrainian competitions "Games of the Unconquered" took place in Lviv, as a result of which the qualifying commission formed a national team, which in September 2023 will present our country in Dusseldorf(Germany)on international competitions of Invictus Games.</text:p>
      <text:p text:style-name="P4">
**</text:p>
      <text:p text:style-name="P4">
The Games of the Unconquered in Ukraine are the largest veterans in adaptive sports competitions, which are designed to create new opportunities for wounded tatravated Ukrainian veterans and military personnel, supporting their field for physical recovery, psychological rehabilitation and social integration.</text:p>
      <text:p text:style-name="P4">
**</text:p>
      <text:p text:style-name="P4">
Today, the Ministry of Veterans of Ukraine has announced the names of 25 participants who will represent Ukraine in the international arena as part of the National Team "Non -Conducted".</text:p>
      <text:p text:style-name="P4">
<draw:frame draw:style-name="fr1" draw:name="Image66" text:anchor-type="as-char" svg:width="6.9236in" svg:height="4.465722in" draw:z-index="0">
<draw:image xlink:href="../Images/AРМІЯINFORM/2023-06-05T78-00-00-04-00/foto-1-.jpg" xlink:type="simple" xlink:show="embed" xlink:actuate="onLoad" draw:mime-type="image/jpeg"/>
</draw:frame>
- So, here is the composition of the newly elected national team: Veniamin Bondarchuk, Vitaliy Borodavka, Alexander Budko, Nazar Vozniuk, Vladimir Hera, Igor Derman, Maxim Dmitrash, Oleg Dolzhok, Mykola Zaritsky, Maxim Zubov, Konstantin Kobylyan, Oleksandrkravchenko, Semen Lugun, Maznichenko, Alexander Makovei, Ivan Moldun, Dmitry Polovyan, Oleksandr Ponomarev, Irina Ternikov, Vladimirtovka, Vadim Fasol, Yulia Shevchuk, Bogdan Yarotsky and Yulia Payevskaya, - said the head of the department of veteran of Ukraine.</text:p>
      <text:p text:style-name="P4">
**</text:p>
      <text:p text:style-name="P4">
Read also:</text:p>
      <text:p text:style-name="P4">
<text:span text:style-name="T4">
 <text:a xlink:type="simple" xlink:href="https://armyinform.com.ua/2023/03/14/u-minveteraniv-rozpovily-shho-neobhidno-dlya-uchasti-v-czogorichnyh-igrah-neskorenyh/" text:style-name="Internet_20_link" text:visited-style-name="Visited_20_Internet_20_Link">
<text:span text:style-name="T4">
 The Ministry of Veterans told that it was necessary to participate in this year's "Games" </text:span>
</text:a>
</text:span>
</text:p>
      <text:p text:style-name="P4">
**</text:p>
      <text:p text:style-name="P4">
The Ministry of Veterans noted that specifically known as Tyra, the Invictus Games Invictus Games Foundation, specifically known as Taira ", the Invictus Games Invictus Games. Tyra had to speak at UgaAaz international competitions in 2022, but because she could not be held captive. So, the composition of this year's national team increased by 1 participant and was 25 people.</text:p>
      <text:p text:style-name="P4">
<draw:frame draw:style-name="fr1" draw:name="Image67" text:anchor-type="as-char" svg:width="6.9236in" svg:height="3.98684in" draw:z-index="0">
<draw:image xlink:href="../Images/AРМІЯINFORM/2023-06-05T78-00-00-04-00/foto-2-4.jpg" xlink:type="simple" xlink:show="embed" xlink:actuate="onLoad" draw:mime-type="image/jpeg"/>
</draw:frame>
In total, 202 Tavetrans from different parts of Ukraine participated in the qualifying competitions. They competed in 9 sports: bowing, light athletics, bicycle sports, rowing on simulators, powerlifting, table tennis, volleyball sitting, basketball on trolleys.</text:p>
      <text:p text:style-name="P4">
<draw:frame draw:style-name="fr1" draw:name="Image68" text:anchor-type="as-char" svg:width="6.9236in" svg:height="5.158082in" draw:z-index="0">
<draw:image xlink:href="../Images/AРМІЯINFORM/2023-06-05T78-00-00-04-00/foto-3-1-1.jpg" xlink:type="simple" xlink:show="embed" xlink:actuate="onLoad" draw:mime-type="image/jpeg"/>
</draw:frame>
</text:p>
      <text:p text:style-name="P4">
-Our team has prepared a very interesting and rich program that will be wrapped in 3 training sessions. Each of these stages has its own concern. At the first training meetings, each participant will be able to choose their priority sport. It is very important that participants will be able to work not only in sports in which they participated in the national selection, but also protest everything in the program. Our corticals will focus on the sport that they are building for them, and in which the participant will be able to express themselves. That is, it will be a cyst period. The second training fee will be playing. Actually, we will have volleyball teams and basketball for the first stage. And then, in the second stage, these teams will be improved. The third training fee is planned abroad, from where I will go to the competition. This gathering will be the most important, ”Olenaanovskaya said.</text:p>
      <text:p text:style-name="P4">
She emphasized that this year an extremely powerful team of specialists, who seek to rehabilitate our military and, in fact, rehabilitation and recovery, is an important component of the "Games of the Untord".</text:p>
      <text:p text:style-name="P4">
<draw:frame draw:style-name="fr1" draw:name="Image69" text:anchor-type="as-char" svg:width="6.9236in" svg:height="3.842598in" draw:z-index="0">
<draw:image xlink:href="../Images/AРМІЯINFORM/2023-06-05T78-00-00-04-00/foto-4-1-1.jpg" xlink:type="simple" xlink:show="embed" xlink:actuate="onLoad" draw:mime-type="image/jpeg"/>
</draw:frame>
The Selection and Preparation of the National Team of Ukraine in 2023 was carried out by the Ministry of Examination of Veterans of Ukraine together with the BF "Come back Living", the Center for Strategic Communications "Stratko Ukraine" and NGO "Invictus Ukraine" with the support of the mating working group and with the assistance of the sports department of the Lviv City Council.</text:p>
      <text:p text:style-name="P4">
<text:span text:style-name="T5">
Opto author</text:span>
</text:p>
      <text:p text:style-name="P4">
News Source: <text:a xlink:type="simple" xlink:href="https://armyinform.com.ua/2023/06/05/minveteraniv-ogolosylo-sklad-naczionalnoyi-zbirnoyi-igor-neskorenyh-2023/" text:style-name="Internet_20_link" text:visited-style-name="Visited_20_Internet_20_Link">
https://armyinform.com.ua/2023/06/05/minveteraniv-ogolosylo-sklad-naczionalnoyi-zbirnoyi-igor-neskorenyh-2023/</text:a>
</text:p>
      <!--NEWS-->
      <text:h text:style-name="P10" text:outline-level="1">
<text:span text:style-name="T4">
Mateusz Moravetsky: Ukraine deserves an accelerated introduction to NATO</text:span>
</text:h>
      <text:p text:style-name="P4">
Author: ['АРМІЯINFORM']</text:p>
      <text:p text:style-name="P4">
Time: 2023-06-05T79:00:00-04:00</text:p>
      <text:p text:style-name="P4">
Description: Prem-Minіster Polish Mateush Moravelyky declared, Shko Ukrainian to fight in NATO iz ... war with Ukraine 2022, War with Ukraine Latest news today, News War with Ukraine 2022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2/czczcznato.jpg" text:style-name="Internet_20_link" text:visited-style-name="Visited_20_Internet_20_Link">
czczcznato.jpg</text:a>
']</text:p>
      <text:p text:style-name="P4">
Tags: ['МАТЕУШ МОРАВЕЦЬКИЙ', 'НАТО', 'ПОЛЬЩА']</text:p>
      <text:p text:style-name="P4">
Category: News</text:p>
      <!--METADATA-->
      <text:p text:style-name="P4">
<draw:frame draw:style-name="fr1" draw:name="Image70" text:anchor-type="as-char" svg:width="6.9236in" svg:height="4.340623in" draw:z-index="0">
<draw:image xlink:href="../Images/AРМІЯINFORM/2023-06-05T79-00-00-04-00/czczcznato.jpg" xlink:type="simple" xlink:show="embed" xlink:actuate="onLoad" draw:mime-type="image/jpeg"/>
</draw:frame>
Polish Prime Minister Mateusz Moravetsky stated that Ukraine is struggling NATO against Russian imperialism that threatens the Union States, and therefore deserves part of the Alliance.</text:p>
      <text:p text:style-name="P4">
Statement of the Polish premiere <text:a xlink:type="simple" xlink:href="https://www.facebook.com/kondratiukolena" text:style-name="Internet_20_link" text:visited-style-name="Visited_20_Internet_20_Link">
quotes</text:a>
Deputy Chairman of the Verkhovna Rada of Ukraine Olena Kondratyuk.</text:p>
      <text:p text:style-name="P4">
"Even if Ukraine is not a part of NATO today, it is fighting in its inters in the sense that it protects before the cruel Russian force that would have aged many NATO countries," said the head of the Polish government Tadodava: - I believe that Ukraine deserves to deserve that She was offered a very fast path to NATO. "</text:p>
      <text:p text:style-name="P4">
Elena Kondratyuk thanked the Poland for solidarity and advocacy of Ukraine's ambulance into the North Atlantic Alliance.</text:p>
      <text:p text:style-name="P4">
"We are expecting a clear signal of NATO's willingness to offer Ukraine a summit at a summit in Vilnius," she summarized.</text:p>
      <text:p text:style-name="P4">
We will remind, earlier NATO Secretary General Jens Stoltenberg during a meeting of the President of Ukraine Volodymyr Zelensky in Kiev <text:a xlink:type="simple" xlink:href="https://armyinform.com.ua/2023/04/20/yens-stoltenberg-miscze-ukrayiny-po-pravu-v-nato/" text:style-name="Internet_20_link" text:visited-style-name="Visited_20_Internet_20_Link">
declared</text:a>
that at the July Summit in Vilnius, one prudent issues will be discussing the Alliance Member States of security for Ukraine, as well as the issue of its membership in the Alliance.</text:p>
      <text:p text:style-name="P4">
News Source: <text:a xlink:type="simple" xlink:href="https://armyinform.com.ua/2023/06/05/mateush-moraveczkyj-ukrayina-zaslugovuye-na-pryskorenyj-vstup-do-nato/" text:style-name="Internet_20_link" text:visited-style-name="Visited_20_Internet_20_Link">
https://armyinform.com.ua/2023/06/05/mateush-moraveczkyj-ukrayina-zaslugovuye-na-pryskorenyj-vstup-do-nato/</text:a>
</text:p>
      <!--NEWS-->
      <text:h text:style-name="P10" text:outline-level="1">
<text:span text:style-name="T4">
The war is not only destroyed by Ukraine, it also destroys the Russian Federation - Anna Malyar</text:span>
</text:h>
      <text:p text:style-name="P4">
Author: ['АРМІЯINFORM']</text:p>
      <text:p text:style-name="P4">
Time: 2023-06-05T80:00:00-04:00</text:p>
      <text:p text:style-name="P4">
Description: About the Tse in the Ephirus Telemarafon “єini News” Rospovіla Intercessor Minstra defense Ukrainia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malyar-e1685980532284.jpeg" text:style-name="Internet_20_link" text:visited-style-name="Visited_20_Internet_20_Link">
malyar-e1685980532284.jpeg</text:a>
']</text:p>
      <text:p text:style-name="P4">
Tags: ['STOPRUSSIA', 'АГРЕСІЯ РФ', 'ВІЙНА', 'ВТОРГНЕННЯ РФ', 'ГАННА МАЛЯР']</text:p>
      <text:p text:style-name="P4">
Category: News</text:p>
      <!--METADATA-->
      <text:p text:style-name="P4">
<draw:frame draw:style-name="fr1" draw:name="Image71" text:anchor-type="as-char" svg:width="6.9236in" svg:height="3.813847in" draw:z-index="0">
<draw:image xlink:href="../Images/AРМІЯINFORM/2023-06-05T80-00-00-04-00/malyar-e1685980532284.jpeg" xlink:type="simple" xlink:show="embed" xlink:actuate="onLoad" draw:mime-type="image/jpeg"/>
</draw:frame>
The Deputy Ministers of Ukraine Anna Malyar told about it on the air of the Unified News.</text:p>
      <ul>
        <li>
We have already said that in Russia the complication of the internal political situation is provoked. Society cannot approve of what is happening for so long or be silent for so long. This cannot be arranged, I hope more than Russia, because in reality this war is destroying not only Ukraine, it destroys the Irosian Federation. We observe what is happening. Clearly, it will be complicated because the Russians do not leave here(in Ukraine. –Aut.)To fight, and accordingly they complicate the situation in their country, ”Anna Malyar said.</li>
      </ul>
      <text:p text:style-name="P4">
News Source: <text:a xlink:type="simple" xlink:href="https://armyinform.com.ua/2023/06/05/vijna-rujnuye-ne-tilky-ukrayinu-vona-rujnuye-i-rosijsku-federacziyu-ganna-malyar/" text:style-name="Internet_20_link" text:visited-style-name="Visited_20_Internet_20_Link">
https://armyinform.com.ua/2023/06/05/vijna-rujnuye-ne-tilky-ukrayinu-vona-rujnuye-i-rosijsku-federacziyu-ganna-malyar/</text:a>
</text:p>
      <!--NEWS-->
      <text:h text:style-name="P10" text:outline-level="1">
<text:span text:style-name="T4">
June 6 will take place a straight telephone line with the Thro Armed Forces Commander</text:span>
</text:h>
      <text:p text:style-name="P4">
Author: ['АРМІЯINFORM']</text:p>
      <text:p text:style-name="P4">
Time: 2023-06-05T81:00:00-04:00</text:p>
      <text:p text:style-name="P4">
Description: 6 Chervnya z 13:00 to 14:00 Vidbua Garyach Linіya for the district command of forces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3/tanczyura.jpg" text:style-name="Internet_20_link" text:visited-style-name="Visited_20_Internet_20_Link">
tanczyura.jpg</text:a>
']</text:p>
      <text:p text:style-name="P4">
Tags: ['ГАРЯЧА ЛІНІЯ', 'КОМАНДУВАННЯ СИЛ ТЕРОБОРОНИ ЗСУ', 'ТАНЦЮРА ІГОР']</text:p>
      <text:p text:style-name="P4">
Category: News</text:p>
      <!--METADATA-->
      <text:p text:style-name="P4">
<draw:frame draw:style-name="fr1" draw:name="Image72" text:anchor-type="as-char" svg:width="6.9236in" svg:height="4.615733in" draw:z-index="0">
<draw:image xlink:href="../Images/AРМІЯINFORM/2023-06-05T81-00-00-04-00/tanczyura.jpg" xlink:type="simple" xlink:show="embed" xlink:actuate="onLoad" draw:mime-type="image/jpeg"/>
</draw:frame>
On June 6, from 13:00 to 2:00 pm there will be a hot line with the participation of the commander of the Silterritorial Defense of the Armed Forces of Ukraine Major General Igor Tanks.</text:p>
      <text:p text:style-name="P4">
About it <text:a xlink:type="simple" xlink:href="https://www.facebook.com/TerritorialDefenseForces/posts/pfbid02YxnVmYAM2fbFmjwG5hEPCYa3sqdVeGnHQnSY6W8dZ95sRKt26tZto6otqMDMNxswl" text:style-name="Internet_20_link" text:visited-style-name="Visited_20_Internet_20_Link">
reports</text:a>
служба зв’язків з громадськістю Командування Сил ТрО ЗСУ.</text:p>
      <text:p text:style-name="P4">
Військовослужбовці та їхні рідні можуть впродовж години поспілкуватися згенерал-майором Ігорем Танцюрою за номером 0 800 507 028.</text:p>
      <text:p text:style-name="P4">
У Командуванні Сил ТрО ЗСУ гаряча лінія працює щодня з початку лютого 2022року. За цей час було прийнято понад 90 тисяч дзвінків.</text:p>
      <text:p text:style-name="P4">
News Source: <text:a xlink:type="simple" xlink:href="https://armyinform.com.ua/2023/06/05/6-chervnya-vidbudetsya-pryama-telefonna-liniya-z-komanduvachem-syl-tro-zsu/" text:style-name="Internet_20_link" text:visited-style-name="Visited_20_Internet_20_Link">
https://armyinform.com.ua/2023/06/05/6-chervnya-vidbudetsya-pryama-telefonna-liniya-z-komanduvachem-syl-tro-zsu/</text:a>
</text:p>
      <!--NEWS-->
      <text:h text:style-name="P10" text:outline-level="1">
<text:span text:style-name="T4">
In the east of Ukraine there were 25 combat clashes per day - the General Staff of the Armed Forces</text:span>
</text:h>
      <text:p text:style-name="P4">
Author: ['АРМІЯINFORM']</text:p>
      <text:p text:style-name="P4">
Time: 2023-06-05T82:00:00-04:00</text:p>
      <text:p text:style-name="P4">
Description: Opponent of the same Zoedzhu, the main Zuill at the my best of the recruitment of Lugansko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zsu-viyna-donechchyna.webp" text:style-name="Internet_20_link" text:visited-style-name="Visited_20_Internet_20_Link">
zsu-viyna-donechchyna.webp</text:a>
']</text:p>
      <text:p text:style-name="P4">
Tags: ['ГЕНЕРАЛЬНИЙ ШТАБ ЗС УКРАЇНИ', 'ОПЕРАТИВНА ІНФОРМАЦІЯ']</text:p>
      <text:p text:style-name="P4">
Category: News</text:p>
      <!--METADATA-->
      <text:p text:style-name="P4">
<draw:frame draw:style-name="fr1" draw:name="Image73" text:anchor-type="as-char" svg:width="6.9236in" svg:height="4.183008in" draw:z-index="0">
<draw:image xlink:href="../ConvertedIMGs/AРМІЯINFORM/2023-06-05T82-00-00-04-00/zsu-viyna-donechchyna.png" xlink:type="simple" xlink:show="embed" xlink:actuate="onLoad" draw:mime-type="image/png"/>
</draw:frame>
The enemy continues to focus the main efforts on attempts by full occupation of the Luhansk and Donetsk regions. During the day there were 25 fighting.</text:p>
      <text:p text:style-name="P4">
About this <text:a xlink:type="simple" xlink:href="https://m.facebook.com/story.php" text:style-name="Internet_20_link" text:visited-style-name="Visited_20_Internet_20_Link">
it is referred</text:a>
In the operational information of the General Staff of the Armed Forces.</text:p>
      <text:p text:style-name="P4">
In the Volyn and Polissya directions, the operational situation without significant changes, no signs of formation of offensive groups were detected. The Republicless is continuing to support Russian armed aggression - the preparation of the enemy units is drawn on its polygon.</text:p>
      <text:p text:style-name="P4">
In the Liman direction during the day the enemy led unsuccessful offensive divers of the Bigorivka area of Luhansk region.</text:p>
      <text:p text:style-name="P4">
In the Bakhmut direction, the enemy conducted offensive actions in the direction of theuvanovsky, had no success.</text:p>
      <text:p text:style-name="P4">
In the Avdeevsky direction, the enemy made an unsuccessful attempt at the offensive near Nesevelsky.</text:p>
      <text:p text:style-name="P4">
In the Mariinsky direction, our defenders repelled all 8 enemy attacks in the Marinka's region, at the same time, the enemy struck the lamps within the launch.</text:p>
      <text:p text:style-name="P4">
In Zaporizhzhya and Kherson directions, the enemy continues to conduct defense.</text:p>
      <text:p text:style-name="P4">
News Source: <text:a xlink:type="simple" xlink:href="https://armyinform.com.ua/2023/06/05/na-shodi-ukrayiny-za-dobu-vidbulos-25-bojovyh-zitknen-genshtab-zsu/" text:style-name="Internet_20_link" text:visited-style-name="Visited_20_Internet_20_Link">
https://armyinform.com.ua/2023/06/05/na-shodi-ukrayiny-za-dobu-vidbulos-25-bojovyh-zitknen-genshtab-zsu/</text:a>
</text:p>
      <!--NEWS-->
      <text:h text:style-name="P10" text:outline-level="1">
<text:span text:style-name="T4">
IAEA provided Ukraine for physical and nuclear safety in the amount of 5 million euros</text:span>
</text:h>
      <text:p text:style-name="P4">
Author: ['АРМІЯINFORM']</text:p>
      <text:p text:style-name="P4">
Time: 2023-06-05T83:00:00-04:00</text:p>
      <text:p text:style-name="P4">
Description: The agency agency is atomic (Magate) with a large -scale aggression of the Russian Federation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magate.jpg" text:style-name="Internet_20_link" text:visited-style-name="Visited_20_Internet_20_Link">
magate.jpg</text:a>
']</text:p>
      <text:p text:style-name="P4">
Tags: ['STOPRUSSIA', 'АГРЕСІЯ РФ', 'ВТОРГНЕННЯ РФ', 'МАГАТЕ']</text:p>
      <text:p text:style-name="P4">
Category: News</text:p>
      <!--METADATA-->
      <text:p text:style-name="P4">
<draw:frame draw:style-name="fr1" draw:name="Image74" text:anchor-type="as-char" svg:width="6.9236in" svg:height="4.615733in" draw:z-index="0">
<draw:image xlink:href="../Images/AРМІЯINFORM/2023-06-05T83-00-00-04-00/magate.jpg" xlink:type="simple" xlink:show="embed" xlink:actuate="onLoad" draw:mime-type="image/jpeg"/>
</draw:frame>
Atomic Energy International(IDA)Since the beginning of large -scale aggression of the Russian Federation, Ukraine has provided equipment for physical and nuclear safety in the amount of 5 million euros.</text:p>
      <text:p text:style-name="P4">
About it <text:a xlink:type="simple" xlink:href="http://www.iaea.org/newscenter/statements/iaea-director-generals-introductory-statement-to-the-board-of-governors-5-jun-2023" text:style-name="Internet_20_link" text:visited-style-name="Visited_20_Internet_20_Link">
stated</text:a>
CEO Rafael Mariano Grossi to his speech to the Council of the Agency Managing Agency.</text:p>
      <text:p text:style-name="P4">
He noted that groups of IAEA experts remain not only the Nazaposhzhia NPPs, but also at all nuclear power plants of Ukraine, carrying out monitoring and daily reporting on the development of events in the field of nuclear taphysical protection. In total, 81 experts of 37 missions have rotated the facilities in Ukraine.</text:p>
      <text:p text:style-name="P4">
The IAEA head has stated that in recent months there has been an increase in military activity, and therefore three existing nuclear power plants in Ukraine were able to reduce their capacity directly due to hostilities. In addition, all stations have encountered problems with the supply of spare parts.</text:p>
      <text:p text:style-name="P4">
According to Grossi, from now on, experts of the IAEA mission will report to him, as a CEO of these principles, and he will publicly tell him about any violations.</text:p>
      <text:p text:style-name="P4">
News Source: <text:a xlink:type="simple" xlink:href="https://armyinform.com.ua/2023/06/05/magate-nadalo-ukrayini-obladnannya-dlya-fizychnoyi-ta-yadernoyi-bezpeky-na-sumu-5-mln-yevro/" text:style-name="Internet_20_link" text:visited-style-name="Visited_20_Internet_20_Link">
https://armyinform.com.ua/2023/06/05/magate-nadalo-ukrayini-obladnannya-dlya-fizychnoyi-ta-yadernoyi-bezpeky-na-sumu-5-mln-yevro/</text:a>
</text:p>
      <!--NEWS-->
      <text:h text:style-name="P10" text:outline-level="1">
<text:span text:style-name="T4">
Denis Shmigal and James Kleverli discussed military cooperation and prospects for Euro -Atlantic integration</text:span>
</text:h>
      <text:p text:style-name="P4">
Author: ['АРМІЯINFORM']</text:p>
      <text:p text:style-name="P4">
Time: 2023-06-05T84:00:00-04:00</text:p>
      <text:p text:style-name="P4">
Description: Prem-Minіstrakhokhoka Denis Schmigal at Kiwi Voriv Zustych Iz by the Sovereign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thumb_204306_820_360_0_0_auto.jpg" text:style-name="Internet_20_link" text:visited-style-name="Visited_20_Internet_20_Link">
thumb_204306_820_360_0_0_auto.jpg</text:a>
']</text:p>
      <text:p text:style-name="P4">
Tags: ['STOPRUSSIA', 'АГРЕСІЯ РФ', 'ВТОРГНЕННЯ РФ', 'ДЕНИС ШМИГАЛЬ', 'ДЖЕЙМС КЛЕВЕРЛІ', 'УРЯДОВИЙ ПОРТАЛ']</text:p>
      <text:p text:style-name="P4">
Category: News</text:p>
      <!--METADATA-->
      <text:p text:style-name="P4">
<draw:frame draw:style-name="fr1" draw:name="Image75" text:anchor-type="as-char" svg:width="6.9236in" svg:height="4.407462in" draw:z-index="0">
<draw:image xlink:href="../Images/AРМІЯINFORM/2023-06-05T84-00-00-04-00/thumb_204306_820_360_0_0_auto.jpg" xlink:type="simple" xlink:show="embed" xlink:actuate="onLoad" draw:mime-type="image/jpeg"/>
</draw:frame>
Prime Minister of Ukraine Denis Shmigal in Kyiv met with a secretary of foreign affairs, the Commonwealth of Nations and the development of Britain James Kleverla.</text:p>
      <text:p text:style-name="P4">
About it <text:a xlink:type="simple" xlink:href="https://www.kmu.gov.ua/news/denys-shmyhal-ta-dzheims-kleverli-obhovoryly-viiskovu-spivpratsiu-vidnovlennia-ta-perspektyvy-ievroatlantychnoi-intehratsii" text:style-name="Internet_20_link" text:visited-style-name="Visited_20_Internet_20_Link">
reports</text:a>
Government portal.</text:p>
      <text:p text:style-name="P4">
The parties discussed the issues of armed support for Ukraine, reconstruction and integration of NATO.</text:p>
      <text:p text:style-name="P4">
Denis Shmigal thanked James Kleverli for Britain's leadership in creating "fighter coalitions" and readiness to teach our pilots.</text:p>
      <text:p text:style-name="P4">
“Today, on the agenda, our pilots preparation, the first groups are already referred to the United Kingdom. The battlefield is reformatting the Ukrainian Armed Forces according to NATO standards. Therefore, during the NATO summit, Ukrainian is to hear specific messages about our future in the Alliance. This is important for Ukrainian society and for our army, ”the head of government emphasized.</text:p>
      <text:p text:style-name="P4">
Denis Shmigal also expressed gratitude to the United Kingdom for the unconditional, unwavering support of Ukraine in all areas - from military to financial and financial sanction.</text:p>
      <text:p text:style-name="P4">
The head of the government urged partners to strengthen sanctions against the Russian Federation, in particular about the export of dual -use goods, which will bleed the Russian military military. Denis Shmigal also expressed his hope for the rapid development of a compensation mechanism. As a result, Russia has to pay for the all -destroyed.</text:p>
      <text:p text:style-name="P4">
The participants of the meeting also discussed the issue of reconstruction. The Prime Minister of Ukraine has attended the UK's participation in rapid restoration, including six bridges in the Kyiv region and the use of UKEF export-credit tools.</text:p>
      <text:p text:style-name="P4">
“From June 21-22, Ukraine has expedited practical results in London. First of all, to attract resources for reconstruction, ”Denis Shmigal said.</text:p>
      <text:p text:style-name="P4">
For his part, James Kleverli noted that the United Kingdom would continue to support Ukraine and Ukrainians in various fields, as well as help in renewal.</text:p>
      <text:p text:style-name="P4">
News Source: <text:a xlink:type="simple" xlink:href="https://armyinform.com.ua/2023/06/05/denys-shmygal-ta-dzhejms-kleverli-obgovoryly-vijskovu-spivpraczyu-vidnovlennya-ta-perspektyvy-yevroatlantychnoyi-integracziyi/" text:style-name="Internet_20_link" text:visited-style-name="Visited_20_Internet_20_Link">
https://armyinform.com.ua/2023/06/05/denys-shmygal-ta-dzhejms-kleverli-obgovoryly-vijskovu-spivpraczyu-vidnovlennya-ta-perspektyvy-yevroatlantychnoyi-integracziyi/</text:a>
</text:p>
      <!--NEWS-->
      <text:h text:style-name="P10" text:outline-level="1">
<text:span text:style-name="T4">
In Kharkiv, the Russian Air Bomb with 300 kilograms of explosives was neutralized</text:span>
</text:h>
      <text:p text:style-name="P4">
Author: ['АРМІЯINFORM']</text:p>
      <text:p text:style-name="P4">
Time: 2023-06-05T85:00:00-04:00</text:p>
      <text:p text:style-name="P4">
Description: At the Teritorsky Kommersant district, Kharkivko, Polocytsiki Vibuhtechkiykiykili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thumb_90555_800_600_0_0_auto.jpg" text:style-name="Internet_20_link" text:visited-style-name="Visited_20_Internet_20_Link">
thumb_90555_800_600_0_0_auto.jpg</text:a>
', '<text:a xlink:type="simple" xlink:href="https://armyinform.com.ua/wp-content/uploads/2023/06/1685968777-558.jpg" text:style-name="Internet_20_link" text:visited-style-name="Visited_20_Internet_20_Link">
1685968777-558.jpg</text:a>
']</text:p>
      <text:p text:style-name="P4">
Tags: ['STOPRUSSIA', 'АГРЕСІЯ РФ', 'ВІЙНА', 'ВТОРГНЕННЯ РФ', 'НАЦІОНАЛЬНА ПОЛІЦІЯ', 'ФАБ-500']</text:p>
      <text:p text:style-name="P4">
Category: News</text:p>
      <!--METADATA-->
      <text:p text:style-name="P4">
<draw:frame draw:style-name="fr1" draw:name="Image76" text:anchor-type="as-char" svg:width="6.9236in" svg:height="3.911834in" draw:z-index="0">
<draw:image xlink:href="../Images/AРМІЯINFORM/2023-06-05T85-00-00-04-00/thumb_90555_800_600_0_0_auto.jpg" xlink:type="simple" xlink:show="embed" xlink:actuate="onLoad" draw:mime-type="image/jpeg"/>
</draw:frame>
In the territory of Kupyansk district of Kharkiv region, police explosive technicians were damaged by a FAB-500 FAB-500 Aviation Bomb, equipped with 300 kilograms of a boil.</text:p>
      <text:p text:style-name="P4">
About it <text:a xlink:type="simple" xlink:href="https://www.npu.gov.ua/news/na-kharkivshchyni-vybukhotekhniky-politsii-zneshkodyly-aviabombu-iz-300-kh-vybukhivky" text:style-name="Internet_20_link" text:visited-style-name="Visited_20_Internet_20_Link">
reported</text:a>
National police.</text:p>
      <text:p text:style-name="P4">
As noted in the National Police, Fab-500 is one of the most dangerous weapons used by the Russian army. Exploring, such a ammunition leaves after a depth of five and 30 meters in diameter.</text:p>
      <text:p text:style-name="P4">
<draw:frame draw:style-name="fr1" draw:name="Image77" text:anchor-type="as-char" svg:width="6.9236in" svg:height="5.1927in" draw:z-index="0">
<draw:image xlink:href="../Images/AРМІЯINFORM/2023-06-05T85-00-00-04-00/1685968777-558.jpg" xlink:type="simple" xlink:show="embed" xlink:actuate="onLoad" draw:mime-type="image/jpeg"/>
</draw:frame>
As noted in the National Police, Fab-500 is one of the most dangerous weapons used by the Russian army. Exploring, such a ammunition leaves after a depth of five and 30 meters in diameter.</text:p>
      <text:p text:style-name="P4">
Information on the detection of enemy airbags received from the locals. The boost was found during agricultural work on the field of a nearby pop.</text:p>
      <text:p text:style-name="P4">
Executive specialists manually dismantled the airbag and transferred it to transport.</text:p>
      <text:p text:style-name="P4">
Subsequently, the ammunition was taken out of the area where the explosion could cause critical and destroyed on a special blasting area.</text:p>
      <text:p text:style-name="P4">
News Source: <text:a xlink:type="simple" xlink:href="https://armyinform.com.ua/2023/06/05/na-harkivshhyni-zneshkodyly-rosijsku-aviabombu-iz-300-kilogramamy-vybuhivky/" text:style-name="Internet_20_link" text:visited-style-name="Visited_20_Internet_20_Link">
https://armyinform.com.ua/2023/06/05/na-harkivshhyni-zneshkodyly-rosijsku-aviabombu-iz-300-kilogramamy-vybuhivky/</text:a>
</text:p>
      <!--NEWS-->
      <text:h text:style-name="P10" text:outline-level="1">
<text:span text:style-name="T4">
Alexei Reznikov thanked the Ukrainian delegation for the promotion of national interests in the Singapore Forum</text:span>
</text:h>
      <text:p text:style-name="P4">
Author: ['АРМІЯINFORM']</text:p>
      <text:p text:style-name="P4">
Time: 2023-06-05T86:00:00-04:00</text:p>
      <text:p text:style-name="P4">
Description: Mainstro defense of Ukraine Oleksiy Reznikov, having packed the Ukrainian delegation on a nonsense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fx3ol1cxwaa_g4x.jpg" text:style-name="Internet_20_link" text:visited-style-name="Visited_20_Internet_20_Link">
fx3ol1cxwaa_g4x.jpg</text:a>
']</text:p>
      <text:p text:style-name="P4">
Tags: ['ОЛЕКСІЙ РЕЗНІКОВ', 'ОФІЦІЙНО', 'СІНГАПУР']</text:p>
      <text:p text:style-name="P4">
Category: News</text:p>
      <!--METADATA-->
      <text:p text:style-name="P4">
<draw:frame draw:style-name="fr1" draw:name="Image78" text:anchor-type="as-char" svg:width="6.9236in" svg:height="5.1927in" draw:z-index="0">
<draw:image xlink:href="../Images/AРМІЯINFORM/2023-06-05T86-00-00-04-00/fx3ol1cxwaa_g4x.jpg" xlink:type="simple" xlink:show="embed" xlink:actuate="onLoad" draw:mime-type="image/jpeg"/>
</draw:frame>
The Minister of Defense of Ukraine Oleksiy Reznikov thanked the Ukrainian delegation of the Induction Forum "Dialogue Shangri-L" in Singapore.</text:p>
      <text:p text:style-name="P4">
About this <text:a xlink:type="simple" xlink:href="https://twitter.com/oleksiireznikov/status/1665742732520767488" text:style-name="Internet_20_link" text:visited-style-name="Visited_20_Internet_20_Link">
it is referred</text:a>
All Twitter.</text:p>
      <text:p text:style-name="P4">
“You have done a fantastic work, promoting our national interests in Asia around the world.</text:p>
      <text:p text:style-name="P4">
I especially thank our Ambassador of Ukraine in Singapore Kateryna Zelenko and our Command of the Embassy of Ukraine in Singapore for their work and professionalism.</text:p>
      <text:p text:style-name="P4">
Ukraine has friends all over the world, and they are ready to help us bring us closer, ”his post reads.</text:p>
      <text:p text:style-name="P4">
News Source: <text:a xlink:type="simple" xlink:href="https://armyinform.com.ua/2023/06/05/oleksij-reznikov-podyakuvav-ukrayinskij-delegacziyi-za-prosuvannya-naczionalnyh-interesiv-na-forumi-u-singapuri/" text:style-name="Internet_20_link" text:visited-style-name="Visited_20_Internet_20_Link">
https://armyinform.com.ua/2023/06/05/oleksij-reznikov-podyakuvav-ukrayinskij-delegacziyi-za-prosuvannya-naczionalnyh-interesiv-na-forumi-u-singapuri/</text:a>
</text:p>
      <!--NEWS-->
      <text:h text:style-name="P10" text:outline-level="1">
<text:span text:style-name="T4">
In the window of more than 300 cadets received the title of "junior lieutenant"</text:span>
</text:h>
      <text:p text:style-name="P4">
Author: ['Тетяна Головатюк']</text:p>
      <text:p text:style-name="P4">
Time: 2023-06-05T87:00:00-04:00</text:p>
      <text:p text:style-name="P4">
Description: At the VIISKOVOYA INITITITITII Taras Shevchenka, the Chergovy Vibilov OFITER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golovna-14.jpg" text:style-name="Internet_20_link" text:visited-style-name="Visited_20_Internet_20_Link">
golovna-14.jpg</text:a>
', '<text:a xlink:type="simple" xlink:href="https://armyinform.com.ua/wp-content/uploads/2023/06/foto-3-3-150x150.jpg" text:style-name="Internet_20_link" text:visited-style-name="Visited_20_Internet_20_Link">
foto-3-3-150x150.jpg</text:a>
', '<text:a xlink:type="simple" xlink:href="https://armyinform.com.ua/wp-content/uploads/2023/06/foto-1-3-150x150.jpg" text:style-name="Internet_20_link" text:visited-style-name="Visited_20_Internet_20_Link">
foto-1-3-150x150.jpg</text:a>
', '<text:a xlink:type="simple" xlink:href="https://armyinform.com.ua/wp-content/uploads/2023/06/foto-2-3-150x150.jpg" text:style-name="Internet_20_link" text:visited-style-name="Visited_20_Internet_20_Link">
foto-2-3-150x150.jpg</text:a>
', '<text:a xlink:type="simple" xlink:href="https://armyinform.com.ua/wp-content/uploads/2023/06/foto-5-2-150x150.jpg" text:style-name="Internet_20_link" text:visited-style-name="Visited_20_Internet_20_Link">
foto-5-2-150x150.jpg</text:a>
', '<text:a xlink:type="simple" xlink:href="https://armyinform.com.ua/wp-content/uploads/2023/06/foto-6-2-150x150.jpg" text:style-name="Internet_20_link" text:visited-style-name="Visited_20_Internet_20_Link">
foto-6-2-150x150.jpg</text:a>
', '<text:a xlink:type="simple" xlink:href="https://armyinform.com.ua/wp-content/uploads/2023/06/foto-7-2-150x150.jpg" text:style-name="Internet_20_link" text:visited-style-name="Visited_20_Internet_20_Link">
foto-7-2-150x150.jpg</text:a>
', '<text:a xlink:type="simple" xlink:href="https://armyinform.com.ua/wp-content/uploads/2023/06/foto-4-2-150x150.jpg" text:style-name="Internet_20_link" text:visited-style-name="Visited_20_Internet_20_Link">
foto-4-2-150x150.jpg</text:a>
', '<text:a xlink:type="simple" xlink:href="https://armyinform.com.ua/wp-content/uploads/2023/06/foto-9-2-150x150.jpg" text:style-name="Internet_20_link" text:visited-style-name="Visited_20_Internet_20_Link">
foto-9-2-150x150.jpg</text:a>
', '<text:a xlink:type="simple" xlink:href="https://armyinform.com.ua/wp-content/uploads/2023/06/foto-8-2-150x150.jpg" text:style-name="Internet_20_link" text:visited-style-name="Visited_20_Internet_20_Link">
foto-8-2-150x150.jpg</text:a>
', '<text:a xlink:type="simple" xlink:href="https://armyinform.com.ua/wp-content/uploads/2023/06/foto-12-2-150x150.jpg" text:style-name="Internet_20_link" text:visited-style-name="Visited_20_Internet_20_Link">
foto-12-2-150x150.jpg</text:a>
', '<text:a xlink:type="simple" xlink:href="https://armyinform.com.ua/wp-content/uploads/2023/06/foto-10-1-150x150.jpg" text:style-name="Internet_20_link" text:visited-style-name="Visited_20_Internet_20_Link">
foto-10-1-150x150.jpg</text:a>
', '<text:a xlink:type="simple" xlink:href="https://armyinform.com.ua/wp-content/uploads/2023/06/foto-11-1-150x150.jpg" text:style-name="Internet_20_link" text:visited-style-name="Visited_20_Internet_20_Link">
foto-11-1-150x150.jpg</text:a>
']</text:p>
      <text:p text:style-name="P4">
Tags: ['STOPRUSSIA', 'АГРЕСІЯ РФ', 'ВИПУСК КУРСАНТІВ', 'ВІЙНА', 'ВІКНУ', 'ВТОРГНЕННЯ РФ', 'МОЛОДШИЙ ЛЕЙТЕНАНТ']</text:p>
      <text:p text:style-name="P4">
Category: News</text:p>
      <!--METADATA-->
      <text:p text:style-name="P4">
<draw:frame draw:style-name="fr1" draw:name="Image79" text:anchor-type="as-char" svg:width="6.9236in" svg:height="4.615733in" draw:z-index="0">
<draw:image xlink:href="../Images/AРМІЯINFORM/2023-06-05T87-00-00-04-00/golovna-14.jpg" xlink:type="simple" xlink:show="embed" xlink:actuate="onLoad" draw:mime-type="image/jpeg"/>
</draw:frame>
At the Military Institute of Taras Shevchenko KNU, another highlight of the Armed Forces of Ukraine took place.</text:p>
      <text:p text:style-name="P4">
Until recently, these mobilized servicemen held sergeant positions of the craftsmen. But thanks to the qualitative training of the reserve officers with the cutting "moral and psychological support and psychology", today they received a diploma and primary officer rank-"Junior Lieutenant".</text:p>
      <text:p text:style-name="P4">
Based on the battle flag, the graduates put their hand on the heart and in one voice they sang the anthem of Ukraine.</text:p>
      <text:p text:style-name="P4">
<text:a xlink:type="simple" xlink:href="https://armyinform.com.ua/wp-content/uploads/2023/06/foto-3-3.jpg" text:style-name="Internet_20_link" text:visited-style-name="Visited_20_Internet_20_Link">
!(Images/AРМІЯINFORM/2023-06-05T87-00-00-04-00/foto-3-3-150x150.jpg)</text:a>
</text:p>
      <text:p text:style-name="P4">
<text:a xlink:type="simple" xlink:href="https://armyinform.com.ua/wp-content/uploads/2023/06/foto-1-3.jpg" text:style-name="Internet_20_link" text:visited-style-name="Visited_20_Internet_20_Link">
<draw:frame draw:style-name="fr1" draw:name="Image80" text:anchor-type="as-char" svg:width="6.9236in" svg:height="6.9236in" draw:z-index="0">
<draw:image xlink:href="../Images/AРМІЯINFORM/2023-06-05T87-00-00-04-00/foto-1-3-150x150.jpg" xlink:type="simple" xlink:show="embed" xlink:actuate="onLoad" draw:mime-type="image/jpeg"/>
</draw:frame>
</text:a>
</text:p>
      <text:p text:style-name="P4">
<text:a xlink:type="simple" xlink:href="https://armyinform.com.ua/wp-content/uploads/2023/06/foto-2-3.jpg" text:style-name="Internet_20_link" text:visited-style-name="Visited_20_Internet_20_Link">
<draw:frame draw:style-name="fr1" draw:name="Image81" text:anchor-type="as-char" svg:width="6.9236in" svg:height="6.9236in" draw:z-index="0">
<draw:image xlink:href="../Images/AРМІЯINFORM/2023-06-05T87-00-00-04-00/foto-2-3-150x150.jpg" xlink:type="simple" xlink:show="embed" xlink:actuate="onLoad" draw:mime-type="image/jpeg"/>
</draw:frame>
</text:a>
During the welcoming speech, the head of the Main Department of Moral and Psychological Support of the Armed Forces of Ukraine Major-General Vladislav Klochkov Davporada Davporada to future staff support officers.</text:p>
      <ul>
        <li>
I can proudly say that you are one of the best issues for the whole period. We have achieved this result thanks to quality selection and your desire. The very difficult work is to free our land from Russian invaders. I ask you to become the main advisor to the unit and assistant for personnel. You are those people who inspire the boys to win. I hope you are honored with your duty. And the intent will raise the structure of moral and psychological support of the Twist "Wagon" to the category "Personnel support officer". True, God with us and the victory will be ours-Major General Vladislav Klochkov.</li>
      </ul>
      <text:p text:style-name="P4">
The head of the Military Institute Brigade, General Anatoliy Shevchenko also said the younger officers and thanked them for the conscious choice to stand up to a protected state.</text:p>
      <ul>
        <li>
Time is fleeting, just yesterday I turned to you "gentlemen cadets", today I am proud to turn to you "gentlemen officers". I thank you the choice of becoming officers. You have found courage at a very easy time for our country and came to our studies. I hope that thanks to the preparation and skills you have acquired here, our victory is laid down a lot faster, - says brigade General Anatoliy Shevchenko.</li>
      </ul>
      <text:p text:style-name="P4">
<text:a xlink:type="simple" xlink:href="https://armyinform.com.ua/wp-content/uploads/2023/06/foto-6-2.jpg" text:style-name="Internet_20_link" text:visited-style-name="Visited_20_Internet_20_Link">
<draw:frame draw:style-name="fr1" draw:name="Image82" text:anchor-type="as-char" svg:width="6.9236in" svg:height="6.9236in" draw:z-index="0">
<draw:image xlink:href="../Images/AРМІЯINFORM/2023-06-05T87-00-00-04-00/foto-6-2-150x150.jpg" xlink:type="simple" xlink:show="embed" xlink:actuate="onLoad" draw:mime-type="image/jpeg"/>
</draw:frame>
</text:a>
</text:p>
      <text:p text:style-name="P4">
<text:a xlink:type="simple" xlink:href="https://armyinform.com.ua/wp-content/uploads/2023/06/foto-7-2.jpg" text:style-name="Internet_20_link" text:visited-style-name="Visited_20_Internet_20_Link">
<draw:frame draw:style-name="fr1" draw:name="Image83" text:anchor-type="as-char" svg:width="6.9236in" svg:height="6.9236in" draw:z-index="0">
<draw:image xlink:href="../Images/AРМІЯINFORM/2023-06-05T87-00-00-04-00/foto-7-2-150x150.jpg" xlink:type="simple" xlink:show="embed" xlink:actuate="onLoad" draw:mime-type="image/jpeg"/>
</draw:frame>
</text:a>
</text:p>
      <text:p text:style-name="P4">
<text:a xlink:type="simple" xlink:href="https://armyinform.com.ua/wp-content/uploads/2023/06/foto-4-2.jpg" text:style-name="Internet_20_link" text:visited-style-name="Visited_20_Internet_20_Link">
<draw:frame draw:style-name="fr1" draw:name="Image84" text:anchor-type="as-char" svg:width="6.9236in" svg:height="6.9236in" draw:z-index="0">
<draw:image xlink:href="../Images/AРМІЯINFORM/2023-06-05T87-00-00-04-00/foto-4-2-150x150.jpg" xlink:type="simple" xlink:show="embed" xlink:actuate="onLoad" draw:mime-type="image/jpeg"/>
</draw:frame>
</text:a>
Under the sounds of the military orchestra, the top 9 graduates were awarded the coene in their studies. One of these is the junior lieutenant Alexander Vakulenko. He expressed his gratitude from all graduates today to the leadership of the Tabard of the Military Institute, as well as the combat officers of the officer's reserve for the qualitative organization of the educational process.</text:p>
      <ul>
        <li>
I thank you for the unique opportunity to establish the interaction between different Rodamivsk and to exchange advanced experiences on personnel. I wish everyone with dignity to bear the honor of the uniform, selflessly fulfill the tasks and be a reliable support for your personnel. I have the honor of knowing each of you, ”says the young officer.</li>
      </ul>
      <text:p text:style-name="P4">
<text:a xlink:type="simple" xlink:href="https://armyinform.com.ua/wp-content/uploads/2023/06/foto-9-2.jpg" text:style-name="Internet_20_link" text:visited-style-name="Visited_20_Internet_20_Link">
!(Images/AРМІЯINFORM/2023-06-05T87-00-00-04-00/foto-9-2-150x150.jpg)</text:a>
</text:p>
      <text:p text:style-name="P4">
<text:a xlink:type="simple" xlink:href="https://armyinform.com.ua/wp-content/uploads/2023/06/foto-8-2.jpg" text:style-name="Internet_20_link" text:visited-style-name="Visited_20_Internet_20_Link">
<draw:frame draw:style-name="fr1" draw:name="Image85" text:anchor-type="as-char" svg:width="6.9236in" svg:height="6.9236in" draw:z-index="0">
<draw:image xlink:href="../Images/AРМІЯINFORM/2023-06-05T87-00-00-04-00/foto-8-2-150x150.jpg" xlink:type="simple" xlink:show="embed" xlink:actuate="onLoad" draw:mime-type="image/jpeg"/>
</draw:frame>
</text:a>
Traditionally, no ceremony passes without military chaplains. One correspondent service - Mikhail Omelyan, gave a blessing to the victory for our defense traffickers.</text:p>
      <ul>
        <li>
In the war, the spirit wins, namely the Ukrainian spirit, because the Russian - was the defeat of defeat. Morally, each of us has already won, it is left to complete the battlefield. Our Orthodox Church of Ukraine is praying today for preserving you and victory!May the Lord bless you with a victory, ”Michael Omelyan won.</li>
      </ul>
      <text:p text:style-name="P4">
<text:a xlink:type="simple" xlink:href="https://armyinform.com.ua/wp-content/uploads/2023/06/foto-12-2.jpg" text:style-name="Internet_20_link" text:visited-style-name="Visited_20_Internet_20_Link">
!(Images/AРМІЯINFORM/2023-06-05T87-00-00-04-00/foto-12-2-150x150.jpg)</text:a>
</text:p>
      <text:p text:style-name="P4">
<text:a xlink:type="simple" xlink:href="https://armyinform.com.ua/wp-content/uploads/2023/06/foto-10-1.jpg" text:style-name="Internet_20_link" text:visited-style-name="Visited_20_Internet_20_Link">
<draw:frame draw:style-name="fr1" draw:name="Image86" text:anchor-type="as-char" svg:width="6.9236in" svg:height="6.9236in" draw:z-index="0">
<draw:image xlink:href="../Images/AРМІЯINFORM/2023-06-05T87-00-00-04-00/foto-10-1-150x150.jpg" xlink:type="simple" xlink:show="embed" xlink:actuate="onLoad" draw:mime-type="image/jpeg"/>
</draw:frame>
</text:a>
</text:p>
      <text:p text:style-name="P4">
And the ceremony ended - a farewell to the combat flag of the military institute. At this point, each of the officers in attendance is aware of their appointment ... In the nichone goal for everyone - a good victory!</text:p>
      <text:p text:style-name="P4">
<text:span text:style-name="T5">
Opto author</text:span>
</text:p>
      <text:p text:style-name="P4">
News Source: <text:a xlink:type="simple" xlink:href="https://armyinform.com.ua/2023/06/05/u-viknu-ponad-300-kursantiv-otrymaly-zvannya-molodshyj-lejtenant/" text:style-name="Internet_20_link" text:visited-style-name="Visited_20_Internet_20_Link">
https://armyinform.com.ua/2023/06/05/u-viknu-ponad-300-kursantiv-otrymaly-zvannya-molodshyj-lejtenant/</text:a>
</text:p>
      <!--NEWS-->
      <text:h text:style-name="P10" text:outline-level="1">
<text:span text:style-name="T4">
The United States has allocated $ 37 million to strengthen Ukraine's cyber resistance</text:span>
</text:h>
      <text:p text:style-name="P4">
Author: ['АРМІЯINFORM']</text:p>
      <text:p text:style-name="P4">
Time: 2023-06-05T88:00:00-04:00</text:p>
      <text:p text:style-name="P4">
Description: At the Pad Schorichny Kіberdіalozi in the capital of the Eskoni Tallinni Ukrainian delegati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kiberbezpeka.jpg" text:style-name="Internet_20_link" text:visited-style-name="Visited_20_Internet_20_Link">
kiberbezpeka.jpg</text:a>
']</text:p>
      <text:p text:style-name="P4">
Tags: ['КІБЕРБЕЗПЕКА', 'МИХАЙЛО ФЕДОРОВ', 'МІНЦИФРА']</text:p>
      <text:p text:style-name="P4">
Category: News</text:p>
      <!--METADATA-->
      <text:p text:style-name="P4">
<draw:frame draw:style-name="fr1" draw:name="Image87" text:anchor-type="as-char" svg:width="6.9236in" svg:height="3.894525in" draw:z-index="0">
<draw:image xlink:href="../Images/AРМІЯINFORM/2023-06-05T88-00-00-04-00/kiberbezpeka.jpg" xlink:type="simple" xlink:show="embed" xlink:actuate="onLoad" draw:mime-type="image/jpeg"/>
</draw:frame>
Cybersecurity. Illustrative image</text:p>
      <text:p text:style-name="P4">
On the fifth annual cyber -dialogue in the Estonia capital, Tallinn, Ukrainian -bodyadlegation has agreed with US representatives together to strengthen the cyber resistance of Ukraine. For this purpose, the United States provides 37 million cyber -noses.</text:p>
      <text:p text:style-name="P4">
According to Viceremier on innovation, the development of education, science and technologies - the minister of digital transformation Mikhail Fedorov, the corresponding decision <text:a xlink:type="simple" xlink:href="https://t.me/zedigital/3225" text:style-name="Internet_20_link" text:visited-style-name="Visited_20_Internet_20_Link">
voiced</text:a>
The American delegation during the number of clergylog between Ukraine and the United States in Tallinn.</text:p>
      <text:p text:style-name="P4">
“From the beginning of a large -scale war, the Ukrainian cyberspace has been subjected to constant attacks. Therefore, it is important to strengthen the protection of critical, including digital, infrastructure, ”the message reads.</text:p>
      <text:p text:style-name="P4">
During the meeting, the parties also discussed the role of cybersecurity in the long -term development of Ukraine; potential cooperation between Ukraine and the USA of the Cybernetic issues.</text:p>
      <text:p text:style-name="P4">
After the start of a large -scale invasion, the United States provided 87 million sustained cyber resistance of Ukraine. In total, since 2016 - 120 million.</text:p>
      <text:p text:style-name="P4">
“Thanks to the US for help and support. We continue to build a protected digital state, ”Mikhail Fedorov wrote.</text:p>
      <text:p text:style-name="P4">
News Source: <text:a xlink:type="simple" xlink:href="https://armyinform.com.ua/2023/06/05/ssha-vydilyly-37-mln-dolariv-na-posylennya-kiberstijkosti-ukrayiny/" text:style-name="Internet_20_link" text:visited-style-name="Visited_20_Internet_20_Link">
https://armyinform.com.ua/2023/06/05/ssha-vydilyly-37-mln-dolariv-na-posylennya-kiberstijkosti-ukrayiny/</text:a>
</text:p>
      <!--NEWS-->
      <text:h text:style-name="P10" text:outline-level="1">
<text:span text:style-name="T4">
Ukrainian aviation has inflicted 18 blows to the enemy and his SCR</text:span>
</text:h>
      <text:p text:style-name="P4">
Author: ['АРМІЯINFORM']</text:p>
      <text:p text:style-name="P4">
Time: 2023-06-05T89:00:00-04:00</text:p>
      <text:p text:style-name="P4">
Description: Avіaatsіya defense forces for Dob took 18 strikes in the areas of Zseridzhennya of a special warehouse tha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8_main-v1673108546.jpg" text:style-name="Internet_20_link" text:visited-style-name="Visited_20_Internet_20_Link">
38_main-v1673108546.jpg</text:a>
']</text:p>
      <text:p text:style-name="P4">
Tags: ['ВІЙНА', 'ГЕНШТАБ ЗС УКРАЇНИ', 'ОПЕРАТИВНА ІНФОРМАЦІЯ', 'ХРОНІКА ОБОРОНИ']</text:p>
      <text:p text:style-name="P4">
Category: News</text:p>
      <!--METADATA-->
      <text:p text:style-name="P4">
<draw:frame draw:style-name="fr1" draw:name="Image88" text:anchor-type="as-char" svg:width="6.9236in" svg:height="4.609139in" draw:z-index="0">
<draw:image xlink:href="../Images/AРМІЯINFORM/2023-06-05T89-00-00-04-00/38_main-v1673108546.jpg" xlink:type="simple" xlink:show="embed" xlink:actuate="onLoad" draw:mime-type="image/jpeg"/>
</draw:frame>
Aviation of defense forces per day made 18 strokes in the areas of concentration of personal staff and 2 on the enemy's anti-aircraft missile complexes.</text:p>
      <text:p text:style-name="P4">
About this <text:a xlink:type="simple" xlink:href="https://m.facebook.com/story.php" text:style-name="Internet_20_link" text:visited-style-name="Visited_20_Internet_20_Link">
it is referred</text:a>
In the operational information of the General Staff of the Armed Forces.</text:p>
      <text:p text:style-name="P4">
Our defenders destroyed one enemy reconnaissance UAV.</text:p>
      <text:p text:style-name="P4">
Units of missile troops and artillery during the day were struck by 2 points of management, 10 areas of concentration of live power, weapons and military equipment, ammunition composition, anti-aircraft missile complex and 3 artillery units of the enemy at fire positions.</text:p>
      <text:p text:style-name="P4">
News Source: <text:a xlink:type="simple" xlink:href="https://armyinform.com.ua/2023/06/05/ukrayinska-aviacziya-zavdala-18-udariv-po-vorogu-ta-jogo-zrk/" text:style-name="Internet_20_link" text:visited-style-name="Visited_20_Internet_20_Link">
https://armyinform.com.ua/2023/06/05/ukrayinska-aviacziya-zavdala-18-udariv-po-vorogu-ta-jogo-zrk/</text:a>
</text:p>
      <!--NEWS-->
      <text:h text:style-name="P10" text:outline-level="1">
<text:span text:style-name="T4">
The coordination headquarters reported that the commander should do in case of a soldier's disappearance</text:span>
</text:h>
      <text:p text:style-name="P4">
Author: ['АРМІЯINFORM']</text:p>
      <text:p text:style-name="P4">
Time: 2023-06-05T8:00:00-04:00</text:p>
      <text:p text:style-name="P4">
Description: Oddii of the Bessennynya Vіskovo Service, the commander, was guilty of 24 Goddin about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photo_2022-12-27_16-19-39.jpg" text:style-name="Internet_20_link" text:visited-style-name="Visited_20_Internet_20_Link">
photo_2022-12-27_16-19-39.jpg</text:a>
']</text:p>
      <text:p text:style-name="P4">
Tags: ['КООРДИНАЦІЙНИЙ ШТАБ З ПИТАНЬ ПОВОДЖЕННЯ З ВІЙСЬКОВОПОЛОНЕНИМИ']</text:p>
      <text:p text:style-name="P4">
Category: News</text:p>
      <!--METADATA-->
      <text:p text:style-name="P4">
<draw:frame draw:style-name="fr1" draw:name="Image89" text:anchor-type="as-char" svg:width="6.9236in" svg:height="4.569576in" draw:z-index="0">
<draw:image xlink:href="../Images/AРМІЯINFORM/2023-06-05T8-00-00-04-00/photo_2022-12-27_16-19-39.jpg" xlink:type="simple" xlink:show="embed" xlink:actuate="onLoad" draw:mime-type="image/jpeg"/>
</draw:frame>
Illustrative photo</text:p>
      <text:p text:style-name="P4">
In case of disappearance of a serviceman, the commander must within 24 hours about changes in the accounting of personnel.</text:p>
      <text:p text:style-name="P4">
About this the coordination headquarters on the management of prisoners of war <text:a xlink:type="simple" xlink:href="https://t.me/Koord_shtab/1170" text:style-name="Internet_20_link" text:visited-style-name="Visited_20_Internet_20_Link">
reports</text:a>
In the telegram.</text:p>
      <text:p text:style-name="P4">
At the Central Regional Center of the Coordination Staff on the treatment of prisoners of war, a meeting with the families of prisoners of war was held.</text:p>
      <text:p text:style-name="P4">
Representatives of the coordination, the Security Service of Ukraine and the National Guard of Ukraine answered to the questions of the loved ones.</text:p>
      <text:p text:style-name="P4">
The staff representative noted that in the event of a serviceman disappeared, the commander is notified within 24 hours of the personnel accounting of the personnel. According to the results of the investigation, the commander issues an order, the Avikov part sends the relevant documents to the territorial center of the complex and social support.</text:p>
      <text:p text:style-name="P4">
Among other things, the parties raised the issue of returning the bodies of fallen defenders.</text:p>
      <text:p text:style-name="P4">
It is noted that there are cases where due to the combat situation on a specific location, it is not possible to pick up the bodies of the dead brothers. The implementation of these functions is entrusted to the office of the Commissioner for Persons missing in person. The relevant groups carry out both search measures of the named territories and are negotiating on the exchange of bodies of aggressors.</text:p>
      <text:p text:style-name="P4">
In addition, the coordination headquarters lawyer informed loved ones about the privileges of the TAVPRACE privileges to the families of defenders and defenders, as well as the cash payments of family -persons.</text:p>
      <text:p text:style-name="P4">
News Source: <text:a xlink:type="simple" xlink:href="https://armyinform.com.ua/2023/06/05/u-koordynaczijnomu-shtabi-povidomyly-shho-povynen-robyty-komandyr-u-razi-znyknennya-soldata/" text:style-name="Internet_20_link" text:visited-style-name="Visited_20_Internet_20_Link">
https://armyinform.com.ua/2023/06/05/u-koordynaczijnomu-shtabi-povidomyly-shho-povynen-robyty-komandyr-u-razi-znyknennya-soldata/</text:a>
</text:p>
      <!--NEWS-->
      <text:h text:style-name="P10" text:outline-level="1">
<text:span text:style-name="T4">
Our troops move despite the fact that the enemy tries to resist - Sergey Cherevaty</text:span>
</text:h>
      <text:p text:style-name="P4">
Author: ["Владислав Дем'яненко"]</text:p>
      <text:p text:style-name="P4">
Time: 2023-06-05T90:00:00-04:00</text:p>
      <text:p text:style-name="P4">
Description: The trash of the Welding was crushing the Vorog Ukrainian PIDRODILEL Filled the advancing assaults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6764ebce-83bf-4285-a742-6e4ad9b09ee5.jpg" text:style-name="Internet_20_link" text:visited-style-name="Visited_20_Internet_20_Link">
6764ebce-83bf-4285-a742-6e4ad9b09ee5.jpg</text:a>
']</text:p>
      <text:p text:style-name="P4">
Tags: ['STOPRUSSIA', 'АГРЕСІЯ РФ', 'БАХМУТСЬКИЙ НАПРЯМОК', 'ВІЙНА', 'ВТОРГНЕННЯ РФ', 'СЕРГІЙ ЧЕРЕВАТИЙ']</text:p>
      <text:p text:style-name="P4">
Category: News</text:p>
      <!--METADATA-->
      <text:p text:style-name="P4">
<draw:frame draw:style-name="fr1" draw:name="Image90" text:anchor-type="as-char" svg:width="6.9236in" svg:height="4.32725in" draw:z-index="0">
<draw:image xlink:href="../Images/AРМІЯINFORM/2023-06-05T90-00-00-04-00/6764ebce-83bf-4285-a742-6e4ad9b09ee5.jpg" xlink:type="simple" xlink:show="embed" xlink:actuate="onLoad" draw:mime-type="image/jpeg"/>
</draw:frame>
Despite the fierce resistance of the enemy, the Ukrainian units began offensive storms on the southern and northern flanks of Bakhmut. About it on the air(https://www.youtube.com/watch?v=T88RnpKNN_s&amp;ab_channel=%D0%A4%D0%B0%D0%BA%D1%82%D0%B8ICTV)The only news was reported by a spokesman for the Eastern Group of the Armed Forces of the Armed Forces Colonel Sergiy Cherevaty.</text:p>
      <text:p text:style-name="P4">
-Our landing and assault units have managed to pass on various farms of the front along the channel Siverskyi Donets-Donbass in the direction of Klicshivka, Nut, Vasylivka, Zaliznyansky, Bogdanivka at a distance of 300 m to 1km. There are assault actions. Our troops are moving despite the fact that they are aware of resistance, - said Cherevaty.</text:p>
      <text:p text:style-name="P4">
Also, a spokesman for the Eastern Group of the Armed Forces of Ukraine told which unlocks would be parted by Ukrainian soldiers in the Bakhmut direction.</text:p>
      <ul>
        <li>
These are motor and airborne units of the occupier. We know all about them, our staffs have studied them well, they know their weaknesses and strengths. It will be taken into account as much as possible during our offensive assault.</li>
      </ul>
      <text:p text:style-name="P4">
News Source: <text:a xlink:type="simple" xlink:href="https://armyinform.com.ua/2023/06/05/nashi-vijska-prosuvayutsya-popry-te-shho-vorog-namagayetsya-chynyty-opir-sergij-cherevatyj/" text:style-name="Internet_20_link" text:visited-style-name="Visited_20_Internet_20_Link">
https://armyinform.com.ua/2023/06/05/nashi-vijska-prosuvayutsya-popry-te-shho-vorog-namagayetsya-chynyty-opir-sergij-cherevatyj/</text:a>
</text:p>
      <!--NEWS-->
      <text:h text:style-name="P10" text:outline-level="1">
<text:span text:style-name="T4">
Russians set up production and replenish their rockets - Anna Malyar</text:span>
</text:h>
      <text:p text:style-name="P4">
Author: ['АРМІЯINFORM']</text:p>
      <text:p text:style-name="P4">
Time: 2023-06-05T91:00:00-04:00</text:p>
      <text:p text:style-name="P4">
Description: Про це в ефірі телемарафону «Єдині новини» повідомила заступник Міністр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9_main-v1672824816.jpg" text:style-name="Internet_20_link" text:visited-style-name="Visited_20_Internet_20_Link">
69_main-v1672824816.jpg</text:a>
']</text:p>
      <text:p text:style-name="P4">
Tags: ['STOPRUSSIA', 'АГРЕСІЯ РФ', 'ВІЙНА', 'ВТОРГНЕННЯ РФ', 'ГАННА МАЛЯР']</text:p>
      <text:p text:style-name="P4">
Category: News</text:p>
      <!--METADATA-->
      <text:p text:style-name="P4">
<draw:frame draw:style-name="fr1" draw:name="Image91" text:anchor-type="as-char" svg:width="6.9236in" svg:height="4.61903in" draw:z-index="0">
<draw:image xlink:href="../Images/AРМІЯINFORM/2023-06-05T91-00-00-04-00/69_main-v1672824816.jpg" xlink:type="simple" xlink:show="embed" xlink:actuate="onLoad" draw:mime-type="image/jpeg"/>
</draw:frame>
 Ілюстративне фото</text:p>
      <text:p text:style-name="P4">
Про це в ефірі телемарафону «Єдині новини» повідомила заступник Міністраоборони України Ганна Маляр.</text:p>
      <text:p text:style-name="P4">
— Війна виснажує усі сторони, але ми повинні адекватно оцінювати ворога йрозуміти, що наш ворог сильний і в них не тільки більше людей, в них є більшеозброєння. І вони зараз налагоджують виробництво і, власне, поповнюють свійзапас ракет. Вони не можуть поповнити з тією динамікою стільки, скільки вонивже витратили, але вони, тим не менш, їх поповнюють, — зазначила Ганна Маляр.</text:p>
      <text:p text:style-name="P4">
За її словами, сподіватися на повне виснаження росіян не варто, адже зараз рфце країна, котра переходить на військові рейки.</text:p>
      <text:p text:style-name="P4">
— Вони фактично переключили свою економіку повністю на обслуговування війни ітому, як-то кажуть, «худо-бедно», але вони будуть мати ту чи іншу зброю. Тутілюзій не повинно бути.</text:p>
      <text:p text:style-name="P4">
Також заступник Міністра оборони України зазначила, що загроза з боку росіїзберігатиметься й надалі.</text:p>
      <text:p text:style-name="P4">
— Ми повинні чітко розуміти — до нашої перемоги щодня буде загроза будь-якихдій з боку рф, включаючи і ракетні загрози для всієї території України. Томуобов’язково треба слідувати всім заходам безпеки, коли лунає повітрянатривога.</text:p>
      <text:p text:style-name="P4">
News Source: <text:a xlink:type="simple" xlink:href="https://armyinform.com.ua/2023/06/05/rosiyany-nalagodzhuyut-vyrobnycztvo-i-popovnyuyut-svij-zapas-raket-ganna-malyar/" text:style-name="Internet_20_link" text:visited-style-name="Visited_20_Internet_20_Link">
https://armyinform.com.ua/2023/06/05/rosiyany-nalagodzhuyut-vyrobnycztvo-i-popovnyuyut-svij-zapas-raket-ganna-malyar/</text:a>
</text:p>
      <!--NEWS-->
      <text:h text:style-name="P10" text:outline-level="1">
<text:span text:style-name="T4">
Ukraine and the United States of America have held an annual cyber political debate</text:span>
</text:h>
      <text:p text:style-name="P4">
Author: ['АРМІЯINFORM']</text:p>
      <text:p text:style-name="P4">
Time: 2023-06-05T92:00:00-04:00</text:p>
      <text:p text:style-name="P4">
Description: Delegates of Ukrainian, the states of America was knocking in metro Tallinn (Esoniy) for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647ddba00255b513611992_730x410-e1685970957919.jpeg" text:style-name="Internet_20_link" text:visited-style-name="Visited_20_Internet_20_Link">
647ddba00255b513611992_730x410-e1685970957919.jpeg</text:a>
']</text:p>
      <text:p text:style-name="P4">
Tags: ['STOPRUSSIA', 'АГРЕСІЯ РФ', 'ВТОРГНЕННЯ РФ', 'КІБЕРЗАХИСТ', 'РНБО']</text:p>
      <text:p text:style-name="P4">
Category: News</text:p>
      <!--METADATA-->
      <text:p text:style-name="P4">
<draw:frame draw:style-name="fr1" draw:name="Image92" text:anchor-type="as-char" svg:width="6.9236in" svg:height="3.784269in" draw:z-index="0">
<draw:image xlink:href="../Images/AРМІЯINFORM/2023-06-05T92-00-00-04-00/647ddba00255b513611992_730x410-e1685970957919.jpeg" xlink:type="simple" xlink:show="embed" xlink:actuate="onLoad" draw:mime-type="image/jpeg"/>
</draw:frame>
Delegations from Ukraine and the United States of America met in Tallinn(Estonia)For the 5th Cyber Dialog of Ukraine and the USA-annual discussion of cyber political issues.</text:p>
      <text:p text:style-name="P4">
As <text:a xlink:type="simple" xlink:href="https://www.rnbo.gov.ua/ua/Diialnist/6387.html" text:style-name="Internet_20_link" text:visited-style-name="Visited_20_Internet_20_Link">
informs</text:a>
The NSDC of Ukraine, during a dialogue, the delegation of the United States confirmed its unwavering support for the support of Ukraine's cyber defense in front of the face of unjustified tape -provoked military aggression of Russia against Ukraine.</text:p>
      <text:p text:style-name="P4">
As part of this support, the United States will cooperate with Congress to provide Ukraine with an additional $ 37 million of cybertoid, which will total $ 82 million in the total volume since February 2022 and more than $ 120 million - since 2016. This support helped to strengthen the ability of Ukraine to identify, restrain and respond to cyberincidents and threats, and also provided support to protect critical networks and digital infrastructure.</text:p>
      <text:p text:style-name="P4">
The parties exchanged views on the role of cybersecurity in the long -term development of Ukraine's digital sustainability, including the support of institutions and objective critical infrastructure. Participants exchanged views on future community between Ukraine and the United States on cybernetic issues, including the exchange of experience of Ukraine in this area.</text:p>
      <text:p text:style-name="P4">
The Ukrainian delegation also included the Deputy Minister of Defense for Issues of Development Vitaliy Deynega and the head of the Main Department of Radioelectronic and Cyberbortion of the General Staff of the Armed Forces of the Armed Forces Ivan Pavlenko Tainshi.</text:p>
      <text:p text:style-name="P4">
News Source: <text:a xlink:type="simple" xlink:href="https://armyinform.com.ua/2023/06/05/ukrayina-ta-spolucheni-shtaty-ameryky-provely-shhorichnu-dyskusiyu-z-pytan-kiberpolityky/" text:style-name="Internet_20_link" text:visited-style-name="Visited_20_Internet_20_Link">
https://armyinform.com.ua/2023/06/05/ukrayina-ta-spolucheni-shtaty-ameryky-provely-shhorichnu-dyskusiyu-z-pytan-kiberpolityky/</text:a>
</text:p>
      <!--NEWS-->
      <text:h text:style-name="P10" text:outline-level="1">
<text:span text:style-name="T4">
In the field hospital in Luhansk region, the occupiers sent 20 trucks with wounded military</text:span>
</text:h>
      <text:p text:style-name="P4">
Author: ['АРМІЯINFORM']</text:p>
      <text:p text:style-name="P4">
Time: 2023-06-05T93:00:00-04:00</text:p>
      <text:p text:style-name="P4">
Description: Snowing to Zbroin aggressi, Rosіyskі puptepatzіynі vіsyska, hesitarily hoped.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647d6cc1eef0f.jpeg" text:style-name="Internet_20_link" text:visited-style-name="Visited_20_Internet_20_Link">
647d6cc1eef0f.jpeg</text:a>
']</text:p>
      <text:p text:style-name="P4">
Tags: ['ВТРАТИ ЗС РФ', 'ЛУГАНЩИНА']</text:p>
      <text:p text:style-name="P4">
Category: News</text:p>
      <!--METADATA-->
      <text:p text:style-name="P4">
<draw:frame draw:style-name="fr1" draw:name="Image93" text:anchor-type="as-char" svg:width="6.9236in" svg:height="3.262746in" draw:z-index="0">
<draw:image xlink:href="../Images/AРМІЯINFORM/2023-06-05T93-00-00-04-00/647d6cc1eef0f.jpeg" xlink:type="simple" xlink:show="embed" xlink:actuate="onLoad" draw:mime-type="image/jpeg"/>
</draw:frame>
Continuing armed aggression, Russian occupation troops undergo losses daily.</text:p>
      <text:p text:style-name="P4">
About this <text:a xlink:type="simple" xlink:href="https://m.facebook.com/story.php" text:style-name="Internet_20_link" text:visited-style-name="Visited_20_Internet_20_Link">
it is referred</text:a>
In the operational information of the General Staff of the Armed Forces.</text:p>
      <text:p text:style-name="P4">
"On June 3, twenty trucks of wounded occupiers were reported to the building of the school, converted to the field hospital of the invaders, in one of the settlements of Swativ district of Luhansk region," - said the news.</text:p>
      <text:p text:style-name="P4">
It is also known that about two hundred people are already under the specified treatment.</text:p>
      <text:p text:style-name="P4">
News Source: <text:a xlink:type="simple" xlink:href="https://armyinform.com.ua/2023/06/05/u-polovyj-gospital-na-luganshhyni-okupanty-napravyly-20-vantazhivok-z-poranenymy-vijskovymy/" text:style-name="Internet_20_link" text:visited-style-name="Visited_20_Internet_20_Link">
https://armyinform.com.ua/2023/06/05/u-polovyj-gospital-na-luganshhyni-okupanty-napravyly-20-vantazhivok-z-poranenymy-vijskovymy/</text:a>
</text:p>
      <!--NEWS-->
      <text:h text:style-name="P10" text:outline-level="1">
<text:span text:style-name="T4">
GUR: In Russia, the senior operational group "Belgorod" was eliminated</text:span>
</text:h>
      <text:p text:style-name="P4">
Author: ['АРМІЯINFORM']</text:p>
      <text:p text:style-name="P4">
Time: 2023-06-05T94:00:00-04:00</text:p>
      <text:p text:style-name="P4">
Description: At the Shebekinsky district of the Bєlgorodsko region (RF) LIKVIKI, Colonel Guards Andrey ... War with Ukraine 2022, War with Ukraine Latest News today,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gur.webp" text:style-name="Internet_20_link" text:visited-style-name="Visited_20_Internet_20_Link">
gur.webp</text:a>
', '<text:a xlink:type="simple" xlink:href="https://armyinform.com.ua/wp-content/uploads/2023/06/20230605-stesiev-1.jpeg" text:style-name="Internet_20_link" text:visited-style-name="Visited_20_Internet_20_Link">
20230605-stesiev-1.jpeg</text:a>
']</text:p>
      <text:p text:style-name="P4">
Tags: ['ГУР МО УКРАЇНИ', 'РОЗВІДКА']</text:p>
      <text:p text:style-name="P4">
Category: News</text:p>
      <!--METADATA-->
      <text:p text:style-name="P4">
<draw:frame draw:style-name="fr1" draw:name="Image94" text:anchor-type="as-char" svg:width="6.9236in" svg:height="3.894525in" draw:z-index="0">
<draw:image xlink:href="../ConvertedIMGs/AРМІЯINFORM/2023-06-05T94-00-00-04-00/gur.png" xlink:type="simple" xlink:show="embed" xlink:actuate="onLoad" draw:mime-type="image/png"/>
</draw:frame>
In the Shebekinsky district of Belgorod region(RF)Belgorod, a senior operational group of Belgorod "</text:p>
      <text:p text:style-name="P4">
About it <text:a xlink:type="simple" xlink:href="http://gur.gov.ua/content/vbyto-starsheho-operatyvnoho-uhrupovannia-bielhorod-andriia-stesieva.html" text:style-name="Internet_20_link" text:visited-style-name="Visited_20_Internet_20_Link">
reports</text:a>
Main Directorate of Intelligence of the Ministry of Defense of Ukraine.  <draw:frame draw:style-name="fr1" draw:name="Image95" text:anchor-type="as-char" svg:width="6.9236in" svg:height="9.680786in" draw:z-index="0">
<draw:image xlink:href="../Images/AРМІЯINFORM/2023-06-05T94-00-00-04-00/20230605-stesiev-1.jpeg" xlink:type="simple" xlink:show="embed" xlink:actuate="onLoad" draw:mime-type="image/jpeg"/>
</draw:frame>
"According to the operational information, on the night of 04 to 05 June in the settlement, Tavolzhanka Killed Colonel Stesev Andriy Vasilyevich, a senior -operative group of Belgorod," - the message reads.</text:p>
      <text:p text:style-name="P4">
According to GUR, earlier Stasev held the position of commander of the 104th landing regiment of the airborne troops of the Russian Federation.</text:p>
      <text:p text:style-name="P4">
News Source: <text:a xlink:type="simple" xlink:href="https://armyinform.com.ua/2023/06/05/gur-u-rosiyi-likviduvaly-starshogo-operatyvnogo-ugrupovannya-byelgorod/" text:style-name="Internet_20_link" text:visited-style-name="Visited_20_Internet_20_Link">
https://armyinform.com.ua/2023/06/05/gur-u-rosiyi-likviduvaly-starshogo-operatyvnogo-ugrupovannya-byelgorod/</text:a>
</text:p>
      <!--NEWS-->
      <text:h text:style-name="P10" text:outline-level="1">
<text:span text:style-name="T4">
Alexander Smirnov left the post of head of the National Information Bureau</text:span>
</text:h>
      <text:p text:style-name="P4">
Author: ['Володимир Поліщук']</text:p>
      <text:p text:style-name="P4">
Time: 2023-06-05T95:00:00-04:00</text:p>
      <text:p text:style-name="P4">
Description: Oleksandr Smirnov, Yaki, having finished the National Foreign Assistance of the INformation Bureau (NIB), the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2023-06-05_16-04-00.jpg" text:style-name="Internet_20_link" text:visited-style-name="Visited_20_Internet_20_Link">
photo_2023-06-05_16-04-00.jpg</text:a>
']</text:p>
      <text:p text:style-name="P4">
Tags: ['НІБ']</text:p>
      <text:p text:style-name="P4">
Category: News</text:p>
      <!--METADATA-->
      <text:p text:style-name="P4">
<draw:frame draw:style-name="fr1" draw:name="Image96" text:anchor-type="as-char" svg:width="6.9236in" svg:height="4.604194in" draw:z-index="0">
<draw:image xlink:href="../Images/AРМІЯINFORM/2023-06-05T95-00-00-04-00/photo_2023-06-05_16-04-00.jpg" xlink:type="simple" xlink:show="embed" xlink:actuate="onLoad" draw:mime-type="image/jpeg"/>
</draw:frame>
Alexander Smirnov, who created and headed the National Information Bureau(NIB)Since March 17, 2022, he reported his last working day as a head of the department.</text:p>
      <text:p text:style-name="P4">
He [wrote] about it(https://www.facebook.com/smirnov.nib/posts/pfbid0tvrGVrGetfdPbTAmkE8mrzYtt5AAfSbLnuRhJ5dLbR9C5VCEs32sVtQJwYEaLeNbl?locale=ru_RU)on your Facebook page.</text:p>
      <text:p text:style-name="P4">
“Yesterday was my last day of work at the National Information Bureau - the Ukrainian National Peace Development Center. Nib is pride, and it will guess and what to be proud of, ”said Alexander Smirnov.</text:p>
      <text:p text:style-name="P4">
Among the achievements of the bureau, he called the establishment of effective interaction with the interstate bodies and other actors of the process of exchange of prisoners, the creation of registers of prisoners of defenders, civil hostages, deported, in particular, and the registers of prisoners of prisoners.</text:p>
      <text:p text:style-name="P4">
The former leader reported: “They met 2431 released hero and heroine of the entertaining captivity, established correspondence between prisoners and relatives, created the portal" Children of War ", gathered a powerful team that not only professionally works, but takes the story of everyone and everyone who was still or still in a hostile pole. "</text:p>
      <text:p text:style-name="P4">
«Viceremier-Minister Irina Vereshchuk and the whole team of Ministry of Reintegration(<text:span text:style-name="T5">
 in the sphere of management of which was nib. - ed .</text:span>
)They thank Alexander for their work and wish for further success!” - said in the press service of Nib.</text:p>
      <text:p text:style-name="P4">
The representative of the press service Roman Medinsky told the correspondent the Armyinform that together with the International Committee of the Red Cross, the National Information Bureau provided correspondence between Ukrainian prisoners and their relatives. In 2022, 2458 letters from our prisoners were received and 4040 letters were transferred to them.</text:p>
      <text:p text:style-name="P4">
“During the work of Smirnova, 46 exchanges of prisoners were made by the head of the NIB. 2431 persons were released from the hostile captivity, including 2216 defenders and 215 defenders. Adik's dog was also returned, which was occupied by the military from Azovstal and presented Kadyrov as a trophy, "Roman Medinsky said."Alexander Smirnov will not inform about the direction of his future activity," his press service said. However, in the comments under his Posttombezhli, grateful reviews from those who helped to return from the Rashist militia and wishes for further success in favor of Ukraine.</text:p>
      <text:p text:style-name="P4">
“By the way, this is the person who said to me at the exit of the bus. It was the first free person to meet us. I thank you again, ”one of the former Ukrainian prisoners wrote.</text:p>
      <text:p text:style-name="P4">
News Source: <text:a xlink:type="simple" xlink:href="https://armyinform.com.ua/2023/06/05/oleksandr-smyrnov-pokynuv-post-golovy-naczionalnogo-informaczijnogo-byuro/" text:style-name="Internet_20_link" text:visited-style-name="Visited_20_Internet_20_Link">
https://armyinform.com.ua/2023/06/05/oleksandr-smyrnov-pokynuv-post-golovy-naczionalnogo-informaczijnogo-byuro/</text:a>
</text:p>
      <!--NEWS-->
      <text:h text:style-name="P10" text:outline-level="1">
<text:span text:style-name="T4">
Rosarmia plans to destroy Shebekino artillery - the interception of GUR</text:span>
</text:h>
      <text:p text:style-name="P4">
Author: ['АРМІЯINFORM']</text:p>
      <text:p text:style-name="P4">
Time: 2023-06-05T96:00:00-04:00</text:p>
      <text:p text:style-name="P4">
Description: Turning control over the situation in the regions, the Putin regime can go to large -scale ...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ІЙНА', 'ВТОРГНЕННЯ РФ', 'ГУР МО УКРАЇНИ']</text:p>
      <text:p text:style-name="P4">
Category: News</text:p>
      <!--METADATA-->
      <text:p text:style-name="P4">
<draw:frame draw:style-name="fr1" draw:name="Image97" text:anchor-type="as-char" svg:width="6.9236in" svg:height="3.894525in" draw:z-index="0">
<draw:image xlink:href="../Images/AРМІЯINFORM/2023-06-05T96-00-00-04-00/gurperehoplennya.jpg" xlink:type="simple" xlink:show="embed" xlink:actuate="onLoad" draw:mime-type="image/jpeg"/>
</draw:frame>
Losing control of the situation in the region, Putin's regime can resort to housewive provocations - information is distributed among local residents.</text:p>
      <text:p text:style-name="P4">
About this <text:a xlink:type="simple" xlink:href="https://gur.gov.ua/content/rosiiska-armiia-planuie-znyshchyty-artyleriieiu-shebekino.html" text:style-name="Internet_20_link" text:visited-style-name="Visited_20_Internet_20_Link">
it is referred</text:a>
in the next interception of GUR MOU.</text:p>
      <text:p text:style-name="P4">
"But such information, well 50/50 as they said, they are going to hand over to Shebekino ... It turns out that they want to run them into the city, and then Arta to destroy everything city, take away everything valuable from home ... I warned that there is information, I say", I say, " —This in the message.</text:p>
      <text:p text:style-name="P4">
<text:span text:style-name="T5">
Audio recording of a conversation at <text:a xlink:type="simple" xlink:href="https://gur.gov.ua/content/rosiiska-armiia-planuie-znyshchyty-artyleriieiu-shebekino.html" text:style-name="Internet_20_link" text:visited-style-name="Visited_20_Internet_20_Link">
link</text:a>
.</text:span>
</text:p>
      <text:p text:style-name="P4">
News Source: <text:a xlink:type="simple" xlink:href="https://armyinform.com.ua/2023/06/05/armiya-rf-planuye-znyshhyty-artyleriyeyu-shebekino-perehoplennya/" text:style-name="Internet_20_link" text:visited-style-name="Visited_20_Internet_20_Link">
https://armyinform.com.ua/2023/06/05/armiya-rf-planuye-znyshhyty-artyleriyeyu-shebekino-perehoplennya/</text:a>
</text:p>
      <!--NEWS-->
      <text:h text:style-name="P10" text:outline-level="1">
<text:span text:style-name="T4">
The President of Ukraine thanked the soldiers who are fighting in the Bakhmut direction</text:span>
</text:h>
      <text:p text:style-name="P4">
Author: ['АРМІЯINFORM']</text:p>
      <text:p text:style-name="P4">
Time: 2023-06-05T97:00:00-04:00</text:p>
      <text:p text:style-name="P4">
Description: President of Ukraine Volodymyr Zelensky pacing the Ukrainian Zahisnikov for the effective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81f590853d088917ef5ee1a2523b7bbd_1685991165_extra_large.jpeg" text:style-name="Internet_20_link" text:visited-style-name="Visited_20_Internet_20_Link">
81f590853d088917ef5ee1a2523b7bbd_1685991165_extra_large.jpeg</text:a>
']</text:p>
      <text:p text:style-name="P4">
Tags: ['БАХМУТСЬКИЙ НАПРЯМОК', 'ПРЕЗИДЕНТ УКРАЇНИ']</text:p>
      <text:p text:style-name="P4">
Category: News</text:p>
      <!--METADATA-->
      <text:p text:style-name="P4">
<draw:frame draw:style-name="fr1" draw:name="Image98" text:anchor-type="as-char" svg:width="6.9236in" svg:height="3.888755in" draw:z-index="0">
<draw:image xlink:href="../Images/AРМІЯINFORM/2023-06-05T97-00-00-04-00/81f590853d088917ef5ee1a2523b7bbd_1685991165_extra_large.jpeg" xlink:type="simple" xlink:show="embed" xlink:actuate="onLoad" draw:mime-type="image/jpeg"/>
</draw:frame>
President of Ukraine Volodymyr Zelensky thanked the Ukrainian defenders reserved work on the front.</text:p>
      <text:p text:style-name="P4">
About this <text:a xlink:type="simple" xlink:href="https://www.president.gov.ua/news/vorog-znaye-sho-ukrayina-peremozhe-zvernennya-prezidenta-vol-83413" text:style-name="Internet_20_link" text:visited-style-name="Visited_20_Internet_20_Link">
it is referred</text:a>
In his evening address.</text:p>
      <text:p text:style-name="P4">
“I am grateful to every warrior, all our defenders, our defenders who have received the news we expect. Bakhmut direction - youth, warriors!We see how hysterically Russia perceives any of our step there, all our occupied positions. The enemy knows that Ukraine will win. They see it. They feel it thanks to your blows, warriors, and in particular in the Donetsk region. Thank you!” Said the Head of State.</text:p>
      <text:p text:style-name="P4">
Volodymyr Zelenskyy also noted several of our combat units.</text:p>
      <text:p text:style-name="P4">
“This is the 5th Separate Storm Brigade and the 57th Separate Motor infantry brigade ... Thank you, warriors!Thank you all!Thank you everyone who helps Ukraine!Thank you to everyone who brings the defeat of Russian terror!Friendly soldiers!Glory to all our heroes!Glory to Ukraine!" He summarized.</text:p>
      <text:p text:style-name="P4">
News Source: <text:a xlink:type="simple" xlink:href="https://armyinform.com.ua/2023/06/05/prezydent-ukrayiny-podyakuvav-voyinam-yaki-voyuyut-na-bahmutskomu-napryamku/" text:style-name="Internet_20_link" text:visited-style-name="Visited_20_Internet_20_Link">
https://armyinform.com.ua/2023/06/05/prezydent-ukrayiny-podyakuvav-voyinam-yaki-voyuyut-na-bahmutskomu-napryamku/</text:a>
</text:p>
      <!--NEWS-->
      <text:h text:style-name="P10" text:outline-level="1">
<text:span text:style-name="T4">
Ukraine has a legitimate right to self -defense - Hungary President</text:span>
</text:h>
      <text:p text:style-name="P4">
Authors: Ukrinform (Person)</text:p>
      <text:p text:style-name="P4">
Publisher: Укринформ (Organization)</text:p>
      <text:p text:style-name="P4">
Published Time: 2023-06-06T-101:40:39+03:00</text:p>
      <text:p text:style-name="P4">
Modified Time: 2023-06-06T19:40:39+03:00</text:p>
      <text:p text:style-name="P4">
Description: Hungary condemns Russia's illegal war against Ukraine and believes that Ukraine has a legitimate right to self -defense. - Ukrinform.</text:p>
      <text:p text:style-name="P4">
Images: ['<text:a xlink:type="simple" xlink:href="https://static.ukrinform.com/photos/2022_05/thumb_files/630_360_1653909524-356.jpg" text:style-name="Internet_20_link" text:visited-style-name="Visited_20_Internet_20_Link">
630_360_16539...</text:a>
']</text:p>
      <text:p text:style-name="P4">
Tags: ['Оборона', 'Угорщина', 'Україна', 'Війна з Росією']</text:p>
      <text:p text:style-name="P4">
Type: Article</text:p>
      <!--METADATA-->
      <text:p text:style-name="P4">
<draw:frame draw:style-name="fr1" draw:name="Image99" text:anchor-type="as-char" svg:width="6.9236in" svg:height="3.956343in" draw:z-index="0">
<draw:image xlink:href="../Images/yкринформ/2023-06-06T-101-40-39-03-00/630_360_1653909524-356.jpg" xlink:type="simple" xlink:show="embed" xlink:actuate="onLoad" draw:mime-type="image/jpeg"/>
</draw:frame>
Hungary notes the illegal war of Russia against Ukraine and believes that Ukraine has a legal right to self -defense.</text:p>
      <text:p text:style-name="P4">
This was during the press conference as a result of the Bucharest Nine summit(look)In Bratislava, Hungary President Katalina Novak said, Ukrinform's own correspondent reports.</text:p>
      <text:p text:style-name="P4">
"We condemn Russia's unjustified and illegal war against Ukraine. Ukraine has a legitimate right to self -defense.</text:p>
      <text:p text:style-name="P4">
Novak has attracted attention to the joint statement of B9 leaders, "which emphasizes the obligation to further continue Ukraine's support and which is stated on the need to restore peace in Ukraine." "A persistent truthful peace in Ukraine should be our main goal," the Hungarian -added.</text:p>
      <text:p text:style-name="P4">
She also stated the need to continue the humanitarian support of Ukraine and to assist her in rebuilding.</text:p>
      <text:p text:style-name="P4">
<text:span text:style-name="T4">
 Read also: </text:span>
 <text:a xlink:type="simple" xlink:href="https://www.ukrinform.ua/rubric-polytics/3719160-prezident-estonii-pisla-samitu-buharestskoi-devatki-vazlivo-prodovziti-pidtrimku-ukraini.html" text:style-name="Internet_20_link" text:visited-style-name="Visited_20_Internet_20_Link">
President of Estonia after the Bucharest Nine Summit: it is important to continue Ukraine's support</text:a>
At the same time, Novak stated that "it is necessary to be cautious about making non -realistic promises."</text:p>
      <text:p text:style-name="P4">
"We have to give the prospect of Ukraine's membership in <text:a xlink:type="simple" xlink:href="https://www.ukrinform.ua/tag-nato" text:style-name="Internet_20_link" text:visited-style-name="Visited_20_Internet_20_Link">
NATO</text:a>
. And in order to move further in this regard, we must see the faster end of the war in Ukraine, " - said the Presidential Hungarian.</text:p>
      <text:p text:style-name="P4">
As it was reported, Bratislava takes place on Tuesday [meeting of the leaders of the Bucharest Nine]](https://www.ukrinform.ua/rubric-polytics/3718888-u-bratislavi-zustricautsa-lideri-buharestskoi-devatki.html)(look)with the participation of NATO Stoltenberg Secretary General. The main negotiation topics are the preparation for the July NATO summit and assistance to Ukraine in reflecting Russian aggression.</text:p>
      <text:p text:style-name="P4">
The B9 format, or "Bucharest Nine", created on the initiative of Presidential and Poland in November 2015, covers the countries of the Eastern Flank NATO. In addition to Poland and Romania, B9 also includes Bulgaria, Hungary, Slovakia, Czech Republic, Lithuania, Latvia, Estonia, Estonia, Latvia, Latvia, Latvia, Latvia .</text:p>
      <text:p text:style-name="P4">
News Source: <text:a xlink:type="simple" xlink:href="https://www.ukrinform.ua/rubric-polytics/3719219-ukraina-mae-legitimne-pravo-na-samooboronu-prezidentka-ugorsini.html" text:style-name="Internet_20_link" text:visited-style-name="Visited_20_Internet_20_Link">
https://www.ukrinform.ua/rubric-polytics/3719219-ukraina-mae-legitimne-pravo-na-samooboronu-prezidentka-ugorsini.html</text:a>
</text:p>
      <!--NEWS-->
      <text:h text:style-name="P10" text:outline-level="1">
<text:span text:style-name="T4">
путінський режим залучає вчителів та учнів до поширення пропаганди — зовнішня розвідка</text:span>
</text:h>
      <text:p text:style-name="P4">
Author: ['АРМІЯINFORM']</text:p>
      <text:p text:style-name="P4">
Time: 2023-06-06T-10:00:00-04:00</text:p>
      <text:p text:style-name="P4">
Description: Rosіyski is not discouraged by propaganda in schools. About the CHEARSELF Service of Cindlelings ... War with Ukraine 2022, war with Ukraine latest news today, News War with Ukraine 2022 Last for today, will there be a war between Ukraine and Russia and when, there will be a war with Ukraine in 2022, or not, will be or not, it will be, will be whether the war with Ukraine in the near future says, the war with Ukraine, Ukrainian news today, Ukrainian news in Ukrainian media in Russian</text:p>
      <text:p text:style-name="P4">
Images: ['<text:a xlink:type="simple" xlink:href="https://armyinform.com.ua/wp-content/uploads/2023/06/original.jpg" text:style-name="Internet_20_link" text:visited-style-name="Visited_20_Internet_20_Link">
original.jpg</text:a>
']</text:p>
      <text:p text:style-name="P4">
Tags: ['STOPRUSSIA', 'АГРЕСІЯ РФ', 'ВІЙНА', 'ВТОРГНЕННЯ РФ']</text:p>
      <text:p text:style-name="P4">
Category: News</text:p>
      <!--METADATA-->
      <text:p text:style-name="P4">
<draw:frame draw:style-name="fr1" draw:name="Image100" text:anchor-type="as-char" svg:width="6.9236in" svg:height="4.540066in" draw:z-index="0">
<draw:image xlink:href="../Images/AРМІЯINFORM/2023-06-06T-10-00-00-04-00/original.jpg" xlink:type="simple" xlink:show="embed" xlink:actuate="onLoad" draw:mime-type="image/jpeg"/>
</draw:frame>
Illustrative photo</text:p>
      <text:p text:style-name="P4">
Russian teachers are engaged in propaganda in schools.</text:p>
      <text:p text:style-name="P4">
About it <text:a xlink:type="simple" xlink:href="https://www.facebook.com/SZRUkraine/posts/pfbid02U4cwiCLmQvH7SriZuWm51txwjV7ZGLVvre5PW88HLUhWxmGrDyogzZWPmEFrzP9Zl" text:style-name="Internet_20_link" text:visited-style-name="Visited_20_Internet_20_Link">
reports</text:a>
Ukraine's external intelligence service on its Facebook page.</text:p>
      <text:p text:style-name="P4">
"Teachers, together with students, are forced to participate in militaristic actions. The teachers even give summaries to military enlistment offices. The new textbooks are talking about the so -called "special military operation", - it is a testament.</text:p>
      <text:p text:style-name="P4">
It is noted that those who do not agree to be the "mouthpiece of the Kremlin", write raids.</text:p>
      <text:p text:style-name="P4">
News Source: <text:a xlink:type="simple" xlink:href="https://armyinform.com.ua/2023/06/06/putinskyj-rezhym-zaluchaye-vchyteliv-ta-uchniv-do-poshyrennya-propagandy/" text:style-name="Internet_20_link" text:visited-style-name="Visited_20_Internet_20_Link">
https://armyinform.com.ua/2023/06/06/putinskyj-rezhym-zaluchaye-vchyteliv-ta-uchniv-do-poshyrennya-propagandy/</text:a>
</text:p>
      <!--NEWS-->
      <text:h text:style-name="P10" text:outline-level="1">
<text:span text:style-name="T4">
Important Mine Security Rules worth memory</text:span>
</text:h>
      <text:p text:style-name="P4">
Author: ['АРМІЯINFORM']</text:p>
      <text:p text:style-name="P4">
Time: 2023-06-06T-12:00:00-04:00</text:p>
      <text:p text:style-name="P4">
Description: About CED DOIMLAY Dylima by the pampers of the nonsense, Aje repein ... war with Ukraine 2022, war with Ukraine latest news today, news war with Ukraine 2022 last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6/351510169_790961889398993_8397888437033252101_n-150x150.jpg" text:style-name="Internet_20_link" text:visited-style-name="Visited_20_Internet_20_Link">
351510169_790961889398993_8397888437033252101_n-150x150.jpg</text:a>
', '<text:a xlink:type="simple" xlink:href="https://armyinform.com.ua/wp-content/uploads/2023/06/351170354_3904266236466792_7012569117917862202_n-150x150.jpg" text:style-name="Internet_20_link" text:visited-style-name="Visited_20_Internet_20_Link">
351170354_3904266236466792_7012569117917862202_n-150x150.jpg</text:a>
', '<text:a xlink:type="simple" xlink:href="https://armyinform.com.ua/wp-content/uploads/2023/06/351156899_634411115383761_8288004188098944610_n-150x150.jpg" text:style-name="Internet_20_link" text:visited-style-name="Visited_20_Internet_20_Link">
351156899_634411115383761_8288004188098944610_n-150x150.jpg</text:a>
']</text:p>
      <text:p text:style-name="P4">
Tags: ['STOPRUSSIA', 'АГРЕСІЯ РФ', 'ВІЙНА', 'ВТОРГНЕННЯ РФ', 'МІНИ', 'НАЦПОЛІЦІЯ']</text:p>
      <text:p text:style-name="P4">
Category: News</text:p>
      <!--METADATA-->
      <text:p text:style-name="P4">
<draw:frame draw:style-name="fr1" draw:name="Image101" text:anchor-type="as-char" svg:width="6.9236in" svg:height="4.619339in" draw:z-index="0">
<draw:image xlink:href="../Images/AРМІЯINFORM/2023-06-06T-12-00-00-04-00/nebezpechno-miny.jpg" xlink:type="simple" xlink:show="embed" xlink:actuate="onLoad" draw:mime-type="image/jpeg"/>
</draw:frame>
"Dangerously. Mines. " Illustrative photo</text:p>
      <text:p text:style-name="P4">
About it <text:a xlink:type="simple" xlink:href="https://www.facebook.com/UA.National.Police/posts/pfbid0wkmt648NNsphcoWQwu9bdy552tKFuttqVJZ7guoqMiRMVNQbGS5tFgyELqL9hHyZl" text:style-name="Internet_20_link" text:visited-style-name="Visited_20_Internet_20_Link">
reports</text:a>
National Police.</text:p>
      <text:p text:style-name="P4">
<text:a xlink:type="simple" xlink:href="https://armyinform.com.ua/wp-content/uploads/2023/06/351510169_790961889398993_8397888437033252101_n.jpg" text:style-name="Internet_20_link" text:visited-style-name="Visited_20_Internet_20_Link">
!(Images/AРМІЯINFORM/2023-06-06T-12-00-00-04-00/351510169_790961889398993_8397888437033252101_n-150x150.jpg)</text:a>
</text:p>
      <text:p text:style-name="P4">
<text:a xlink:type="simple" xlink:href="https://armyinform.com.ua/wp-content/uploads/2023/06/351170354_3904266236466792_7012569117917862202_n.jpg" text:style-name="Internet_20_link" text:visited-style-name="Visited_20_Internet_20_Link">
<draw:frame draw:style-name="fr1" draw:name="Image102" text:anchor-type="as-char" svg:width="6.9236in" svg:height="6.9236in" draw:z-index="0">
<draw:image xlink:href="../Images/AРМІЯINFORM/2023-06-06T-12-00-00-04-00/351170354_3904266236466792_7012569117917862202_n-150x150.jpg" xlink:type="simple" xlink:show="embed" xlink:actuate="onLoad" draw:mime-type="image/jpeg"/>
</draw:frame>
</text:a>
</text:p>
      <text:p text:style-name="P4">
<text:a xlink:type="simple" xlink:href="https://armyinform.com.ua/wp-content/uploads/2023/06/351156899_634411115383761_8288004188098944610_n.jpg" text:style-name="Internet_20_link" text:visited-style-name="Visited_20_Internet_20_Link">
<draw:frame draw:style-name="fr1" draw:name="Image103" text:anchor-type="as-char" svg:width="6.9236in" svg:height="6.9236in" draw:z-index="0">
<draw:image xlink:href="../Images/AРМІЯINFORM/2023-06-06T-12-00-00-04-00/351156899_634411115383761_8288004188098944610_n-150x150.jpg" xlink:type="simple" xlink:show="embed" xlink:actuate="onLoad" draw:mime-type="image/jpeg"/>
</draw:frame>
</text:a>
We share safety monuments, because the repetition of the algorithm will not be unnecessary.</text:p>
      <text:p text:style-name="P4">
Tell and explain to the children about safe behavior in the event of identified and explosive objects.</text:p>
      <text:p text:style-name="P4">
It is important to be careful and careful to protect your life and the lives of others.</text:p>
      <text:p text:style-name="P4">
News Source: <text:a xlink:type="simple" xlink:href="https://armyinform.com.ua/2023/06/06/vazhlyvi-pravyla-minnoyi-bezpeky-yaki-varto-pamyataty/" text:style-name="Internet_20_link" text:visited-style-name="Visited_20_Internet_20_Link">
https://armyinform.com.ua/2023/06/06/vazhlyvi-pravyla-minnoyi-bezpeky-yaki-varto-pamyataty/</text:a>
</text:p>
      <!--NEWS-->
      <text:h text:style-name="P10" text:outline-level="1">
<text:span text:style-name="T4">
Chubarov told about the moods in the Crimea after the Kakhovskaya hydroelectric power station</text:span>
</text:h>
      <text:p text:style-name="P4">
Authors: Ukrinform (Person)</text:p>
      <text:p text:style-name="P4">
Publisher: Укринформ (Organization)</text:p>
      <text:p text:style-name="P4">
Published Time: 2023-06-06T-12:51:00+03:00</text:p>
      <text:p text:style-name="P4">
Modified Time: 2023-06-06T23:51:00+03:00</text:p>
      <text:p text:style-name="P4">
Description: After the Kakhovskaya hydroelectric power station is undermined by the Russians, the inhabitants of the Crimea are concerned about what level of aggression the invaders can reach. - Ukrinform.</text:p>
      <text:p text:style-name="P4">
Images: ['<text:a xlink:type="simple" xlink:href="https://static.ukrinform.com/photos/2023_06/thumb_files/630_360_1686084127-982.jpeg" text:style-name="Internet_20_link" text:visited-style-name="Visited_20_Internet_20_Link">
630_360_16860...</text:a>
']</text:p>
      <text:p text:style-name="P4">
Tags: ['Чубаров', 'Крим', 'Вода', 'Каховська ГЕС', 'Війна з Росією', 'Контрнаступ']</text:p>
      <text:p text:style-name="P4">
Type: Article</text:p>
      <!--METADATA-->
      <text:p text:style-name="P4">
<draw:frame draw:style-name="fr1" draw:name="Image104" text:anchor-type="as-char" svg:width="6.9236in" svg:height="3.956343in" draw:z-index="0">
<draw:image xlink:href="../Images/yкринформ/2023-06-06T-12-51-00-03-00/630_360_1686084127-982.jpeg" xlink:type="simple" xlink:show="embed" xlink:actuate="onLoad" draw:mime-type="image/jpeg"/>
</draw:frame>
The inhabitants of the Crimea are concerned about the Russians of the Kakhovsk Hydroelectric Power Plant in respect of the fact that the high level of aggression can be reached by invaders.</text:p>
      <text:p text:style-name="P4">
The head of the Majlis of the Crimean Tatar people, Refat Chubarov, said a ventilated comment to Ukrinform correspondent in Hague.</text:p>
      <text:p text:style-name="P4">
“Who could have thought that they would blow up the dam, knowing that this water is the waters and their people? After all, there are their formation on the left bank. They could thus stop the start of the counter -offensive somewhere. Perhaps they, already realizing that they will not be able to fix themselves in these territories to decide to the end to destroy everything, so that then the Ukrainian state could be very difficult to restore, ”he said.</text:p>
      <text:p text:style-name="P4">
The head of the Majlis also said that he was called by people from the Crimea and shared a concern.</text:p>
      <text:p text:style-name="P4">
<text:span text:style-name="T4">
 Read also: </text:span>
 <text:a xlink:type="simple" xlink:href="https://www.ukrinform.ua/rubric-crimea/3719304-rosijski-okupanti-vze-usvidomili-so-i-z-krimu-im-dovedetsa-vtekti-zelenskij.html" text:style-name="Internet_20_link" text:visited-style-name="Visited_20_Internet_20_Link">
Russian invaders have already realized that from <text:span text:style-name="T4">
 Crimea </text:span>
 u will get to escape - Zelensky</text:a>
“I was called from Crimea today and said: Listen to Putin undermined the dam, Abstra can throw an atomic bomb. People ask if Putin can do it - I am not sure that he will not. There is no panic in the Crimea, there are also people in people, because they do not know to what level the Russians can reach.</text:p>
      <text:p text:style-name="P4">
According to him, drinking water in the Crimea will be enough for this summer, but in general there can be serious problems.</text:p>
      <text:p text:style-name="P4">
“It will be enough for this summer, it will be enough. But they built a lot of a multi -storey living. I do not know how good are those technologies, but they quickly build 30 -storey buildings to populate as quickly as possible Crimean people are true. The whole arrays were built in Simferopol, Sevastopol, Evpatoria ... They were displaced there by their military, but not only ... Occifunctions need a lot of technological water, in particular, sewage and more. So for the people who live there, the waters will not be enough ... And even the largest military garrisons are built. They also need water - and not to simplify, drink, but there are a lot of technologies where water is needed, ” - said <text:a xlink:type="simple" xlink:href="https://www.ukrinform.ua/tag-cubarov" text:style-name="Internet_20_link" text:visited-style-name="Visited_20_Internet_20_Link">
Chubarov</text:a>
.</text:p>
      <text:p text:style-name="P4">
<text:span text:style-name="T4">
 Read also: </text:span>
 [Kakhovka hydroelectric power station will make it impossible to supply water to ** Crime(https://www.ukrinform.ua/rubric-crimea/3719299-pidriv-kahovskoi-ges-unemozlivit-postacanna-vodi-u-krim-danilov.html)</text:p>
      <text:p text:style-name="P4">
On the fact of undermining the occupiers of the Kakhovka hydroelectric power station, Ukrainian law enforcement officers began investigations under the article "Ecocid". Ukrhydroenergo stated that Kakhovskaya with sinus was not destroyed and is not recoverable.</text:p>
      <text:p text:style-name="P4">
News Source: <text:a xlink:type="simple" xlink:href="https://www.ukrinform.ua/rubric-crimea/3719314-cubarov-rozpoviv-pro-nastroi-u-krimu-pisla-pidrivu-kahovskoi-ges.html" text:style-name="Internet_20_link" text:visited-style-name="Visited_20_Internet_20_Link">
https://www.ukrinform.ua/rubric-crimea/3719314-cubarov-rozpoviv-pro-nastroi-u-krimu-pisla-pidrivu-kahovskoi-ges.html</text:a>
</text:p>
      <!--NEWS-->
      <text:h text:style-name="P10" text:outline-level="1">
<text:span text:style-name="T4">
Ecological losses from military aggression of the Russian Federation amount to almost UAH 2000 billion</text:span>
</text:h>
      <text:p text:style-name="P4">
Author: ['АРМІЯINFORM']</text:p>
      <text:p text:style-name="P4">
Time: 2023-06-06T-14:00:00-04:00</text:p>
      <text:p text:style-name="P4">
Description: Namylodki Rosiysko aggressi for the pre -Okhlokille of Katastrophikyni. Suma Zbitkiv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1.png" text:style-name="Internet_20_link" text:visited-style-name="Visited_20_Internet_20_Link">
1.pn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105" text:anchor-type="as-char" svg:width="6.9236in" svg:height="5.039169in" draw:z-index="0">
<draw:image xlink:href="../Images/AРМІЯINFORM/2023-06-06T-14-00-00-04-00/1.png" xlink:type="simple" xlink:show="embed" xlink:actuate="onLoad" draw:mime-type="image/png"/>
</draw:frame>
The consequences of Russian aggression on the environment of Ukraine are catastrophic. The total assets due to the actions of the aggressor state is UAH 1970 billion.</text:p>
      <text:p text:style-name="P4">
About it <text:a xlink:type="simple" xlink:href="https://www.gp.gov.ua/ua/posts/zaxist-dovkillya-v-umovax-povnomasstabnogo-rosiiskogo-vtorgnennya-zarejestrovano-blizko-200-provadzen-shhodo-vojennix-zlociniv-zavdano-milyardnix-zbitkiv" text:style-name="Internet_20_link" text:visited-style-name="Visited_20_Internet_20_Link">
reports</text:a>
Office of the General Prosecutor of Ukraine.</text:p>
      <text:p text:style-name="P4">
Specialized environmental prosecutors of the Prosecutor General and Regional Prosecutor's Office began to record the damage caused to the surrounding environment since the beginning of a large -scale invasion.</text:p>
      <text:p text:style-name="P4">
The first criminal proceedings on the facts of attacks on objects that will contain dangerous forces - nuclear power plants and other nuclear facilities, hydraulic structures, etc. are registered.</text:p>
      <text:p text:style-name="P4">
As the Prosecutor General's Office noted in the office of the contaminated territory of extinguished objects - 174 thousand square meters. <text:span text:style-name="T4">
 According to this indicator </text:span>
 Ukrainian in the world. **</text:p>
      <text:p text:style-name="P4">
<text:span text:style-name="T4">
 Also 2 million hectares of forests and 20% of nature conservation areas </text:span>
 were affected by pollution, fires and mines.</text:p>
      <text:p text:style-name="P4">
In addition, the threat of nuclear and radiation security of the country. 35 Darkobil NPPs and exclusion zone were under Russian occupation. Sumbrachykhmi damages caused by the occupation of the Exclusion Zone - <text:span text:style-name="T4">
 3.2 billion UAH </text:span>
</text:p>
      <text:p text:style-name="P4">
News Source: <text:a xlink:type="simple" xlink:href="https://armyinform.com.ua/2023/06/06/zahyst-dovkillya-v-umovah-povnomasshtabnogo-rosijskogo-vtorgnennya-zareyestrovano-blyzko-200-provadzhen-shhodo-voyennyh-zlochyniv/" text:style-name="Internet_20_link" text:visited-style-name="Visited_20_Internet_20_Link">
https://armyinform.com.ua/2023/06/06/zahyst-dovkillya-v-umovah-povnomasshtabnogo-rosijskogo-vtorgnennya-zareyestrovano-blyzko-200-provadzhen-shhodo-voyennyh-zlochyniv/</text:a>
</text:p>
      <!--NEWS-->
      <text:h text:style-name="P10" text:outline-level="1">
<text:span text:style-name="T4">
Vienna protested against Russian terror because of Kakhovskaya hydroelectric power plants</text:span>
</text:h>
      <text:p text:style-name="P4">
Authors: Ukrinform (Person)</text:p>
      <text:p text:style-name="P4">
Publisher: Укринформ (Organization)</text:p>
      <text:p text:style-name="P4">
Published Time: 2023-06-06T-14:33:00+03:00</text:p>
      <text:p text:style-name="P4">
Modified Time: 2023-06-06T23:33:00+03:00</text:p>
      <text:p text:style-name="P4">
Description: The Ukrainian community of Vienna conducted a protest against the act of Russian terrorism and the blast of the Dams of the Kakhovka hydroelectric power station. - Ukrinform.</text:p>
      <text:p text:style-name="P4">
Images: ['<text:a xlink:type="simple" xlink:href="https://static.ukrinform.com/photos/2023_06/thumb_files/630_360_1686082157-562.jpg" text:style-name="Internet_20_link" text:visited-style-name="Visited_20_Internet_20_Link">
630_360_16860...</text:a>
']</text:p>
      <text:p text:style-name="P4">
Tags: ['Австрія', 'Відень', 'Каховська ГЕС']</text:p>
      <text:p text:style-name="P4">
Type: Article</text:p>
      <!--METADATA-->
      <text:p text:style-name="P4">
<draw:frame draw:style-name="fr1" draw:name="Image106" text:anchor-type="as-char" svg:width="6.9236in" svg:height="3.956343in" draw:z-index="0">
<draw:image xlink:href="../Images/yкринформ/2023-06-06T-14-33-00-03-00/630_360_1686082157-562.jpg" xlink:type="simple" xlink:show="embed" xlink:actuate="onLoad" draw:mime-type="image/jpeg"/>
</draw:frame>
The Ukrainian community Vienna conducted a protest against the act of Russian terrorism and the blasting of the Dams of the Kakhovka hydroelectric power station.</text:p>
      <text:p text:style-name="P4">
About it reports its own correspondent of Ukrinform in Austria.</text:p>
      <text:p text:style-name="P4">
"Today we express our protest, anger and pain against the ruthless subrivakhovsky hydroelectric power plant by Russian invaders. This act of terrorism is awarding basic rules The situation is to pay special attention to this crisis, " - said the head of the organization" Unlimited Democracy "Anna Pattermann.</text:p>
      <text:p text:style-name="P4">
About two hundred participants of the action, despite the heavy rain, gathered on one of the central squares of Vienna Stefansplatz, in order to draw attention to the Russian -made attention on the night of the Tuesday of the Ecocid. Most of them had Ukrainian symbols and state flags. In their hands, they kept posters from condemning the Mitrian war in Kakhovka and aggression against Ukraine as a whole.</text:p>
      <text:p text:style-name="P4">
</text:p>
      <text:p text:style-name="P4">
Also in the middle of the square was launched two large banners with "Stop Putinstop War" inscriptions("Stop Putin, stop the war")та "RUSSIA IS A TERRORIST STATE"("Russia is a terrorist state").</text:p>
      <text:p text:style-name="P4">
На початку акції та перед її завершенням учасники акції виконали українськийгімн. Також вони гучно скандували гасла на підтримку України та її ЗбройнихСил і закликали вплинути на Росію з метою припинення агресії. Основнимлозунгом протесту стало "Russia is terrorist" (Russia is a terrorist ”).</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 У зоні підтоплення близько 80 населених пунктів, триває евакуаціянаселення.</text:p>
      <text:p text:style-name="P4">
<text:span text:style-name="T4">
Читайте також:</text:span>
 <text:a xlink:type="simple" xlink:href="https://www.ukrinform.ua/rubric-society/3719241-pid-posolstvom-rosii-u-varsavi-vidbulas-akcia-protestu-cerez-pidriv-kahovskoi-ges.html" text:style-name="Internet_20_link" text:visited-style-name="Visited_20_Internet_20_Link">
 Під посольством Росії у <text:span text:style-name="T4">
Варшав</text:span>
 і відбулась акціяпротесту через підрив Каховської ГЕС </text:a>
President Volodymyr Zelensky held an urgent meeting of the National Security and Defense Council of Ukraine, which agreed on the complex and security measures due to the destruction of the Kakhovskaya hydroelectric power plants.</text:p>
      <text:p text:style-name="P4">
Foreign Minister Dmytro Kuleba called Kakhovskaya hydroelectric powerful crime that [caused the greatest technological catastrophe in Europe.(https://www.ukrinform.ua/rubric-ato/3718810-pidriv-kahovskoi-ges-spriciniv-najbilsu-tehnologicnu-katastrofu-v-evropi-za-desatilitta-kuleba.html) .</text:p>
      <text:p text:style-name="P4">
News Source: <text:a xlink:type="simple" xlink:href="https://www.ukrinform.ua/rubric-society/3719309-u-vidni-protestuvali-proti-rosijskogo-teroru-cerez-pidriv-kahovskoi-ges.html" text:style-name="Internet_20_link" text:visited-style-name="Visited_20_Internet_20_Link">
https://www.ukrinform.ua/rubric-society/3719309-u-vidni-protestuvali-proti-rosijskogo-teroru-cerez-pidriv-kahovskoi-ges.html</text:a>
</text:p>
      <!--NEWS-->
      <text:h text:style-name="P10" text:outline-level="1">
<text:span text:style-name="T4">
NATO will expand the headquarters by adopting new members</text:span>
</text:h>
      <text:p text:style-name="P4">
Author: ['АРМІЯINFORM']</text:p>
      <text:p text:style-name="P4">
Time: 2023-06-06T-16:00:00-04:00</text:p>
      <text:p text:style-name="P4">
Description: Through the entry before the PIVNITLANTICAL ONIVANCE FINLANDAR, the one is looking at the ROZSHIRANE ... The war with Ukraine 2022, the war with Ukraine is the latest news today, the News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nato.jpg" text:style-name="Internet_20_link" text:visited-style-name="Visited_20_Internet_20_Link">
nato.jpg</text:a>
']</text:p>
      <text:p text:style-name="P4">
Tags: ['STOPRUSSIA', 'АГРЕСІЯ РФ', 'ВІЙНА', 'ВТОРГНЕННЯ РФ', 'НАТО']</text:p>
      <text:p text:style-name="P4">
Category: News</text:p>
      <!--METADATA-->
      <text:p text:style-name="P4">
<draw:frame draw:style-name="fr1" draw:name="Image108" text:anchor-type="as-char" svg:width="6.9236in" svg:height="4.609778in" draw:z-index="0">
<draw:image xlink:href="../Images/AРМІЯINFORM/2023-06-06T-16-00-00-04-00/nato.jpg" xlink:type="simple" xlink:show="embed" xlink:actuate="onLoad" draw:mime-type="image/jpeg"/>
</draw:frame>
Illustrative photo</text:p>
      <text:p text:style-name="P4">
Due to the entry into the North Atlantic Alliance of Finland and in view of the further expansion of NATO, it discusses the expansion of headquarters in Brussels and reorganization of premises.</text:p>
      <text:p text:style-name="P4">
According to NATO's four diplomats, the Alliance building in Brussels, opened in 2018, becomes too small to place delegations of future Member States.</text:p>
      <text:p text:style-name="P4">
"Finland's moving to NATO headquarters will end with the next weeks of the IIsyans," one of the Alliance officials confirmed, adding that it will be samosted with Sweden, "when it becomes a full member of NATO."</text:p>
      <text:p text:style-name="P4">
But the problem is that none of the new delegations in the current construction building will fit.</text:p>
      <text:p text:style-name="P4">
Currently, the delegations of Finland, Sweden and other partner countries are located the NATO Early Headquarters-an old complex built during the Cold War, across the road on Leopold III Boulevard. It is currently used to place delegations of partner countries.</text:p>
      <text:p text:style-name="P4">
Since NATO enlargement has occurred faster than predicted, now the Alliances are finding a solution that would allow Finland and its future faith of 50 people to move to the headquarters building.</text:p>
      <text:p text:style-name="P4">
One of the decisions of the Alliance is the construction of additional construction in the territory of the NATO military town, where its international employees and agencies could accommodate. This solution is proposed as a temporary but quick solution.</text:p>
      <text:p text:style-name="P4">
At the same time, the problem is the cost of construction, because for the construction of a new headquarters, the Alliance has already paid 1.1 billion euros.</text:p>
      <text:p text:style-name="P4">
News Source: <text:a xlink:type="simple" xlink:href="https://armyinform.com.ua/2023/06/06/nato-rozshyryt-shtab-kvartyru-cherez-pryjnyattya-novyh-chleniv/" text:style-name="Internet_20_link" text:visited-style-name="Visited_20_Internet_20_Link">
https://armyinform.com.ua/2023/06/06/nato-rozshyryt-shtab-kvartyru-cherez-pryjnyattya-novyh-chleniv/</text:a>
</text:p>
      <!--NEWS-->
      <text:h text:style-name="P10" text:outline-level="1">
<text:span text:style-name="T4">
Di Maria decided to leave Juventus</text:span>
</text:h>
      <text:p text:style-name="P4">
Authors: Ukrinform (Person)</text:p>
      <text:p text:style-name="P4">
Publisher: Укринформ (Organization)</text:p>
      <text:p text:style-name="P4">
Published Time: 2023-06-06T-16:18:13+03:00</text:p>
      <text:p text:style-name="P4">
Modified Time: 2023-06-06T23:18:13+03:00</text:p>
      <text:p text:style-name="P4">
Description: The midfielder spent only a year in the team.</text:p>
      <text:p text:style-name="P4">
— Укрінформ.: </text:p>
      <text:p text:style-name="P4">
Images: ['<text:a xlink:type="simple" xlink:href="https://static.ukrinform.com/photos/2023_06/thumb_files/630_360_1686082598-838.jpg" text:style-name="Internet_20_link" text:visited-style-name="Visited_20_Internet_20_Link">
630_360_16860...</text:a>
']</text:p>
      <text:p text:style-name="P4">
Tags: ['Футбол', 'Ювентус']</text:p>
      <text:p text:style-name="P4">
Type: Article</text:p>
      <!--METADATA-->
      <text:p text:style-name="P4">
<draw:frame draw:style-name="fr1" draw:name="Image109" text:anchor-type="as-char" svg:width="6.9236in" svg:height="3.956343in" draw:z-index="0">
<draw:image xlink:href="../Images/yкринформ/2023-06-06T-16-18-13-03-00/630_360_1686082598-838.jpg" xlink:type="simple" xlink:show="embed" xlink:actuate="onLoad" draw:mime-type="image/jpeg"/>
</draw:frame>
The midfielder spent only a year in the team.</text:p>
      <text:p text:style-name="P4">
Juventus midfielder Angel Di Maria in his Instagram <text:a xlink:type="simple" xlink:href="https://www.instagram.com/p/CtJsMLvNYAx/" text:style-name="Internet_20_link" text:visited-style-name="Visited_20_Internet_20_Link">
reported</text:a>
that leaves the Italian club, reports Ukrinform.</text:p>
      <text:p text:style-name="P4">
“I came to the end of the difficult and difficult stage. I go with the peace of man, which I did everything to help the club to continue winning the titles, but it was not possible. I go with a bitter flavor that I failed, but with joy that I made many friends in this wonderful locker room I was. Thanks to my fans, I always felt here as home. I thank all Juventus players for their daily commitment. I hug and always wear in my heart, ”35 -year -old Di Maria wrote on Instagram.</text:p>
      <text:p text:style-name="P4">
The Argentine joined the Italian Grand last season with a rights agent, signing the agreement for only one year. Di Maria scored 8 goals during the season and made 7 assistants in 40 matches.</text:p>
      <text:p text:style-name="P4">
<text:span text:style-name="T4">
 Read also: </text:span>
 <text:a xlink:type="simple" xlink:href="https://www.ukrinform.ua/rubric-sports/3712814-seria-a-uventus-ostrafuvali-znattam-ocok.html" text:style-name="Internet_20_link" text:visited-style-name="Visited_20_Internet_20_Link">
Series A: "<text:span text:style-name="T4">
 Juventus </text:span>
" fined with the removal of points</text:a>
As reported by Ukrinform earlier, Benfica wants to sign Di Maria.</text:p>
      <text:p text:style-name="P4">
Photo: Getty Images</text:p>
      <text:p text:style-name="P4">
News Source: <text:a xlink:type="simple" xlink:href="https://www.ukrinform.ua/rubric-sports/3719311-di-maria-virisiv-pokinuti-uventus.html" text:style-name="Internet_20_link" text:visited-style-name="Visited_20_Internet_20_Link">
https://www.ukrinform.ua/rubric-sports/3719311-di-maria-virisiv-pokinuti-uventus.html</text:a>
</text:p>
      <!--NEWS-->
      <text:h text:style-name="P10" text:outline-level="1">
<text:span text:style-name="T4">
12,000 Russian shelling survived during the large -scale war Kharkiv region</text:span>
</text:h>
      <text:p text:style-name="P4">
Author: ['АРМІЯINFORM']</text:p>
      <text:p text:style-name="P4">
Time: 2023-06-06T-18:00:00-04:00</text:p>
      <text:p text:style-name="P4">
Description: 12 Tysyach Rosіyskiysky Overweight survived the time of the Viyni Kharkivshchin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e629717-3038-4db0-bff3-bbc236c228b5.jpg" text:style-name="Internet_20_link" text:visited-style-name="Visited_20_Internet_20_Link">
3e629717-3038-4db0-bff3-bbc236c228b5.jpg</text:a>
', '<text:a xlink:type="simple" xlink:href="https://armyinform.com.ua/wp-content/uploads/2023/06/6431b6ba-df4d-4acb-9883-790c5f17d09a.jpg" text:style-name="Internet_20_link" text:visited-style-name="Visited_20_Internet_20_Link">
6431b6ba-df4d-4acb-9883-790c5f17d09a.jpg</text:a>
']</text:p>
      <text:p text:style-name="P4">
Tags: ['STOPRUSSIA', 'АГРЕСІЯ РФ', 'ВІЙНА', 'ВТОРГНЕННЯ РФ', 'ОЛЕНА ЗЕЛЕНСЬКА']</text:p>
      <text:p text:style-name="P4">
Category: News</text:p>
      <!--METADATA-->
      <text:p text:style-name="P4">
<draw:frame draw:style-name="fr1" draw:name="Image110" text:anchor-type="as-char" svg:width="6.9236in" svg:height="4.61393in" draw:z-index="0">
<draw:image xlink:href="../Images/AРМІЯINFORM/2023-06-06T-18-00-00-04-00/3e629717-3038-4db0-bff3-bbc236c228b5.jpg" xlink:type="simple" xlink:show="embed" xlink:actuate="onLoad" draw:mime-type="image/jpeg"/>
</draw:frame>
12 thousand Russian shelling survived during a full -scale war. On average 25 a day. This is what is being investigated by the regional prosecutor's office.</text:p>
      <text:p text:style-name="P4">
About this the first lady of Ukraine Elena Zelenskaya <text:a xlink:type="simple" xlink:href="https://t.me/FirstLadyOfUkraine/3322" text:style-name="Internet_20_link" text:visited-style-name="Visited_20_Internet_20_Link">
reported</text:a>
In his telegram channel.</text:p>
      <text:p text:style-name="P4">
With the psychological consequences of the war, meanwhile, the Kharkiv Regional Center for Psychological Assistance works. Visiting it, she learned how to promote the creation of a regional psychological support service.</text:p>
      <text:p text:style-name="P4">
<draw:frame draw:style-name="fr1" draw:name="Image111" text:anchor-type="as-char" svg:width="6.9236in" svg:height="4.61393in" draw:z-index="0">
<draw:image xlink:href="../Images/AРМІЯINFORM/2023-06-06T-18-00-00-04-00/6431b6ba-df4d-4acb-9883-790c5f17d09a.jpg" xlink:type="simple" xlink:show="embed" xlink:actuate="onLoad" draw:mime-type="image/jpeg"/>
</draw:frame>
“Even mobile help operates within it. Since the beginning of the year, the experts of the Center 88 times have traveled to residents of regional communities - those who visited the occupation, whose captive, who restores their lives after injuries of war, ”the testimony said.</text:p>
      <text:p text:style-name="P4">
The next goal is to create district psychological assistance centers of tap psychological consultations in each community.</text:p>
      <text:p text:style-name="P4">
This is the implementation of the All -Ukrainian Mental Health Program, which is being implemented in the country so that help is as close as possible and even Samado of those who will never decide to visit a psychologist first, but very much.</text:p>
      <text:p text:style-name="P4">
News Source: <text:a xlink:type="simple" xlink:href="https://armyinform.com.ua/2023/06/06/12-tysyach-rosijskyh-obstriliv-perezhyla-za-chas-povnomasshtabnoyi-vijny-harkivshhyna/" text:style-name="Internet_20_link" text:visited-style-name="Visited_20_Internet_20_Link">
https://armyinform.com.ua/2023/06/06/12-tysyach-rosijskyh-obstriliv-perezhyla-za-chas-povnomasshtabnoyi-vijny-harkivshhyna/</text:a>
</text:p>
      <!--NEWS-->
      <text:h text:style-name="P10" text:outline-level="1">
<text:span text:style-name="T4">
Russian invaders have already realized that they would have to escape from Crimea - Zelensky</text:span>
</text:h>
      <text:p text:style-name="P4">
Authors: Ukrinform (Person)</text:p>
      <text:p text:style-name="P4">
Publisher: Укринформ (Organization)</text:p>
      <text:p text:style-name="P4">
Published Time: 2023-06-06T-18:14:00+03:00</text:p>
      <text:p text:style-name="P4">
Modified Time: 2023-06-06T23:14:00+03:00</text:p>
      <text:p text:style-name="P4">
Description: The conscious destruction of Russia by the Kakhovka reservoir testifies to the enemy's understanding of the fact that he will have to flee from the Crimea. - Ukrinform.</text:p>
      <text:p text:style-name="P4">
Images: ['<text:a xlink:type="simple" xlink:href="https://static.ukrinform.com/photos/2023_06/thumb_files/630_360_1685616882-658.jpg" text:style-name="Internet_20_link" text:visited-style-name="Visited_20_Internet_20_Link">
630_360_16856...</text:a>
']</text:p>
      <text:p text:style-name="P4">
Tags: ['Деокупація', 'Крим', 'Зеленський', 'Каховська ГЕС', 'Війна з Росією']</text:p>
      <text:p text:style-name="P4">
Type: Article</text:p>
      <!--METADATA-->
      <text:p text:style-name="P4">
<draw:frame draw:style-name="fr1" draw:name="Image112" text:anchor-type="as-char" svg:width="6.9236in" svg:height="3.956343in" draw:z-index="0">
<draw:image xlink:href="../Images/yкринформ/2023-06-06T-18-14-00-03-00/630_360_1685616882-658.jpg" xlink:type="simple" xlink:show="embed" xlink:actuate="onLoad" draw:mime-type="image/jpeg"/>
</draw:frame>
The consciousness of Russia with the Kakhovka reservoir testifies to the enemy's understanding of the fact that he will have to flee from the Crimea.</text:p>
      <text:p text:style-name="P4">
Volodymyr Zelenskyy said this in <text:a xlink:type="simple" xlink:href="https://www.youtube.com/watch" text:style-name="Internet_20_link" text:visited-style-name="Visited_20_Internet_20_Link">
video closer</text:a>
to compatriots, reports Ukrinform.</text:p>
      <text:p text:style-name="P4">
"The fact that Russia deliberately destroyed the Kakhovka reservoir, which is critical, in particular, to provide water to Crimea, that Russian owners have already realized that they would have to escape from Crimea," said Zelensky.</text:p>
      <text:p text:style-name="P4">
<text:span text:style-name="T5">
Video: <text:a xlink:type="simple" xlink:href="https://www.facebook.com/president.gov.ua" text:style-name="Internet_20_link" text:visited-style-name="Visited_20_Internet_20_Link">
Presidential Office</text:a>
</text:span>
</text:p>
      <text:p text:style-name="P4">
The President emphasized that Ukraine will return all its and forces Russia to pay. Our country will find a way to restore normal life on our land after the expulsion of Russian invaders.</text:p>
      <text:p text:style-name="P4">
“This applies to both water and everything else. This applies to all our regions - from Kherson to the Dnieper, from Mykolaiv to the Crimea, ”he added.</text:p>
      <text:p text:style-name="P4">
<text:span text:style-name="T4">
 Read also: </text:span>
 [Kakhovka hydroelectric power station will make it impossible to supply water to ** Crime(https://www.ukrinform.ua/rubric-crimea/3719299-pidriv-kahovskoi-ges-unemozlivit-postacanna-vodi-u-krim-danilov.html)Taking the opportunity, the President noted the heroes in the Bakhmut direction. "Well done, warriors!3rd Separate Storm Brigade and 57th Separate Motor Infantry-Thank you!Thank you for the movement forward!” - summed up <text:a xlink:type="simple" xlink:href="https://www.ukrinform.ua/tag-zelenskij" text:style-name="Internet_20_link" text:visited-style-name="Visited_20_Internet_20_Link">
Zelensky</text:a>
.</text:p>
      <text:p text:style-name="P4">
As reported by Ukrinform, Russian troops carried out under June 6 underwenting hydroelectric power station. As a result of the blasting of the machine hall inside, the station is completely destroyed.</text:p>
      <text:p text:style-name="P4">
<text:span text:style-name="T5">
Foto: aa</text:span>
</text:p>
      <text:p text:style-name="P4">
News Source: <text:a xlink:type="simple" xlink:href="https://www.ukrinform.ua/rubric-crimea/3719304-rosijski-okupanti-vze-usvidomili-so-i-z-krimu-im-dovedetsa-vtekti-zelenskij.html" text:style-name="Internet_20_link" text:visited-style-name="Visited_20_Internet_20_Link">
https://www.ukrinform.ua/rubric-crimea/3719304-rosijski-okupanti-vze-usvidomili-so-i-z-krimu-im-dovedetsa-vtekti-zelenskij.html</text:a>
</text:p>
      <!--NEWS-->
      <text:h text:style-name="P10" text:outline-level="1">
<text:span text:style-name="T4">
Coordination Staff meeting: Priority - Protection of the Rights of the Child during Martial Status</text:span>
</text:h>
      <text:p text:style-name="P4">
Author: ['АРМІЯINFORM']</text:p>
      <text:p text:style-name="P4">
Time: 2023-06-06T-20:00:00-04:00</text:p>
      <text:p text:style-name="P4">
Description: About the CENREMELA Minreintegrait. Zakhid Proyshov is ahead of us in P'yatnitsky PID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2/12/6a6a2edc107ab4e2d7e2b9b9fa4af618.jpg" text:style-name="Internet_20_link" text:visited-style-name="Visited_20_Internet_20_Link">
6a6a2edc107ab4e2d7e2b9b9fa4af618.jpg</text:a>
']</text:p>
      <text:p text:style-name="P4">
Tags: ['STOPRUSSIA', 'АГРЕСІЯ РФ', 'ВІЙНА', 'ВТОРГНЕННЯ РФ', 'ІРИНА ВЕРЕЩУК', 'МІНРЕІНТЕГРАЦІЇ']</text:p>
      <text:p text:style-name="P4">
Category: News</text:p>
      <!--METADATA-->
      <text:p text:style-name="P4">
<draw:frame draw:style-name="fr1" draw:name="Image113" text:anchor-type="as-char" svg:width="6.9236in" svg:height="4.619339in" draw:z-index="0">
<draw:image xlink:href="../Images/AРМІЯINFORM/2023-06-06T-20-00-00-04-00/6a6a2edc107ab4e2d7e2b9b9fa4af618.jpg" xlink:type="simple" xlink:show="embed" xlink:actuate="onLoad" draw:mime-type="image/jpeg"/>
</draw:frame>
Illustrative photo</text:p>
      <text:p text:style-name="P4">
About it <text:a xlink:type="simple" xlink:href="https://minre.gov.ua/2023/06/05/vidbulosya-zasidannya-koordynaczijnogo-shtabu-z-pytan-zahystu-prav-dytyny-v-umovah-voyennogo-stanu-2/" text:style-name="Internet_20_link" text:visited-style-name="Visited_20_Internet_20_Link">
reports</text:a>
Ministry of Reintegration.</text:p>
      <text:p text:style-name="P4">
The event was held on Friday, chaired by Viceremer-Minister Vereshchuk. The participants discussed some important issues. In particular, the preservation of working places for teachers in the territories of de -checked and borderlines.</text:p>
      <text:p text:style-name="P4">
Irina Vereshchuk has instructed to deal with the situation in detail and take action to save work for teachers.</text:p>
      <text:p text:style-name="P4">
The second question is the transfer of orphans to family forms of education. Viceremierkan has announced on the need for the fastest spread of such practice in Ukraine all the procedures necessary for this purpose.</text:p>
      <text:p text:style-name="P4">
In particular, the process of collecting the necessary documents and training of the executions should be improved(guardians). Відповідальні органи та служби отримали дорученняперевірити порядок, починаючи від отримання кандидатства й закінчуючи взяттямпід опіку.</text:p>
      <text:p text:style-name="P4">
Наостанок присутні порушили питання захисту прав дітей, розлучених іззаконними представниками за кордоном, та їх повернення до України.Нацсоцсервісна служба та консульські установи мають розібратися з порядкомподання необхідних клопотань і можливими подальшими діями для вирішення цьогопитання.</text:p>
      <text:p text:style-name="P4">
News Source: <text:a xlink:type="simple" xlink:href="https://armyinform.com.ua/2023/06/06/zasidannya-koordynaczijnogo-shtabu-priorytet-zahyst-prav-dytyny-pid-chas-voyennogo-stanu/" text:style-name="Internet_20_link" text:visited-style-name="Visited_20_Internet_20_Link">
https://armyinform.com.ua/2023/06/06/zasidannya-koordynaczijnogo-shtabu-priorytet-zahyst-prav-dytyny-pid-chas-voyennogo-stanu/</text:a>
</text:p>
      <!--NEWS-->
      <text:h text:style-name="P10" text:outline-level="1">
<text:span text:style-name="T4">
The White House responded to Lavrov's statements about F-16 and nuclear weapons</text:span>
</text:h>
      <text:p text:style-name="P4">
Authors: Ukrinform (Person)</text:p>
      <text:p text:style-name="P4">
Publisher: Укринформ (Organization)</text:p>
      <text:p text:style-name="P4">
Published Time: 2023-06-06T-20:02:00+03:00</text:p>
      <text:p text:style-name="P4">
Modified Time: 2023-06-06T23:02:00+03:00</text:p>
      <text:p text:style-name="P4">
Description: The US Administration sharply responded to the statements of the Russian Foreign Ministry Sergei Lavrov that the event was trying to increase the tension, agreeing to transfer F-16 fighters to Ukraine. - Ukrinform.</text:p>
      <text:p text:style-name="P4">
Images: ['<text:a xlink:type="simple" xlink:href="https://static.ukrinform.com/photos/2022_02/thumb_files/630_360_1644926663-578.jpg" text:style-name="Internet_20_link" text:visited-style-name="Visited_20_Internet_20_Link">
630_360_16449...</text:a>
']</text:p>
      <text:p text:style-name="P4">
Tags: ['лавров', 'США', 'Ядерна зброя', 'Білий дім', 'Війна з Росією', 'F-16']</text:p>
      <text:p text:style-name="P4">
Type: Article</text:p>
      <!--METADATA-->
      <text:p text:style-name="P4">
<draw:frame draw:style-name="fr1" draw:name="Image114" text:anchor-type="as-char" svg:width="6.9236in" svg:height="3.956343in" draw:z-index="0">
<draw:image xlink:href="../Images/yкринформ/2023-06-06T-20-02-00-03-00/630_360_1644926663-578.jpg" xlink:type="simple" xlink:show="embed" xlink:actuate="onLoad" draw:mime-type="image/jpeg"/>
</draw:frame>
US administrations sharply responded to the statements of the Ministry of Foreign Affairs of Russia, Sergei Lavrov, however, the event was trying to increase the tension, agreeing to transfer the Ukrainian launchers F-16.</text:p>
      <text:p text:style-name="P4">
The coordinator of the Zhonkirby National Security Council made the relevant statement, Ukrinform correspondent reports.</text:p>
      <text:p text:style-name="P4">
"The first thing I would like to say to the Minister Lavrov: if you are worried about Ukrainian military potential, then you have to withdraw your troops and leave Ukraine," said the representative of Biden administration.</text:p>
      <text:p text:style-name="P4">
He noted that the Ukrainian pilot preparation program is currently being prepared, but it has not yet begun. First of all, it is about helping Ukraine to ensure the needs for self -defense.</text:p>
      <text:p text:style-name="P4">
In addition, Kirby said that Biden and his administration were extremely consistent in order to prevent the escalation of war - and even more so its growth of nuclear confrontation.</text:p>
      <text:p text:style-name="P4">
<text:span text:style-name="T4">
 Read also: </text:span>
 <text:a xlink:type="simple" xlink:href="https://www.ukrinform.ua/rubric-ato/3718362-ukraina-ne-vikoristovuvatime-f16-u-litnomu-kontrnastupi-reznikov.html" text:style-name="Internet_20_link" text:visited-style-name="Visited_20_Internet_20_Link">
Ukraine will not use the F-16 in the summer counter-offensive</text:a>
"These are not the United States are scattered with reckless nuclear rhetoric - these are such as the Minister of Foreign Affairs <text:a xlink:type="simple" xlink:href="https://www.ukrinform.ua/tag-lavrov" text:style-name="Internet_20_link" text:visited-style-name="Visited_20_Internet_20_Link">
Lavrov</text:a>
And President Putin, as well as his spokesman, Peskov is divorced about the nuclear potential, ”the White House representative recalled.</text:p>
      <text:p text:style-name="P4">
It was reported that Russian Foreign Minister Lavrov said on Tuesday that western countries seem to be "preparing to continue the escalation of war." In this connection, he noted that one of the F-16 modifications was capable of carrying nuclear.</text:p>
      <text:p text:style-name="P4">
<text:span text:style-name="T5">
Foto: JEAN-CHRISTOPHE BOT/DPA</text:span>
</text:p>
      <text:p text:style-name="P4">
News Source: <text:a xlink:type="simple" xlink:href="https://www.ukrinform.ua/rubric-world/3719306-bilij-dim-vidpoviv-na-zaavi-lavrova-pro-f16-ta-adernu-zbrou.html" text:style-name="Internet_20_link" text:visited-style-name="Visited_20_Internet_20_Link">
https://www.ukrinform.ua/rubric-world/3719306-bilij-dim-vidpoviv-na-zaavi-lavrova-pro-f16-ta-adernu-zbrou.html</text:a>
</text:p>
      <!--NEWS-->
      <text:h text:style-name="P10" text:outline-level="1">
<text:span text:style-name="T4">
Above Kiev in May, air defense forces destroyed 20 ballistic and 65 winged missiles released by Russia</text:span>
</text:h>
      <text:p text:style-name="P4">
Author: ['АРМІЯINFORM']</text:p>
      <text:p text:style-name="P4">
Time: 2023-06-06T-22:00:00-04:00</text:p>
      <text:p text:style-name="P4">
Description: In the injured, the defense defended defended in the reinforced spacious over Kiwo Sim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472004660178044909_y.jpg" text:style-name="Internet_20_link" text:visited-style-name="Visited_20_Internet_20_Link">
photo_5472004660178044909_y.jpg</text:a>
']</text:p>
      <text:p text:style-name="P4">
Tags: ['АТАКА ВОРОГА', 'АТАКА ДРОНІВ', 'ППО', 'РОСІЙСЬКА РАКЕТНА АТАКА']</text:p>
      <text:p text:style-name="P4">
Category: News</text:p>
      <!--METADATA-->
      <text:p text:style-name="P4">
<draw:frame draw:style-name="fr1" draw:name="Image115" text:anchor-type="as-char" svg:width="6.9236in" svg:height="6.9236in" draw:z-index="0">
<draw:image xlink:href="../Images/AРМІЯINFORM/2023-06-06T-22-00-00-04-00/photo_5472004660178044909_y.jpg" xlink:type="simple" xlink:show="embed" xlink:actuate="onLoad" draw:mime-type="image/jpeg"/>
</draw:frame>
In May, the air defense forces destroyed seven aerobalist missiles "dagger", 13 Iskander ballistic missiles, 65 cruise missiles X-101, X-555 and "caliber" and 169 unmanned aerial vehicles produced by Russian occupants in the airspace forces.</text:p>
      <text:p text:style-name="P4">
Appropriate infographic <text:a xlink:type="simple" xlink:href="https://t.me/annamaliar/813" text:style-name="Internet_20_link" text:visited-style-name="Visited_20_Internet_20_Link">
placed</text:a>
in the telegram-channel of the Kyiv City Military Administration.</text:p>
      <text:p text:style-name="P4">
“In the history of our planet, no city has undergone such powerful air attacks with numerous hypersonic aerobalistic, ballistic, winged missiles and modern UAVs. As many as Kyiv for May. Kyiv withstood. We have withstood, ”it is a testament.</text:p>
      <text:p text:style-name="P4">
News Source: <text:a xlink:type="simple" xlink:href="https://armyinform.com.ua/2023/06/06/nad-kyyevom-u-travni-syly-ppo-znyshhyly-20-balistychnyh-i-65-krylatyh-raket-vypushhenyh-rosiyeyu/" text:style-name="Internet_20_link" text:visited-style-name="Visited_20_Internet_20_Link">
https://armyinform.com.ua/2023/06/06/nad-kyyevom-u-travni-syly-ppo-znyshhyly-20-balistychnyh-i-65-krylatyh-raket-vypushhenyh-rosiyeyu/</text:a>
</text:p>
      <!--NEWS-->
      <text:h text:style-name="P10" text:outline-level="1">
<text:span text:style-name="T4">
President about Kakhovskaya hydroelectric power plants: the world should show that Russia will not come from the hands of such terror</text:span>
</text:h>
      <text:p text:style-name="P4">
Authors: Ukrinform (Person)</text:p>
      <text:p text:style-name="P4">
Publisher: Укринформ (Organization)</text:p>
      <text:p text:style-name="P4">
Published Time: 2023-06-06T-23:53:00+03:00</text:p>
      <text:p text:style-name="P4">
Modified Time: 2023-06-06T22:53:00+03:00</text:p>
      <text:p text:style-name="P4">
Description: For the sake of its own security, it is worth showing the world now that Russia will not come from the hands of the terror she committed, undermining the Kakhovka hydroelectric power station. - Ukrinform.</text:p>
      <text:p text:style-name="P4">
Images: ['<text:a xlink:type="simple" xlink:href="https://static.ukrinform.com/photos/2023_05/thumb_files/630_360_1685386836-680.jpeg" text:style-name="Internet_20_link" text:visited-style-name="Visited_20_Internet_20_Link">
630_360_16853...</text:a>
']</text:p>
      <text:p text:style-name="P4">
Tags: ['Зеленський', 'Каховська ГЕС', 'Війна з Росією']</text:p>
      <text:p text:style-name="P4">
Type: Article</text:p>
      <!--METADATA-->
      <text:p text:style-name="P4">
<draw:frame draw:style-name="fr1" draw:name="Image116" text:anchor-type="as-char" svg:width="6.9236in" svg:height="3.956343in" draw:z-index="0">
<draw:image xlink:href="../Images/yкринформ/2023-06-06T-23-53-00-03-00/630_360_1685386836-680.jpeg" xlink:type="simple" xlink:show="embed" xlink:actuate="onLoad" draw:mime-type="image/jpeg"/>
</draw:frame>
For the best security, the world should now show that Russia will not come from the hands of such a terror, which she did, undermining the Kakhovsk hydroelectric power station.</text:p>
      <text:p text:style-name="P4">
President of Ukraine Volodymyr Zelenskyy said this in his <text:a xlink:type="simple" xlink:href="https://www.youtube.com/watch" text:style-name="Internet_20_link" text:visited-style-name="Visited_20_Internet_20_Link">
appeal</text:a>
, reports Ukrinform.</text:p>
      <text:p text:style-name="P4">
“The whole world will know this Russian crime of war, an ecocid crime. Takeszestov destruction by Russian lenders and other structures of hydroelectric power plants of the Cecological bomb of mass destruction. For the sake of its own security, the world should be indicated now that Russia will not come from the hands of such terror, ”Zelensky said.</text:p>
      <text:p text:style-name="P4">
<text:span text:style-name="T4">
 Read also: </text:span>
 <text:a xlink:type="simple" xlink:href="https://www.ukrinform.ua/rubric-society/3719301-zelenskij-robimo-vse-dla-zabezpecenna-vodou-tih-hto-otrimuvav-ii-z-kahovskogo-vodoshovisa.html" text:style-name="Internet_20_link" text:visited-style-name="Visited_20_Internet_20_Link">
Zelensky: We do everything to provide water to those who have received it with <text:span text:style-name="T4">
 Kakhov </text:span>
 Who reservoirs</text:a>
He thanked all the leaders and states, all peoples and international organizations who supported Ukraine and are ready to help Ukrainians.</text:p>
      <text:p text:style-name="P4">
The Head of State added that <text:a xlink:type="simple" xlink:href="https://www.ukrinform.ua/rubric-society/3719221-kostin-peredav-miznarodnomu-kriminalnomu-sudu-vsu-neobhidnu-informaciu-sodo-kahovskoi-ges.html" text:style-name="Internet_20_link" text:visited-style-name="Visited_20_Internet_20_Link">
the Prosecutor General has already addressed the Office of the International Criminal Court</text:a>
To attract international justice in the investigation of the dam.</text:p>
      <text:p text:style-name="P4">
“<text:a xlink:type="simple" xlink:href="https://www.ukrinform.ua/rubric-polytics/3719293-zelenskij-rozpoviv-gendirektoru-magate-pro-naslidki-pidrivu-kahovskoi-ges.html" text:style-name="Internet_20_link" text:visited-style-name="Visited_20_Internet_20_Link">
Spoke today with Director of IAEA Grossi</text:a>
, in particular, about what happened to the Kakhovka reservoir, the general situation with the Zaporozhye Atomic Station. He called on the IAEA director directly and unambiguously to condemn the Annunciation of the Russian Terror and to maximize our efforts to release the ZPP. They agreed on his visit to Ukraine.</text:p>
      <text:p text:style-name="P4">
<text:span text:style-name="T4">
 Read also: </text:span>
 [blast <text:span text:style-name="T4">
 Kakhovsk </text:span>
 Oh hydro(https://www.ukrinform.ua/rubric-crimea/3719299-pidriv-kahovskoi-ges-unemozlivit-postacanna-vodi-u-krim-danilov.html)Only the complete liberation of Ukrainian land from the Russian occupants will be guaranteed that there will be no such terrorist attacks. Russia uses everything for terror everywhere-any objects. The terrorist state must lose, ”the President said.</text:p>
      <text:p text:style-name="P4">
As reported by Ukrinform, Russian troops carried out under June 6 underwenting hydroelectric power station. As a result of the blasting of the machine hall inside, the station is completely destroyed.</text:p>
      <text:p text:style-name="P4">
Фото: ОП</text:p>
      <text:p text:style-name="P4">
News Source: <text:a xlink:type="simple" xlink:href="https://www.ukrinform.ua/rubric-ato/3719305-prezident-pro-pidriv-kahovskoi-ges-svit-mae-pokazati-so-rosii-ne-zijde-z-ruk-takij-teror.html" text:style-name="Internet_20_link" text:visited-style-name="Visited_20_Internet_20_Link">
https://www.ukrinform.ua/rubric-ato/3719305-prezident-pro-pidriv-kahovskoi-ges-svit-mae-pokazati-so-rosii-ne-zijde-z-ruk-takij-teror.html</text:a>
</text:p>
      <!--NEWS-->
      <text:h text:style-name="P10" text:outline-level="1">
<text:span text:style-name="T4">
Benzema has become a player of Al-Aitichad</text:span>
</text:h>
      <text:p text:style-name="P4">
Authors: Ukrinform (Person)</text:p>
      <text:p text:style-name="P4">
Publisher: Укринформ (Organization)</text:p>
      <text:p text:style-name="P4">
Published Time: 2023-06-06T-25:49:19+03:00</text:p>
      <text:p text:style-name="P4">
Modified Time: 2023-06-06T22:49:19+03:00</text:p>
      <text:p text:style-name="P4">
Description: The contract with the attacker is calculated by 2026. - Ukrinform.</text:p>
      <text:p text:style-name="P4">
Images: ['<text:a xlink:type="simple" xlink:href="https://static.ukrinform.com/photos/2023_06/thumb_files/630_360_1686080812-792.jpg" text:style-name="Internet_20_link" text:visited-style-name="Visited_20_Internet_20_Link">
630_360_16860...</text:a>
']</text:p>
      <text:p text:style-name="P4">
Tags: ['Футбол']</text:p>
      <text:p text:style-name="P4">
Type: Article</text:p>
      <!--METADATA-->
      <text:p text:style-name="P4">
<draw:frame draw:style-name="fr1" draw:name="Image117" text:anchor-type="as-char" svg:width="6.9236in" svg:height="3.956343in" draw:z-index="0">
<draw:image xlink:href="../Images/yкринформ/2023-06-06T-25-49-19-03-00/630_360_1686080812-792.jpg" xlink:type="simple" xlink:show="embed" xlink:actuate="onLoad" draw:mime-type="image/jpeg"/>
</draw:frame>
 Контрактіз нападником розрахований до 2026 року.</text:p>
      <text:p text:style-name="P4">
35-річний французький форвард Карім Бензема офіційно <text:a xlink:type="simple" xlink:href="https://twitter.com/SPL_EN/status/1666154077900636193" text:style-name="Internet_20_link" text:visited-style-name="Visited_20_Internet_20_Link">
 підписав</text:a>
Contract with the Saudi Club "Al-Aitikhad", reports Ukrinform.</text:p>
      <text:p text:style-name="P4">
As <text:a xlink:type="simple" xlink:href="https://twitter.com/FabrizioRomano/status/1666146566975914004" text:style-name="Internet_20_link" text:visited-style-name="Visited_20_Internet_20_Link">
reports</text:a>
Famous Fabrizio Romano's insider, Bensemazamaza, will be almost 200 million euros for the season, including commercial transactions in Al-Aitichad.</text:p>
      <text:p text:style-name="P4">
Al-Aitichad won the Saudi Arabia Championship in the 2022/23 season I.23 I was qualified in the group stage of the Asian Champions League.</text:p>
      <text:p text:style-name="P4">
<text:span text:style-name="T4">
 Read also: </text:span>
 <text:a xlink:type="simple" xlink:href="https://www.ukrinform.ua/rubric-sports/3718138-benzema-zalisae-madridskij-real.html" text:style-name="Internet_20_link" text:visited-style-name="Visited_20_Internet_20_Link">
<text:span text:style-name="T4">
 benzema </text:span>
 leaves Madrid "Real"</text:a>
During the fourteen seasons, during which the Frenchman defended the colors of "Real Madrid", he played 25 titles. Benzema Madrid T -shirt has spent 647 matches(п'ятий показник в історії клубу)in which he scored 353 goals. Karim is the second Vistoria, the best Bombardr "Real Madrid" in La League and the Champions League.</text:p>
      <text:p text:style-name="P4">
Photo: twitter.com/spl_en</text:p>
      <text:p text:style-name="P4">
News Source: <text:a xlink:type="simple" xlink:href="https://www.ukrinform.ua/rubric-sports/3719302-benzema-stav-gravcem-alittihadu.html" text:style-name="Internet_20_link" text:visited-style-name="Visited_20_Internet_20_Link">
https://www.ukrinform.ua/rubric-sports/3719302-benzema-stav-gravcem-alittihadu.html</text:a>
</text:p>
      <!--NEWS-->
      <text:h text:style-name="P10" text:outline-level="1">
<text:span text:style-name="T4">
The SBU has declared suspicion by seven collaborators, including Aksenova colleague</text:span>
</text:h>
      <text:p text:style-name="P4">
Authors: Ukrinform (Person)</text:p>
      <text:p text:style-name="P4">
Publisher: Укринформ (Organization)</text:p>
      <text:p text:style-name="P4">
Published Time: 2023-06-06T-27:47:00+03:00</text:p>
      <text:p text:style-name="P4">
Modified Time: 2023-06-06T22:47:00+03:00</text:p>
      <text:p text:style-name="P4">
Description: The Security Service of Ukraine has documented the criminal activity of seven kolaborators who are hiding on the territory of Ukraine temporarily captured by the Russians. - Ukrinform.</text:p>
      <text:p text:style-name="P4">
Images: ['<text:a xlink:type="simple" xlink:href="https://static.ukrinform.com/photos/2020_05/thumb_files/630_360_1590678028-352.jpg" text:style-name="Internet_20_link" text:visited-style-name="Visited_20_Internet_20_Link">
630_360_15906...</text:a>
']</text:p>
      <text:p text:style-name="P4">
Tags: ['Крим', 'СБУ', 'Аксьонов']</text:p>
      <text:p text:style-name="P4">
Type: Article</text:p>
      <!--METADATA-->
      <text:p text:style-name="P4">
<draw:frame draw:style-name="fr1" draw:name="Image119" text:anchor-type="as-char" svg:width="6.9236in" svg:height="3.956343in" draw:z-index="0">
<draw:image xlink:href="../Images/yкринформ/2023-06-06T-27-47-00-03-00/630_360_1590678028-352.jpg" xlink:type="simple" xlink:show="embed" xlink:actuate="onLoad" draw:mime-type="image/jpeg"/>
</draw:frame>
The Service of Ukraine has documented the criminal activity of seven koaborators who are hiding on the territory of Ukraine temporarily captured by the Russians.</text:p>
      <text:p text:style-name="P4">
According to Ukrinform, the SBU reports in <text:a xlink:type="simple" xlink:href="https://t.me/SBUkr/8577" text:style-name="Internet_20_link" text:visited-style-name="Visited_20_Internet_20_Link">
telegram</text:a>
.</text:p>
      <text:p text:style-name="P4">
One of them is the head of the aggressor "Administration of the Black Sea Crimea" Natalia Pisareva. Her candidacy recently personally agreed by Gaulter Sergey Aksyonov.</text:p>
      <text:p text:style-name="P4">
<text:span text:style-name="T4">
 Read also: </text:span>
 <text:a xlink:type="simple" xlink:href="https://www.ukrinform.ua/rubric-society/3718945-sbu-vikrila-rosijskih-agentiv-aki-spiguvali-na-avorivskomu-poligoni.html" text:style-name="Internet_20_link" text:visited-style-name="Visited_20_Internet_20_Link">
<text:span text:style-name="T4">
 SBU </text:span>
 exposed Russian agents who spied Navovoevsky landfill</text:a>
Before this appointment, Pisarev was the so -called "first deputy minister" on the temporarily occupied peninsula.</text:p>
      <text:p text:style-name="P4">
"Being in this" position ", after the start of a full -scale invasion, she coordinated the hostile information campaign to support the armed aggression of the Russian Federation," the message is notified.</text:p>
      <text:p text:style-name="P4">
At that time, the involvement publicly urged Ukrainian defenders to be captured, and to campaign the inhabitants of Crimea to join the Russian troops for the Anti -Ukraine war. For this, the so -called "Military Commissariat of Crimea" awarded her a diploma.</text:p>
      <text:p text:style-name="P4">
<text:span text:style-name="T4">
 Read also: </text:span>
 <text:a xlink:type="simple" xlink:href="https://www.ukrinform.ua/rubric-regions/3718600-sbu-zneskodila-na-poltavsini-bandu-kriminalnogo-avtoriteta-na-prizvisko-moskva.html" text:style-name="Internet_20_link" text:visited-style-name="Visited_20_Internet_20_Link">
<text:span text:style-name="T4">
 The SBU </text:span>
 neutralized in Poltava region a gang of criminal authorities on the nickname "Moscow"</text:a>
According to the investigation, to the capture of the Ukrainian Peninsula Pisarev, the managerial office of the Council of Ministers of the ARC.</text:p>
      <text:p text:style-name="P4">
"However, during his admiration, she supported the aggressor and subsequently entered the so -called" personnel reserve "of the occupation administration," - said the news.</text:p>
      <text:p text:style-name="P4">
Another collaborator is the former office of the State Treasury Service of Ukraine in the Luhansk region.</text:p>
      <text:p text:style-name="P4">
<text:span text:style-name="T4">
 Read also: </text:span>
 <text:a xlink:type="simple" xlink:href="https://www.ukrinform.ua/rubric-society/3718350-sbu-zneskodila-grupu-rosijskih-agentiv-aki-spiguvali-za-centrami-prijnatta-risen.html" text:style-name="Internet_20_link" text:visited-style-name="Visited_20_Internet_20_Link">
<text:span text:style-name="T4">
 SBU </text:span>
 Secured a group of Russian agents who were erupted by "decision -making centers"</text:a>
After capturing part of the region, she voluntarily agreed to the "proposal" of the Russians to lead the so -called "Treasury of the LNR".</text:p>
      <text:p text:style-name="P4">
She attracted five other accomplices to the state of the pseudo -institution. They were former subordinates from Starobilsky, Novoaydarsky, Milovsky, Novopskov and Markovsky districts.<text:span text:style-name="T4">
 Read also: </text:span>
 <text:a xlink:type="simple" xlink:href="https://www.ukrinform.ua/rubric-society/3717788-sbu-vikrila-se-simoh-rosijskih-internetagentiv.html" text:style-name="Internet_20_link" text:visited-style-name="Visited_20_Internet_20_Link">
<text:span text:style-name="T4">
 SBU </text:span>
 exposed more seven Russian Internet agents</text:a>
On the basis of the evidence collected, investigators of the SBU were informed by all persons involved in the suspicion of Part 5 of Art. 111-1 of the Criminal Code of Ukraine(Collaboration).</text:p>
      <text:p text:style-name="P4">
Крім того, шістьом представникам «казначейства ЛНР» додатково повідомили пропідозру у пособництві державі-агресору.</text:p>
      <text:p text:style-name="P4">
Обвинувальні акти спрямовані до суду. Зловмисникам загрожує від 5 до 12 роківтюрми.</text:p>
      <text:p text:style-name="P4">
Як повідомляв Укрінформ, правоохоронці в ході спецоперації у різних регіонахУкраїни знешкодили групу російських агентів, які шпигували за «центрамиприйняття рішень».</text:p>
      <text:p text:style-name="P4">
Фото: СБУ</text:p>
      <text:p text:style-name="P4">
News Source: <text:a xlink:type="simple" xlink:href="https://www.ukrinform.ua/rubric-society/3719053-sbu-ogolosila-pidozru-se-simom-kolaborantam-sered-akih-soratnica-aksonova.html" text:style-name="Internet_20_link" text:visited-style-name="Visited_20_Internet_20_Link">
https://www.ukrinform.ua/rubric-society/3719053-sbu-ogolosila-pidozru-se-simom-kolaborantam-sered-akih-soratnica-aksonova.html</text:a>
</text:p>
      <!--NEWS-->
      <text:h text:style-name="P10" text:outline-level="1">
<text:span text:style-name="T4">
Zelensky: We do everything to provide water to those who received it from the Kakhovka reservoir</text:span>
</text:h>
      <text:p text:style-name="P4">
Authors: Ukrinform (Person)</text:p>
      <text:p text:style-name="P4">
Publisher: Укринформ (Organization)</text:p>
      <text:p text:style-name="P4">
Published Time: 2023-06-06T-29:41:00+03:00</text:p>
      <text:p text:style-name="P4">
Modified Time: 2023-06-06T22:41:00+03:00</text:p>
      <text:p text:style-name="P4">
Description: The authorities at all levels do everything to save people and provide drinking water for those who received it from the Kakhovka reservoir. - Ukrinform.</text:p>
      <text:p text:style-name="P4">
Images: ['<text:a xlink:type="simple" xlink:href="https://static.ukrinform.com/photos/2023_06/thumb_files/630_360_1685626140-135.jpg" text:style-name="Internet_20_link" text:visited-style-name="Visited_20_Internet_20_Link">
630_360_16856...</text:a>
']</text:p>
      <text:p text:style-name="P4">
Tags: ['Вода', 'Зеленський', 'Каховська ГЕС']</text:p>
      <text:p text:style-name="P4">
Type: Article</text:p>
      <!--METADATA-->
      <text:p text:style-name="P4">
<draw:frame draw:style-name="fr1" draw:name="Image120" text:anchor-type="as-char" svg:width="6.9236in" svg:height="3.956343in" draw:z-index="0">
<draw:image xlink:href="../Images/yкринформ/2023-06-06T-29-41-00-03-00/630_360_1685626140-135.jpg" xlink:type="simple" xlink:show="embed" xlink:actuate="onLoad" draw:mime-type="image/jpeg"/>
</draw:frame>
The authorities do everything to save people and provide drinking water for those who received it from the Kakhovka reservoir.</text:p>
      <text:p text:style-name="P4">
Volodymyr Zelenskyy said this in <text:a xlink:type="simple" xlink:href="https://www.youtube.com/watch" text:style-name="Internet_20_link" text:visited-style-name="Visited_20_Internet_20_Link">
video closer</text:a>
to compatriots, reports Ukrinform.</text:p>
      <text:p text:style-name="P4">
“The authorities at all levels do everything to save people and provide drinking for those who received it from the Kakhovka reservoir. Kryvyi Rih and all Dnipropetrovsk region, cities and villages of Kherson region, Mykolaiv region, Zaporozhye - as it would be difficult, we have to help people, ”the President said.</text:p>
      <text:p text:style-name="P4">
<text:span text:style-name="T5">
Video: <text:a xlink:type="simple" xlink:href="https://www.facebook.com/president.gov.ua" text:style-name="Internet_20_link" text:visited-style-name="Visited_20_Internet_20_Link">
Presidential Office</text:a>
</text:span>
</text:p>
      <text:p text:style-name="P4">
The head of state thanked all rescuers, military, representatives of local communities, every region who assist people from southern areas flooded as a result of the Russian terrorist attack.</text:p>
      <text:p text:style-name="P4">
“I am grateful to anyone who currently conducts and helps with the evacuation of people from the cities of Isil, which has flooded with water from the Kakhovka reservoir. It is very important now - care about one and the maximum to help, ”the head of state added.</text:p>
      <text:p text:style-name="P4">
<text:span text:style-name="T4">
 Read also: </text:span>
 [Kakhovskaya hydroelectric power station: <text:span text:style-name="T4">
 Cabinet </text:span>
 has allocated more(https://www.ukrinform.ua/rubric-economy/3719273-pidriv-kahovskoi-ges-kabmin-vidiliv-ponad-23-milarda-na-zabezpecenna-regioniv-vodou.html)As reported by Ukrinform, Russian troops carried out under June 6 underwenting hydroelectric power station. As a result of the blasting of the machine hall inside, the station is completely destroyed.</text:p>
      <text:p text:style-name="P4">
CEO of Ukrhydroenergo PJSC Igor Sirota stated that the Pulnic -Crimean Canal will be left without water as a result of the Kakhovskaya Hydroelectric Power.</text:p>
      <text:p text:style-name="P4">
News Source: <text:a xlink:type="simple" xlink:href="https://www.ukrinform.ua/rubric-society/3719301-zelenskij-robimo-vse-dla-zabezpecenna-vodou-tih-hto-otrimuvav-ii-z-kahovskogo-vodoshovisa.html" text:style-name="Internet_20_link" text:visited-style-name="Visited_20_Internet_20_Link">
https://www.ukrinform.ua/rubric-society/3719301-zelenskij-robimo-vse-dla-zabezpecenna-vodou-tih-hto-otrimuvav-ii-z-kahovskogo-vodoshovisa.html</text:a>
</text:p>
      <!--NEWS-->
      <text:h text:style-name="P10" text:outline-level="1">
<text:span text:style-name="T4">
35 із 35: сили ППО уночі знищили всі крилаті ракети</text:span>
</text:h>
      <text:p text:style-name="P4">
Author: ['АРМІЯINFORM']</text:p>
      <text:p text:style-name="P4">
Time: 2023-06-06T-2:00:00-04:00</text:p>
      <text:p text:style-name="P4">
Description: Suphi of the holf defense of the Diped forces of the Zbroyshanykh, Uklosyani Zniya 35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1-29.jpg" text:style-name="Internet_20_link" text:visited-style-name="Visited_20_Internet_20_Link">
1-29.jpg</text:a>
']</text:p>
      <text:p text:style-name="P4">
Tags: ['ПОВІТРЯНІ СИЛИ ЗБРОЙНИХ СИЛ УКРАЇНИ', 'РОСІЙСЬКА РАКЕТНА АТАКА']</text:p>
      <text:p text:style-name="P4">
Category: News</text:p>
      <!--METADATA-->
      <text:p text:style-name="P4">
<draw:frame draw:style-name="fr1" draw:name="Image121" text:anchor-type="as-char" svg:width="6.9236in" svg:height="3.894525in" draw:z-index="0">
<draw:image xlink:href="../Images/AРМІЯINFORM/2023-06-06T-2-00-00-04-00/1-29.jpg" xlink:type="simple" xlink:show="embed" xlink:actuate="onLoad" draw:mime-type="image/jpeg"/>
</draw:frame>
Illustrative photo</text:p>
      <text:p text:style-name="P4">
The forces and means of air defense of the Air Forces of the Armed Forces of Ukraine have made all 35 winged missiles that the enemy released on the night of June 6 in Ukraine.</text:p>
      <text:p text:style-name="P4">
About it <text:a xlink:type="simple" xlink:href="https://t.me/kpszsu/2554" text:style-name="Internet_20_link" text:visited-style-name="Visited_20_Internet_20_Link">
reports</text:a>
Armed Forces Command.</text:p>
      <text:p text:style-name="P4">
“At night, on June 6, 2023, from 00:30 to 04:00, the occupiers of the Zalidar in Ukraine with winged air base missiles X-101/X-555. - The message says.</text:p>
      <text:p text:style-name="P4">
It is noted that most of the missiles X-101/X-555 were heading in the direction of the capital-the responsibility of the Center Air Command.</text:p>
      <text:p text:style-name="P4">
News Source: <text:a xlink:type="simple" xlink:href="https://armyinform.com.ua/2023/06/06/35-iz-35-syly-ppo-unochi-znyshhyly-usi-krylati-rakety/" text:style-name="Internet_20_link" text:visited-style-name="Visited_20_Internet_20_Link">
https://armyinform.com.ua/2023/06/06/35-iz-35-syly-ppo-unochi-znyshhyly-usi-krylati-rakety/</text:a>
</text:p>
      <!--NEWS-->
      <text:h text:style-name="P10" text:outline-level="1">
<text:span text:style-name="T4">
Kakhovskaya hydroelectric power station will make it impossible to supply water to Crimea - Danilov</text:span>
</text:h>
      <text:p text:style-name="P4">
Authors: Ukrinform (Person)</text:p>
      <text:p text:style-name="P4">
Publisher: Укринформ (Organization)</text:p>
      <text:p text:style-name="P4">
Published Time: 2023-06-06T-31:34:00+03:00</text:p>
      <text:p text:style-name="P4">
Modified Time: 2023-06-06T22:34:00+03:00</text:p>
      <text:p text:style-name="P4">
Description: As a result of the Kakhovskaya hydroelectric power station, the supply of water to the temporarily occupied Crimea will be physically impossible in the near future. - Ukrinform.</text:p>
      <text:p text:style-name="P4">
Images: ['<text:a xlink:type="simple" xlink:href="https://static.ukrinform.com/photos/2023_03/thumb_files/630_360_1677948274-404.jpg" text:style-name="Internet_20_link" text:visited-style-name="Visited_20_Internet_20_Link">
630_360_16779...</text:a>
']</text:p>
      <text:p text:style-name="P4">
Tags: ['Крим', 'РНБО', 'Данілов', 'Війна з Росією', 'Єдині новини']</text:p>
      <text:p text:style-name="P4">
Type: Article</text:p>
      <!--METADATA-->
      <text:p text:style-name="P4">
<draw:frame draw:style-name="fr1" draw:name="Image122" text:anchor-type="as-char" svg:width="6.9236in" svg:height="3.956343in" draw:z-index="0">
<draw:image xlink:href="../Images/yкринформ/2023-06-06T-31-34-00-03-00/630_360_1677948274-404.jpg" xlink:type="simple" xlink:show="embed" xlink:actuate="onLoad" draw:mime-type="image/jpeg"/>
</draw:frame>
Due to Kakhovskaya hydroelectric power plant, the supply of water to the temporarily occupied Crimean will become physically impossible.</text:p>
      <text:p text:style-name="P4">
The secretary of the National Security and Defense Council of Ukraine Alexei Danilov was on air of the Teleterna "Unified News", correspondent.</text:p>
      <text:p text:style-name="P4">
"The act that Russia has made will make it impossible to supply the water of Dikrym from the word in the near future. The next three, five, ten years, by that time, this dam will leave, the supply of water to the Crimea will be simply physically impossible," Danilov said .</text:p>
      <text:p text:style-name="P4">
<text:span text:style-name="T4">
 Read also: </text:span>
 <text:a xlink:type="simple" xlink:href="https://www.ukrinform.ua/rubric-ato/3719285-pidriv-kahovskoi-ges-ne-zavadit-ukrainskomu-kontrnastupu-danilov.html" text:style-name="Internet_20_link" text:visited-style-name="Visited_20_Internet_20_Link">
Kakhovka hydroelectric power station will not hurt the Ukrainian contrast - <text:span text:style-name="T4">
 Danilov </text:span>
</text:a>
As reported by Ukrinform, Russian troops carried out under June 6 underwenting hydroelectric power station. As a result of the blasting of the machine hall inside, the station is completely destroyed.</text:p>
      <text:p text:style-name="P4">
The CEO of PJSC "Ukrhydroenergo" Igor Sirota said that the Pulni -Crimean channel will be left without water as a result of undermining the Kakhovka hydroelectric power station.</text:p>
      <text:p text:style-name="P4">
News Source: <text:a xlink:type="simple" xlink:href="https://www.ukrinform.ua/rubric-crimea/3719299-pidriv-kahovskoi-ges-unemozlivit-postacanna-vodi-u-krim-danilov.html" text:style-name="Internet_20_link" text:visited-style-name="Visited_20_Internet_20_Link">
https://www.ukrinform.ua/rubric-crimea/3719299-pidriv-kahovskoi-ges-unemozlivit-postacanna-vodi-u-krim-danilov.html</text:a>
</text:p>
      <!--NEWS-->
      <text:h text:style-name="P10" text:outline-level="1">
<text:span text:style-name="T4">
President: Created by Russian Catastrophe terrorists on Kakhovskaya hydroelectric power station will not stop Ukraine</text:span>
</text:h>
      <text:p text:style-name="P4">
Authors: Ukrinform (Person)</text:p>
      <text:p text:style-name="P4">
Publisher: Укринформ (Organization)</text:p>
      <text:p text:style-name="P4">
Published Time: 2023-06-06T-33:28:00+03:00</text:p>
      <text:p text:style-name="P4">
Modified Time: 2023-06-06T22:28:00+03:00</text:p>
      <text:p text:style-name="P4">
Description: Each Russian terrorist attack increases only the amount of reparations that the Russian Federation will pay for the crimes committed, not the chances of the occupiers to stay on our land.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Тероризм', 'Зеленський', 'Каховська ГЕС', 'Війна з Росією']</text:p>
      <text:p text:style-name="P4">
Type: Article</text:p>
      <!--METADATA-->
      <text:p text:style-name="P4">
<draw:frame draw:style-name="fr1" draw:name="Image123" text:anchor-type="as-char" svg:width="6.9236in" svg:height="3.956343in" draw:z-index="0">
<draw:image xlink:href="../Images/yкринформ/2023-06-06T-33-28-00-03-00/630_360_1685119271-129.jpeg" xlink:type="simple" xlink:show="embed" xlink:actuate="onLoad" draw:mime-type="image/jpeg"/>
</draw:frame>
The every Russian terrorist attack increases only the amount of reparations that the Russian Federation will pay for the commissioned, not the chances of the invaders to stay on our land.</text:p>
      <text:p text:style-name="P4">
Volodymyr Zelenskyy said this in <text:a xlink:type="simple" xlink:href="https://www.youtube.com/watch" text:style-name="Internet_20_link" text:visited-style-name="Visited_20_Internet_20_Link">
video closer</text:a>
 , передає Укрінформ.</text:p>
      <text:p text:style-name="P4">
<text:span text:style-name="T5">
Відео:<text:a xlink:type="simple" xlink:href="https://www.facebook.com/president.gov.ua" text:style-name="Internet_20_link" text:visited-style-name="Visited_20_Internet_20_Link">
 Офіс Президента </text:a>
</text:span>
</text:p>
      <text:p text:style-name="P4">
<text:span text:style-name="T4">
 Dear Ukrainians and Ukrainians!</text:span>
</text:p>
      <text:p text:style-name="P4">
This day, which began with an urgent meeting of the NSDC, continued with the meeting. We are waiting for a meeting of the UN Security Council.</text:p>
      <text:p text:style-name="P4">
Created by Russian terrorists of a catastrophe on Kakhovskaya hydroelectric power station will not stop Ukraine and Ukrainians. We will still release all our land. And every Russian thermal increases only the amount of reparations that Russia will pay for the crimes committed, not the chances of the occupiers to stay on our land.</text:p>
      <text:p text:style-name="P4">
First, I am grateful to all our rescuers, military, representatives of local communities, every region of our region, who now help people from our southern areas flooded as a result of the Russian terrorist attack.</text:p>
      <text:p text:style-name="P4">
Secondly, the authorities at all levels do everything to save people and provide with a questioning water of those who received it from the Kakhovka reservoir. Kryvyi Rih and all Dnipropetrovsk, cities and villages of Kherson region, Mykolaiv region, Zaporizhzhia - at least difficult, we have to help people.</text:p>
      <text:p text:style-name="P4">
Third: I am grateful to everyone who now conducts and helps with the evacuation of people, the size and villages that flooded with water from the Kakhovka reservoir. It is very important now - to help each other and to help the maximum.</text:p>
      <text:p text:style-name="P4">
The fourth: the whole world will know about this Russian crime of war, the crime of ecocid. This is consciously destroyed by the Russian invaders of the dam and other structures of the hydroelectric power station of the Cecological bomb of mass destruction. For the sake of its own security, the world should now indicate that Russia will not come from the hands of such terror. And I am grateful to all the leaders of the states, all peoples and international organizations that supported Ukraine to help our people, our de -occupying steps. The Prosecutor General appealed to the International Criminal Court Prosecutor's Office to attract international justice to investigation of the dam.</text:p>
      <text:p text:style-name="P4">
He spoke today with the director of IAEA Grossi, in particular what happened to the Zakhovsky reservoir, the general situation with the Zaporizhzhya nuclear power station. He closed the IAEA director directly and unambiguously to condemn today's Russian thermal and to maximize our efforts to release. His visit to Ukraine agreed.I want to say a few more things separately. As for our South and Crimea. We are finding a conspiracy to restore a normal life on our earth after the exile of the racists. Cestos both water and everything else. This applies to all our regions - from Kherson to the Dnieper, from Mykolaiv to the Crimea.</text:p>
      <text:p text:style-name="P4">
The fact that Russia deliberately destroyed the Kakhovka reservoir, which is critical, in particular, to provide water to Crimea, indicates that Russian -owners have already realized that they would have to escape from Crimea.</text:p>
      <text:p text:style-name="P4">
Well, Ukraine will return all its. And will make Russia pay for the committed.</text:p>
      <text:p text:style-name="P4">
Glory to all our people who fight and work for the sake of our country and our Narode!</text:p>
      <text:p text:style-name="P4">
Separately, like yesterday, I want to mention today our heroes at the Bakhmut Napryamka ... Well done, warriors!3rd Separate Storm Brigade and 57 Separate Positent Brigade-Thank you!Thank you for moving forward!</text:p>
      <text:p text:style-name="P4">
<text:span text:style-name="T4">
Glory to Ukraine!</text:span>
</text:p>
      <text:p text:style-name="P4">
<text:span text:style-name="T5">
Foto: op</text:span>
</text:p>
      <text:p text:style-name="P4">
News Source: <text:a xlink:type="simple" xlink:href="https://www.ukrinform.ua/rubric-ato/3719297-prezident-stvorena-rosijskimi-teroristami-katastrofa-na-kahovskij-ges-ne-zupinit-ukrainu.html" text:style-name="Internet_20_link" text:visited-style-name="Visited_20_Internet_20_Link">
https://www.ukrinform.ua/rubric-ato/3719297-prezident-stvorena-rosijskimi-teroristami-katastrofa-na-kahovskij-ges-ne-zupinit-ukrainu.html</text:a>
</text:p>
      <!--NEWS-->
      <text:h text:style-name="P10" text:outline-level="1">
<text:span text:style-name="T4">
The Russian terrorist attack from Kakhovskaya hydroelectric power station will not affect the power system - Shmigal</text:span>
</text:h>
      <text:p text:style-name="P4">
Authors: Ukrinform (Person)</text:p>
      <text:p text:style-name="P4">
Publisher: Укринформ (Organization)</text:p>
      <text:p text:style-name="P4">
Published Time: 2023-06-06T-35:25:00+03:00</text:p>
      <text:p text:style-name="P4">
Modified Time: 2023-06-06T22:25:00+03:00</text:p>
      <text:p text:style-name="P4">
Description: The Russian terrorist attack on the blasting of the Kakhovska Hydroelectric Dam will not affect the functioning of Ukraine's grid. - Ukrinform.</text:p>
      <text:p text:style-name="P4">
Images: ['<text:a xlink:type="simple" xlink:href="https://static.ukrinform.com/photos/2023_02/thumb_files/630_360_1676995305-131.jpg" text:style-name="Internet_20_link" text:visited-style-name="Visited_20_Internet_20_Link">
630_360_16769...</text:a>
']</text:p>
      <text:p text:style-name="P4">
Tags: ['Енергетика', 'Каховська ГЕС', 'Шмигаль']</text:p>
      <text:p text:style-name="P4">
Type: Article</text:p>
      <!--METADATA-->
      <text:p text:style-name="P4">
<draw:frame draw:style-name="fr1" draw:name="Image124" text:anchor-type="as-char" svg:width="6.9236in" svg:height="3.956343in" draw:z-index="0">
<draw:image xlink:href="../Images/yкринформ/2023-06-06T-35-25-00-03-00/630_360_1676995305-131.jpg" xlink:type="simple" xlink:show="embed" xlink:actuate="onLoad" draw:mime-type="image/jpeg"/>
</draw:frame>
The Russian terrorist attack on the blasting of the Kakhovskaya Hydroelectric Dam will not affect the functioning of Ukraine's energy system.</text:p>
      <text:p text:style-name="P4">
About this Prime Minister Denis Shmigal <text:a xlink:type="simple" xlink:href="https://t.me/Denys_Smyhal/5319" text:style-name="Internet_20_link" text:visited-style-name="Visited_20_Internet_20_Link">
said</text:a>
At a government meeting, Ukrinform reports.</text:p>
      <text:p text:style-name="P4">
"The Russian terrorist attack on the undermining of the Kakhovka hydroelectric power station will not affect the functioning of Ukraine's energy systems on the territories free from occupation, since since September the Kakhovka hydroelectric power station has not been in the energy system," said Shmigal.</text:p>
      <text:p text:style-name="P4">
*!(https://www.ukrinform.ua/rubric-economy/3719281-smigal-riven-vodi-u-stavioholodzuvaci-zaes-na-tehnicno-neobhidnij-poznacci.html)</text:p>
      <text:p text:style-name="P4">
За його словами, Каховська ГЕС не залучена в енергогенерації. Глава урядузазначив, що Україна вживає заходи для збільшення своїх енергетичних імпортно-експортних можливостей.</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 Через підрив водосховища є ризики підтоплення енергетичнихоб’єктів на Херсонщині, зокрема Херсонської ТЕЦ. Розпочалась евакуаціянаселення з потенційних районів затоплення.</text:p>
      <text:p text:style-name="P4">
Фото: КМУ</text:p>
      <text:p text:style-name="P4">
News Source: <text:a xlink:type="simple" xlink:href="https://www.ukrinform.ua/rubric-economy/3719298-rosijskij-terakt-iz-pidrivu-kahovskoi-ges-ne-vpline-na-funkcionuvanna-energosistemi-smigal.html" text:style-name="Internet_20_link" text:visited-style-name="Visited_20_Internet_20_Link">
https://www.ukrinform.ua/rubric-economy/3719298-rosijskij-terakt-iz-pidrivu-kahovskoi-ges-ne-vpline-na-funkcionuvanna-energosistemi-smigal.html</text:a>
</text:p>
      <!--NEWS-->
      <text:h text:style-name="P10" text:outline-level="1">
<text:span text:style-name="T4">
The Russians hit the artillery on Kherson during the evacuation of civilians</text:span>
</text:h>
      <text:p text:style-name="P4">
Authors: Ukrinform (Person)</text:p>
      <text:p text:style-name="P4">
Publisher: Укринформ (Organization)</text:p>
      <text:p text:style-name="P4">
Published Time: 2023-06-06T-37:21:15+03:00</text:p>
      <text:p text:style-name="P4">
Modified Time: 2023-06-06T22:21:15+03:00</text:p>
      <text:p text:style-name="P4">
Description: The Russian army fired from the artillery of people during evacuation from the district of island in Kherson. - Ukrinform.</text:p>
      <text:p text:style-name="P4">
Images: ['<text:a xlink:type="simple" xlink:href="https://static.ukrinform.com/photos/2023_06/thumb_files/630_360_1686061285-491.jpeg" text:style-name="Internet_20_link" text:visited-style-name="Visited_20_Internet_20_Link">
630_360_16860...</text:a>
']</text:p>
      <text:p text:style-name="P4">
Tags: ['Евакуація', 'Херсон', 'Війна з Росією']</text:p>
      <text:p text:style-name="P4">
Type: Article</text:p>
      <!--METADATA-->
      <text:p text:style-name="P4">
<draw:frame draw:style-name="fr1" draw:name="Image125" text:anchor-type="as-char" svg:width="6.9236in" svg:height="3.956343in" draw:z-index="0">
<draw:image xlink:href="../Images/yкринформ/2023-06-06T-37-21-15-03-00/630_360_1686061285-491.jpeg" xlink:type="simple" xlink:show="embed" xlink:actuate="onLoad" draw:mime-type="image/jpeg"/>
</draw:frame>
The Russian army fired at the artillery of people during evacuation from residential district in Kherson.</text:p>
      <text:p text:style-name="P4">
According to Ukrinform, Alexander Proudin, the head of the Kherson Regional Military Administration, reports in <text:a xlink:type="simple" xlink:href="https://t.me/olexandrprokudin/604" text:style-name="Internet_20_link" text:visited-style-name="Visited_20_Internet_20_Link">
telegram</text:a>
.</text:p>
      <text:p text:style-name="P4">
"The island. This residential district of Kherson under the daily shelling of the Russian invaders. Another danger of the Kakhovskaya hydroelectric power station underwent another danger- the water element," Proudin said.</text:p>
      <text:p text:style-name="P4">
<text:span text:style-name="T4">
 Read also: </text:span>
 <text:a xlink:type="simple" xlink:href="https://www.ukrinform.ua/rubric-ato/3718910-u-hersoni-pid-cas-artobstrilu-poraneni-policejski-aki-zdijsnuvali-evakuaciu.html" text:style-name="Internet_20_link" text:visited-style-name="Visited_20_Internet_20_Link">
in <text:span text:style-name="T4">
 Kherson </text:span>
 <text:span text:style-name="T4">
 Under </text:span>
 <text:span text:style-name="T4">
 </text:span>
 time <text:span text:style-name="T4">
 </text:span>
 Artob arc <text:span text:style-name="T4">
<text:span text:style-name="T5">
* wounded </text:span>
* </text:span>
 <text:span text:style-name="T4">
 police </text:span>
, <text:span text:style-name="T4">
 which </text:span>
 <text:span text:style-name="T4">
 made </text:span>
 <text:span text:style-name="T4">
 evacuation </text:span>
</text:a>
According to him, during the day the island goes under water. The flooding is how enormous that there is no way to leave with vehicles from there.</text:p>
      <text:p text:style-name="P4">
"That is why people are helped to evacuate. Even in such a difficult time, they were recalled who they really are - terrorists. During evacuation, the occupants hit the residential neighborhood - wounded two law enforcement officers who helped people leave the dangerous territory," said Proudin.</text:p>
      <text:p text:style-name="P4">
<text:span text:style-name="T4">
 Read also: </text:span>
 <text:a xlink:type="simple" xlink:href="https://www.ukrinform.ua/rubric-regions/3719283-evakujovani-z-hersonsini-otrimaut-grosovu-dopomogu-skilki-viplatat.html" text:style-name="Internet_20_link" text:visited-style-name="Visited_20_Internet_20_Link">
evacuated from Kherson region will receive financial assistance - how much will pay</text:a>
Despite this, he said, about 1,300 cherson was evacuated from the island. These people are safe now.</text:p>
      <text:p text:style-name="P4">
As reported by Ukrinform, Russian occupation troops on the night of June 6 under the Kakhovsky Hydroelectric Ttrost. HPP is not recoverable. Longing people from flooded villages.</text:p>
      <text:p text:style-name="P4">
Photo: Ukrzaliznytsia</text:p>
      <text:p text:style-name="P4">
News Source: <text:a xlink:type="simple" xlink:href="https://www.ukrinform.ua/rubric-ato/3719294-rosiani-vdarili-z-artilerii-po-hersonu-pid-cas-evakuacii-civilnih.html" text:style-name="Internet_20_link" text:visited-style-name="Visited_20_Internet_20_Link">
https://www.ukrinform.ua/rubric-ato/3719294-rosiani-vdarili-z-artilerii-po-hersonu-pid-cas-evakuacii-civilnih.html</text:a>
</text:p>
      <!--NEWS-->
      <text:h text:style-name="P10" text:outline-level="1">
<text:span text:style-name="T4">
Zelensky told CEO of the IAEA about the consequences</text:span>
</text:h>
      <text:p text:style-name="P4">
Authors: Ukrinform (Person)</text:p>
      <text:p text:style-name="P4">
Publisher: Укринформ (Organization)</text:p>
      <text:p text:style-name="P4">
Published Time: 2023-06-06T-39:11:00+03:00</text:p>
      <text:p text:style-name="P4">
Modified Time: 2023-06-06T22:11:00+03:00</text:p>
      <text:p text:style-name="P4">
Description: Volodymyr Zelensky informed the CEO of Raphael Grossi's CEO on the large -scale consequences of the terrorist act of Russia, which blew up the dam of Kakhovka hydroelectric power station. - Ukrinform.</text:p>
      <text:p text:style-name="P4">
Images: ['<text:a xlink:type="simple" xlink:href="https://static.ukrinform.com/photos/2022_06/thumb_files/630_360_1655321433-213.jpeg" text:style-name="Internet_20_link" text:visited-style-name="Visited_20_Internet_20_Link">
630_360_16553...</text:a>
']</text:p>
      <text:p text:style-name="P4">
Tags: ['МАГАТЕ', 'Теракт', 'Зеленський', 'Каховська ГЕС']</text:p>
      <text:p text:style-name="P4">
Type: Article</text:p>
      <!--METADATA-->
      <text:p text:style-name="P4">
<draw:frame draw:style-name="fr1" draw:name="Image126" text:anchor-type="as-char" svg:width="6.9236in" svg:height="3.956343in" draw:z-index="0">
<draw:image xlink:href="../Images/yкринформ/2023-06-06T-39-11-00-03-00/630_360_1655321433-213.jpeg" xlink:type="simple" xlink:show="embed" xlink:actuate="onLoad" draw:mime-type="image/jpeg"/>
</draw:frame>
Volodymyr Zelensky informed the CEO of Grossi CEO of Grossi about the large -scale consequences of the terrorist act of Russia, which underworld the Kakhovka hydroelectric power station.</text:p>
      <text:p text:style-name="P4">
The Head of State reported this in <text:a xlink:type="simple" xlink:href="http://t.me/V_Zelenskiy_official/6489" text:style-name="Internet_20_link" text:visited-style-name="Visited_20_Internet_20_Link">
telegram</text:a>
, reports Ukrinform.</text:p>
      <text:p text:style-name="P4">
“In a telephone conversation, he informed the CEO of the IAEA Rafaelagrossi about the large -scale consequences of the terrorist act of the Russian Federation with the blasting of Dambikakhovsky hydroelectric power station. They discussed ways to minimize the risks to the Safety of the ZPP, ”Zelensky said.</text:p>
      <text:p text:style-name="P4">
In addition, an agreement was reached in the course of the conversation about the visit of the CEO <text:a xlink:type="simple" xlink:href="https://www.ukrinform.ua/tag-magate" text:style-name="Internet_20_link" text:visited-style-name="Visited_20_Internet_20_Link">
IAEA</text:a>
to Ukraine.</text:p>
      <text:p text:style-name="P4">
<text:span text:style-name="T4">
 Read also: </text:span>
 [<text:span text:style-name="T4">
 Zelensky </text:span>
 told who is engaged(https://www.ukrinform.ua/rubric-ato/3719262-zelenskij-rozpoviv-hto-zajmaetsa-spravou-sodo-zahoplenna-rosianami-kahovskoi-ges.html)According to Ukrinform, Russian troops on the night against June 6 carried out the Kakhovka hydroelectric power station. As a result of the blasting of the machine hall inside, the station was destroyed.</text:p>
      <text:p text:style-name="P4">
The evacuation of the population from potential flood areas is ongoing.</text:p>
      <text:p text:style-name="P4">
<text:span text:style-name="T5">
Foto: op</text:span>
</text:p>
      <text:p text:style-name="P4">
News Source: <text:a xlink:type="simple" xlink:href="https://www.ukrinform.ua/rubric-polytics/3719293-zelenskij-rozpoviv-gendirektoru-magate-pro-naslidki-pidrivu-kahovskoi-ges.html" text:style-name="Internet_20_link" text:visited-style-name="Visited_20_Internet_20_Link">
https://www.ukrinform.ua/rubric-polytics/3719293-zelenskij-rozpoviv-gendirektoru-magate-pro-naslidki-pidrivu-kahovskoi-ges.html</text:a>
</text:p>
      <!--NEWS-->
      <text:h text:style-name="P10" text:outline-level="1">
<text:span text:style-name="T4">
Zaporozhye is ready to accept residents of Kherson region who were evacuated because</text:span>
</text:h>
      <text:p text:style-name="P4">
Authors: Ukrinform (Person)</text:p>
      <text:p text:style-name="P4">
Publisher: Укринформ (Organization)</text:p>
      <text:p text:style-name="P4">
Published Time: 2023-06-06T-41:10:27+03:00</text:p>
      <text:p text:style-name="P4">
Modified Time: 2023-06-06T22:10:27+03:00</text:p>
      <text:p text:style-name="P4">
Description: In Zaporizhzhya there are dormitories and compact places of residence for the residents of Kherson region, who were forced to evacuate because of the undermining of the Russians of the Kakhovka hydroelectric power station. - Ukrinform.</text:p>
      <text:p text:style-name="P4">
Images: ['<text:a xlink:type="simple" xlink:href="https://static.ukrinform.com/photos/2023_06/thumb_files/630_360_1686037966-391.jpg" text:style-name="Internet_20_link" text:visited-style-name="Visited_20_Internet_20_Link">
630_360_16860...</text:a>
']</text:p>
      <text:p text:style-name="P4">
Tags: ['Каховська ГЕС', 'Запоріжжя', 'Війна з Росією']</text:p>
      <text:p text:style-name="P4">
Type: Article</text:p>
      <!--METADATA-->
      <text:p text:style-name="P4">
<draw:frame draw:style-name="fr1" draw:name="Image127" text:anchor-type="as-char" svg:width="6.9236in" svg:height="3.956343in" draw:z-index="0">
<draw:image xlink:href="../Images/yкринформ/2023-06-06T-41-10-27-03-00/630_360_1686037966-391.jpg" xlink:type="simple" xlink:show="embed" xlink:actuate="onLoad" draw:mime-type="image/jpeg"/>
</draw:frame>
Uzrozhzhi are dormitories and compact habitats for Kherson residents, who were forced to evacuate because of the blasting of the Kakhovskaya hydroelectric power plants.</text:p>
      <text:p text:style-name="P4">
About it in <text:a xlink:type="simple" xlink:href="https://t.me/kurtievofficial/11340" text:style-name="Internet_20_link" text:visited-style-name="Visited_20_Internet_20_Link">
telegram</text:a>
Informs V. Omisky Head of Zaporizhzhia Anatoliy Kurb, reports Ukrinform.</text:p>
      <text:p text:style-name="P4">
"Our city is ready to accept all people from Kherson region, who are forced to leave their rides through a terrorist act that Russia has committed at the Kakhovka hydroelectric power station," he wrote.</text:p>
      <text:p text:style-name="P4">
<text:span text:style-name="T4">
 Read also: </text:span>
 <text:a xlink:type="simple" xlink:href="https://www.ukrinform.ua/rubric-economy/3719281-smigal-riven-vodi-u-stavioholodzuvaci-zaes-na-tehnicno-neobhidnij-poznacci.html" text:style-name="Internet_20_link" text:visited-style-name="Visited_20_Internet_20_Link">
Shmigal: Water level in the ZPEP Collist - is the required required mark</text:a>
Residents of the Kherson region, who plan to go to Zaporozhye and need help and additional information, are asked to seek the numbers: 15-80 of cracked phones or mobile phones:(061)787 15 80;(050)414 15 80;(067)656 15 80;(095)220 41 11;(067)220 41 12.</text:p>
      <text:p text:style-name="P4">
In Zaporozhye, according to the City Hall, there are hostels, compact residence of dissaltable cooperation with shelters.</text:p>
      <text:p text:style-name="P4">
<text:span text:style-name="T4">
 Read also: </text:span>
 <text:a xlink:type="simple" xlink:href="https://www.ukrinform.ua/rubric-economy/3719250-kahovskij-ekocid-kostuvatime-ukraini-dodatkovo-desatki-milardiv-griven.html" text:style-name="Internet_20_link" text:visited-style-name="Visited_20_Internet_20_Link">
Kakhovsky ecocide will cost Ukraine an additional dozen billions of hryvnias</text:a>
Earlier it was reported that there are no problems with water in Zaporozhye. If the water flows to 14 meters, then one inhabited one - the village of Bilenke can remain without water.</text:p>
      <text:p text:style-name="P4">
News Source: <text:a xlink:type="simple" xlink:href="https://www.ukrinform.ua/rubric-regions/3719292-zaporizza-gotove-prijnati-meskanciv-hersonsini-aki-evakuuvalis-cerez-pidriv-kahovskoi-ges.html" text:style-name="Internet_20_link" text:visited-style-name="Visited_20_Internet_20_Link">
https://www.ukrinform.ua/rubric-regions/3719292-zaporizza-gotove-prijnati-meskanciv-hersonsini-aki-evakuuvalis-cerez-pidriv-kahovskoi-ges.html</text:a>
</text:p>
      <!--NEWS-->
      <text:h text:style-name="P10" text:outline-level="1">
<text:span text:style-name="T4">
The construction of hydroelectric power plants instead of Kakhovskaya will cost billions of dollars - crying</text:span>
</text:h>
      <text:p text:style-name="P4">
Authors: Ukrinform (Person)</text:p>
      <text:p text:style-name="P4">
Publisher: Укринформ (Organization)</text:p>
      <text:p text:style-name="P4">
Published Time: 2023-06-06T-43:06:57+03:00</text:p>
      <text:p text:style-name="P4">
Modified Time: 2023-06-06T22:06:57+03:00</text:p>
      <text:p text:style-name="P4">
Description: Billions of dollars are needed to build hydroelectric power plants instead of the HPP instead of Russian occupants of the Kakhovka Hydroelectric power plant. - Ukrinform.</text:p>
      <text:p text:style-name="P4">
Images: ['<text:a xlink:type="simple" xlink:href="https://static.ukrinform.com/photos/2019_04/thumb_files/630_360_1555846923-672.jpg" text:style-name="Internet_20_link" text:visited-style-name="Visited_20_Internet_20_Link">
630_360_15558...</text:a>
']</text:p>
      <text:p text:style-name="P4">
Tags: ['Херсонщина', 'Каховська ГЕС', 'Війна з Росією']</text:p>
      <text:p text:style-name="P4">
Type: Article</text:p>
      <!--METADATA-->
      <text:p text:style-name="P4">
<draw:frame draw:style-name="fr1" draw:name="Image128" text:anchor-type="as-char" svg:width="6.9236in" svg:height="3.956343in" draw:z-index="0">
<draw:image xlink:href="../Images/yкринформ/2023-06-06T-43-06-57-03-00/630_360_1555846923-672.jpg" xlink:type="simple" xlink:show="embed" xlink:actuate="onLoad" draw:mime-type="image/jpeg"/>
</draw:frame>
The construction of hydroelectric power plants instead of the Kakhovsky hydroelectric power suppliers undermined by Russian invaders, a billion dollars are needed.</text:p>
      <text:p text:style-name="P4">
This was stated in a comment <text:a xlink:type="simple" xlink:href="https://ukr.radio/news.html" text:style-name="Internet_20_link" text:visited-style-name="Visited_20_Internet_20_Link">
Ukrainian Radio</text:a>
Former fuel and energy minister Ivan Plachkov, Ukrinform reports.</text:p>
      <text:p text:style-name="P4">
The expert evaluates the consequences of the destruction of the Kakhovka hydroelectric power station as "very, very large", including economic losses. Since the Kakhovka hydroelectric power station is not recoverable, it is necessary to build another hydroelectric power station instead, "which is billions of dollars."</text:p>
      <text:p text:style-name="P4">
"Considering the fact that the dam is destroyed, it is hundreds of billions," the excellence recalled.</text:p>
      <text:p text:style-name="P4">
<text:span text:style-name="T4">
 Read also: </text:span>
 <text:a xlink:type="simple" xlink:href="https://www.ukrinform.ua/rubric-economy/3719288-ekspert-rozpoviv-pro-zagrozi-dla-elektromerez-pisla-pidrivu-kahovskoi-ges.html" text:style-name="Internet_20_link" text:visited-style-name="Visited_20_Internet_20_Link">
expert told about threats to post -blowing power grids <text:span text:style-name="T4">
 Kakhovsk </text:span>
 Oh hydroelectric power station</text:a>
He also recalled that the capacity of the Kakhovka hydroelectric power station in the war was about 240 MW. "It is allegedly low power, but it was needed as a power for regulation. The Kakhovskaya hydroelectric power station worked in peak times when the maximum consumption and produced very necessary and very expensive and expensive. Economics would be extremely fulfilling to us, ”Plachkov said.</text:p>
      <text:p text:style-name="P4">
According to him, in the area of flooding of energy now the settlements and regions are disconnected to save electrical equipment and protect people. In this case, the flood zone is very large, there are many infrastructure objects.</text:p>
      <text:p text:style-name="P4">
The ex -experts noted that the consequences are very large and in terms of water intakes. Many -populated points can be left without water, in particular in Kryvyi Rih there is already an restraint.</text:p>
      <text:p text:style-name="P4">
<text:span text:style-name="T4">
 Read also: </text:span>
 [blast <text:span text:style-name="T4">
 Kakhovsk </text:span>
 HPP: Cabinet has allocated more(https://www.ukrinform.ua/rubric-economy/3719273-pidriv-kahovskoi-ges-kabmin-vidiliv-ponad-23-milarda-na-zabezpecenna-regioniv-vodou.html)According to Plachkov, this barbaric attack will also have great consequences for the invaders who are on the left bank of the Dnieper in the Kherson region.According to Ukrinform, Russian troops on the night against June 6 carried out the Kakhovka hydroelectric power station. As a result of the blasting of the machine hall inside, the station was destroyed.</text:p>
      <text:p text:style-name="P4">
The evacuation of the population from potential flooding areas has begun.</text:p>
      <text:p text:style-name="P4">
News Source: <text:a xlink:type="simple" xlink:href="https://www.ukrinform.ua/rubric-economy/3719290-sporudzenna-ges-zamist-kahovskoi-kostuvatime-milardi-dolariv-plackov.html" text:style-name="Internet_20_link" text:visited-style-name="Visited_20_Internet_20_Link">
https://www.ukrinform.ua/rubric-economy/3719290-sporudzenna-ges-zamist-kahovskoi-kostuvatime-milardi-dolariv-plackov.html</text:a>
</text:p>
      <!--NEWS-->
      <text:h text:style-name="P10" text:outline-level="1">
<text:span text:style-name="T4">
States do not exclude that after the blasting of the Kakhovskaya hydroelectric power station there will be a need to increase assistance to Ukraine</text:span>
</text:h>
      <text:p text:style-name="P4">
Authors: Ukrinform (Person)</text:p>
      <text:p text:style-name="P4">
Publisher: Укринформ (Organization)</text:p>
      <text:p text:style-name="P4">
Published Time: 2023-06-06T-45:06:00+03:00</text:p>
      <text:p text:style-name="P4">
Modified Time: 2023-06-06T22:06:00+03:00</text:p>
      <text:p text:style-name="P4">
Description: The White House does not exclude that after the blasting of the Kakhovka hydroelectric power station, it may be necessary to discuss more funds with Congress in the next large -scale assistance package to Ukraine. - Ukrinform.</text:p>
      <text:p text:style-name="P4">
Images: ['<text:a xlink:type="simple" xlink:href="https://static.ukrinform.com/photos/2023_04/thumb_files/630_360_1682353687-875.jpg" text:style-name="Internet_20_link" text:visited-style-name="Visited_20_Internet_20_Link">
630_360_16823...</text:a>
']</text:p>
      <text:p text:style-name="P4">
Tags: ['США', 'допомога', 'Білий дім', 'Каховська ГЕС', 'Війна з Росією']</text:p>
      <text:p text:style-name="P4">
Type: Article</text:p>
      <!--METADATA-->
      <text:p text:style-name="P4">
<draw:frame draw:style-name="fr1" draw:name="Image129" text:anchor-type="as-char" svg:width="6.9236in" svg:height="3.956343in" draw:z-index="0">
<draw:image xlink:href="../Images/yкринформ/2023-06-06T-45-06-00-03-00/630_360_1682353687-875.jpg" xlink:type="simple" xlink:show="embed" xlink:actuate="onLoad" draw:mime-type="image/jpeg"/>
</draw:frame>
The whiteness does not exclude that after the blasting of the Kakhovka hydroelectric power station, there may be a necessary discussion with Congress with the allocation of larger funds in the next large -scale assistance package to Ukraine.</text:p>
      <text:p text:style-name="P4">
The Coordinator of the National Security Council Shadzhon Kirby said this during a briefing at the White House, reports Ukrinform's own correspondent.</text:p>
      <text:p text:style-name="P4">
"We are grateful for the two -party and bicameral support that we received for Ukraine.</text:p>
      <text:p text:style-name="P4">
He stressed that the United States has enough money to support Ukraine on the battlefield by the end of the current financial year(By October 1 - ed.).Кірбі також не виключив, що масштаби допомоги можуть зрости – залежно відоцінки наслідків руйнування Каховської ГЕС.</text:p>
      <text:p text:style-name="P4">
«Безумовно, на цій ранній стадії важко передбачити, чи матиме це (blasting - ed.)Impact on an additional funding package in this or next year - depending on(consequences - ed.)explosion, ”the US administration said.</text:p>
      <text:p text:style-name="P4">
<text:span text:style-name="T4">
 Read also: </text:span>
 <text:a xlink:type="simple" xlink:href="https://www.ukrinform.ua/rubric-economy/3719250-kahovskij-ekocid-kostuvatime-ukraini-dodatkovo-desatki-milardiv-griven.html" text:style-name="Internet_20_link" text:visited-style-name="Visited_20_Internet_20_Link">
Kakhovsky ecocide will cost Ukraine an additional dozen billions of hryvnias</text:a>
According to him, the issue of submitting a new package to the Congress will be paid with the legislators "at the appropriate time".</text:p>
      <text:p text:style-name="P4">
“We are grateful for the additional funding that we received this year, the unusual support on the Capitol Hill - again, from both barks. And we fully expect that it will continue in the future, ”said Biden administration representative.</text:p>
      <text:p text:style-name="P4">
<text:span text:style-name="T4">
 Read also: </text:span>
 <text:a xlink:type="simple" xlink:href="https://www.ukrinform.ua/rubric-ato/3719277-stati-maut-namir-opriludniti-rozviddani-sodo-pidrivu-rosieu-kahovskoi-dambi-nbc.html" text:style-name="Internet_20_link" text:visited-style-name="Visited_20_Internet_20_Link">
States intend to publish intelligence on the Kakhovsky Dam Dress - NBC</text:a>
As reported by Ukrinform, <text:a xlink:type="simple" xlink:href="http://www.ukrinform.ua/rubric-polytics/3719269-bilij-dim-pro-pidriv-kahovskoi-ges-mi-pracuemo-z-ukraincami-abi-zibrati-bilse-informacii.html" text:style-name="Internet_20_link" text:visited-style-name="Visited_20_Internet_20_Link">
in the United States stated</text:a>
that closely monitor the situation of the Kakhovskaya hydroelectric power station, interact with the Ukrainian side and collect detachable information to draw final conclusions.</text:p>
      <text:p text:style-name="P4">
News Source: <text:a xlink:type="simple" xlink:href="https://www.ukrinform.ua/rubric-polytics/3719291-stati-ne-viklucaut-so-pisla-pidrivu-kahovskoi-ges-vinikne-potreba-zbilsiti-dopomogu-ukraini.html" text:style-name="Internet_20_link" text:visited-style-name="Visited_20_Internet_20_Link">
https://www.ukrinform.ua/rubric-polytics/3719291-stati-ne-viklucaut-so-pisla-pidrivu-kahovskoi-ges-vinikne-potreba-zbilsiti-dopomogu-ukraini.html</text:a>
</text:p>
      <!--NEWS-->
      <text:h text:style-name="P10" text:outline-level="1">
<text:span text:style-name="T4">
The expert told about the threats to the power grids after the Kakhovskaya hydroelectric power station</text:span>
</text:h>
      <text:p text:style-name="P4">
Authors: Ukrinform (Person)</text:p>
      <text:p text:style-name="P4">
Publisher: Укринформ (Organization)</text:p>
      <text:p text:style-name="P4">
Published Time: 2023-06-06T-48:57:00+03:00</text:p>
      <text:p text:style-name="P4">
Modified Time: 2023-06-06T21:57:00+03:00</text:p>
      <text:p text:style-name="P4">
Description: As a result of the exploration of the Dams of the Kakhovka hydroelectric power station and flooding of territories, a special threat is to communications, especially for power grids. - Ukrinform.</text:p>
      <text:p text:style-name="P4">
Images: ['<text:a xlink:type="simple" xlink:href="https://static.ukrinform.com/photos/2023_06/thumb_files/630_360_1686076421-700.jpg" text:style-name="Internet_20_link" text:visited-style-name="Visited_20_Internet_20_Link">
630_360_16860...</text:a>
']</text:p>
      <text:p text:style-name="P4">
Tags: ['Електроенергія', 'Повінь', 'Каховська ГЕС']</text:p>
      <text:p text:style-name="P4">
Type: Article</text:p>
      <!--METADATA-->
      <text:p text:style-name="P4">
<draw:frame draw:style-name="fr1" draw:name="Image130" text:anchor-type="as-char" svg:width="6.9236in" svg:height="3.956343in" draw:z-index="0">
<draw:image xlink:href="../Images/yкринформ/2023-06-06T-48-57-00-03-00/630_360_1686076421-700.jpg" xlink:type="simple" xlink:show="embed" xlink:actuate="onLoad" draw:mime-type="image/jpeg"/>
</draw:frame>
As a result of the Russian dumps of the Kakhovskaya hydroelectric power station and flooding of territories, there is a special azgrosis for communications, especially for power grids.</text:p>
      <text:p text:style-name="P4">
According to Ukrinform, he reported in a comment <text:a xlink:type="simple" xlink:href="http://ukr.radio/news.html" text:style-name="Internet_20_link" text:visited-style-name="Visited_20_Internet_20_Link">
Ukrainian radio</text:a>
Alexander Sergienko, Director of the Analytical Research Center "City Institute".</text:p>
      <text:p text:style-name="P4">
"When the cellars or the first floors are filled, supporting structures, walls, flooring, furniture suffer. If it is not about the hut of the early twentieth century, there will concrete foundations, something is unlikely to happen something They can get hurt, " - said the specialist.</text:p>
      <text:p text:style-name="P4">
<text:span text:style-name="T4">
 Read also: </text:span>
 [Ministry of Energy does not exclude imbalance in the power system due(https://www.ukrinform.ua/rubric-economy/3719213-minenergo-ne-viklucae-disbalansu-v-energosistemi-vnaslidok-pidrivu-kahovskoi-ges.html)Sergienko recalled the basic rules of conduct in extreme situations: first of all it is necessary to turn off all networks, electricity, gas and water. "Because there are pumps everywhere, electricity works everywhere, and if you do not turn off - there will be a short circuit of Ivs just burning," he said.</text:p>
      <text:p text:style-name="P4">
Second - do not forget that <text:a xlink:type="simple" xlink:href="https://www.ukrinform.ua/tag-voda" text:style-name="Internet_20_link" text:visited-style-name="Visited_20_Internet_20_Link">
water</text:a>
The wounds will come down late, because it spreads. "Here everything will depend on how much it has penetrated into the water supply systems, gas supply, in different pumps, other mechanisms. If it is qualitatively made nodes, then for a certain time when water comes out, they will need to be a little biting, cleaned, lubricated. Water is not aggressive , but there may be some oxidation. To restore the working condition of all units - it is quite real. The faster the water goes down, the easier it will be.</text:p>
      <text:p text:style-name="P4">
<text:span text:style-name="T4">
 Read also: </text:span>
 <text:a xlink:type="simple" xlink:href="https://www.ukrinform.ua/rubric-economy/3719250-kahovskij-ekocid-kostuvatime-ukraini-dodatkovo-desatki-milardiv-griven.html" text:style-name="Internet_20_link" text:visited-style-name="Visited_20_Internet_20_Link">
Kakhovsky ecocide will cost Ukraine an additional dozen billions of hryvnias</text:a>
</text:p>
      <text:p text:style-name="P4">
News Source: <text:a xlink:type="simple" xlink:href="https://www.ukrinform.ua/rubric-economy/3719288-ekspert-rozpoviv-pro-zagrozi-dla-elektromerez-pisla-pidrivu-kahovskoi-ges.html" text:style-name="Internet_20_link" text:visited-style-name="Visited_20_Internet_20_Link">
https://www.ukrinform.ua/rubric-economy/3719288-ekspert-rozpoviv-pro-zagrozi-dla-elektromerez-pisla-pidrivu-kahovskoi-ges.html</text:a>
</text:p>
      <!--NEWS-->
      <text:h text:style-name="P10" text:outline-level="1">
<text:span text:style-name="T4">
Since the beginning of the war, 1,200 cancer children have been evacuated for treatment at the European Clinic</text:span>
</text:h>
      <text:p text:style-name="P4">
Author: ['АРМІЯINFORM']</text:p>
      <text:p text:style-name="P4">
Time: 2023-06-06T-4:00:00-04:00</text:p>
      <text:p text:style-name="P4">
Description: About CELLEMEL, URIROVIS PORTAL. VID Occupation of Viyni’s dwelling at the framework of TIRO ... War with Ukraine 2022, War with Ukraine Latest news today, News War with Ukraine 2022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image.jpg" text:style-name="Internet_20_link" text:visited-style-name="Visited_20_Internet_20_Link">
image.jpg</text:a>
']</text:p>
      <text:p text:style-name="P4">
Tags: ['STOPRUSSIA', 'АГРЕСІЯ РФ', 'ВІЙНА', 'ВТОРГНЕННЯ РФ', 'УРЯДОВИЙ ПОРТАЛ']</text:p>
      <text:p text:style-name="P4">
Category: News</text:p>
      <!--METADATA-->
      <text:p text:style-name="P4">
<draw:frame draw:style-name="fr1" draw:name="Image131" text:anchor-type="as-char" svg:width="6.9236in" svg:height="3.894525in" draw:z-index="0">
<draw:image xlink:href="../Images/AРМІЯINFORM/2023-06-06T-4-00-00-04-00/image.jpg" xlink:type="simple" xlink:show="embed" xlink:actuate="onLoad" draw:mime-type="image/jpeg"/>
</draw:frame>
Illustrative photo</text:p>
      <text:p text:style-name="P4">
About it <text:a xlink:type="simple" xlink:href="https://www.kmu.gov.ua/news/z-pochatku-viiny-1-200-onkokhvorykh-ditei-buly-evakuiovani-na-likuvannia-do-klinik-ievropy" text:style-name="Internet_20_link" text:visited-style-name="Visited_20_Internet_20_Link">
reports</text:a>
Government portal.</text:p>
      <text:p text:style-name="P4">
From the beginning of the full -scale war, the Ministry of Health and the EU, WHO, WHO, the Government of Poland, because "Doctors without borders", Medical Mission, Transport Brigades of Paramedics from Poland, Germany and other countries, are provided with medical evacuation of victims of victims to foreign clinics.</text:p>
      <text:p text:style-name="P4">
In general, thanks to this cooperation, almost 3,800 victims of Ukrainians have been evacuated, including 1,200 are children with cancer.</text:p>
      <text:p text:style-name="P4">
According to the approved <text:a xlink:type="simple" xlink:href="https://moz.gov.ua/article/ministry-mandates/nakaz-moz-ukraini-vid-05042022--574-pro-zatverdzhennja-kriteriiv-napravlennja-gromadjan-ukraini-dlja-likuvannja-za-kordon-na-period-dii-voennogo-stanu-ta-pereliku-zakladiv-ohoroni-zdorov%e2%80%99ja-jaki-zdijsnjujut-koordinaciju-napravlennja" text:style-name="Internet_20_link" text:visited-style-name="Visited_20_Internet_20_Link">
criteria</text:a>
, evacuated for the treatment of dozardoid clinics can be children and adults with complex mine-breeding and burn injuries, oncological pathology, as well as diseases that require complex specialized treatment, if its availability is now significantly limited.</text:p>
      <text:p text:style-name="P4">
Compliance with the criteria of referral abroad for treatment in the course of action is confirmed by <text:a xlink:type="simple" xlink:href="https://zakon.rada.gov.ua/laws/show/z0682-12#n3" text:style-name="Internet_20_link" text:visited-style-name="Visited_20_Internet_20_Link">
the form of primary accounting documentation №027/o «Extract from an outpatient medical card(stationary)patient ”</text:a>
, filled in health care for health care, which coordinates the referral for treatment for the border.</text:p>
      <text:p text:style-name="P4">
During medical evacuation, the patient must have a document that records a foreign or internal passport. Also needed statements of disease registration(in particular for children). Однак, звертаємо увагу, що це не єобов’язковою вимогою станом на зараз. Відсутність тих чи інших документів не єперешкодою для вивезення важкопораненого чи онкохворої дитини на лікування закордон.</text:p>
      <text:p text:style-name="P4">
Підготовка пацієнта триває від 3-4 днів до 2 тижнів. У разі потреби усторонній допомозі та підтримці через важкий стан або необхідність уподальшому післяопераційному догляді — пацієнта можуть супроводжувати родичіабо близькі.</text:p>
      <text:p text:style-name="P4">
<text:span text:style-name="T4">
Нагадаємо, постраждалі громадяни можуть бути направлені на спеціалізованелікування у кілька способів, зокрема, через:</text:span>
</text:p>
      <text:p text:style-name="P4">
News Source: <text:a xlink:type="simple" xlink:href="https://armyinform.com.ua/2023/06/06/z-pochatku-vijny-1-200-onkohvoryh-ditej-buly-evakujovani-na-likuvannya-do-klinik-yevropy/" text:style-name="Internet_20_link" text:visited-style-name="Visited_20_Internet_20_Link">
https://armyinform.com.ua/2023/06/06/z-pochatku-vijny-1-200-onkohvoryh-ditej-buly-evakujovani-na-likuvannya-do-klinik-yevropy/</text:a>
</text:p>
      <!--NEWS-->
      <text:h text:style-name="P10" text:outline-level="1">
<text:span text:style-name="T4">
Dovbik continued the contract with Dnipro-1</text:span>
</text:h>
      <text:p text:style-name="P4">
Authors: Ukrinform (Person)</text:p>
      <text:p text:style-name="P4">
Publisher: Укринформ (Organization)</text:p>
      <text:p text:style-name="P4">
Published Time: 2023-06-06T-50:53:35+03:00</text:p>
      <text:p text:style-name="P4">
Modified Time: 2023-06-06T21:53:35+03:00</text:p>
      <text:p text:style-name="P4">
Description: The term of the agreement is by June 30, 2025. - Ukrinform.</text:p>
      <text:p text:style-name="P4">
Images: ['<text:a xlink:type="simple" xlink:href="https://static.ukrinform.com/photos/2023_06/thumb_files/630_360_1686077349-413.jpg" text:style-name="Internet_20_link" text:visited-style-name="Visited_20_Internet_20_Link">
630_360_16860...</text:a>
']</text:p>
      <text:p text:style-name="P4">
Tags: ['Футбол', 'Дніпро-1']</text:p>
      <text:p text:style-name="P4">
Type: Article</text:p>
      <!--METADATA-->
      <text:p text:style-name="P4">
<draw:frame draw:style-name="fr1" draw:name="Image132" text:anchor-type="as-char" svg:width="6.9236in" svg:height="3.956343in" draw:z-index="0">
<draw:image xlink:href="../Images/yкринформ/2023-06-06T-50-53-35-03-00/630_360_1686077349-413.jpg" xlink:type="simple" xlink:show="embed" xlink:actuate="onLoad" draw:mime-type="image/jpeg"/>
</draw:frame>
The term - until June 30, 2025.</text:p>
      <text:p text:style-name="P4">
Dnipro-1 <text:a xlink:type="simple" xlink:href="https://www.scdnipro1.com.ua/%D0%B1%D0%BE%D0%BC%D0%B1%D0%B0%D1%80%D0%B4%D0%B8%D1%80-%D0%BF%D1%80%D0%BE%D0%B4%D0%BE%D0%B2%D0%B6%D0%B8%D0%B2-%D0%BA%D0%BE%D0%BD%D1%82%D1%80%D0%B0%D0%BA%D1%82/" text:style-name="Internet_20_link" text:visited-style-name="Visited_20_Internet_20_Link">
declared</text:a>
The previous agreement ended on the continuation of the contract with the striker Artem Dovbik until the summer of 2025, the previous agreement was completed on December 31, 2023, Ukrinform reports.</text:p>
      <text:p text:style-name="P4">
Dovbik is the best scorer in Dnipro-1 history. The forward account 53 Golitis 13 productive gears in 84 matches.</text:p>
      <text:p text:style-name="P4">
Dovbik became the best UPL scorer of the 20122/2023 season.</text:p>
      <text:p text:style-name="P4">
The football player played 30 matches with 24 balls. Artem is not enough for a goal to repeat the performance record in one season in the championship of Ukraine, which belongs to the former Shakhtar midfielder Henry Mkhitarin(25 Smothers, season 2012/13).</text:p>
      <text:p text:style-name="P4">
«Дніпро-1» посів друге місце у чемпіонаті України та зіграє у кваліфікаціїЛіги чемпіонів.</text:p>
      <text:p text:style-name="P4">
<text:span text:style-name="T4">
Читайте також:</text:span>
 <text:a xlink:type="simple" xlink:href="https://www.ukrinform.ua/rubric-sports/3718217-dovbik-najkrasij-bombardir-upl-sezonu-202223.html" text:style-name="Internet_20_link" text:visited-style-name="Visited_20_Internet_20_Link">
 <text:span text:style-name="T4">
Довбик</text:span>
 - найкращий бомбардир УПЛ сезону 2022/23</text:a>
According to Ukrinform earlier, the services of Dovbik are interested in "Salernitan", "Torino", "Marseille", "Galatasarai", "Trabzonspor", "Girona" and a number of other clubs. Dnipro want to get at least 15 million euros for the player of Ukraine.</text:p>
      <text:p text:style-name="P4">
Photo: scdnipro1.com.ua</text:p>
      <text:p text:style-name="P4">
News Source: <text:a xlink:type="simple" xlink:href="https://www.ukrinform.ua/rubric-sports/3719286-dovbik-prodovziv-kontrakt-iz-dniprom1.html" text:style-name="Internet_20_link" text:visited-style-name="Visited_20_Internet_20_Link">
https://www.ukrinform.ua/rubric-sports/3719286-dovbik-prodovziv-kontrakt-iz-dniprom1.html</text:a>
</text:p>
      <!--NEWS-->
      <text:h text:style-name="P10" text:outline-level="1">
<text:span text:style-name="T4">
Kakhovskaya hydroelectric power station will not hurt the Ukrainian counter -offensive - Danilov</text:span>
</text:h>
      <text:p text:style-name="P4">
Authors: Ukrinform (Person)</text:p>
      <text:p text:style-name="P4">
Publisher: Укринформ (Organization)</text:p>
      <text:p text:style-name="P4">
Published Time: 2023-06-06T-52:53:00+03:00</text:p>
      <text:p text:style-name="P4">
Modified Time: 2023-06-06T21:53:00+03:00</text:p>
      <text:p text:style-name="P4">
Description: The ruin of the Kakhovka hydroelectric power station will not hurt the Ukrainian counter -offensive, so all temporarily occupied territories will be released, including Crimea. - Ukrinform.</text:p>
      <text:p text:style-name="P4">
Images: ['<text:a xlink:type="simple" xlink:href="https://static.ukrinform.com/photos/2023_04/thumb_files/630_360_1680783784-260.jpg" text:style-name="Internet_20_link" text:visited-style-name="Visited_20_Internet_20_Link">
630_360_16807...</text:a>
']</text:p>
      <text:p text:style-name="P4">
Tags: ['РНБО', 'Каховська ГЕС', 'Данілов']</text:p>
      <text:p text:style-name="P4">
Type: Article</text:p>
      <!--METADATA-->
      <text:p text:style-name="P4">
<draw:frame draw:style-name="fr1" draw:name="Image133" text:anchor-type="as-char" svg:width="6.9236in" svg:height="3.956343in" draw:z-index="0">
<draw:image xlink:href="../Images/yкринформ/2023-06-06T-52-53-00-03-00/630_360_1680783784-260.jpg" xlink:type="simple" xlink:show="embed" xlink:actuate="onLoad" draw:mime-type="image/jpeg"/>
</draw:frame>
Kakhovskaya hydroelectric power stations will not hurt the Ukrainian counter -offensive, so the occupied territories will be released, including Crimea.</text:p>
      <text:p text:style-name="P4">
The secretary of the National Security and Defense Council of Ukraine Alexei Danilov was on air of the Teleterna "Unified News", correspondent.</text:p>
      <text:p text:style-name="P4">
"Nothing will stop us. All Ukrainian land will be liberated from terrorists, including the Crimea. To happen, "Danilov said.</text:p>
      <text:p text:style-name="P4">
<text:span text:style-name="T4">
 Read also: </text:span>
 [<text:span text:style-name="T4">
 Danilov </text:span>
: Ukraine has nothing to do(https://www.ukrinform.ua/rubric-ato/3719002-danilov-ukraina-ne-mae-zodnogo-vidnosenna-do-pidrivu-kahovskoi-ges.html)He noted that the decision to blow up the Kakhovsk hydroelectric power station was made directly by the assignment.</text:p>
      <text:p text:style-name="P4">
"There is no capacity for the Russians to capture us by military way. They know, and this is a secret that the counter -offensive of our armed forces can begin in the near future. , - said the Secretary of the NSDC.</text:p>
      <text:p text:style-name="P4">
<text:span text:style-name="T4">
 Read also: </text:span>
 <text:a xlink:type="simple" xlink:href="https://www.ukrinform.ua/rubric-economy/3719273-pidriv-kahovskoi-ges-kabmin-vidiliv-ponad-23-milarda-na-zabezpecenna-regioniv-vodou.html" text:style-name="Internet_20_link" text:visited-style-name="Visited_20_Internet_20_Link">
Kakhovskaya hydroelectric power station: Cabinet has allocated more than ₴ 2.3 billion provision of regions with water</text:a>
As reported by Ukrinform, Russian troops carried out under June 6 underwenting hydroelectric power station. As a result of the blasting of the machine hall inside, the station is completely destroyed. Due to the undermining of the reservoirs, there are risks of flooding of energy entities in Kherson region, including the Kherson TPP. Evacuation of the potential from potential flood areas began.</text:p>
      <text:p text:style-name="P4">
News Source: <text:a xlink:type="simple" xlink:href="https://www.ukrinform.ua/rubric-ato/3719285-pidriv-kahovskoi-ges-ne-zavadit-ukrainskomu-kontrnastupu-danilov.html" text:style-name="Internet_20_link" text:visited-style-name="Visited_20_Internet_20_Link">
https://www.ukrinform.ua/rubric-ato/3719285-pidriv-kahovskoi-ges-ne-zavadit-ukrainskomu-kontrnastupu-danilov.html</text:a>
</text:p>
      <!--NEWS-->
      <text:h text:style-name="P10" text:outline-level="1">
<text:span text:style-name="T4">
In Beijing began investigating the first two cases of monkey smallpox</text:span>
</text:h>
      <text:p text:style-name="P4">
Authors: Ukrinform (Person)</text:p>
      <text:p text:style-name="P4">
Publisher: Укринформ (Organization)</text:p>
      <text:p text:style-name="P4">
Published Time: 2023-06-06T-54:49:00+03:00</text:p>
      <text:p text:style-name="P4">
Modified Time: 2023-06-06T21:49:00+03:00</text:p>
      <text:p text:style-name="P4">
Description: The Beijing Center for Prevention and Control of Diseases has stated the first cases of infection of monkeypox in the city, local health authorities have started an investigation to track the source of infection. - Ukrinform.</text:p>
      <text:p text:style-name="P4">
Images: ['<text:a xlink:type="simple" xlink:href="https://static.ukrinform.com/photos/2022_05/thumb_files/630_360_1653415518-465.jpg" text:style-name="Internet_20_link" text:visited-style-name="Visited_20_Internet_20_Link">
630_360_16534...</text:a>
']</text:p>
      <text:p text:style-name="P4">
Tags: ['Китай', 'Пекін', 'Мавпяча віспа']</text:p>
      <text:p text:style-name="P4">
Type: Article</text:p>
      <!--METADATA-->
      <text:p text:style-name="P4">
<draw:frame draw:style-name="fr1" draw:name="Image134" text:anchor-type="as-char" svg:width="6.9236in" svg:height="3.956343in" draw:z-index="0">
<draw:image xlink:href="../Images/yкринформ/2023-06-06T-54-49-00-03-00/630_360_1653415518-465.jpg" xlink:type="simple" xlink:show="embed" xlink:actuate="onLoad" draw:mime-type="image/jpeg"/>
</draw:frame>
The Beijing Center for Prevention and Control of Diseases has stated the first cases of information of monkeypox in the city, local health authorities to begin with a source of infection.</text:p>
      <text:p text:style-name="P4">
About it reports <text:a xlink:type="simple" xlink:href="https://www.bloomberg.com/news/articles/2023-06-06/beijing-reports-first-two-mpox-cases-isolates-patients" text:style-name="Internet_20_link" text:visited-style-name="Visited_20_Internet_20_Link">
Bloomberg</text:a>
, reports Ukrinform.</text:p>
      <text:p text:style-name="P4">
The department stated that two infected persons are in isolation at the Beijing medical institution.</text:p>
      <text:p text:style-name="P4">
*!(https://www.ukrinform.ua/rubric-world/3707992-vooz-zaavila-so-spalah-vispi-bilse-ne-e-globalnou-nadzvicajnou-situacieu.html)Beijing's population is almost 22 million.</text:p>
      <text:p text:style-name="P4">
The first report on the infection of monkey smallpox in China came from the southwestern city of Chunzin last September last year.</text:p>
      <text:p text:style-name="P4">
As it was reported, the World Health Organization in May 2023 has been that the virus is no longer a global emergency.</text:p>
      <text:p text:style-name="P4">
<text:span text:style-name="T4">
 Read also: </text:span>
 <text:a xlink:type="simple" xlink:href="https://www.ukrinform.ua/rubric-society/3675951-ukraina-otrimala-10-tisac-doz-vakcini-proti-vispi-mavp.html" text:style-name="Internet_20_link" text:visited-style-name="Visited_20_Internet_20_Link">
Ukraine received 10,000 doses of vaccines against smallpox</text:a>
Monkey smallpox is a polypical disease that is caused by family viruses. It is similar to natural smallpox, but it has less mortality and light symptoms.</text:p>
      <text:p text:style-name="P4">
News Source: <text:a xlink:type="simple" xlink:href="https://www.ukrinform.ua/rubric-world/3719284-u-pekini-rozpocali-rozsliduvanna-persih-dvoh-vipadkiv-mavpacoi-vispi.html" text:style-name="Internet_20_link" text:visited-style-name="Visited_20_Internet_20_Link">
https://www.ukrinform.ua/rubric-world/3719284-u-pekini-rozpocali-rozsliduvanna-persih-dvoh-vipadkiv-mavpacoi-vispi.html</text:a>
</text:p>
      <!--NEWS-->
      <text:h text:style-name="P10" text:outline-level="1">
<text:span text:style-name="T4">
Evacuated from Kherson region will receive financial assistance - how much will they pay</text:span>
</text:h>
      <text:p text:style-name="P4">
Authors: Ukrinform (Person)</text:p>
      <text:p text:style-name="P4">
Publisher: Укринформ (Organization)</text:p>
      <text:p text:style-name="P4">
Published Time: 2023-06-06T-56:48:29+03:00</text:p>
      <text:p text:style-name="P4">
Modified Time: 2023-06-06T21:48:29+03:00</text:p>
      <text:p text:style-name="P4">
Description: All evacuated from the Kherson region in connection with the undermining of the Kakhovka hydroelectric power station will pay a cash assistance in the amount of 2000 UAH for adults and 3000 UAH for children under 18 years of age and persons with disabilities. - Ukrinform.</text:p>
      <text:p text:style-name="P4">
Images: ['<text:a xlink:type="simple" xlink:href="https://static.ukrinform.com/photos/2023_06/thumb_files/630_360_1686056473-2143.jpeg" text:style-name="Internet_20_link" text:visited-style-name="Visited_20_Internet_20_Link">
630_360_16860...</text:a>
']</text:p>
      <text:p text:style-name="P4">
Tags: ['Евакуація', 'Херсонщина', 'Гроші', 'допомога', 'Каховська ГЕС', 'Мінреінтеграції']</text:p>
      <text:p text:style-name="P4">
Type: Article</text:p>
      <!--METADATA-->
      <text:p text:style-name="P4">
<draw:frame draw:style-name="fr1" draw:name="Image135" text:anchor-type="as-char" svg:width="6.9236in" svg:height="3.956343in" draw:z-index="0">
<draw:image xlink:href="../Images/yкринформ/2023-06-06T-56-48-29-03-00/630_360_1686056473-2143.jpeg" xlink:type="simple" xlink:show="embed" xlink:actuate="onLoad" draw:mime-type="image/jpeg"/>
</draw:frame>
All those from Kherson region in connection with the undermining of the Kakhovka hydroelectric power station will be paid for the amount of 2000 UAH for adults and 3000 UAH for children up to 18 years of age and persons with disabilities.</text:p>
      <text:p text:style-name="P4">
This was discussed during an extraordinary meeting of the coordination headquarters on the issues of population in martial law, which discussed the security tagumanitarian situation in Kherson region, Ukrinform reports, citing(https://minre.gov.ua/2023/06/06/vidbulos-ekstrene-zasidannya-koordynaczijnogo-shtabu-z-pytan-provedennya-obovyazkovoyi-evakuacziyi-naselennya/).</text:p>
      <text:p text:style-name="P4">
It is noted that in order to address the issues of providing humanitarian aid and drinking <text:a xlink:type="simple" xlink:href="https://www.ukrinform.ua/tag-voda" text:style-name="Internet_20_link" text:visited-style-name="Visited_20_Internet_20_Link">
water</text:a>
In the victim, it was possible to combine international donors and humanitarian operators.</text:p>
      <text:p text:style-name="P4">
“Thanks to the experience of coordination work today we have managed to solve the general issues quickly. This demonstrates that the coordinated coordination of the actions of the Ukrainian authorities helps save people's lives. Our unity will demonstrate the enemy that he has not achieved his goal, whatever he did - he is waiting for a misery. And we are a victory, ”Viceremer -Minister - Minister of Reintegration of Temporarily Occupied Territories Irina Vereshchuk emphasized.</text:p>
      <text:p text:style-name="P4">
<text:span text:style-name="T4">
 Read also: </text:span>
 <text:a xlink:type="simple" xlink:href="https://www.ukrinform.ua/rubric-regions/3719214-pidriv-kahovskoi-ges-get-vid-velikoi-vodi.html" text:style-name="Internet_20_link" text:visited-style-name="Visited_20_Internet_20_Link">
<text:span text:style-name="T4">
 blasting </text:span>
 <text:span text:style-name="T4">
 Kakhovskaya </text:span>
 <text:span text:style-name="T4">
 HEES </text:span>
: <text:span text:style-name="T4">
 away </text:span>
 <text:span text:style-name="T4">
 </text:span>
 from <text:span text:style-name="T4">
<text:span text:style-name="T5">
* large </text:span>
* </text:span>
 water **</text:a>
The head of Kherson Ova Alexander Proudin reported that the situation with Zevacacing is currently controlled. In total, more than 1300 people have been evacuated, including people who need special care. Vinnytsia and Khmelnitsky regions will receive and place low -mobility people.</text:p>
      <text:p text:style-name="P4">
As it was reported, on the night against June 6 <text:a xlink:type="simple" xlink:href="https://www.ukrinform.ua/rubric-other_news/3718791-pidriv-rosianami-kahovskoi-ges-vsi-novini.html" text:style-name="Internet_20_link" text:visited-style-name="Visited_20_Internet_20_Link">
Russian army blown up the Dumbleuka Hydroelectric Power Plant</text:a>
.</text:p>
      <text:p text:style-name="P4">
In the Kherson region, the evacuation of the population from dangerous places for which Yerizik flooding began.</text:p>
      <text:p text:style-name="P4">
On the fact of the undermining of the Kakhovka hydroelectric power station, law enforcement agencies initiated the ecocide's lant.</text:p>
      <text:p text:style-name="P4">
Ukrhydroenergo stated that the Kakhovka hydroelectric power station is completely destroyed and recoverable.</text:p>
      <text:p text:style-name="P4">
News Source: <text:a xlink:type="simple" xlink:href="https://www.ukrinform.ua/rubric-regions/3719283-evakujovani-z-hersonsini-otrimaut-grosovu-dopomogu-skilki-viplatat.html" text:style-name="Internet_20_link" text:visited-style-name="Visited_20_Internet_20_Link">
https://www.ukrinform.ua/rubric-regions/3719283-evakujovani-z-hersonsini-otrimaut-grosovu-dopomogu-skilki-viplatat.html</text:a>
</text:p>
      <!--NEWS-->
      <text:h text:style-name="P10" text:outline-level="1">
<text:span text:style-name="T4">
Shmigal: Water level in the ZPEC Coments - on a technically required mark</text:span>
</text:h>
      <text:p text:style-name="P4">
Authors: Ukrinform (Person)</text:p>
      <text:p text:style-name="P4">
Publisher: Укринформ (Organization)</text:p>
      <text:p text:style-name="P4">
Published Time: 2023-06-06T-58:41:00+03:00</text:p>
      <text:p text:style-name="P4">
Modified Time: 2023-06-06T21:41:00+03:00</text:p>
      <text:p text:style-name="P4">
Description: The water level in the Zaporizhzhya NPP fee, which is not working at the moment, is on a technically necessary mark. - Ukrinform.</text:p>
      <text:p text:style-name="P4">
Images: ['<text:a xlink:type="simple" xlink:href="https://static.ukrinform.com/photos/2022_08/thumb_files/630_360_1659774839-514.jpg" text:style-name="Internet_20_link" text:visited-style-name="Visited_20_Internet_20_Link">
630_360_16597...</text:a>
']</text:p>
      <text:p text:style-name="P4">
Tags: ['Кабмін', 'Вода', 'Каховська ГЕС', 'Шмигаль', 'Запорізька АЕС']</text:p>
      <text:p text:style-name="P4">
Type: Article</text:p>
      <!--METADATA-->
      <text:p text:style-name="P4">
<draw:frame draw:style-name="fr1" draw:name="Image136" text:anchor-type="as-char" svg:width="6.9236in" svg:height="3.948443in" draw:z-index="0">
<draw:image xlink:href="../Images/yкринформ/2023-06-06T-58-41-00-03-00/630_360_1659774839-514.jpg" xlink:type="simple" xlink:show="embed" xlink:actuate="onLoad" draw:mime-type="image/jpeg"/>
</draw:frame>
The level in the Zaporizhzhya NPP female, which is not working at the moment, is in the right mark.</text:p>
      <text:p text:style-name="P4">
About this Prime Minister Denis Shmigal <text:a xlink:type="simple" xlink:href="http://www.facebook.com/dshmyhal/posts/pfbid0jKzJSvA2pCes4T8Q3mhEr5rHAARidiNDW26DJKFpqLgoc2w3RBebd23apXrXHLN9l" text:style-name="Internet_20_link" text:visited-style-name="Visited_20_Internet_20_Link">
said</text:a>
At a government meeting, Ukrinform correspondent reports.</text:p>
      <text:p text:style-name="P4">
"We monitor the situation at the Zaporozhye NPP. The station is not working at the moment, the level <text:a xlink:type="simple" xlink:href="https://www.ukrinform.ua/tag-voda" text:style-name="Internet_20_link" text:visited-style-name="Visited_20_Internet_20_Link">
water</text:a>
The female holder is in the right mark, "Smigal said.</text:p>
      <text:p text:style-name="P4">
He stressed that undermining the Kakhovka hydroelectric power station and the stay of Russian terrorist troops at the station is created for Ukraine and the world of unprecedented agent.</text:p>
      <text:p text:style-name="P4">
"Ukraine insists on the demilitarization of the ZPP that Russia does not carry one more thermal that will have catastrophic consequences for all humanity," - emphasized.</text:p>
      <text:p text:style-name="P4">
<text:span text:style-name="T4">
 Read also: </text:span>
 <text:a xlink:type="simple" xlink:href="https://www.ukrinform.ua/rubric-economy/3718973-na-vipadok-nestaci-vodi-dla-oholodzenna-zaes-e-algoritm-dij-energoatom.html" text:style-name="Internet_20_link" text:visited-style-name="Visited_20_Internet_20_Link">
in case of lack of water for cooling <text:span text:style-name="T4">
 ZPP </text:span>
 ELGORITM ACTION - Energoatom</text:a>
According to Ukrinform, Russian troops on the night against June 6 carried out the Kakhovka hydroelectric power station. As a result of the blasting of the machine hall inside, the station was destroyed.</text:p>
      <text:p text:style-name="P4">
The evacuation of the population from potential flooding areas has begun.</text:p>
      <text:p text:style-name="P4">
News Source: <text:a xlink:type="simple" xlink:href="https://www.ukrinform.ua/rubric-economy/3719281-smigal-riven-vodi-u-stavioholodzuvaci-zaes-na-tehnicno-neobhidnij-poznacci.html" text:style-name="Internet_20_link" text:visited-style-name="Visited_20_Internet_20_Link">
https://www.ukrinform.ua/rubric-economy/3719281-smigal-riven-vodi-u-stavioholodzuvaci-zaes-na-tehnicno-neobhidnij-poznacci.html</text:a>
</text:p>
      <!--NEWS-->
      <text:h text:style-name="P10" text:outline-level="1">
<text:span text:style-name="T4">
States intend to publish intelligence on the exclusion of Russia by the Kakhovsky Dam - NBC</text:span>
</text:h>
      <text:p text:style-name="P4">
Authors: Ukrinform (Person)</text:p>
      <text:p text:style-name="P4">
Publisher: Укринформ (Organization)</text:p>
      <text:p text:style-name="P4">
Published Time: 2023-06-06T-60:35:53+03:00</text:p>
      <text:p text:style-name="P4">
Modified Time: 2023-06-06T21:35:53+03:00</text:p>
      <text:p text:style-name="P4">
Description: The US government has reconnaissance data that led to the fact that Russia is the culprit of the dumps of the Kakhovka hydroelectric power station. - Ukrinform.</text:p>
      <text:p text:style-name="P4">
Images: ['<text:a xlink:type="simple" xlink:href="https://static.ukrinform.com/photos/2018_07/thumb_files/630_360_1530736867-9723.jpg" text:style-name="Internet_20_link" text:visited-style-name="Visited_20_Internet_20_Link">
630_360_15307...</text:a>
']</text:p>
      <text:p text:style-name="P4">
Tags: ['США', 'Росія', 'Каховська ГЕС']</text:p>
      <text:p text:style-name="P4">
Type: Article</text:p>
      <!--METADATA-->
      <text:p text:style-name="P4">
<draw:frame draw:style-name="fr1" draw:name="Image137" text:anchor-type="as-char" svg:width="6.9236in" svg:height="3.956343in" draw:z-index="0">
<draw:image xlink:href="../Images/yкринформ/2023-06-06T-60-35-53-03-00/630_360_1530736867-9723.jpg" xlink:type="simple" xlink:show="embed" xlink:actuate="onLoad" draw:mime-type="image/jpeg"/>
</draw:frame>
The government has been seaming intelligence, which is inclined to the fact that Russia is the culprit of the Kakhovka hydroelectric power station.</text:p>
      <text:p text:style-name="P4">
About it reports <text:a xlink:type="simple" xlink:href="https://www.nbcnews.com/news/world/live-blog/khakovka-dam-live-updates-ukraine-russia-blew-up-kherson-rcna87855#rcrd13603" text:style-name="Internet_20_link" text:visited-style-name="Visited_20_Internet_20_Link">
NBC News</text:a>
, Ukrinform correspondent reports.</text:p>
      <text:p text:style-name="P4">
According to two American and one Western European officials, the media is referring to the US Presidential administration, and may declassify part of the intelligence data and publish them on Tuesday in the afternoon.</text:p>
      <text:p text:style-name="P4">
<text:span text:style-name="T4">
 Read also: </text:span>
 <text:a xlink:type="simple" xlink:href="https://www.ukrinform.ua/rubric-polytics/3719269-bilij-dim-pro-pidriv-kahovskoi-ges-mi-pracuemo-z-ukraincami-abi-zibrati-bilse-informacii.html" text:style-name="Internet_20_link" text:visited-style-name="Visited_20_Internet_20_Link">
White House - About Kakhovskaya Hydroelectric Power: We Work UKRAINE to gather more information</text:a>
The Western official noted that the motif of the explosion is still revealed, but the undervits will probably complicate the Ukrainian forces over the river, and will also take humanitarian problems.</text:p>
      <text:p text:style-name="P4">
As reported by Ukrinform, Russian troops on the night against June 6th undermined the Kakhovsky Hydroelectric Stanition. HPP is not recoverable. Evacuation of people from flooded settlements is evacuated.</text:p>
      <text:p text:style-name="P4">
News Source: <text:a xlink:type="simple" xlink:href="https://www.ukrinform.ua/rubric-ato/3719277-stati-maut-namir-opriludniti-rozviddani-sodo-pidrivu-rosieu-kahovskoi-dambi-nbc.html" text:style-name="Internet_20_link" text:visited-style-name="Visited_20_Internet_20_Link">
https://www.ukrinform.ua/rubric-ato/3719277-stati-maut-namir-opriludniti-rozviddani-sodo-pidrivu-rosieu-kahovskoi-dambi-nbc.html</text:a>
</text:p>
      <!--NEWS-->
      <text:h text:style-name="P10" text:outline-level="1">
<text:span text:style-name="T4">
The presentation of the form of the national team of Ukraine for European Games-2023 took place in Kiev</text:span>
</text:h>
      <text:p text:style-name="P4">
Authors: Ukrinform (Person)</text:p>
      <text:p text:style-name="P4">
Publisher: Укринформ (Organization)</text:p>
      <text:p text:style-name="P4">
Published Time: 2023-06-06T-62:35:03+03:00</text:p>
      <text:p text:style-name="P4">
Modified Time: 2023-06-06T21:35:03+03:00</text:p>
      <text:p text:style-name="P4">
Description: European games will be held from June 21 to July 3 in Krakow. - Ukrinform.</text:p>
      <text:p text:style-name="P4">
Images: ['<text:a xlink:type="simple" xlink:href="https://static.ukrinform.com/photos/2023_06/thumb_files/630_360_1686076342-772.jpg" text:style-name="Internet_20_link" text:visited-style-name="Visited_20_Internet_20_Link">
630_360_16860...</text:a>
', '<text:a xlink:type="simple" xlink:href="https://static.ukrinform.com/photos/2023_06/1686076393-119.jpg" text:style-name="Internet_20_link" text:visited-style-name="Visited_20_Internet_20_Link">
1686076393-11...</text:a>
']</text:p>
      <text:p text:style-name="P4">
Tags: ["Дар'я Білодід", 'Європейські ігри']</text:p>
      <text:p text:style-name="P4">
Type: Article</text:p>
      <!--METADATA-->
      <text:p text:style-name="P4">
<draw:frame draw:style-name="fr1" draw:name="Image138" text:anchor-type="as-char" svg:width="6.9236in" svg:height="3.956343in" draw:z-index="0">
<draw:image xlink:href="../Images/yкринформ/2023-06-06T-62-35-03-03-00/630_360_1686076342-772.jpg" xlink:type="simple" xlink:show="embed" xlink:actuate="onLoad" draw:mime-type="image/jpeg"/>
</draw:frame>
European games will be held from June 21 to July 3 in Krakow.</text:p>
      <text:p text:style-name="P4">
The form of the national team of Ukraine for European Games-2023 is presented, reports Ukrinform.</text:p>
      <text:p text:style-name="P4">
The ceremonial form with a heart that symbolizes the motto "with Ukraine in the heart", the designer Ivan Frolov is developed.</text:p>
      <text:p text:style-name="P4">
<draw:frame draw:style-name="fr1" draw:name="Image139" text:anchor-type="as-char" svg:width="5.756385in" svg:height="10.0in" draw:z-index="0">
<draw:image xlink:href="../Images/yкринформ/2023-06-06T-62-35-03-03-00/1686076393-119.jpg" xlink:type="simple" xlink:show="embed" xlink:actuate="onLoad" draw:mime-type="image/jpeg"/>
</draw:frame>
The presentation was attended by Darya Bilodid, Alexei Wednesday, Ksenia Baylo Tapavlo Zamyatin.</text:p>
      <text:p text:style-name="P4">
<text:span text:style-name="T4">
 Read also: </text:span>
 <text:a xlink:type="simple" xlink:href="https://www.ukrinform.ua/rubric-sports/3717611-ukrainu-na-evropejskih-igrah2023-predstavlatimut-263-sportsmeni.html" text:style-name="Internet_20_link" text:visited-style-name="Visited_20_Internet_20_Link">
Ukraine at the European Games 2023 will represent 263 percentages</text:a>
263 athletes will be represented at the European Games-2023 at the European Games.</text:p>
      <text:p text:style-name="P4">
Photo: Instagram.com/dariabilodid7</text:p>
      <text:p text:style-name="P4">
News Source: <text:a xlink:type="simple" xlink:href="https://www.ukrinform.ua/rubric-sports/3719276-u-kievi-vidbulasa-prezentacia-formi-zbirnoi-ukraini-na-evropejski-igri2023.html" text:style-name="Internet_20_link" text:visited-style-name="Visited_20_Internet_20_Link">
https://www.ukrinform.ua/rubric-sports/3719276-u-kievi-vidbulasa-prezentacia-formi-zbirnoi-ukraini-na-evropejski-igri2023.html</text:a>
</text:p>
      <!--NEWS-->
      <text:h text:style-name="P10" text:outline-level="1">
<text:span text:style-name="T4">
The Russians again fired the ammonia pipeline in Kharkiv - Ova</text:span>
</text:h>
      <text:p text:style-name="P4">
Authors: Ukrinform (Person)</text:p>
      <text:p text:style-name="P4">
Publisher: Укринформ (Organization)</text:p>
      <text:p text:style-name="P4">
Published Time: 2023-06-06T-64:34:00+03:00</text:p>
      <text:p text:style-name="P4">
Modified Time: 2023-06-06T21:34:00+03:00</text:p>
      <text:p text:style-name="P4">
Description: For the second time, the Russian military fired at the ammonia in Kupyansk district of Kharkiv region in two days.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Аміак', 'Війна з Росією']</text:p>
      <text:p text:style-name="P4">
Type: Article</text:p>
      <!--METADATA-->
      <text:p text:style-name="P4">
<draw:frame draw:style-name="fr1" draw:name="Image140" text:anchor-type="as-char" svg:width="6.9236in" svg:height="3.956343in" draw:z-index="0">
<draw:image xlink:href="../Images/yкринформ/2023-06-06T-64-34-00-03-00/630_360_1538997483-946.jpg" xlink:type="simple" xlink:show="embed" xlink:actuate="onLoad" draw:mime-type="image/jpeg"/>
</draw:frame>
For the second time in two days the Amiacowed in Kupyansky District of the Varkov region was fired in two days.</text:p>
      <text:p text:style-name="P4">
According to Ukrinform, the head of the Kharkiv Regional Military Administration Oleg Synigubov reported in <text:a xlink:type="simple" xlink:href="http://t.me/synegubov/6379" text:style-name="Internet_20_link" text:visited-style-name="Visited_20_Internet_20_Link">
telegram</text:a>
.</text:p>
      <text:p text:style-name="P4">
"Russian terrorists fired for the second time the ammonia pipeline in the Kupyansky district," -is in the post.</text:p>
      <text:p text:style-name="P4">
According to Sinogubov, six hits in the area of the pumping station near the village of Masyutivka were recorded.</text:p>
      <text:p text:style-name="P4">
<text:span text:style-name="T4">
 Read also: </text:span>
 <text:a xlink:type="simple" xlink:href="https://www.ukrinform.ua/rubric-regions/3719174-unaslidok-obstrilu-stavsa-vitik-134-tonn-amiaku-sinegubov-rozpoviv-pro-situaciu-na-harkivsini.html" text:style-name="Internet_20_link" text:visited-style-name="Visited_20_Internet_20_Link">
As a result of shelling, a leakage of 134 tons <text:span text:style-name="T4">
 ammonia </text:span>
 U: Synugubov told about the situation in Kharkiv</text:a>
"As of now, ammonia has not been recorded in the air, the situation is controlled," the head of the Ova said.</text:p>
      <text:p text:style-name="P4">
As reported by Ukrinform, in the Kupyansky district <text:a xlink:type="simple" xlink:href="https://www.ukrinform.ua/tag-harkivsina" text:style-name="Internet_20_link" text:visited-style-name="Visited_20_Internet_20_Link">
Kharkiv region</text:a>
On June 5, the firing was damaged by togliatti pipeline - Odesa, which is transported by ammonia.</text:p>
      <text:p text:style-name="P4">
News Source: <text:a xlink:type="simple" xlink:href="https://www.ukrinform.ua/rubric-regions/3719278-rosiani-znovu-obstrilali-amiakoprovid-na-harkivsini-ova.html" text:style-name="Internet_20_link" text:visited-style-name="Visited_20_Internet_20_Link">
https://www.ukrinform.ua/rubric-regions/3719278-rosiani-znovu-obstrilali-amiakoprovid-na-harkivsini-ova.html</text:a>
</text:p>
      <!--NEWS-->
      <text:h text:style-name="P10" text:outline-level="1">
<text:span text:style-name="T4">
Russian media justify the deportation of Ukrainian children in their programs and news</text:span>
</text:h>
      <text:p text:style-name="P4">
Author: ['АРМІЯINFORM']</text:p>
      <text:p text:style-name="P4">
Time: 2023-06-06T-6:00:00-04:00</text:p>
      <text:p text:style-name="P4">
Description: Sunsu 19.5 Tysyachy, for Dani Ofі, the Prosecutor General’s offices, the dewed on its ... War with Ukraine 2022, the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1-21-960x540-1.jpg" text:style-name="Internet_20_link" text:visited-style-name="Visited_20_Internet_20_Link">
1-21-960x540-1.jpg</text:a>
', '<text:a xlink:type="simple" xlink:href="https://armyinform.com.ua/wp-content/uploads/2023/06/deportation-3-scaled.jpg" text:style-name="Internet_20_link" text:visited-style-name="Visited_20_Internet_20_Link">
deportation-3-scaled.jpg</text:a>
', '<text:a xlink:type="simple" xlink:href="https://armyinform.com.ua/wp-content/uploads/2023/06/deportation-4-scaled.jpg" text:style-name="Internet_20_link" text:visited-style-name="Visited_20_Internet_20_Link">
deportation-4-scaled.jpg</text:a>
', '<text:a xlink:type="simple" xlink:href="https://armyinform.com.ua/wp-content/uploads/2023/06/deportation-5_2-150x150.jpg" text:style-name="Internet_20_link" text:visited-style-name="Visited_20_Internet_20_Link">
deportation-5_2-150x150.jpg</text:a>
', '<text:a xlink:type="simple" xlink:href="https://armyinform.com.ua/wp-content/uploads/2023/06/deportation-5-150x150.jpg" text:style-name="Internet_20_link" text:visited-style-name="Visited_20_Internet_20_Link">
deportation-5-150x150.jpg</text:a>
', '<text:a xlink:type="simple" xlink:href="https://armyinform.com.ua/wp-content/uploads/2023/06/deportation-8-scaled.jpg" text:style-name="Internet_20_link" text:visited-style-name="Visited_20_Internet_20_Link">
deportation-8-scaled.jpg</text:a>
', '<text:a xlink:type="simple" xlink:href="https://armyinform.com.ua/wp-content/uploads/2023/06/deportation-12-150x150.jpg" text:style-name="Internet_20_link" text:visited-style-name="Visited_20_Internet_20_Link">
deportation-12-150x150.jpg</text:a>
', '<text:a xlink:type="simple" xlink:href="https://armyinform.com.ua/wp-content/uploads/2023/06/deportation-9-150x150.jpg" text:style-name="Internet_20_link" text:visited-style-name="Visited_20_Internet_20_Link">
deportation-9-150x150.jpg</text:a>
', '<text:a xlink:type="simple" xlink:href="https://armyinform.com.ua/wp-content/uploads/2023/06/deportation-13-150x150.jpg" text:style-name="Internet_20_link" text:visited-style-name="Visited_20_Internet_20_Link">
deportation-13-150x150.jpg</text:a>
']</text:p>
      <text:p text:style-name="P4">
Tags: []</text:p>
      <text:p text:style-name="P4">
Category: News</text:p>
      <!--METADATA-->
      <text:p text:style-name="P4">
<draw:frame draw:style-name="fr1" draw:name="Image141" text:anchor-type="as-char" svg:width="6.9236in" svg:height="3.894525in" draw:z-index="0">
<draw:image xlink:href="../Images/AРМІЯINFORM/2023-06-06T-6-00-00-04-00/1-21-960x540-1.jpg" xlink:type="simple" xlink:show="embed" xlink:actuate="onLoad" draw:mime-type="image/jpeg"/>
</draw:frame>
Illustrative photo</text:p>
      <text:p text:style-name="P4">
More than 19.5 thousand children, according to the Office of the Prosecutor General, Russia exported its territory from the temporarily occupied territories of Ukraine. In this she served as statements about their "salvation", and for Ukraine chose the tacticusylyako to be blamed as such acting against the interests of Ukrainian children. Manipulations, misinformation, attempt to shift responsibility for Ukraine's other countries, conscious violation of international law and active involvement Thoughts in support of their unlawful politics - this is what the National Council revealed when monitoring Russian resources on the deportation of Ukrainian children. The media larger prepared the reporting with the results of his work, which relied not only on monitoring data, but also on the legal basis, including the international, in this matter.</text:p>
      <text:p text:style-name="P4">
About it reports <text:a xlink:type="simple" xlink:href="http://www.nrada.gov.ua/yaka-vidpovidalnist-rosijskyh-zmi-za-deportatsiyu-ukrayinskyh-ditej-analiz-natsionalnoyi-rady/" text:style-name="Internet_20_link" text:visited-style-name="Visited_20_Internet_20_Link">
press service</text:a>
National Council for Television and Radio Broadcasting.</text:p>
      <text:p text:style-name="P4">
Monitoring has covered Russian state TV channels("Planet RTR", "Russia 24", "NTV-MI", "360"), online media(Izvestia, Moscow Komsomolets, Vesti.ru, RIA, Radio Sputnik, Vedomosti, Parliamentary Gazeta, AiF, Kommersant, Lenta.ru, TASS , "Sm.news", "Bloknot.ru", "Public Service of News")and the online version of the Radio Sputnik radio station for the period from a full-scale invasion to May 2023. The National Programs and news messages were taken into account.</text:p>
      <text:p text:style-name="P4">
<draw:frame draw:style-name="fr1" draw:name="Image142" text:anchor-type="as-char" svg:width="6.9236in" svg:height="4.381341in" draw:z-index="0">
<draw:image xlink:href="../Images/AРМІЯINFORM/2023-06-06T-6-00-00-04-00/deportation-3-scaled.jpg" xlink:type="simple" xlink:show="embed" xlink:actuate="onLoad" draw:mime-type="image/jpeg"/>
</draw:frame>
Data from open sources, mainly from the EUVSDISINFO resource, and materials of research institutes, expert groups, authorized international representatives and missions, were used to refute narratives and misinformation. Human rights, puzzle crimes against humanity, related to the forced movement and/or deportation of Ukrainian children to the Russian Federation.From the point of view of international law, deportation of children is one of the six serious orders against children in the face of military conflicts. The UN Security Council approved the UN 1261 of the UN in 1999, which described six serious violations against children during armed conflict. These violations are released from the fundamental principles of international humanitarian law, international human rights, and Geneva Conventions(inclusive protocols to them), Roman Statute and the Convention on Rights [3]. Therefore, when Russia performs the abduction or admiration of children, it is toponed the Geneva Conventions, and commits war crimes and anti -moments.</text:p>
      <text:p text:style-name="P4">
The first report on how Russia exports to its territory Ukrainian children appeared in the Russian media on February 21, 2022. Further such reports on "evacuation", rehabilitation and adoption or "design" of Ukrainian children in Russian families, their upbringing(In fact, re -education)Information in Russian information regularly.</text:p>
      <text:p text:style-name="P4">
<draw:frame draw:style-name="fr1" draw:name="Image143" text:anchor-type="as-char" svg:width="6.9236in" svg:height="4.379177in" draw:z-index="0">
<draw:image xlink:href="../Images/AРМІЯINFORM/2023-06-06T-6-00-00-04-00/deportation-4-scaled.jpg" xlink:type="simple" xlink:show="embed" xlink:actuate="onLoad" draw:mime-type="image/jpeg"/>
</draw:frame>
The analysis of Russian media resources made it possible to evaluate the pattern of stories of the Russian media in the context of deportation of children and determine their intelligence and systematicity.</text:p>
      <text:p text:style-name="P4">
<text:span text:style-name="T4">
 Yes, it is clear that </text:span>
</text:p>
      <ul>
        <li>
15 out of 20, the media monitoring and analysis of the media, which justifies Russia's misconduct in the context of deportation of Ukrainian children; * 11 out of 20 - disseminated information that discredits Ukraine in the context of protecting Ukrainian children from the consequences of war and deportation; * 17 out of 20-disseminated information that discredit Western powers, allies of Ukraine and partner organizations in the context of protection against the consequences of war; * 10 out of 20 - resorted to the dissemination of information in all the directions given(discredited Ukraine, Western countries and justified the actions of).</li>
      </ul>
      <text:p text:style-name="P4">
Транслюють позицію російської держави офіційні посадовці. З допомогою ЗМІ воничасто поширюють неправдиву інформацію, формують наративи для виправдання своєїполітики і формування лояльного ставлення російського народу до депортаціїукраїнських дітей і будь-яких дій російського уряду щодо цього. Це сприяєпідтримці політики депортації Росією не лише у межах самої російськоїфедерації, але й на тих територіях, де досі працюють або на які поширюють своюдіяльність російські медіа. Тому російські медіа — це співучасники злочинноїдіяльності рф у контексті депортації дітей, оскільки вони підтримують іпоглиблюють злочинну депортацію.</text:p>
      <text:p text:style-name="P4">
In general, in the rhetoric of Russian high -ranking officials, the justification of the criminal deportation of Ukrainian children is due to the formation of the idea that Russia actually has only good intentions and seeks to save Ukrainian children with the renovated threat - Nazism and/or fascism.</text:p>
      <text:p text:style-name="P4">
<text:a xlink:type="simple" xlink:href="https://armyinform.com.ua/wp-content/uploads/2023/06/deportation-5_2-scaled.jpg" text:style-name="Internet_20_link" text:visited-style-name="Visited_20_Internet_20_Link">
!(Images/AРМІЯINFORM/2023-06-06T-6-00-00-04-00/deportation-5_2-150x150.jpg)</text:a>
</text:p>
      <text:p text:style-name="P4">
<text:a xlink:type="simple" xlink:href="https://armyinform.com.ua/wp-content/uploads/2023/06/deportation-5-scaled.jpg" text:style-name="Internet_20_link" text:visited-style-name="Visited_20_Internet_20_Link">
<draw:frame draw:style-name="fr1" draw:name="Image144" text:anchor-type="as-char" svg:width="6.9236in" svg:height="6.9236in" draw:z-index="0">
<draw:image xlink:href="../Images/AРМІЯINFORM/2023-06-06T-6-00-00-04-00/deportation-5-150x150.jpg" xlink:type="simple" xlink:show="embed" xlink:actuate="onLoad" draw:mime-type="image/jpeg"/>
</draw:frame>
</text:a>
In addition, significant efforts are made by Russian officials and the media in order to blacken the western countries(mainly in Europe and the United States). Так, післявидання Міжнародним кримінальним судом ордеру на арешт президента росії в.путіна саме через депортацію українських дітей, російські ЗМІ почали ширитиповідомлення в дусі конспірологічних «змовницьких» теорій про те, що беззаступництва росії українські діти потрапили би або до рук європейськихпедофілів, або чорних трансплантологів.</text:p>
      <text:p text:style-name="P4">
<text:span text:style-name="T4">
Було виділено такі наративи російської пропаганди в контексті депортаціїукраїнських дітей росією:</text:span>
</text:p>
      <ul>
        <li>
викрадення Росією українських дітей — абсурдна містифікація;  * ордер на арешт, виданий МКС (International Criminal Court)Against Putin, she puts new challenges to the chances of peace; * The Secret Society of Pedophiles Awesters Putin under the ISS Order; * The ISS warrant was issued for the arrest of Putin because Western sanctions do not work; * The evacuation of children from Ukraine occurs in accordance with humanitarian law.</li>
      </ul>
      <text:p text:style-name="P4">
In the report on the monitoring of the National Council, some units have been submitted to such topics in Russian propaganda, such as adoption of Ukrainian children by Russian families and abrasion of national identity of Ukrainian children. The regulator came to the conclusion about the obvious and in fact confirmed by the deportation and abrasion of the national identity of Ukrainian children. That is why the term "forced deportation" should be used in the context of the export of Ukrainian children.</text:p>
      <text:p text:style-name="P4">
<text:span text:style-name="T4">
 According to the results of monitoring and analyzing materials of the Russian change council the following conclusions: </text:span>
</text:p>
      <text:p text:style-name="P4">
<draw:frame draw:style-name="fr1" draw:name="Image145" text:anchor-type="as-char" svg:width="6.9236in" svg:height="4.379177in" draw:z-index="0">
<draw:image xlink:href="../Images/AРМІЯINFORM/2023-06-06T-6-00-00-04-00/deportation-8-scaled.jpg" xlink:type="simple" xlink:show="embed" xlink:actuate="onLoad" draw:mime-type="image/jpeg"/>
</draw:frame>
Distributed by Russian officials and media information is a predominant depository, which in all cases either discredit Ukraine and its allies, or justifies Russia's actions in the context of deportation of children, or resorts to these two techniques at the same time. The reception of the dichotomy "My-Vona" in the Russian information environment of Ukrainian children is typical of warning the waters and propaganda of war.</text:p>
      <text:p text:style-name="P4">
The Russian media form an information isolated from objective reality, in which Russia plays the role of a state that "saves" and acts good, Aukraine and Western countries that oppose Russia is evil. This prevents Russian citizens from reliable information, encourages civilian populations of the Russian Federation to commit even more violent atrocities against Ukrainians, introduces from the fuzzy consumers of Russian media in the territories abroad, where the Russian media signal is accessible.</text:p>
      <text:p text:style-name="P4">
The justification of deportation of Ukrainian children by Russian media is a further encouragement of genocide of the Ukrainian people, which indicates the involvement of legal(Media)and individuals for crimes committed by an aggressor state, in particular to genocide.</text:p>
      <text:p text:style-name="P4">
<text:a xlink:type="simple" xlink:href="https://armyinform.com.ua/wp-content/uploads/2023/06/deportation-12-scaled.jpg" text:style-name="Internet_20_link" text:visited-style-name="Visited_20_Internet_20_Link">
!(Images/AРМІЯINFORM/2023-06-06T-6-00-00-04-00/deportation-12-150x150.jpg)</text:a>
</text:p>
      <text:p text:style-name="P4">
<text:a xlink:type="simple" xlink:href="https://armyinform.com.ua/wp-content/uploads/2023/06/deportation-9-scaled.jpg" text:style-name="Internet_20_link" text:visited-style-name="Visited_20_Internet_20_Link">
<draw:frame draw:style-name="fr1" draw:name="Image146" text:anchor-type="as-char" svg:width="6.9236in" svg:height="6.9236in" draw:z-index="0">
<draw:image xlink:href="../Images/AРМІЯINFORM/2023-06-06T-6-00-00-04-00/deportation-9-150x150.jpg" xlink:type="simple" xlink:show="embed" xlink:actuate="onLoad" draw:mime-type="image/jpeg"/>
</draw:frame>
</text:a>
</text:p>
      <text:p text:style-name="P4">
<text:a xlink:type="simple" xlink:href="https://armyinform.com.ua/wp-content/uploads/2023/06/deportation-13-scaled.jpg" text:style-name="Internet_20_link" text:visited-style-name="Visited_20_Internet_20_Link">
<draw:frame draw:style-name="fr1" draw:name="Image147" text:anchor-type="as-char" svg:width="6.9236in" svg:height="6.9236in" draw:z-index="0">
<draw:image xlink:href="../Images/AРМІЯINFORM/2023-06-06T-6-00-00-04-00/deportation-13-150x150.jpg" xlink:type="simple" xlink:show="embed" xlink:actuate="onLoad" draw:mime-type="image/jpeg"/>
</draw:frame>
</text:a>
A report prepared on the results of the Analysis of the Russian Media conducted by the National Council, taking into account the norms of international law, was ordered to the Ministry of Foreign Affairs, the Commissioner of the Verkhovna Rada, Advisor - the Commissioner of the President of Ukraine for the Rights of the Child and Pediatric Rehabilitation, International Organizations.</text:p>
      <text:p text:style-name="P4">
More about the methodology of monitoring, analysis of legal norms and common mass media of narratives in the full version of the analytical report based on the monitoring of the National Council.</text:p>
      <text:p text:style-name="P4">
News Source: <text:a xlink:type="simple" xlink:href="https://armyinform.com.ua/2023/06/06/rosijski-media-vypravdovuyut-deportacziyu-ukrayinskyh-ditej-u-svoyih-peredachah-ta-novynah/" text:style-name="Internet_20_link" text:visited-style-name="Visited_20_Internet_20_Link">
https://armyinform.com.ua/2023/06/06/rosijski-media-vypravdovuyut-deportacziyu-ukrayinskyh-ditej-u-svoyih-peredachah-ta-novynah/</text:a>
</text:p>
      <!--NEWS-->
      <text:h text:style-name="P10" text:outline-level="1">
<text:span text:style-name="T4">
Yulia Sviridenko: We look forward to the UNDP in the organization of mine processes</text:span>
</text:h>
      <text:p text:style-name="P4">
Author: ['АРМІЯINFORM']</text:p>
      <text:p text:style-name="P4">
Time: 2023-06-06T-8:00:00-04:00</text:p>
      <text:p text:style-name="P4">
Description: Perish Vicepremi'r-Minigra-Miniger Ekononiki Yulia Sviridenko knocked out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1/ost-ukraine-minen-warnschild.jpg" text:style-name="Internet_20_link" text:visited-style-name="Visited_20_Internet_20_Link">
ost-ukraine-minen-warnschild.jpg</text:a>
']</text:p>
      <text:p text:style-name="P4">
Tags: ['STOPRUSSIA', 'АГРЕСІЯ РФ', 'ВІЙНА', 'ВТОРГНЕННЯ РФ', 'МІНИ', 'РОЗМІНУВАННЯ', 'УРЯДОВИЙ ПОРТАЛ']</text:p>
      <text:p text:style-name="P4">
Category: News</text:p>
      <!--METADATA-->
      <text:p text:style-name="P4">
<draw:frame draw:style-name="fr1" draw:name="Image148" text:anchor-type="as-char" svg:width="6.9236in" svg:height="5.189974in" draw:z-index="0">
<draw:image xlink:href="../Images/AРМІЯINFORM/2023-06-06T-8-00-00-04-00/ost-ukraine-minen-warnschild.jpg" xlink:type="simple" xlink:show="embed" xlink:actuate="onLoad" draw:mime-type="image/jpeg"/>
</draw:frame>
Illustrative photo</text:p>
      <text:p text:style-name="P4">
The first Viceremier-Minister-Minister of Economy of Ukraine Yulia Sviridenko was with a coordinator of the mine-fashioned UNDP in Ukraine Poloselop. They discussed the issues of new approaches to the organization of the humanitarian variable of the territory of Ukraine.</text:p>
      <text:p text:style-name="P4">
About it <text:a xlink:type="simple" xlink:href="https://www.kmu.gov.ua/news/spodivaiemosia-na-dopomohu-proon-v-pytanniakh-efektyvnoi-orhanizatsii-protsesiv-rozminuvannia-iuliia-svyrydenko" text:style-name="Internet_20_link" text:visited-style-name="Visited_20_Internet_20_Link">
reports</text:a>
Government portal.</text:p>
      <text:p text:style-name="P4">
“Ukraine seeks to accelerate the humanitarian demining of the territories. One lacery issues that will allow us to accelerate is the organization of work coordination, the rational use of available resources. UNDP has significant experience in organizing mine processes in different countries. And we are to help and support the development program in this matter, ”Yulia Sviridenko reported.</text:p>
      <text:p text:style-name="P4">
The meeting discussed, in particular, the ways of optimizing the work of non -governmental operators, solving current problems, developing solutions that will allow to use the potential of pyrotechnic units more effectively.</text:p>
      <text:p text:style-name="P4">
The parties also discussed the planning of the survey work, mine clearance of territories, territorial zoning and demining priorities.</text:p>
      <text:p text:style-name="P4">
News Source: <text:a xlink:type="simple" xlink:href="https://armyinform.com.ua/2023/06/06/spodivayemosya-na-dopomogu-proon-v-pytannyah-efektyvnoyi-organizacziyi-proczesiv-rozminuvannya/" text:style-name="Internet_20_link" text:visited-style-name="Visited_20_Internet_20_Link">
https://armyinform.com.ua/2023/06/06/spodivayemosya-na-dopomogu-proon-v-pytannyah-efektyvnoyi-organizacziyi-proczesiv-rozminuvannya/</text:a>
</text:p>
      <!--NEWS-->
      <text:h text:style-name="P10" text:outline-level="1">
<text:span text:style-name="T4">
Ukraine has to work on the reaction of the "non -watery world" to the undermining of Kakhovskaya hydroelectric power station - Klimkin</text:span>
</text:h>
      <text:p text:style-name="P4">
Authors: Ukrinform (Person)</text:p>
      <text:p text:style-name="P4">
Publisher: Укринформ (Organization)</text:p>
      <text:p text:style-name="P4">
Published Time: 2023-06-06T-99:40:45+03:00</text:p>
      <text:p text:style-name="P4">
Modified Time: 2023-06-06T19:40:45+03:00</text:p>
      <text:p text:style-name="P4">
Description: </text:p>
      <text:p text:style-name="P4">
Важливим Є Те, Як Реагуватиме "Незахідний Світ" На Знищення Каховської Гес, І Тут Україна Має Попрацювати. — Укрінформ.: </text:p>
      <text:p text:style-name="P4">
Images: ['<text:a xlink:type="simple" xlink:href="https://static.ukrinform.com/photos/2019_07/thumb_files/630_360_1564386228-731.jpg" text:style-name="Internet_20_link" text:visited-style-name="Visited_20_Internet_20_Link">
630_360_15643...</text:a>
']</text:p>
      <text:p text:style-name="P4">
Tags: ['Клімкін', 'Каховська ГЕС']</text:p>
      <text:p text:style-name="P4">
Type: Article</text:p>
      <!--METADATA-->
      <text:p text:style-name="P4">
<draw:frame draw:style-name="fr1" draw:name="Image149" text:anchor-type="as-char" svg:width="6.9236in" svg:height="3.956343in" draw:z-index="0">
<draw:image xlink:href="../Images/yкринформ/2023-06-06T-99-40-45-03-00/630_360_1564386228-731.jpg" xlink:type="simple" xlink:show="embed" xlink:actuate="onLoad" draw:mime-type="image/jpeg"/>
</draw:frame>
It is important how the "non -social world" will react to the destruction of the Kakhovskaya hydroelectric power station, and Tutkraine must work.</text:p>
      <text:p text:style-name="P4">
This opinion was expressed by former Foreign Minister Pavel Klimkin on the air <text:a xlink:type="simple" xlink:href="https://www.youtube.com/watch" text:style-name="Internet_20_link" text:visited-style-name="Visited_20_Internet_20_Link">
Radio NV</text:a>
, reports Ukrinform.</text:p>
      <text:p text:style-name="P4">
“It is important to me in the world's response not how our friends will respond(Although their support is key to us), and how the unqulared world will react. Here we have to work tightly. For me, for example,(Important - ed.)that the Chinese Foreign Minister, which will be said by representatives of large non -watery countries, ”he said, emphasizing the importance of them to understand that a cefundamental threat to them.</text:p>
      <text:p text:style-name="P4">
According to the excendant, there should now be a new surge in discussion on threatening infrastructure, as the Pandora box is open, and can be apparents on any critical infrastructure that affects the existence and way of lifetime.</text:p>
      <text:p text:style-name="P4">
<text:span text:style-name="T4">
 Read also: </text:span>
 <text:a xlink:type="simple" xlink:href="https://www.ukrinform.ua/rubric-society/3719171-naslidki-pidrivu-kahovskoi-ges-budut-zrozumili-za-tizden-zelenskij.html" text:style-name="Internet_20_link" text:visited-style-name="Visited_20_Internet_20_Link">
the consequences of Kakhovskaya's blast <text:span text:style-name="T4">
 HPP </text:span>
 will be understood by the gap - Zelensky</text:a>
Klimkin also believes that Ukraine now has the moral and political right to head for the sustainability of critical infrastructure.</text:p>
      <text:p text:style-name="P4">
“Now it is important for us to talk not only about further escalation of sanctions. It is important that the discussion of Russia's recognition of terrorist or terrorism has begun again, ”the diplomat added.</text:p>
      <text:p text:style-name="P4">
As reported by Ukrinform, on the night of June 6, the Russian army <text:a xlink:type="simple" xlink:href="https://www.ukrinform.ua/rubric-ato/3718751-rosijski-zagarbniki-pidirvali-kahovsku-ges-ok-pivden.html" text:style-name="Internet_20_link" text:visited-style-name="Visited_20_Internet_20_Link">
blowing up the Dumbleukhove hydroelectric power station</text:a>
. In the Kherson region, the population of dangerous places for which there is a risk of flooding.</text:p>
      <text:p text:style-name="P4">
News Source: <text:a xlink:type="simple" xlink:href="https://www.ukrinform.ua/rubric-polytics/3719220-ukraina-mae-popracuvati-nad-reakcieu-nezahidnogo-svitu-na-pidriv-kahovskoi-ges-klimkin.html" text:style-name="Internet_20_link" text:visited-style-name="Visited_20_Internet_20_Link">
https://www.ukrinform.ua/rubric-polytics/3719220-ukraina-mae-popracuvati-nad-reakcieu-nezahidnogo-svitu-na-pidriv-kahovskoi-ges-klimkin.html</text:a>
</text:p>
      <!--NEWS-->
      <text:h text:style-name="P10" text:outline-level="1">
<text:span text:style-name="T4">
Ukrainian defenders knocked down the enemy helicopter Ka-52</text:span>
</text:h>
      <text:p text:style-name="P4">
Author: ['АРМІЯINFORM']</text:p>
      <text:p text:style-name="P4">
Time: 2023-06-06T0:00:00-04:00</text:p>
      <text:p text:style-name="P4">
Description: Vchora, 5 worms, our wool likvі was a Vorozhi helicopter Ka-52. About Tse Doldomly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351322013_969614034469898_3622346343642661492_n.jpg" text:style-name="Internet_20_link" text:visited-style-name="Visited_20_Internet_20_Link">
351322013_969614034469898_3622346343642661492_n.jpg</text:a>
']</text:p>
      <text:p text:style-name="P4">
Tags: ['STOPRUSSIA', 'АГРЕСІЯ РФ', 'ВІЙНА', 'ВТОРГНЕННЯ РФ', 'ВТРАТИ ВОЄННОЇ ТЕХНІКИ ЗС РФ', 'ВТРАТИ ВОРОГА', 'КА-52', 'ХРОНІКА ОБОРОНИ']</text:p>
      <text:p text:style-name="P4">
Category: News</text:p>
      <!--METADATA-->
      <text:p text:style-name="P4">
<draw:frame draw:style-name="fr1" draw:name="Image150" text:anchor-type="as-char" svg:width="6.9236in" svg:height="4.32725in" draw:z-index="0">
<draw:image xlink:href="../Images/AРМІЯINFORM/2023-06-06T0-00-00-04-00/351322013_969614034469898_3622346343642661492_n.jpg" xlink:type="simple" xlink:show="embed" xlink:actuate="onLoad" draw:mime-type="image/jpeg"/>
</draw:frame>
Yesterday, June 5, our warriors eliminated the enemy KA-52 helicopter.</text:p>
      <text:p text:style-name="P4">
About it <text:a xlink:type="simple" xlink:href="https://www.facebook.com/GeneralStaff.ua/posts/pfbid02D7pXpreenPvTh1Njrk3fgQG5LgVECRwvxEB4tUDtD34r8NufJC85brig52RXkqrZl" text:style-name="Internet_20_link" text:visited-style-name="Visited_20_Internet_20_Link">
reports</text:a>
The General Staff of the Armed Forces.</text:p>
      <text:p text:style-name="P4">
It is noted that the helicopter was shot in the mineral direction.</text:p>
      <text:p text:style-name="P4">
News Source: <text:a xlink:type="simple" xlink:href="https://armyinform.com.ua/2023/06/06/ukrayinski-zahysnyky-zbyly-vorozhyj-vertolit-ka-52/" text:style-name="Internet_20_link" text:visited-style-name="Visited_20_Internet_20_Link">
https://armyinform.com.ua/2023/06/06/ukrayinski-zahysnyky-zbyly-vorozhyj-vertolit-ka-52/</text:a>
</text:p>
      <!--NEWS-->
      <text:h text:style-name="P10" text:outline-level="1">
<text:span text:style-name="T4">
Volodymyr Zelenskyy about the undermining HPP: the Russian Federation confirmed that each meter uses for terror</text:span>
</text:h>
      <text:p text:style-name="P4">
Author: ['АРМІЯINFORM']</text:p>
      <text:p text:style-name="P4">
Time: 2023-06-06T10:00:00-04:00</text:p>
      <text:p text:style-name="P4">
Description: President of Ukraine Volodymyr Zelensky at Telegram-Canal, Writing about Chergovy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bez-imeni.jpg" text:style-name="Internet_20_link" text:visited-style-name="Visited_20_Internet_20_Link">
bez-imeni.jpg</text:a>
']</text:p>
      <text:p text:style-name="P4">
Tags: ['АГРЕСІЯ РФ', 'ВОЛОДИМИР ЗЕЛЕНСЬКИЙ', 'КАХОВСЬКА ГЕС', 'ПРЕЗИДЕНТ УКРАЇНИ']</text:p>
      <text:p text:style-name="P4">
Category: News</text:p>
      <!--METADATA-->
      <text:p text:style-name="P4">
<draw:frame draw:style-name="fr1" draw:name="Image151" text:anchor-type="as-char" svg:width="6.9236in" svg:height="3.865677in" draw:z-index="0">
<draw:image xlink:href="../Images/AРМІЯINFORM/2023-06-06T10-00-00-04-00/bez-imeni.jpg" xlink:type="simple" xlink:show="embed" xlink:actuate="onLoad" draw:mime-type="image/jpeg"/>
</draw:frame>
President of Ukraine Volodymyr Zelenskyy in a telegram channel <text:a xlink:type="simple" xlink:href="https://t.me/V_Zelenskiy_official/6478" text:style-name="Internet_20_link" text:visited-style-name="Visited_20_Internet_20_Link">
wrote</text:a>
About the next terrorist act of the Russian Federation in the territory of Ukraine - the night blasting of the dams of Kakhovskaya HEP.</text:p>
      <text:p text:style-name="P4">
“Russian terrorists are only confirmed by the destruction of the Kakhovska Dam to the Kakhovka Hydroelectric Power Plant that they need to be expelled from every corner of Ukrainian land. They can not be left for them because they use each meter for terror. Only the winner of Ukraine will return security. And this victory will be. Neither water nor rockets, nor the terrorists will be able to stop Ukraine, ” - said the Glava of State.</text:p>
      <text:p text:style-name="P4">
Volodymyr Zelensky reported the work of all services and asked the Ukrainians to disseminate only official and proven information.</text:p>
      <text:p text:style-name="P4">
Recall that the President of Ukraine <text:a xlink:type="simple" xlink:href="https://armyinform.com.ua/2023/06/06/prezydent-ukrayiny-sklykaye-ekstrenne-zasidannya-rnbo-cherez-pidryv-kahovskoyi-ges/" text:style-name="Internet_20_link" text:visited-style-name="Visited_20_Internet_20_Link">
convened</text:a>
Emergency meeting because of the undermining of the Kakhovka hydroelectric power station.</text:p>
      <text:p text:style-name="P4">
News Source: <text:a xlink:type="simple" xlink:href="https://armyinform.com.ua/2023/06/06/volodymyr-zelenskyj-pro-pidryv-ges-rf-pidtverdyla-shho-kozhen-metr-vykorystovuye-dlya-teroru/" text:style-name="Internet_20_link" text:visited-style-name="Visited_20_Internet_20_Link">
https://armyinform.com.ua/2023/06/06/volodymyr-zelenskyj-pro-pidryv-ges-rf-pidtverdyla-shho-kozhen-metr-vykorystovuye-dlya-teroru/</text:a>
</text:p>
      <!--NEWS-->
      <text:h text:style-name="P10" text:outline-level="1">
<text:span text:style-name="T4">
In Ukraine a moment of silence</text:span>
</text:h>
      <text:p text:style-name="P4">
Author: ['АРМІЯINFORM']</text:p>
      <text:p text:style-name="P4">
Time: 2023-06-06T12: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152" text:anchor-type="as-char" svg:width="6.9236in" svg:height="3.895992in" draw:z-index="0">
<draw:image xlink:href="../Images/AРМІЯINFORM/2023-06-06T12-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06/v-ukrayini-hvylyna-movchannya/" text:style-name="Internet_20_link" text:visited-style-name="Visited_20_Internet_20_Link">
https://armyinform.com.ua/2023/06/06/v-ukrayini-hvylyna-movchannya/</text:a>
</text:p>
      <!--NEWS-->
      <text:h text:style-name="P10" text:outline-level="1">
<text:span text:style-name="T4">
The undermining of Kakhovskaya hydroelectric power plants can have negative consequences for ZPP - Energoatom</text:span>
</text:h>
      <text:p text:style-name="P4">
Author: ['АРМІЯINFORM']</text:p>
      <text:p text:style-name="P4">
Time: 2023-06-06T14:00:00-04:00</text:p>
      <text:p text:style-name="P4">
Description: Vnochi 6 worm Rosіyski Piapanti Pіdіriyati Kakhovo Ges. Vnaslikok Pіdriva ... War with Ukraine 2022, War with Ukraine latest news today, News War with Ukraine 2022 The last for today, will there be a war between Ukraine and Russia and when, the war with Ukraine in 2022 will be or not, whether there will be a war with Ukraine in the near future says, the war with Ukraine, Ukraine’s news today, Ukrainian news in Ukrainian media in Russian</text:p>
      <text:p text:style-name="P4">
Images: ['<text:a xlink:type="simple" xlink:href="https://armyinform.com.ua/wp-content/uploads/2023/06/309b722f-ddb1-4825-b6ad-798c86ee7a2b.jpg" text:style-name="Internet_20_link" text:visited-style-name="Visited_20_Internet_20_Link">
309b722f-ddb1-4825-b6ad-798c86ee7a2b.jpg</text:a>
']</text:p>
      <text:p text:style-name="P4">
Tags: ['АГРЕСІЯ РФ', 'ЕНЕРГОАТОМ', 'КАХОВСЬКА ГЕС', 'РФ ТЕРОРИСТИЧНИЙ РЕЖИМ']</text:p>
      <text:p text:style-name="P4">
Category: News</text:p>
      <!--METADATA-->
      <text:p text:style-name="P4">
<draw:frame draw:style-name="fr1" draw:name="Image153" text:anchor-type="as-char" svg:width="6.9236in" svg:height="3.66662in" draw:z-index="0">
<draw:image xlink:href="../Images/AРМІЯINFORM/2023-06-06T14-00-00-04-00/309b722f-ddb1-4825-b6ad-798c86ee7a2b.jpg" xlink:type="simple" xlink:show="embed" xlink:actuate="onLoad" draw:mime-type="image/jpeg"/>
</draw:frame>
On the night of June 6, the Russian invaders blew the dam of Kakhovskaya hydroelectric power plants. As a result of the subjugation, the water level in the Kakhovka reservoir is rapidly reduced, which is a threat to a temporarily occupied Zaporizhzhya NPP.</text:p>
      <text:p text:style-name="P4">
About it <text:a xlink:type="simple" xlink:href="https://t.me/energoatom_ua/13407" text:style-name="Internet_20_link" text:visited-style-name="Visited_20_Internet_20_Link">
reports</text:a>
SE "NNEGC" Energoatom ".</text:p>
      <text:p text:style-name="P4">
“Water from the Kakhovka reservoir is necessary to ensure that the station receives a turbine and safety systems for capacitors. Now the cooler station is filled: as of 8:00 am the water level is 16.6 meters, and this is enough for the needs of the station, ”the message reads.</text:p>
      <text:p text:style-name="P4">
Energoatom monitors the situation and monitors the actions of Russian invaders on the state with other international organizations present at the station, in particular, the IAEA.</text:p>
      <text:p text:style-name="P4">
News Source: <text:a xlink:type="simple" xlink:href="https://armyinform.com.ua/2023/06/06/pidryv-okupantamy-kahovskoyi-ges-mozhe-maty-negatyvni-naslidky-dlya-zaes-energoatom/" text:style-name="Internet_20_link" text:visited-style-name="Visited_20_Internet_20_Link">
https://armyinform.com.ua/2023/06/06/pidryv-okupantamy-kahovskoyi-ges-mozhe-maty-negatyvni-naslidky-dlya-zaes-energoatom/</text:a>
</text:p>
      <!--NEWS-->
      <text:h text:style-name="P10" text:outline-level="1">
<text:span text:style-name="T4">
Joe Biden thanked Denmark for Ukraine's adamant support</text:span>
</text:h>
      <text:p text:style-name="P4">
Author: ['АРМІЯINFORM']</text:p>
      <text:p text:style-name="P4">
Time: 2023-06-06T16:00:00-04:00</text:p>
      <text:p text:style-name="P4">
Description: US President Joe Bayden Zipta with prem'r-ministan Danja Mette Frederixen at Bilom ... War with Ukraine 2022, War with Ukraine Latest News today,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biden_frederiksen.jpg" text:style-name="Internet_20_link" text:visited-style-name="Visited_20_Internet_20_Link">
biden_frederiksen.jpg</text:a>
']</text:p>
      <text:p text:style-name="P4">
Tags: ['STOPRUSSIA', 'АГРЕСІЯ РФ', 'ВТОРГНЕННЯ РФ', 'ДАНІЯ', 'СВІТ ПІДТРИМУЄ УКРАЇНУ', 'США']</text:p>
      <text:p text:style-name="P4">
Category: News</text:p>
      <!--METADATA-->
      <text:p text:style-name="P4">
<draw:frame draw:style-name="fr1" draw:name="Image154" text:anchor-type="as-char" svg:width="6.9236in" svg:height="3.894525in" draw:z-index="0">
<draw:image xlink:href="../Images/AРМІЯINFORM/2023-06-06T16-00-00-04-00/biden_frederiksen.jpg" xlink:type="simple" xlink:show="embed" xlink:actuate="onLoad" draw:mime-type="image/jpeg"/>
</draw:frame>
US President Joe Biden has met with Denmark Prime Minister Mettefrederixen in the White House to emphasize the deep and long-term connections of the United States and Denmarks.</text:p>
      <text:p text:style-name="P4">
This is stated in <text:a xlink:type="simple" xlink:href="https://www.whitehouse.gov/briefing-room/speeches-remarks/2023/06/05/readout-of-president-bidens-meeting-with-prime-minister-frederiksen-of-denmark/" text:style-name="Internet_20_link" text:visited-style-name="Visited_20_Internet_20_Link">
message</text:a>
White House Press Service.</text:p>
      <text:p text:style-name="P4">
“The leaders discussed our unwavering support for Ukraine when it is protected by the vague aggressive war of Russia. President Biden greeted the provision of significant assistance to Ukraine in the field of security and its leadership in the training of Ukrainian pilots, ”the White House said.</text:p>
      <text:p text:style-name="P4">
Recall that in May 2023 Denmark <text:a xlink:type="simple" xlink:href="https://armyinform.com.ua/2023/05/29/dyakuyemo-narodu-daniyi-za-nepohytnu-pidtrymku-oleksij-reznikov/" text:style-name="Internet_20_link" text:visited-style-name="Visited_20_Internet_20_Link">
approved</text:a>
Allocation of additional military assistance to Ukraine by $ 2.6 billion. In addition, Denmark <text:a xlink:type="simple" xlink:href="https://armyinform.com.ua/2023/05/27/daniya-vidkryla-speczialnyj-investyczijnyj-fond-dlya-ukrayiny-na-sumu-v-1-mlrd-kron/" text:style-name="Internet_20_link" text:visited-style-name="Visited_20_Internet_20_Link">
announced</text:a>
About the launch of the Social Program of the Danish Investment Fund for Ukraine for a total size of 1 billion Danish crowns, which is approximately $ 133 million.</text:p>
      <text:p text:style-name="P4">
Together with the Netherlands, Belgium and Britain, Denmark soon <text:a xlink:type="simple" xlink:href="https://armyinform.com.ua/2023/06/02/daniya-belgiya-brytaniya-ta-niderlandy-yaknajshvydshe-rozpochnut-navchannya-ukrayinskyh-pilotiv-na-f-16/" text:style-name="Internet_20_link" text:visited-style-name="Visited_20_Internet_20_Link">
will start</text:a>
training in Ukrainian pilots on F-16 fighters.</text:p>
      <text:p text:style-name="P4">
News Source: <text:a xlink:type="simple" xlink:href="https://armyinform.com.ua/2023/06/06/dzho-bajden-podyakuvav-daniyi-za-nepohytnu-pidtrymku-ukrayiny/" text:style-name="Internet_20_link" text:visited-style-name="Visited_20_Internet_20_Link">
https://armyinform.com.ua/2023/06/06/dzho-bajden-podyakuvav-daniyi-za-nepohytnu-pidtrymku-ukrayiny/</text:a>
</text:p>
      <!--NEWS-->
      <text:h text:style-name="P10" text:outline-level="1">
<text:span text:style-name="T4">
The evacuation train from Kherson successfully arrived in Nikolaev</text:span>
</text:h>
      <text:p text:style-name="P4">
Authors: Ukrinform (Person)</text:p>
      <text:p text:style-name="P4">
Publisher: Укринформ (Organization)</text:p>
      <text:p text:style-name="P4">
Published Time: 2023-06-06T17:26:00+03:00</text:p>
      <text:p text:style-name="P4">
Modified Time: 2023-06-06T17:26:00+03:00</text:p>
      <text:p text:style-name="P4">
Description: The evacuation train from Kherson successfully arrived in Nikolaev. - Ukrinform.</text:p>
      <text:p text:style-name="P4">
Images: ['<text:a xlink:type="simple" xlink:href="https://static.ukrinform.com/photos/2023_06/thumb_files/630_360_1686061285-491.jpeg" text:style-name="Internet_20_link" text:visited-style-name="Visited_20_Internet_20_Link">
630_360_16860...</text:a>
']</text:p>
      <text:p text:style-name="P4">
Tags: ['Евакуація', 'Херсон', 'Миколаїв', 'Потяг', 'Укрзалізниця']</text:p>
      <text:p text:style-name="P4">
Type: Article</text:p>
      <!--METADATA-->
      <text:p text:style-name="P4">
<draw:frame draw:style-name="fr1" draw:name="Image155" text:anchor-type="as-char" svg:width="6.9236in" svg:height="3.956343in" draw:z-index="0">
<draw:image xlink:href="../Images/yкринформ/2023-06-06T17-26-00-03-00/630_360_1686061285-491.jpeg" xlink:type="simple" xlink:show="embed" xlink:actuate="onLoad" draw:mime-type="image/jpeg"/>
</draw:frame>
The evacuation train from Kherson successfully arrived in Nikolaev.</text:p>
      <text:p text:style-name="P4">
According to Ukrinform, about it in <text:a xlink:type="simple" xlink:href="https://t.me/UkrzalInfo/4540" text:style-name="Internet_20_link" text:visited-style-name="Visited_20_Internet_20_Link">
telegram</text:a>
Ukrzaliznytsia reported.</text:p>
      <text:p text:style-name="P4">
"The evacuation train from Kherson has successfully arrived in Nikolaev," - said the presentation.</text:p>
      <text:p text:style-name="P4">
As noted, <text:a xlink:type="simple" xlink:href="https://www.ukrinform.ua/tag-ukrzaliznica" text:style-name="Internet_20_link" text:visited-style-name="Visited_20_Internet_20_Link">
Ukrzaliznytsia</text:a>
Ready to appoint additional free Evacoreys if necessary.</text:p>
      <text:p text:style-name="P4">
It also emphasized that no flight in the region has been canceled or detained.</text:p>
      <text:p text:style-name="P4">
<text:span text:style-name="T4">
 Read also: </text:span>
 [<text:span text:style-name="T4">
 Evak </text:span>
 Johan residents of Kherson region ready(https://www.ukrinform.ua/rubric-regions/3718991-evakujovanih-ziteliv-hersonsini-gotovi-prijnati-v-sistoh-oblastah.html)Earlier, the Head of the Kherson Regional Military Administration Alexander Proprokudin on the air of the nationwide telephone "Uniform News" <text:a xlink:type="simple" xlink:href="https://www.ukrinform.ua/rubric-regions/3718804-na-hersonsini-v-zoni-liha-cerez-pidriv-kahovskoi-ges-opinilisa-blizko-16-000-ludej.html" text:style-name="Internet_20_link" text:visited-style-name="Visited_20_Internet_20_Link">
reported</text:a>
About 16,000 people found themselves in the area of disaster on the Right Bank of Kherson region. Currently, the evacuation of the residents of the heated settlements by buses in the city of Kherson is organized, and then - to Nikolaev, and from there to Khmelnytsky, Odessa, Kropyvnytskyi, Kropyvnytskyi,</text:p>
      <text:p text:style-name="P4">
As it was reported, on the night of June 6 <text:a xlink:type="simple" xlink:href="https://www.ukrinform.ua/rubric-ato/3718751-rosijski-zagarbniki-pidirvali-kahovsku-ges-ok-pivden.html" text:style-name="Internet_20_link" text:visited-style-name="Visited_20_Internet_20_Link">
the Russian army blown up the Kakhovskaya Hins dam</text:a>
. In Kherson region, evacuation began from dangerous places, which are the risk of flooding as a result of the Podrivakhovsky hydroelectric power station.</text:p>
      <text:p text:style-name="P4">
_ Photo: Ukrzaliznytsia _</text:p>
      <text:p text:style-name="P4">
News Source: <text:a xlink:type="simple" xlink:href="https://www.ukrinform.ua/rubric-regions/3719111-evakuacijnij-poizd-z-hersona-uspisno-pribuv-do-mikolaeva-ukrzaliznica.html" text:style-name="Internet_20_link" text:visited-style-name="Visited_20_Internet_20_Link">
https://www.ukrinform.ua/rubric-regions/3719111-evakuacijnij-poizd-z-hersona-uspisno-pribuv-do-mikolaeva-ukrzaliznica.html</text:a>
</text:p>
      <!--NEWS-->
      <text:h text:style-name="P10" text:outline-level="1">
<text:span text:style-name="T4">
Kakhovskaya hydroelectric power station led to flooding Russian positions - the Ministry of Defense</text:span>
</text:h>
      <text:p text:style-name="P4">
Authors: Ukrinform (Person)</text:p>
      <text:p text:style-name="P4">
Publisher: Укринформ (Organization)</text:p>
      <text:p text:style-name="P4">
Published Time: 2023-06-06T17:29:00+03:00</text:p>
      <text:p text:style-name="P4">
Modified Time: 2023-06-06T17:29:00+03:00</text:p>
      <text:p text:style-name="P4">
Description: The undermining of the Kakhovka hydroelectric power station caused the flooding of the positions of Russian military units and can lead to a large -scale flushing of Russian mine fields and their detonation in a chaotic order. - Ukrinform.</text:p>
      <text:p text:style-name="P4">
Images: ['<text:a xlink:type="simple" xlink:href="https://static.ukrinform.com/photos/2023_06/thumb_files/630_360_1686027093-587.jpg" text:style-name="Internet_20_link" text:visited-style-name="Visited_20_Internet_20_Link">
630_360_16860...</text:a>
']</text:p>
      <text:p text:style-name="P4">
Tags: ['Міноборони', 'Каховська ГЕС', 'Ганна Маляр']</text:p>
      <text:p text:style-name="P4">
Type: Article</text:p>
      <!--METADATA-->
      <text:p text:style-name="P4">
<draw:frame draw:style-name="fr1" draw:name="Image156" text:anchor-type="as-char" svg:width="6.9236in" svg:height="3.956343in" draw:z-index="0">
<draw:image xlink:href="../Images/yкринформ/2023-06-06T17-29-00-03-00/630_360_1686027093-587.jpg" xlink:type="simple" xlink:show="embed" xlink:actuate="onLoad" draw:mime-type="image/jpeg"/>
</draw:frame>
Penrykhovsky hydroelectric power station caused the flooding of the positions of Russian military units can lead to a large -scale flushing of Russian mine fields and their detonation in a chaotic order.</text:p>
      <text:p text:style-name="P4">
According to Ukrinform, about it in <text:a xlink:type="simple" xlink:href="https://t.me/annamaliar/816" text:style-name="Internet_20_link" text:visited-style-name="Visited_20_Internet_20_Link">
telegram</text:a>
The Deputy Minister of Defense of Ukraine Anna Malyar reported.</text:p>
      <text:p text:style-name="P4">
"The positions of Russian military units have been flooded, which can lead to a large -scale flushing of Russian mine fields and their detonation in chaotic order," the painter said.</text:p>
      <text:p text:style-name="P4">
*!(https://www.ukrinform.ua/rubric-regions/3719108-unaslidok-pidrivu-kahovskoi-ges-pidtopleni-majze-55-tisac-gektariv-lisu.html)According to her, the Russian terrorist army committed another crime that is capable of causing a serious environmental and humanitarian catastrophe. The dedicated blasting of dams was carried out by Russian occupiers to collect the process of decommunication of Ukraine's defense forces. Instead, Russian invaders have the opposite effect.</text:p>
      <text:p text:style-name="P4">
The Deputy Minister also noted that civilians of the temporarily occupied settlements of Kherson region are currently in critical, as the destruction of the dam deprived them of fresh water.</text:p>
      <text:p text:style-name="P4">
<text:span text:style-name="T4">
 Read also: </text:span>
 <text:a xlink:type="simple" xlink:href="https://www.ukrinform.ua/rubric-society/3719088-pidriv-kahovskoi-ges-naukovci-zmozut-zrobiti-visnovok-pro-vpliv-na-dovkilla-koli-spade-voda.html" text:style-name="Internet_20_link" text:visited-style-name="Visited_20_Internet_20_Link">
Kakhovskaya's blast <text:span text:style-name="T4">
 HPP </text:span>
: Scientists will be able to make an impact on environmental impact when water falls</text:a>
As reported by Ukrinform, Russian troops on June 6 <text:a xlink:type="simple" xlink:href="https://www.ukrinform.ua/rubric-other_news/3718791-pidriv-rosianami-kahovskoi-ges-vsi-novini.html" text:style-name="Internet_20_link" text:visited-style-name="Visited_20_Internet_20_Link">
carried out underwriting hydroelectric power station</text:a>
. As a result of the blasting of the machine lounge, the station is completely destroyed. Due to the undermining of the reservoirs, there are risks of underwenting of energy sites in Kherson region, in particular the Kherson TPPs. The evacuation of the population from potential flooding areas has developed.</text:p>
      <text:p text:style-name="P4">
The joint statement of the high representative of the EU Josepa Borrel and the European Commissar of the Lenarchic Squise Management states that the commanders of the Russian units and direct executors of the destruction of the Kakhovka Hydroment Dam, as it, who are guilty of destruction of other civilian infrastructure in Ukraine, will be attracted to international law.</text:p>
      <text:p text:style-name="P4">
Photo: Maxar</text:p>
      <text:p text:style-name="P4">
News Source: <text:a xlink:type="simple" xlink:href="https://www.ukrinform.ua/rubric-ato/3719113-pidriv-kahovskoi-ges-prizviv-do-zatoplenna-rosijskih-pozicij-minoboroni.html" text:style-name="Internet_20_link" text:visited-style-name="Visited_20_Internet_20_Link">
https://www.ukrinform.ua/rubric-ato/3719113-pidriv-kahovskoi-ges-prizviv-do-zatoplenna-rosijskih-pozicij-minoboroni.html</text:a>
</text:p>
      <!--NEWS-->
      <text:h text:style-name="P10" text:outline-level="1">
<text:span text:style-name="T4">
Local budgets in May listed ₴ 15.8 billion - Ministry of Finance</text:span>
</text:h>
      <text:p text:style-name="P4">
Authors: Ukrinform (Person)</text:p>
      <text:p text:style-name="P4">
Publisher: Укринформ (Organization)</text:p>
      <text:p text:style-name="P4">
Published Time: 2023-06-06T17:29:07+03:00</text:p>
      <text:p text:style-name="P4">
Modified Time: 2023-06-06T17:29:07+03:00</text:p>
      <text:p text:style-name="P4">
Description: In May, UAH 15.8 billion of transfers to local budgets was transferred from the State Budget, which is 87.2% of the appropriations provided. - Ukrinform.</text:p>
      <text:p text:style-name="P4">
Images: ['<text:a xlink:type="simple" xlink:href="https://static.ukrinform.com/photos/2019_02/thumb_files/630_360_1551291091-252.jpeg" text:style-name="Internet_20_link" text:visited-style-name="Visited_20_Internet_20_Link">
630_360_15512...</text:a>
']</text:p>
      <text:p text:style-name="P4">
Tags: ['Бюджет', 'Мінфін']</text:p>
      <text:p text:style-name="P4">
Type: Article</text:p>
      <!--METADATA-->
      <text:p text:style-name="P4">
<draw:frame draw:style-name="fr1" draw:name="Image157" text:anchor-type="as-char" svg:width="6.9236in" svg:height="3.956343in" draw:z-index="0">
<draw:image xlink:href="../Images/yкринформ/2023-06-06T17-29-07-03-00/630_360_1551291091-252.jpeg" xlink:type="simple" xlink:show="embed" xlink:actuate="onLoad" draw:mime-type="image/jpeg"/>
</draw:frame>
UAH 15.8 billion of transfers to local budgets was transferred to the State Budget, which will make 87.2% of the appropriations provided.</text:p>
      <text:p text:style-name="P4">
According to Ukrinform, it reports <text:a xlink:type="simple" xlink:href="https://www.mof.gov.ua/uk/news/minfin_u_travni_zabezpechiv_pererakhuvannia_z_derzhbiudzhetu_158_mlrd_grn_transfertiv_do_mistsevikh_biudzhetiv-4043" text:style-name="Internet_20_link" text:visited-style-name="Visited_20_Internet_20_Link">
the press service of the Ministry of Finance.</text:a>
"In May 2023, the Ministry of Finance, according to budget legislation, provided intergovernmental transfers to local budgets in the amount of 15.8 billion UAH, which is 87.2% of the appropriations envisaged," - it is said.</text:p>
      <text:p text:style-name="P4">
In particular, the basic subsidy is transferred in the amount of UAH 2.4 billion, or 100% of the appropriation, additional grants were transferred in the amount of UAH 2.2 billion, or 100% to the receipt of appropriations.</text:p>
      <text:p text:style-name="P4">
It is noted that at the disposal of local self -government bodies, the territories on which they are underway(It was kept)The fighting, or temporarily occupied territories of the Unara, remained a reverse subsidy in the amount of UAH 242 million, which was continued to the state budget in wartime.</text:p>
      <text:p text:style-name="P4">
<text:span text:style-name="T4">
 Read also: </text:span>
 <text:a xlink:type="simple" xlink:href="https://www.ukrinform.ua/rubric-economy/3717602-urad-spramuvav-se-80-miljoniv-na-potrebi-oboroni.html" text:style-name="Internet_20_link" text:visited-style-name="Visited_20_Internet_20_Link">
the government has directed another 80 million for defense needs</text:a>
The balances of funds in local budgets and budgetary institutions for general special funds for January-May 2023 increased by 52.6 billion grams as of June 1, 2023 amounted to UAH 168 billion.</text:p>
      <text:p text:style-name="P4">
As reported by Ukrinform, local <text:a xlink:type="simple" xlink:href="https://www.ukrinform.ua/tag-budzet" text:style-name="Internet_20_link" text:visited-style-name="Visited_20_Internet_20_Link">
budgets</text:a>
In January - December 2022, UAH 137 billion of transfers from the state budget was received.</text:p>
      <text:p text:style-name="P4">
News Source: <text:a xlink:type="simple" xlink:href="https://www.ukrinform.ua/rubric-economy/3719112-miscevim-budzetam-u-travni-pererahuvali-158-milarda-minfin.html" text:style-name="Internet_20_link" text:visited-style-name="Visited_20_Internet_20_Link">
https://www.ukrinform.ua/rubric-economy/3719112-miscevim-budzetam-u-travni-pererahuvali-158-milarda-minfin.html</text:a>
</text:p>
      <!--NEWS-->
      <text:h text:style-name="P10" text:outline-level="1">
<text:span text:style-name="T4">
Svitolin was shown in Paris after a match with Belarusian</text:span>
</text:h>
      <text:p text:style-name="P4">
Authors: Ukrinform (Person)</text:p>
      <text:p text:style-name="P4">
Publisher: Укринформ (Organization)</text:p>
      <text:p text:style-name="P4">
Published Time: 2023-06-06T17:31:38+03:00</text:p>
      <text:p text:style-name="P4">
Modified Time: 2023-06-06T17:31:38+03:00</text:p>
      <text:p text:style-name="P4">
Description: Українська тенісистка Еліна Світоліна достроково завершила виступ на Відкритому чемпіонаті Франції з тенісу. — Укрінформ.</text:p>
      <text:p text:style-name="P4">
Images: ['<text:a xlink:type="simple" xlink:href="https://static.ukrinform.com/photos/2023_06/thumb_files/630_360_1686061806-475.jpg" text:style-name="Internet_20_link" text:visited-style-name="Visited_20_Internet_20_Link">
630_360_16860...</text:a>
']</text:p>
      <text:p text:style-name="P4">
Tags: None</text:p>
      <text:p text:style-name="P4">
Type: Article</text:p>
      <!--METADATA-->
      <text:p text:style-name="P4">
<draw:frame draw:style-name="fr1" draw:name="Image159" text:anchor-type="as-char" svg:width="6.9236in" svg:height="3.956343in" draw:z-index="0">
<draw:image xlink:href="../Images/yкринформ/2023-06-06T17-31-38-03-00/630_360_1686061806-475.jpg" xlink:type="simple" xlink:show="embed" xlink:actuate="onLoad" draw:mime-type="image/jpeg"/>
</draw:frame>
The Ukrainian Svinina Svitolina completed a performance at the Open Tennis.</text:p>
      <text:p text:style-name="P4">
As reported by Ukrinform, in the quarterfinals "Rolan Garros-2023" <text:a xlink:type="simple" xlink:href="https://www.ukrinform.ua/rubric-sports/3719069-svitolina-zalisae-rolan-garros2023-pisla-matcu-14-finalu.html" text:style-name="Internet_20_link" text:visited-style-name="Visited_20_Internet_20_Link">
Svitolina</text:a>
The second "racquet" of the worldarini Sobolenko from Belarus.</text:p>
      <text:p text:style-name="P4">
After the meeting, Sobolenko waited for Elina near the grid for a corner, but Svitolina did not even look in her direction.</text:p>
      <text:p text:style-name="P4">
“I do not know why Sobolenko was waiting for me near the net. It seems to me that I expressed my position enough. Did she put the situation on the stands? Unfortunately, I think so, ”the Ukrainian said.</text:p>
      <text:p text:style-name="P4">
It should be noted that after that the fans on the stands of the court of Philip will become a Ukrainian woman.</text:p>
      <text:p text:style-name="P4">
<text:span text:style-name="T4">
 Read also: </text:span>
 [Viewers in Paris, <text:span text:style-name="T4">
 Kostyuk </text:span>
 After the match of Zosolenko on Rolan Harros]](https://www.ukrinform.ua/rubric-sports/3715235-gladaci-v-parizi-osvistali-kostuk-pisla-matcu-iz-sobolenko-na-rolan-garros.html)</text:p>
      <text:p text:style-name="P4">
Світоліна раніше дала чітко зрозуміти, що рукостискань із тенісистками з Росіїта Білорусі не буде.</text:p>
      <text:p text:style-name="P4">
Фото: Getty Images/Global Images Ukraine.</text:p>
      <text:p text:style-name="P4">
News Source: <text:a xlink:type="simple" xlink:href="https://www.ukrinform.ua/rubric-sports/3719116-svitolinu-osvistali-u-parizi-pisla-matcu-z-biloruskou.html" text:style-name="Internet_20_link" text:visited-style-name="Visited_20_Internet_20_Link">
https://www.ukrinform.ua/rubric-sports/3719116-svitolinu-osvistali-u-parizi-pisla-matcu-z-biloruskou.html</text:a>
</text:p>
      <!--NEWS-->
      <text:h text:style-name="P10" text:outline-level="1">
<text:span text:style-name="T4">
The undermining of the Kakhovsk Dam is not a threat to the Kremenchug hydroelectric power station</text:span>
</text:h>
      <text:p text:style-name="P4">
Authors: Ukrinform (Person)</text:p>
      <text:p text:style-name="P4">
Publisher: Укринформ (Organization)</text:p>
      <text:p text:style-name="P4">
Published Time: 2023-06-06T17:34:00+03:00</text:p>
      <text:p text:style-name="P4">
Modified Time: 2023-06-06T17:34:00+03:00</text:p>
      <text:p text:style-name="P4">
Description: The undermining of the Kakhovka hydroelectric power station does not pose a threat to a hydroelectric power plant in Kremenchug of Poltava region. - Ukrinform.</text:p>
      <text:p text:style-name="P4">
Images: ['<text:a xlink:type="simple" xlink:href="https://static.ukrinform.com/photos/2023_04/thumb_files/630_360_1681715899-241.jpg" text:style-name="Internet_20_link" text:visited-style-name="Visited_20_Internet_20_Link">
630_360_16817...</text:a>
']</text:p>
      <text:p text:style-name="P4">
Tags: ['Кременчук', 'Каховська ГЕС', 'Війна з Росією']</text:p>
      <text:p text:style-name="P4">
Type: Article</text:p>
      <!--METADATA-->
      <text:p text:style-name="P4">
<draw:frame draw:style-name="fr1" draw:name="Image160" text:anchor-type="as-char" svg:width="6.9236in" svg:height="3.956343in" draw:z-index="0">
<draw:image xlink:href="../Images/yкринформ/2023-06-06T17-34-00-03-00/630_360_1681715899-241.jpg" xlink:type="simple" xlink:show="embed" xlink:actuate="onLoad" draw:mime-type="image/jpeg"/>
</draw:frame>
Podryvkakhovsky hydroelectric power station does not pose a threat to the hydroelectric power plant in the Kremenchugspolta region.</text:p>
      <text:p text:style-name="P4">
According to Ukrinform, with reference to the Department of Civil Protection and Defense Work Kremenchug City Council reported on <text:a xlink:type="simple" xlink:href="https://www.facebook.com/kremenchuk.official/posts/pfbid02oedDx41jqK396rmAgdvF6ACbvr7YKvttGy2U8coiC45fHc8e4hpuY4vEKymgB6ZKl" text:style-name="Internet_20_link" text:visited-style-name="Visited_20_Internet_20_Link">
Facebook</text:a>
.</text:p>
      <text:p text:style-name="P4">
«У зв’язку з терористичним актом збройних сил Російської Федерації щодоумисного підриву споруди Каховської ГЕС, і як наслідок підтоплення населенихпунктів та територій Херсонської області нижче за течією <text:a xlink:type="simple" xlink:href="https://www.ukrinform.ua/tag-dnipro" text:style-name="Internet_20_link" text:visited-style-name="Visited_20_Internet_20_Link">
 Дніпра</text:a>
, there is no threat to the Kremenchug hydroelectric power station, ”the message reads.</text:p>
      <text:p text:style-name="P4">
*!(https://www.ukrinform.ua/rubric-economy/3719085-cerez-pidriv-kahovskoi-ges-pid-zagrozou-znisenna-posivi-u-troh-regionah.html)It is noted that in order to reduce the consequences of the man -made accident at the Kakhovsky HPP in the Kamyansky reservoir basin, on the banks of which Kremenchuk is located, there may be a slight increase in water levels.</text:p>
      <text:p text:style-name="P4">
As reported by Ukrinform, Russian troops at night <text:a xlink:type="simple" xlink:href="https://www.ukrinform.ua/rubric-other_news/3718791-pidriv-rosianami-kahovskoi-ges-vsi-novini.html" text:style-name="Internet_20_link" text:visited-style-name="Visited_20_Internet_20_Link">
made under the Podvikakhov Hydroelectric Power Station</text:a>
. As a result of the blasting of the machine lounge, the station is completely destroyed. Due to the undermining of the reservoirs, there are risks of underwenting of energy sites in Kherson region, in particular the Kherson TPPs. The evacuation of the population from potential flooding areas has developed.</text:p>
      <text:p text:style-name="P4">
<text:span text:style-name="T5">
Foto from zn.ua</text:span>
</text:p>
      <text:p text:style-name="P4">
News Source: <text:a xlink:type="simple" xlink:href="https://www.ukrinform.ua/rubric-regions/3719119-pidriv-kahovskoi-dambi-ne-stanovit-zagrozi-dla-dla-kremencuckoi-ges.html" text:style-name="Internet_20_link" text:visited-style-name="Visited_20_Internet_20_Link">
https://www.ukrinform.ua/rubric-regions/3719119-pidriv-kahovskoi-dambi-ne-stanovit-zagrozi-dla-dla-kremencuckoi-ges.html</text:a>
</text:p>
      <!--NEWS-->
      <text:h text:style-name="P10" text:outline-level="1">
<text:span text:style-name="T4">
NATO countries should not allow Russia to destroy Ukraine - Duda</text:span>
</text:h>
      <text:p text:style-name="P4">
Authors: Ukrinform (Person)</text:p>
      <text:p text:style-name="P4">
Publisher: Укринформ (Organization)</text:p>
      <text:p text:style-name="P4">
Published Time: 2023-06-06T17:37:47+03:00</text:p>
      <text:p text:style-name="P4">
Modified Time: 2023-06-06T17:37:47+03:00</text:p>
      <text:p text:style-name="P4">
Description: NATO countries should not allow Russia to destroy Ukraine, Russian aggressors should be responsible for their crimes, in particular, for the destruction of the Kakhovka hydroelectric power station. - Ukrinform.</text:p>
      <text:p text:style-name="P4">
Images: ['<text:a xlink:type="simple" xlink:href="https://static.ukrinform.com/photos/2023_02/thumb_files/630_360_1676662412-513.jpg" text:style-name="Internet_20_link" text:visited-style-name="Visited_20_Internet_20_Link">
630_360_16766...</text:a>
']</text:p>
      <text:p text:style-name="P4">
Tags: ['Дуда', 'НАТО', 'Україна', "Бухарестська дев'ятка", 'Війна з Росією']</text:p>
      <text:p text:style-name="P4">
Type: Article</text:p>
      <!--METADATA-->
      <text:p text:style-name="P4">
<draw:frame draw:style-name="fr1" draw:name="Image161" text:anchor-type="as-char" svg:width="6.9236in" svg:height="3.956343in" draw:z-index="0">
<draw:image xlink:href="../Images/yкринформ/2023-06-06T17-37-47-03-00/630_360_1676662412-513.jpg" xlink:type="simple" xlink:show="embed" xlink:actuate="onLoad" draw:mime-type="image/jpeg"/>
</draw:frame>
The country should not allow Russia to destroy Ukraine, Russian aggressors have to respond to their crimes, in particular, for the destruction of the Kakhovka hydroelectric power station.</text:p>
      <text:p text:style-name="P4">
This was during the press conference after the Bratislava Summit of the Bucharest Nine(look)President of Poland Andrzej Duda said, the Ukrinform correspondent reported.</text:p>
      <text:p text:style-name="P4">
According to the President of the RP, in Kakhovka, where the Russians have undermined the dam, an ecological catastrophe is now reflected, which concerns hundreds of thousands of people.</text:p>
      <text:p text:style-name="P4">
"This is another tragedy, which was caused by Russians in Ukraine, the consequences of which is difficult to evaluate for Ukraine," Duda stressed.</text:p>
      <text:p text:style-name="P4">
He added that it shows "what a cruel war the Russians lead in Ukraine, wishing to destroy the neighbor of Poland - Ukraine, Ukrainian society, future Ukraine."</text:p>
      <text:p text:style-name="P4">
*!(https://www.ukrinform.ua/rubric-polytics/3719079-vinni-v-rujnuvanni-kahovskoi-ges-ponesut-vidpovidalnist-es.html)“The more important is our common position - NATO countries and the neighbors of Ukraine - to support Ukraine and not allow it to be destroyed. Those who are the culprits of these prisoners should be responsible in the form of financial compensation that Russia will be forced to pay Ukraine, as well as the consequences in the form of criminal liability for direct crimes in Ukraine in Ukraine a special tribunal on crimes of aggression and other military crimes, which are committed in Ukraine. Duda emphasized.</text:p>
      <text:p text:style-name="P4">
He added that in the context of NATO's approach to the expectations of the Bucharest Nine countries there is an increase in the number of allied troops: the transformation of battalion battle groups into brigade combat groups and that they can overcome on the Eastern Flanging on a permanent basis.</text:p>
      <text:p text:style-name="P4">
"This is our common point, which we will once again lift during the summit," the President of the RP stressed.</text:p>
      <text:p text:style-name="P4">
<text:span text:style-name="T4">
 Read also: </text:span>
 <text:a xlink:type="simple" xlink:href="https://www.ukrinform.ua/rubric-polytics/3718998-duda-zaklikav-nato-buti-poslidovnim-u-pidtrimci-ukraini.html" text:style-name="Internet_20_link" text:visited-style-name="Visited_20_Internet_20_Link">
<text:span text:style-name="T4">
 Duda </text:span>
 urged NATO to be consistent in Ukraine's support</text:a>
He noted that B9 countries also want to have more NATO weapons in Eastern Europe, and are expected to reform the managing system, which would take into account the increase in the number of alliance troops on the Eastern Flanza of the Organization.As it was reported, Russian occupation troops on the night of June 6 undermined the Greblyukakhov Hydroelectric power plant. HPP is not recoverable. Evacuation from flooded villages continues.</text:p>
      <text:p text:style-name="P4">
<text:span text:style-name="T5">
Foto: kprp</text:span>
</text:p>
      <text:p text:style-name="P4">
News Source: <text:a xlink:type="simple" xlink:href="https://www.ukrinform.ua/rubric-polytics/3719121-kraini-nato-ne-povinni-dozvoliti-rosii-znisiti-ukrainu-duda.html" text:style-name="Internet_20_link" text:visited-style-name="Visited_20_Internet_20_Link">
https://www.ukrinform.ua/rubric-polytics/3719121-kraini-nato-ne-povinni-dozvoliti-rosii-znisiti-ukrainu-duda.html</text:a>
</text:p>
      <!--NEWS-->
      <text:h text:style-name="P10" text:outline-level="1">
<text:span text:style-name="T4">
Ukroboronprom and Czech company will jointly repair T-64 tanks</text:span>
</text:h>
      <text:p text:style-name="P4">
Authors: Ukrinform (Person)</text:p>
      <text:p text:style-name="P4">
Publisher: Укринформ (Organization)</text:p>
      <text:p text:style-name="P4">
Published Time: 2023-06-06T17:39:01+03:00</text:p>
      <text:p text:style-name="P4">
Modified Time: 2023-06-06T17:39:01+03:00</text:p>
      <text:p text:style-name="P4">
Description: The State Concern "Ukroboronprom" and the Czech State Defense Company VOP CZ have concluded a contract for joint repair of T-64 tanks for the security and defense forces of Ukraine. - Ukrinform.</text:p>
      <text:p text:style-name="P4">
Images: ['<text:a xlink:type="simple" xlink:href="https://static.ukrinform.com/photos/2017_04/thumb_files/630_360_1491813770-5230.jpg" text:style-name="Internet_20_link" text:visited-style-name="Visited_20_Internet_20_Link">
630_360_14918...</text:a>
']</text:p>
      <text:p text:style-name="P4">
Tags: ['Чехія', 'Танк', 'Укроборонпром']</text:p>
      <text:p text:style-name="P4">
Type: Article</text:p>
      <!--METADATA-->
      <text:p text:style-name="P4">
<draw:frame draw:style-name="fr1" draw:name="Image162" text:anchor-type="as-char" svg:width="6.9236in" svg:height="3.956343in" draw:z-index="0">
<draw:image xlink:href="../Images/yкринформ/2023-06-06T17-39-01-03-00/630_360_1491813770-5230.jpg" xlink:type="simple" xlink:show="embed" xlink:actuate="onLoad" draw:mime-type="image/jpeg"/>
</draw:frame>
Ukroboronprom State Concern and the Czech State Defense Company VOP CZ concluded a counter-repair of T-64 tanks for security and defense forces.</text:p>
      <text:p text:style-name="P4">
About it reports Ukrinform with reference to the press service <text:a xlink:type="simple" xlink:href="https://ukroboronprom.com.ua/news/ukroboronprom-i-vop-cz-spilno-remontuvatimut-ukrayinski-tanki-t-64" text:style-name="Internet_20_link" text:visited-style-name="Visited_20_Internet_20_Link">
DK</text:a>
.</text:p>
      <text:p text:style-name="P4">
“The Czech Republic will support and support Ukraine in its fight against the Russian aggressor. We provide the necessary military equipment, teach Ukrainian soldiers and now help with the repair of Ukrainian equipment. We offer knowledge and skills for learning and repair, as well as gain invaluable experience from Ukrainians, ”said the Minister of Defense of Czech Republic Jan Chornohov.</text:p>
      <text:p text:style-name="P4">
<text:span text:style-name="T4">
 Read also: </text:span>
 [<text:span text:style-name="T4">
 Ukroboronprom </text:span>
 and German RheinMetall announced a joint venture(https://www.ukrinform.ua/rubric-economy/3710605-ukroboronprom-ta-nimecka-rheinmetall-ogolosili-pro-stvorenna-spilnogo-pidpriemstva.html)It is noted that the modernization of technology will take place at the capacity of one Szczhi enterprises in the city of New Yacchin and will be under technical control with the direct participation of Ukroboronprom experts. Employees of the VOP CZ have already received enterprises to establish cooperation.</text:p>
      <text:p text:style-name="P4">
It was reported that on November 9, 2022 the State Concern "Ukroboronprom" Tamzhuryada Agency of Defense Cooperation(AMOS)At the Ministry of Defense of the Czech Republic, they signed an agreement on the establishment of a joint defense cluster.</text:p>
      <text:p text:style-name="P4">
<text:span text:style-name="T4">
 Read also: </text:span>
 <text:a xlink:type="simple" xlink:href="https://www.ukrinform.ua/rubric-ato/3708203-minoboroni-zamovit-dla-zsu-ukrainski-tanki-oplot.html" text:style-name="Internet_20_link" text:visited-style-name="Visited_20_Internet_20_Link">
Ministry of Defense will order Ukrainian tanks "Oplot"</text:a>
Cooperation involves the production of military equipment, an increase in the volume of ammunition of different calibers(Both on available capacities and distorted in safe places), development of service hubs, as well as communication in the field of high technologies, in particular, the creation of joint research centers.</text:p>
      <text:p text:style-name="P4">
Photo illustrative</text:p>
      <text:p text:style-name="P4">
News Source: <text:a xlink:type="simple" xlink:href="https://www.ukrinform.ua/rubric-ato/3719123-ukroboronprom-i-ceska-kompania-spilno-remontuvatimut-tanki-t64.html" text:style-name="Internet_20_link" text:visited-style-name="Visited_20_Internet_20_Link">
https://www.ukrinform.ua/rubric-ato/3719123-ukroboronprom-i-ceska-kompania-spilno-remontuvatimut-tanki-t64.html</text:a>
</text:p>
      <!--NEWS-->
      <text:h text:style-name="P10" text:outline-level="1">
<text:span text:style-name="T4">
Babe exposed an underground production of alcohol with a daily turnover of 20 tons</text:span>
</text:h>
      <text:p text:style-name="P4">
Authors: Ukrinform (Person)</text:p>
      <text:p text:style-name="P4">
Publisher: Укринформ (Organization)</text:p>
      <text:p text:style-name="P4">
Published Time: 2023-06-06T17:39:22+03:00</text:p>
      <text:p text:style-name="P4">
Modified Time: 2023-06-06T17:39:22+03:00</text:p>
      <text:p text:style-name="P4">
Description: The Bureau of Economic Security in Dnipropetrovsk exposed the underground production of alcohol, the amount of losses on non -payment of taxes is UAH 4 billion. - Ukrinform.</text:p>
      <text:p text:style-name="P4">
Images: ['<text:a xlink:type="simple" xlink:href="https://static.ukrinform.com/photos/2023_06/thumb_files/630_360_1686062335-440.jpg" text:style-name="Internet_20_link" text:visited-style-name="Visited_20_Internet_20_Link">
630_360_16860...</text:a>
']</text:p>
      <text:p text:style-name="P4">
Tags: ['Спирт', 'Бюро економічної безпеки']</text:p>
      <text:p text:style-name="P4">
Type: Article</text:p>
      <!--METADATA-->
      <text:p text:style-name="P4">
<draw:frame draw:style-name="fr1" draw:name="Image163" text:anchor-type="as-char" svg:width="6.9236in" svg:height="3.956343in" draw:z-index="0">
<draw:image xlink:href="../Images/yкринформ/2023-06-06T17-39-22-03-00/630_360_1686062335-440.jpg" xlink:type="simple" xlink:show="embed" xlink:actuate="onLoad" draw:mime-type="image/jpeg"/>
</draw:frame>
Bureau economic security in Dnipropetrovsk exposed the underground production of alcohol, the amount of losses on taxation is 4 billion UAH.</text:p>
      <text:p text:style-name="P4">
As Ukrinform reports, it reports <text:a xlink:type="simple" xlink:href="https://esbu.gov.ua/news/beb-vykrylo-pidpilne-vyrobnytstvo-spyrtu-imovirni-zbytky-vid-nesplaty-podatkiv-4-mlrd-hrn" text:style-name="Internet_20_link" text:visited-style-name="Visited_20_Internet_20_Link">
the press service of the Beb.</text:a>
"Detectives of the Bureau of Economic Security have exposed a group of people who organized illegal production of alcohol with the accusation of technological equipment in the territory of Dnipropetrovsk region, which ensures its manufacture of on -scale.</text:p>
      <text:p text:style-name="P4">
It is noted that with the help of an underground pipeline about 1 km long, illegally manufactured products were pumped to a equipped alcohol storage.</text:p>
      <text:p text:style-name="P4">
Investigative actions are currently underway, which involves the staff of the Department of Control on excise goods of the State Tax Service. Detectives of the Bebbiv have 113 tons of illegally made alcohol and equipment of a holistic property complex, which includes all stages of technological process of alcohol preparation. The amount of loss on excise tax and VAT is approximately UAH 4 billion.</text:p>
      <text:p text:style-name="P4">
*!(https://www.ukrinform.ua/rubric-economy/3718337-amku-ostrafuvav-ravaruskij-spirtzavod-na-majze-2-miljoni.html)As it was reported, recently the Bab detectives have exposed officials of one job in the territory of Kyiv region, which since 2019, the use of alcohol production. Subsequently, under the guise of ethanol as a component of abnormalism and bioethanol, it was sold to other entities of both the bezeling territory of Ukraine and abroad. <text:a xlink:type="simple" xlink:href="https://www.ukrinform.ua/rubric-economy/3716980-majze-170-tonn-na-kiivsini-vikrili-shemu-nezakonnogo-vigotovlenna-ta-prodazu-spirtu.html" text:style-name="Internet_20_link" text:visited-style-name="Visited_20_Internet_20_Link">
About 170 tonnes of the Special Suppl have been removed</text:a>
worth more than UAH 67.5 million.</text:p>
      <text:p text:style-name="P4">
News Source: <text:a xlink:type="simple" xlink:href="https://www.ukrinform.ua/rubric-economy/3719124-beb-vikrilo-pidpilne-virobnictvo-spirtu-z-sodennim-oborotom-u-20-tonn.html" text:style-name="Internet_20_link" text:visited-style-name="Visited_20_Internet_20_Link">
https://www.ukrinform.ua/rubric-economy/3719124-beb-vikrilo-pidpilne-virobnictvo-spirtu-z-sodennim-oborotom-u-20-tonn.html</text:a>
</text:p>
      <!--NEWS-->
      <text:h text:style-name="P10" text:outline-level="1">
<text:span text:style-name="T4">
Council of Europe leaders condemned Kakhovskaya hydroelectric power plants</text:span>
</text:h>
      <text:p text:style-name="P4">
Authors: Ukrinform (Person)</text:p>
      <text:p text:style-name="P4">
Publisher: Укринформ (Organization)</text:p>
      <text:p text:style-name="P4">
Published Time: 2023-06-06T17:40:00+03:00</text:p>
      <text:p text:style-name="P4">
Modified Time: 2023-06-06T17:40:00+03:00</text:p>
      <text:p text:style-name="P4">
Description: Council of Europe leaders strongly condemned the Russian Hydroe Hep. - Ukrinform.</text:p>
      <text:p text:style-name="P4">
Images: ['<text:a xlink:type="simple" xlink:href="https://static.ukrinform.com/photos/2018_04/thumb_files/630_360_1523362351-3733.jpeg" text:style-name="Internet_20_link" text:visited-style-name="Visited_20_Internet_20_Link">
630_360_15233...</text:a>
']</text:p>
      <text:p text:style-name="P4">
Tags: ['Латвія', 'Рада Європи', 'Каховська ГЕС']</text:p>
      <text:p text:style-name="P4">
Type: Article</text:p>
      <!--METADATA-->
      <text:p text:style-name="P4">
<draw:frame draw:style-name="fr1" draw:name="Image164" text:anchor-type="as-char" svg:width="6.9236in" svg:height="3.956343in" draw:z-index="0">
<draw:image xlink:href="../Images/yкринформ/2023-06-06T17-40-00-03-00/630_360_1523362351-3733.jpeg" xlink:type="simple" xlink:show="embed" xlink:actuate="onLoad" draw:mime-type="image/jpeg"/>
</draw:frame>
The leaders of Europe were strongly condemned by the Russians of the Kakhovka hydroelectric power station.</text:p>
      <text:p text:style-name="P4">
The Minister of Foreign Affairs of Latvia and the President of the Committee of Ministers of the Council of Europe Rinkevich, President of the Parliamentary Assembly of the Council of Europe Shadows of Coke Tageneral Secretary of the Council of Europe Maria Pychynovich Burich strongly condemned the Podvikhov Hydroelectric Power Plant, which took place on Tuesday, June 6. According to Ukrinform, about this in common <text:a xlink:type="simple" xlink:href="https://www.coe.int/en/web/portal/-/destruction-of-the-nova-kakhovka-dam-in-the-kherson-region-of-ukraine-statement-by-council-of-europe-leaders" text:style-name="Internet_20_link" text:visited-style-name="Visited_20_Internet_20_Link">
statement</text:a>
Council of Europe leaders.</text:p>
      <text:p text:style-name="P4">
"We strongly condemn the destruction of the new Kakhovka's dam in the Kherson region. Such a reckless act caused the movement of many civilians, and threatened their livelihoods. There is a risk that there will be a downside meaningless humanitarian crisis. We are also very concerned about the potential environmental effects, energy and nuclear security that can go beyond Ukraine, ”the Council of Europe leaders said.</text:p>
      <text:p text:style-name="P4">
<text:span text:style-name="T4">
 Read also: </text:span>
 <text:a xlink:type="simple" xlink:href="https://www.ukrinform.ua/rubric-other_news/3718791-pidriv-rosianami-kahovskoi-ges-vsi-novini.html" text:style-name="Internet_20_link" text:visited-style-name="Visited_20_Internet_20_Link">
Kakhovskaya's blasting <text:span text:style-name="T4">
 HPP </text:span>
. All news</text:a>
It is noted that the dam in Nova Kakhovka is in occupation from the first Hot, unjustified and unprocessed large -scale aggression of the Russian Federation against Ukraine.</text:p>
      <text:p text:style-name="P4">
"Russia is fully responsible for the violation of international humanitarian law and military crimes, including attacks on civil and critical infrastructure," the statement said.</text:p>
      <text:p text:style-name="P4">
According to the Council of Europe leaders, the organization is determined to support the national and international efforts to ensure responsibility.</text:p>
      <text:p text:style-name="P4">
<text:span text:style-name="T4">
 Read also: </text:span>
 <text:a xlink:type="simple" xlink:href="https://www.ukrinform.ua/rubric-regions/3719129-tri-scenarii-zatoplenna-teritorij-cerez-rujnuvanna-dambi-kahovskoi-ges.html" text:style-name="Internet_20_link" text:visited-style-name="Visited_20_Internet_20_Link">
three scenarios of flooding of territories due to the destruction of Dambikakhovskaya <text:span text:style-name="T4">
 HPP </text:span>
</text:a>
"The International Register of Losses caused by the aggression of the Russian Federation of Anti -Ukraine, the first necessary and legally mandatory component of the future international mechanism of compensation will soon be launched as a specific trips of this goal," the statement reads.It is known that the Russian occupation troops on the night of June 6 undermined the Greblyukhov hydroelectric power plant. HPP is not recoverable. Evacuation from flooded villages continues.</text:p>
      <text:p text:style-name="P4">
News Source: <text:a xlink:type="simple" xlink:href="https://www.ukrinform.ua/rubric-polytics/3719133-lideri-radi-evropi-zasudili-pidriv-kahovskoi-ges.html" text:style-name="Internet_20_link" text:visited-style-name="Visited_20_Internet_20_Link">
https://www.ukrinform.ua/rubric-polytics/3719133-lideri-radi-evropi-zasudili-pidriv-kahovskoi-ges.html</text:a>
</text:p>
      <!--NEWS-->
      <text:h text:style-name="P10" text:outline-level="1">
<text:span text:style-name="T4">
China responded to Kakhovskaya hydroelectric power plants</text:span>
</text:h>
      <text:p text:style-name="P4">
Authors: Ukrinform (Person)</text:p>
      <text:p text:style-name="P4">
Publisher: Укринформ (Organization)</text:p>
      <text:p text:style-name="P4">
Published Time: 2023-06-06T17:43:00+03:00</text:p>
      <text:p text:style-name="P4">
Modified Time: 2023-06-06T17:43:00+03:00</text:p>
      <text:p text:style-name="P4">
Description: China responded to the blasting of Kakhovskaya hydroelectric power plants, calling on "all parties" to be devoted to the political settlement of the "Ukrainian crisis" and to promote the situation. - Ukrinform.</text:p>
      <text:p text:style-name="P4">
Images: ['<text:a xlink:type="simple" xlink:href="https://static.ukrinform.com/photos/2023_05/thumb_files/630_360_1683814858-971.jpg" text:style-name="Internet_20_link" text:visited-style-name="Visited_20_Internet_20_Link">
630_360_16838...</text:a>
']</text:p>
      <text:p text:style-name="P4">
Tags: ['Китай', 'Теракт', 'Каховська ГЕС', 'Війна з Росією']</text:p>
      <text:p text:style-name="P4">
Type: Article</text:p>
      <!--METADATA-->
      <text:p text:style-name="P4">
<draw:frame draw:style-name="fr1" draw:name="Image165" text:anchor-type="as-char" svg:width="6.9236in" svg:height="3.956343in" draw:z-index="0">
<draw:image xlink:href="../Images/yкринформ/2023-06-06T17-43-00-03-00/630_360_1683814858-971.jpg" xlink:type="simple" xlink:show="embed" xlink:actuate="onLoad" draw:mime-type="image/jpeg"/>
</draw:frame>
China responded to the blasting of Kakhovskaya hydroelectric power plants, calling on "all sides" to be submitted to the political settlement of the "Ukrainian crisis" and to promote the weakening of the state.</text:p>
      <text:p text:style-name="P4">
This response was given in the office of the Ministry of Foreign Affairs of the People's Republic of China, Nazap, Ukrinform regarding China's reaction to the Russian military crash in Ukraine.</text:p>
      <text:p text:style-name="P4">
"In the current circumstances, we hope that all parties will be devoted to the policy regulation of the Ukrainian crisis and will help to weaken the reference," the Foreign Ministry said <text:a xlink:type="simple" xlink:href="https://www.ukrinform.ua/tag-kitaj" text:style-name="Internet_20_link" text:visited-style-name="Visited_20_Internet_20_Link">
China</text:a>
.</text:p>
      <text:p text:style-name="P4">
The diplomatic agency also added that China's position in the "crisis of the in Ukraine" remains consistent and clear.</text:p>
      <text:p text:style-name="P4">
<text:span text:style-name="T4">
 Read also: </text:span>
 [guilty of destruction <text:span text:style-name="T4">
 Kakhovsk </text:span>
 Oh hydro(https://www.ukrinform.ua/rubric-polytics/3719079-vinni-v-rujnuvanni-kahovskoi-ges-ponesut-vidpovidalnist-es.html)As it was reported, on the night of June 6 the Russian army <text:a xlink:type="simple" xlink:href="https://www.ukrinform.ua/rubric-other_news/3718791-pidriv-rosianami-kahovskoi-ges-vsi-novini.html" text:style-name="Internet_20_link" text:visited-style-name="Visited_20_Internet_20_Link">
blown up the dam of Kakhovskaya Hins</text:a>
. In the Kherson region, the evacuation of the population of anesthetics for which there is a risk of flooding began.</text:p>
      <text:p text:style-name="P4">
On the fact of the undermining of the Kakhovskaya hydroelectric power station, law enforcement officers began investigating under the article "Ecocid".</text:p>
      <text:p text:style-name="P4">
Ukrhydroenergo stated that the Kakhovka hydroelectric power station is completely destroyed and recoverable.</text:p>
      <text:p text:style-name="P4">
News Source: <text:a xlink:type="simple" xlink:href="https://www.ukrinform.ua/rubric-polytics/3719125-kitaj-vidreaguvav-na-pidriv-dambi-kahovskoi-ges.html" text:style-name="Internet_20_link" text:visited-style-name="Visited_20_Internet_20_Link">
https://www.ukrinform.ua/rubric-polytics/3719125-kitaj-vidreaguvav-na-pidriv-dambi-kahovskoi-ges.html</text:a>
</text:p>
      <!--NEWS-->
      <text:h text:style-name="P10" text:outline-level="1">
<text:span text:style-name="T4">
Kherson floods: what is the situation in the city</text:span>
</text:h>
      <text:p text:style-name="P4">
Authors: Ukrinform (Person)</text:p>
      <text:p text:style-name="P4">
Publisher: Укринформ (Organization)</text:p>
      <text:p text:style-name="P4">
Published Time: 2023-06-06T17:47:00+03:00</text:p>
      <text:p text:style-name="P4">
Modified Time: 2023-06-06T17:47:00+03:00</text:p>
      <text:p text:style-name="P4">
Description: Water arrives in Kherson as a result of the exploration of the Kakhovskaya hydroelectric power station. The coastal areas of the city are most affected. - Ukrinform.</text:p>
      <text:p text:style-name="P4">
Images: ['<text:a xlink:type="simple" xlink:href="https://static.ukrinform.com/photos/2023_06/thumb_files/630_360_1686059745-833.jpg" text:style-name="Internet_20_link" text:visited-style-name="Visited_20_Internet_20_Link">
630_360_16860...</text:a>
', '<text:a xlink:type="simple" xlink:href="https://static.ukrinform.com/photos/2023_06/1686059744-758.jpg" text:style-name="Internet_20_link" text:visited-style-name="Visited_20_Internet_20_Link">
1686059744-75...</text:a>
', '<text:a xlink:type="simple" xlink:href="https://static.ukrinform.com/photos/2023_06/1686059742-337.jpg" text:style-name="Internet_20_link" text:visited-style-name="Visited_20_Internet_20_Link">
1686059742-33...</text:a>
', '<text:a xlink:type="simple" xlink:href="https://static.ukrinform.com/photos/2023_06/1686059743-831.jpg" text:style-name="Internet_20_link" text:visited-style-name="Visited_20_Internet_20_Link">
1686059743-83...</text:a>
']</text:p>
      <text:p text:style-name="P4">
Tags: ['Евакуація', 'Херсон', 'Каховська ГЕС', 'Війна з Росією', 'Затоплення']</text:p>
      <text:p text:style-name="P4">
Type: Article</text:p>
      <!--METADATA-->
      <text:p text:style-name="P4">
<draw:frame draw:style-name="fr1" draw:name="Image166" text:anchor-type="as-char" svg:width="6.9236in" svg:height="3.956343in" draw:z-index="0">
<draw:image xlink:href="../Images/yкринформ/2023-06-06T17-47-00-03-00/630_360_1686059745-833.jpg" xlink:type="simple" xlink:show="embed" xlink:actuate="onLoad" draw:mime-type="image/jpeg"/>
</draw:frame>
In Kherson, water is due to the exploration of the Russians of the Kakhovka hydroelectric power station. The most affected areas of the city are affected.</text:p>
      <text:p text:style-name="P4">
What is the situation in the regional center of Kherson region now, I saw photojournaltumphinform.</text:p>
      <text:p text:style-name="P4">
Kherson coastal districts are located lower than other territories of the city, Tomuvoda started arriving there at 5-6 in the morning, and now continues to rise. Two areas-ships and riverports.</text:p>
      <text:p text:style-name="P4">
<draw:frame draw:style-name="fr1" draw:name="Image167" text:anchor-type="as-char" svg:width="6.9236in" svg:height="4.615733in" draw:z-index="0">
<draw:image xlink:href="../Images/yкринформ/2023-06-06T17-47-00-03-00/1686059744-758.jpg" xlink:type="simple" xlink:show="embed" xlink:actuate="onLoad" draw:mime-type="image/jpeg"/>
</draw:frame>
</text:p>
      <text:p text:style-name="P4">
<draw:frame draw:style-name="fr1" draw:name="Image168" text:anchor-type="as-char" svg:width="6.9236in" svg:height="4.615733in" draw:z-index="0">
<draw:image xlink:href="../Images/yкринформ/2023-06-06T17-47-00-03-00/1686059742-337.jpg" xlink:type="simple" xlink:show="embed" xlink:actuate="onLoad" draw:mime-type="image/jpeg"/>
</draw:frame>
</text:p>
      <text:p text:style-name="P4">
<draw:frame draw:style-name="fr1" draw:name="Image169" text:anchor-type="as-char" svg:width="6.9236in" svg:height="4.615733in" draw:z-index="0">
<draw:image xlink:href="../Images/yкринформ/2023-06-06T17-47-00-03-00/1686059743-831.jpg" xlink:type="simple" xlink:show="embed" xlink:actuate="onLoad" draw:mime-type="image/jpeg"/>
</draw:frame>
According to <text:a xlink:type="simple" xlink:href="https://www.facebook.com/100032124981529/videos/640285301455368" text:style-name="Internet_20_link" text:visited-style-name="Visited_20_Internet_20_Link">
the head of Kherson MBA Roman Mrochka</text:a>
, water rose 2.5 meters. According to preliminary estimates, it will rise by 5am the next day.</text:p>
      <text:p text:style-name="P4">
<text:span text:style-name="T4">
 Read also: </text:span>
 [evacuated residents of Kherson region are ready to take in eight(https://www.ukrinform.ua/rubric-regions/3718991-evakujovanih-ziteliv-hersonsini-gotovi-prijnati-v-sistoh-oblastah.html)At the city train station - people who decided to evacuate. They leave with children, pets. In addition, Kherson evacuate people who are dangerous due to flooding of settlements in the region.</text:p>
      <text:p text:style-name="P4">
</text:p>
      <text:p text:style-name="P4">
</text:p>
      <text:p text:style-name="P4">
<text:span text:style-name="T4">
Читайте також:</text:span>
 <text:a xlink:type="simple" xlink:href="https://www.ukrinform.ua/rubric-presshall/3719050-pidriv-kahovskoi-ges-pravozahisniki-zaklikaut-svit-zupiniti-rosiu.html" text:style-name="Internet_20_link" text:visited-style-name="Visited_20_Internet_20_Link">
 Підрив Каховської ГЕС: правозахисники закликають світзупинити Росію </text:a>
</text:p>
      <text:p text:style-name="P4">
<text:span text:style-name="T5">
Foto: Nina Lyshonok, Ukrinform</text:span>
</text:p>
      <text:p text:style-name="P4">
News Source: <text:a xlink:type="simple" xlink:href="https://www.ukrinform.ua/rubric-regions/3719106-herson-zatoplue-aka-situacia-u-misti.html" text:style-name="Internet_20_link" text:visited-style-name="Visited_20_Internet_20_Link">
https://www.ukrinform.ua/rubric-regions/3719106-herson-zatoplue-aka-situacia-u-misti.html</text:a>
</text:p>
      <!--NEWS-->
      <text:h text:style-name="P10" text:outline-level="1">
<text:span text:style-name="T4">
The linguistic Ombudsman told what Ukrainians complain about him</text:span>
</text:h>
      <text:p text:style-name="P4">
Authors: Ukrinform (Person)</text:p>
      <text:p text:style-name="P4">
Publisher: Укринформ (Organization)</text:p>
      <text:p text:style-name="P4">
Published Time: 2023-06-06T17:59:39+03:00</text:p>
      <text:p text:style-name="P4">
Modified Time: 2023-06-06T17:59:39+03:00</text:p>
      <text:p text:style-name="P4">
Description: For five months, 1650 appeals of citizens about violation of language law were received at the State Language Commissioner. - Ukrinform.</text:p>
      <text:p text:style-name="P4">
Images: ['<text:a xlink:type="simple" xlink:href="https://static.ukrinform.com/photos/2023_05/thumb_files/630_360_1683205688-107.jpg" text:style-name="Internet_20_link" text:visited-style-name="Visited_20_Internet_20_Link">
630_360_16832...</text:a>
']</text:p>
      <text:p text:style-name="P4">
Tags: ['Кремінь', 'Закон про мову', 'Мовний омбудсмен']</text:p>
      <text:p text:style-name="P4">
Type: Article</text:p>
      <!--METADATA-->
      <text:p text:style-name="P4">
<draw:frame draw:style-name="fr1" draw:name="Image181" text:anchor-type="as-char" svg:width="6.9236in" svg:height="3.956343in" draw:z-index="0">
<draw:image xlink:href="../Images/yкринформ/2023-06-06T17-59-39-03-00/630_360_1683205688-107.jpg" xlink:type="simple" xlink:show="embed" xlink:actuate="onLoad" draw:mime-type="image/jpeg"/>
</draw:frame>
For five months, 1650 statements of citizens about violation of the language law were received to the state language Ombudsman.</text:p>
      <text:p text:style-name="P4">
About it reports <text:a xlink:type="simple" xlink:href="https://mova-ombudsman.gov.ua/news/de-i-u-iakykh-sferakh-hromadiany-ukrainy-fiksuiut-naibilshe-porushen-movnoho-zakonu" text:style-name="Internet_20_link" text:visited-style-name="Visited_20_Internet_20_Link">
the press service of the Commissioner</text:a>
, reports Ukrinform.</text:p>
      <text:p text:style-name="P4">
"The most reporting of the violation of the legislation on state language was received by the city of Kyiv(598 appeals), Kharkiv(249), Odessa(221), Dnepropetrovsk(133), Kiev(73), Nikolaevskaya(32), Zaporizhzhya(31)та Львівської (25)areas, "the message reads.</text:p>
      <text:p text:style-name="P4">
<text:span text:style-name="T4">
 Read also: </text:span>
 <text:a xlink:type="simple" xlink:href="https://www.ukrinform.ua/rubric-society/3710618-v-ukraini-funkcionue-47-miscevih-movnih-program-kremin.html" text:style-name="Internet_20_link" text:visited-style-name="Visited_20_Internet_20_Link">
47 local language programs operate in Ukraine -<text:span text:style-name="T4">
 flint </text:span>
</text:a>
It is noted that 555 appeals relate to the absence of the Ukrainian version of the site internet stores and websites through which the consumer service is carried out, 287 appeals- violations directly during service, 108- in the field of information about goods and services.</text:p>
      <text:p text:style-name="P4">
Citizens also complain about non -compliance with the requirements of the language of language information for general familiarization. Within 5 months, 240 appeals were received on outdoor advertising and signboards.</text:p>
      <text:p text:style-name="P4">
On compliance with the legislation on state language in the education of pedagogical tanau-pedagogical staff of pre-school, general secondary education, 183 appeals have been received since the beginning of the year.</text:p>
      <text:p text:style-name="P4">
*!(https://www.ukrinform.ua/rubric-regions/3708034-kremin-zaklikav-usunuti-porusenna-movnogo-zakonu-pri-rozmisenni-zovnisnoi-reklami.html)Healthcare violations during the provision of services in hospitals, diagnostic centers and family outpatient clinics, as well as obtaining information from laboratory centers in non -state language reported 76 citizens.</text:p>
      <text:p text:style-name="P4">
In addition, 106 citizens' appeals concerned violations of language law in the authorities(legislative, executive, judicial), 37 - in the field of culture and 83 - Umadia.</text:p>
      <text:p text:style-name="P4">
According to the results of consideration of citizens' appeals, the authorized measures were taken, such as state control and imposing on violators of the citizens stipulated by the Code of Administrative Offenses.</text:p>
      <text:p text:style-name="P4">
News Source: <text:a xlink:type="simple" xlink:href="https://www.ukrinform.ua/rubric-society/3719138-movnij-ombudsmen-rozpoviv-na-so-jomu-skarzatsa-ukrainci.html" text:style-name="Internet_20_link" text:visited-style-name="Visited_20_Internet_20_Link">
https://www.ukrinform.ua/rubric-society/3719138-movnij-ombudsmen-rozpoviv-na-so-jomu-skarzatsa-ukrainci.html</text:a>
</text:p>
      <!--NEWS-->
      <text:h text:style-name="P10" text:outline-level="1">
<text:span text:style-name="T4">
In a number of shelters of Kiev have already carried out cosmetic repairs</text:span>
</text:h>
      <text:p text:style-name="P4">
Authors: Ukrinform (Person)</text:p>
      <text:p text:style-name="P4">
Publisher: Укринформ (Organization)</text:p>
      <text:p text:style-name="P4">
Published Time: 2023-06-06T17:59:41+03:00</text:p>
      <text:p text:style-name="P4">
Modified Time: 2023-06-06T17:59:41+03:00</text:p>
      <text:p text:style-name="P4">
Description: The authorities of the capital try to bring the shelter to the appropriate requirements, in a number of such objects have carried out cosmetic repairs, others are waiting for their turn. - Ukrinform.</text:p>
      <text:p text:style-name="P4">
Images: ['<text:a xlink:type="simple" xlink:href="https://static.ukrinform.com/photos/2023_06/thumb_files/630_360_1686063536-876.jpg" text:style-name="Internet_20_link" text:visited-style-name="Visited_20_Internet_20_Link">
630_360_16860...</text:a>
']</text:p>
      <text:p text:style-name="P4">
Tags: ['Київ', 'Ремонт', 'Укриття']</text:p>
      <text:p text:style-name="P4">
Type: Article</text:p>
      <!--METADATA-->
      <text:p text:style-name="P4">
<draw:frame draw:style-name="fr1" draw:name="Image183" text:anchor-type="as-char" svg:width="6.9236in" svg:height="3.956343in" draw:z-index="0">
<draw:image xlink:href="../Images/yкринформ/2023-06-06T17-59-41-03-00/630_360_1686063536-876.jpg" xlink:type="simple" xlink:show="embed" xlink:actuate="onLoad" draw:mime-type="image/jpeg"/>
</draw:frame>
Bishollya tries to bring the shelters to the appropriate requirements, in a number of such objects have carried out cosmetic repairs, others are waiting for their queues.</text:p>
      <text:p text:style-name="P4">
About it in <text:a xlink:type="simple" xlink:href="https://t.me/VA_Kyiv/2038" text:style-name="Internet_20_link" text:visited-style-name="Visited_20_Internet_20_Link">
telegram</text:a>
 <text:a xlink:type="simple" xlink:href="https://t.me/VA_Kyiv/2038" text:style-name="Internet_20_link" text:visited-style-name="Visited_20_Internet_20_Link">
</text:a>
The press service of the Kyiv City Military Administration reported, Ukrinform reports.</text:p>
      <text:p text:style-name="P4">
"In Kiev, the inspection of civil protection protective structures is ongoing. Today, the first deputy chief of the KMVA Major General Volodymyr Kidon has controlled the workpanomal offices of the Dnieper district. All shelters try to bring reference requirements. .</text:p>
      <text:p text:style-name="P4">
According to Kidon, there are still enough problems. Some shelters require additional seats. Other shelters are not equipped with fire extinguishers. Another separate object, Major General focused on the fortified additional protective walls from bags so that people would not be injured from the explosive wave. Because the basement is located on the basement.</text:p>
      <text:p text:style-name="P4">
Within the inspection, the chairman of the KMVA commission visited the shelter of all forms of ownership: state, communal and private.</text:p>
      <text:p text:style-name="P4">
"The most important requirement for all balancing holders is the free access of precryit citizens," the KMVA noted.</text:p>
      <text:p text:style-name="P4">
The inspections will continue in all areas of the city.</text:p>
      <text:p text:style-name="P4">
<text:span text:style-name="T4">
 Read also: </text:span>
 [<text:span text:style-name="T4">
 shelter </text:span>
 I check more than 2 thousand groups - SES] all over the country](https://www.ukrinform.ua/rubric-society/3719034-ukritta-po-vsij-kraini-pereviraut-ponad-2-tisac-grup-dsns.html)As reported by Ukrinform, in Ukraine as of June 5, rescuers, police and representatives of local executive authorities have already checked for 50 195 shelters, of which <text:a xlink:type="simple" xlink:href="https://www.ukrinform.ua/rubric-society/3718427-v-ukraini-perevirili-ponad-50-tisac-ukrittiv-majze-tretina-z-nih-nepridatni.html" text:style-name="Internet_20_link" text:visited-style-name="Visited_20_Internet_20_Link">
32% were closed or unusable. </text:a>
</text:p>
      <text:p text:style-name="P4">
News Source: <text:a xlink:type="simple" xlink:href="https://www.ukrinform.ua/rubric-kyiv/3719139-u-nizci-ukrittiv-kieva-vze-proveli-kosmeticnij-remont.html" text:style-name="Internet_20_link" text:visited-style-name="Visited_20_Internet_20_Link">
https://www.ukrinform.ua/rubric-kyiv/3719139-u-nizci-ukrittiv-kieva-vze-proveli-kosmeticnij-remont.html</text:a>
</text:p>
      <!--NEWS-->
      <text:h text:style-name="P10" text:outline-level="1">
<text:span text:style-name="T4">
Due to the blasting of the RF Army, Kakhovskaya Hydroe Dam Dams were assigned an evacuation train from Kherson</text:span>
</text:h>
      <text:p text:style-name="P4">
Author: ['АРМІЯINFORM']</text:p>
      <text:p text:style-name="P4">
Time: 2023-06-06T18:00:00-04:00</text:p>
      <text:p text:style-name="P4">
Description: Ukrzaliznitsya Dopomaga Missevi Vlakuyu Zamshkani Kherson Tu Tale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088de3d0-38e3-4a5c-b521-2cafae96361f.jpg" text:style-name="Internet_20_link" text:visited-style-name="Visited_20_Internet_20_Link">
088de3d0-38e3-4a5c-b521-2cafae96361f.jpg</text:a>
']</text:p>
      <text:p text:style-name="P4">
Tags: ['ЕВАКУАЦІЙНИЙ ПОТЯГ', 'КАХОВСЬКА ГЕС', 'УКРЗАЛІЗНИЦЯ', 'ХЕРСОН']</text:p>
      <text:p text:style-name="P4">
Category: News</text:p>
      <!--METADATA-->
      <text:p text:style-name="P4">
<draw:frame draw:style-name="fr1" draw:name="Image184" text:anchor-type="as-char" svg:width="6.9236in" svg:height="4.61903in" draw:z-index="0">
<draw:image xlink:href="../Images/AРМІЯINFORM/2023-06-06T18-00-00-04-00/088de3d0-38e3-4a5c-b521-2cafae96361f.jpg" xlink:type="simple" xlink:show="embed" xlink:actuate="onLoad" draw:mime-type="image/jpeg"/>
</draw:frame>
Illustrative photo</text:p>
      <text:p text:style-name="P4">
Ukrzaliznytsya helps the local authorities with the evacuation of Kherson residents and attached villages through the blasting of the Kakhovka Hydroelectric Power Enemy.</text:p>
      <text:p text:style-name="P4">
About it <text:a xlink:type="simple" xlink:href="https://t.me/UkrzalInfo/4539" text:style-name="Internet_20_link" text:visited-style-name="Visited_20_Internet_20_Link">
reports</text:a>
 пресслужба компанії.</text:p>
      <text:p text:style-name="P4">
«Перший <text:span text:style-name="T4">
евакуаційний потяг відправиться з Херсона о 12:00</text:span>
. За потребибудуть призначені додаткові евакуаційні поїзди», — йдеться у повідомлені.</text:p>
      <text:p text:style-name="P4">
Нагадаємо, що Президент України Володимир Зеленський у зв’язку з підривомдамби Каховського водосховища<text:a xlink:type="simple" xlink:href="https://armyinform.com.ua/2023/06/06/prezydent-ukrayiny-sklykaye-ekstrene-zasidannya-rnbo-cherez-pidryv-kahovskoyi-ges/" text:style-name="Internet_20_link" text:visited-style-name="Visited_20_Internet_20_Link">
прийняв</text:a>
Decision on the emergency meeting of the NSDC of Ukraine.</text:p>
      <text:p text:style-name="P4">
News Source: <text:a xlink:type="simple" xlink:href="https://armyinform.com.ua/2023/06/06/cherez-pidryv-armiyeyu-rf-damby-kahovskoyi-ges-pryznacheno-evakuaczijnyj-potyag-z-hersonu/" text:style-name="Internet_20_link" text:visited-style-name="Visited_20_Internet_20_Link">
https://armyinform.com.ua/2023/06/06/cherez-pidryv-armiyeyu-rf-damby-kahovskoyi-ges-pryznacheno-evakuaczijnyj-potyag-z-hersonu/</text:a>
</text:p>
      <!--NEWS-->
      <text:h text:style-name="P10" text:outline-level="1">
<text:span text:style-name="T4">
The United States has imposed sanctions against the international network with the assistance of the Iran missile program</text:span>
</text:h>
      <text:p text:style-name="P4">
Authors: Ukrinform (Person)</text:p>
      <text:p text:style-name="P4">
Publisher: Укринформ (Organization)</text:p>
      <text:p text:style-name="P4">
Published Time: 2023-06-06T18:01:00+03:00</text:p>
      <text:p text:style-name="P4">
Modified Time: 2023-06-06T18:01:00+03:00</text:p>
      <text:p text:style-name="P4">
Description: The United States imposed sanctions against seven individuals and six organizations in Iran, China and Hong Kong in connection with their assistance in the development of the Iranian program for the creation of new ballistic missiles. - Ukrinform.</text:p>
      <text:p text:style-name="P4">
Images: ['<text:a xlink:type="simple" xlink:href="https://static.ukrinform.com/photos/2023_03/thumb_files/630_360_1679322034-204.jpg" text:style-name="Internet_20_link" text:visited-style-name="Visited_20_Internet_20_Link">
630_360_16793...</text:a>
']</text:p>
      <text:p text:style-name="P4">
Tags: ['Іран', 'Ракета', 'Санкції', 'США']</text:p>
      <text:p text:style-name="P4">
Type: Article</text:p>
      <!--METADATA-->
      <text:p text:style-name="P4">
<draw:frame draw:style-name="fr1" draw:name="Image185" text:anchor-type="as-char" svg:width="6.9236in" svg:height="3.948262in" draw:z-index="0">
<draw:image xlink:href="../Images/yкринформ/2023-06-06T18-01-00-03-00/630_360_1679322034-204.jpg" xlink:type="simple" xlink:show="embed" xlink:actuate="onLoad" draw:mime-type="image/jpeg"/>
</draw:frame>
Connecting sanctions against seven individuals and six organizations of Virvan, China and Hong Kong in connection with their assistance in the development of the Iranian program for the creation of new ballistic missiles.</text:p>
      <text:p text:style-name="P4">
This is stated in the official message of the Office of Control over Foreign Assets of the US Finance Ministry, Ukrinform reports.</text:p>
      <text:p text:style-name="P4">
“This network conducted financial transactions and facilitated the purchase of sensitive icritically important parts and technologies for key participants in the program of development of ballistic missiles <text:a xlink:type="simple" xlink:href="https://www.ukrinform.ua/tag-iran" text:style-name="Internet_20_link" text:visited-style-name="Visited_20_Internet_20_Link">
Iran</text:a>
 », -зазначається в документі.</text:p>
      <text:p text:style-name="P4">
Уточнюється, що поставки проводилися для Міністерства оборони й матеріально-технічного забезпечення збройних сил Ірану (Modaf)as well as its subsidiary organizations - Parkin Chemicals Industries(PCI), Aerospace Industries Organization(AIO), Iran Electronics Industries(IEI)and P.B. Sadr.</text:p>
      <text:p text:style-name="P4">
<text:span text:style-name="T4">
 Read also: </text:span>
 <text:a xlink:type="simple" xlink:href="https://www.ukrinform.ua/rubric-technology/3718946-iran-predstaviv-svou-persu-giperzvukovu-balisticnu-raketu.html" text:style-name="Internet_20_link" text:visited-style-name="Visited_20_Internet_20_Link">
<text:span text:style-name="T4">
 Iran </text:span>
 presented his first hypersonic ballistic pump</text:a>
In addition, the US Treasury has imposed sanctions against the Iranian Attachin Attachin Attachin, which coordinated military procurement from China for Iranian end users.</text:p>
      <text:p text:style-name="P4">
As reported by Ukrinform, on Tuesday, CEO Rafael Grossezed that <text:a xlink:type="simple" xlink:href="https://www.ukrinform.ua/rubric-world/3718486-iran-mae-vze-ponad-100-kilogramiv-zbagacenogo-do-60-uranu-grossi.html" text:style-name="Internet_20_link" text:visited-style-name="Visited_20_Internet_20_Link">
Iran was rapidly increasing the reserves of enriched uranium</text:a>
He has more than 1,100 kg of uranium, enriched up to 60%.</text:p>
      <text:p text:style-name="P4">
News Source: <text:a xlink:type="simple" xlink:href="https://www.ukrinform.ua/rubric-world/3719143-ssa-vveli-sankcii-proti-miznarodnoi-merezi-za-sprianna-raketnij-programi-iranu.html" text:style-name="Internet_20_link" text:visited-style-name="Visited_20_Internet_20_Link">
https://www.ukrinform.ua/rubric-world/3719143-ssa-vveli-sankcii-proti-miznarodnoi-merezi-za-sprianna-raketnij-programi-iranu.html</text:a>
</text:p>
      <!--NEWS-->
      <text:h text:style-name="P10" text:outline-level="1">
<text:span text:style-name="T4">
Three bridges have been flooded on the deocal Kherson region</text:span>
</text:h>
      <text:p text:style-name="P4">
Authors: Ukrinform (Person)</text:p>
      <text:p text:style-name="P4">
Publisher: Укринформ (Organization)</text:p>
      <text:p text:style-name="P4">
Published Time: 2023-06-06T18:06:00+03:00</text:p>
      <text:p text:style-name="P4">
Modified Time: 2023-06-06T18:06:00+03:00</text:p>
      <text:p text:style-name="P4">
Description: На деокупованій Херсонщині підтоплені три мости та понад сімдесят будинків. — Укрінформ.</text:p>
      <text:p text:style-name="P4">
Images: ['<text:a xlink:type="simple" xlink:href="https://static.ukrinform.com/photos/2023_06/thumb_files/630_360_1686044810-996.png" text:style-name="Internet_20_link" text:visited-style-name="Visited_20_Internet_20_Link">
630_360_16860...</text:a>
']</text:p>
      <text:p text:style-name="P4">
Tags: ['Херсонщина', 'Міст', 'Каховська ГЕС', 'Затоплення']</text:p>
      <text:p text:style-name="P4">
Type: Article</text:p>
      <!--METADATA-->
      <text:p text:style-name="P4">
<draw:frame draw:style-name="fr1" draw:name="Image186" text:anchor-type="as-char" svg:width="6.9236in" svg:height="3.956343in" draw:z-index="0">
<draw:image xlink:href="../Images/yкринформ/2023-06-06T18-06-00-03-00/630_360_1686044810-996.png" xlink:type="simple" xlink:show="embed" xlink:actuate="onLoad" draw:mime-type="image/png"/>
</draw:frame>
Predocoupled Kherson region has flooded three bridges and more than seventy houses.</text:p>
      <text:p text:style-name="P4">
According to Ukrinform, this is a video address in <text:a xlink:type="simple" xlink:href="https://t.me/khersonskaODA/6462" text:style-name="Internet_20_link" text:visited-style-name="Visited_20_Internet_20_Link">
telegram</text:a>
Alexander Proudin, Head of the Kherson Regional Regional Administration, informed.</text:p>
      <text:p text:style-name="P4">
“Water continues to arrive and flood the settlements of Kherson region. The 71 flooded house is known to Zugodin. Only in the village of Tyaginka were flooded two and 33 dwellings. In the Burgun, three homes were in the water. The driver's stomachs have been flooded with a bridge because of a complicated entrance to the inhabited place. In the village of Kozatsk Kakhovsky district, three dozen homes were flooded, ”Proudin says.</text:p>
      <text:p text:style-name="P4">
According to him, people <text:a xlink:type="simple" xlink:href="https://www.ukrinform.ua/tag-evakuacia" text:style-name="Internet_20_link" text:visited-style-name="Visited_20_Internet_20_Link">
evacuate</text:a>
the poles that are in the flood zone. For this purpose, 50 autops, volunteers, police personnel, SES, military administrations are involved. The authorities work out additional evacuation and location routes.</text:p>
      <text:p text:style-name="P4">
<text:span text:style-name="T4">
 Read also: </text:span>
 <text:a xlink:type="simple" xlink:href="https://www.ukrinform.ua/rubric-society/3719106-herson-zatoplue-aka-situacia-u-misti.html" text:style-name="Internet_20_link" text:visited-style-name="Visited_20_Internet_20_Link">
Kherson <text:span text:style-name="T4">
 Pottopl </text:span>
 yu: What is the situation in the city</text:a>
Proudin noted that as of 3:30 pm, 1328 people evacuated. In particular, the neighborhood of the island(Ship)In Kherson helped to leave almost 1,200 people. 136 people are located in humanitarian centers. The train was evacuated by 43 Kherson, of which the baby. With the help of volunteers with vehicles, 114 people, 15 children were exported. The evacuation is ongoing, says Ova Chief.</text:p>
      <text:p text:style-name="P4">
He assured that the situation is under control.</text:p>
      <text:p text:style-name="P4">
In addition, the State Agency for the Restoration and Development of Ukraine Infrastructure in [Facebook] reported(https://www.facebook.com/watch/?v=630258369156347), because of the undermining of the flooded state roads of the Obrasti.</text:p>
      <text:p text:style-name="P4">
"The sections of the state highways of the Kherson region were completely underworps of the Dnieper and its tributaries after the next act of terrorism of the enemy - a blasting of the dam, the building of the machine hall and the gateway of Kakhovka hydroelectric power station. There are some roads of Kherson - Nova Kakhovka - Genichesk and Odessa - Melitopol. reported in the agency.</text:p>
      <text:p text:style-name="P4">
According to the department, on the left bank of the Kherson region, which is now temporarily referred to as Russian troops, part of the Odesa -Melitopol - Novoazovsk route was underwater.At the controlled Ukraine of the Kherson Right Bank of Kherson region, the Kherson road - Nova Kakhovka - Genichesk, the villages of Daryevka, Tokarivka, Novottyaginka, Ivanivka, Tyaginka, Shilova Balka are located. Water continues to arrive, respectively, the flood will be used.</text:p>
      <text:p text:style-name="P4">
"We ask citizens to take into account information about road flooding and coordinated when planning an evacuation route with the SES and local authorities," Vagentity reminds.</text:p>
      <text:p text:style-name="P4">
As reported by Ukrinform, on the night of June 6 <text:a xlink:type="simple" xlink:href="https://www.ukrinform.ua/rubric-other_news/3718791-pidriv-rosianami-kahovskoi-ges-vsi-novini.html" text:style-name="Internet_20_link" text:visited-style-name="Visited_20_Internet_20_Link">
Russian troops were blown up by the Greblyukakhov hydroelectric power station</text:a>
. In the area of disaster, about 16,000 people were found on the Right Bank. The evacuation has been announced. Visimoblaste is ready to take evacuated from the flooding zone through the Kakhovskaya hydroelectric power station.</text:p>
      <text:p text:style-name="P4">
News Source: <text:a xlink:type="simple" xlink:href="https://www.ukrinform.ua/rubric-regions/3719142-na-deokupovanij-hersonsini-pidtopleni-tri-mosti.html" text:style-name="Internet_20_link" text:visited-style-name="Visited_20_Internet_20_Link">
https://www.ukrinform.ua/rubric-regions/3719142-na-deokupovanij-hersonsini-pidtopleni-tri-mosti.html</text:a>
</text:p>
      <!--NEWS-->
      <text:h text:style-name="P10" text:outline-level="1">
<text:span text:style-name="T4">
The blasting of Kakhovskaya hydroelectric power plants will not affect Cherkasy water supply</text:span>
</text:h>
      <text:p text:style-name="P4">
Authors: Ukrinform (Person)</text:p>
      <text:p text:style-name="P4">
Publisher: Укринформ (Organization)</text:p>
      <text:p text:style-name="P4">
Published Time: 2023-06-06T18:10:26+03:00</text:p>
      <text:p text:style-name="P4">
Modified Time: 2023-06-06T18:10:26+03:00</text:p>
      <text:p text:style-name="P4">
Description: The situation with the blasting of the Dam of the Kakhovka hydroelectric power station and the descent of water will not affect the water supply of Cherkasy. - Ukrinform.</text:p>
      <text:p text:style-name="P4">
Images: ['<text:a xlink:type="simple" xlink:href="https://static.ukrinform.com/photos/2023_06/thumb_files/630_360_1686042895-877.jpg" text:style-name="Internet_20_link" text:visited-style-name="Visited_20_Internet_20_Link">
630_360_16860...</text:a>
']</text:p>
      <text:p text:style-name="P4">
Tags: ['Черкаси', 'Каховська ГЕС']</text:p>
      <text:p text:style-name="P4">
Type: Article</text:p>
      <!--METADATA-->
      <text:p text:style-name="P4">
<draw:frame draw:style-name="fr1" draw:name="Image187" text:anchor-type="as-char" svg:width="6.9236in" svg:height="3.956343in" draw:z-index="0">
<draw:image xlink:href="../Images/yкринформ/2023-06-06T18-10-26-03-00/630_360_1686042895-877.jpg" xlink:type="simple" xlink:show="embed" xlink:actuate="onLoad" draw:mime-type="image/jpeg"/>
</draw:frame>
The situation with the heating of the Dam of the Kakhovka hydroelectric power plant and the descent of water will not affect the water supply.</text:p>
      <text:p text:style-name="P4">
This was reported in <text:a xlink:type="simple" xlink:href="https://t.me/cherkasy_rada/961" text:style-name="Internet_20_link" text:visited-style-name="Visited_20_Internet_20_Link">
telegram</text:a>
Preschool City Council with reference to KP "Cherkasyvodokanal", reports Ukrinform.</text:p>
      <text:p text:style-name="P4">
"CP" Cherkasyvidokanal "reports that the situation with the blasting of the Dam of the Kakhovski hessa will not affect the water supply of Cherkasy. Currently, the city continues to be supplied with water in full and uninterrupted, as before," - said in the message.</text:p>
      <text:p text:style-name="P4">
<text:span text:style-name="T4">
 Read also: </text:span>
 <text:a xlink:type="simple" xlink:href="https://www.ukrinform.ua/rubric-society/3719140-sbu-povidomila-pro-pidozru-moskovskij-blogerci-vipravdovuvala-pidriv-kahovskoi-ges.html" text:style-name="Internet_20_link" text:visited-style-name="Visited_20_Internet_20_Link">
SBU reported the suspicion of the Moscow blogger - the Kakhovskaya's undermining <text:span text:style-name="T4">
 HPP </text:span>
</text:a>
It is noted that the water utility operates in full -time mode, there is no interruption in the work.</text:p>
      <text:p text:style-name="P4">
As reported by Ukrinform, Russian occupation troops on the night of June 6 under the Kakhovsky Hydroelectric Ttrost. In Kherson region, evacuation began from dangerous places for which there is a risk of flooding.</text:p>
      <text:p text:style-name="P4">
News Source: <text:a xlink:type="simple" xlink:href="https://www.ukrinform.ua/rubric-regions/3719145-pidriv-dambi-kahovskoi-ges-ne-poznacitsa-na-vodopostacanni-cerkas.html" text:style-name="Internet_20_link" text:visited-style-name="Visited_20_Internet_20_Link">
https://www.ukrinform.ua/rubric-regions/3719145-pidriv-dambi-kahovskoi-ges-ne-poznacitsa-na-vodopostacanni-cerkas.html</text:a>
</text:p>
      <!--NEWS-->
      <text:h text:style-name="P10" text:outline-level="1">
<text:span text:style-name="T4">
Nibulon infrastructure on the Dnieper was destroyed before the Kakhovskaya Hydroe</text:span>
</text:h>
      <text:p text:style-name="P4">
Authors: Ukrinform (Person)</text:p>
      <text:p text:style-name="P4">
Publisher: Укринформ (Organization)</text:p>
      <text:p text:style-name="P4">
Published Time: 2023-06-06T18:12:55+03:00</text:p>
      <text:p text:style-name="P4">
Modified Time: 2023-06-06T18:12:55+03:00</text:p>
      <text:p text:style-name="P4">
Description: Nibulon's infrastructure on the Dnieper was destroyed before the Kakhovka hydroelectric power station is undermining. - Ukrinform.</text:p>
      <text:p text:style-name="P4">
Images: ['<text:a xlink:type="simple" xlink:href="https://static.ukrinform.com/photos/2017_06/thumb_files/630_360_1497519242-9469.jpeg" text:style-name="Internet_20_link" text:visited-style-name="Visited_20_Internet_20_Link">
630_360_14975...</text:a>
']</text:p>
      <text:p text:style-name="P4">
Tags: ['Дніпро', 'Нібулон', 'Каховська ГЕС']</text:p>
      <text:p text:style-name="P4">
Type: Article</text:p>
      <!--METADATA-->
      <text:p text:style-name="P4">
<draw:frame draw:style-name="fr1" draw:name="Image188" text:anchor-type="as-char" svg:width="6.9236in" svg:height="3.956343in" draw:z-index="0">
<draw:image xlink:href="../Images/yкринформ/2023-06-06T18-12-55-03-00/630_360_1497519242-9469.jpeg" xlink:type="simple" xlink:show="embed" xlink:actuate="onLoad" draw:mime-type="image/jpeg"/>
</draw:frame>
Nibulon's infrastructure on the Dnieper was destroyed before the Podrivkakhovsky Hydroelectric Power Plant.</text:p>
      <text:p text:style-name="P4">
The press service of the company informed about it in a comment for Ukrinform.</text:p>
      <text:p text:style-name="P4">
"Nibulon's infrastructure on the Dnieper was destroyed to this crime. We did not operate the flooded branch of Kozatsk today, which was reduced in 2022, occupied by Holopristan and Kamianka-Dniprovsk," the press service said.</text:p>
      <text:p text:style-name="P4">
<text:span text:style-name="T4">
 Read also: </text:span>
 <text:a xlink:type="simple" xlink:href="https://www.ukrinform.ua/rubric-regions/3704492-kompania-nibulon-stala-operatorom-gumanitarnogo-rozminuvanna-na-mikolaivsini.html" text:style-name="Internet_20_link" text:visited-style-name="Visited_20_Internet_20_Link">
Nibulon <text:span text:style-name="T4">
 "Company </text:span>
 has become an operator of humanitarian designation in Mykolaiv region</text:a>
In addition, the company's logistics channels have not been directly influenced by the hydroelectric power station, given the already existing blocking of the river navigation of Tafflot.</text:p>
      <text:p text:style-name="P4">
Nibulon's production capacity and Nibulon land bank have not entered the area affected by flooding directly.</text:p>
      <text:p text:style-name="P4">
"However, we can not comprehend all the consequences of this event for our business today. We see the impact on the cost of wheat: +3%, and this is only the beginning," -stating in the press service.</text:p>
      <text:p text:style-name="P4">
<text:span text:style-name="T4">
 Read also: </text:span>
 <text:a xlink:type="simple" xlink:href="https://www.ukrinform.ua/rubric-regions/3672699-nibulon-stane-operatorom-iz-rozminuvanna-teritorij.html" text:style-name="Internet_20_link" text:visited-style-name="Visited_20_Internet_20_Link">
"<text:span text:style-name="T4">
 Nibulon </text:span>
" will become a demining of the terminals</text:a>
As reported by Ukrinform, Russian troops carried out under June 6 under June 6. As a result of the blasting of the machine hall inside, the station is completely destroyed. As of the morning of June 6, the water level in the reservoir decreases, the evacuation of the population from potential flood areas began. There are about 80 settlements in the zone.</text:p>
      <text:p text:style-name="P4">
News Source: <text:a xlink:type="simple" xlink:href="https://www.ukrinform.ua/rubric-economy/3719147-infrastruktura-nibulonu-na-dnipri-bula-zrujnovana-se-do-pidrivu-kahovskoi-ges.html" text:style-name="Internet_20_link" text:visited-style-name="Visited_20_Internet_20_Link">
https://www.ukrinform.ua/rubric-economy/3719147-infrastruktura-nibulonu-na-dnipri-bula-zrujnovana-se-do-pidrivu-kahovskoi-ges.html</text:a>
</text:p>
      <!--NEWS-->
      <text:h text:style-name="P10" text:outline-level="1">
<text:span text:style-name="T4">
The Ministry of Finance has placed the T -bills another 4.8 billion</text:span>
</text:h>
      <text:p text:style-name="P4">
Authors: Ukrinform (Person)</text:p>
      <text:p text:style-name="P4">
Publisher: Укринформ (Organization)</text:p>
      <text:p text:style-name="P4">
Published Time: 2023-06-06T18:15:41+03:00</text:p>
      <text:p text:style-name="P4">
Modified Time: 2023-06-06T18:15:41+03:00</text:p>
      <text:p text:style-name="P4">
Description: On June 6, the Ministry of Finance on June 6, at an auction for the placement of domestic government loans (T -bills), attracted UAH 4.8 billion in the state budget in the state budget. - Ukrinform.</text:p>
      <text:p text:style-name="P4">
Images: ['<text:a xlink:type="simple" xlink:href="https://static.ukrinform.com/photos/2020_10/thumb_files/630_360_1602826953-917.jpg" text:style-name="Internet_20_link" text:visited-style-name="Visited_20_Internet_20_Link">
630_360_16028...</text:a>
']</text:p>
      <text:p text:style-name="P4">
Tags: ['Бюджет', 'Мінфін', 'Гроші', 'Цінні папери']</text:p>
      <text:p text:style-name="P4">
Type: Article</text:p>
      <!--METADATA-->
      <text:p text:style-name="P4">
<draw:frame draw:style-name="fr1" draw:name="Image189" text:anchor-type="as-char" svg:width="6.9236in" svg:height="3.956343in" draw:z-index="0">
<draw:image xlink:href="../Images/yкринформ/2023-06-06T18-15-41-03-00/630_360_1602826953-917.jpg" xlink:type="simple" xlink:show="embed" xlink:actuate="onLoad" draw:mime-type="image/jpeg"/>
</draw:frame>
Ministry of Finance on June 6 at Auction for the placement of domestic loan bonds(Towels)It attracted UAH 4.8 billion in the state budget.</text:p>
      <text:p text:style-name="P4">
According to Ukrinform, the Ministry's press service reports on <text:a xlink:type="simple" xlink:href="https://www.facebook.com/minfin.gov.ua/posts/pfbid02SiePFxjtEb4RmMBFm1gSnd5msZGYFvMARcjGhDXv8ejbasWE5LqyWLJnnGqWnEGLl" text:style-name="Internet_20_link" text:visited-style-name="Visited_20_Internet_20_Link">
Facebook.</text:a>
"The Ministry of Finance today has placed government bonds worth about 4.8 billion UAH," the message reads.</text:p>
      <text:p text:style-name="P4">
The Ministry of Finance offered to investors the hryvnia bonds of the TPP: UAH 1.65 billion under 18.4% with repayment in 1 year; UAH 2.45 billion at 19.5% with repayment in 1,6 years and UAH 684 million at 19.75% with repayment in 2.7 years.</text:p>
      <text:p text:style-name="P4">
As reported by Ukrinform, from the beginning of a full -scale war from the sale of internal state loan(Towels)At auctions, the government has attracted almost UAH 429 billion in equivalent.</text:p>
      <text:p text:style-name="P4">
<text:span text:style-name="T4">
 Read also: </text:span>
 <text:a xlink:type="simple" xlink:href="https://www.ukrinform.ua/rubric-economy/3719001-miznarodni-rezervi-ukraini-zrosli-do-373-milarda.html" text:style-name="Internet_20_link" text:visited-style-name="Visited_20_Internet_20_Link">
Ukraine's international reserves increased to $ 37.3 billion</text:a>
In connection with Russian aggression, the Ukrainian government has decided to graduate from military bonds in the amount of up to UAH 400 billion. The Ministry of Finance conducts <text:a xlink:type="simple" xlink:href="https://www.ukrinform.ua/tag-aukcion" text:style-name="Internet_20_link" text:visited-style-name="Visited_20_Internet_20_Link">
auctions</text:a>
From the sale of government bonds every Tuesday since March 1.</text:p>
      <text:p text:style-name="P4">
News Source: <text:a xlink:type="simple" xlink:href="https://www.ukrinform.ua/rubric-economy/3719149-minfin-rozmistiv-ovdp-se-na-48-milarda.html" text:style-name="Internet_20_link" text:visited-style-name="Visited_20_Internet_20_Link">
https://www.ukrinform.ua/rubric-economy/3719149-minfin-rozmistiv-ovdp-se-na-48-milarda.html</text:a>
</text:p>
      <!--NEWS-->
      <text:h text:style-name="P10" text:outline-level="1">
<text:span text:style-name="T4">
Only swans and ducks were escaped in the zoo in Nova Kakhovka</text:span>
</text:h>
      <text:p text:style-name="P4">
Authors: Ukrinform (Person)</text:p>
      <text:p text:style-name="P4">
Publisher: Укринформ (Organization)</text:p>
      <text:p text:style-name="P4">
Published Time: 2023-06-06T18:16:37+03:00</text:p>
      <text:p text:style-name="P4">
Modified Time: 2023-06-06T18:16:37+03:00</text:p>
      <text:p text:style-name="P4">
Description: The fairy -tale oak zoo in the Russian Kakhovka in the Khovka in Kherson region is completely flooded, only swans and ducks were able to escape. - Ukrinform.</text:p>
      <text:p text:style-name="P4">
Images: ['<text:a xlink:type="simple" xlink:href="https://static.ukrinform.com/photos/2023_06/thumb_files/630_360_1686064576-465.jpg" text:style-name="Internet_20_link" text:visited-style-name="Visited_20_Internet_20_Link">
630_360_16860...</text:a>
']</text:p>
      <text:p text:style-name="P4">
Tags: ['Зоопарк', 'Каховська ГЕС']</text:p>
      <text:p text:style-name="P4">
Type: Article</text:p>
      <!--METADATA-->
      <text:p text:style-name="P4">
<draw:frame draw:style-name="fr1" draw:name="Image191" text:anchor-type="as-char" svg:width="6.9236in" svg:height="3.956343in" draw:z-index="0">
<draw:image xlink:href="../Images/yкринформ/2023-06-06T18-16-37-03-00/630_360_1686064576-465.jpg" xlink:type="simple" xlink:show="embed" xlink:actuate="onLoad" draw:mime-type="image/jpeg"/>
</draw:frame>
The fairy -tale oak zoo in the Russian Kakhovka in the Khokhovka in Kherson region was completely heated, only swans and ducks were able to escape.</text:p>
      <text:p text:style-name="P4">
About it reports in <text:a xlink:type="simple" xlink:href="https://www.facebook.com/UAnimals.official/posts/pfbid036kFcP3NFb5XYUM3pt2bXb8urzZS5GWQu4MhBTN1yW9dXM9reKAeCjVYy3h8Jtus4l" text:style-name="Internet_20_link" text:visited-style-name="Visited_20_Internet_20_Link">
</text:a>
<text:a xlink:type="simple" xlink:href="https://www.facebook.com/UAnimals.official/posts/pfbid036kFcP3NFb5XYUM3pt2bXb8urzZS5GWQu4MhBTN1yW9dXM9reKAeCjVYy3h8Jtus4l" text:style-name="Internet_20_link" text:visited-style-name="Visited_20_Internet_20_Link">
Facebook</text:a>
organization "Uanimals" with reference to the management of the zoo, reports Ukrinform.</text:p>
      <text:p text:style-name="P4">
“We talked with the management of the fairy -tale Dibrova zoo, which is in Okupovanovnova Kakhovka. We were confirmed that the zoo was completely flooded and only swans and ducks were saved, ”the message reads.</text:p>
      <text:p text:style-name="P4">
It is noted that the interlocutor said that now the zoo no longer exists.</text:p>
      <text:p text:style-name="P4">
<text:span text:style-name="T4">
 Read also: </text:span>
 [<text:span text:style-name="T4">
 Evak </text:span>
 Johan residents of Kherson region ready(https://www.ukrinform.ua/rubric-regions/3718991-evakujovanih-ziteliv-hersonsini-gotovi-prijnati-v-sistoh-oblastah.html)As reported by Ukrinform, the mayor of Nova Kakhovka Vladimir Kovalenkovazaya was that in the city <text:a xlink:type="simple" xlink:href="https://www.ukrinform.ua/rubric-regions/3718933-u-novij-kahovci-zagarbniki-ne-ratuut-ludej-a-vivozat-nagrabovane-mer.html" text:style-name="Internet_20_link" text:visited-style-name="Visited_20_Internet_20_Link">
flooded zoo "Fairytale Dibrova"</text:a>
.</text:p>
      <text:p text:style-name="P4">
On the night of June 6, the Russian army blew up the Kakhovskaya Hydroelectric Dam.</text:p>
      <text:p text:style-name="P4">
_Foto: Fairy -Dibrova Fairy Tale Zoo _</text:p>
      <text:p text:style-name="P4">
News Source: <text:a xlink:type="simple" xlink:href="https://www.ukrinform.ua/rubric-regions/3719150-u-zooparku-v-novij-kahovci-vratuvalisa-tilki-lebedi-i-kacki.html" text:style-name="Internet_20_link" text:visited-style-name="Visited_20_Internet_20_Link">
https://www.ukrinform.ua/rubric-regions/3719150-u-zooparku-v-novij-kahovci-vratuvalisa-tilki-lebedi-i-kacki.html</text:a>
</text:p>
      <!--NEWS-->
      <text:h text:style-name="P10" text:outline-level="1">
<text:span text:style-name="T4">
Zelensky passed the Order of the Golden Star to the native heroes of Ukraine</text:span>
</text:h>
      <text:p text:style-name="P4">
Authors: Ukrinform (Person)</text:p>
      <text:p text:style-name="P4">
Publisher: Укринформ (Organization)</text:p>
      <text:p text:style-name="P4">
Published Time: 2023-06-06T18:20:00+03:00</text:p>
      <text:p text:style-name="P4">
Modified Time: 2023-06-06T18:20:00+03:00</text:p>
      <text:p text:style-name="P4">
Description: President Volodymyr Zelenskyy passed the Order of the Golden Star to members of the families of servicemen who were awarded the title of Hero of Ukraine posthumously, and presented other state awards. - Ukrinform.</text:p>
      <text:p text:style-name="P4">
Images: ['<text:a xlink:type="simple" xlink:href="https://static.ukrinform.com/photos/2023_06/thumb_files/630_360_1686064718-465.jpeg" text:style-name="Internet_20_link" text:visited-style-name="Visited_20_Internet_20_Link">
630_360_16860...</text:a>
']</text:p>
      <text:p text:style-name="P4">
Tags: ['Нагорода', 'Герой України', 'Зеленський']</text:p>
      <text:p text:style-name="P4">
Type: Article</text:p>
      <!--METADATA-->
      <text:p text:style-name="P4">
<draw:frame draw:style-name="fr1" draw:name="Image192" text:anchor-type="as-char" svg:width="6.9236in" svg:height="3.956343in" draw:z-index="0">
<draw:image xlink:href="../Images/yкринформ/2023-06-06T18-20-00-03-00/630_360_1686064718-465.jpeg" xlink:type="simple" xlink:show="embed" xlink:actuate="onLoad" draw:mime-type="image/jpeg"/>
</draw:frame>
The Presidential Lordir Zelensky passed the Orders of the Golden Star to members of family servants, awarded the title of Hero of Ukraine posthumously, as well as state awards.</text:p>
      <text:p text:style-name="P4">
As Ukrinform reports, this <text:a xlink:type="simple" xlink:href="https://president.gov.ua/news/prezident-peredav-ordeni-zolota-zirka-ridnim-zagiblih-geroyi-83429" text:style-name="Internet_20_link" text:visited-style-name="Visited_20_Internet_20_Link">
reports the Presidential Website</text:a>
.</text:p>
      <text:p text:style-name="P4">
The ceremony was held in the white hall of the Heroes of Ukraine of the Mariinsky Palace in Kiev. Zelensky passed the Order of the Golden Star to members Distributions of media, volunteer community and employees of JSC "Ukrzaliznytsya".</text:p>
      <text:p text:style-name="P4">
</text:p>
      <text:p text:style-name="P4">
“Today, in the white hall of the Heroes of Ukraine, our different people, but all - whose life has become part of our country's life and the protection of every man. Here are our warriors, our soldiers. People of different professions who are powerfully working in our country and the protection of each of our persons. In particular, the officials whom today, on the day of the journalist, I want to note especially, ”Zelensky stressed.</text:p>
      <text:p text:style-name="P4">
<text:span text:style-name="T4">
 Read also: </text:span>
 <text:a xlink:type="simple" xlink:href="https://www.ukrinform.ua/rubric-ato/3717644-zelenskij-vidznaciv-nagorodami-263-vijskovosluzbovciv.html" text:style-name="Internet_20_link" text:visited-style-name="Visited_20_Internet_20_Link">
Zelensky noted <text:span text:style-name="T4">
 awards </text:span>
 Am 263 -military servicemen</text:a>
The President noted that the Russian dumps of the Kakhovsky Hydroelectric Stanition are another conscious and calculated terrorist attack, which is part of the genocidal tacticals against the Ukrainian state, which aims to destroy all Ukraine, its citizens and all Ukrainian.</text:p>
      <text:p text:style-name="P4">
“When the enemy leads such aggression, when it uses such genocidal tactics, the enemy can stop the enemy. And we will definitely burn Russia. We will expel it from our land and honor it by the will of Ukraine and everyone who gave their lives for Ukraine, will memory of all our heroic times, which equally dreamed of Ukrainians to live freely, ” - emphasized thezelensky.</text:p>
      <text:p text:style-name="P4">
The President expressed gratitude to every Ukrainian warrior, their families, to everyone who is in charge of defenders, Ukrainian society and the state.</text:p>
      <text:p text:style-name="P4">
<text:span text:style-name="T4">
 Read also: </text:span>
 <text:a xlink:type="simple" xlink:href="https://www.ukrinform.ua/rubric-ato/3705697-prezident-prisvoiv-zvanna-geroa-ukraini-polkovniku-sicenku-ta-kapitanu-glebovu.html" text:style-name="Internet_20_link" text:visited-style-name="Visited_20_Internet_20_Link">
President has given the title of Hero of Ukraine to Colonel Sirchenko and Captain Gleb</text:a>
The attendees paid a moment of silence to the memory of all who died for Ukraine.</text:p>
      <text:p text:style-name="P4">
Зеленський вручив відзнаку Президента України «Золоте серце» волонтеру зЛуганської області Сергію Рашку, нагородженому за внесок у наданняволонтерської допомоги, розвиток волонтерського руху, зокрема під час заходівз оборони України, а також захисту безпеки населення та інтересів держави узв'язку з російською агресією.</text:p>
      <text:p text:style-name="P4">
За вагомий внесок у розвиток вітчизняної журналістики, мужність ісамовідданість, виявлені під час висвітлення подій повномасштабного вторгненняРосії на територію України, представники ЗМІ отримали з рук Глави державиордени «За заслуги» ІІІ ступеня та княгині Ольги ІІІ ступеня.</text:p>
      <text:p text:style-name="P4">
Працівникам АТ «Українська залізниця» Володимир Зеленський вручив ордени «Зазаслуги» ІІ ступеня, «За заслуги» ІІІ ступеня та княгині Ольги ІІІ ступеня,яких вони були удостоєні за внесок у розвиток залізничного транспорту тависокий професіоналізм, виявлений у забезпеченні функціонування залізничноїінфраструктури в умовах воєнного стану.</text:p>
      <text:p text:style-name="P4">
У церемонії також взяли участь: керівник Офісу Президента Андрій Єрмак,секретар Ради національної безпеки і оборони Олексій Данілов,Головнокомандувач ЗСУ Валерій Залужний, міністр внутрішніх справ ІгорКлименко, голова СБУ Василь Малюк, начальник Генерального штабу ЗСУ СергійШаптала, голова Державної прикордонної служби Сергій Дейнеко, командувачНаціональної гвардії Юрій Лебідь, міністр з питань стратегічних галузейпромисловості Олександр Камишін та інші.</text:p>
      <text:p text:style-name="P4">
Як повідомляв Укрінформ, 2 червня Президент України Володимир Зеленськийвідзначив державними нагородами 263 військовослужбовців, з них - 211посмертно.</text:p>
      <text:p text:style-name="P4">
Фото: ОП</text:p>
      <text:p text:style-name="P4">
News Source: <text:a xlink:type="simple" xlink:href="https://www.ukrinform.ua/rubric-ato/3719152-zelenskij-peredav-ordeni-zolota-zirka-ridnim-zagiblih-geroiv-ukraini.html" text:style-name="Internet_20_link" text:visited-style-name="Visited_20_Internet_20_Link">
https://www.ukrinform.ua/rubric-ato/3719152-zelenskij-peredav-ordeni-zolota-zirka-ridnim-zagiblih-geroiv-ukraini.html</text:a>
</text:p>
      <!--NEWS-->
      <text:h text:style-name="P10" text:outline-level="1">
<text:span text:style-name="T4">
Bucharest nine leaders will continue to support Ukraine</text:span>
</text:h>
      <text:p text:style-name="P4">
Authors: Ukrinform (Person)</text:p>
      <text:p text:style-name="P4">
Publisher: Укринформ (Organization)</text:p>
      <text:p text:style-name="P4">
Published Time: 2023-06-06T18:23:00+03:00</text:p>
      <text:p text:style-name="P4">
Modified Time: 2023-06-06T18:23:00+03:00</text:p>
      <text:p text:style-name="P4">
Description: Presidents of Bucharest Nine stated that they would continue to assist Ukraine, including through military, financial and humanitarian support. - Ukrinform.</text:p>
      <text:p text:style-name="P4">
Images: ['<text:a xlink:type="simple" xlink:href="https://static.ukrinform.com/photos/2023_06/thumb_files/630_360_1686065016-703.png" text:style-name="Internet_20_link" text:visited-style-name="Visited_20_Internet_20_Link">
630_360_16860...</text:a>
']</text:p>
      <text:p text:style-name="P4">
Tags: ["Бухарестська дев'ятка", 'допомога', 'Війна з Росією']</text:p>
      <text:p text:style-name="P4">
Type: Article</text:p>
      <!--METADATA-->
      <text:p text:style-name="P4">
<draw:frame draw:style-name="fr1" draw:name="Image194" text:anchor-type="as-char" svg:width="6.9236in" svg:height="3.956343in" draw:z-index="0">
<draw:image xlink:href="../Images/yкринформ/2023-06-06T18-23-00-03-00/630_360_1686065016-703.png" xlink:type="simple" xlink:show="embed" xlink:actuate="onLoad" draw:mime-type="image/png"/>
</draw:frame>
The Presidents of the Bucharest Nine stated that they would continue to assist Ukraine, including through military, financial and humanitarian support.</text:p>
      <text:p text:style-name="P4">
According to Ukrinform, this is stated in a joint statement by leaders, which is published on the website of the President of Poland.</text:p>
      <text:p text:style-name="P4">
“We will continue to help Ukraine achieve a peaceful solution(Russo-Ukrainian War-Ed.)Under her own conditions, as much as it is a budget, including through military, financial and humanitarian support. Our countries have protected the largest number of Ukrainian centers, ”the statement reads.</text:p>
      <text:p text:style-name="P4">
The presidents also urged Russia to immediately cease the fighting and unconditional troops from the territory of Ukraine.</text:p>
      <text:p text:style-name="P4">
“We also condemn everyone, including <text:a xlink:type="simple" xlink:href="https://www.ukrinform.ua/tag-bilorus" text:style-name="Internet_20_link" text:visited-style-name="Visited_20_Internet_20_Link">
Belarus</text:a>
which actively promotes Russia's military facilities, ”the statement reads.</text:p>
      <text:p text:style-name="P4">
The leaders of the Bucharest Nine said that Ukraine's euro -Atlantic aspirations were strongly supported and repeated the decision of the Bucharest Summit in 2008 that Ukraine will become a member of NATO.</text:p>
      <text:p text:style-name="P4">
<text:span text:style-name="T4">
 Read also: </text:span>
 <text:a xlink:type="simple" xlink:href="https://www.ukrinform.ua/rubric-polytics/3718998-duda-zaklikav-nato-buti-poslidovnim-u-pidtrimci-ukraini.html" text:style-name="Internet_20_link" text:visited-style-name="Visited_20_Internet_20_Link">
Duda urged NATO to be consistent in support of Ukraine</text:a>
“In this regard, we expect that in Vilnius we will bring our political relations with Ukraine to a new level and launch a new political path that will lead to Ukraine's membership in NATO as soon as the conditions allow. We will be micro -supporting Ukraine along this path, including as a means of leaving the repetition of aggression of Russia. We urge Ukraine to continue the reforms in accordance with all the principles of the Charter on a special partnership with the inter -organization of the North Atlantic Treaty and Ukraine. We recognize that the reforms are important for the further promotion of Ukraine on the path to NATO and NATO membership, ”the statement reads.</text:p>
      <text:p text:style-name="P4">
According to Ukrinform, President Volodymyr Zelenskyy during <text:a xlink:type="simple" xlink:href="https://www.president.gov.ua/news/cogorich-u-vilnyusi-nareshti-varto-viznachiti-sho-ukrayina-b-83421" text:style-name="Internet_20_link" text:visited-style-name="Visited_20_Internet_20_Link">
online output</text:a>
At the Bucharest Nine summit, he stated that at the July NATO Summit in Vilnius, it is worthwhile to show that the Alliance was not different and the real values of the Alliance, and to give a Ukrainian algorithm of accession.</text:p>
      <text:p text:style-name="P4">
<text:span text:style-name="T5">
Foto: Krrr</text:span>
</text:p>
      <text:p text:style-name="P4">
News Source: <text:a xlink:type="simple" xlink:href="https://www.ukrinform.ua/rubric-polytics/3719155-lideri-buharestskoi-devatki-prodovzat-pidtrimuvati-ukrainu.html" text:style-name="Internet_20_link" text:visited-style-name="Visited_20_Internet_20_Link">
https://www.ukrinform.ua/rubric-polytics/3719155-lideri-buharestskoi-devatki-prodovzat-pidtrimuvati-ukrainu.html</text:a>
</text:p>
      <!--NEWS-->
      <text:h text:style-name="P10" text:outline-level="1">
<text:span text:style-name="T4">
The Prosecutor General informed the European Commissioner about the consequences</text:span>
</text:h>
      <text:p text:style-name="P4">
Authors: Ukrinform (Person)</text:p>
      <text:p text:style-name="P4">
Publisher: Укринформ (Organization)</text:p>
      <text:p text:style-name="P4">
Published Time: 2023-06-06T18:25:09+03:00</text:p>
      <text:p text:style-name="P4">
Modified Time: 2023-06-06T18:25:09+03:00</text:p>
      <text:p text:style-name="P4">
Description: Prosecutor General Andriy Kostin informed the European Commissioner for Justice Didier Reinders on the consequences of an international crime committed by Russian invaders - the blast of the Dams of the Kakhovka hydroelectric power station. - Ukrinform.</text:p>
      <text:p text:style-name="P4">
Images: ['<text:a xlink:type="simple" xlink:href="https://static.ukrinform.com/photos/2023_01/thumb_files/630_360_1674839280-972.jpeg" text:style-name="Internet_20_link" text:visited-style-name="Visited_20_Internet_20_Link">
630_360_16748...</text:a>
']</text:p>
      <text:p text:style-name="P4">
Tags: ['Каховська ГЕС', 'Офіс генпрокурора', 'Андрій Костін', 'Єврокомісар ']</text:p>
      <text:p text:style-name="P4">
Type: Article</text:p>
      <!--METADATA-->
      <text:p text:style-name="P4">
<draw:frame draw:style-name="fr1" draw:name="Image195" text:anchor-type="as-char" svg:width="6.9236in" svg:height="3.956343in" draw:z-index="0">
<draw:image xlink:href="../Images/yкринформ/2023-06-06T18-25-09-03-00/630_360_1674839280-972.jpeg" xlink:type="simple" xlink:show="embed" xlink:actuate="onLoad" draw:mime-type="image/jpeg"/>
</draw:frame>
Prosecutor General Andriy Kostin informed the European Commissioner for Justice Dididier Reinders on the consequences of an international crime committed by Russian sacings - a blast of the Dams of the Kakhovka hydroelectric power station.</text:p>
      <text:p text:style-name="P4">
This was reported by the press service <text:a xlink:type="simple" xlink:href="https://t.me/pgo_gov_ua/12961" text:style-name="Internet_20_link" text:visited-style-name="Visited_20_Internet_20_Link">
Office of Prosecutor General</text:a>
, reports Ukrinform.</text:p>
      <text:p text:style-name="P4">
According to the Prosecutor General, more than 40 thousand people were threatened with flooding. Now the Ukrainian authorities evacuate more than 17 thousand people.</text:p>
      <text:p text:style-name="P4">
“Unfortunately, more than 25,000 civilians are on a temporary occupation. There is no evacuation there. Another example of flashy disdain for human life and international law. I am convinced that these and other crimes were the reaction of the European and world community, ”Kostin said.</text:p>
      <text:p text:style-name="P4">
*!(https://www.ukrinform.ua/rubric-polytics/3719079-vinni-v-rujnuvanni-kahovskoi-ges-ponesut-vidpovidalnist-es.html)As it was reported, on the night of June 6 <text:a xlink:type="simple" xlink:href="https://www.ukrinform.ua/rubric-other_news/3718791-pidriv-rosianami-kahovskoi-ges-vsi-novini.html" text:style-name="Internet_20_link" text:visited-style-name="Visited_20_Internet_20_Link">
the Russian army undermined the dam of Kakhovskaya hydroelectric power station</text:a>
. In the Kherson region, the evacuation of the population of anesthetics for which there is a risk of flooding began.</text:p>
      <text:p text:style-name="P4">
On the fact of the undermining of the Kakhovka hydroelectric power station, law enforcement agencies initiated the ecocide's lant.</text:p>
      <text:p text:style-name="P4">
Ukrhydroenergo stated that the Kakhovka hydroelectric power station is completely destroyed and recoverable.</text:p>
      <text:p text:style-name="P4">
<text:span text:style-name="T5">
Foto: Prosecutor General's Office</text:span>
</text:p>
      <text:p text:style-name="P4">
News Source: <text:a xlink:type="simple" xlink:href="https://www.ukrinform.ua/rubric-polytics/3719154-genprokuror-poinformuvav-evrokomisara-pro-naslidki-pidrivu-kahovskoi-dambi.html" text:style-name="Internet_20_link" text:visited-style-name="Visited_20_Internet_20_Link">
https://www.ukrinform.ua/rubric-polytics/3719154-genprokuror-poinformuvav-evrokomisara-pro-naslidki-pidrivu-kahovskoi-dambi.html</text:a>
</text:p>
      <!--NEWS-->
      <text:h text:style-name="P10" text:outline-level="1">
<text:span text:style-name="T4">
The free world should condemn the barbarism of Russia - the Marshal of the Seimas of Poland</text:span>
</text:h>
      <text:p text:style-name="P4">
Authors: Ukrinform (Person)</text:p>
      <text:p text:style-name="P4">
Publisher: Укринформ (Organization)</text:p>
      <text:p text:style-name="P4">
Published Time: 2023-06-06T18:29:00+03:00</text:p>
      <text:p text:style-name="P4">
Modified Time: 2023-06-06T18:29:00+03:00</text:p>
      <text:p text:style-name="P4">
Description: The whole democratic world must support Ukraine and condemn the barbarism of Russia, including undermining the Dams of the Kakhovka hydroelectric power station. - Ukrinform.</text:p>
      <text:p text:style-name="P4">
Images: ['<text:a xlink:type="simple" xlink:href="https://static.ukrinform.com/photos/2023_06/thumb_files/630_360_1686065621-922.jpeg" text:style-name="Internet_20_link" text:visited-style-name="Visited_20_Internet_20_Link">
630_360_16860...</text:a>
']</text:p>
      <text:p text:style-name="P4">
Tags: ['Польща', 'Воєнні злочини', 'Каховська ГЕС', 'Війна з Росією']</text:p>
      <text:p text:style-name="P4">
Type: Article</text:p>
      <!--METADATA-->
      <text:p text:style-name="P4">
<draw:frame draw:style-name="fr1" draw:name="Image196" text:anchor-type="as-char" svg:width="6.9236in" svg:height="3.956343in" draw:z-index="0">
<draw:image xlink:href="../Images/yкринформ/2023-06-06T18-29-00-03-00/630_360_1686065621-922.jpeg" xlink:type="simple" xlink:show="embed" xlink:actuate="onLoad" draw:mime-type="image/jpeg"/>
</draw:frame>
The ore democratic world should support Ukraine and condemn the barbarism of Russia, in particular, and the dumps of the Kakhovka hydroelectric power station.</text:p>
      <text:p text:style-name="P4">
About it in <text:a xlink:type="simple" xlink:href="https://twitter.com/elzbietawitek/status/1666047851586113536" text:style-name="Internet_20_link" text:visited-style-name="Visited_20_Internet_20_Link">
Twitter</text:a>
The marshal of the Seimas of Poland Elzhbet Witk wrote, reports Ukrinform.</text:p>
      <text:p text:style-name="P4">
“The blasting of the dams in Nova Kakhovka is a terrible tragedy and another example that the occupier does not stop at anything, destroying civilinefrastructure and causing a humanitarian catastrophe in this region. The free world must condemn this act of barbarism and support <text:a xlink:type="simple" xlink:href="https://www.ukrinform.ua/tag-ukraina" text:style-name="Internet_20_link" text:visited-style-name="Visited_20_Internet_20_Link">
Ukraine</text:a>
”,- Vitek emphasized.</text:p>
      <text:p text:style-name="P4">
*!(https://www.ukrinform.ua/rubric-polytics/3719079-vinni-v-rujnuvanni-kahovskoi-ges-ponesut-vidpovidalnist-es.html)As it was reported, Russian troops on the night against June 6 <text:a xlink:type="simple" xlink:href="https://www.ukrinform.ua/rubric-other_news/3718791-pidriv-rosianami-kahovskoi-ges-vsi-novini.html" text:style-name="Internet_20_link" text:visited-style-name="Visited_20_Internet_20_Link">
blown up the Greblyukhov hydroelectric power plant</text:a>
. The gestation is not subject to. The evacuation of people from flooded villages continues.</text:p>
      <text:p text:style-name="P4">
<text:span text:style-name="T5">
Foto: twitter@tvp_info</text:span>
</text:p>
      <text:p text:style-name="P4">
News Source: <text:a xlink:type="simple" xlink:href="https://www.ukrinform.ua/rubric-polytics/3719161-vilnij-svit-mae-zasuditi-varvarstvo-rosii-marsalok-sejmu-polsi.html" text:style-name="Internet_20_link" text:visited-style-name="Visited_20_Internet_20_Link">
https://www.ukrinform.ua/rubric-polytics/3719161-vilnij-svit-mae-zasuditi-varvarstvo-rosii-marsalok-sejmu-polsi.html</text:a>
</text:p>
      <!--NEWS-->
      <text:h text:style-name="P10" text:outline-level="1">
<text:span text:style-name="T4">
Finland sends nine employees of the Russian Embassy</text:span>
</text:h>
      <text:p text:style-name="P4">
Authors: Ukrinform (Person)</text:p>
      <text:p text:style-name="P4">
Publisher: Укринформ (Organization)</text:p>
      <text:p text:style-name="P4">
Published Time: 2023-06-06T18:33:00+03:00</text:p>
      <text:p text:style-name="P4">
Modified Time: 2023-06-06T18:33:00+03:00</text:p>
      <text:p text:style-name="P4">
Description: The Finland Government has decided to expel nine employees of the Russian Embassy, who were engaged in intelligence. - Ukrinform.</text:p>
      <text:p text:style-name="P4">
Images: ['<text:a xlink:type="simple" xlink:href="https://static.ukrinform.com/photos/2023_06/thumb_files/630_360_1686065310-235.jpeg" text:style-name="Internet_20_link" text:visited-style-name="Visited_20_Internet_20_Link">
630_360_16860...</text:a>
']</text:p>
      <text:p text:style-name="P4">
Tags: ['Фінляндія', 'Розвідка', 'Дипломати']</text:p>
      <text:p text:style-name="P4">
Type: Article</text:p>
      <!--METADATA-->
      <text:p text:style-name="P4">
<draw:frame draw:style-name="fr1" draw:name="Image197" text:anchor-type="as-char" svg:width="6.9236in" svg:height="3.956343in" draw:z-index="0">
<draw:image xlink:href="../Images/yкринформ/2023-06-06T18-33-00-03-00/630_360_1686065310-235.jpeg" xlink:type="simple" xlink:show="embed" xlink:actuate="onLoad" draw:mime-type="image/jpeg"/>
</draw:frame>
The Government of Finland has decided to expel nine employees of the Russian Federation, who were engaged in intelligence.</text:p>
      <text:p text:style-name="P4">
According to Ukrinform, it reports <text:a xlink:type="simple" xlink:href="https://yle.fi/a/74-20035477" text:style-name="Internet_20_link" text:visited-style-name="Visited_20_Internet_20_Link">
Yle. </text:a>
The decision was made by the Ministerial Committee on Foreign Policy and Security Policy under the President of the Republic and the Government.</text:p>
      <text:p text:style-name="P4">
"Their actions are contrary to the Vienna Convention on Diplomatic Relations," the Government's Prescribe.</text:p>
      <text:p text:style-name="P4">
The Ministry of Foreign Affairs will inform about this decision to Russian Avivation.</text:p>
      <text:p text:style-name="P4">
<text:span text:style-name="T4">
 Read also: </text:span>
 <text:a xlink:type="simple" xlink:href="https://www.ukrinform.ua/rubric-world/3615858-cogoric-iz-evropi-vidvorili-ponad-400-rosijskih-spiguniv-glava-mi5.html" text:style-name="Internet_20_link" text:visited-style-name="Visited_20_Internet_20_Link">
this year from Europe <text:span text:style-name="T4">
 Vising </text:span>
 or more than 400 Russian spy - head Mi5</text:a>
As reported by Ukrinform, in April, the Government of Norway decided to declare <text:a xlink:type="simple" xlink:href="https://www.ukrinform.ua/rubric-world/3695384-norvegia-vidvorae-15-rosijskih-diplomativ.html" text:style-name="Internet_20_link" text:visited-style-name="Visited_20_Internet_20_Link">
Personaminon Grata</text:a>
15 Russian intelligence officers who worked under diplomatic cover in the country.</text:p>
      <text:p text:style-name="P4">
<text:span text:style-name="T5">
Foto: Sasha Silvala / Yle</text:span>
</text:p>
      <text:p text:style-name="P4">
News Source: <text:a xlink:type="simple" xlink:href="https://www.ukrinform.ua/rubric-world/3719158-finlandia-visilae-devat-spivrobitnikiv-rosijskogo-posolstva.html" text:style-name="Internet_20_link" text:visited-style-name="Visited_20_Internet_20_Link">
https://www.ukrinform.ua/rubric-world/3719158-finlandia-visilae-devat-spivrobitnikiv-rosijskogo-posolstva.html</text:a>
</text:p>
      <!--NEWS-->
      <text:h text:style-name="P10" text:outline-level="1">
<text:span text:style-name="T4">
Estonian President after the Bucharest Nine Summit: It is important to continue Ukraine's support</text:span>
</text:h>
      <text:p text:style-name="P4">
Authors: Ukrinform (Person)</text:p>
      <text:p text:style-name="P4">
Publisher: Укринформ (Organization)</text:p>
      <text:p text:style-name="P4">
Published Time: 2023-06-06T18:34:44+03:00</text:p>
      <text:p text:style-name="P4">
Modified Time: 2023-06-06T18:34:44+03:00</text:p>
      <text:p text:style-name="P4">
Description: Ukraine is crucial for European security, and therefore it is necessary to continue to support it, as well as to ensure the future of Ukraine's membership in the EU and NATO. - Ukrinform.</text:p>
      <text:p text:style-name="P4">
Images: ['<text:a xlink:type="simple" xlink:href="https://static.ukrinform.com/photos/2021_08/thumb_files/630_360_1630416153-716.jpg" text:style-name="Internet_20_link" text:visited-style-name="Visited_20_Internet_20_Link">
630_360_16304...</text:a>
']</text:p>
      <text:p text:style-name="P4">
Tags: ['Естонія', 'Європа', 'Україна', "Бухарестська дев'ятка"]</text:p>
      <text:p text:style-name="P4">
Type: Article</text:p>
      <!--METADATA-->
      <text:p text:style-name="P4">
<draw:frame draw:style-name="fr1" draw:name="Image198" text:anchor-type="as-char" svg:width="6.9236in" svg:height="3.956343in" draw:z-index="0">
<draw:image xlink:href="../Images/yкринформ/2023-06-06T18-34-44-03-00/630_360_1630416153-716.jpg" xlink:type="simple" xlink:show="embed" xlink:actuate="onLoad" draw:mime-type="image/jpeg"/>
</draw:frame>
Ukraine is crucial for European security, and therefore it is necessary to continue to support it, as well as to ensure the future of Ukraine's membership in the EU and NATO.</text:p>
      <text:p text:style-name="P4">
This was during the press conference as a result of the Bucharest Nine summit(look)In Bratislava, President of Estonia Aldar Caris said, reports correspondentation.</text:p>
      <text:p text:style-name="P4">
"It is important to continue Ukraine's support. Ukraine is crucial for European security. We cannot fail in securing future Ukraine in European and Euro -Atlantic families," he said.</text:p>
      <text:p text:style-name="P4">
According to the Estonian President, given the approach of the summit <text:a xlink:type="simple" xlink:href="https://www.ukrinform.ua/tag-nato" text:style-name="Internet_20_link" text:visited-style-name="Visited_20_Internet_20_Link">
NATO</text:a>
In Vilnius, it is necessary to "make the necessary values and demonstrate allied solidarity with Ukraine."</text:p>
      <text:p text:style-name="P4">
Caris also condemned today's blasting of the Kakhovsk dam, indicating that "the aggressor is not worried about civilian and environment."</text:p>
      <text:p text:style-name="P4">
<text:span text:style-name="T4">
 Read also: </text:span>
 <text:a xlink:type="simple" xlink:href="https://www.ukrinform.ua/rubric-polytics/3719121-kraini-nato-ne-povinni-dozvoliti-rosii-znisiti-ukrainu-duda.html" text:style-name="Internet_20_link" text:visited-style-name="Visited_20_Internet_20_Link">
NATO countries should not allow Russia to destroy Ukraine -dud</text:a>
As it was reported, Bratislava takes place on Tuesday [meeting of the leaders of the Bucharest Nine]](https://www.ukrinform.ua/rubric-polytics/3718888-u-bratislavi-zustricautsa-lideri-buharestskoi-devatki.html)(look)with the participation of NATO Stoltenberg Secretary General. The main negotiation topics are the preparation for the July NATO summit and assistance to Ukraine in reflecting Russian aggression.</text:p>
      <text:p text:style-name="P4">
The B9 format, or "Bucharest Nine", created on the initiative of Presidential and Poland in November 2015, covers the countries of the Eastern Flank NATO. In addition to Poland and Romania, B9 also includes Bulgaria, Hungary, Slovakia, Czech Republic, Lithuania, Latvia, Estonia, Estonia, Latvia, Latvia, Latvia, Latvia .</text:p>
      <text:p text:style-name="P4">
News Source: <text:a xlink:type="simple" xlink:href="https://www.ukrinform.ua/rubric-polytics/3719160-prezident-estonii-pisla-samitu-buharestskoi-devatki-vazlivo-prodovziti-pidtrimku-ukraini.html" text:style-name="Internet_20_link" text:visited-style-name="Visited_20_Internet_20_Link">
https://www.ukrinform.ua/rubric-polytics/3719160-prezident-estonii-pisla-samitu-buharestskoi-devatki-vazlivo-prodovziti-pidtrimku-ukraini.html</text:a>
</text:p>
      <!--NEWS-->
      <text:h text:style-name="P10" text:outline-level="1">
<text:span text:style-name="T4">
The most effective response of the world to crimes of the Russian Federation is the provision of military assistance to Ukraine - human rights activists</text:span>
</text:h>
      <text:p text:style-name="P4">
Authors: Ukrinform (Person)</text:p>
      <text:p text:style-name="P4">
Publisher: Укринформ (Organization)</text:p>
      <text:p text:style-name="P4">
Published Time: 2023-06-06T18:35:00+03:00</text:p>
      <text:p text:style-name="P4">
Modified Time: 2023-06-06T18:35:00+03:00</text:p>
      <text:p text:style-name="P4">
Description: The most effective reaction of the international community to such crimes of the Russian Federation, as today's undermining of the Dams of the Kakhovka hydroelectric power station in Kherson region, is to provide Ukraine with further military support. - Ukrinform.</text:p>
      <text:p text:style-name="P4">
Images: ['<text:a xlink:type="simple" xlink:href="https://static.ukrinform.com/photos/2023_06/thumb_files/630_360_1686065647-399.jpg" text:style-name="Internet_20_link" text:visited-style-name="Visited_20_Internet_20_Link">
630_360_16860...</text:a>
']</text:p>
      <text:p text:style-name="P4">
Tags: ['Воєнні злочини', 'допомога', 'Війна з Росією']</text:p>
      <text:p text:style-name="P4">
Type: Article</text:p>
      <!--METADATA-->
      <text:p text:style-name="P4">
<draw:frame draw:style-name="fr1" draw:name="Image199" text:anchor-type="as-char" svg:width="6.9236in" svg:height="3.948443in" draw:z-index="0">
<draw:image xlink:href="../Images/yкринформ/2023-06-06T18-35-00-03-00/630_360_1686065647-399.jpg" xlink:type="simple" xlink:show="embed" xlink:actuate="onLoad" draw:mime-type="image/jpeg"/>
</draw:frame>
The most effective reaction of the international community to such crimes of the Russian Federation, as today, has undergone a dam of Kakhovka hydroelectric power station in Kherson region, is to provide Ukraine with further military support.</text:p>
      <text:p text:style-name="P4">
Such an opinion was heard at a briefing "undermining the Kakhovskaya hydroelectric power station: human rights defenders are calling the world to stop Russia" In the Media Center Ukraine - Ukrinform.</text:p>
      <text:p text:style-name="P4">
"We are looking forward to providing Ukraine with further military support. In our opinion, the most effective way is the continuous, unshakable support .</text:p>
      <text:p text:style-name="P4">
He added that this will be the most effective step that will allow in the future to cut or revive the processes of criminal responsibility directly guilty of committing this crime.</text:p>
      <text:p text:style-name="P4">
<text:span text:style-name="T4">
 Read also: </text:span>
 [Council leaders condemned the blast <text:span text:style-name="T4">
 Kakhov </text:span>
(https://www.ukrinform.ua/rubric-polytics/3719133-lideri-radi-evropi-zasudili-pidriv-kahovskoi-ges.html)Another briefing participant, researcher of the Geneva Academy of International Humanitarian Law and Human Rights, Expert of the Fund of Fundamental Research Natalia Hendel, also emphasized the importance of Ukraine's political support, both internationally through the work The first is to stop Russian aggression, and secondly - to hold RFSO responsibility, both political and material.</text:p>
      <text:p text:style-name="P4">
According to Yurlov, the documentation of Russia's crimes is also conducted in the territories of it, although the tools of such work to speak in advance of the safety of witnesses.</text:p>
      <text:p text:style-name="P4">
Earlier the Coalition "Ukraine. Five in the morning ”spread <text:a xlink:type="simple" xlink:href="https://www.facebook.com/100083292973280/posts/pfbid02qmAA2DBmd4ufvjoqfyK2RkXTHjFc8tNobrMsWA6pUwPCa85RKLq8nrQ6r773Zn71l/" text:style-name="Internet_20_link" text:visited-style-name="Visited_20_Internet_20_Link">
statement</text:a>
 <text:a xlink:type="simple" xlink:href="https://www.facebook.com/100083292973280/posts/pfbid02qmAA2DBmd4ufvjoqfyK2RkXTHjFc8tNobrMsWA6pUwPCa85RKLq8nrQ6r773Zn71l/" text:style-name="Internet_20_link" text:visited-style-name="Visited_20_Internet_20_Link">
</text:a>
The signs of a war crime on the night of the Kakhovka Hydroelectro power plant on the night of June 6 should still be clarified.*!(https://www.ukrinform.ua/rubric-economy/3719085-cerez-pidriv-kahovskoi-ges-pid-zagrozou-znisenna-posivi-u-troh-regionah.html)"Dams and dams belong to the objects for which in the international humanitarian right(MHP)There is one of the highest levels of legal protection. Such objects, together with the NPP, are called installations and structures that contain dangerous. The blast of the Kakhovskaya water dwelling <text:a xlink:type="simple" xlink:href="https://www.ukrinform.ua/tag-ges" text:style-name="Internet_20_link" text:visited-style-name="Visited_20_Internet_20_Link">
HPP</text:a>
is a serious violation of the prohibition established by Art. 56 of the first additional protocol to the Geneva Conventions, the protection of victims of international armed conflict is protected. This norm is prohibited to carry out attacks on installations and structures containing dangerous forces(dams, dams, nuclear power plants)Even when such structures are Jewish, if such an attack can cause dangerous forces and subsequent serious losses among the civilian population, "the lawyers emphasize.</text:p>
      <text:p text:style-name="P4">
They also believe that undermining the hydroelectric power station is perhaps the only case in the history of international criminal justice that can be qualified under Art. 8(2)(b)(IV)The Roman Statute of the International Criminal Court: “Deliberately committing to the awareness that such an attack will lead to the accidental death of civilians or causes harm to civilian objects or large -scale, long -term and serious harm to the environment, which will Expected General Nanguage Adhesive. "</text:p>
      <text:p text:style-name="P4">
The results of the Kakhovskaya hydroelectric power station, all the negative and tragic consequences for Khherson and all Ukraine are difficult to predict. Flooding of the significant territory will lead to the deprivation of drinking water in the Kherson region in the Tatimostically occupied Crimea. In addition, it poses a threat of flooding for tens of settlements, for the work of Zaporizhzhya NPP. Such -scale environmental disaster can continue to be qualified as an ecocide, stated in the coalition statement.</text:p>
      <text:p text:style-name="P4">
*!(https://www.ukrinform.ua/rubric-regions/3719108-unaslidok-pidrivu-kahovskoi-ges-pidtopleni-majze-55-tisac-gektariv-lisu.html)</text:p>
      <text:p text:style-name="P4">
As reported by Ukrinform, on the night of June 6 <text:a xlink:type="simple" xlink:href="https://www.ukrinform.ua/rubric-other_news/3718791-pidriv-rosianami-kahovskoi-ges-vsi-novini.html" text:style-name="Internet_20_link" text:visited-style-name="Visited_20_Internet_20_Link">
Russian troops were blown up by the Greblyukakhov hydroelectric power station</text:a>
. About 16,000 people found themselves in the disaster area on the Right Bank of the Wizhichichson region. Evacuation has been announced.</text:p>
      <text:p text:style-name="P4">
News Source: <text:a xlink:type="simple" xlink:href="https://www.ukrinform.ua/rubric-polytics/3719118-najefektivnisou-reakcieu-svitu-na-zlocini-rf-e-nadanna-ukraini-vijskovoi-dopomogi-pravozahisniki.html" text:style-name="Internet_20_link" text:visited-style-name="Visited_20_Internet_20_Link">
https://www.ukrinform.ua/rubric-polytics/3719118-najefektivnisou-reakcieu-svitu-na-zlocini-rf-e-nadanna-ukraini-vijskovoi-dopomogi-pravozahisniki.html</text:a>
</text:p>
      <!--NEWS-->
      <text:h text:style-name="P10" text:outline-level="1">
<text:span text:style-name="T4">
In the Beryslav district showed flooded settlements</text:span>
</text:h>
      <text:p text:style-name="P4">
Authors: Ukrinform (Person)</text:p>
      <text:p text:style-name="P4">
Publisher: Укринформ (Organization)</text:p>
      <text:p text:style-name="P4">
Published Time: 2023-06-06T18:38:00+03:00</text:p>
      <text:p text:style-name="P4">
Modified Time: 2023-06-06T18:38:00+03:00</text:p>
      <text:p text:style-name="P4">
Description: In the Beryslav district in Kherson region showed pictures of flooded settlements. - Ukrinform.</text:p>
      <text:p text:style-name="P4">
Images: ['<text:a xlink:type="simple" xlink:href="https://static.ukrinform.com/photos/2023_06/thumb_files/630_360_1686065954-546.jpeg" text:style-name="Internet_20_link" text:visited-style-name="Visited_20_Internet_20_Link">
630_360_16860...</text:a>
']</text:p>
      <text:p text:style-name="P4">
Tags: ['Херсонщина', 'Берислав', 'Затоплення']</text:p>
      <text:p text:style-name="P4">
Type: Article</text:p>
      <!--METADATA-->
      <text:p text:style-name="P4">
<draw:frame draw:style-name="fr1" draw:name="Image200" text:anchor-type="as-char" svg:width="6.9236in" svg:height="3.956343in" draw:z-index="0">
<draw:image xlink:href="../Images/yкринформ/2023-06-06T18-38-00-03-00/630_360_1686065954-546.jpeg" xlink:type="simple" xlink:show="embed" xlink:actuate="onLoad" draw:mime-type="image/jpeg"/>
</draw:frame>
In the Kherson region, the photos of flooded populated areas were shown in the Kherson region.</text:p>
      <text:p text:style-name="P4">
According to Ukrinform, the photos were published in <text:a xlink:type="simple" xlink:href="https://t.me/beryslavrda/2917" text:style-name="Internet_20_link" text:visited-style-name="Visited_20_Internet_20_Link">
telegram</text:a>
Head of Beryslav RVA Vladimirlitvinov.</text:p>
      <text:p text:style-name="P4">
"I inform about the course of events in connection with the emergency at Kakhovskaya HEP," Litvinov wrote.</text:p>
      <text:p text:style-name="P4">
He reported that two bridges, 50 dwellings were flooded in St.ivinka village and 22parted. In Burgunka - three homes were in the water. Us. Odratokamyanka is a flooded bridge, because of which the entrance to the inhabited statement is complicated. There is a flood of the road between the villages of Olgivkat, the movement is impossible.</text:p>
      <text:p text:style-name="P4">
*!(https://www.ukrinform.ua/rubric-regions/3719129-tri-scenarii-zatoplenna-teritorij-cerez-rujnuvanna-dambi-kahovskoi-ges.html)According to the RVA chief, 29 people were moved to a safer territory and5 people <text:a xlink:type="simple" xlink:href="https://www.ukrinform.ua/tag-evakuacia" text:style-name="Internet_20_link" text:visited-style-name="Visited_20_Internet_20_Link">
evacuated</text:a>
Zg Taginka.</text:p>
      <text:p text:style-name="P4">
As reported by Ukrinform, three bridges have been flooded in the Kherson region](https://www.ukrinform.ua/rubric-regions/3719142-na-deokupovanij-hersonsini-pidtopleni-tri-mosti.html)and more than seventy houses.</text:p>
      <text:p text:style-name="P4">
On the night(https://www.ukrinform.ua/rubric-other_news/3718791-pidriv-rosianami-kahovskoi-ges-vsi-novini.html) .</text:p>
      <text:p text:style-name="P4">
News Source: <text:a xlink:type="simple" xlink:href="https://www.ukrinform.ua/rubric-regions/3719170-u-berislavskomu-rajoni-pokazali-pidtopleni-naseleni-punkti.html" text:style-name="Internet_20_link" text:visited-style-name="Visited_20_Internet_20_Link">
https://www.ukrinform.ua/rubric-regions/3719170-u-berislavskomu-rajoni-pokazali-pidtopleni-naseleni-punkti.html</text:a>
</text:p>
      <!--NEWS-->
      <text:h text:style-name="P10" text:outline-level="1">
<text:span text:style-name="T4">
In Kharkiv, due to a rocket stroke of the Russian Federation until there are 30 houses in the city center without water</text:span>
</text:h>
      <text:p text:style-name="P4">
Authors: Ukrinform (Person)</text:p>
      <text:p text:style-name="P4">
Publisher: Укринформ (Organization)</text:p>
      <text:p text:style-name="P4">
Published Time: 2023-06-06T18:39:15+03:00</text:p>
      <text:p text:style-name="P4">
Modified Time: 2023-06-06T18:39:15+03:00</text:p>
      <text:p text:style-name="P4">
Description: У Харкові через нічний ракетний удар РФ поки без водопостачання 30 будинків у центрі міста, ремонтні роботи тривають.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арків', 'Терехов', 'Війна з Росією']</text:p>
      <text:p text:style-name="P4">
Type: Article</text:p>
      <!--METADATA-->
      <text:p text:style-name="P4">
<draw:frame draw:style-name="fr1" draw:name="Image207" text:anchor-type="as-char" svg:width="6.9236in" svg:height="3.956343in" draw:z-index="0">
<draw:image xlink:href="../Images/yкринформ/2023-06-06T18-39-15-03-00/630_360_1538997483-946.jpg" xlink:type="simple" xlink:show="embed" xlink:actuate="onLoad" draw:mime-type="image/jpeg"/>
</draw:frame>
In Kharkiv, the night rocket stroke of the Russian Federation is not yet water in the centurist, repair work is ongoing.</text:p>
      <text:p text:style-name="P4">
Kharkiv city chairman Igor Terekhov informed about it on the air of the only news.</text:p>
      <text:p text:style-name="P4">
“The main thing now is to serve water to homes, these are 30 homes. We expect that the day, and perhaps at night, we will already supply water to these houses of Kharkiv, ” - said Terekhov.</text:p>
      <text:p text:style-name="P4">
<text:span text:style-name="T4">
 Read also: </text:span>
 <text:a xlink:type="simple" xlink:href="https://www.ukrinform.ua/rubric-regions/3718901-vijska-rf-za-dobu-atakuvali-10-oblastej-ukraini-zvedenna-ova.html" text:style-name="Internet_20_link" text:visited-style-name="Visited_20_Internet_20_Link">
RF troops attacked 10 regions of Ukraine -OVA Conduction</text:a>
He noted that in addition to the water supply, the rocket stroke was damaged by the sewage plant, the lawing system and the power supply network. Damaged roofs and waved homes, office space, also damaged cars.</text:p>
      <text:p text:style-name="P4">
As reported by Ukrinform, on June 5, the Russians struck the C-300 missiles near the airport and on the road on the street. Rimarskaya in the city center. Lovers were not injured.</text:p>
      <text:p text:style-name="P4">
News Source: <text:a xlink:type="simple" xlink:href="https://www.ukrinform.ua/rubric-regions/3719163-u-harkovi-cerez-raketnij-udar-rf-poki-bez-vodi-30-budinkiv-u-centri-mista.html" text:style-name="Internet_20_link" text:visited-style-name="Visited_20_Internet_20_Link">
https://www.ukrinform.ua/rubric-regions/3719163-u-harkovi-cerez-raketnij-udar-rf-poki-bez-vodi-30-budinkiv-u-centri-mista.html</text:a>
</text:p>
      <!--NEWS-->
      <text:h text:style-name="P10" text:outline-level="1">
<text:span text:style-name="T4">
Bakhmut is directed the best and most recent weapons - Zelensky</text:span>
</text:h>
      <text:p text:style-name="P4">
Authors: Ukrinform (Person)</text:p>
      <text:p text:style-name="P4">
Publisher: Укринформ (Organization)</text:p>
      <text:p text:style-name="P4">
Published Time: 2023-06-06T18:40:00+03:00</text:p>
      <text:p text:style-name="P4">
Modified Time: 2023-06-06T18:40:00+03:00</text:p>
      <text:p text:style-name="P4">
Description: Bakhmut assumed the function of the magnet in the war, and there is directed the best and most recent weapons that Ukraine receives from Western partners. - Ukrinform.</text:p>
      <text:p text:style-name="P4">
Images: ['<text:a xlink:type="simple" xlink:href="https://static.ukrinform.com/photos/2023_06/thumb_files/630_360_1686066777-553.jpeg" text:style-name="Internet_20_link" text:visited-style-name="Visited_20_Internet_20_Link">
630_360_16860...</text:a>
']</text:p>
      <text:p text:style-name="P4">
Tags: ['Бахмут', 'Зброя', 'Зеленський', 'Війна з Росією']</text:p>
      <text:p text:style-name="P4">
Type: Article</text:p>
      <!--METADATA-->
      <text:p text:style-name="P4">
<draw:frame draw:style-name="fr1" draw:name="Image208" text:anchor-type="as-char" svg:width="6.9236in" svg:height="3.956343in" draw:z-index="0">
<draw:image xlink:href="../Images/yкринформ/2023-06-06T18-40-00-03-00/630_360_1686066777-553.jpeg" xlink:type="simple" xlink:show="embed" xlink:actuate="onLoad" draw:mime-type="image/jpeg"/>
</draw:frame>
Bakhmutuits the function of the magnet in the war, and there is the best tanning weapon that Ukraine receives from Western partners.</text:p>
      <text:p text:style-name="P4">
President Volodymyr Zelenskyy said this at a press conference in Kiev, Ukrinform correspondent reports.</text:p>
      <text:p text:style-name="P4">
Answering the question whether the city could be strengthened in advance, the head of the tell of the state: "Bakhmut was not prepared for a full -scale war, it is a small mimic, but it happened that there were such great forces there. <text:a xlink:type="simple" xlink:href="https://www.ukrinform.ua/tag-bahmut" text:style-name="Internet_20_link" text:visited-style-name="Visited_20_Internet_20_Link">
Bakhmut</text:a>
He took on the function of the magnet, and in this story ... I do not want to talk about details, but all the best and most modern arrangement of people received and receive in this direction. The best systems, the best artillery. I think there is the most powerful protection that can only be planned. This direction is a large, large number of military. If this was not the case, then protection would be impossible. "</text:p>
      <text:p text:style-name="P4">
According to the President, weapons arriving from partners immediately reached the Bakhmut direction. And this is the most important and the only thing that can be done, he emphasized. "No other protection and no other fortification will help. Only weapons only arrives at 50 thousand artillery jails every day," Zelensky explained.</text:p>
      <text:p text:style-name="P4">
He stated that Bakhmut's defense was the best example of how powerful was the number of fallen invaders, including the most "Wagner".</text:p>
      <text:p text:style-name="P4">
<text:span text:style-name="T4">
 Read also: </text:span>
 <text:a xlink:type="simple" xlink:href="https://www.ukrinform.ua/rubric-ato/3718847-vorozneca-miz-vagnerivcami-ta-minoboroni-rf-dosagla-bezprecedentnogo-rivna-rozvidka-britanii.html" text:style-name="Internet_20_link" text:visited-style-name="Visited_20_Internet_20_Link">
enmity between "<text:span text:style-name="T4">
 Wagner </text:span>
 Ivtsi" and the Ministry of Defense of the RFSAGAGAGAGA Higher Level - Britain's Intelligence</text:a>
"21,000" Wagnerians "were destroyed in Bakhmut, another 60,000 were injured. That is, 81,000" Wagnerians. "</text:p>
      <text:p text:style-name="P4">
As reported by Ukrinform, the commander of the Armed Forces of the Armed Forces of the Armed Forces of the Armed Forces of Ukraine, on June 5, reported that on June 5, Syrsky, that <text:a xlink:type="simple" xlink:href="https://www.ukrinform.ua/rubric-ato/3718591-na-bahmutskomu-napramku-sili-oboroni-ruhautsa-vpered-sirskij.html" text:style-name="Internet_20_link" text:visited-style-name="Visited_20_Internet_20_Link">
in the Bakhmut direction of Siliobron's Silas, they were moving forward. </text:a>
For more than 8 months, Russia is trying to take control of the city to no avail.</text:p>
      <text:p text:style-name="P4">
Photo: op</text:p>
      <text:p text:style-name="P4">
News Source: <text:a xlink:type="simple" xlink:href="https://www.ukrinform.ua/rubric-ato/3719166-u-bahmut-spramovuetsa-najkrase-i-najnovitnise-ozbroenna-zelenskij.html" text:style-name="Internet_20_link" text:visited-style-name="Visited_20_Internet_20_Link">
https://www.ukrinform.ua/rubric-ato/3719166-u-bahmut-spramovuetsa-najkrase-i-najnovitnise-ozbroenna-zelenskij.html</text:a>
</text:p>
      <!--NEWS-->
      <text:h text:style-name="P10" text:outline-level="1">
<text:span text:style-name="T4">
Russia has violated the Convention on the Combating Financing of Terrorism, giving weapons to the militants - a lawyer</text:span>
</text:h>
      <text:p text:style-name="P4">
Authors: Ukrinform (Person)</text:p>
      <text:p text:style-name="P4">
Publisher: Укринформ (Organization)</text:p>
      <text:p text:style-name="P4">
Published Time: 2023-06-06T18:44:42+03:00</text:p>
      <text:p text:style-name="P4">
Modified Time: 2023-06-06T18:44:42+03:00</text:p>
      <text:p text:style-name="P4">
Description: Russia has violated the International Convention on the Combating Financing of Terrorism, including giving weapons to the Donbass.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Адвокат', 'Гаага', 'Війна з Росією']</text:p>
      <text:p text:style-name="P4">
Type: Article</text:p>
      <!--METADATA-->
      <text:p text:style-name="P4">
<draw:frame draw:style-name="fr1" draw:name="Image209" text:anchor-type="as-char" svg:width="6.9236in" svg:height="3.956343in" draw:z-index="0">
<draw:image xlink:href="../Images/yкринформ/2023-06-06T18-44-42-03-00/630_360_1680422407-224.png" xlink:type="simple" xlink:show="embed" xlink:actuate="onLoad" draw:mime-type="image/png"/>
</draw:frame>
Rosia has regulated the International Convention on the Combating Financing of Terrorism, in particular, by dishousing weapons to fighters in the Donbass.</text:p>
      <text:p text:style-name="P4">
This was stated at the hearing in the UN International Court of Justice, a lawyer David Zayins, who represents Ukraine's interests, Ukrinform correspondent reports.</text:p>
      <text:p text:style-name="P4">
“In 2014, the whole world knew that the DNR and LNR were attacking the civilian population of intimidation and terror campaign. Russia fueled this campaign with money. In response, Ukraine ... called Russia ... stop it. However, she did not do the Russian. Instead, Russian officials have increased the supply of weapons. The consequences were terrible ...</text:p>
      <text:p text:style-name="P4">
<text:span text:style-name="T4">
 Read also: </text:span>
 <text:a xlink:type="simple" xlink:href="https://www.ukrinform.ua/rubric-polytics/3718593-porusenna-miznarodnih-konvencij-rosieu-zelenskij-utvoriv-delegaciu-na-sluhanna-sudu-oon.html" text:style-name="Internet_20_link" text:visited-style-name="Visited_20_Internet_20_Link">
Violation of International Conventions by Russia: Zelensky has sensted a delegation to hearing the UN Court</text:a>
According to him, providing funds, knowing that they will be used to take prohibited actions, is a crime.</text:p>
      <text:p text:style-name="P4">
Zayins also stressed that the Malaysian Boeing flight Mn-17 was confused by the supply of Russia's weapons to DNR fighters.</text:p>
      <text:p text:style-name="P4">
“On July 16, 2014, the 53rd Anti-aircraft missile defense of the Russian Armed Forces was delivered. In less than 24 hours, this Armory was used. It was a crime in accordance with the Montreal Convention, ”the lawyer emphasized.</text:p>
      <text:p text:style-name="P4">
<text:span text:style-name="T4">
 Read also: </text:span>
 <text:a xlink:type="simple" xlink:href="https://www.ukrinform.ua/rubric-diaspora/3717241-bila-posolstva-rf-u-niderlandah-protestuvali-proti-deportacij-ta-vbivstv-ukrainskih-ditej.html" text:style-name="Internet_20_link" text:visited-style-name="Visited_20_Internet_20_Link">
near the Russian Embassy in the Netherlands protested anti -deportation and murders of Ukrainian children</text:a>
As reported by Ukrinform, the International Court of the United Nations from June 6 to June 14, 2023 conducts public hearings in the case of Russia's violation of two conventions - on the fight against terrorism financing and the ban on all forms of racial existence.</text:p>
      <text:p text:style-name="P4">
On November 8, 2019, the United Nations International Court of Justice recognized its jurisdiction in this case.</text:p>
      <text:p text:style-name="P4">
On January 16, 2017, Ukraine filed a lawsuit against the International Court of Justice against Russia's violation of the Convention on the Prohibition of Financing Terrorism and the Convention of Racial Discrimination.</text:p>
      <text:p text:style-name="P4">
News Source: <text:a xlink:type="simple" xlink:href="https://www.ukrinform.ua/rubric-ato/3719168-rosia-porusila-konvenciu-pro-borotbu-z-finansuvannam-terorizmu-nadavsi-zbrou-bojovikam-advokat.html" text:style-name="Internet_20_link" text:visited-style-name="Visited_20_Internet_20_Link">
https://www.ukrinform.ua/rubric-ato/3719168-rosia-porusila-konvenciu-pro-borotbu-z-finansuvannam-terorizmu-nadavsi-zbrou-bojovikam-advokat.html</text:a>
</text:p>
      <!--NEWS-->
      <text:h text:style-name="P10" text:outline-level="1">
<text:span text:style-name="T4">
The World Bank has improved the world economy growth forecast up to 2.1%</text:span>
</text:h>
      <text:p text:style-name="P4">
Authors: Ukrinform (Person)</text:p>
      <text:p text:style-name="P4">
Publisher: Укринформ (Organization)</text:p>
      <text:p text:style-name="P4">
Published Time: 2023-06-06T18:47:00+03:00</text:p>
      <text:p text:style-name="P4">
Modified Time: 2023-06-06T18:47:00+03:00</text:p>
      <text:p text:style-name="P4">
Description: The World Bank has improved the growth of the world economy growth by 2023 to 2.1%, which is 0.4% more than January. - Ukrinform.</text:p>
      <text:p text:style-name="P4">
Images: ['<text:a xlink:type="simple" xlink:href="https://static.ukrinform.com/photos/2018_07/thumb_files/630_360_1530511307-1321.jpg" text:style-name="Internet_20_link" text:visited-style-name="Visited_20_Internet_20_Link">
630_360_15305...</text:a>
']</text:p>
      <text:p text:style-name="P4">
Tags: ['Економіка', 'Світовий банк', 'Прогноз']</text:p>
      <text:p text:style-name="P4">
Type: Article</text:p>
      <!--METADATA-->
      <text:p text:style-name="P4">
<draw:frame draw:style-name="fr1" draw:name="Image210" text:anchor-type="as-char" svg:width="6.9236in" svg:height="3.956343in" draw:z-index="0">
<draw:image xlink:href="../Images/yкринформ/2023-06-06T18-47-00-03-00/630_360_1530511307-1321.jpg" xlink:type="simple" xlink:show="embed" xlink:actuate="onLoad" draw:mime-type="image/jpeg"/>
</draw:frame>
The World Bank improved the world economy's growth forecast by 2023 to 2.1%, which is 0,4% more than January.</text:p>
      <text:p text:style-name="P4">
This is stated in <text:a xlink:type="simple" xlink:href="https://thedocs.worldbank.org/en/doc/5443e6bba11cd7fa7c0c678a20edd4dd-0350012023/related/GEP-June-2023-Chapter-1-Highlights.pdf" text:style-name="Internet_20_link" text:visited-style-name="Visited_20_Internet_20_Link">
report</text:a>
Global Economic Prospects, reports Ukrinform.</text:p>
      <text:p text:style-name="P4">
"After the growth of 3.1% last year, the global economy will slow down significantly in 2023 to 2.1%, against the background of further intensification of monetary policy in order to freeze high inflation," the document reads.</text:p>
      <text:p text:style-name="P4">
The World Bank predicts that the growth of the world economy next year will establish 2.4%.</text:p>
      <text:p text:style-name="P4">
<text:span text:style-name="T4">
 Read also: </text:span>
 <text:a xlink:type="simple" xlink:href="https://www.ukrinform.ua/rubric-economy/3716193-mvf-pokrasiv-prognoz-dla-vvp-ukraini-do-plus-13.html" text:style-name="Internet_20_link" text:visited-style-name="Visited_20_Internet_20_Link">
IMF improved the forecast for Ukraine's GDP to Plus 1-3%</text:a>
"Inflation pressure is maintained, it is expected that the inhibition of economic growth is the rigidity of monetary policy will reach the peak in 2023 in many of the great economies," the report reads.</text:p>
      <text:p text:style-name="P4">
As it was reported, in January, the World Bank predicted that the world <text:a xlink:type="simple" xlink:href="https://www.ukrinform.ua/tag-ekonomika" text:style-name="Internet_20_link" text:visited-style-name="Visited_20_Internet_20_Link">
economy</text:a>
This year it will increase by 1.7%.</text:p>
      <text:p text:style-name="P4">
News Source: <text:a xlink:type="simple" xlink:href="https://www.ukrinform.ua/rubric-economy/3719180-svitovij-bank-pokrasiv-prognoz-zrostanna-svitovoi-ekonomiki-do-21.html" text:style-name="Internet_20_link" text:visited-style-name="Visited_20_Internet_20_Link">
https://www.ukrinform.ua/rubric-economy/3719180-svitovij-bank-pokrasiv-prognoz-zrostanna-svitovoi-ekonomiki-do-21.html</text:a>
</text:p>
      <!--NEWS-->
      <text:h text:style-name="P10" text:outline-level="1">
<text:span text:style-name="T4">
The consequences of Kakhovskaya hydroelectric power station will be clear in a week - Zelensky</text:span>
</text:h>
      <text:p text:style-name="P4">
Authors: Ukrinform (Person)</text:p>
      <text:p text:style-name="P4">
Publisher: Укринформ (Organization)</text:p>
      <text:p text:style-name="P4">
Published Time: 2023-06-06T18:48:00+03:00</text:p>
      <text:p text:style-name="P4">
Modified Time: 2023-06-06T18:48:00+03:00</text:p>
      <text:p text:style-name="P4">
Description: The consequences of blasting the Kakhovskaya hydroelectric power station will become clear in about a week. - Ukrinform.</text:p>
      <text:p text:style-name="P4">
Images: ['<text:a xlink:type="simple" xlink:href="https://static.ukrinform.com/photos/2023_06/thumb_files/630_360_1686066777-580.jpeg" text:style-name="Internet_20_link" text:visited-style-name="Visited_20_Internet_20_Link">
630_360_16860...</text:a>
']</text:p>
      <text:p text:style-name="P4">
Tags: ['Зеленський', 'Каховська ГЕС', 'Війна з Росією']</text:p>
      <text:p text:style-name="P4">
Type: Article</text:p>
      <!--METADATA-->
      <text:p text:style-name="P4">
<draw:frame draw:style-name="fr1" draw:name="Image211" text:anchor-type="as-char" svg:width="6.9236in" svg:height="3.956343in" draw:z-index="0">
<draw:image xlink:href="../Images/yкринформ/2023-06-06T18-48-00-03-00/630_360_1686066777-580.jpeg" xlink:type="simple" xlink:show="embed" xlink:actuate="onLoad" draw:mime-type="image/jpeg"/>
</draw:frame>
 Наслідкипідриву греблі Каховської ГЕС стануть зрозумілими приблизно за тиждень.</text:p>
      <text:p text:style-name="P4">
Про це сказав Президент Володимир Зеленський на пресконференції у Києві,передає кореспондент Укрінформу.</text:p>
      <text:p text:style-name="P4">
"Ми розуміємо, що будуть великі проблеми, і вони вже є. Тому ми готувались.Будуть великі проблеми з питною водою, навіть там, де не затоплено. В усьомурегіоні, як Дніпропетровському, так і в Запорізькому, і в Херсонському.Наслідки трагедії будуть зрозумілі десь за тиждень. Коли піде вода, будезрозуміло, що там залишилось і що буде далі", - сказав глава держави.</text:p>
      <text:p text:style-name="P4">
Він зазначив, що усі служби готувалися до ймовірного підриву ворогомКаховської <text:a xlink:type="simple" xlink:href="https://www.ukrinform.ua/tag-ges" text:style-name="Internet_20_link" text:visited-style-name="Visited_20_Internet_20_Link">
 ГЕС </text:a>
.</text:p>
      <text:p text:style-name="P4">
"Information really was from our intelligence, we shared information with our partners. And, in principle, everyone understood that the Russian Federation, together with collaborants, a dam - we had information, without much some kind of details ... If it is replaced, then, accordingly, can Being an explosion and bearing - humanities, social, economic. And so it happens. It is very important that we understood the risks in advance, "the President said.</text:p>
      <text:p text:style-name="P4">
According to him, Ukraine is now connecting the international community for fixing this crime.</text:p>
      <text:p text:style-name="P4">
"I will concentrate the attention of all our diplomats at work with states that constantly take a mediation position. Especially these are those states that always pay a lot of attention to eco -proposals and eco -calls.</text:p>
      <text:p text:style-name="P4">
<text:span text:style-name="T4">
 Read also: </text:span>
 [Council leaders condemned the blast <text:span text:style-name="T4">
 Kakhov </text:span>
(https://www.ukrinform.ua/rubric-polytics/3719133-lideri-radi-evropi-zasudili-pidriv-kahovskoi-ges.html)As it was reported, Russian troops on the night against June 6 <text:a xlink:type="simple" xlink:href="https://www.ukrinform.ua/rubric-other_news/3718791-pidriv-rosianami-kahovskoi-ges-vsi-novini.html" text:style-name="Internet_20_link" text:visited-style-name="Visited_20_Internet_20_Link">
carried out underwriting hydroelectric power station</text:a>
. As a result of the blasting of the machine lounge, the station is completely destroyed.</text:p>
      <text:p text:style-name="P4">
The evacuation of the population from potential flooding areas has begun.</text:p>
      <text:p text:style-name="P4">
Agricultural crops in Kherson, Zaporizhzhya and Dnipropetrovsk region are threatened with destruction, because through the annual drought, these regions were used by water from the Kakhovka watering reservoir for irrigation.</text:p>
      <text:p text:style-name="P4">
Photo: op</text:p>
      <text:p text:style-name="P4">
News Source: <text:a xlink:type="simple" xlink:href="https://www.ukrinform.ua/rubric-society/3719171-naslidki-pidrivu-kahovskoi-ges-budut-zrozumili-za-tizden-zelenskij.html" text:style-name="Internet_20_link" text:visited-style-name="Visited_20_Internet_20_Link">
https://www.ukrinform.ua/rubric-society/3719171-naslidki-pidrivu-kahovskoi-ges-budut-zrozumili-za-tizden-zelenskij.html</text:a>
</text:p>
      <!--NEWS-->
      <text:h text:style-name="P10" text:outline-level="1">
<text:span text:style-name="T4">
As a result of the shelling, 134 tons of ammonia occurred: Synugubov told about the situation in Kharkiv region</text:span>
</text:h>
      <text:p text:style-name="P4">
Authors: Ukrinform (Person)</text:p>
      <text:p text:style-name="P4">
Publisher: Укринформ (Organization)</text:p>
      <text:p text:style-name="P4">
Published Time: 2023-06-06T18:55:00+03:00</text:p>
      <text:p text:style-name="P4">
Modified Time: 2023-06-06T18:55:00+03:00</text:p>
      <text:p text:style-name="P4">
Description: In Kupyansk district of Kharkiv region, a leak of 134 tons of ammonia occurred as a result of shelling, there is no danger at this time, no evacuation is needed. - Ukrinform.</text:p>
      <text:p text:style-name="P4">
Images: ['<text:a xlink:type="simple" xlink:href="https://static.ukrinform.com/photos/2022_07/thumb_files/630_360_1657789040-118.jpg" text:style-name="Internet_20_link" text:visited-style-name="Visited_20_Internet_20_Link">
630_360_16577...</text:a>
']</text:p>
      <text:p text:style-name="P4">
Tags: ['Обстріл', 'Харківщина', 'Аміак', 'Синєгубов']</text:p>
      <text:p text:style-name="P4">
Type: Article</text:p>
      <!--METADATA-->
      <text:p text:style-name="P4">
<draw:frame draw:style-name="fr1" draw:name="Image212" text:anchor-type="as-char" svg:width="6.9236in" svg:height="3.956343in" draw:z-index="0">
<draw:image xlink:href="../Images/yкринформ/2023-06-06T18-55-00-03-00/630_360_1657789040-118.jpg" xlink:type="simple" xlink:show="embed" xlink:actuate="onLoad" draw:mime-type="image/jpeg"/>
</draw:frame>
The Uubyansky district of Kharkiv region has a leak of 134 tonn ammonia as a result of shelling, there is no danger at this time, no evacuation is needed.</text:p>
      <text:p text:style-name="P4">
This was reported at a briefing by the head of Kharkiv Regional Military Administration Oleg Synigubov, Ukrinform correspondent reports.</text:p>
      <text:p text:style-name="P4">
Synugubov recalled that the day before, at about 20.00 there was information about the fact that a damaged station of the main ammonia pipeline was damaged, and 12 kilometers were seated.</text:p>
      <text:p text:style-name="P4">
"There was a technical ammonia there. According to our estimates yesterday, and the number of 800 tons. UKRHIMTRANTRANSAMIA workers went to the nearest home -minded station to find out the volume of leak <text:a xlink:type="simple" xlink:href="https://www.ukrinform.ua/tag-evakuacia" text:style-name="Internet_20_link" text:visited-style-name="Visited_20_Internet_20_Link">
evacuation</text:a>
", - said Chief.</text:p>
      <text:p text:style-name="P4">
According to him, research at the station showed that the reverse pressure was worked, which stopped the leakage of ammonia at the area of 2.2 km.</text:p>
      <text:p text:style-name="P4">
“According to experts, there was a leak of 134 tons of ammonia. Representatives of the Hydrometeorological Center that also entered the headquarters(elimination of the consequences of the emergency - ed.), the direction of the wind, power was determined. There were no spread to settlements controlled by Ukraine. In Masyutivka, the measurements showed 7 nanograms of the boost. At safe values up to 10 nanograms. The Kupyansk figures were zero. The situation is further monitored and controlled, " - stressed Synigubov, noting that Zimar with Ammonak has taken off in the direction of the temporary -heated territories of Donetsk and Luhansk regions.</text:p>
      <text:p text:style-name="P4">
<text:span text:style-name="T4">
 Read also: </text:span>
 [the enemy damaged the pipeline with ammonia on <text:span text:style-name="T4">
 Kharkiv </text:span>
 in(https://www.ukrinform.ua/rubric-regions/3718700-vorog-poskodiv-truboprovid-z-amiakom-na-harkivsini.html)He added that the authorities do not exclude repeated shelling of the ammonia pipeline, because for the war "terror of civilians in the first place".</text:p>
      <text:p text:style-name="P4">
According to the chief of the OVA, there is no threat to the residents of Kupyansk district of dancerity in the evacuation of the population.</text:p>
      <text:p text:style-name="P4">
The correspondent of Ukrinform informed the source reported that the damage to a temporarily uncontrolled territory of the territory was damaged, so it is impossible to evaluate the extent of destruction. The ammonia pipeline since February 24, 2022 is not functioning, it is a leakage of ammonia residues. The territory where the unusual event is constantly undergoing Russian shelling, in particular, the painters of the Sun.</text:p>
      <text:p text:style-name="P4">
News Source: <text:a xlink:type="simple" xlink:href="https://www.ukrinform.ua/rubric-regions/3719174-unaslidok-obstrilu-stavsa-vitik-134-tonn-amiaku-sinegubov-rozpoviv-pro-situaciu-na-harkivsini.html" text:style-name="Internet_20_link" text:visited-style-name="Visited_20_Internet_20_Link">
https://www.ukrinform.ua/rubric-regions/3719174-unaslidok-obstrilu-stavsa-vitik-134-tonn-amiaku-sinegubov-rozpoviv-pro-situaciu-na-harkivsini.html</text:a>
</text:p>
      <!--NEWS-->
      <text:h text:style-name="P10" text:outline-level="1">
<text:span text:style-name="T4">
Blinken plans to visit China in the next weeks - Bloomberg</text:span>
</text:h>
      <text:p text:style-name="P4">
Authors: Ukrinform (Person)</text:p>
      <text:p text:style-name="P4">
Publisher: Укринформ (Organization)</text:p>
      <text:p text:style-name="P4">
Published Time: 2023-06-06T18:58:00+03:00</text:p>
      <text:p text:style-name="P4">
Modified Time: 2023-06-06T18:58:00+03:00</text:p>
      <text:p text:style-name="P4">
Description: US Secretary of State Anthony Blinken plans to visit China for talks with the country's high -ranking officials in the coming weeks, including China's leader Xi Jinping. - Ukrinform.</text:p>
      <text:p text:style-name="P4">
Images: ['<text:a xlink:type="simple" xlink:href="https://static.ukrinform.com/photos/2023_01/thumb_files/630_360_1674007118-313.jpg" text:style-name="Internet_20_link" text:visited-style-name="Visited_20_Internet_20_Link">
630_360_16740...</text:a>
']</text:p>
      <text:p text:style-name="P4">
Tags: ['Китай', 'США', 'Блінкен']</text:p>
      <text:p text:style-name="P4">
Type: Article</text:p>
      <!--METADATA-->
      <text:p text:style-name="P4">
<draw:frame draw:style-name="fr1" draw:name="Image213" text:anchor-type="as-char" svg:width="6.9236in" svg:height="3.956343in" draw:z-index="0">
<draw:image xlink:href="../Images/yкринформ/2023-06-06T18-58-00-03-00/630_360_1674007118-313.jpg" xlink:type="simple" xlink:show="embed" xlink:actuate="onLoad" draw:mime-type="image/jpeg"/>
</draw:frame>
US Secretary of State Anthony Blinken plans to visit China for the next weeks for the country's high -ranking officials, including China's leader Xi Jinping.</text:p>
      <text:p text:style-name="P4">
As Ukrinform reports, it reports <text:a xlink:type="simple" xlink:href="https://www.bloomberg.com/news/articles/2023-06-06/blinken-poised-to-travel-to-beijing-for-talks-in-coming-weeks" text:style-name="Internet_20_link" text:visited-style-name="Visited_20_Internet_20_Link">
Bloomberg.</text:a>
According to the interlocutors, the exact time of Blinken's visit is still unknown.</text:p>
      <text:p text:style-name="P4">
It is noted that Blinken planned to visit Beijing in February, but canceled the trip after the Washington stated that they found a Chinese-air-spigon bullet that crossed the continental part <text:a xlink:type="simple" xlink:href="https://www.ukrinform.ua/tag-ssa" text:style-name="Internet_20_link" text:visited-style-name="Visited_20_Internet_20_Link">
USA</text:a>
.</text:p>
      <text:p text:style-name="P4">
The State Department spokesman stated that he does not have to announce this trip at the moment, and that Blinken's visit, which was previously dissected, will take place when the conditions will be allowed.</text:p>
      <text:p text:style-name="P4">
<text:span text:style-name="T4">
 Read also: </text:span>
 <text:a xlink:type="simple" xlink:href="https://www.ukrinform.ua/rubric-world/3718657-kitaj-ne-moze-zastosuvati-silovij-scenarij-proti-tajvanu-gensek-nato.html" text:style-name="Internet_20_link" text:visited-style-name="Visited_20_Internet_20_Link">
<text:span text:style-name="T4">
 China </text:span>
 Can't apply a power scenario of counter -shade - NATO Secretary General</text:a>
If the visit still happens, he will be part of the efforts of President Shatzho Baiden to restore the relations between Washington and Beijing against the background of tension of the deposit and economic plans and accusations of both parties that one side is jeopardizing global stability.</text:p>
      <text:p text:style-name="P4">
As reported by Ukrinform, the other day the Chinese warship of Luyanh III twice and dangerous closeness carried out dangerous maneuvaries of the American destroyer Chung-Hoon in the Taiwanese Strait, barely disappointed with him.</text:p>
      <text:p text:style-name="P4">
News Source: <text:a xlink:type="simple" xlink:href="https://www.ukrinform.ua/rubric-world/3719178-blinken-planue-vidvidati-kitaj-najblizcimi-tiznami-bloomberg.html" text:style-name="Internet_20_link" text:visited-style-name="Visited_20_Internet_20_Link">
https://www.ukrinform.ua/rubric-world/3719178-blinken-planue-vidvidati-kitaj-najblizcimi-tiznami-bloomberg.html</text:a>
</text:p>
      <!--NEWS-->
      <text:h text:style-name="P10" text:outline-level="1">
<text:span text:style-name="T4">
NATO's accession is the best security guarantee for Ukraine - President</text:span>
</text:h>
      <text:p text:style-name="P4">
Authors: Ukrinform (Person)</text:p>
      <text:p text:style-name="P4">
Publisher: Укринформ (Organization)</text:p>
      <text:p text:style-name="P4">
Published Time: 2023-06-06T18:59:00+03:00</text:p>
      <text:p text:style-name="P4">
Modified Time: 2023-06-06T18:59:00+03:00</text:p>
      <text:p text:style-name="P4">
Description: NATO joining after the war can be the best security guarantee for Ukraine. - Ukrinform.</text:p>
      <text:p text:style-name="P4">
Images: ['<text:a xlink:type="simple" xlink:href="https://static.ukrinform.com/photos/2023_06/thumb_files/630_360_1686067034-306.jpeg" text:style-name="Internet_20_link" text:visited-style-name="Visited_20_Internet_20_Link">
630_360_16860...</text:a>
']</text:p>
      <text:p text:style-name="P4">
Tags: ['НАТО', 'Журналіст', 'Зеленський', 'Війна з Росією']</text:p>
      <text:p text:style-name="P4">
Type: Article</text:p>
      <!--METADATA-->
      <text:p text:style-name="P4">
<draw:frame draw:style-name="fr1" draw:name="Image214" text:anchor-type="as-char" svg:width="6.9236in" svg:height="3.956343in" draw:z-index="0">
<draw:image xlink:href="../Images/yкринформ/2023-06-06T18-59-00-03-00/630_360_1686067034-306.jpeg" xlink:type="simple" xlink:show="embed" xlink:actuate="onLoad" draw:mime-type="image/jpeg"/>
</draw:frame>
Introduction after the war can be the best security guarantee for Ukraine.</text:p>
      <text:p text:style-name="P4">
President of Ukraine Volodymyrzelensky said this at a press conference in Kyiv, Ukrinform correspondent reports.</text:p>
      <text:p text:style-name="P4">
“I think the best guarantee is the Alliance membership. Because none of the Alliance Member States fights with the Russian Federation and other states. That's what I pay attention to this, although we do not understand how NATO's guarantees work. Because there were no such issues, ”Zelensky said.</text:p>
      <text:p text:style-name="P4">
<text:span text:style-name="T4">
 Read also: </text:span>
 <text:a xlink:type="simple" xlink:href="https://www.ukrinform.ua/rubric-society/3719171-naslidki-pidrivu-kahovskoi-ges-budut-zrozumili-za-tizden-zelenskij.html" text:style-name="Internet_20_link" text:visited-style-name="Visited_20_Internet_20_Link">
the consequences of Kakhovskaya hydroelectric power plant will be clear to the glow - <text:span text:style-name="T4">
 Zelensky </text:span>
</text:a>
According to him, now Ukraine needs a number of other guarantees. First of all, it will be on financial guarantees, strengthening the budget and assistance from international partners for social payments. “These are sanctions. Let us be different in different ways, but there are a large number of packages that are used. There are "disadvantages", but still there are much more "advantages". They support and beat the Russian economy, ”the President said.</text:p>
      <text:p text:style-name="P4">
In addition, he added, the guarantee is the supply of weapons. No matter how difficult it was, the head of state emphasized, but so many weapons our country has never been small. “Military Guarantee. I believe that this is not on papers today. It does not have it. So if I was asked what guarantees we needed, then we need guarantees. If we are not in NATO yet. If someone does not not in NATO, we need it on paper. For what? My opinion is very simple: in half a year or a year, one of the leaders does not start narratively that our society is tired, the economy is tired, so we cannot give us the appropriate volumes, ”Zelensky said.</text:p>
      <text:p text:style-name="P4">
The President once again stressed that our country expects to receive a clear signal at the NATO summit in the summer.</text:p>
      <text:p text:style-name="P4">
<text:span text:style-name="T4">
 Read also: </text:span>
 <text:a xlink:type="simple" xlink:href="https://www.ukrinform.ua/rubric-ato/3719166-u-bahmut-spramovuetsa-najkrase-i-najnovitnise-ozbroenna-zelenskij.html" text:style-name="Internet_20_link" text:visited-style-name="Visited_20_Internet_20_Link">
in Bakhmut is directed best and most recent weapons- <text:span text:style-name="T4">
 Zelensky </text:span>
</text:a>
“I think it is a good playground for this, and otherwise, if there is a guarantee, and if we do not have signals about our future regarding Walitia's membership, what do we do with you? Why we are called for this summit, ”he added.At the same time, the President stressed that if Ukraine does not want to see in NATO, then the country has the strongest guarantees. The head of state emphasized that the authorities on all sites draws attention to the fact that it adequately perceives the situation and does not require membership in the Alliance until the war continues. “We do not want to split a shame and that society will share so many challenges. We do not need other states, but after this war, if we do not want the return of the Russian Federation, there must be a corresponding union that will provide it, ”the president.</text:p>
      <text:p text:style-name="P4">
<text:span text:style-name="T4">
 Read also: </text:span>
 <text:a xlink:type="simple" xlink:href="https://www.ukrinform.ua/rubric-polytics/3719167-zelenskij-dae-preskonferenciu.html" text:style-name="Internet_20_link" text:visited-style-name="Visited_20_Internet_20_Link">
<text:span text:style-name="T4">
 Zelensky </text:span>
 gives a press conference</text:a>
It was reported that the NATO summit will take place in Vilnius on July 11-12.</text:p>
      <text:p text:style-name="P4">
Photo: op</text:p>
      <text:p text:style-name="P4">
News Source: <text:a xlink:type="simple" xlink:href="https://www.ukrinform.ua/rubric-polytics/3719181-vstup-do-nato-e-najkrasou-garantieu-bezpeki-dla-ukraini-prezident.html" text:style-name="Internet_20_link" text:visited-style-name="Visited_20_Internet_20_Link">
https://www.ukrinform.ua/rubric-polytics/3719181-vstup-do-nato-e-najkrasou-garantieu-bezpeki-dla-ukraini-prezident.html</text:a>
</text:p>
      <!--NEWS-->
      <text:h text:style-name="P10" text:outline-level="1">
<text:span text:style-name="T4">
Defense forces have success near Bakhmut and other areas of the front - Ministry of Defense</text:span>
</text:h>
      <text:p text:style-name="P4">
Authors: Ukrinform (Person)</text:p>
      <text:p text:style-name="P4">
Publisher: Укринформ (Organization)</text:p>
      <text:p text:style-name="P4">
Published Time: 2023-06-06T19:02:00+03:00</text:p>
      <text:p text:style-name="P4">
Modified Time: 2023-06-06T19:02:00+03:00</text:p>
      <text:p text:style-name="P4">
Description: In the Donetsk region there is a defense and tental operation, the defense forces are successful not only on the flanks around Bakhmut, but also in other areas of the front. - Ukrinform.</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Міноборони', 'Війна з Росією', 'Ганна Маляр', 'Єдині новини']</text:p>
      <text:p text:style-name="P4">
Type: Article</text:p>
      <!--METADATA-->
      <text:p text:style-name="P4">
<draw:frame draw:style-name="fr1" draw:name="Image215" text:anchor-type="as-char" svg:width="6.9236in" svg:height="3.956343in" draw:z-index="0">
<draw:image xlink:href="../Images/yкринформ/2023-06-06T19-02-00-03-00/630_360_1682412645-576.png" xlink:type="simple" xlink:show="embed" xlink:actuate="onLoad" draw:mime-type="image/png"/>
</draw:frame>
Defense and tidying operation continues, the defense forces are successful on the flanks around Bakhmut, but also in other areas of the front.</text:p>
      <text:p text:style-name="P4">
This was reported on the broadcasting of the "Unified News" by the Deputy Ministers of the Defense Minister Anna Malyar, Ukrinform correspondent reports.</text:p>
      <text:p text:style-name="P4">
“We have a defense and tidying operation because it is a set of measures, and once once I emphasize that we do not focus exclusively on the offensive events. Today we also have success. In fact, we talk about flanks around <text:a xlink:type="simple" xlink:href="https://www.ukrinform.ua/tag-bahmut" text:style-name="Internet_20_link" text:visited-style-name="Visited_20_Internet_20_Link">
Bakhmut</text:a>
, we are talking about other inhabitants, which we can later say in more detail, and there are the promotion of the more troops, ”the painter said, adding that fierce fighting continues, because the enemy does not give up the position.</text:p>
      <text:p text:style-name="P4">
<text:span text:style-name="T4">
 Read also: </text:span>
 <text:a xlink:type="simple" xlink:href="https://www.ukrinform.ua/rubric-ato/3719166-u-bahmut-spramovuetsa-najkrase-i-najnovitnise-ozbroenna-zelenskij.html" text:style-name="Internet_20_link" text:visited-style-name="Visited_20_Internet_20_Link">
in <text:span text:style-name="T4">
 Bakhmut </text:span>
 is directed best and the latest arms - Zelensky</text:a>
She specified that other successes in the Donetsk region, in particular on the frontline line of more than 600 km in the area of responsibility of the Khortytsia group.</text:p>
      <text:p text:style-name="P4">
As reported by Ukrinform, the day before President Volodymyr Zelenskyy thanked the Ukrainian defenders and <text:a xlink:type="simple" xlink:href="https://www.ukrinform.ua/rubric-ato/3718713-zelenskij-podakuvav-voinam-aki-zahisaut-ukrainu-na-bahmutskomu-napramku.html" text:style-name="Internet_20_link" text:visited-style-name="Visited_20_Internet_20_Link">
defenders "for good news from Bakhmutskaya"</text:a>
 .</text:p>
      <text:p text:style-name="P4">
News Source: <text:a xlink:type="simple" xlink:href="https://www.ukrinform.ua/rubric-ato/3719182-sili-oboroni-maut-uspihi-bila-bahmuta-j-insih-dilanok-frontu-minoboroni.html" text:style-name="Internet_20_link" text:visited-style-name="Visited_20_Internet_20_Link">
https://www.ukrinform.ua/rubric-ato/3719182-sili-oboroni-maut-uspihi-bila-bahmuta-j-insih-dilanok-frontu-minoboroni.html</text:a>
</text:p>
      <!--NEWS-->
      <text:h text:style-name="P10" text:outline-level="1">
<text:span text:style-name="T4">
Zelensky: Knyazev's detention is an example that no one is hiding anything</text:span>
</text:h>
      <text:p text:style-name="P4">
Authors: Ukrinform (Person)</text:p>
      <text:p text:style-name="P4">
Publisher: Укринформ (Organization)</text:p>
      <text:p text:style-name="P4">
Published Time: 2023-06-06T19:03:00+03:00</text:p>
      <text:p text:style-name="P4">
Modified Time: 2023-06-06T19:03:00+03:00</text:p>
      <text:p text:style-name="P4">
Description: President Volodymyr Zelensky believes that the fact of detention of the exchanging of the Supreme Court of Vsevolod Knyazev for receiving undue benefit gives hope, and counts on changes to the legislation on the purification of the judicial branch. - Ukrinform.</text:p>
      <text:p text:style-name="P4">
Images: ['<text:a xlink:type="simple" xlink:href="https://static.ukrinform.com/photos/2022_06/thumb_files/630_360_1656312685-809.jpg" text:style-name="Internet_20_link" text:visited-style-name="Visited_20_Internet_20_Link">
630_360_16563...</text:a>
']</text:p>
      <text:p text:style-name="P4">
Tags: ['Князєв', 'Суд', 'Зеленський']</text:p>
      <text:p text:style-name="P4">
Type: Article</text:p>
      <!--METADATA-->
      <text:p text:style-name="P4">
<draw:frame draw:style-name="fr1" draw:name="Image216" text:anchor-type="as-char" svg:width="6.9236in" svg:height="3.956343in" draw:z-index="0">
<draw:image xlink:href="../Images/yкринформ/2023-06-06T19-03-00-03-00/630_360_1656312685-809.jpg" xlink:type="simple" xlink:show="embed" xlink:actuate="onLoad" draw:mime-type="image/jpeg"/>
</draw:frame>
Presidential Dodisir Zelensky believes that the fact of detention of the expert of the Supreme Judaelod of Knyazev for obtaining the undue benefit gives hope, and is calculated by changes to the legislation on the purification of the judicial branch.</text:p>
      <text:p text:style-name="P4">
He said this at a press conference, answering questions of Ukrinform.</text:p>
      <text:p text:style-name="P4">
"I believe that if the Supreme Court has been detained in the country and Sitting, behind bars, it is about hope. If so it was? I just don't know. I think it is the right decision, I believe that there are no secrets here . It is very important that such a person is detained. It seems to me about hope just. I want to be in this. At least everything is done, all - the Supreme Court, GRP - all this begins to work. ", - said Zelensky.</text:p>
      <text:p text:style-name="P4">
<text:span text:style-name="T4">
 Read also: </text:span>
 <text:a xlink:type="simple" xlink:href="https://www.ukrinform.ua/rubric-ato/3719166-u-bahmut-spramovuetsa-najkrase-i-najnovitnise-ozbroenna-zelenskij.html" text:style-name="Internet_20_link" text:visited-style-name="Visited_20_Internet_20_Link">
in Bakhmut is directed best and most recent weapons- <text:span text:style-name="T4">
 Zelensky </text:span>
</text:a>
He emphasized that there are judges who did not pass modern selection, they were already working, so there was a proposal from the profile parliamentary committee to develop "very serious" and more stringent steps to clean up judicial branch.</text:p>
      <text:p text:style-name="P4">
According to the President, changes to the laws should be prepared.</text:p>
      <text:p text:style-name="P4">
As it was reported, on May 15, NABU and SAP announced the exposure of the scheme of obtaining the right benefit by the management and judges of the Supreme Court. Law enforcement agencies were the head of the Knyazev Armed Forces and withdrew $ 2.7 million. USA.</text:p>
      <text:p text:style-name="P4">
<text:span text:style-name="T4">
 Read also: </text:span>
 <text:a xlink:type="simple" xlink:href="https://www.ukrinform.ua/rubric-society/3719171-naslidki-pidrivu-kahovskoi-ges-budut-zrozumili-za-tizden-zelenskij.html" text:style-name="Internet_20_link" text:visited-style-name="Visited_20_Internet_20_Link">
the consequences of Kakhovskaya hydroelectric power plant will be clear to the glow - <text:span text:style-name="T4">
 Zelensky </text:span>
</text:a>
On May 16, during the Plenum of the Supreme Court, 140 judges supported the statements of Knyazev. The judges also adopted the resolution of the Plenum of the Armed Forces on the termination of its powers.</text:p>
      <text:p text:style-name="P4">
On May 18, the High Council of Justice satisfied the submission of the SAP to grant the permission of Knyazev's study.</text:p>
      <text:p text:style-name="P4">
On the same day, the Supreme Anti -Corruption Court chose him a pre -trial detention measure with the possibility of making UAH 107.3 million.</text:p>
      <text:p text:style-name="P4">
The WACS Appeal Chamber of Appeal has reduced the collateral to UAH 75 million.</text:p>
      <text:p text:style-name="P4">
News Source: <text:a xlink:type="simple" xlink:href="https://www.ukrinform.ua/rubric-society/3719184-zelenskij-zatrimanna-knazeva-ce-priklad-so-nihto-nicogo-ne-hovae.html" text:style-name="Internet_20_link" text:visited-style-name="Visited_20_Internet_20_Link">
https://www.ukrinform.ua/rubric-society/3719184-zelenskij-zatrimanna-knazeva-ce-priklad-so-nihto-nicogo-ne-hovae.html</text:a>
</text:p>
      <!--NEWS-->
      <text:h text:style-name="P10" text:outline-level="1">
<text:span text:style-name="T4">
Aviation of Defense Forces made 10 blows on Russian invaders</text:span>
</text:h>
      <text:p text:style-name="P4">
Authors: Ukrinform (Person)</text:p>
      <text:p text:style-name="P4">
Publisher: Укринформ (Organization)</text:p>
      <text:p text:style-name="P4">
Published Time: 2023-06-06T19:04:00+03:00</text:p>
      <text:p text:style-name="P4">
Modified Time: 2023-06-06T19:04:00+03:00</text:p>
      <text:p text:style-name="P4">
Description: Aviation of defense forces per day made 10 beats in the areas of concentration of the personnel of the enemy. - Ukrinform.</text:p>
      <text:p text:style-name="P4">
Images: ['<text:a xlink:type="simple" xlink:href="https://static.ukrinform.com/photos/2022_10/thumb_files/630_360_1666196826-396.jpg" text:style-name="Internet_20_link" text:visited-style-name="Visited_20_Internet_20_Link">
630_360_16661...</text:a>
']</text:p>
      <text:p text:style-name="P4">
Tags: ['Генштаб', 'ЗСУ', 'Війна з Росією']</text:p>
      <text:p text:style-name="P4">
Type: Article</text:p>
      <!--METADATA-->
      <text:p text:style-name="P4">
<draw:frame draw:style-name="fr1" draw:name="Image217" text:anchor-type="as-char" svg:width="6.9236in" svg:height="3.956343in" draw:z-index="0">
<draw:image xlink:href="../Images/yкринформ/2023-06-06T19-04-00-03-00/630_360_1666196826-396.jpg" xlink:type="simple" xlink:show="embed" xlink:actuate="onLoad" draw:mime-type="image/jpeg"/>
</draw:frame>
Aviation for a day made 10 beats in the areas of concentration of the personal assembly.</text:p>
      <text:p text:style-name="P4">
According to Ukrinform, the General Staff of the Armed Forces of Ukraine reported on <text:a xlink:type="simple" xlink:href="https://www.facebook.com/GeneralStaff.ua/posts/pfbid0riRKByytopuW6PxED1aV4isp6KwJqtQ9hW8rNqeHGxbo64nWabt6twPguN1wb24Hl" text:style-name="Internet_20_link" text:visited-style-name="Visited_20_Internet_20_Link">
Facebook</text:a>
Having published the prompt information as of 18:00 on June 6.</text:p>
      <text:p text:style-name="P4">
"Aviation of defense forces per day made 10 beats in the areas of concentration of the personal staff of the enemy," - the message reads.</text:p>
      <text:p text:style-name="P4">
In addition, the missile troops and artillery units were struck by 9 government utilities during the day, 4 areas of concentration of live power, weapons and military equipment, 3 ammunition depots, anti-aircraft missile complex, 14 enemy artillery units at fire positions and 16 other important goals.</text:p>
      <text:p text:style-name="P4">
Instead, the enemy has struck 35 missile strokes during the day with the use of rockets of X-101/X-555 air base missiles. All rockets were destroyed by the Armed Forces Air Force Air Force.</text:p>
      <text:p text:style-name="P4">
The Russian troops also struck 30 aviation strikes and carried out 43 shelling of rocket launchers on the positions of Ukrainian troops of tansseline. Unfortunately, there are killed and injured among civilians, damaged apartment buildings, private homes.</text:p>
      <text:p text:style-name="P4">
The likelihood of missile and aviation strikes throughout Ukraine is high.</text:p>
      <text:p text:style-name="P4">
In addition, this night Russian terrorists committed another military crime - the use of the promotion of Ukrainian troops undermined the internal structures of the Kakhovka hydroelectric power station. As a result of the terrorist attack, about 80 settlements are found in the flood zone.</text:p>
      <text:p text:style-name="P4">
“The enemy continues to focus the main efforts on attempts by full occupation of the Luhansk and Donetsk regions. There were 28 combat jams during the day, ”the General Staff was informed.</text:p>
      <text:p text:style-name="P4">
On <text:span text:style-name="T4">
 Volynskyi </text:span>
 and <text:span text:style-name="T4">
 Polissya directions </text:span>
 Operational situation of non -significant changes, signs of formation of offensive groups of the enemy were not detected.On the <text:span text:style-name="T4">
 Kupyansk direction </text:span>
 during the day of artillery and mortar arrivals the enemy was suffered by Novomlinsk, Figolivka, two -year, Western, Lymanzhrish, Kyslivka, Tabaivka, Berestovo, Kharkiv region and Novoselovsk Luhansk region.</text:p>
      <text:p text:style-name="P4">
In the <text:span text:style-name="T4">
 Liman direction </text:span>
 During the day, Russian troops conducted unsuccessful successive actions in the areas of settlements Kreminna, Bigorivka of Lugansk region and Berestovo Donetsk region. Aviation strikes in the areas of the sprone, Vesele, Grigorivka and Ivanivka of Donetsk region were struck. The artillery hosts were suffered by Nevskoye, Bigorivka of the Luhansk region of Taverhnamyanskoye, Torke, controversial, Rozdolivka of Donetsk region.</text:p>
      <text:p text:style-name="P4">
<text:span text:style-name="T4">
 Read also: </text:span>
 <text:a xlink:type="simple" xlink:href="https://www.ukrinform.ua/rubric-ato/3719182-sili-oboroni-maut-uspihi-bila-bahmuta-j-insih-dilanok-frontu-minoboroni.html" text:style-name="Internet_20_link" text:visited-style-name="Visited_20_Internet_20_Link">
Defense forces have success near Bakhmut and other plotsfront - Ministry of Defense</text:a>
In the <text:span text:style-name="T4">
 Bakhmut direction </text:span>
 the enemy conducted offensive actions in the direction of the Hlyshchiyivka, there was no success. He struck an aviation strike in the White Mountain area of Donetsk region. Honorary artillery shellings were affected by areas of settlements Zaktovsyukivka, Malyninovka, Tikhonivka, Orikhovo-Vasylivka, Grigorivka, Kalynivka, Ivanovskaya, Stupochka, Bila Mountain.</text:p>
      <text:p text:style-name="P4">
In the <text:span text:style-name="T4">
 Avdeevsky direction </text:span>
 the Russians did not carry out offensive actions. Aviation strokes in the Avdiivka area. The artillery shelling of the districts of novokalinove, Avdiivka, swallow, Vodyane, Pervomaisk, Karlovka, Nevelskoye Donetsk region was carried out.</text:p>
      <text:p text:style-name="P4">
In the <text:span text:style-name="T4">
 Marinsky direction </text:span>
 Ukrainian defenders reflected all 12 enemy attacks in the city of Marinka, while at the same time the enemy struck aviation strikes within this settlement. Artillery shellings were shown by sharp, Maximilyanivka, Georgiivka, Marinka, Novomikhailivka of Donetsk region.</text:p>
      <text:p text:style-name="P4">
In the <text:span text:style-name="T4">
 mining direction </text:span>
 the enemy struck in the areas of carbour, Bogoyavlenko, Golden Niva and Veliky Novosilka.The General Staff notes that Russian troops continue to suffer the loss of a battle. “The enemy in all directions due to the large number of wounded medical staff. Therefore, the enemy began to involve students of sizes of the Russian Federation in work in frontier military medical institutions of different types, ”the message reads.</text:p>
      <text:p text:style-name="P4">
In particular, to Tokmak of Zaporizhzhya region for a twenty -day period of arrival from medical universities of the Russian Federation for passing medical internships in combat units.</text:p>
      <text:p text:style-name="P4">
At the same time, Russian invaders continue to use infrastructure timely occupied settlements to provide medical assistance to their military. Recently, in the settlement of Oleksiivka Kherson region, on the territory of a local school, the invaders have arranged a field hospital. There are about 25 servicemen of medical personnel for the treatment of ashes with injuries of varying severity.</text:p>
      <text:p text:style-name="P4">
As reported by Ukrinform, the Defense Forces of Ukraine from February 24, 2022 to 6 June 2023 <text:a xlink:type="simple" xlink:href="https://www.ukrinform.ua/rubric-ato/3718775-zsu-za-dobu-znisili-800-rosijskih-zagarbnikiv-12-tankiv-ta-gelikopter.html" text:style-name="Internet_20_link" text:visited-style-name="Visited_20_Internet_20_Link">
eliminated about 211 thousand 150 Russian invaders</text:a>
, and 800 more - in the last day.</text:p>
      <text:p text:style-name="P4">
News Source: <text:a xlink:type="simple" xlink:href="https://www.ukrinform.ua/rubric-ato/3719185-aviacia-sil-oboroni-zavdala-10-udariv-po-rosijskih-zagarbnikah.html" text:style-name="Internet_20_link" text:visited-style-name="Visited_20_Internet_20_Link">
https://www.ukrinform.ua/rubric-ato/3719185-aviacia-sil-oboroni-zavdala-10-udariv-po-rosijskih-zagarbnikah.html</text:a>
</text:p>
      <!--NEWS-->
      <text:h text:style-name="P10" text:outline-level="1">
<text:span text:style-name="T4">
Journalism standards during the war are more important than in peacetime - media experts</text:span>
</text:h>
      <text:p text:style-name="P4">
Authors: Ukrinform (Person)</text:p>
      <text:p text:style-name="P4">
Publisher: Укринформ (Organization)</text:p>
      <text:p text:style-name="P4">
Published Time: 2023-06-06T19:05:58+03:00</text:p>
      <text:p text:style-name="P4">
Modified Time: 2023-06-06T19:05:58+03:00</text:p>
      <text:p text:style-name="P4">
Description: Ukrainian journalism has gained new status in the global media system during a full -scale invasion. - Ukrinform.</text:p>
      <text:p text:style-name="P4">
Images: ['<text:a xlink:type="simple" xlink:href="https://static.ukrinform.com/photos/2023_06/thumb_files/630_360_1686067448-240.jpg" text:style-name="Internet_20_link" text:visited-style-name="Visited_20_Internet_20_Link">
630_360_16860...</text:a>
', '<text:a xlink:type="simple" xlink:href="https://static.ukrinform.com/photos/2023_06/1686067243-166.jpg" text:style-name="Internet_20_link" text:visited-style-name="Visited_20_Internet_20_Link">
1686067243-16...</text:a>
', '<text:a xlink:type="simple" xlink:href="https://static.ukrinform.com/photos/2023_06/1686067302-179.jpg" text:style-name="Internet_20_link" text:visited-style-name="Visited_20_Internet_20_Link">
1686067302-17...</text:a>
', '<text:a xlink:type="simple" xlink:href="https://static.ukrinform.com/photos/2023_06/1686067400-352.jpg" text:style-name="Internet_20_link" text:visited-style-name="Visited_20_Internet_20_Link">
1686067400-35...</text:a>
']</text:p>
      <text:p text:style-name="P4">
Tags: ['День журналіста', 'Журналіст', 'Медіа']</text:p>
      <text:p text:style-name="P4">
Type: Article</text:p>
      <!--METADATA-->
      <text:p text:style-name="P4">
<draw:frame draw:style-name="fr1" draw:name="Image218" text:anchor-type="as-char" svg:width="6.9236in" svg:height="3.956343in" draw:z-index="0">
<draw:image xlink:href="../Images/yкринформ/2023-06-06T19-05-58-03-00/630_360_1686067448-240.jpg" xlink:type="simple" xlink:show="embed" xlink:actuate="onLoad" draw:mime-type="image/jpeg"/>
</draw:frame>
Ukrainian journalism during the full -scale invasion has acquired a new status of the mud.</text:p>
      <text:p text:style-name="P4">
This was emphasized by the participants of the panel discussion on the day of the journalist, who was given at the Media Center Ukraine-Ukrinform.</text:p>
      <text:p text:style-name="P4">
"This year, the illusion of Western media was destroyed. We finally realized that we can work no worse, but even better. began to be identified as Ukrainian journalists, because earlier the Western media looked science through the prism of Moscow, where the correspondents of the key media were located, if the year changed it, " - said the founder and executive director of NGO" Ukrainian Institute of Media and Communication "Diana Dutsyk.</text:p>
      <text:p text:style-name="P4">
<draw:frame draw:style-name="fr1" draw:name="Image219" text:anchor-type="as-char" svg:width="6.9236in" svg:height="4.615733in" draw:z-index="0">
<draw:image xlink:href="../Images/yкринформ/2023-06-06T19-05-58-03-00/1686067243-166.jpg" xlink:type="simple" xlink:show="embed" xlink:actuate="onLoad" draw:mime-type="image/jpeg"/>
</draw:frame>
At the same time, she noted that after the war, an attempt was possible to return the oligarchic influenza to the media that has now weakened, so there was a facility to produce fuses against possible pressure before the media.</text:p>
      <text:p text:style-name="P4">
"Another risk is the formation of a new class of persons who have neoplasms, and new types of media. They will in the future affect the voplytic system in Ukraine," Dutsyk added.</text:p>
      <text:p text:style-name="P4">
In turn, the deputy chief of "Detector-Media" and the chairman of the Supervisory Board of the Council of Svetlana Ostap noted that during this year Ukrainian journalists showed that they could mobilize and work under any conditions, following professional standards. In her opinion, it is the standards of free media that contribute to the creation of a strong civil society, through which Ukraine has stood.</text:p>
      <text:p text:style-name="P4">
<draw:frame draw:style-name="fr1" draw:name="Image220" text:anchor-type="as-char" svg:width="6.9236in" svg:height="4.615733in" draw:z-index="0">
<draw:image xlink:href="../Images/yкринформ/2023-06-06T19-05-58-03-00/1686067302-179.jpg" xlink:type="simple" xlink:show="embed" xlink:actuate="onLoad" draw:mime-type="image/jpeg"/>
</draw:frame>
The Deputy CEO of Ukrinform Marina Singaevskaya also announced the urgency of journalistic standards during the war.</text:p>
      <text:p text:style-name="P4">
"Now we have to restrain ourselves in the desire to be super -sacrificing - even a high -ranking of a high rank of some European structure calls the figure, we will give everyone a pass, we check it, because it can be a mistake, some prepared document. Standards have become even more valuable than they were even valuable," She emphasized.</text:p>
      <text:p text:style-name="P4">
<draw:frame draw:style-name="fr1" draw:name="Image221" text:anchor-type="as-char" svg:width="6.9236in" svg:height="4.615733in" draw:z-index="0">
<draw:image xlink:href="../Images/yкринформ/2023-06-06T19-05-58-03-00/1686067400-352.jpg" xlink:type="simple" xlink:show="embed" xlink:actuate="onLoad" draw:mime-type="image/jpeg"/>
</draw:frame>
According to the Media Institute, 61 Media Workers were killed from February 24, 2022 to May 31, 2023.</text:p>
      <text:p text:style-name="P4">
News Source: <text:a xlink:type="simple" xlink:href="https://www.ukrinform.ua/rubric-society/3719186-standarti-zurnalistiki-pid-cas-vijni-vazlivisi-niz-u-mirnij-cas-mediaeksperti.html" text:style-name="Internet_20_link" text:visited-style-name="Visited_20_Internet_20_Link">
https://www.ukrinform.ua/rubric-society/3719186-standarti-zurnalistiki-pid-cas-vijni-vazlivisi-niz-u-mirnij-cas-mediaeksperti.html</text:a>
</text:p>
      <!--NEWS-->
      <text:h text:style-name="P10" text:outline-level="1">
<text:span text:style-name="T4">
Another devastating consequence of the invasion: the UN Secretary General reacted to the undermining of the Kakhovsk Dam</text:span>
</text:h>
      <text:p text:style-name="P4">
Authors: Ukrinform (Person)</text:p>
      <text:p text:style-name="P4">
Publisher: Укринформ (Organization)</text:p>
      <text:p text:style-name="P4">
Published Time: 2023-06-06T19:06:00+03:00</text:p>
      <text:p text:style-name="P4">
Modified Time: 2023-06-06T19:06:00+03:00</text:p>
      <text:p text:style-name="P4">
Description: UN Secretary General Anthony Guterres called the blasting of Kakhovskaya hydroelectric power station another devastating consequence of the Russian invasion of Ukraine. - Ukrinform.</text:p>
      <text:p text:style-name="P4">
Images: ['<text:a xlink:type="simple" xlink:href="https://static.ukrinform.com/photos/2023_04/thumb_files/630_360_1682350611-574.jpg" text:style-name="Internet_20_link" text:visited-style-name="Visited_20_Internet_20_Link">
630_360_16823...</text:a>
']</text:p>
      <text:p text:style-name="P4">
Tags: ['Гутерреш', 'ООН', 'Каховська ГЕС', 'Війна з Росією']</text:p>
      <text:p text:style-name="P4">
Type: Article</text:p>
      <!--METADATA-->
      <text:p text:style-name="P4">
<draw:frame draw:style-name="fr1" draw:name="Image222" text:anchor-type="as-char" svg:width="6.9236in" svg:height="3.956343in" draw:z-index="0">
<draw:image xlink:href="../Images/yкринформ/2023-06-06T19-06-00-03-00/630_360_1682350611-574.jpg" xlink:type="simple" xlink:show="embed" xlink:actuate="onLoad" draw:mime-type="image/jpeg"/>
</draw:frame>
UN Secretary General Anthony Guterres called the blasting of Kakhovskaya's dams by one devastating consequence of the Russian invasion of Ukraine.</text:p>
      <text:p text:style-name="P4">
He told reporters at the United Nations Headquarters, correspondentation.</text:p>
      <text:p text:style-name="P4">
According to Secretary General, <text:a xlink:type="simple" xlink:href="https://www.ukrinform.ua/tag-oon" text:style-name="Internet_20_link" text:visited-style-name="Visited_20_Internet_20_Link">
UN</text:a>
has no independent information to check how the disaster happened.</text:p>
      <text:p text:style-name="P4">
"But one thing is clear: this is another devastating consequence of the Russian invasion of the country," he said.</text:p>
      <text:p text:style-name="P4">
Guterres added that the consequences of the dam of the dam are observed in dozens of inhabited punks around the Dnieper.</text:p>
      <text:p text:style-name="P4">
<text:span text:style-name="T4">
 Read also: </text:span>
 [reduction of water level in <text:span text:style-name="T4">
 Kakhov </text:span>
 by the reservoir ecologist for Zaporizhzhya NPP)(https://www.ukrinform.ua/rubric-economy/3719082-znizenna-rivna-vodi-u-kahovskomu-vodoshovisi-e-viklikom-dla-zaporizkoi-aes-ekolog.html)As it was reported, Russian troops on the night against June 6 <text:a xlink:type="simple" xlink:href="https://www.ukrinform.ua/rubric-other_news/3718791-pidriv-rosianami-kahovskoi-ges-vsi-novini.html" text:style-name="Internet_20_link" text:visited-style-name="Visited_20_Internet_20_Link">
carried out underwidth of the hydroelectric power station. </text:a>
As a result of the blasting of the machine lounge, the station is completely destroyed.</text:p>
      <text:p text:style-name="P4">
The evacuation of the population from potential flooding areas has begun.</text:p>
      <text:p text:style-name="P4">
News Source: <text:a xlink:type="simple" xlink:href="https://www.ukrinform.ua/rubric-polytics/3719190-se-odin-rujnivnij-naslidok-vtorgnenna-gensek-oon-vidreaguvav-na-pidriv-kahovskoi-dambi.html" text:style-name="Internet_20_link" text:visited-style-name="Visited_20_Internet_20_Link">
https://www.ukrinform.ua/rubric-polytics/3719190-se-odin-rujnivnij-naslidok-vtorgnenna-gensek-oon-vidreaguvav-na-pidriv-kahovskoi-dambi.html</text:a>
</text:p>
      <!--NEWS-->
      <text:h text:style-name="P10" text:outline-level="1">
<text:span text:style-name="T4">
Demobilization is not yet there, because the war continues - Zelensky</text:span>
</text:h>
      <text:p text:style-name="P4">
Authors: Ukrinform (Person)</text:p>
      <text:p text:style-name="P4">
Publisher: Укринформ (Organization)</text:p>
      <text:p text:style-name="P4">
Published Time: 2023-06-06T19:07:00+03:00</text:p>
      <text:p text:style-name="P4">
Modified Time: 2023-06-06T19:07:00+03:00</text:p>
      <text:p text:style-name="P4">
Description: There will be no demobilization yet, because the country is underway. - Ukrinform.</text:p>
      <text:p text:style-name="P4">
Images: ['<text:a xlink:type="simple" xlink:href="https://static.ukrinform.com/photos/2023_06/thumb_files/630_360_1686066777-553.jpeg" text:style-name="Internet_20_link" text:visited-style-name="Visited_20_Internet_20_Link">
630_360_16860...</text:a>
']</text:p>
      <text:p text:style-name="P4">
Tags: ['Зеленський', 'Війна з Росією', 'Демобілізація']</text:p>
      <text:p text:style-name="P4">
Type: Article</text:p>
      <!--METADATA-->
      <text:p text:style-name="P4">
<draw:frame draw:style-name="fr1" draw:name="Image223" text:anchor-type="as-char" svg:width="6.9236in" svg:height="3.956343in" draw:z-index="0">
<draw:image xlink:href="../Images/yкринформ/2023-06-06T19-07-00-03-00/630_360_1686066777-553.jpeg" xlink:type="simple" xlink:show="embed" xlink:actuate="onLoad" draw:mime-type="image/jpeg"/>
</draw:frame>
There will be no demobilization yet, because the country is underway.</text:p>
      <text:p text:style-name="P4">
President of Ukraine Volodymyr Zelensky said this at a press conference UKIEV, Ukrinform correspondent reports.</text:p>
      <text:p text:style-name="P4">
“It seems too early for me to talk about demobilization. The war continues, ”Zelensky said.</text:p>
      <text:p text:style-name="P4">
According to him, now on the front is a rotation when they are warming. This is under the guidance of the Commander -in -Chief of the Armed Forces and the General Staff.</text:p>
      <text:p text:style-name="P4">
<text:span text:style-name="T4">
 Read also: </text:span>
 <text:a xlink:type="simple" xlink:href="https://www.ukrinform.ua/rubric-ato/3719166-u-bahmut-spramovuetsa-najkrase-i-najnovitnise-ozbroenna-zelenskij.html" text:style-name="Internet_20_link" text:visited-style-name="Visited_20_Internet_20_Link">
in Bakhmut is directed best and most recent weapons- <text:span text:style-name="T4">
 Zelensky </text:span>
</text:a>
“They have to do it, and they do it, the commander in places to understand what the military lives is important. The military has to recover their strengths and opportunities, ”the President added.</text:p>
      <text:p text:style-name="P4">
From February 24, Russian military aggression has been ongoing in Ukraine. On the same day, martial law was introduced to the state.</text:p>
      <text:p text:style-name="P4">
On February 24, the Presidential Decree in Ukraine declared a general <text:a xlink:type="simple" xlink:href="https://www.ukrinform.ua/tag-mobilizacia" text:style-name="Internet_20_link" text:visited-style-name="Visited_20_Internet_20_Link">
mobilization</text:a>
.</text:p>
      <text:p text:style-name="P4">
<text:span text:style-name="T5">
Foto: op</text:span>
</text:p>
      <text:p text:style-name="P4">
News Source: <text:a xlink:type="simple" xlink:href="https://www.ukrinform.ua/rubric-ato/3719189-demobilizacii-poki-ne-bude-bo-trivae-vijna-zelenskij.html" text:style-name="Internet_20_link" text:visited-style-name="Visited_20_Internet_20_Link">
https://www.ukrinform.ua/rubric-ato/3719189-demobilizacii-poki-ne-bude-bo-trivae-vijna-zelenskij.html</text:a>
</text:p>
      <!--NEWS-->
      <text:h text:style-name="P10" text:outline-level="1">
<text:span text:style-name="T4">
Russians increase the cost of propaganda on the Internet by seven times - OP</text:span>
</text:h>
      <text:p text:style-name="P4">
Authors: Ukrinform (Person)</text:p>
      <text:p text:style-name="P4">
Publisher: Укринформ (Organization)</text:p>
      <text:p text:style-name="P4">
Published Time: 2023-06-06T19:08:00+03:00</text:p>
      <text:p text:style-name="P4">
Modified Time: 2023-06-06T19:08:00+03:00</text:p>
      <text:p text:style-name="P4">
Description: Presidential Office Head Andriy Yermak said that Russians increase the costs of military propaganda on the Internet by seven times. - Ukrinform.</text:p>
      <text:p text:style-name="P4">
Images: ['<text:a xlink:type="simple" xlink:href="https://static.ukrinform.com/photos/2017_10/thumb_files/630_360_1506950868-7773.jpg" text:style-name="Internet_20_link" text:visited-style-name="Visited_20_Internet_20_Link">
630_360_15069...</text:a>
']</text:p>
      <text:p text:style-name="P4">
Tags: ['Пропаганда', 'Єрмак', 'Офіс Президента', 'Війна з Росією']</text:p>
      <text:p text:style-name="P4">
Type: Article</text:p>
      <!--METADATA-->
      <text:p text:style-name="P4">
<draw:frame draw:style-name="fr1" draw:name="Image224" text:anchor-type="as-char" svg:width="6.9236in" svg:height="3.956343in" draw:z-index="0">
<draw:image xlink:href="../Images/yкринформ/2023-06-06T19-08-00-03-00/630_360_1506950868-7773.jpg" xlink:type="simple" xlink:show="embed" xlink:actuate="onLoad" draw:mime-type="image/jpeg"/>
</draw:frame>
Presidential head Andriy Yermak said that Russians increase the cost of military propaganda on the Internet by seven times.</text:p>
      <text:p text:style-name="P4">
According to Ukrinform, Yermak wrote about it in <text:a xlink:type="simple" xlink:href="https://t.me/ermaka2022/2882" text:style-name="Internet_20_link" text:visited-style-name="Visited_20_Internet_20_Link">
telegram</text:a>
.</text:p>
      <text:p text:style-name="P4">
“The Russians increase the cost of military propaganda on the Internet 7 times. Creating" patriotic content "is now estimated at 20 billion rubles. This container includes aggressive propaganda of war and murder of Ukrainians, as well as crime, such as undermining the Kakhovka hydroelectric power station, ”Yermak said.</text:p>
      <text:p text:style-name="P4">
<text:span text:style-name="T4">
 Read also: </text:span>
 <text:a xlink:type="simple" xlink:href="https://www.ukrinform.ua/rubric-world/3719018-rosia-vidilila-majze-1-milard-na-vijskovu-propagandu-do-2025-roku.html" text:style-name="Internet_20_link" text:visited-style-name="Visited_20_Internet_20_Link">
Russia has allocated almost $ 1 billion per military <text:span text:style-name="T4">
 Propaganda </text:span>
 U by 2025</text:a>
</text:p>
      <text:p text:style-name="P4">
За його словами, створюють і доносять цей контент російські пропагандисти, щомаскуються під журналістів.</text:p>
      <text:p text:style-name="P4">
«Нам потрібне посилення санкцій проти рф та індивідуальних обмежень щодопропагандистів. Вони такі ж убивці, як солдати та командири російськихтерористичних військ, а також як оточення президента рф і він сам», -наголосив Єрмак.</text:p>
      <text:p text:style-name="P4">
<text:span text:style-name="T4">
Читайте також:</text:span>
 <text:a xlink:type="simple" xlink:href="https://www.ukrinform.ua/rubric-polytics/3718974-kreml-perebuvae-v-kontrnastupalnij-paranoi-dajdzest-propagandi-za-5-cervna-2023-roku.html" text:style-name="Internet_20_link" text:visited-style-name="Visited_20_Internet_20_Link">
 Кремль перебуває в контрнаступальній параної: дайджест<text:span text:style-name="T4">
пропаганд</text:span>
 и за 5 червня 2023 року </text:a>
As reported by Ukrinform, the Security Service of Ukraine reported the suspicion propagandist, who was one of the first to justify the Podryvkakhov hydroelectric power station with Russian troops.</text:p>
      <text:p text:style-name="P4">
News Source: <text:a xlink:type="simple" xlink:href="https://www.ukrinform.ua/rubric-society/3719191-rosiani-zbilsuut-vitrati-na-propagandu-v-interneti-u-sim-raziv-op.html" text:style-name="Internet_20_link" text:visited-style-name="Visited_20_Internet_20_Link">
https://www.ukrinform.ua/rubric-society/3719191-rosiani-zbilsuut-vitrati-na-propagandu-v-interneti-u-sim-raziv-op.html</text:a>
</text:p>
      <!--NEWS-->
      <text:h text:style-name="P10" text:outline-level="1">
<text:span text:style-name="T4">
Arcelormittal Kryvyi Rih suspended steel production to reduce water consumption</text:span>
</text:h>
      <text:p text:style-name="P4">
Authors: Ukrinform (Person)</text:p>
      <text:p text:style-name="P4">
Publisher: Укринформ (Organization)</text:p>
      <text:p text:style-name="P4">
Published Time: 2023-06-06T19:10:00+03:00</text:p>
      <text:p text:style-name="P4">
Modified Time: 2023-06-06T19:10:00+03:00</text:p>
      <text:p text:style-name="P4">
Description: Due to the undermining and destruction of the Kakhovka hydroelectric power station, ArcelorMittal Kryvyi Rih aggressor limited the consumption of water and has already paused a number of metallurgical production processes. - Ukrinform.</text:p>
      <text:p text:style-name="P4">
Images: ['<text:a xlink:type="simple" xlink:href="https://static.ukrinform.com/photos/2023_06/thumb_files/630_360_1686067808-388.jpg" text:style-name="Internet_20_link" text:visited-style-name="Visited_20_Internet_20_Link">
630_360_16860...</text:a>
']</text:p>
      <text:p text:style-name="P4">
Tags: ['Вода', 'Каховська ГЕС', 'АрселорМіттал Кривий Ріг']</text:p>
      <text:p text:style-name="P4">
Type: Article</text:p>
      <!--METADATA-->
      <text:p text:style-name="P4">
<draw:frame draw:style-name="fr1" draw:name="Image225" text:anchor-type="as-char" svg:width="6.9236in" svg:height="3.956343in" draw:z-index="0">
<draw:image xlink:href="../Images/yкринформ/2023-06-06T19-10-00-03-00/630_360_1686067808-388.jpg" xlink:type="simple" xlink:show="embed" xlink:actuate="onLoad" draw:mime-type="image/jpeg"/>
</draw:frame>
Due to the blowing and destruction of the Kakhovskaya hydroelectric power station, ArcelorMittal Kryvyi Rih aggressor restricted water and has already paused a number of metallurgical production processes.</text:p>
      <text:p text:style-name="P4">
The press service "ArcelorMittal Kryvyi Rih" reported this in <text:a xlink:type="simple" xlink:href="https://www.facebook.com/ArcelorMittalUA/posts/pfbid0pfAPAfp12jg47WKydJPUWM8fycPXE9fFKBf4pdbDZCiWpf852NZpH7X6QDhmEH49l" text:style-name="Internet_20_link" text:visited-style-name="Visited_20_Internet_20_Link">
Facebook</text:a>
, reports Ukrinform.</text:p>
      <text:p text:style-name="P4">
"In fact, all the water cooled equipment is temporarily contaminated. So the enterprise will retain production units and reduce the volume of water consumption to normalize the situation," - the message reads.</text:p>
      <text:p text:style-name="P4">
Arcelormittal Kryvyi Rih will suspend the steel smelting, as well as the production of the rental. Only blast furnace and coke -chemical production will remain in the work.</text:p>
      <text:p text:style-name="P4">
<text:span text:style-name="T4">
 Read also: </text:span>
 <text:a xlink:type="simple" xlink:href="https://www.ukrinform.ua/rubric-society/3719171-naslidki-pidrivu-kahovskoi-ges-budut-zrozumili-za-tizden-zelenskij.html" text:style-name="Internet_20_link" text:visited-style-name="Visited_20_Internet_20_Link">
the consequences of Kakhovskaya's blast <text:span text:style-name="T4">
 HPP </text:span>
 will be understood by the gap - Zelensky</text:a>
"The company's logistics and raw materials chain is stable, the satisfaction of the clients is our unchanged priority.</text:p>
      <text:p text:style-name="P4">
As it was reported, Russian troops on June 6 <text:a xlink:type="simple" xlink:href="https://www.ukrinform.ua/rubric-other_news/3718791-pidriv-rosianami-kahovskoi-ges-vsi-novini.html" text:style-name="Internet_20_link" text:visited-style-name="Visited_20_Internet_20_Link">
carried out the blast of Kakhovskaya hydroelectric power station</text:a>
. As a result of the blasting of the machine hall, the inside is completely destroyed. Due to the undermining of the reservoirs, there are risks of flooding energy in Kherson region, including the Kherson TPP. The population of the population from potential flooding areas began.</text:p>
      <text:p text:style-name="P4">
News Source: <text:a xlink:type="simple" xlink:href="https://www.ukrinform.ua/rubric-economy/3719192-arselormittal-krivij-rig-prizupiniv-virobnictvo-stali-sob-zmensiti-spozivanna-vodi.html" text:style-name="Internet_20_link" text:visited-style-name="Visited_20_Internet_20_Link">
https://www.ukrinform.ua/rubric-economy/3719192-arselormittal-krivij-rig-prizupiniv-virobnictvo-stali-sob-zmensiti-spozivanna-vodi.html</text:a>
</text:p>
      <!--NEWS-->
      <text:h text:style-name="P10" text:outline-level="1">
<text:span text:style-name="T4">
Kostyuk failed to break through to the semifinals "Rolan Harros"</text:span>
</text:h>
      <text:p text:style-name="P4">
Authors: Ukrinform (Person)</text:p>
      <text:p text:style-name="P4">
Publisher: Укринформ (Organization)</text:p>
      <text:p text:style-name="P4">
Published Time: 2023-06-06T19:11:57+03:00</text:p>
      <text:p text:style-name="P4">
Modified Time: 2023-06-06T19:11:57+03:00</text:p>
      <text:p text:style-name="P4">
Description: Ukrainian -Savaldor duo Marta Kostyuk - Marcelo Arealo completed the performance at the quarterfinal stages of the mixed category at the second Grand Slam in the season of France from Tennis (Rolan Harros) in the season of the Grand Slam. - Ukrinform.</text:p>
      <text:p text:style-name="P4">
Images: ['<text:a xlink:type="simple" xlink:href="https://static.ukrinform.com/photos/2023_06/thumb_files/630_360_1686067891-852.jpg" text:style-name="Internet_20_link" text:visited-style-name="Visited_20_Internet_20_Link">
630_360_16860...</text:a>
']</text:p>
      <text:p text:style-name="P4">
Tags: ['Теніс', 'Марта Костюк']</text:p>
      <text:p text:style-name="P4">
Type: Article</text:p>
      <!--METADATA-->
      <text:p text:style-name="P4">
<draw:frame draw:style-name="fr1" draw:name="Image226" text:anchor-type="as-char" svg:width="6.9236in" svg:height="3.956343in" draw:z-index="0">
<draw:image xlink:href="../Images/yкринформ/2023-06-06T19-11-57-03-00/630_360_1686067891-852.jpg" xlink:type="simple" xlink:show="embed" xlink:actuate="onLoad" draw:mime-type="image/jpeg"/>
</draw:frame>
Ukrainian -Savaldor duo Marta Kostyuk - Marselo Arealo completed the performance quarterfinal stage of mixed category in the second in the season of the Grand Slam tournament Open France from Tennis(«Rolan Garros»).</text:p>
      <text:p text:style-name="P4">
За вихід до 1/2 фіналу змагань посіяні під 7-м номером Костюк та Аревалопоступилися канадсько-новозеландському тандему Б'янка Ванесса Андреєску -Майкл Вінус - 5:7, 6:3, 6:10, передає Укрінформ.</text:p>
      <text:p text:style-name="P4">
Поєдинок тривав 1,5 години.</text:p>
      <text:p text:style-name="P4">
Путівку у фінал Андреєску та Вінус розіграють із Габріелою Дабровскі з Канадита американцем Натаніелем Леммонсом, які у свою чергу взяли гору надамерикансько-британським мікстом Ейжа Мухаммад - Ллойд Гласспул - 7:5, 6:7(2:7), 11: 9.</text:p>
      <text:p text:style-name="P4">
In the other semifinals, Japanese Mia Kato and German Tim Puc will meet the I -Indonesian -Niederland mixed steam of Aldyl Dandjiadiadiadiadadkoop.</text:p>
      <text:p text:style-name="P4">
<text:span text:style-name="T4">
 Read also: </text:span>
 [Svitolina leaves "Rolan Garros-2023" after a match(https://www.ukrinform.ua/rubric-sports/3719069-svitolina-zalisae-rolan-garros2023-pisla-matcu-14-finalu.html)</text:p>
      <text:p text:style-name="P4">
«Ролан Гаррос» триватиме до 11 червня.</text:p>
      <text:p text:style-name="P4">
Фото: Getty Images/Global Images Ukraine.</text:p>
      <text:p text:style-name="P4">
News Source: <text:a xlink:type="simple" xlink:href="https://www.ukrinform.ua/rubric-sports/3719193-kostuk-ne-vdalosa-probitisa-do-pivfinalu-rolan-garros.html" text:style-name="Internet_20_link" text:visited-style-name="Visited_20_Internet_20_Link">
https://www.ukrinform.ua/rubric-sports/3719193-kostuk-ne-vdalosa-probitisa-do-pivfinalu-rolan-garros.html</text:a>
</text:p>
      <!--NEWS-->
      <text:h text:style-name="P10" text:outline-level="1">
<text:span text:style-name="T4">
Ukraine is doing everything to make a blackout - President</text:span>
</text:h>
      <text:p text:style-name="P4">
Authors: Ukrinform (Person)</text:p>
      <text:p text:style-name="P4">
Publisher: Укринформ (Organization)</text:p>
      <text:p text:style-name="P4">
Published Time: 2023-06-06T19:14:00+03:00</text:p>
      <text:p text:style-name="P4">
Modified Time: 2023-06-06T19:14:00+03:00</text:p>
      <text:p text:style-name="P4">
Description: Ukraine is already doing everything possible to make the next winter black shelling associated with Russian shelling. - Ukrinform.</text:p>
      <text:p text:style-name="P4">
Images: ['<text:a xlink:type="simple" xlink:href="https://static.ukrinform.com/photos/2023_06/thumb_files/630_360_1686067969-249.jpeg" text:style-name="Internet_20_link" text:visited-style-name="Visited_20_Internet_20_Link">
630_360_16860...</text:a>
']</text:p>
      <text:p text:style-name="P4">
Tags: ['Блекаут', 'Зеленський', 'Війна з Росією']</text:p>
      <text:p text:style-name="P4">
Type: Article</text:p>
      <!--METADATA-->
      <text:p text:style-name="P4">
<draw:frame draw:style-name="fr1" draw:name="Image227" text:anchor-type="as-char" svg:width="6.9236in" svg:height="3.956343in" draw:z-index="0">
<draw:image xlink:href="../Images/yкринформ/2023-06-06T19-14-00-03-00/630_360_1686067969-249.jpeg" xlink:type="simple" xlink:show="embed" xlink:actuate="onLoad" draw:mime-type="image/jpeg"/>
</draw:frame>
The Ukrainian is doing everything possible to make the next winter blackout associated with the Russian units.</text:p>
      <text:p text:style-name="P4">
President of Ukraine Volodymyr Zelensky said this at a press conference UKIEV, Ukrinform correspondent reports.</text:p>
      <text:p text:style-name="P4">
"Can I say that there will be no blackberry in the winter, how do I say that? We do not. We will definitely be more powerful than it was last winter. We are more serious about this, ”Zelensky said.</text:p>
      <text:p text:style-name="P4">
<text:span text:style-name="T4">
 Read also: </text:span>
 <text:a xlink:type="simple" xlink:href="https://www.ukrinform.ua/rubric-ato/3719189-demobilizacii-poki-ne-bude-bo-trivae-vijna-zelenskij.html" text:style-name="Internet_20_link" text:visited-style-name="Visited_20_Internet_20_Link">
Demobilization is not yet there, because the war is ongoing - <text:span text:style-name="T4">
 Zelensky </text:span>
</text:a>
According to him, the winter of Buda was difficult, but Ukraine was able to withstand. In particular, through the help of international partners, favorable weather, temperature.</text:p>
      <text:p text:style-name="P4">
Regarding energy, the President added, logistics has already been built with many states so that there is no shortage of one or the other. The countries will help and provide Ukraine with the necessary. "We do not know what winter will be. We can win the winter. Maybe yes. We want it, ”the President added.</text:p>
      <text:p text:style-name="P4">
<text:span text:style-name="T4">
 Read also: </text:span>
 <text:a xlink:type="simple" xlink:href="https://www.ukrinform.ua/rubric-society/3719171-naslidki-pidrivu-kahovskoi-ges-budut-zrozumili-za-tizden-zelenskij.html" text:style-name="Internet_20_link" text:visited-style-name="Visited_20_Internet_20_Link">
the consequences of Kakhovskaya hydroelectric power plant will be clear to the glow - <text:span text:style-name="T4">
 Zelensky </text:span>
</text:a>
As reported by Ukrinform, last winter the Kremlin tried to destroy the civilian energy infrastructure of Ukraine.</text:p>
      <text:p text:style-name="P4">
Photo: op</text:p>
      <text:p text:style-name="P4">
News Source: <text:a xlink:type="simple" xlink:href="https://www.ukrinform.ua/rubric-ato/3719196-ukraina-robit-use-sob-nastupnoi-zimi-ne-stavsa-blekaut-prezident.html" text:style-name="Internet_20_link" text:visited-style-name="Visited_20_Internet_20_Link">
https://www.ukrinform.ua/rubric-ato/3719196-ukraina-robit-use-sob-nastupnoi-zimi-ne-stavsa-blekaut-prezident.html</text:a>
</text:p>
      <!--NEWS-->
      <text:h text:style-name="P10" text:outline-level="1">
<text:span text:style-name="T4">
In the western and northern regions tomorrow - short -term rains, in the afternoon up to +27 °</text:span>
</text:h>
      <text:p text:style-name="P4">
Authors: Ukrinform (Person)</text:p>
      <text:p text:style-name="P4">
Publisher: Укринформ (Organization)</text:p>
      <text:p text:style-name="P4">
Published Time: 2023-06-06T19:15:00+03:00</text:p>
      <text:p text:style-name="P4">
Modified Time: 2023-06-06T19:15:00+03:00</text:p>
      <text:p text:style-name="P4">
Description: In Ukraine, on June 7, short-term rains are predicted in the western and northern regions, the temperature at night 11-16 °, in the afternoon 22-27 °. - Ukrinform.</text:p>
      <text:p text:style-name="P4">
Images: ['<text:a xlink:type="simple" xlink:href="https://static.ukrinform.com/photos/2019_07/thumb_files/630_360_1562776066-258.jpeg" text:style-name="Internet_20_link" text:visited-style-name="Visited_20_Internet_20_Link">
630_360_15627...</text:a>
']</text:p>
      <text:p text:style-name="P4">
Tags: ['Дощ', 'Гроза', 'Погода', 'Прогноз', 'Літо']</text:p>
      <text:p text:style-name="P4">
Type: Article</text:p>
      <!--METADATA-->
      <text:p text:style-name="P4">
<draw:frame draw:style-name="fr1" draw:name="Image228" text:anchor-type="as-char" svg:width="6.9236in" svg:height="3.956343in" draw:z-index="0">
<draw:image xlink:href="../Images/yкринформ/2023-06-06T19-15-00-03-00/630_360_1562776066-258.jpeg" xlink:type="simple" xlink:show="embed" xlink:actuate="onLoad" draw:mime-type="image/jpeg"/>
</draw:frame>
In Ukraine on June 7, short-term rains are forecast in the western and northern regions, the temperature at night 11-16 °, in the afternoon 22-27 °.</text:p>
      <text:p text:style-name="P4">
Ukrinform was reported at the Ukrainian Hydrometeorological Center.</text:p>
      <text:p text:style-name="P4">
"In the western regions, short-term rains, sometimes with thunderstorms; in the rest of the precipitation, only in the afternoon in most northern and Vinnytsia regions, locally rain. Wind mostly southeast, 5-10 m/s. Temperature at night 11-16 °, in the east and northern East of the country 8-13 °; in the afternoon 22-27 °, in Western holes 18-23 °, "-the message reads.</text:p>
      <text:p text:style-name="P4">
In Kiev and the region on Wednesday night without precipitation, in the afternoon light rain. In the capital, the temperature at night14-16 °, in the afternoon 24-26 °, in Kyiv region at night 11-16 °, in the afternoon 22-27 °.</text:p>
      <text:p text:style-name="P4">
<text:span text:style-name="T4">
 Read also: </text:span>
 <text:a xlink:type="simple" xlink:href="https://www.ukrinform.ua/rubric-kyiv/3717054-u-kievi-traven-viavivsa-najsuhisim-za-ves-cas-sposterezen.html" text:style-name="Internet_20_link" text:visited-style-name="Visited_20_Internet_20_Link">
in Kiev May turned out to be the driest for the entire time</text:a>
Forecasters are forecast on June 8-9 in western, in places in the northern regions, rains, thunderstorms; In the rest of the territory is small cloudy, no precipitation. Virror East, Southeast, 5-10 m/s.</text:p>
      <text:p text:style-name="P4">
Temperature at night 11-16 °, in the afternoon 23-28 °, June 9 in the southern part of 25-30 °, Nastvidy, June 8 and in the northern regions 19-24 °.</text:p>
      <text:p text:style-name="P4">
In Kyiv and the region, on June 8-9, short-term [rain] is expected in places(https://www.ukrinform.ua/tag-dos), thunderstorms. East wind, southeast, 5-10 m/s. In the capital, the temperature at night is 14-16 °; in the afternoon 8 June 21-23 °, June 926-28 °; in Kyiv region at night 11-16 °; On June 8, 19-24 °, June 9, 23-28 °.</text:p>
      <text:p text:style-name="P4">
According to the forecast, on weekends in the western, southern and northern regions, on June 11, day and in the central and eastern regions, short -term rains, thunderstorms, in the rest of the territory without precipitation are likely.</text:p>
      <text:p text:style-name="P4">
<text:span text:style-name="T4">
 Read also: </text:span>
 <text:a xlink:type="simple" xlink:href="https://www.ukrinform.ua/rubric-world/3714966-brazilia-prijme-konferenciu-oon-z-pitan-klimatu.html" text:style-name="Internet_20_link" text:visited-style-name="Visited_20_Internet_20_Link">
<text:span text:style-name="T4">
 Brazil </text:span>
 <text:span text:style-name="T4">
 </text:span>
 Adop <text:span text:style-name="T4">
 </text:span>
 Conference <text:span text:style-name="T4">
 </text:span>
 <text:span text:style-name="T4">
 UN </text:span>
 U <text:span text:style-name="T4">
 Questions </text:span>
 <text:span text:style-name="T4">
 </text:span>
 Climate **</text:a>
Temperature at night 11-17 °, in the south of the country up to 21 °; In the afternoon 10 June 24-30 °, 11 June 21-27 °.</text:p>
      <text:p text:style-name="P4">
In the metropolitan region on June 10 and night, on June 11, it is expected to rain, thunderstorms; in the rest of the time without precipitation. In Kiev the temperature at night14-16 °; In the afternoon of June 10, 27-29 °, June 11 24-26 °; in the region at night 11-16 °; in the afternoon 10 June 24-29 °, June 11 21-26 °.</text:p>
      <text:p text:style-name="P4">
News Source: <text:a xlink:type="simple" xlink:href="https://www.ukrinform.ua/rubric-regions/3719137-u-zahidnih-i-pivnicnih-oblastah-zavtra-korotkocasni-dosi-vden-do-27.html" text:style-name="Internet_20_link" text:visited-style-name="Visited_20_Internet_20_Link">
https://www.ukrinform.ua/rubric-regions/3719137-u-zahidnih-i-pivnicnih-oblastah-zavtra-korotkocasni-dosi-vden-do-27.html</text:a>
</text:p>
      <!--NEWS-->
      <text:h text:style-name="P10" text:outline-level="1">
<text:span text:style-name="T4">
Ukraine reacted to the "greeting" of the UN on the occasion of Russian Day</text:span>
</text:h>
      <text:p text:style-name="P4">
Authors: Ukrinform (Person)</text:p>
      <text:p text:style-name="P4">
Publisher: Укринформ (Organization)</text:p>
      <text:p text:style-name="P4">
Published Time: 2023-06-06T19:16:00+03:00</text:p>
      <text:p text:style-name="P4">
Modified Time: 2023-06-06T19:16:00+03:00</text:p>
      <text:p text:style-name="P4">
Description: Since the United Nations still did not respond specifically to the dismantling of the Kakhovsky Hydroelectric Power Plant, but did not forget to congratulate the Russian Language Day, Ukraine published its sarcastic "greetings" of the UN. - Ukrinform.</text:p>
      <text:p text:style-name="P4">
Images: ['<text:a xlink:type="simple" xlink:href="https://static.ukrinform.com/photos/2020_05/thumb_files/630_360_1590137343-205.jpg" text:style-name="Internet_20_link" text:visited-style-name="Visited_20_Internet_20_Link">
630_360_15901...</text:a>
']</text:p>
      <text:p text:style-name="P4">
Tags: ['ООН', 'Україна', 'Російська мова']</text:p>
      <text:p text:style-name="P4">
Type: Article</text:p>
      <!--METADATA-->
      <text:p text:style-name="P4">
<draw:frame draw:style-name="fr1" draw:name="Image229" text:anchor-type="as-char" svg:width="6.9236in" svg:height="3.956343in" draw:z-index="0">
<draw:image xlink:href="../Images/yкринформ/2023-06-06T19-16-00-03-00/630_360_1590137343-205.jpg" xlink:type="simple" xlink:show="embed" xlink:actuate="onLoad" draw:mime-type="image/jpeg"/>
</draw:frame>
Since the organization of the United Nations still did not respond specifically to the undermining of the Damikhov Hydroelectric Power Plant, but did not forget to congratulate the Russian Language Day, Ukraine published its sarcastic "greetings" of the UN.</text:p>
      <text:p text:style-name="P4">
According to Ukrinform, the corresponding post appeared on the official page of Ukraine <text:a xlink:type="simple" xlink:href="https://twitter.com/Ukraine/status/1666051761096867844" text:style-name="Internet_20_link" text:visited-style-name="Visited_20_Internet_20_Link">
Twitter</text:a>
.</text:p>
      <text:p text:style-name="P4">
"Happy Russian Language Day, UN!", - the message reads.</text:p>
      <text:p text:style-name="P4">
The photo under the text in the post shows the hall of the UN General Assembly, which is already started with water.</text:p>
      <text:p text:style-name="P4">
Photo: Twitter/Ukraine</text:p>
      <text:p text:style-name="P4">
UN in the morning on Tuesday released <text:a xlink:type="simple" xlink:href="https://twitter.com/UN/status/1665932022160965632" text:style-name="Internet_20_link" text:visited-style-name="Visited_20_Internet_20_Link">
post</text:a>
In Twitter, in which she reported that on June 6 - the day of the Russian language.</text:p>
      <text:p text:style-name="P4">
In the same post, readers were asked to join the UN Russian -speaking page to track the organization's materials.</text:p>
      <text:p text:style-name="P4">
However, no reaction or condemnation of the Russian army for ecocide in Ukraine as a result of a terract at a hydroelectric power plant near Nova Kakhovka was non -government.</text:p>
      <text:p text:style-name="P4">
<text:span text:style-name="T4">
 Read also: </text:span>
 <text:a xlink:type="simple" xlink:href="https://www.ukrinform.ua/rubric-polytics/3718936-oon-opriludnila-tvit-pro-rosijsku-movu-i-ne-zgadala-pro-kahovsku-ges-mzs-oburilosa.html" text:style-name="Internet_20_link" text:visited-style-name="Visited_20_Internet_20_Link">
UNS <text:span text:style-name="T4">
 UNSCOCKS </text:span>
: “We teach Russian!T - terror, e - ecocid »</text:a>
Around 2:00 pm on the Twitter Twitter released a non -calculated <text:a xlink:type="simple" xlink:href="https://twitter.com/UN/status/1666038635081129986" text:style-name="Internet_20_link" text:visited-style-name="Visited_20_Internet_20_Link">
post</text:a>
, which does not mention the aggression of the Russian Federation, nor undermined dams in Kherson region.</text:p>
      <text:p text:style-name="P4">
“The civilian population and civil infrastructure are not a goal. They need to be protected. In any time. Everywhere, ” - said in <text:a xlink:type="simple" xlink:href="https://www.ukrinform.ua/tag-oon" text:style-name="Internet_20_link" text:visited-style-name="Visited_20_Internet_20_Link">
UN</text:a>
.</text:p>
      <text:p text:style-name="P4">
As it was reported, Russian occupation troops on the night(https://www.ukrinform.ua/rubric-other_news/3718791-pidriv-rosianami-kahovskoi-ges-vsi-novini.html). The gestation is not subject to. The evacuation of people from flooded villages continues.</text:p>
      <text:p text:style-name="P4">
News Source: <text:a xlink:type="simple" xlink:href="https://www.ukrinform.ua/rubric-society/3719198-ukraina-vidreaguvala-na-privitanna-oon-z-nagodi-dna-rosijskoi-movi.html" text:style-name="Internet_20_link" text:visited-style-name="Visited_20_Internet_20_Link">
https://www.ukrinform.ua/rubric-society/3719198-ukraina-vidreaguvala-na-privitanna-oon-z-nagodi-dna-rosijskoi-movi.html</text:a>
</text:p>
      <!--NEWS-->
      <text:h text:style-name="P10" text:outline-level="1">
<text:span text:style-name="T4">
Partners are ready to provide F-16, but it requires infrastructure-Zelensky</text:span>
</text:h>
      <text:p text:style-name="P4">
Authors: Ukrinform (Person)</text:p>
      <text:p text:style-name="P4">
Publisher: Укринформ (Organization)</text:p>
      <text:p text:style-name="P4">
Published Time: 2023-06-06T19:17:00+03:00</text:p>
      <text:p text:style-name="P4">
Modified Time: 2023-06-06T19:17:00+03:00</text:p>
      <text:p text:style-name="P4">
Description: International partners are ready to provide Ukraine with F-16 fighters, but it is necessary to create proper infrastructure. - Ukrinform.</text:p>
      <text:p text:style-name="P4">
Images: ['<text:a xlink:type="simple" xlink:href="https://static.ukrinform.com/photos/2023_06/thumb_files/630_360_1686067969-429.jpeg" text:style-name="Internet_20_link" text:visited-style-name="Visited_20_Internet_20_Link">
630_360_16860...</text:a>
']</text:p>
      <text:p text:style-name="P4">
Tags: ['Винищувач', 'Зеленський', 'Війна з Росією', 'F-16']</text:p>
      <text:p text:style-name="P4">
Type: Article</text:p>
      <!--METADATA-->
      <text:p text:style-name="P4">
<draw:frame draw:style-name="fr1" draw:name="Image231" text:anchor-type="as-char" svg:width="6.9236in" svg:height="3.956343in" draw:z-index="0">
<draw:image xlink:href="../Images/yкринформ/2023-06-06T19-17-00-03-00/630_360_1686067969-429.jpeg" xlink:type="simple" xlink:show="embed" xlink:actuate="onLoad" draw:mime-type="image/jpeg"/>
</draw:frame>
International partners are ready to provide Ukraine with F-16 fighters, but it is necessary to create proper infrastructure for this.</text:p>
      <text:p text:style-name="P4">
President Volodymyr Zelenskyy said this at a press conference, Ukrinform reports reports</text:p>
      <text:p text:style-name="P4">
"As for F-16 and Infrastructure. Infrastructure is gone, it will be built and prepared. There is no point in cooking it until we will not have an agreement however that we will have appropriate planes. Today our last is very important in Moldova, where I had one closed meeting With the countries that have confirmed that they will definitely give us the F -16, " - said <text:a xlink:type="simple" xlink:href="https://www.ukrinform.ua/tag-zelenskij" text:style-name="Internet_20_link" text:visited-style-name="Visited_20_Internet_20_Link">
Zelensky</text:a>
Noting that the training of infrastructure is unlikely to be able to carry out the shipko.</text:p>
      <text:p text:style-name="P4">
He also stressed that the transfer of fighters requires the approval of partner countries and the US.</text:p>
      <text:p text:style-name="P4">
"I got from some European partners understanding about quantity(aircraft- ed.). Вона потужна. Я коли отримав цю інформацію, то у мене був деньщастя", - сказав Президент.</text:p>
      <text:p text:style-name="P4">
Як повідомлялося, у травні президент США сказав лідерам G7, що Сполучені Штатипідтримають зусилля з навчання українських пілотів на повітряних суднах F-16.</text:p>
      <text:p text:style-name="P4">
<text:span text:style-name="T4">
Читайте також:</text:span>
 <text:a xlink:type="simple" xlink:href="https://www.ukrinform.ua/rubric-world/3718517-nimeccina-viznacitsa-z-vinisuvacami-dla-ukraini-vprodovz-dvoh-tizniv.html" text:style-name="Internet_20_link" text:visited-style-name="Visited_20_Internet_20_Link">
 Німеччина визначиться з винищувачами для України впродовждвох тижнів </text:a>
Subsequently, Prime Minister Richa Snak stated that they greet the US on approval of Ukrainian pilots preparation on F-16 fighters. He added that the British would work with the US, the Netherlands, Belgium Tadania to give Ukraine the necessary combat capacity. .</text:p>
      <text:p text:style-name="P4">
Subsequently, the Minister of Foreign Affairs of Ukraine Dmytro Kuleba noted that Portugal would also be fulfilled.</text:p>
      <text:p text:style-name="P4">
It is known that the coalition has already included 8 countries, including Poland, Sweden Tafranium.</text:p>
      <text:p text:style-name="P4">
<text:span text:style-name="T5">
Foto: op</text:span>
</text:p>
      <text:p text:style-name="P4">
News Source: <text:a xlink:type="simple" xlink:href="https://www.ukrinform.ua/rubric-ato/3719200-partneri-gotovi-nadati-f16-ale-dla-cogo-potribna-infrastruktura-zelenskij.html" text:style-name="Internet_20_link" text:visited-style-name="Visited_20_Internet_20_Link">
https://www.ukrinform.ua/rubric-ato/3719200-partneri-gotovi-nadati-f16-ale-dla-cogo-potribna-infrastruktura-zelenskij.html</text:a>
</text:p>
      <!--NEWS-->
      <text:h text:style-name="P10" text:outline-level="1">
<text:span text:style-name="T4">
Today, the UN Council will discuss the blast of Kakhovskaya hydroelectric power station by Russia</text:span>
</text:h>
      <text:p text:style-name="P4">
Authors: Ukrinform (Person)</text:p>
      <text:p text:style-name="P4">
Publisher: Укринформ (Organization)</text:p>
      <text:p text:style-name="P4">
Published Time: 2023-06-06T19:20:00+03:00</text:p>
      <text:p text:style-name="P4">
Modified Time: 2023-06-06T19:20:00+03:00</text:p>
      <text:p text:style-name="P4">
Description: The UN Security Council will discuss on Tuesday the blast of the Kakhovsk Hydroelectric Power Plant. - Ukrinform.</text:p>
      <text:p text:style-name="P4">
Images: ['<text:a xlink:type="simple" xlink:href="https://static.ukrinform.com/photos/2022_01/thumb_files/630_360_1643665289-546.jpeg" text:style-name="Internet_20_link" text:visited-style-name="Visited_20_Internet_20_Link">
630_360_16436...</text:a>
']</text:p>
      <text:p text:style-name="P4">
Tags: ['Україна', 'Радбез ООН', 'Каховська ГЕС']</text:p>
      <text:p text:style-name="P4">
Type: Article</text:p>
      <!--METADATA-->
      <text:p text:style-name="P4">
<draw:frame draw:style-name="fr1" draw:name="Image232" text:anchor-type="as-char" svg:width="6.9236in" svg:height="3.956343in" draw:z-index="0">
<draw:image xlink:href="../Images/yкринформ/2023-06-06T19-20-00-03-00/630_360_1643665289-546.jpeg" xlink:type="simple" xlink:show="embed" xlink:actuate="onLoad" draw:mime-type="image/jpeg"/>
</draw:frame>
The UN Security on Tuesday will discuss the blast of the Dams of the Kakhovka Hydroelectric Power Plant by Russia.</text:p>
      <text:p text:style-name="P4">
According to Ukrinform correspondent in New York, the meeting of the RB is initiated by Ukraine.</text:p>
      <text:p text:style-name="P4">
It will start at 16:00(At 23:00 for Kiev).</text:p>
      <text:p text:style-name="P4">
<text:span text:style-name="T4">
Читайте також:</text:span>
 <text:a xlink:type="simple" xlink:href="https://www.ukrinform.ua/rubric-polytics/3719190-se-odin-rujnivnij-naslidok-vtorgnenna-gensek-oon-vidreaguvav-na-pidriv-kahovskoi-dambi.html" text:style-name="Internet_20_link" text:visited-style-name="Visited_20_Internet_20_Link">
 Ще один руйнівний наслідок вторгнення: Генсек ООНвідреагував на підрив Каховської дамби </text:a>
As it was reported, Russian troops on the night against June 6 carried out underwidth of the hydroelectric power station. As a result of the blasting of the machine hall inside, the station is completely destroyed.</text:p>
      <text:p text:style-name="P4">
The evacuation of the population from potential flooding areas has begun.</text:p>
      <text:p text:style-name="P4">
News Source: <text:a xlink:type="simple" xlink:href="https://www.ukrinform.ua/rubric-polytics/3719204-sogodni-radbez-oon-obgovorit-pidriv-rosieu-grebli-kahovskoi-ges.html" text:style-name="Internet_20_link" text:visited-style-name="Visited_20_Internet_20_Link">
https://www.ukrinform.ua/rubric-polytics/3719204-sogodni-radbez-oon-obgovorit-pidriv-rosieu-grebli-kahovskoi-ges.html</text:a>
</text:p>
      <!--NEWS-->
      <text:h text:style-name="P10" text:outline-level="1">
<text:span text:style-name="T4">
Ukraine's youth team went to Austria on the eve of Euro 2023</text:span>
</text:h>
      <text:p text:style-name="P4">
Authors: Ukrinform (Person)</text:p>
      <text:p text:style-name="P4">
Publisher: Укринформ (Organization)</text:p>
      <text:p text:style-name="P4">
Published Time: 2023-06-06T19:21:00+03:00</text:p>
      <text:p text:style-name="P4">
Modified Time: 2023-06-06T19:21:00+03:00</text:p>
      <text:p text:style-name="P4">
Description: On June 16, Blue and Yellows will play a control match with Ireland. - Ukrinform.</text:p>
      <text:p text:style-name="P4">
Images: ['<text:a xlink:type="simple" xlink:href="https://static.ukrinform.com/photos/2023_06/thumb_files/630_360_1686068391-573.jpg" text:style-name="Internet_20_link" text:visited-style-name="Visited_20_Internet_20_Link">
630_360_16860...</text:a>
']</text:p>
      <text:p text:style-name="P4">
Tags: ['Футбол']</text:p>
      <text:p text:style-name="P4">
Type: Article</text:p>
      <!--METADATA-->
      <text:p text:style-name="P4">
<draw:frame draw:style-name="fr1" draw:name="Image233" text:anchor-type="as-char" svg:width="6.9236in" svg:height="3.956343in" draw:z-index="0">
<draw:image xlink:href="../Images/yкринформ/2023-06-06T19-21-00-03-00/630_360_1686068391-573.jpg" xlink:type="simple" xlink:show="embed" xlink:actuate="onLoad" draw:mime-type="image/jpeg"/>
</draw:frame>
On June 16, Blue and Yellows will play a control match with Ireland.</text:p>
      <text:p text:style-name="P4">
The players of the youth team of Ukraine went to the preparatory fee for the Austrina events before the European Championship-2023, players playing abroad will join the team already in Austria, <text:a xlink:type="simple" xlink:href="https://uaf.ua/article/48417" text:style-name="Internet_20_link" text:visited-style-name="Visited_20_Internet_20_Link">
reports</text:a>
UAF press service, Ukrinform reports.</text:p>
      <text:p text:style-name="P4">
In Austria, the Rotana is plans to hold one control match. On June 16, the Ukrainian stonemason will play with peers from Ireland.</text:p>
      <text:p text:style-name="P4">
The U-21 national team was in the group in Euro-2023, where it will play with Romania, Croatia and Spain. The playoffs of the youth championship of Europe will be released by dwinhale teams from each quartet.</text:p>
      <text:p text:style-name="P4">
<text:span text:style-name="T4">
 Read also: </text:span>
 [<text:span text:style-name="T4">
 Rotan </text:span>
 named the composition of the U21 football national team to participate before euros(https://www.ukrinform.ua/rubric-sports/3718485-rotan-nazvav-sklad-futbolnoi-zbirnoi-u21-dla-ucasti-u-zbori-pered-evro.html)Euro 2023 will be held from June 21 to July 8.</text:p>
      <text:p text:style-name="P4">
Photo: uaf.ua</text:p>
      <text:p text:style-name="P4">
News Source: <text:a xlink:type="simple" xlink:href="https://www.ukrinform.ua/rubric-sports/3719201-molodizna-zbirna-ukraini-virusila-na-zbir-do-avstrii-naperedodni-evro2023.html" text:style-name="Internet_20_link" text:visited-style-name="Visited_20_Internet_20_Link">
https://www.ukrinform.ua/rubric-sports/3719201-molodizna-zbirna-ukraini-virusila-na-zbir-do-avstrii-naperedodni-evro2023.html</text:a>
</text:p>
      <!--NEWS-->
      <text:h text:style-name="P10" text:outline-level="1">
<text:span text:style-name="T4">
Zelensky said when the formula of the peace can take place</text:span>
</text:h>
      <text:p text:style-name="P4">
Authors: Ukrinform (Person)</text:p>
      <text:p text:style-name="P4">
Publisher: Укринформ (Organization)</text:p>
      <text:p text:style-name="P4">
Published Time: 2023-06-06T19:25:00+03:00</text:p>
      <text:p text:style-name="P4">
Modified Time: 2023-06-06T19:25:00+03:00</text:p>
      <text:p text:style-name="P4">
Description: The first formula of the formula of peace could happen in June, but it is still necessary to persuade several countries to join it. - Ukrinform.</text:p>
      <text:p text:style-name="P4">
Images: ['<text:a xlink:type="simple" xlink:href="https://static.ukrinform.com/photos/2023_06/thumb_files/630_360_1686067034-306.jpeg" text:style-name="Internet_20_link" text:visited-style-name="Visited_20_Internet_20_Link">
630_360_16860...</text:a>
']</text:p>
      <text:p text:style-name="P4">
Tags: ['Зеленський', 'Війна з Росією', 'Формула миру']</text:p>
      <text:p text:style-name="P4">
Type: Article</text:p>
      <!--METADATA-->
      <text:p text:style-name="P4">
<draw:frame draw:style-name="fr1" draw:name="Image235" text:anchor-type="as-char" svg:width="6.9236in" svg:height="3.956343in" draw:z-index="0">
<draw:image xlink:href="../Images/yкринформ/2023-06-06T19-25-00-03-00/630_360_1686067034-306.jpeg" xlink:type="simple" xlink:show="embed" xlink:actuate="onLoad" draw:mime-type="image/jpeg"/>
</draw:frame>
The first formula of the peace formula could happen in June, but still need to be convinced of the countries to join it.</text:p>
      <text:p text:style-name="P4">
President Volodymyr Zelenskyy told this at a press conference in Kiev, Ukrinform correspondent reports.</text:p>
      <text:p text:style-name="P4">
"We could hold(Summit - ed.)And in June, but without several states, which are very needed. I think we need to wait and still to squeeze the tuke of the states we need. We need a result!This is about formular, "the head of state said.</text:p>
      <text:p text:style-name="P4">
<text:span text:style-name="T4">
 Read also: </text:span>
 <text:a xlink:type="simple" xlink:href="https://www.ukrinform.ua/rubric-ato/3719094-zelenskij-obgovoriv-iz-specposlancem-papi-rimskogo-ukrainsku-formulu-miru.html" text:style-name="Internet_20_link" text:visited-style-name="Visited_20_Internet_20_Link">
Zelensky discussed with the specialist of Pope Roman Ukrainian <text:span text:style-name="T4">
 Formula </text:span>
 <text:span text:style-name="T4">
 </text:span>
 peace **</text:a>
He added that the peace formula will happen when these states are ready.</text:p>
      <text:p text:style-name="P4">
As reported by Ukrinform, President of Ukraine Volodymyr Zelensky in November2022 in a speech to the participants of the summit "Group of twenty" <text:a xlink:type="simple" xlink:href="https://www.ukrinform.ua/rubric-polytics/3614525-formula-miru-zelenskij-nazvav-10-umov-pripinenna-vijni-v-ukraini.html" text:style-name="Internet_20_link" text:visited-style-name="Visited_20_Internet_20_Link">
representative of the Ukrainian formula of peace with 10 points</text:a>
.</text:p>
      <text:p text:style-name="P4">
<text:span text:style-name="T4">
 Read also: </text:span>
 <text:a xlink:type="simple" xlink:href="https://www.ukrinform.ua/rubric-polytics/3717755-ermak-obgovoriv-iz-sallivanom-realizaciu-ukrainskoi-formuli-miru.html" text:style-name="Internet_20_link" text:visited-style-name="Visited_20_Internet_20_Link">
Yermak discussed with Sullivan Ukrainian <text:span text:style-name="T4">
 formula </text:span>
 <text:span text:style-name="T4">
 peace </text:span>
</text:a>
During a speech at the G7 summit in Hiroshima in May, Zelensky suggested that Ulipna gather an international summit dedicated to the Ukrainian formula of peace.</text:p>
      <text:p text:style-name="P4">
Photo: op</text:p>
      <text:p text:style-name="P4">
News Source: <text:a xlink:type="simple" xlink:href="https://www.ukrinform.ua/rubric-polytics/3719205-zelenskij-skazav-koli-moze-vidbutisa-samit-formuli-miru.html" text:style-name="Internet_20_link" text:visited-style-name="Visited_20_Internet_20_Link">
https://www.ukrinform.ua/rubric-polytics/3719205-zelenskij-skazav-koli-moze-vidbutisa-samit-formuli-miru.html</text:a>
</text:p>
      <!--NEWS-->
      <text:h text:style-name="P10" text:outline-level="1">
<text:span text:style-name="T4">
Kuleba discussed with Borrel's blasting the Kakhovka Dam - EU is ready to assist</text:span>
</text:h>
      <text:p text:style-name="P4">
Authors: Ukrinform (Person)</text:p>
      <text:p text:style-name="P4">
Publisher: Укринформ (Organization)</text:p>
      <text:p text:style-name="P4">
Published Time: 2023-06-06T19:27:00+03:00</text:p>
      <text:p text:style-name="P4">
Modified Time: 2023-06-06T19:27:00+03:00</text:p>
      <text:p text:style-name="P4">
Description: The European Union is ready to assist in order to mitigate the consequences of blasting the Kakhovskaya Hydroelectric Power Products. - Ukrinform.</text:p>
      <text:p text:style-name="P4">
Images: ['<text:a xlink:type="simple" xlink:href="https://static.ukrinform.com/photos/2023_05/thumb_files/630_360_1685367365-251.jpg" text:style-name="Internet_20_link" text:visited-style-name="Visited_20_Internet_20_Link">
630_360_16853...</text:a>
']</text:p>
      <text:p text:style-name="P4">
Tags: ['Євросоюз', 'Дмитро Кулеба', 'Каховська ГЕС', 'Боррель']</text:p>
      <text:p text:style-name="P4">
Type: Article</text:p>
      <!--METADATA-->
      <text:p text:style-name="P4">
<draw:frame draw:style-name="fr1" draw:name="Image236" text:anchor-type="as-char" svg:width="6.9236in" svg:height="3.956343in" draw:z-index="0">
<draw:image xlink:href="../Images/yкринформ/2023-06-06T19-27-00-03-00/630_360_1685367365-251.jpg" xlink:type="simple" xlink:show="embed" xlink:actuate="onLoad" draw:mime-type="image/jpeg"/>
</draw:frame>
The European Union is ready to assist for mitigating the consequences of the Kakhovskaya hydroelectric power plants.</text:p>
      <text:p text:style-name="P4">
This was reported by Foreign Minister Dmitry Kuleb in <text:a xlink:type="simple" xlink:href="https://twitter.com/dmytrokuleba/status/1666108725696839680" text:style-name="Internet_20_link" text:visited-style-name="Visited_20_Internet_20_Link">
Twitter</text:a>
Suspensions of conversation with the high representative of the EU Josep Borrel, reports Ukrinform.</text:p>
      <text:p text:style-name="P4">
"I had a conversation with Josep Borrel and told him how Russia's Podirvakakhov Dam and what consequences it has for humans and the environment. The EUS is ready to provide the necessary and humanitarian assistance to mitigate the consequences of Russia caused by Russia," Kuleba wrote.</text:p>
      <text:p text:style-name="P4">
*!(https://www.ukrinform.ua/rubric-polytics/3719204-sogodni-radbez-oon-obgovorit-pidriv-rosieu-grebli-kahovskoi-ges.html)As reported by Ukrinform, on the night against June 6, the Russian army <text:a xlink:type="simple" xlink:href="https://www.ukrinform.ua/rubric-other_news/3718791-pidriv-rosianami-kahovskoi-ges-vsi-novini.html" text:style-name="Internet_20_link" text:visited-style-name="Visited_20_Internet_20_Link">
Podirvladamba Kakhovka hydroelectric power station</text:a>
. Nakherson region began to evacuate the population from dangerous places for which there are risk.</text:p>
      <text:p text:style-name="P4">
On the fact of undermining the Kakhovskaya hydroelectric power station, law enforcement officers began <text:a xlink:type="simple" xlink:href="https://www.ukrinform.ua/rubric-ato/3718822-pidriv-kahovskoi-ges-ukraina-porusila-spravu-za-statteu-ekocid.html" text:style-name="Internet_20_link" text:visited-style-name="Visited_20_Internet_20_Link">
investigation under the article "Ecocide". </text:a>
Ukrhydroenergo stated that the Kakhovka hydroelectric power station is completely destroyed and recoverable.</text:p>
      <text:p text:style-name="P4">
News Source: <text:a xlink:type="simple" xlink:href="https://www.ukrinform.ua/rubric-polytics/3719209-es-gotovij-nadati-dopomogu-kuleba-obgovoriv-iz-borrelem-pidriv-kahovskoi-dambi.html" text:style-name="Internet_20_link" text:visited-style-name="Visited_20_Internet_20_Link">
https://www.ukrinform.ua/rubric-polytics/3719209-es-gotovij-nadati-dopomogu-kuleba-obgovoriv-iz-borrelem-pidriv-kahovskoi-dambi.html</text:a>
</text:p>
      <!--NEWS-->
      <text:h text:style-name="P10" text:outline-level="1">
<text:span text:style-name="T4">
Water in Ingulka rose 60 centimeters, flooded pedestrian bridge</text:span>
</text:h>
      <text:p text:style-name="P4">
Authors: Ukrinform (Person)</text:p>
      <text:p text:style-name="P4">
Publisher: Укринформ (Organization)</text:p>
      <text:p text:style-name="P4">
Published Time: 2023-06-06T19:31:00+03:00</text:p>
      <text:p text:style-name="P4">
Modified Time: 2023-06-06T19:31:00+03:00</text:p>
      <text:p text:style-name="P4">
Description: In the Nikolaev area, the water level in the Ingulets River, which is the tributary of the Dnieper, rose 60 cm, pedestrian bridge near the village. Galaganivka is flooded. - Ukrinform.</text:p>
      <text:p text:style-name="P4">
Images: ['<text:a xlink:type="simple" xlink:href="https://static.ukrinform.com/photos/2023_06/thumb_files/630_360_1686069039-835.jpeg" text:style-name="Internet_20_link" text:visited-style-name="Visited_20_Internet_20_Link">
630_360_16860...</text:a>
']</text:p>
      <text:p text:style-name="P4">
Tags: ['Миколаївщина', 'Ріка', 'Вода']</text:p>
      <text:p text:style-name="P4">
Type: Article</text:p>
      <!--METADATA-->
      <text:p text:style-name="P4">
<draw:frame draw:style-name="fr1" draw:name="Image237" text:anchor-type="as-char" svg:width="6.9236in" svg:height="3.956343in" draw:z-index="0">
<draw:image xlink:href="../Images/yкринформ/2023-06-06T19-31-00-03-00/630_360_1686069039-835.jpeg" xlink:type="simple" xlink:show="embed" xlink:actuate="onLoad" draw:mime-type="image/jpeg"/>
</draw:frame>
The Mimikov region level of water in the Ingulets River, which is a tributary of the Dnieper, rose 60 cm, a pedestrian bridge near the village. Galaganivka is flooded.</text:p>
      <text:p text:style-name="P4">
This was reported by the head of the Sniguriv City Military Administration Ivankukht in <text:a xlink:type="simple" xlink:href="https://t.me/Snihyrivkachannel/390" text:style-name="Internet_20_link" text:visited-style-name="Visited_20_Internet_20_Link">
telegram</text:a>
, reports Ukrinform.</text:p>
      <text:p text:style-name="P4">
“As of 5:00 pm, the level of Ingulets River increased by about 60 cm. Galaganivka is flooded completely, ”Kukhta wrote.</text:p>
      <text:p text:style-name="P4">
According to him, travel with other bridges and bridges is possible.</text:p>
      <text:p text:style-name="P4">
As it was reported, on the night against June 6 <text:a xlink:type="simple" xlink:href="https://www.ukrinform.ua/rubric-other_news/3718791-pidriv-rosianami-kahovskoi-ges-vsi-novini.html" text:style-name="Internet_20_link" text:visited-style-name="Visited_20_Internet_20_Link">
Russian army blown up the Dumbleuka Hydroelectric Power Plant</text:a>
.  <text:span text:style-name="T4">
 Read also: </text:span>
 <text:a xlink:type="simple" xlink:href="https://www.ukrinform.ua/rubric-regions/3718961-riven-vodi-u-kahovskomu-vodoshovisi-vpav-na-15-metra.html" text:style-name="Internet_20_link" text:visited-style-name="Visited_20_Internet_20_Link">
<text:span text:style-name="T4">
 level </text:span>
 <text:span text:style-name="T4">
 </text:span>
 water in the Kakhovka reservoir fell by 1.5 meters</text:a>
In the Kherson region, the evacuation of the population from dangerous places for which Yerizik flooding began.</text:p>
      <text:p text:style-name="P4">
On the fact of the undermining of the Kakhovka hydroelectric power station, law enforcement agencies initiated the ecocide's lant.</text:p>
      <text:p text:style-name="P4">
Ukrhydroenergo stated that the Kakhovka hydroelectric power station is completely destroyed and recoverable.</text:p>
      <text:p text:style-name="P4">
<text:span text:style-name="T5">
Foto: Ivan Kuhta Telegram</text:span>
</text:p>
      <text:p text:style-name="P4">
News Source: <text:a xlink:type="simple" xlink:href="https://www.ukrinform.ua/rubric-regions/3719211-voda-v-ingulci-pidnalasa-na-60-sm-zatoplenij-pisohidnij-mist.html" text:style-name="Internet_20_link" text:visited-style-name="Visited_20_Internet_20_Link">
https://www.ukrinform.ua/rubric-regions/3719211-voda-v-ingulci-pidnalasa-na-60-sm-zatoplenij-pisohidnij-mist.html</text:a>
</text:p>
      <!--NEWS-->
      <text:h text:style-name="P10" text:outline-level="1">
<text:span text:style-name="T4">
The Ministry of Energy does not exclude imbalance in the power system because</text:span>
</text:h>
      <text:p text:style-name="P4">
Authors: Ukrinform (Person)</text:p>
      <text:p text:style-name="P4">
Publisher: Укринформ (Organization)</text:p>
      <text:p text:style-name="P4">
Published Time: 2023-06-06T19:32:00+03:00</text:p>
      <text:p text:style-name="P4">
Modified Time: 2023-06-06T19:32:00+03:00</text:p>
      <text:p text:style-name="P4">
Description: The catastrophe at the Kakhovka hydroelectric power station will affect the water level at other Ukrainian hydroelectric power plants, which may result in an imbalance in the power system. - Ukrinform.</text:p>
      <text:p text:style-name="P4">
Images: ['<text:a xlink:type="simple" xlink:href="https://static.ukrinform.com/photos/2022_12/thumb_files/630_360_1671200709-575.png" text:style-name="Internet_20_link" text:visited-style-name="Visited_20_Internet_20_Link">
630_360_16712...</text:a>
']</text:p>
      <text:p text:style-name="P4">
Tags: ['Електроенергія', 'Укренерго', 'Каховська ГЕС', 'Галущенко']</text:p>
      <text:p text:style-name="P4">
Type: Article</text:p>
      <!--METADATA-->
      <text:p text:style-name="P4">
<draw:frame draw:style-name="fr1" draw:name="Image238" text:anchor-type="as-char" svg:width="6.9236in" svg:height="3.956343in" draw:z-index="0">
<draw:image xlink:href="../Images/yкринформ/2023-06-06T19-32-00-03-00/630_360_1671200709-575.png" xlink:type="simple" xlink:show="embed" xlink:actuate="onLoad" draw:mime-type="image/png"/>
</draw:frame>
The catastrophan of Kakhovka hydroelectric power station will affect the water level at other Ukrainian hydroelectric power plants, which may result in an imbalance in the power system.</text:p>
      <text:p text:style-name="P4">
This was announced by Energy Minister Herman Galushchenko during an emergency of the International Advisory Council of High -level in connection with the Kakhovskaya HPP, Ukrinform reports with reference to <text:a xlink:type="simple" xlink:href="https://mev.gov.ua/novyna/herman-halushchenko-chlenam-mizhnarodnoyi-konsultatyvnoyi-rady-vysokoho-rivnya-pro-pidryv" text:style-name="Internet_20_link" text:visited-style-name="Visited_20_Internet_20_Link">
Ministry of Energy</text:a>
.</text:p>
      <text:p text:style-name="P4">
“The hydroelectric power plant was completely destroyed, the Russians blew it from the inside. It is not subject to resumption and reconstruction. We expect flooding of 80 settlements, the evacuation of the population becomes and all possible measures are being taken to protect people. It is a very difficult situation, especially in that part <text:a xlink:type="simple" xlink:href="https://www.ukrinform.ua/tag-hersonsina" text:style-name="Internet_20_link" text:visited-style-name="Visited_20_Internet_20_Link">
Kherson region</text:a>
, which was deookupov. Russian has exposed an ecocide in our country, ”the Ukrainian Minister said.</text:p>
      <text:p text:style-name="P4">
<text:span text:style-name="T4">
 Read also: </text:span>
 <text:a xlink:type="simple" xlink:href="https://www.ukrinform.ua/rubric-society/3719171-naslidki-pidrivu-kahovskoi-ges-budut-zrozumili-za-tizden-zelenskij.html" text:style-name="Internet_20_link" text:visited-style-name="Visited_20_Internet_20_Link">
the consequences of Kakhovskaya's blast <text:span text:style-name="T4">
 HPP </text:span>
 will be understood by the gap - Zelensky</text:a>
According to him, despite the fact that the station after occupation did not produce electricity in the system, the breakthrough has broken the integrity of all hydroelectric powerful. It is a risk that the hydropower that balance the Ukrainian energy system will not be able to work for the necessary power.</text:p>
      <text:p text:style-name="P4">
"In this regard, we are counting on supporting partners and increasing the capacity for increasing electricity imports up to 2 GW," Galushchenko.</text:p>
      <text:p text:style-name="P4">
As it was reported, Russian troops on June 6 <text:a xlink:type="simple" xlink:href="https://www.ukrinform.ua/rubric-other_news/3718791-pidriv-rosianami-kahovskoi-ges-vsi-novini.html" text:style-name="Internet_20_link" text:visited-style-name="Visited_20_Internet_20_Link">
carried out the blast of Kakhovskaya hydroelectric power station</text:a>
. Due to the undermining of the reservoirs, there are risks of flooding energy in Kherson region, including the Kherson TPP. Currently, the population from potential flooding areas is ongoing.</text:p>
      <text:p text:style-name="P4">
News Source: <text:a xlink:type="simple" xlink:href="https://www.ukrinform.ua/rubric-economy/3719213-minenergo-ne-viklucae-disbalansu-v-energosistemi-vnaslidok-pidrivu-kahovskoi-ges.html" text:style-name="Internet_20_link" text:visited-style-name="Visited_20_Internet_20_Link">
https://www.ukrinform.ua/rubric-economy/3719213-minenergo-ne-viklucae-disbalansu-v-energosistemi-vnaslidok-pidrivu-kahovskoi-ges.html</text:a>
</text:p>
      <!--NEWS-->
      <text:h text:style-name="P10" text:outline-level="1">
<text:span text:style-name="T4">
Svitolina: Disappointed that didn't go on today, but I did everything I could</text:span>
</text:h>
      <text:p text:style-name="P4">
Authors: Ukrinform (Person)</text:p>
      <text:p text:style-name="P4">
Publisher: Укринформ (Organization)</text:p>
      <text:p text:style-name="P4">
Published Time: 2023-06-06T19:32:57+03:00</text:p>
      <text:p text:style-name="P4">
Modified Time: 2023-06-06T19:32:57+03:00</text:p>
      <text:p text:style-name="P4">
Description: The Ukrainian completed the performances of Rolan Garros-2023. - Ukrinform.</text:p>
      <text:p text:style-name="P4">
Images: ['<text:a xlink:type="simple" xlink:href="https://static.ukrinform.com/photos/2023_06/thumb_files/630_360_1686069053-950.jpg" text:style-name="Internet_20_link" text:visited-style-name="Visited_20_Internet_20_Link">
630_360_16860...</text:a>
']</text:p>
      <text:p text:style-name="P4">
Tags: ['Світоліна', 'Теніс']</text:p>
      <text:p text:style-name="P4">
Type: Article</text:p>
      <!--METADATA-->
      <text:p text:style-name="P4">
<draw:frame draw:style-name="fr1" draw:name="Image239" text:anchor-type="as-char" svg:width="6.9236in" svg:height="3.956343in" draw:z-index="0">
<draw:image xlink:href="../Images/yкринформ/2023-06-06T19-32-57-03-00/630_360_1686069053-950.jpg" xlink:type="simple" xlink:show="embed" xlink:actuate="onLoad" draw:mime-type="image/jpeg"/>
</draw:frame>
Ukrainian reported performances on Rolan Garros-2023.</text:p>
      <text:p text:style-name="P4">
Elina Svitolina <text:a xlink:type="simple" xlink:href="https://twitter.com/rolandgarros/status/1666113018889920513" text:style-name="Internet_20_link" text:visited-style-name="Visited_20_Internet_20_Link">
commented</text:a>
The defeat of Arina Sobolenko in the 1/4 finals "Rolan Harros", reports Ukrinform.</text:p>
      <text:p text:style-name="P4">
"What were the good tournaments for me - Strasbourg and Rolan Harros. I unexpected that I would go so far. Many good moments that can be taken during this period. I played good tennis, spent many wonderful matches. I am very pleased that I was able to find my game.</text:p>
      <text:p text:style-name="P4">
Of course, on the one hand, it was a very important match, but I tried to stand up to him as if I was losing nothing. You know, I went to this tournament with zero hopes, with zero expectations for myself. And then, she was in the quarterfinals. So I just tried to perceive it as a duty, not as a difficult battle. Of course, I am disappointed that I have not passed today, but I have done everything I could. Yes, today everything went for my scenario. But I put it on full, ”Svitolina said.</text:p>
      <text:p text:style-name="P4">
Svitolina gave way to Sobolenko in two sets - 4: 6, 4: 6. This year's survey became the fourth career for Rolan Harros.</text:p>
      <text:p text:style-name="P4">
<text:span text:style-name="T4">
 Read also: </text:span>
 [Ukrainian <text:span text:style-name="T4">
 Tsurenko </text:span>
 completed the performances on Rolllan Harros]](https://www.ukrinform.ua/rubric-sports/3718699-ukrainka-curenko-zaversila-vistupi-na-rollan-garros.html)As reported by Ukrinform, Lesya Turenko starred from the match with the first racket of the world Schwontek in the 1/8 finals of Rolan Harros.</text:p>
      <text:p text:style-name="P4">
Photo: Getty Images</text:p>
      <text:p text:style-name="P4">
News Source: <text:a xlink:type="simple" xlink:href="https://www.ukrinform.ua/rubric-sports/3719215-svitolina-rozcarovana-so-ne-projsla-sogodni-dali-ale-a-zrobila-vse-so-mogla.html" text:style-name="Internet_20_link" text:visited-style-name="Visited_20_Internet_20_Link">
https://www.ukrinform.ua/rubric-sports/3719215-svitolina-rozcarovana-so-ne-projsla-sogodni-dali-ale-a-zrobila-vse-so-mogla.html</text:a>
</text:p>
      <!--NEWS-->
      <text:h text:style-name="P10" text:outline-level="1">
<text:span text:style-name="T4">
Temporarily occupied territories - painter will be more affected by Kakhovskaya hydroelectric power station</text:span>
</text:h>
      <text:p text:style-name="P4">
Authors: Ukrinform (Person)</text:p>
      <text:p text:style-name="P4">
Publisher: Укринформ (Organization)</text:p>
      <text:p text:style-name="P4">
Published Time: 2023-06-06T19:35:10+03:00</text:p>
      <text:p text:style-name="P4">
Modified Time: 2023-06-06T19:35:10+03:00</text:p>
      <text:p text:style-name="P4">
Description: Russian invaders who have blown up the Kakhovsk hydroelectric power station pursued several goals, but they have calculated and have a opposite effect. In fact, people in temporary occupation suffer more harm from floods. - Ukrinform.</text:p>
      <text:p text:style-name="P4">
Images: ['<text:a xlink:type="simple" xlink:href="https://static.ukrinform.com/photos/2023_02/thumb_files/630_360_1677152977-764.jpg" text:style-name="Internet_20_link" text:visited-style-name="Visited_20_Internet_20_Link">
630_360_16771...</text:a>
']</text:p>
      <text:p text:style-name="P4">
Tags: ['Міноборони', 'Каховська ГЕС', 'Ганна Маляр']</text:p>
      <text:p text:style-name="P4">
Type: Article</text:p>
      <!--METADATA-->
      <text:p text:style-name="P4">
<draw:frame draw:style-name="fr1" draw:name="Image240" text:anchor-type="as-char" svg:width="6.9236in" svg:height="3.956343in" draw:z-index="0">
<draw:image xlink:href="../Images/yкринформ/2023-06-06T19-35-10-03-00/630_360_1677152977-764.jpg" xlink:type="simple" xlink:show="embed" xlink:actuate="onLoad" draw:mime-type="image/jpeg"/>
</draw:frame>
Russian hosts who have blown up the Kakhovsk hydroelectric power station pursued several goals, but they have calculated and have a opposite effect. In fact, more harm from the floods people in temporary occupation.</text:p>
      <text:p text:style-name="P4">
This was reported on the broadcasting of the "Unified News" by the Deputy Ministers of the Defense Minister Anna Malyar, Ukrinform correspondent reports.</text:p>
      <text:p text:style-name="P4">
“There were most likely a few goals here. And the first is to make the de -occupation, that is, to stop the forces of Ukraine, the second is to displace the accents for them from what is happening in the Russian Federation, their political crisis, in particular, in Belgorod, and, in addition, they shift the emphasis from For example, in the Bakhmut direction. In order to displace the accents from very powerful events, you also need powerful events in equilibrium. Of course, it is cynical and words are even difficult to get to describe the atrocity they commit, but instead they have a completely different effect. And in fact, people who are in temporary -occupied territories were damaged. And in fact, the victims will be just more of the thicitory, which are now in the temporary occupation, ”the painter said.</text:p>
      <text:p text:style-name="P4">
<text:span text:style-name="T4">
 Read also: </text:span>
 <text:a xlink:type="simple" xlink:href="https://www.ukrinform.ua/rubric-ato/3719113-pidriv-kahovskoi-ges-prizviv-do-zatoplenna-rosijskih-pozicij-minoboroni.html" text:style-name="Internet_20_link" text:visited-style-name="Visited_20_Internet_20_Link">
Khohovskaya HPPs led to the flooding of Russian positions - the Defense Ministry</text:a>
Answering questions about the preparation of the invaders for the terrorist attack, she reported that he was preparing in several stages.</text:p>
      <text:p text:style-name="P4">
"This information is now too early to publish, but we can say that these are the actions that were not taken at one stage and they were preparing," the deputy minister said.</text:p>
      <text:p text:style-name="P4">
The painter also noted that there will now be big challenges to the state, as it is about environmental disaster and humanitarian. In addition, there are problems with the sections of military units of the Russian Federation, where replaced territories can be dumped.</text:p>
      <text:p text:style-name="P4">
<text:span text:style-name="T4">
 Read also: </text:span>
 <text:a xlink:type="simple" xlink:href="https://www.ukrinform.ua/rubric-regions/3719214-pidriv-kahovskoi-ges-get-vid-velikoi-vodi.html" text:style-name="Internet_20_link" text:visited-style-name="Visited_20_Internet_20_Link">
Kakhovskaya's blast <text:span text:style-name="T4">
 HPP </text:span>
: Away from great water</text:a>
“There can be uncontrolled explosions. There is already a message that they are tamper, ”the Deputy Minister said.</text:p>
      <text:p text:style-name="P4">
At the same time, the painter emphasized that the movements of the forces of the enemy will not interfere with the Ivona steps will continue to realize those plans facing the military.<text:span text:style-name="T4">
 Read also: </text:span>
 <text:a xlink:type="simple" xlink:href="https://www.ukrinform.ua/rubric-society/3719171-naslidki-pidrivu-kahovskoi-ges-budut-zrozumili-za-tizden-zelenskij.html" text:style-name="Internet_20_link" text:visited-style-name="Visited_20_Internet_20_Link">
the consequences of Kakhovskaya's blast <text:span text:style-name="T4">
 HPP </text:span>
 will be understood by the gap - Zelensky</text:a>
The joint statement of the high representative of the EU Josepa Borrel and the European Commissar of the Lenarchic Squise Management states that the commanders of the Russian units and direct executors of the destruction of the Kakhovka Hydroment Dam, as it, who are guilty of destruction of other civilian infrastructure in Ukraine, will be attracted to international law.</text:p>
      <text:p text:style-name="P4">
News Source: <text:a xlink:type="simple" xlink:href="https://www.ukrinform.ua/rubric-ato/3719216-vid-pidrivu-kahovskoi-ges-bilse-postrazdaut-timcasovo-okupovani-teritorii-malar.html" text:style-name="Internet_20_link" text:visited-style-name="Visited_20_Internet_20_Link">
https://www.ukrinform.ua/rubric-ato/3719216-vid-pidrivu-kahovskoi-ges-bilse-postrazdaut-timcasovo-okupovani-teritorii-malar.html</text:a>
</text:p>
      <!--NEWS-->
      <text:h text:style-name="P10" text:outline-level="1">
<text:span text:style-name="T4">
Czech President: Support of Ukraine is not a choice but a need</text:span>
</text:h>
      <text:p text:style-name="P4">
Authors: Ukrinform (Person)</text:p>
      <text:p text:style-name="P4">
Publisher: Укринформ (Organization)</text:p>
      <text:p text:style-name="P4">
Published Time: 2023-06-06T19:36:56+03:00</text:p>
      <text:p text:style-name="P4">
Modified Time: 2023-06-06T19:36:56+03:00</text:p>
      <text:p text:style-name="P4">
Description: The free world countries should support Ukraine as its loss in the war with Russia will also mean the loss of free and democratic societies. - Ukrinform.</text:p>
      <text:p text:style-name="P4">
Images: ['<text:a xlink:type="simple" xlink:href="https://static.ukrinform.com/photos/2023_02/thumb_files/630_360_1676748947-709.jpeg" text:style-name="Internet_20_link" text:visited-style-name="Visited_20_Internet_20_Link">
630_360_16767...</text:a>
']</text:p>
      <text:p text:style-name="P4">
Tags: ['Чехія', 'Україна', "Бухарестська дев'ятка", 'Війна з Росією', 'Петр Павел']</text:p>
      <text:p text:style-name="P4">
Type: Article</text:p>
      <!--METADATA-->
      <text:p text:style-name="P4">
<draw:frame draw:style-name="fr1" draw:name="Image241" text:anchor-type="as-char" svg:width="6.9236in" svg:height="3.956343in" draw:z-index="0">
<draw:image xlink:href="../Images/yкринформ/2023-06-06T19-36-56-03-00/630_360_1676748947-709.jpeg" xlink:type="simple" xlink:show="embed" xlink:actuate="onLoad" draw:mime-type="image/jpeg"/>
</draw:frame>
The countries of the free world should support Ukraine, as its loss in the war will also mean the loss of free and democratic societies.</text:p>
      <text:p text:style-name="P4">
This was during the press conference as a result of the Bucharest Nine summit(look)In Bratislava, the Czech President Peter Paul said, reports Ukrinform's own correspondent.</text:p>
      <text:p text:style-name="P4">
"It was clearly explained why we must support Ukraine. And in fact, there is no point in what we think about <text:a xlink:type="simple" xlink:href="https://www.ukrinform.ua/tag-ukraina" text:style-name="Internet_20_link" text:visited-style-name="Visited_20_Internet_20_Link">
Ukraine</text:a>
. Ми повинні сприймати це як питання принципу. Якщо ми хочемо жити у вільнихта демократичних суспільствах, у той спосіб життя, яким ми дорожимо, то у наснемає іншого шляху. Адже якщо ми дозволимо Росії перемогти, то ми все цевтратимо, раніше чи пізніше", - сказав він.</text:p>
      <text:p text:style-name="P4">
За його словами, підтримка України є "питанням необхідності", і це лідерикраїн також мають пояснювати своїм громадянам.</text:p>
      <text:p text:style-name="P4">
<text:span text:style-name="T4">
Читайте також:</text:span>
 <text:a xlink:type="simple" xlink:href="https://www.ukrinform.ua/rubric-polytics/3712376-prezident-cehii-zaklikae-ne-vidmovlatisa-vid-zusil-dla-rozgromu-rf-v-ukraini.html" text:style-name="Internet_20_link" text:visited-style-name="Visited_20_Internet_20_Link">
 Президент Чехії закликає не відмовлятися від зусиль длярозгрому РФ в Україні </text:a>
"We simply have no alternative. And so it is important to explain it to the more people. What is not a question of choice, but simply a question of necessity," Pavel said.</text:p>
      <text:p text:style-name="P4">
As it was reported, in Bratislava there is a meeting of the leaders of the Bucharest Nine on Tuesday(look)with the participation of NATO Stoltenberg Secretary General.</text:p>
      <text:p text:style-name="P4">
<text:span text:style-name="T4">
 Read also: </text:span>
 <text:a xlink:type="simple" xlink:href="https://www.ukrinform.ua/rubric-polytics/3719155-lideri-buharestskoi-devatki-prodovzat-pidtrimuvati-ukrainu.html" text:style-name="Internet_20_link" text:visited-style-name="Visited_20_Internet_20_Link">
Bucharest's ** Nine Leaders "will continue to support Ukraine</text:a>
The B9 format, or "Bucharest Nine", created on the initiative of Presidential and Poland in November 2015, covers the countries of the Eastern Flank NATO. In addition to Poland and Romania, B9 also includes Bulgaria, Hungary, Slovakia, Czech Republic, Lithuania, Latvia, Estonia, Estonia, Latvia, Latvia, Latvia, Latvia .</text:p>
      <text:p text:style-name="P4">
News Source: <text:a xlink:type="simple" xlink:href="https://www.ukrinform.ua/rubric-polytics/3719217-prezident-cehii-pidtrimka-ukraini-ce-ne-vibir-a-neobhidnist.html" text:style-name="Internet_20_link" text:visited-style-name="Visited_20_Internet_20_Link">
https://www.ukrinform.ua/rubric-polytics/3719217-prezident-cehii-pidtrimka-ukraini-ce-ne-vibir-a-neobhidnist.html</text:a>
</text:p>
      <!--NEWS-->
      <text:h text:style-name="P10" text:outline-level="1">
<text:span text:style-name="T4">
Ukraine has a legitimate right to self -defense - Hungary President</text:span>
</text:h>
      <text:p text:style-name="P4">
Authors: Ukrinform (Person)</text:p>
      <text:p text:style-name="P4">
Publisher: Укринформ (Organization)</text:p>
      <text:p text:style-name="P4">
Published Time: 2023-06-06T19:40:39+03:00</text:p>
      <text:p text:style-name="P4">
Modified Time: 2023-06-06T19:40:39+03:00</text:p>
      <text:p text:style-name="P4">
Description: Hungary condemns Russia's illegal war against Ukraine and believes that Ukraine has a legitimate right to self -defense. - Ukrinform.</text:p>
      <text:p text:style-name="P4">
Images: ['<text:a xlink:type="simple" xlink:href="https://static.ukrinform.com/photos/2022_05/thumb_files/630_360_1653909524-356.jpg" text:style-name="Internet_20_link" text:visited-style-name="Visited_20_Internet_20_Link">
630_360_16539...</text:a>
']</text:p>
      <text:p text:style-name="P4">
Tags: ['Оборона', 'Угорщина', 'Україна', 'Війна з Росією']</text:p>
      <text:p text:style-name="P4">
Type: Article</text:p>
      <!--METADATA-->
      <text:p text:style-name="P4">
<draw:frame draw:style-name="fr1" draw:name="Image242" text:anchor-type="as-char" svg:width="6.9236in" svg:height="3.956343in" draw:z-index="0">
<draw:image xlink:href="../Images/yкринформ/2023-06-06T19-40-39-03-00/630_360_1653909524-356.jpg" xlink:type="simple" xlink:show="embed" xlink:actuate="onLoad" draw:mime-type="image/jpeg"/>
</draw:frame>
Hungary notes the illegal war of Russia against Ukraine and believes that Ukraine has a legal right to self -defense.</text:p>
      <text:p text:style-name="P4">
This was during the press conference as a result of the Bucharest Nine summit(look)In Bratislava, Hungary President Katalina Novak said, Ukrinform's own correspondent reports.</text:p>
      <text:p text:style-name="P4">
"We condemn Russia's unjustified and illegal war against Ukraine. Ukraine has a legitimate right to self -defense.</text:p>
      <text:p text:style-name="P4">
Novak has attracted attention to the joint statement of B9 leaders, "which emphasizes the obligation to further continue Ukraine's support and which is stated on the need to restore peace in Ukraine." "A persistent truthful peace in Ukraine should be our main goal," the Hungarian -added.</text:p>
      <text:p text:style-name="P4">
She also stated the need to continue the humanitarian support of Ukraine and to assist her in rebuilding.</text:p>
      <text:p text:style-name="P4">
<text:span text:style-name="T4">
 Read also: </text:span>
 <text:a xlink:type="simple" xlink:href="https://www.ukrinform.ua/rubric-polytics/3719160-prezident-estonii-pisla-samitu-buharestskoi-devatki-vazlivo-prodovziti-pidtrimku-ukraini.html" text:style-name="Internet_20_link" text:visited-style-name="Visited_20_Internet_20_Link">
President of Estonia after the Bucharest Nine Summit: it is important to continue Ukraine's support</text:a>
At the same time, Novak stated that "it is necessary to be cautious about making non -realistic promises."</text:p>
      <text:p text:style-name="P4">
"We have to give the prospect of Ukraine's membership in <text:a xlink:type="simple" xlink:href="https://www.ukrinform.ua/tag-nato" text:style-name="Internet_20_link" text:visited-style-name="Visited_20_Internet_20_Link">
NATO</text:a>
. And in order to move further in this regard, we must see the faster end of the war in Ukraine, " - said the Presidential Hungarian.</text:p>
      <text:p text:style-name="P4">
As it was reported, Bratislava takes place on Tuesday [meeting of the leaders of the Bucharest Nine]](https://www.ukrinform.ua/rubric-polytics/3718888-u-bratislavi-zustricautsa-lideri-buharestskoi-devatki.html)(look)with the participation of NATO Stoltenberg Secretary General. The main negotiation topics are the preparation for the July NATO summit and assistance to Ukraine in reflecting Russian aggression.</text:p>
      <text:p text:style-name="P4">
The B9 format, or "Bucharest Nine", created on the initiative of Presidential and Poland in November 2015, covers the countries of the Eastern Flank NATO. In addition to Poland and Romania, B9 also includes Bulgaria, Hungary, Slovakia, Czech Republic, Lithuania, Latvia, Estonia, Estonia, Latvia, Latvia, Latvia, Latvia .</text:p>
      <text:p text:style-name="P4">
News Source: <text:a xlink:type="simple" xlink:href="https://www.ukrinform.ua/rubric-polytics/3719219-ukraina-mae-legitimne-pravo-na-samooboronu-prezidentka-ugorsini.html" text:style-name="Internet_20_link" text:visited-style-name="Visited_20_Internet_20_Link">
https://www.ukrinform.ua/rubric-polytics/3719219-ukraina-mae-legitimne-pravo-na-samooboronu-prezidentka-ugorsini.html</text:a>
</text:p>
      <!--NEWS-->
      <text:h text:style-name="P10" text:outline-level="1">
<text:span text:style-name="T4">
Ukraine has to work on the reaction of the "non -watery world" to the undermining of Kakhovskaya hydroelectric power station - Klimkin</text:span>
</text:h>
      <text:p text:style-name="P4">
Authors: Ukrinform (Person)</text:p>
      <text:p text:style-name="P4">
Publisher: Укринформ (Organization)</text:p>
      <text:p text:style-name="P4">
Published Time: 2023-06-06T19:40:45+03:00</text:p>
      <text:p text:style-name="P4">
Modified Time: 2023-06-06T19:40:45+03:00</text:p>
      <text:p text:style-name="P4">
Description: </text:p>
      <text:p text:style-name="P4">
Важливим Є Те, Як Реагуватиме "Незахідний Світ" На Знищення Каховської Гес, І Тут Україна Має Попрацювати. — Укрінформ.: </text:p>
      <text:p text:style-name="P4">
Images: ['<text:a xlink:type="simple" xlink:href="https://static.ukrinform.com/photos/2019_07/thumb_files/630_360_1564386228-731.jpg" text:style-name="Internet_20_link" text:visited-style-name="Visited_20_Internet_20_Link">
630_360_15643...</text:a>
']</text:p>
      <text:p text:style-name="P4">
Tags: ['Клімкін', 'Каховська ГЕС']</text:p>
      <text:p text:style-name="P4">
Type: Article</text:p>
      <!--METADATA-->
      <text:p text:style-name="P4">
<draw:frame draw:style-name="fr1" draw:name="Image243" text:anchor-type="as-char" svg:width="6.9236in" svg:height="3.956343in" draw:z-index="0">
<draw:image xlink:href="../Images/yкринформ/2023-06-06T19-40-45-03-00/630_360_1564386228-731.jpg" xlink:type="simple" xlink:show="embed" xlink:actuate="onLoad" draw:mime-type="image/jpeg"/>
</draw:frame>
You are important how the "non -social world" will respond to the destruction of the Kakhovskaya hydroelectric power station, and here is Ukrainian to work.</text:p>
      <text:p text:style-name="P4">
This opinion was expressed by former Foreign Minister Pavel Klimkin on the air <text:a xlink:type="simple" xlink:href="https://www.youtube.com/watch" text:style-name="Internet_20_link" text:visited-style-name="Visited_20_Internet_20_Link">
Radio NV</text:a>
, reports Ukrinform.</text:p>
      <text:p text:style-name="P4">
“It is important to me in the world's response not how our friends will respond(Although their support is key to us), and how the unqulared world will react. Here we have to work tightly. For me, for example,(Important - ed.)that the Chinese Foreign Minister, which will be said by representatives of large non -watery countries, ”he said, emphasizing the importance of them to understand that a cefundamental threat to them.</text:p>
      <text:p text:style-name="P4">
According to the excendant, there should now be a new surge in discussion on threatening infrastructure, as the Pandora box is open, and can be apparents on any critical infrastructure that affects the existence and way of lifetime.</text:p>
      <text:p text:style-name="P4">
<text:span text:style-name="T4">
 Read also: </text:span>
 <text:a xlink:type="simple" xlink:href="https://www.ukrinform.ua/rubric-society/3719171-naslidki-pidrivu-kahovskoi-ges-budut-zrozumili-za-tizden-zelenskij.html" text:style-name="Internet_20_link" text:visited-style-name="Visited_20_Internet_20_Link">
the consequences of Kakhovskaya's blast <text:span text:style-name="T4">
 HPP </text:span>
 will be understood by the gap - Zelensky</text:a>
Klimkin also believes that Ukraine now has the moral and political right to head for the sustainability of critical infrastructure.</text:p>
      <text:p text:style-name="P4">
“Now it is important for us to talk not only about further escalation of sanctions. It is important that the discussion of Russia's recognition of terrorist or terrorism has begun again, ”the diplomat added.</text:p>
      <text:p text:style-name="P4">
As reported by Ukrinform, on the night of June 6, the Russian army <text:a xlink:type="simple" xlink:href="https://www.ukrinform.ua/rubric-ato/3718751-rosijski-zagarbniki-pidirvali-kahovsku-ges-ok-pivden.html" text:style-name="Internet_20_link" text:visited-style-name="Visited_20_Internet_20_Link">
blowing up the Dumbleukhove hydroelectric power station</text:a>
. In the Kherson region, the population of dangerous places for which there is a risk of flooding.</text:p>
      <text:p text:style-name="P4">
News Source: <text:a xlink:type="simple" xlink:href="https://www.ukrinform.ua/rubric-polytics/3719220-ukraina-mae-popracuvati-nad-reakcieu-nezahidnogo-svitu-na-pidriv-kahovskoi-ges-klimkin.html" text:style-name="Internet_20_link" text:visited-style-name="Visited_20_Internet_20_Link">
https://www.ukrinform.ua/rubric-polytics/3719220-ukraina-mae-popracuvati-nad-reakcieu-nezahidnogo-svitu-na-pidriv-kahovskoi-ges-klimkin.html</text:a>
</text:p>
      <!--NEWS-->
      <text:h text:style-name="P10" text:outline-level="1">
<text:span text:style-name="T4">
Kostin passed all the necessary information on the Kakhovskaya hydroelectric power station to the International Criminal Court</text:span>
</text:h>
      <text:p text:style-name="P4">
Authors: Ukrinform (Person)</text:p>
      <text:p text:style-name="P4">
Publisher: Укринформ (Organization)</text:p>
      <text:p text:style-name="P4">
Published Time: 2023-06-06T19:41:23+03:00</text:p>
      <text:p text:style-name="P4">
Modified Time: 2023-06-06T19:41:23+03:00</text:p>
      <text:p text:style-name="P4">
Description: Prosecutor General Andriy Kostin has signed and sent a document in which the Ukrainian side provides the prosecutor of the International Criminal Court of the International Criminal Court's office with all the information about the blasting of the Damba Hydroe Hep. - Ukrinform.</text:p>
      <text:p text:style-name="P4">
Images: ['<text:a xlink:type="simple" xlink:href="https://static.ukrinform.com/photos/2023_02/thumb_files/630_360_1677094667-687.jpg" text:style-name="Internet_20_link" text:visited-style-name="Visited_20_Internet_20_Link">
630_360_16770...</text:a>
']</text:p>
      <text:p text:style-name="P4">
Tags: ['Каховська ГЕС', 'МКС', 'Андрій Костін']</text:p>
      <text:p text:style-name="P4">
Type: Article</text:p>
      <!--METADATA-->
      <text:p text:style-name="P4">
<draw:frame draw:style-name="fr1" draw:name="Image244" text:anchor-type="as-char" svg:width="6.9236in" svg:height="3.956343in" draw:z-index="0">
<draw:image xlink:href="../Images/yкринформ/2023-06-06T19-41-23-03-00/630_360_1677094667-687.jpg" xlink:type="simple" xlink:show="embed" xlink:actuate="onLoad" draw:mime-type="image/jpeg"/>
</draw:frame>
Prosecutor General Andriy Kostin has signed and sent a document in which the Ukrainian side provides the Office of the International Criminal Court's prosecutor with all necessary information regarding the undermining of the Damba Hydroe Public Dam.</text:p>
      <text:p text:style-name="P4">
About it informs <text:a xlink:type="simple" xlink:href="https://t.me/pgo_gov_ua/12962" text:style-name="Internet_20_link" text:visited-style-name="Visited_20_Internet_20_Link">
the press service of the department</text:a>
, reports Ukrinform.</text:p>
      <text:p text:style-name="P4">
As it is noted, the Prosecutor General Kostin informed the prosecutor of the International Criminal Court of Karim Khan about undermining the dams of the Kakhovka hydroelectric power station.</text:p>
      <text:p text:style-name="P4">
<text:span text:style-name="T4">
 Read also: </text:span>
 <text:a xlink:type="simple" xlink:href="https://www.ukrinform.ua/rubric-regions/3719214-pidriv-kahovskoi-ges-get-vid-velikoi-vodi.html" text:style-name="Internet_20_link" text:visited-style-name="Visited_20_Internet_20_Link">
Kakhovskaya's blast <text:span text:style-name="T4">
 HPP </text:span>
: Away from great water</text:a>
“Attack on Kakhovsk hydroelectric power station is a civilian object containing dangerous forces - a crime. Let's do everything to bring the guilty to account. Morned to cooperate with the ISS and are ready to provide all the necessary evidence, which are collected and treated by prosecutors, for the establishment and punishment of all those involved in this crime.</text:p>
      <text:p text:style-name="P4">
The Ukrainian authorities evacuate the inhabitants of the affected areas, while the Armyarf continues to fire these settlements - peaceful people who are trying to grow.</text:p>
      <text:p text:style-name="P4">
Russia needs to be stopped. Together with the international community, we will hold the reference of the culprits of this and other international crimes, ”the Attorney General's Pressure Service quotes.</text:p>
      <text:p text:style-name="P4">
<text:span text:style-name="T4">
 Read also: </text:span>
 <text:a xlink:type="simple" xlink:href="https://www.ukrinform.ua/rubric-polytics/3719204-sogodni-radbez-oon-obgovorit-pidriv-rosieu-grebli-kahovskoi-ges.html" text:style-name="Internet_20_link" text:visited-style-name="Visited_20_Internet_20_Link">
today the UN Council will discuss the blast by Russia Greblikakhovskaya <text:span text:style-name="T4">
 HPP </text:span>
</text:a>
As it was reported, on the night of June 6 <text:a xlink:type="simple" xlink:href="https://www.ukrinform.ua/rubric-other_news/3718791-pidriv-rosianami-kahovskoi-ges-vsi-novini.html" text:style-name="Internet_20_link" text:visited-style-name="Visited_20_Internet_20_Link">
the Russian army undermined the dam of Kakhovskaya hydroelectric power station</text:a>
. In Kherson region, the evacuation of the population of anesthetics for which there is a risk of flooding as a result of the blasting of Kakhovskaya HEPs began. On the fact of undermining the occupiers of the Kakhovka hydroelectric power station, law enforcement officers began investigation under the article "Ecocid".</text:p>
      <text:p text:style-name="P4">
Ukrhydroenergo stated that the Kakhovka hydroelectric power station is completely destroyed and recoverable.</text:p>
      <text:p text:style-name="P4">
News Source: <text:a xlink:type="simple" xlink:href="https://www.ukrinform.ua/rubric-society/3719221-kostin-peredav-miznarodnomu-kriminalnomu-sudu-vsu-neobhidnu-informaciu-sodo-kahovskoi-ges.html" text:style-name="Internet_20_link" text:visited-style-name="Visited_20_Internet_20_Link">
https://www.ukrinform.ua/rubric-society/3719221-kostin-peredav-miznarodnomu-kriminalnomu-sudu-vsu-neobhidnu-informaciu-sodo-kahovskoi-ges.html</text:a>
</text:p>
      <!--NEWS-->
      <text:h text:style-name="P10" text:outline-level="1">
<text:span text:style-name="T4">
Only full -fledged NATO membership can guarantee peace in Europe - Levitus</text:span>
</text:h>
      <text:p text:style-name="P4">
Authors: Ukrinform (Person)</text:p>
      <text:p text:style-name="P4">
Publisher: Укринформ (Organization)</text:p>
      <text:p text:style-name="P4">
Published Time: 2023-06-06T19:45:19+03:00</text:p>
      <text:p text:style-name="P4">
Modified Time: 2023-06-06T19:45:19+03:00</text:p>
      <text:p text:style-name="P4">
Description: Ukraine should become a full member of NATO soon or immediately after the war, since only then a real peace in Europe is possible. - Ukrinform.</text:p>
      <text:p text:style-name="P4">
Images: ['<text:a xlink:type="simple" xlink:href="https://static.ukrinform.com/photos/2023_03/thumb_files/630_360_1677855888-146.jpg" text:style-name="Internet_20_link" text:visited-style-name="Visited_20_Internet_20_Link">
630_360_16778...</text:a>
']</text:p>
      <text:p text:style-name="P4">
Tags: ['Латвія', 'НАТО', 'Україна', "Бухарестська дев'ятка"]</text:p>
      <text:p text:style-name="P4">
Type: Article</text:p>
      <!--METADATA-->
      <text:p text:style-name="P4">
<draw:frame draw:style-name="fr1" draw:name="Image245" text:anchor-type="as-char" svg:width="6.9236in" svg:height="3.956343in" draw:z-index="0">
<draw:image xlink:href="../Images/yкринформ/2023-06-06T19-45-19-03-00/630_360_1677855888-146.jpg" xlink:type="simple" xlink:show="embed" xlink:actuate="onLoad" draw:mime-type="image/jpeg"/>
</draw:frame>
It is a full member of NATO or immediately after the war, as a real peace in Europe is possible soon.</text:p>
      <text:p text:style-name="P4">
This was stated(look)In Bratislava, Ukrinform correspondent reports.</text:p>
      <text:p text:style-name="P4">
“It is clear that the repetition of the Open Door formula for Bucharest 2008 is not enough. The situation is radically different from the situation 15 years ago. Now it is also clear that Ukraine should really become a member of NATO, the question is when. And the answer is: soon or immediately after the war.(NATO - order.)Shortly after the war, ”Levitus said.</text:p>
      <text:p text:style-name="P4">
<text:span text:style-name="T4">
 Read also: </text:span>
 <text:a xlink:type="simple" xlink:href="https://www.ukrinform.ua/rubric-ato/3719181-vstup-do-nato-e-najkrasou-garantieu-bezpeki-dla-ukraini-prezident.html" text:style-name="Internet_20_link" text:visited-style-name="Visited_20_Internet_20_Link">
Introduction to NATO is the best security guarantee for Ukraine - President</text:a>
According to him, the Armed Forces of Ukraine will become the strongest army in Europe as a crazy experience, and it would also contribute to the safety of our Eastern Flanches.</text:p>
      <text:p text:style-name="P4">
"At a summit in Vilnius, we have to decide on Ukraine's membership, and this is a clear signal - it will happen immediately after the war, Ukraine will not be worthwhile longer," the Latvian leader said.</text:p>
      <text:p text:style-name="P4">
He also stressed the need to support Ukraine for winning.</text:p>
      <text:p text:style-name="P4">
“We have to make every effort to support Ukraine to finally win. This is our short -term task in the coming months, NATO's I.In -Ukraine is ready to increase support, as well as to coordinate it better than before, ”said President of Latvia.</text:p>
      <text:p text:style-name="P4">
<text:span text:style-name="T4">
 Read also: </text:span>
 <text:a xlink:type="simple" xlink:href="https://www.ukrinform.ua/rubric-polytics/3719155-lideri-buharestskoi-devatki-prodovzat-pidtrimuvati-ukrainu.html" text:style-name="Internet_20_link" text:visited-style-name="Visited_20_Internet_20_Link">
Bucharest nine leaders will continue to support Ukraine</text:a>
According to him, it is also necessary to consider the restoration plan like the planshallah after the war for Ukraine, as most NATO member states, as the Economic Union Member, are interested in its economic development.</text:p>
      <text:p text:style-name="P4">
At the same time, Levitz stressed that it should be shown to Russia and the world that aggression is not unpunished.<text:span text:style-name="T5">
Foto: op</text:span>
</text:p>
      <text:p text:style-name="P4">
News Source: <text:a xlink:type="simple" xlink:href="https://www.ukrinform.ua/rubric-polytics/3719224-tilki-povnopravne-clenstvo-ukraini-v-nato-moze-garantuvati-mir-u-evropi-levits.html" text:style-name="Internet_20_link" text:visited-style-name="Visited_20_Internet_20_Link">
https://www.ukrinform.ua/rubric-polytics/3719224-tilki-povnopravne-clenstvo-ukraini-v-nato-moze-garantuvati-mir-u-evropi-levits.html</text:a>
</text:p>
      <!--NEWS-->
      <text:h text:style-name="P10" text:outline-level="1">
<text:span text:style-name="T4">
Zelensky stated that he expects from Turkey more weapons</text:span>
</text:h>
      <text:p text:style-name="P4">
Authors: Ukrinform (Person)</text:p>
      <text:p text:style-name="P4">
Publisher: Укринформ (Organization)</text:p>
      <text:p text:style-name="P4">
Published Time: 2023-06-06T19:48:00+03:00</text:p>
      <text:p text:style-name="P4">
Modified Time: 2023-06-06T19:48:00+03:00</text:p>
      <text:p text:style-name="P4">
Description: Ukraine would like to get a reaction from Turkey to the blast of the Kakhovskaya hydroelectric power station in the form of weapons supply. - Ukrinform.</text:p>
      <text:p text:style-name="P4">
Images: ['<text:a xlink:type="simple" xlink:href="https://static.ukrinform.com/photos/2023_06/thumb_files/630_360_1686066739-569.jpeg" text:style-name="Internet_20_link" text:visited-style-name="Visited_20_Internet_20_Link">
630_360_16860...</text:a>
']</text:p>
      <text:p text:style-name="P4">
Tags: ['Зброя', 'Туреччина', 'Зеленський', 'Каховська ГЕС', 'Війна з Росією']</text:p>
      <text:p text:style-name="P4">
Type: Article</text:p>
      <!--METADATA-->
      <text:p text:style-name="P4">
<draw:frame draw:style-name="fr1" draw:name="Image246" text:anchor-type="as-char" svg:width="6.9236in" svg:height="3.956343in" draw:z-index="0">
<draw:image xlink:href="../Images/yкринформ/2023-06-06T19-48-00-03-00/630_360_1686066739-569.jpeg" xlink:type="simple" xlink:show="embed" xlink:actuate="onLoad" draw:mime-type="image/jpeg"/>
</draw:frame>
Ukraine would get a reaction from Turkey to the blast of the Russians of the Kakhovka hydroelectric power station.</text:p>
      <text:p text:style-name="P4">
This was stated by President Volodymyr Zelenskyy at a press conference in Kiev, Ukrinform correspondent reports.</text:p>
      <text:p text:style-name="P4">
"More weapons such as from <text:a xlink:type="simple" xlink:href="https://www.ukrinform.ua/tag-tureccina" text:style-name="Internet_20_link" text:visited-style-name="Visited_20_Internet_20_Link">
Turkey</text:a>
. We would very much like such a reaction from Turkey. Lesser, more weapons, "the Head of State said.</text:p>
      <text:p text:style-name="P4">
At the same time, he noted that the countries that give Ukraine weapons are doing anything.</text:p>
      <text:p text:style-name="P4">
The President also stressed the need for criminal responsibility.</text:p>
      <text:p text:style-name="P4">
*!(https://www.ukrinform.ua/rubric-polytics/3719204-sogodni-radbez-oon-obgovorit-pidriv-rosieu-grebli-kahovskoi-ges.html)"First of all, there should be criminal liability for Russia. International institutions, including the International Criminal Court, reacts," the Head of State said.</text:p>
      <text:p text:style-name="P4">
As it was reported, Russian troops on the night against June 6 <text:a xlink:type="simple" xlink:href="https://www.ukrinform.ua/rubric-other_news/3718791-pidriv-rosianami-kahovskoi-ges-vsi-novini.html" text:style-name="Internet_20_link" text:visited-style-name="Visited_20_Internet_20_Link">
carried out underwriting hydroelectric power station</text:a>
. As a result of the blasting of the machine lounge, the station is completely destroyed.</text:p>
      <text:p text:style-name="P4">
The evacuation of the population from potential flooding areas has begun.</text:p>
      <text:p text:style-name="P4">
Photo: op</text:p>
      <text:p text:style-name="P4">
News Source: <text:a xlink:type="simple" xlink:href="https://www.ukrinform.ua/rubric-ato/3719228-zelenskij-zaaviv-so-ocikue-vid-tureccini-bilse-zbroi.html" text:style-name="Internet_20_link" text:visited-style-name="Visited_20_Internet_20_Link">
https://www.ukrinform.ua/rubric-ato/3719228-zelenskij-zaaviv-so-ocikue-vid-tureccini-bilse-zbroi.html</text:a>
</text:p>
      <!--NEWS-->
      <text:h text:style-name="P10" text:outline-level="1">
<text:span text:style-name="T4">
Kakhovskaya hydroelectric power station: von der Liaien announced humanitarian aid from Europe</text:span>
</text:h>
      <text:p text:style-name="P4">
Authors: Ukrinform (Person)</text:p>
      <text:p text:style-name="P4">
Publisher: Укринформ (Organization)</text:p>
      <text:p text:style-name="P4">
Published Time: 2023-06-06T19:49:27+03:00</text:p>
      <text:p text:style-name="P4">
Modified Time: 2023-06-06T19:49:27+03:00</text:p>
      <text:p text:style-name="P4">
Description: The President of the European Commission Ursula von der Liaen condemned the actions of Russian invaders who destroyed the Dam of the Kakhovka hydroelectric power station and announced the transfer of humanitarian aid to Ukraine. - Ukrinform.</text:p>
      <text:p text:style-name="P4">
Images: ['<text:a xlink:type="simple" xlink:href="https://static.ukrinform.com/photos/2023_05/thumb_files/630_360_1685526282-448.jpg" text:style-name="Internet_20_link" text:visited-style-name="Visited_20_Internet_20_Link">
630_360_16855...</text:a>
']</text:p>
      <text:p text:style-name="P4">
Tags: ['Гуманітарна допомога', 'Каховська ГЕС', 'Фон дер Ляєн']</text:p>
      <text:p text:style-name="P4">
Type: Article</text:p>
      <!--METADATA-->
      <text:p text:style-name="P4">
<draw:frame draw:style-name="fr1" draw:name="Image247" text:anchor-type="as-char" svg:width="6.9236in" svg:height="3.956343in" draw:z-index="0">
<draw:image xlink:href="../Images/yкринформ/2023-06-06T19-49-27-03-00/630_360_1685526282-448.jpg" xlink:type="simple" xlink:show="embed" xlink:actuate="onLoad" draw:mime-type="image/jpeg"/>
</draw:frame>
The President of the European Commission Ursula von der Liaen condemned the actions of the Russian invasions, who destroyed the Dam of the Kakhovka Hydroelectric Power Plant, and announced the transfer of humanitarian aid.</text:p>
      <text:p text:style-name="P4">
According to Ukrinform, Ursula von Der Lyen wrote about this in <text:a xlink:type="simple" xlink:href="https://twitter.com/vonderleyen/status/1666115669149077504" text:style-name="Internet_20_link" text:visited-style-name="Visited_20_Internet_20_Link">
Twitter</text:a>
.</text:p>
      <text:p text:style-name="P4">
“Russia has to pay for military crimes committed in Ukraine. The destruction of the wave, this outrageous attack on civilian infrastructure, was at risk of milking people in the Kherson region. Europe mobilizes assistance through our mechanism of protection. We coordinate with Member States to quickly give: pumps, fire sleeves, mobile boats for cleaning. We will stand with Ukraine for as long as it will be necessary, ” - wrote president of the European Commission.</text:p>
      <text:p text:style-name="P4">
<text:span text:style-name="T4">
 Read also: </text:span>
 <text:a xlink:type="simple" xlink:href="https://www.ukrinform.ua/rubric-regions/3719214-pidriv-kahovskoi-ges-get-vid-velikoi-vodi.html" text:style-name="Internet_20_link" text:visited-style-name="Visited_20_Internet_20_Link">
Kakhovskaya's blast <text:span text:style-name="T4">
 HPP </text:span>
: Away from great water</text:a>
As it was reported, on the night of June 6, the Russian army blown up the dam of Kakhovskaya HEP.</text:p>
      <text:p text:style-name="P4">
In the Kherson region, the evacuation of the population from dangerous places for which Yerizik flooding as a result of the blasting of the Kakhovka hydroelectric power station began.</text:p>
      <text:p text:style-name="P4">
On the fact of undermining the occupiers of the Kakhovka hydroelectric power station, law enforcement officers began investigation under the article "Ecocid".</text:p>
      <text:p text:style-name="P4">
<text:span text:style-name="T4">
 Read also: </text:span>
 <text:a xlink:type="simple" xlink:href="https://www.ukrinform.ua/rubric-polytics/3719204-sogodni-radbez-oon-obgovorit-pidriv-rosieu-grebli-kahovskoi-ges.html" text:style-name="Internet_20_link" text:visited-style-name="Visited_20_Internet_20_Link">
today the UN Council will discuss the blast by Russia Greblikakhovskaya <text:span text:style-name="T4">
 HPP </text:span>
</text:a>
Ukrhydroenergo stated that the Kakhovka hydroelectric power station is completely destroyed and recoverable.</text:p>
      <text:p text:style-name="P4">
Photo: Globalist.it</text:p>
      <text:p text:style-name="P4">
News Source: <text:a xlink:type="simple" xlink:href="https://www.ukrinform.ua/rubric-society/3719227-pidriv-kahovskoi-ges-fon-der-laen-anonsuvala-gumanitarnu-dopomogu-vid-evropi.html" text:style-name="Internet_20_link" text:visited-style-name="Visited_20_Internet_20_Link">
https://www.ukrinform.ua/rubric-society/3719227-pidriv-kahovskoi-ges-fon-der-laen-anonsuvala-gumanitarnu-dopomogu-vid-evropi.html</text:a>
</text:p>
      <!--NEWS-->
      <text:h text:style-name="P10" text:outline-level="1">
<text:span text:style-name="T4">
Kleverli visited the area in Kyiv region exchanged by British Halo Trust</text:span>
</text:h>
      <text:p text:style-name="P4">
Authors: Ukrinform (Person)</text:p>
      <text:p text:style-name="P4">
Publisher: Укринформ (Organization)</text:p>
      <text:p text:style-name="P4">
Published Time: 2023-06-06T19:50:00+03:00</text:p>
      <text:p text:style-name="P4">
Modified Time: 2023-06-06T19:50:00+03:00</text:p>
      <text:p text:style-name="P4">
Description: UK Foreign Minister James Kleverli visited one of the miners in the Kiev region. - Ukrinform.</text:p>
      <text:p text:style-name="P4">
Images: ['<text:a xlink:type="simple" xlink:href="https://static.ukrinform.com/photos/2023_06/thumb_files/630_360_1686053235-630.jpg" text:style-name="Internet_20_link" text:visited-style-name="Visited_20_Internet_20_Link">
630_360_16860...</text:a>
']</text:p>
      <text:p text:style-name="P4">
Tags: ['Британія', 'Розмінування', 'Київщина']</text:p>
      <text:p text:style-name="P4">
Type: Article</text:p>
      <!--METADATA-->
      <text:p text:style-name="P4">
<draw:frame draw:style-name="fr1" draw:name="Image248" text:anchor-type="as-char" svg:width="6.9236in" svg:height="3.956343in" draw:z-index="0">
<draw:image xlink:href="../Images/yкринформ/2023-06-06T19-50-00-03-00/630_360_1686053235-630.jpg" xlink:type="simple" xlink:show="embed" xlink:actuate="onLoad" draw:mime-type="image/jpeg"/>
</draw:frame>
UK Ministry of Law, James Kleverli, visited one of the places in the Kiev region.</text:p>
      <text:p text:style-name="P4">
This was stated by the UK Embassy in Ukraine on <text:a xlink:type="simple" xlink:href="https://www.facebook.com/ukinukraine/posts/pfbid0pmAmDpKc6Eae4jUfTrZy3AqB2EtXCDqPTeJGH1mnqsedBmUBZ8KKnzgaejZF5eBal" text:style-name="Internet_20_link" text:visited-style-name="Visited_20_Internet_20_Link">
Facebook</text:a>
, reports Ukrinform.</text:p>
      <text:p text:style-name="P4">
The diplomatic mission noted that in the spring of last year the Russian -classified areas occupied the area in the Kiev region and left alone <text:a xlink:type="simple" xlink:href="https://www.ukrinform.ua/tag-mina" text:style-name="Internet_20_link" text:visited-style-name="Visited_20_Internet_20_Link">
mines</text:a>
and other explosive devices when they were displaced by the Armed Forces. Now there is a British organization of HlotRust, which is carrying out work on the demining of the surrounding area, in particular.</text:p>
      <text:p text:style-name="P4">
“The minister examined the miners and even tried to manage the robot. The United Kingdom supports the activities of Halo Trust in Ukraine to help Ukrainians restore -normal life on their land, ”the Embassy stressed.</text:p>
      <text:p text:style-name="P4">
<text:span text:style-name="T4">
 Read also: </text:span>
 [<text:span text:style-name="T4">
 British </text:span>
 I reacted to the blasting(https://www.ukrinform.ua/rubric-polytics/3718934-britania-vidreaguvala-na-pidriv-dambi-kahovskoi-ges.html)As reported by Ukrinform, President Volodymyr Zelenskyy on June 5 <text:a xlink:type="simple" xlink:href="https://www.ukrinform.ua/rubric-polytics/3718578-prezident-ukraini-zustrivsa-iz-glavou-mzs-britanii.html" text:style-name="Internet_20_link" text:visited-style-name="Visited_20_Internet_20_Link">
discussion of Kleverly</text:a>
Preparation for NATO Summit, the implementation of peace formula and the reconstruction of Ukraine.</text:p>
      <text:p text:style-name="P4">
News Source: <text:a xlink:type="simple" xlink:href="https://www.ukrinform.ua/rubric-regions/3719028-kleverli-vidvidav-na-kiivsini-dilanku-aku-rozminovue-britanska-halo-trust.html" text:style-name="Internet_20_link" text:visited-style-name="Visited_20_Internet_20_Link">
https://www.ukrinform.ua/rubric-regions/3719028-kleverli-vidvidav-na-kiivsini-dilanku-aku-rozminovue-britanska-halo-trust.html</text:a>
</text:p>
      <!--NEWS-->
      <text:h text:style-name="P10" text:outline-level="1">
<text:span text:style-name="T4">
Situation on Kakhovskaya Hydroelectric Power: President held a rate meeting</text:span>
</text:h>
      <text:p text:style-name="P4">
Authors: Ukrinform (Person)</text:p>
      <text:p text:style-name="P4">
Publisher: Укринформ (Organization)</text:p>
      <text:p text:style-name="P4">
Published Time: 2023-06-06T19:51:00+03:00</text:p>
      <text:p text:style-name="P4">
Modified Time: 2023-06-06T19:51:00+03:00</text:p>
      <text:p text:style-name="P4">
Description: President Volodymyr Zelensky held a regular meeting of the Supreme Commander -in -Chief on the situation at the Kakhovsky hydroelectric power station. - Ukrinform.</text:p>
      <text:p text:style-name="P4">
Images: ['<text:a xlink:type="simple" xlink:href="https://static.ukrinform.com/photos/2023_06/thumb_files/630_360_1685626140-135.jpg" text:style-name="Internet_20_link" text:visited-style-name="Visited_20_Internet_20_Link">
630_360_16856...</text:a>
']</text:p>
      <text:p text:style-name="P4">
Tags: ['Зеленський', 'Каховська ГЕС', 'Війна з Росією']</text:p>
      <text:p text:style-name="P4">
Type: Article</text:p>
      <!--METADATA-->
      <text:p text:style-name="P4">
<draw:frame draw:style-name="fr1" draw:name="Image249" text:anchor-type="as-char" svg:width="6.9236in" svg:height="3.956343in" draw:z-index="0">
<draw:image xlink:href="../Images/yкринформ/2023-06-06T19-51-00-03-00/630_360_1685626140-135.jpg" xlink:type="simple" xlink:show="embed" xlink:actuate="onLoad" draw:mime-type="image/jpeg"/>
</draw:frame>
The Presidential Lordir Zelensky held a regular meeting of the High Chief Commander -in -Chief on the situation on the Kakhovskaya hydroelectric power station.</text:p>
      <text:p text:style-name="P4">
He reported this in <text:a xlink:type="simple" xlink:href="https://t.me/V_Zelenskiy_official/6487" text:style-name="Internet_20_link" text:visited-style-name="Visited_20_Internet_20_Link">
telegram</text:a>
, reports Ukrinform.</text:p>
      <text:p text:style-name="P4">
"The rate. Reports of the military command. Detailed the situation of Nafronto and the readiness of our forces for further action," - said <text:a xlink:type="simple" xlink:href="https://www.ukrinform.ua/tag-zelenskij" text:style-name="Internet_20_link" text:visited-style-name="Visited_20_Internet_20_Link">
Zelensky</text:a>
.</text:p>
      <text:p text:style-name="P4">
According to him, readiness is maximum.</text:p>
      <text:p text:style-name="P4">
"The reconnaissance report on the situation at the Kakhovka hydroelectric power station. The main conclusion was intentional, but the enemy acted chaotically, allowing the flooding of his own technicians," Zelensky emphasized.</text:p>
      <text:p text:style-name="P4">
<text:span text:style-name="T4">
 Read also: </text:span>
 <text:a xlink:type="simple" xlink:href="https://www.ukrinform.ua/rubric-society/3719171-naslidki-pidrivu-kahovskoi-ges-budut-zrozumili-za-tizden-zelenskij.html" text:style-name="Internet_20_link" text:visited-style-name="Visited_20_Internet_20_Link">
the consequences of Kakhovskaya's blast <text:span text:style-name="T4">
 HPP </text:span>
 will be understood by the gap - Zelensky</text:a>
At the same time, the president emphasized, the blasting of the dams did not affect Ukraine's ability to release its own territories.</text:p>
      <text:p text:style-name="P4">
As reported by Ukrinform, Russian troops on the night(https://www.ukrinform.ua/rubric-other_news/3718791-pidriv-rosianami-kahovskoi-ges-vsi-novini.html). The gestation is not subject to. The evacuation of people from flooded villages continues.</text:p>
      <text:p text:style-name="P4">
News Source: <text:a xlink:type="simple" xlink:href="https://www.ukrinform.ua/rubric-ato/3719229-situacia-na-kahovskij-ges-zelenskij-proviv-zasidanna-stavki.html" text:style-name="Internet_20_link" text:visited-style-name="Visited_20_Internet_20_Link">
https://www.ukrinform.ua/rubric-ato/3719229-situacia-na-kahovskij-ges-zelenskij-proviv-zasidanna-stavki.html</text:a>
</text:p>
      <!--NEWS-->
      <text:h text:style-name="P10" text:outline-level="1">
<text:span text:style-name="T4">
Ukraine has already returned 2500 people from Russia, about 400 children - Zelensky</text:span>
</text:h>
      <text:p text:style-name="P4">
Authors: Ukrinform (Person)</text:p>
      <text:p text:style-name="P4">
Publisher: Укринформ (Organization)</text:p>
      <text:p text:style-name="P4">
Published Time: 2023-06-06T19:59:00+03:00</text:p>
      <text:p text:style-name="P4">
Modified Time: 2023-06-06T19:59:00+03:00</text:p>
      <text:p text:style-name="P4">
Description: Ukraine has returned 2500 people from Russia, of which about 400 children. - Ukrinform.</text:p>
      <text:p text:style-name="P4">
Images: ['<text:a xlink:type="simple" xlink:href="https://static.ukrinform.com/photos/2023_06/thumb_files/630_360_1686066777-553.jpeg" text:style-name="Internet_20_link" text:visited-style-name="Visited_20_Internet_20_Link">
630_360_16860...</text:a>
']</text:p>
      <text:p text:style-name="P4">
Tags: ['Списки полонених', 'Росія', 'Зеленський']</text:p>
      <text:p text:style-name="P4">
Type: Article</text:p>
      <!--METADATA-->
      <text:p text:style-name="P4">
<draw:frame draw:style-name="fr1" draw:name="Image250" text:anchor-type="as-char" svg:width="6.9236in" svg:height="3.956343in" draw:z-index="0">
<draw:image xlink:href="../Images/yкринформ/2023-06-06T19-59-00-03-00/630_360_1686066777-553.jpeg" xlink:type="simple" xlink:show="embed" xlink:actuate="onLoad" draw:mime-type="image/jpeg"/>
</draw:frame>
Ukraine has completed 2500 people from Russia, of which about 400 children.</text:p>
      <text:p text:style-name="P4">
President Volodymyr Zelenskyy said this at a press conference in Kiev, Ukrinform correspondent reports.</text:p>
      <text:p text:style-name="P4">
"We have returned 2500 people. And about 400 children, and about 150 civilians. Civilians are difficult to return, because in exchange you change the military of the Naipiysk.</text:p>
      <text:p text:style-name="P4">
<text:span text:style-name="T4">
 Read also: </text:span>
 [<text:span text:style-name="T4">
 Zelensky </text:span>
 stated that it expects from Turkey more(https://www.ukrinform.ua/rubric-ato/3719228-zelenskij-zaaviv-so-ocikue-vid-tureccini-bilse-zbroi.html)He noted that Turkey and Saudi Arabia helped Ukraine with exchange. In addition, Turkish President Recep Tayyip Erdogan has a list of the residents of Crimea and promised to help with it.</text:p>
      <text:p text:style-name="P4">
"If we take the organization of the United Nations - on the one hand, they help the grain corridor, and on the other hand - we have undermined our station today, the UN agenasmble gree To talk to them today, "Zelensky said.</text:p>
      <text:p text:style-name="P4">
The President also noted that during a meeting with a representative, he called for help in returning Ukrainian children. In particular, Takhtathomatics was spoken with China.</text:p>
      <text:p text:style-name="P4">
<text:span text:style-name="T4">
 Read also: </text:span>
 <text:a xlink:type="simple" xlink:href="https://www.ukrinform.ua/rubric-polytics/3719205-zelenskij-skazav-koli-moze-vidbutisa-samit-formuli-miru.html" text:style-name="Internet_20_link" text:visited-style-name="Visited_20_Internet_20_Link">
<text:span text:style-name="T4">
 Zelensky </text:span>
 said when the formulamimir summit may take place</text:a>
"That is, if they have some separate economic economic relations with the Russian Federation, abya -religious, or political, then such people can influence the return of children of their children," the head of state added.</text:p>
      <text:p text:style-name="P4">
As it was reported, President Volodymyr Zelenskyy and a special representative of the Roman Francis President Cardinal Matteo Dzuppi during the meeting discussed the studies in Ukraine and humanitarian interaction within the framework of the Ukrainian formula.</text:p>
      <text:p text:style-name="P4">
Photo: op</text:p>
      <text:p text:style-name="P4">
News Source: <text:a xlink:type="simple" xlink:href="https://www.ukrinform.ua/rubric-ato/3719232-ukraina-vze-povernula-z-rosii-2500-ludej-z-nih-blizko-400-ditej-zelenskij.html" text:style-name="Internet_20_link" text:visited-style-name="Visited_20_Internet_20_Link">
https://www.ukrinform.ua/rubric-ato/3719232-ukraina-vze-povernula-z-rosii-2500-ludej-z-nih-blizko-400-ditej-zelenskij.html</text:a>
</text:p>
      <!--NEWS-->
      <text:h text:style-name="P10" text:outline-level="1">
<text:span text:style-name="T4">
Rescuers have created a reserve of forces to respond to complication of the situation around the Kakhovskaya hydroelectric power station</text:span>
</text:h>
      <text:p text:style-name="P4">
Authors: Ukrinform (Person)</text:p>
      <text:p text:style-name="P4">
Publisher: Укринформ (Organization)</text:p>
      <text:p text:style-name="P4">
Published Time: 2023-06-06T19:59:16+03:00</text:p>
      <text:p text:style-name="P4">
Modified Time: 2023-06-06T19:59:16+03:00</text:p>
      <text:p text:style-name="P4">
Description: Rescuers of the SES created a sufficient reserve of forces and means for prompt response to the complication of the situation after blasting the Dam of the Kakhovka hydroelectric power station. - Ukrinform.</text:p>
      <text:p text:style-name="P4">
Images: ['<text:a xlink:type="simple" xlink:href="https://static.ukrinform.com/photos/2017_11/thumb_files/630_360_1511519698-3409.jpg" text:style-name="Internet_20_link" text:visited-style-name="Visited_20_Internet_20_Link">
630_360_15115...</text:a>
']</text:p>
      <text:p text:style-name="P4">
Tags: ['ДСНС', 'Каховська ГЕС', 'Рятувальники', 'Єдині новини']</text:p>
      <text:p text:style-name="P4">
Type: Article</text:p>
      <!--METADATA-->
      <text:p text:style-name="P4">
<draw:frame draw:style-name="fr1" draw:name="Image251" text:anchor-type="as-char" svg:width="6.9236in" svg:height="3.956343in" draw:z-index="0">
<draw:image xlink:href="../Images/yкринформ/2023-06-06T19-59-16-03-00/630_360_1511519698-3409.jpg" xlink:type="simple" xlink:show="embed" xlink:actuate="onLoad" draw:mime-type="image/jpeg"/>
</draw:frame>
Rescuers of the SES created a sufficient reserve of forces and means to promptly respond to the complication of the situation after blasting the dam of Kakhovka hydroelectric power station.</text:p>
      <text:p text:style-name="P4">
A spokesman for the State Emergency Service Alexander Khorunzhi said this on the air of the only news.</text:p>
      <text:p text:style-name="P4">
“We have created a reserve of forces and means so we can respond promptly to develop the situation. What are the reserves is, first and foremost, boats, boats, Bohun swamps - a new special equipment that helped us very much, in particular, to pass the waterfalls. All forces and means are ready. The forces of Zasobi are also involved from neighboring regions, ”the presenter informed.</text:p>
      <text:p text:style-name="P4">
According to the spokesman, rescuers and psychologists of the SES work with a population of assistance.</text:p>
      <text:p text:style-name="P4">
<text:span text:style-name="T4">
 Read also: </text:span>
 [situation on <text:span text:style-name="T4">
 Kakhovsk </text:span>
 DY HPP: President of the rate(https://www.ukrinform.ua/rubric-ato/3719229-situacia-na-kahovskij-ges-zelenskij-proviv-zasidanna-stavki.html)Harunzhi noted that now the health workers who help the victims are enough. “Our health workers and medical staff are involved. All the necessary forces and tools are now working on the spot. They are about it to be enough and I think they will be enough, because the strength and means are increasing, ”he assured.</text:p>
      <text:p text:style-name="P4">
Answering the question whether it is meaningful for people who want to help something now, to contact with representatives of the SES, the authorities, the presenter of rescuers noted that in the event of such desire, citizens are not denied and necessarily won these people, if it is indeed in this There is a need.</text:p>
      <text:p text:style-name="P4">
“Volunteers often work with us: they give food, bring drinking water so on. Therefore, we coordinate these measures and work with such people. There is an opportunity to help - they can help, but now the forces of SESS, operational services, and so on, including local authorities are enough, ”Khorunzhi assured.</text:p>
      <text:p text:style-name="P4">
Answering questions about how the SES assesses the situation in the territories that are overwhelming in the area of natural disaster and what people are preparing, the spokesman said that he would advise people to prepare, respectively, for complications.</text:p>
      <text:p text:style-name="P4">
*!(https://www.ukrinform.ua/rubric-economy/3719213-minenergo-ne-viklucae-disbalansu-v-energosistemi-vnaslidok-pidrivu-kahovskoi-ges.html)</text:p>
      <text:p text:style-name="P4">
He recommended people if it was not possible to take their animals with them, to release them, in particular, to be tied if they are tied. “So they can escape. Or we will save them, ”the rescuers said.</text:p>
      <text:p text:style-name="P4">
Answering the questions, the harun assured that in <text:a xlink:type="simple" xlink:href="https://www.ukrinform.ua/tag-dsns" text:style-name="Internet_20_link" text:visited-style-name="Visited_20_Internet_20_Link">
SESS</text:a>
It is obligatory to coordinate both OVA and OVA, and with the National Police units, so that it is possible to assist the population as possible, more promptly, more quickly and better.</text:p>
      <text:p text:style-name="P4">
As it was reported, Russian occupation troops on the night of June 6 were blown up by the Gremukakhovsky hydroelectric power plant. HPP is not recoverable. Evacuation from flooded villages continues.</text:p>
      <text:p text:style-name="P4">
_ Photo: Shutterstock _</text:p>
      <text:p text:style-name="P4">
News Source: <text:a xlink:type="simple" xlink:href="https://www.ukrinform.ua/rubric-regions/3719230-ratuvalniki-stvorili-rezerv-sil-dla-reaguvanna-na-uskladnenna-situacii-navkolo-kahovskoi-ges.html" text:style-name="Internet_20_link" text:visited-style-name="Visited_20_Internet_20_Link">
https://www.ukrinform.ua/rubric-regions/3719230-ratuvalniki-stvorili-rezerv-sil-dla-reaguvanna-na-uskladnenna-situacii-navkolo-kahovskoi-ges.html</text:a>
</text:p>
      <!--NEWS-->
      <text:h text:style-name="P10" text:outline-level="1">
<text:span text:style-name="T4">
As a result of Kakhovskaya hydroelectric power station, there is a threat of flooding up to 80 settlements-Prime Minister of Ukraine</text:span>
</text:h>
      <text:p text:style-name="P4">
Author: ['АРМІЯINFORM']</text:p>
      <text:p text:style-name="P4">
Time: 2023-06-06T20:00:00-04:00</text:p>
      <text:p text:style-name="P4">
Description: Prem-Minіster Ukrainian Denis Schmigal conducted a resettlement of the holding of the Komi-Kh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kahovska_damba.jpg" text:style-name="Internet_20_link" text:visited-style-name="Visited_20_Internet_20_Link">
kahovska_damba.jpg</text:a>
']</text:p>
      <text:p text:style-name="P4">
Tags: ['STOPRUSSIA', 'АГРЕСІЯ РФ', 'ВТОРГНЕННЯ РФ', 'ДЕНИС ШМИГАЛЬ', 'КАХОВСЬКА ГЕС', 'ПРЕМ’ЄР-МІНІСТР УКРАЇНИ']</text:p>
      <text:p text:style-name="P4">
Category: News</text:p>
      <!--METADATA-->
      <text:p text:style-name="P4">
<draw:frame draw:style-name="fr1" draw:name="Image252" text:anchor-type="as-char" svg:width="6.9236in" svg:height="3.894525in" draw:z-index="0">
<draw:image xlink:href="../Images/AРМІЯINFORM/2023-06-06T20-00-00-04-00/kahovska_damba.jpg" xlink:type="simple" xlink:show="embed" xlink:actuate="onLoad" draw:mime-type="image/jpeg"/>
</draw:frame>
The Prime Minister of Ukraine Denis Shmigal will hold a meeting of the State Commission for Internal Affairs and Ecological Safety and Emergency Situations through the Kakhovsky Hydroelectric Power Station.</text:p>
      <text:p text:style-name="P4">
The head of government <text:a xlink:type="simple" xlink:href="https://t.me/Denys_Smyhal/5316" text:style-name="Internet_20_link" text:visited-style-name="Visited_20_Internet_20_Link">
reported</text:a>
in Telegram.</text:p>
      <text:p text:style-name="P4">
"Those night Russian troops [blown up the Kakhovskaya Hins Dam]](https://armyinform.com.ua/2023/06/06/rosijski-okupanty-pidirvaly-kahovsku-ges-ok-pivden/). Є загроза затоплення до 80 населених пунктів.Президент України <text:a xlink:type="simple" xlink:href="https://armyinform.com.ua/2023/06/06/prezydent-ukrayiny-sklykaye-ekstrene-zasidannya-rnbo-cherez-pidryv-kahovskoyi-ges/" text:style-name="Internet_20_link" text:visited-style-name="Visited_20_Internet_20_Link">
скликавРНБО</text:a>
. Далі проведемозасідання Державної комісії ТЕБ і НС. Займаємося евакуацією жителів районівпідтоплення», — зазначив Денис Шмигаль.</text:p>
      <text:p text:style-name="P4">
Він додав, що наразі проводяться евакуаційні заходи з мікрорайону Острів уХерсоні. Також вже сформовані <text:a xlink:type="simple" xlink:href="https://armyinform.com.ua/2023/06/06/cherez-pidryv-armiyeyu-rf-damby-kahovskoyi-ges-pryznacheno-evakuaczijnyj-potyag-z-hersonu/" text:style-name="Internet_20_link" text:visited-style-name="Visited_20_Internet_20_Link">
евакуаційні потяги доМиколаєва</text:a>
.Відбувається оцінка наслідків для довкілля <text:a xlink:type="simple" xlink:href="https://armyinform.com.ua/2023/06/06/pidryv-okupantamy-kahovskoyi-ges-mozhe-maty-negatyvni-naslidky-dlya-zaes-energoatom/" text:style-name="Internet_20_link" text:visited-style-name="Visited_20_Internet_20_Link">
та загроза для Запорізької атомноїелектростанції</text:a>
. Черезвідсутність доступу до неї така оцінка наразі ускладнена.</text:p>
      <text:p text:style-name="P4">
Згідно з <text:a xlink:type="simple" xlink:href="https://www.kmu.gov.ua/news/mvs-rosiiany-pidirvaly-hrebliu-kakhovskoi-hes" text:style-name="Internet_20_link" text:visited-style-name="Visited_20_Internet_20_Link">
повідомленням</text:a>
 Урядового порталу, підрозділи Національної поліції таДСНС Херсонської області підняті по тривозі для оповіщення та евакуаціїцивільного населення із потенційних зон затоплення на правобережній частинірічки Дніпро, а саме: села Миколаївка, Ольгівка, Льово, Тягинка, Понятівка,Іванівка, Токарівка, Понятівка, Придніпровське, Садове, та частково містоХерсон — острів Корабел.</text:p>
      <text:p text:style-name="P4">
«Знищення Каховської ГЕС — терористичний акт з боку росії, яка несе за цеповну відповідальність. Руйнування ГЕС загрожує екологічною катастрофою дляПівдня нашої держави. Світ має відреагувати. Негайно. Але не просто словами, адіями. росія має негайно забратися із ЗАЕС, аби уникнути подальшоїкатастрофи», — наголосив український прем’єр.</text:p>
      <text:p text:style-name="P4">
Міжнародне агентство з атомної енергії<text:a xlink:type="simple" xlink:href="https://armyinform.com.ua/2023/06/06/magate-stezhyt-za-poshkodzhennyam-kahovskoyi-damby-ta-za-sytuacziyeyu-dovkola-zaes/" text:style-name="Internet_20_link" text:visited-style-name="Visited_20_Internet_20_Link">
стежить</text:a>
Folding around the Zaporizhzhya nuclear power plant.</text:p>
      <text:p text:style-name="P4">
News Source: <text:a xlink:type="simple" xlink:href="https://armyinform.com.ua/2023/06/06/vnaslidok-pidryvu-kahovskoyi-ges-ye-zagroza-zatoplennya-do-80-naselenyh-punktiv-premyer-ministr-ukrayiny/" text:style-name="Internet_20_link" text:visited-style-name="Visited_20_Internet_20_Link">
https://armyinform.com.ua/2023/06/06/vnaslidok-pidryvu-kahovskoyi-ges-ye-zagroza-zatoplennya-do-80-naselenyh-punktiv-premyer-ministr-ukrayiny/</text:a>
</text:p>
      <!--NEWS-->
      <text:h text:style-name="P10" text:outline-level="1">
<text:span text:style-name="T4">
Seleznyov held a farewell match</text:span>
</text:h>
      <text:p text:style-name="P4">
Authors: Ukrinform (Person)</text:p>
      <text:p text:style-name="P4">
Publisher: Укринформ (Organization)</text:p>
      <text:p text:style-name="P4">
Published Time: 2023-06-06T20:04:09+03:00</text:p>
      <text:p text:style-name="P4">
Modified Time: 2023-06-06T20:04:09+03:00</text:p>
      <text:p text:style-name="P4">
Description: All the money raised during the game will be transferred to the Charitable Foundation "Unbreakable Ukraine" for the needs of the military. - Ukrinform.</text:p>
      <text:p text:style-name="P4">
Images: ['<text:a xlink:type="simple" xlink:href="https://static.ukrinform.com/photos/2023_06/thumb_files/630_360_1686069572-649.jpg" text:style-name="Internet_20_link" text:visited-style-name="Visited_20_Internet_20_Link">
630_360_16860...</text:a>
']</text:p>
      <text:p text:style-name="P4">
Tags: ['Футбол', 'Євген Селезньов']</text:p>
      <text:p text:style-name="P4">
Type: Article</text:p>
      <!--METADATA-->
      <text:p text:style-name="P4">
<draw:frame draw:style-name="fr1" draw:name="Image253" text:anchor-type="as-char" svg:width="6.9236in" svg:height="3.956343in" draw:z-index="0">
<draw:image xlink:href="../Images/yкринформ/2023-06-06T20-04-09-03-00/630_360_1686069572-649.jpg" xlink:type="simple" xlink:show="embed" xlink:actuate="onLoad" draw:mime-type="image/jpeg"/>
</draw:frame>
The fundamental funds during the game will be transferred to the Charitable Foundation "Unbreakable Ukraine" for the needs of the military.</text:p>
      <text:p text:style-name="P4">
At the Avangard Stadium in Uzhgorod there was a farewell match of the Ukrainian Spartard Yevgeny Seleznev, Ukrinform reports.</text:p>
      <text:p text:style-name="P4">
Representatives of various football generations took part in the match: Dario Srna, Yaroslav Rakitsky, Artem Dovbik, Alexander Aliyev, Artem Milevsky, Mykolashparenko, Georgy Buschan, Vitaliy Buyalsky, Myron Markevich and many other Ukrainian football.</text:p>
      <text:p text:style-name="P4">
The participants of the events were Ukrainian military-Azovets David Kasatkin "Khimik", commander of the International Battalion "Titan" Igor Noman "Yanky", pilot-fighter-pilot Voroshilov "Karaya", Deputy Commander Sturial Transcarpathian Brigade.</text:p>
      <text:p text:style-name="P4">
The match played two teams under the names "Orange" and "White-Blue-Blue". Seleznyov played for both teams. In the main time, a draw of 8: 8 was recorded, and the judge appointed a penalty. Yevgeny Seleznev totally scored 5 goals Taraalalized by the decisive post -match penalty for "orange". Adrian Pukanich three naked, Artem Fedetsky was distinguished twice.</text:p>
      <text:p text:style-name="P4">
<text:span text:style-name="T4">
 Read also: </text:span>
 <text:a xlink:type="simple" xlink:href="https://www.ukrinform.ua/rubric-sports/3707733-evgen-seleznov-oficijno-ogolosiv-pro-zaversenna-kareri-futbolista.html" text:style-name="Internet_20_link" text:visited-style-name="Visited_20_Internet_20_Link">
Eugene <text:span text:style-name="T4">
 Seleznyov </text:span>
 officially announced the completion of the footballer's quarry</text:a>
Yevgeny Seleznev devoted his farewell match to Ukrainian defenders. The fundamental funds during the game will be transferred to the Charitable Foundation "Unbreakable Ukraine" for the needs of the military.</text:p>
      <text:p text:style-name="P4">
Photo: FootballHub.ua</text:p>
      <text:p text:style-name="P4">
News Source: <text:a xlink:type="simple" xlink:href="https://www.ukrinform.ua/rubric-sports/3719233-seleznov-proviv-prosalnij-matc.html" text:style-name="Internet_20_link" text:visited-style-name="Visited_20_Internet_20_Link">
https://www.ukrinform.ua/rubric-sports/3719233-seleznov-proviv-prosalnij-matc.html</text:a>
</text:p>
      <!--NEWS-->
      <text:h text:style-name="P10" text:outline-level="1">
<text:span text:style-name="T4">
In the Congress of Canadian Ukrainians, they demand to recognize Russia with a terrorist state due</text:span>
</text:h>
      <text:p text:style-name="P4">
Authors: Ukrinform (Person)</text:p>
      <text:p text:style-name="P4">
Publisher: Укринформ (Organization)</text:p>
      <text:p text:style-name="P4">
Published Time: 2023-06-06T20:09:00+03:00</text:p>
      <text:p text:style-name="P4">
Modified Time: 2023-06-06T20:09:00+03:00</text:p>
      <text:p text:style-name="P4">
Description: The undergraded Russian occupation troops of the Kakhovka Hydroelectric Tti Damshoe once again proves the need to recognize Russia with a terrorism. - Ukrinform.</text:p>
      <text:p text:style-name="P4">
Images: ['<text:a xlink:type="simple" xlink:href="https://static.ukrinform.com/photos/2023_06/thumb_files/630_360_1686027093-587.jpg" text:style-name="Internet_20_link" text:visited-style-name="Visited_20_Internet_20_Link">
630_360_16860...</text:a>
']</text:p>
      <text:p text:style-name="P4">
Tags: ['Діаспора', 'ГЕС', 'Канада', 'Каховська ГЕС', 'Війна з Росією']</text:p>
      <text:p text:style-name="P4">
Type: Article</text:p>
      <!--METADATA-->
      <text:p text:style-name="P4">
<draw:frame draw:style-name="fr1" draw:name="Image254" text:anchor-type="as-char" svg:width="6.9236in" svg:height="3.956343in" draw:z-index="0">
<draw:image xlink:href="../Images/yкринформ/2023-06-06T20-09-00-03-00/630_360_1686027093-587.jpg" xlink:type="simple" xlink:show="embed" xlink:actuate="onLoad" draw:mime-type="image/jpeg"/>
</draw:frame>
The blasting of the Kakhovka Hydroelectric Troops of the Kakhovka Hydroelectric Troops proves the need to recognize Russia as a sponsor of terrorism.</text:p>
      <text:p text:style-name="P4">
According to the Ukrinform correspondent, this opinion was expressed by the presidential congress of Ukrainians of Canada Alexander Khichi.</text:p>
      <text:p text:style-name="P4">
“The undermining of the Kakhovsky dam is compromising the security of the nuclear power plant, which is an act of nuclear terrorism. Canada and our allies have to find out the Russian Federation by the state-existence of terrorism and introduce the universities that will disable the Russian military machine, ”she said.</text:p>
      <text:p text:style-name="P4">
<text:span text:style-name="T4">
 Read also: </text:span>
 <text:a xlink:type="simple" xlink:href="https://www.ukrinform.ua/rubric-other_news/3718791-pidriv-rosianami-kahovskoi-ges-vsi-novini.html" text:style-name="Internet_20_link" text:visited-style-name="Visited_20_Internet_20_Link">
<text:span text:style-name="T4">
 blasting </text:span>
 <text:span text:style-name="T4">
 </text:span>
 by the Russians <text:span text:style-name="T4">
 </text:span>
 Kakhovskaya <text:span text:style-name="T4">
 </text:span>
 <text:span text:style-name="T4">
 HPP </text:span>
. <text:span text:style-name="T4">
 All </text:span>
<text:span text:style-name="T4">
 News </text:span>
</text:a>
Khichi emphasized that the destruction of the dam "causes massive flooding and causes the dangers of the lives of hundreds of thousands of people, the existence of dozens of cities, and also aggravates the supply of food, ecology and the environment of Ukraine."</text:p>
      <text:p text:style-name="P4">
As reported by Ukrinform, Russian troops on June 6 <text:a xlink:type="simple" xlink:href="https://www.ukrinform.ua/rubric-ato/3718751-rosijski-zagarbniki-pidirvali-kahovsku-ges-ok-pivden.html" text:style-name="Internet_20_link" text:visited-style-name="Visited_20_Internet_20_Link">
carried out undermining</text:a>
Kakhovskaya hydroelectric power station. As a result of the blasting of the machine lounge, the station is completely destroyed. Due to the undermining of the reservoirs, there are risks of underwenting of energy sites in Kherson region, in particular the Kherson TPPs. The evacuation of the population from potential flooding areas has developed.</text:p>
      <text:p text:style-name="P4">
News Source: <text:a xlink:type="simple" xlink:href="https://www.ukrinform.ua/rubric-diaspora/3719234-u-kongresi-ukrainciv-kanadi-vimagaut-viznati-rosiu-derzavouteroristom-cerez-pidriv-kahovskoi-ges.html" text:style-name="Internet_20_link" text:visited-style-name="Visited_20_Internet_20_Link">
https://www.ukrinform.ua/rubric-diaspora/3719234-u-kongresi-ukrainciv-kanadi-vimagaut-viznati-rosiu-derzavouteroristom-cerez-pidriv-kahovskoi-ges.html</text:a>
</text:p>
      <!--NEWS-->
      <text:h text:style-name="P10" text:outline-level="1">
<text:span text:style-name="T4">
Planet Labs showed satellite images of the dam in Nova Kakhovka before and after blasting</text:span>
</text:h>
      <text:p text:style-name="P4">
Authors: Ukrinform (Person)</text:p>
      <text:p text:style-name="P4">
Publisher: Укринформ (Organization)</text:p>
      <text:p text:style-name="P4">
Published Time: 2023-06-06T20:10:45+03:00</text:p>
      <text:p text:style-name="P4">
Modified Time: 2023-06-06T20:10:45+03:00</text:p>
      <text:p text:style-name="P4">
Description: The Planet Labs satellite images show the Kakhovsky Hydroelectric Power Plant a few days before and after the Russians are blasted. - Ukrinform.</text:p>
      <text:p text:style-name="P4">
Images: ['<text:a xlink:type="simple" xlink:href="https://static.ukrinform.com/photos/2023_06/thumb_files/630_360_1686027093-587.jpg" text:style-name="Internet_20_link" text:visited-style-name="Visited_20_Internet_20_Link">
630_360_16860...</text:a>
']</text:p>
      <text:p text:style-name="P4">
Tags: ['Фото', 'Супутник', 'Каховська ГЕС']</text:p>
      <text:p text:style-name="P4">
Type: Article</text:p>
      <!--METADATA-->
      <text:p text:style-name="P4">
<draw:frame draw:style-name="fr1" draw:name="Image255" text:anchor-type="as-char" svg:width="6.9236in" svg:height="3.956343in" draw:z-index="0">
<draw:image xlink:href="../Images/yкринформ/2023-06-06T20-10-45-03-00/630_360_1686027093-587.jpg" xlink:type="simple" xlink:show="embed" xlink:actuate="onLoad" draw:mime-type="image/jpeg"/>
</draw:frame>
The planet Labs service is visible to the Kakhovsk hydroelectric power station with the difference of the days before and after the Russian blasting.</text:p>
      <text:p text:style-name="P4">
According to Ukrinform, the service reports on its own page in <text:a xlink:type="simple" xlink:href="https://twitter.com/planet/status/1666116252090388480" text:style-name="Internet_20_link" text:visited-style-name="Visited_20_Internet_20_Link">
Twitter</text:a>
.</text:p>
      <text:p text:style-name="P4">
“In these pictures(satellite constellation - ed.)Skysat depicts water that is laid through the new Kakhovka dam in the south of Ukraine. The dam cuts the Ukrainian Dnieper River, holding back a huge tank of water, ”the testimony reads.</text:p>
      <text:p text:style-name="P4">
The service added that the unprofitable stops of water creates a humanitarian taecological catastrophe.</text:p>
      <text:p text:style-name="P4">
<text:span text:style-name="T4">
 Read also: </text:span>
 [<text:span text:style-name="T4">
 Kakhovsk </text:span>
 And hydroelectric power plants: facts about the involvement of Russian(https://www.ukrinform.ua/rubric-ato/3719176-kahovska-ges-fakti-pro-pricetnist-same-rosijskih-okupantiv-do-zlocinu.html)It is noted that the first photo was made on June 4, and the second today, on June 6, after the blast of Kakhovka hydroelectric power station.</text:p>
      <text:p text:style-name="P4">
Photo: Planet LabsPhoto: Planet Labs</text:p>
      <text:p text:style-name="P4">
As it was reported, on the night of June 6 <text:a xlink:type="simple" xlink:href="https://www.ukrinform.ua/rubric-other_news/3718791-pidriv-rosianami-kahovskoi-ges-vsi-novini.html" text:style-name="Internet_20_link" text:visited-style-name="Visited_20_Internet_20_Link">
the Russian army blown up the Kakhovskaya Hins dam</text:a>
.</text:p>
      <text:p text:style-name="P4">
<text:span text:style-name="T4">
 Read also: </text:span>
 [situation on <text:span text:style-name="T4">
 Kakhovsk </text:span>
 HPP: President of the rate(https://www.ukrinform.ua/rubric-ato/3719229-situacia-na-kahovskij-ges-zelenskij-proviv-zasidanna-stavki.html)In the Kherson region, the evacuation of the population from dangerous places for which Yerizik flooding as a result of the blasting of the Kakhovka hydroelectric power station began.</text:p>
      <text:p text:style-name="P4">
On the fact of undermining the occupants of the Kakhovka hydroelectric power station law enforcement officers began <text:a xlink:type="simple" xlink:href="https://www.ukrinform.ua/rubric-ato/3718822-pidriv-kahovskoi-ges-ukraina-porusila-spravu-za-statteu-ekocid.html" text:style-name="Internet_20_link" text:visited-style-name="Visited_20_Internet_20_Link">
investigation under the article "Ecocide"</text:a>
.</text:p>
      <text:p text:style-name="P4">
Ukrhydroenergo stated that <text:a xlink:type="simple" xlink:href="https://www.ukrinform.ua/rubric-ato/3718814-kahovska-ges-povnistu-zrujnovana-vidnovlennu-ne-pidlagae-ukrgidroenergo.html" text:style-name="Internet_20_link" text:visited-style-name="Visited_20_Internet_20_Link">
Kakhovskaya hydroelectric power station is completely destroyed</text:a>
And the recovery is not.</text:p>
      <text:p text:style-name="P4">
First Photo: Maxar Technologies</text:p>
      <text:p text:style-name="P4">
News Source: <text:a xlink:type="simple" xlink:href="https://www.ukrinform.ua/rubric-technology/3719236-planet-labs-pokazav-suputnikovi-znimki-dambi-u-novij-kahovci-do-i-pisla-pidrivu.html" text:style-name="Internet_20_link" text:visited-style-name="Visited_20_Internet_20_Link">
https://www.ukrinform.ua/rubric-technology/3719236-planet-labs-pokazav-suputnikovi-znimki-dambi-u-novij-kahovci-do-i-pisla-pidrivu.html</text:a>
</text:p>
      <!--NEWS-->
      <text:h text:style-name="P10" text:outline-level="1">
<text:span text:style-name="T4">
Experts expect changes to Ukraine's media market after the war</text:span>
</text:h>
      <text:p text:style-name="P4">
Authors: Ukrinform (Person)</text:p>
      <text:p text:style-name="P4">
Publisher: Укринформ (Organization)</text:p>
      <text:p text:style-name="P4">
Published Time: 2023-06-06T20:10:55+03:00</text:p>
      <text:p text:style-name="P4">
Modified Time: 2023-06-06T20:10:55+03:00</text:p>
      <text:p text:style-name="P4">
Description: Ukrainian experts are convinced that the domestic media market will change a lot. - Ukrinform.</text:p>
      <text:p text:style-name="P4">
Images: ['<text:a xlink:type="simple" xlink:href="https://static.ukrinform.com/photos/2023_06/thumb_files/630_360_1686067448-240.jpg" text:style-name="Internet_20_link" text:visited-style-name="Visited_20_Internet_20_Link">
630_360_16860...</text:a>
', '<text:a xlink:type="simple" xlink:href="https://static.ukrinform.com/photos/2023_06/1686067243-166.jpg" text:style-name="Internet_20_link" text:visited-style-name="Visited_20_Internet_20_Link">
1686067243-16...</text:a>
', '<text:a xlink:type="simple" xlink:href="https://static.ukrinform.com/photos/2023_06/1686067302-179.jpg" text:style-name="Internet_20_link" text:visited-style-name="Visited_20_Internet_20_Link">
1686067302-17...</text:a>
']</text:p>
      <text:p text:style-name="P4">
Tags: ['День журналіста', 'ЗМІ', 'Медіа']</text:p>
      <text:p text:style-name="P4">
Type: Article</text:p>
      <!--METADATA-->
      <text:p text:style-name="P4">
<draw:frame draw:style-name="fr1" draw:name="Image258" text:anchor-type="as-char" svg:width="6.9236in" svg:height="3.956343in" draw:z-index="0">
<draw:image xlink:href="../Images/yкринформ/2023-06-06T20-10-55-03-00/630_360_1686067448-240.jpg" xlink:type="simple" xlink:show="embed" xlink:actuate="onLoad" draw:mime-type="image/jpeg"/>
</draw:frame>
Ukrainian experts are convinced that the domestic media market after the war will change a lot.</text:p>
      <text:p text:style-name="P4">
This was discussed during a panel discussion to the journalist Day, which took place in Ukraine-Ukrinform.</text:p>
      <text:p text:style-name="P4">
"The media market will change. For example, we are almost completely losing print media. Regional newspapers in the format in which they were before the war will already be turned on the market. It is impossible on the economic side, as well as from mediamania: the audience is unlikely which was the beginning of a full -scale invasion, " - said the founder and executive director of NGO" Ukrainian Institute of Media and Communication "Diana Dutsyk.</text:p>
      <text:p text:style-name="P4">
<draw:frame draw:style-name="fr1" draw:name="Image259" text:anchor-type="as-char" svg:width="6.9236in" svg:height="4.615733in" draw:z-index="0">
<draw:image xlink:href="../Images/yкринформ/2023-06-06T20-10-55-03-00/1686067243-166.jpg" xlink:type="simple" xlink:show="embed" xlink:actuate="onLoad" draw:mime-type="image/jpeg"/>
</draw:frame>
She predicts that after the war, print media will have format almanacs, which will contain analytics and journalism and come out with some periodicity. Instead, the news format will move to online space.</text:p>
      <text:p text:style-name="P4">
<text:span text:style-name="T4">
 Read also: </text:span>
 <text:a xlink:type="simple" xlink:href="https://www.ukrinform.ua/rubric-society/3719186-standarti-zurnalistiki-pid-cas-vijni-vazlivisi-niz-u-mirnij-cas-mediaeksperti.html" text:style-name="Internet_20_link" text:visited-style-name="Visited_20_Internet_20_Link">
journalism standards during the war are more important than dying time - media experts</text:a>
According to Dutsyk, the situation with television will depend on the political situation of Ukraine, as the media groups and their owners remain.</text:p>
      <text:p text:style-name="P4">
At the same time, the deputy chief of "Detector-Media" and the chairman of the supervisory board of the Council of Broadcasting Svetlana Ostap expressed the opinion that after the war increased the roll of production in media groups that will produce content. According to her, they work to an international level thanks to cooperation with Western partners, as well as seek to sell content west because the Russian market is closed for them.</text:p>
      <text:p text:style-name="P4">
<draw:frame draw:style-name="fr1" draw:name="Image260" text:anchor-type="as-char" svg:width="6.9236in" svg:height="4.615733in" draw:z-index="0">
<draw:image xlink:href="../Images/yкринформ/2023-06-06T20-10-55-03-00/1686067302-179.jpg" xlink:type="simple" xlink:show="embed" xlink:actuate="onLoad" draw:mime-type="image/jpeg"/>
</draw:frame>
"There will be a reference to local media, because there will be a lot of money in the reconstruction of Ukraine before money is spent in the regions. I am sure that they will help media ladons that do it now, but subject to compliance with magazine standards," Ostap said.</text:p>
      <text:p text:style-name="P4">
Journalist Day is celebrated in Ukraine on June 6.</text:p>
      <text:p text:style-name="P4">
News Source: <text:a xlink:type="simple" xlink:href="https://www.ukrinform.ua/rubric-society/3719237-eksperti-ocikuut-zmin-na-mediarinku-ukraini-pisla-vijni.html" text:style-name="Internet_20_link" text:visited-style-name="Visited_20_Internet_20_Link">
https://www.ukrinform.ua/rubric-society/3719237-eksperti-ocikuut-zmin-na-mediarinku-ukraini-pisla-vijni.html</text:a>
</text:p>
      <!--NEWS-->
      <text:h text:style-name="P10" text:outline-level="1">
<text:span text:style-name="T4">
A protest action was held under the Russian Embassy in Warsaw because</text:span>
</text:h>
      <text:p text:style-name="P4">
Authors: Ukrinform (Person)</text:p>
      <text:p text:style-name="P4">
Publisher: Укринформ (Organization)</text:p>
      <text:p text:style-name="P4">
Published Time: 2023-06-06T20:16:00+03:00</text:p>
      <text:p text:style-name="P4">
Modified Time: 2023-06-06T20:16:00+03:00</text:p>
      <text:p text:style-name="P4">
Description: In Warsaw, hundreds of people gathered under the Embassy of Russia, protesting against the blast of the dam of Kakhovka hydroelectric power plants. - Ukrinform.</text:p>
      <text:p text:style-name="P4">
Images: ['<text:a xlink:type="simple" xlink:href="https://static.ukrinform.com/photos/2023_06/thumb_files/630_360_1686071353-2800.jpeg" text:style-name="Internet_20_link" text:visited-style-name="Visited_20_Internet_20_Link">
630_360_16860...</text:a>
']</text:p>
      <text:p text:style-name="P4">
Tags: ['Протест', 'Варшава', 'Каховська ГЕС']</text:p>
      <text:p text:style-name="P4">
Type: Article</text:p>
      <!--METADATA-->
      <text:p text:style-name="P4">
<draw:frame draw:style-name="fr1" draw:name="Image261" text:anchor-type="as-char" svg:width="6.9236in" svg:height="3.956343in" draw:z-index="0">
<draw:image xlink:href="../Images/yкринформ/2023-06-06T20-16-00-03-00/630_360_1686071353-2800.jpeg" xlink:type="simple" xlink:show="embed" xlink:actuate="onLoad" draw:mime-type="image/jpeg"/>
</draw:frame>
Hundreds of people gathered under the Russian Embassy, protesting against the underworld of the Kakhovka hydroelectric power station.</text:p>
      <text:p text:style-name="P4">
The protesters kept the flags of Ukraine and chanted "terrorists", Ukrinform reports.</text:p>
      <text:p text:style-name="P4">
"Russia has shown a terrorist attack against Kakhovskaya hydroelectric power plant how it is a terrorist Ukraine," said Victoria Pogrebnyak, an activist of the Warsaw Euromaidan.</text:p>
      <text:p text:style-name="P4">
</text:p>
      <text:p text:style-name="P4">
<text:a xlink:type="simple" xlink:href="https://static.ukrinform.com/photos/2023_06/1686071353-6998.jpeg" text:style-name="Internet_20_link" text:visited-style-name="Visited_20_Internet_20_Link">
 </text:a>
 <text:a xlink:type="simple" xlink:href="https://static.ukrinform.com/photos/2023_06/1686071353-1200.jpeg" text:style-name="Internet_20_link" text:visited-style-name="Visited_20_Internet_20_Link">
</text:a>
 <text:a xlink:type="simple" xlink:href="https://static.ukrinform.com/photos/2023_06/1686071353-2800.jpeg" text:style-name="Internet_20_link" text:visited-style-name="Visited_20_Internet_20_Link">
<draw:frame draw:style-name="fr1" draw:name="Image265" text:anchor-type="as-char" svg:width="6.9236in" svg:height="3.956343in" draw:z-index="0">
<draw:image xlink:href="../Images/yкринформ/2023-06-06T20-16-00-03-00/630_360_1686071353-2800.jpeg" xlink:type="simple" xlink:show="embed" xlink:actuate="onLoad" draw:mime-type="image/jpeg"/>
</draw:frame>
</text:a>
 <text:a xlink:type="simple" xlink:href="https://static.ukrinform.com/photos/2023_06/1686071353-2997.jpeg" text:style-name="Internet_20_link" text:visited-style-name="Visited_20_Internet_20_Link">
</text:a>
 <text:a xlink:type="simple" xlink:href="https://static.ukrinform.com/photos/2023_06/1686071353-7465.jpeg" text:style-name="Internet_20_link" text:visited-style-name="Visited_20_Internet_20_Link">
</text:a>
 <text:a xlink:type="simple" xlink:href="https://static.ukrinform.com/photos/2023_06/1686071353-9283.jpeg" text:style-name="Internet_20_link" text:visited-style-name="Visited_20_Internet_20_Link">
</text:a>
 <text:a xlink:type="simple" xlink:href="https://static.ukrinform.com/photos/2023_06/1686071354-7072.jpeg" text:style-name="Internet_20_link" text:visited-style-name="Visited_20_Internet_20_Link">
</text:a>
 <text:a xlink:type="simple" xlink:href="https://static.ukrinform.com/photos/2023_06/1686071354-1438.jpeg" text:style-name="Internet_20_link" text:visited-style-name="Visited_20_Internet_20_Link">
</text:a>
 <text:a xlink:type="simple" xlink:href="https://static.ukrinform.com/photos/2023_06/1686071354-8523.jpeg" text:style-name="Internet_20_link" text:visited-style-name="Visited_20_Internet_20_Link">
</text:a>
 <text:a xlink:type="simple" xlink:href="https://static.ukrinform.com/photos/2023_06/1686071354-4364.jpeg" text:style-name="Internet_20_link" text:visited-style-name="Visited_20_Internet_20_Link">
</text:a>
 <text:a xlink:type="simple" xlink:href="https://static.ukrinform.com/photos/2023_06/1686071354-5640.jpeg" text:style-name="Internet_20_link" text:visited-style-name="Visited_20_Internet_20_Link">
</text:a>
She emphasized that Russia is terrorizing the world by nuclear war.</text:p>
      <text:p text:style-name="P4">
The event should help Ukraine to repel Russian aggression and take a positiveization of its membership in NATO, convinced Pogrebnyak.Polish activist Jacek Visnevsky also calls on the governments of the Western countries to provide more weapons to Ukraine, including F-16 aircraft.</text:p>
      <text:p text:style-name="P4">
He also emphasized that Putin's actions once again showed that he is a successor to a gitler, because he did the same as the Nazi leader during the Second World War</text:p>
      <text:p text:style-name="P4">
According to Visnevsky, the flag of "fascist Russia" should not be fluttering, and the Russian ambassador should be recognized as a non -grata person in Poland.</text:p>
      <text:p text:style-name="P4">
<text:span text:style-name="T4">
 Read also: </text:span>
 <text:a xlink:type="simple" xlink:href="https://www.ukrinform.ua/rubric-world/3718598-ssa-vveli-sankcii-proti-predstavnikiv-rosii-aki-rozhituvali-situaciu-u-moldovi.html" text:style-name="Internet_20_link" text:visited-style-name="Visited_20_Internet_20_Link">
the US has imposed sanctions against Russian representatives who have dismissed the situation in Moldova</text:a>
During the action, a flash mob was conducted: in front of the embassy of Russia, dozens of people at the same time poured dozens of bottles of water, which symbolized the conscious flooding of part of the south of Ukraine.</text:p>
      <text:p text:style-name="P4">
As reported by Ukrinform, Russian troops on the night against June 6th undermined the Kakhovsky Hydroelectric Stanition. HPP is not recoverable. Longing people from flooded settlements.</text:p>
      <text:p text:style-name="P4">
News Source: <text:a xlink:type="simple" xlink:href="https://www.ukrinform.ua/rubric-society/3719241-pid-posolstvom-rosii-u-varsavi-vidbulas-akcia-protestu-cerez-pidriv-kahovskoi-ges.html" text:style-name="Internet_20_link" text:visited-style-name="Visited_20_Internet_20_Link">
https://www.ukrinform.ua/rubric-society/3719241-pid-posolstvom-rosii-u-varsavi-vidbulas-akcia-protestu-cerez-pidriv-kahovskoi-ges.html</text:a>
</text:p>
      <!--NEWS-->
      <text:h text:style-name="P10" text:outline-level="1">
<text:span text:style-name="T4">
The UN General Assembly has chosen new non -permanent members of the Security Council</text:span>
</text:h>
      <text:p text:style-name="P4">
Authors: Ukrinform (Person)</text:p>
      <text:p text:style-name="P4">
Publisher: Укринформ (Organization)</text:p>
      <text:p text:style-name="P4">
Published Time: 2023-06-06T20:25:00+03:00</text:p>
      <text:p text:style-name="P4">
Modified Time: 2023-06-06T20:25:00+03:00</text:p>
      <text:p text:style-name="P4">
Description: The UN General Assembly elected five countries to the UN Security Council on Tuesday for the period 2024-2025. - Ukrinform.</text:p>
      <text:p text:style-name="P4">
Images: ['<text:a xlink:type="simple" xlink:href="https://static.ukrinform.com/photos/2017_09/thumb_files/630_360_1505170547-1702.jpg" text:style-name="Internet_20_link" text:visited-style-name="Visited_20_Internet_20_Link">
630_360_15051...</text:a>
']</text:p>
      <text:p text:style-name="P4">
Tags: ['ООН', 'Вибори', 'Радбез ООН']</text:p>
      <text:p text:style-name="P4">
Type: Article</text:p>
      <!--METADATA-->
      <text:p text:style-name="P4">
<draw:frame draw:style-name="fr1" draw:name="Image274" text:anchor-type="as-char" svg:width="6.9236in" svg:height="3.956343in" draw:z-index="0">
<draw:image xlink:href="../Images/yкринформ/2023-06-06T20-25-00-03-00/630_360_1505170547-1702.jpg" xlink:type="simple" xlink:show="embed" xlink:actuate="onLoad" draw:mime-type="image/jpeg"/>
</draw:frame>
The UN General Assembly has elected five countries on Tuesday by a non -permanent UN Security Council for the 2024-2025 period.</text:p>
      <text:p text:style-name="P4">
This was reported by Ukrinform correspondent.</text:p>
      <text:p text:style-name="P4">
Since January of the following year, the members of the Republic of Belarus will be Algeria, Gayana, Republicacorea, Sierra Leone and Slovenia.</text:p>
      <text:p text:style-name="P4">
Belarus, who, together with Slovenia, claimed a place in the Radbeza from Eastern Europe, did not gain enough votes.</text:p>
      <text:p text:style-name="P4">
A secret ballot is held on this issue, candidates have to get no more than two -thirds(That is 128)votes from the composition of the General Assembly.</text:p>
      <text:p text:style-name="P4">
Slovenia received 153 votes against 38 for Belarus, while Algeria and Sierra Leone from Africa, Guyana from Latin America and the Republic of Korea from Asia there were no opponents.</text:p>
      <text:p text:style-name="P4">
<text:span text:style-name="T4">
 Read also: </text:span>
 [Kuleba: We strive to ensure the vote of Africa for the Osirezolation B <text:span text:style-name="T4">
 General </text:span>
 UN General **(https://www.ukrinform.ua/rubric-polytics/3715987-kuleba-pragnemo-zabezpeciti-golosuvanna-afriki-za-nasi-rezolucii-v-genasamblei-oon.html)The five newly elected states will join Ecuador, Japan, Malta, Mozambik, Switzerland and Ecuador as non -permanent members of the Security Council instead of Albania, Brazil, Gabon, Gana and UAE, whose term of powers expands on December 31.</text:p>
      <text:p text:style-name="P4">
The Security Council consists of 15 countries. Five of them - <text:a xlink:type="simple" xlink:href="https://www.ukrinform.ua/tag-ssa" text:style-name="Internet_20_link" text:visited-style-name="Visited_20_Internet_20_Link">
USA</text:a>
, United Kingdom, France, China and the USSR, which is occupied by Russia - are permanent members. 10 of the non -permanent members are elected by the General Assembly for two years from the groups of countries, which are determined by the geographical principle. In 2022–2023, Eastern Europe was represented in the Security Council.</text:p>
      <text:p text:style-name="P4">
News Source: <text:a xlink:type="simple" xlink:href="https://www.ukrinform.ua/rubric-world/3719244-genasamblea-oon-obrala-novih-nepostijnih-cleniv-radbezu.html" text:style-name="Internet_20_link" text:visited-style-name="Visited_20_Internet_20_Link">
https://www.ukrinform.ua/rubric-world/3719244-genasamblea-oon-obrala-novih-nepostijnih-cleniv-radbezu.html</text:a>
</text:p>
      <!--NEWS-->
      <text:h text:style-name="P10" text:outline-level="1">
<text:span text:style-name="T4">
Ukraine does not fight with Russia in its territory - Zelensky</text:span>
</text:h>
      <text:p text:style-name="P4">
Authors: Ukrinform (Person)</text:p>
      <text:p text:style-name="P4">
Publisher: Укринформ (Organization)</text:p>
      <text:p text:style-name="P4">
Published Time: 2023-06-06T20:31:00+03:00</text:p>
      <text:p text:style-name="P4">
Modified Time: 2023-06-06T20:31:00+03:00</text:p>
      <text:p text:style-name="P4">
Description: Ukraine does not fight with invaders in Russia. - Ukrinform.</text:p>
      <text:p text:style-name="P4">
Images: ['<text:a xlink:type="simple" xlink:href="https://static.ukrinform.com/photos/2023_06/thumb_files/630_360_1686066777-580.jpeg" text:style-name="Internet_20_link" text:visited-style-name="Visited_20_Internet_20_Link">
630_360_16860...</text:a>
']</text:p>
      <text:p text:style-name="P4">
Tags: ['Президент', 'Зеленський', 'Війна з Росією']</text:p>
      <text:p text:style-name="P4">
Type: Article</text:p>
      <!--METADATA-->
      <text:p text:style-name="P4">
<draw:frame draw:style-name="fr1" draw:name="Image275" text:anchor-type="as-char" svg:width="6.9236in" svg:height="3.956343in" draw:z-index="0">
<draw:image xlink:href="../Images/yкринформ/2023-06-06T20-31-00-03-00/630_360_1686066777-580.jpeg" xlink:type="simple" xlink:show="embed" xlink:actuate="onLoad" draw:mime-type="image/jpeg"/>
</draw:frame>
Ukrainian is fighting with invaders in Russia.</text:p>
      <text:p text:style-name="P4">
President Volodymyr Zelenskyy said this during a press conference in Kiev, Ukrinform correspondent reports.</text:p>
      <text:p text:style-name="P4">
“Ukraine does not fight with the Russian Federation in the territory of the Russian Federation. Ukraine is fighting exclusively in its independent territory, decomposing exclusively land. This is a point. We did not start this war, we do not need nothing. We are not going to pick up anything, but are not ready to give it. That is why we fight. And if they were ready to give their own, they would not be fighting, "Zelensky said.</text:p>
      <text:p text:style-name="P4">
<text:span text:style-name="T4">
 Read also: </text:span>
 [<text:span text:style-name="T4">
 Zelensky </text:span>
 stated that it expects from Turkey more(https://www.ukrinform.ua/rubric-ato/3719228-zelenskij-zaaviv-so-ocikue-vid-tureccini-bilse-zbroi.html)With regard to the creation of the so-called buffer zone, which the recently declared Volunteer Corps, the President noted that Ukraine is not going to seize the territory of any state.</text:p>
      <text:p text:style-name="P4">
"This is the main thing that we need to understand. All this affects us as a domestic member of NATO or our future as a civilized state. If we are in the EU to be in NATO, we must behave accordingly," the president said.</text:p>
      <text:p text:style-name="P4">
He assured that the weapons provided by Ukraine by Western partners are unused in the Russian Federation.</text:p>
      <text:p text:style-name="P4">
<text:span text:style-name="T4">
 Read also: </text:span>
 <text:a xlink:type="simple" xlink:href="https://www.ukrinform.ua/rubric-ato/3719200-partneri-gotovi-nadati-f16-ale-dla-cogo-potribna-infrastruktura-zelenskij.html" text:style-name="Internet_20_link" text:visited-style-name="Visited_20_Internet_20_Link">
partners are ready to provide F-16, but this requires infrastructure-<text:span text:style-name="T4">
 Zelensky </text:span>
</text:a>
"To me(With these questions - ed.)Nobody addresses, "Zelensky said.</text:p>
      <text:p text:style-name="P4">
As reported by Ukrinform, the Head of State explained that partners are ready to provide Ukraine with F-16 fighters, but it is necessary to rebuild appropriate infrastructure.</text:p>
      <text:p text:style-name="P4">
Photo: op</text:p>
      <text:p text:style-name="P4">
News Source: <text:a xlink:type="simple" xlink:href="https://www.ukrinform.ua/rubric-ato/3719246-ukraina-ne-voue-z-rosieu-na-ii-teritorii-zelenskij.html" text:style-name="Internet_20_link" text:visited-style-name="Visited_20_Internet_20_Link">
https://www.ukrinform.ua/rubric-ato/3719246-ukraina-ne-voue-z-rosieu-na-ii-teritorii-zelenskij.html</text:a>
</text:p>
      <!--NEWS-->
      <text:h text:style-name="P10" text:outline-level="1">
<text:span text:style-name="T4">
The occupiers have stolen at least 18 Crimean Tatars in the Peninsula in three months</text:span>
</text:h>
      <text:p text:style-name="P4">
Authors: Ukrinform (Person)</text:p>
      <text:p text:style-name="P4">
Publisher: Укринформ (Organization)</text:p>
      <text:p text:style-name="P4">
Published Time: 2023-06-06T20:36:17+03:00</text:p>
      <text:p text:style-name="P4">
Modified Time: 2023-06-06T20:36:17+03:00</text:p>
      <text:p text:style-name="P4">
Description: Over the past three months, 18 abductions of Crimean Tatars have been recorded in the temporarily occupied Crimea, but such cases can be much more. - Ukrinform.</text:p>
      <text:p text:style-name="P4">
Images: ['<text:a xlink:type="simple" xlink:href="https://static.ukrinform.com/photos/2022_05/thumb_files/630_360_1651394717-452.jpg" text:style-name="Internet_20_link" text:visited-style-name="Visited_20_Internet_20_Link">
630_360_16513...</text:a>
']</text:p>
      <text:p text:style-name="P4">
Tags: ['Крим', 'Кримські татари', 'Викрадення людей']</text:p>
      <text:p text:style-name="P4">
Type: Article</text:p>
      <!--METADATA-->
      <text:p text:style-name="P4">
<draw:frame draw:style-name="fr1" draw:name="Image276" text:anchor-type="as-char" svg:width="6.9236in" svg:height="3.956343in" draw:z-index="0">
<draw:image xlink:href="../Images/yкринформ/2023-06-06T20-36-17-03-00/630_360_1651394717-452.jpg" xlink:type="simple" xlink:show="embed" xlink:actuate="onLoad" draw:mime-type="image/jpeg"/>
</draw:frame>
Over the last three months, 18 abductions of Crimean Tatars have been recorded in the temporarily occupied Crimea, but such cases can be much more.</text:p>
      <text:p text:style-name="P4">
This was reported by the Crimean Idea Public Initiative in <text:a xlink:type="simple" xlink:href="https://www.facebook.com/permalink.php" text:style-name="Internet_20_link" text:visited-style-name="Visited_20_Internet_20_Link">
Facebook</text:a>
, reports Ukrinform.</text:p>
      <text:p text:style-name="P4">
“Since February 2023, practice <text:a xlink:type="simple" xlink:href="https://www.ukrinform.ua/tag-vikradenna-ludej" text:style-name="Internet_20_link" text:visited-style-name="Visited_20_Internet_20_Link">
abduction</text:a>
In the Crimea, random persons began to spread to check their involvement in sabotage Talipartius actions. In the last three months, experts of the Crimean idea have recorded less than 18 such cases in relation to the Crimean Tatars. It is likely that there are many such events, but people hide them, fearing further repression, ”the post reads.</text:p>
      <text:p text:style-name="P4">
<text:span text:style-name="T4">
 Read also: </text:span>
 <text:a xlink:type="simple" xlink:href="https://www.ukrinform.ua/rubric-crimea/3718412-rosiani-perevodat-politvazniv-z-krimu-u-taemnij-sizo-na-congari-lubinec.html" text:style-name="Internet_20_link" text:visited-style-name="Visited_20_Internet_20_Link">
<text:span text:style-name="T4">
 Russians </text:span>
 <text:span text:style-name="T4">
 translate </text:span>
 <text:span text:style-name="T4">
 </text:span>
 FLITV <text:span text:style-name="T4">
 '</text:span>
 Angue <text:span text:style-name="T4">
 C </text:span>
 Crimea <text:span text:style-name="T4">
 U </text:span>
 SECOND <text:span text:style-name="T4">
 </text:span>
 <text:span text:style-name="T4">
 SIZO </text:span>
 on <text:span text:style-name="T4">
 Chongari </text:span>
 - <text:span text:style-name="T4">
 LUBINETS </text:span>
</text:a>
As it is noted, the following scheme of abduction is mostly used: Vrannyzilovians come with a search, remove digital carriers, after which they are humanly derived in an unknown direction.</text:p>
      <text:p text:style-name="P4">
As it was reported, <text:a xlink:type="simple" xlink:href="https://www.ukrinform.ua/rubric-crimea/3711342-siloviki-v-krimu-zmusuvali-ziznatisa-v-pidrivi-zaliznici-krimskogo-tatarina-pravozahisniki.html" text:style-name="Internet_20_link" text:visited-style-name="Visited_20_Internet_20_Link">
security forces abducted the Crimean Tatar Mambeth Asan-Usta</text:a>
He was tasked with confessing involvement in the railroad in the whole of the Mepheropol district.</text:p>
      <text:p text:style-name="P4">
_ Photo: Crimean solidarity_</text:p>
      <text:p text:style-name="P4">
News Source: <text:a xlink:type="simple" xlink:href="https://www.ukrinform.ua/rubric-crimea/3719247-okupanti-za-tri-misaci-vikrali-na-pivostrovi-sonajmense-18-krimskih-tatar.html" text:style-name="Internet_20_link" text:visited-style-name="Visited_20_Internet_20_Link">
https://www.ukrinform.ua/rubric-crimea/3719247-okupanti-za-tri-misaci-vikrali-na-pivostrovi-sonajmense-18-krimskih-tatar.html</text:a>
</text:p>
      <!--NEWS-->
      <text:h text:style-name="P10" text:outline-level="1">
<text:span text:style-name="T4">
NATO's Open Doors for Ukraine is not enough - Nauseda</text:span>
</text:h>
      <text:p text:style-name="P4">
Authors: Ukrinform (Person)</text:p>
      <text:p text:style-name="P4">
Publisher: Укринформ (Organization)</text:p>
      <text:p text:style-name="P4">
Published Time: 2023-06-06T20:38:00+03:00</text:p>
      <text:p text:style-name="P4">
Modified Time: 2023-06-06T20:38:00+03:00</text:p>
      <text:p text:style-name="P4">
Description: At the Summit in Vilnius, which will take place on July 11-12, specific decisions on Ukraine's membership in NATO should not have enough repetitions of the old formula about the "open door" of the Alliance. - Ukrinform.</text:p>
      <text:p text:style-name="P4">
Images: ['<text:a xlink:type="simple" xlink:href="https://static.ukrinform.com/photos/2023_03/thumb_files/630_360_1678873066-877.jpg" text:style-name="Internet_20_link" text:visited-style-name="Visited_20_Internet_20_Link">
630_360_16788...</text:a>
']</text:p>
      <text:p text:style-name="P4">
Tags: ['Литва', 'НАТО', 'Ґітанас Науседа']</text:p>
      <text:p text:style-name="P4">
Type: Article</text:p>
      <!--METADATA-->
      <text:p text:style-name="P4">
<draw:frame draw:style-name="fr1" draw:name="Image277" text:anchor-type="as-char" svg:width="6.9236in" svg:height="3.956343in" draw:z-index="0">
<draw:image xlink:href="../Images/yкринформ/2023-06-06T20-38-00-03-00/630_360_1678873066-877.jpg" xlink:type="simple" xlink:show="embed" xlink:actuate="onLoad" draw:mime-type="image/jpeg"/>
</draw:frame>
At the Vilnius Summit, which will take place on July 11-12, specific decisions regarding Ukraine's members of Ukraine in NATO should not have enough repetitions of the old formula about the "open door" of the Alliance.</text:p>
      <text:p text:style-name="P4">
According to his own correspondent of Ukrinform, President Litvigitanas Nauseda said in his speech during a press conference after the Embrace of the Summit of the Bucharest Nine Summit(look).</text:p>
      <text:p text:style-name="P4">
“У Вільнюсі ми повинні говорити про Україну, але не лише говорити, а йприйняти рішення також… Майбутнє України в НАТО, ми повинні працювати надвизначенням чіткого шляху, який настільки наблизить Україну до Альянсу,наскільки це можливо станом на зараз. Ні - новому десятиліттю повторень староїформули про “відкриті двері” НАТО. Цього більше недостатньо”, - сказавпрезидент Литви.</text:p>
      <text:p text:style-name="P4">
<text:span text:style-name="T4">
Читайте також:</text:span>
 <text:a xlink:type="simple" xlink:href="https://www.ukrinform.ua/rubric-polytics/3719224-tilki-povnopravne-clenstvo-ukraini-v-nato-moze-garantuvati-mir-u-evropi-levits.html" text:style-name="Internet_20_link" text:visited-style-name="Visited_20_Internet_20_Link">
 Тільки повноправне членство України в <text:span text:style-name="T4">
НАТО</text:span>
 можегарантувати мир у Європі - Левітс </text:a>
According to him, Ukraine can no longer remain removed, which also creates the risk of a new war in Europe.</text:p>
      <text:p text:style-name="P4">
“Preparing for a summit in Vilnius is successful here in Bratislava, we can discuss its filling. Our goals, objectives and expectations of outlook. First of all, this is restraint and protection. After the Madrid summit in the Baltic region, it has deteriorated, in addition, Russia places tactical nuclear weapons in Belarus. And this proves once again that our efforts are strengthened in all directions. This means new defensive plans, including regional, ”said Gitanas Nauseda.</text:p>
      <text:p text:style-name="P4">
According to him, all new plans should be outlined, in particular, at the summit and those that can be implemented by the end of this year.</text:p>
      <text:p text:style-name="P4">
<text:span text:style-name="T4">
 Read also: </text:span>
 <text:a xlink:type="simple" xlink:href="https://www.ukrinform.ua/rubric-polytics/3702177-nauseda-ugoda-sodo-perspektiv-clenstva-ukraini-v-nato-skladne-pitanna.html" text:style-name="Internet_20_link" text:visited-style-name="Visited_20_Internet_20_Link">
<text:span text:style-name="T4">
 Nauseda </text:span>
: Agreement on the prospects of Ukraine's membership of Ukraine is a difficult question</text:a>
"In Vilnius, NATO should signal its willingness to defend and, if necessary, resist from the first minute," President Lithuania said.</text:p>
      <text:p text:style-name="P4">
He outlined military plans that would consider NATO, in particular, the introduction of a Rotational MAP, creation of easy crews and more.As reported by Ukrinform, in Bratislava a meeting of the leaders of the Bucharest Nine took place on Tuesday(look)with the participation of NATO Secretary General Stoltenberg.</text:p>
      <text:p text:style-name="P4">
Photo: Delfi</text:p>
      <text:p text:style-name="P4">
News Source: <text:a xlink:type="simple" xlink:href="https://www.ukrinform.ua/rubric-polytics/3719252-povtoren-pro-vidkriti-dveri-nato-dla-ukraini-vze-nedostatno-nauseda.html" text:style-name="Internet_20_link" text:visited-style-name="Visited_20_Internet_20_Link">
https://www.ukrinform.ua/rubric-polytics/3719252-povtoren-pro-vidkriti-dveri-nato-dla-ukraini-vze-nedostatno-nauseda.html</text:a>
</text:p>
      <!--NEWS-->
      <text:h text:style-name="P10" text:outline-level="1">
<text:span text:style-name="T4">
The East Expo 2023 exhibition involves more than 80 companies from the regions affected by the war</text:span>
</text:h>
      <text:p text:style-name="P4">
Authors: Ukrinform (Person)</text:p>
      <text:p text:style-name="P4">
Publisher: Укринформ (Organization)</text:p>
      <text:p text:style-name="P4">
Published Time: 2023-06-06T20:42:52+03:00</text:p>
      <text:p text:style-name="P4">
Modified Time: 2023-06-06T20:42:52+03:00</text:p>
      <text:p text:style-name="P4">
Description: More than 80 companies that have been released or based in the Ukrainian regions affected by the war, represent their products at the East Expo 2023 exhibition. - Ukrinform.</text:p>
      <text:p text:style-name="P4">
Images: ['<text:a xlink:type="simple" xlink:href="https://static.ukrinform.com/photos/2023_06/thumb_files/630_360_1686071087-640.jpg" text:style-name="Internet_20_link" text:visited-style-name="Visited_20_Internet_20_Link">
630_360_16860...</text:a>
']</text:p>
      <text:p text:style-name="P4">
Tags: ['Бізнес', 'Мінекономіки', 'Виставка', '"Схід-Експо 2023"']</text:p>
      <text:p text:style-name="P4">
Type: Article</text:p>
      <!--METADATA-->
      <text:p text:style-name="P4">
<draw:frame draw:style-name="fr1" draw:name="Image278" text:anchor-type="as-char" svg:width="6.9236in" svg:height="3.956343in" draw:z-index="0">
<draw:image xlink:href="../Images/yкринформ/2023-06-06T20-42-52-03-00/630_360_1686071087-640.jpg" xlink:type="simple" xlink:show="embed" xlink:actuate="onLoad" draw:mime-type="image/jpeg"/>
</draw:frame>
More than 80 companies that have been released or based in the Ukrainian regional Ukrainian war presented their products at the East Expo 2023 exhibition.</text:p>
      <text:p text:style-name="P4">
According to Ukrinform, it reports <text:a xlink:type="simple" xlink:href="https://www.me.gov.ua/News/Detail" text:style-name="Internet_20_link" text:visited-style-name="Visited_20_Internet_20_Link">
the press service of the Ministry of Economy.</text:a>
“Small and medium -sized businesses are the basis of the economy and it will be a driver of both its restoration and the reconstruction of the country as a whole. The Ministry of Economy has introduced a number of programs to support it. In particular, we assist with the business relaxation of anesthetics, more than 800 companies have been moved today, which can continue to work for our joint victory. We provide grants with a business case and development of processing enterprises, " - said Deputy Ministers of Ukraine Oleksiy Sobolev.</text:p>
      <text:p text:style-name="P4">
He noted that the exhibition "East -Expo 2023" is the support of enterprises from the regions of the war - thanks to participation in it, they will be able to renovate their potential, find new partners for business development, attract investments.</text:p>
      <text:p text:style-name="P4">
<text:span text:style-name="T4">
 Read also: </text:span>
 <text:a xlink:type="simple" xlink:href="https://www.ukrinform.ua/rubric-regions/3709448-relokovanij-biznes-vid-gadzetiv-i-bronikiv-do-kavuniv-i-sirnih-snekiv.html" text:style-name="Internet_20_link" text:visited-style-name="Visited_20_Internet_20_Link">
Relolated Business: from gadgets and Broniki - to watermelon cheese snacks</text:a>
The Ministry of Economy is informed that East-Expo 2023 is conducted in order to support the healthy and medium-sized businesses from the war of Ukraine, business partnerships with business from all over Ukraine, EU and other countries of the world, expansion of activity and improvement of competitive advantages. More than 80 small and medium-sized enterprises in different industries, in particular, machine-building, food, pharmaceutical, furniture, light, perfume-cosmetic, as well as the spheres of the tharmotyol, present their products.</text:p>
      <text:p text:style-name="P4">
As reported, seven [exhibitions] took place during 2017-2021(https://www.ukrinform.ua/tag-vistava)East-Expo-two regional taps of nationwide, one of them online. The events took place in Kramatorsk, Severodonetsk, Kiev and Lviv, where 280 companies of local producers have present their products to the general public. According to the results of events, 70%of participants established business contacts with new partners. In total, more than 10,000 people visited.</text:p>
      <text:p text:style-name="P4">
_Foto: "East-Expo 2023" _</text:p>
      <text:p text:style-name="P4">
News Source: <text:a xlink:type="simple" xlink:href="https://www.ukrinform.ua/rubric-economy/3719254-u-vistavci-shidekspo-2023-berut-ucast-ponad-80-kompanij-z-postrazdalih-vid-vijni-regioniv.html" text:style-name="Internet_20_link" text:visited-style-name="Visited_20_Internet_20_Link">
https://www.ukrinform.ua/rubric-economy/3719254-u-vistavci-shidekspo-2023-berut-ucast-ponad-80-kompanij-z-postrazdalih-vid-vijni-regioniv.html</text:a>
</text:p>
      <!--NEWS-->
      <text:h text:style-name="P10" text:outline-level="1">
<text:span text:style-name="T4">
The invaders fired at Nikopol region from artillery</text:span>
</text:h>
      <text:p text:style-name="P4">
Authors: Ukrinform (Person)</text:p>
      <text:p text:style-name="P4">
Publisher: Укринформ (Organization)</text:p>
      <text:p text:style-name="P4">
Published Time: 2023-06-06T20:46:00+03:00</text:p>
      <text:p text:style-name="P4">
Modified Time: 2023-06-06T20:46:00+03:00</text:p>
      <text:p text:style-name="P4">
Description: During the day, the Russian army fired at Nikopol, Chervono -Grigorivsk and Manganese communities. - Ukrinform.</text:p>
      <text:p text:style-name="P4">
Images: ['<text:a xlink:type="simple" xlink:href="https://static.ukrinform.com/photos/2023_06/thumb_files/630_360_1686073550-590.jpg" text:style-name="Internet_20_link" text:visited-style-name="Visited_20_Internet_20_Link">
630_360_16860...</text:a>
']</text:p>
      <text:p text:style-name="P4">
Tags: ['Дніпропетровщина', 'Нікополь', 'Обстріл', 'Війна з Росією']</text:p>
      <text:p text:style-name="P4">
Type: Article</text:p>
      <!--METADATA-->
      <text:p text:style-name="P4">
<draw:frame draw:style-name="fr1" draw:name="Image279" text:anchor-type="as-char" svg:width="6.9236in" svg:height="3.956343in" draw:z-index="0">
<draw:image xlink:href="../Images/yкринформ/2023-06-06T20-46-00-03-00/630_360_1686073550-590.jpg" xlink:type="simple" xlink:show="embed" xlink:actuate="onLoad" draw:mime-type="image/jpeg"/>
</draw:frame>
The Russian army fired at Nikopol, Chervono -Grigorivsk and Manganesekugomad as a result of the Russian army.</text:p>
      <text:p text:style-name="P4">
About it in <text:a xlink:type="simple" xlink:href="https://t.me/dnipropetrovskaODA/5128" text:style-name="Internet_20_link" text:visited-style-name="Visited_20_Internet_20_Link">
telegram</text:a>
The reporter of Dnipropetrovsk Ova Sergey Lisak, reports Ukrinform.</text:p>
      <text:p text:style-name="P4">
"The enemy covered the enemy with artillery fire. Under the blow - Nikopol himself, Chervono -Grigorivska and Manganese communities," the post reads.</text:p>
      <text:p text:style-name="P4">
<text:span text:style-name="T4">
 Read also: </text:span>
 <text:a xlink:type="simple" xlink:href="https://www.ukrinform.ua/rubric-regions/3719174-unaslidok-obstrilu-stavsa-vitik-134-tonn-amiaku-sinegubov-rozpoviv-pro-situaciu-na-harkivsini.html" text:style-name="Internet_20_link" text:visited-style-name="Visited_20_Internet_20_Link">
as a result of <text:span text:style-name="T4">
 shelling </text:span>
 In the leak of 134 tons of ammonia: Synigubov told about the situation in Kharkiv</text:a>
According to Lisak, the gymnasium was damaged, 7 private buildings, an outbuilding, power lines, more than two dozen -scale panels were damaged as a result of shelling. People were not injured.</text:p>
      <text:p text:style-name="P4">
The situation with the Kakhovka reservoir is under the control of the regional military administration, the official added.</text:p>
      <text:p text:style-name="P4">
<text:span text:style-name="T4">
 Read also: </text:span>
 <text:a xlink:type="simple" xlink:href="https://www.ukrinform.ua/rubric-ato/3719185-aviacia-sil-oboroni-zavdala-10-udariv-po-rosijskih-zagarbnikah.html" text:style-name="Internet_20_link" text:visited-style-name="Visited_20_Internet_20_Link">
Aviation of Defense Forces made 10 beats on Russian ash</text:a>
As reported by Ukrinform, Russian troops on the night against June 6th undermined the Kakhovsky Hydroelectric Stanition. HPP is not recoverable. Evacuation of people from flooded settlements is evacuated.</text:p>
      <text:p text:style-name="P4">
News Source: <text:a xlink:type="simple" xlink:href="https://www.ukrinform.ua/rubric-ato/3719256-zagarbniki-obstrilali-nikopolsinu-z-artilerii.html" text:style-name="Internet_20_link" text:visited-style-name="Visited_20_Internet_20_Link">
https://www.ukrinform.ua/rubric-ato/3719256-zagarbniki-obstrilali-nikopolsinu-z-artilerii.html</text:a>
</text:p>
      <!--NEWS-->
      <text:h text:style-name="P10" text:outline-level="1">
<text:span text:style-name="T4">
In the Russian Federation a week before Kakhovskaya hydroelectric power plants were allowed not to investigate accidents and terrorist attacks</text:span>
</text:h>
      <text:p text:style-name="P4">
Authors: Ukrinform (Person)</text:p>
      <text:p text:style-name="P4">
Publisher: Укринформ (Organization)</text:p>
      <text:p text:style-name="P4">
Published Time: 2023-06-06T20:50:00+03:00</text:p>
      <text:p text:style-name="P4">
Modified Time: 2023-06-06T20:50:00+03:00</text:p>
      <text:p text:style-name="P4">
Description: The Russian authorities, a week before Kakhovka hydroelectric power station, adopted an act that allows not to investigate accidents at dangerous objects that occurred as a result of "hostilities" and terrorist attacks, including in the occupied territories. - Ukrinform.</text:p>
      <text:p text:style-name="P4">
Images: ['<text:a xlink:type="simple" xlink:href="https://static.ukrinform.com/photos/2023_06/thumb_files/630_360_1686071199-792.jpeg" text:style-name="Internet_20_link" text:visited-style-name="Visited_20_Internet_20_Link">
630_360_16860...</text:a>
']</text:p>
      <text:p text:style-name="P4">
Tags: ['Аварія', 'Теракт', 'Росія', 'Каховська ГЕС']</text:p>
      <text:p text:style-name="P4">
Type: Article</text:p>
      <!--METADATA-->
      <text:p text:style-name="P4">
<draw:frame draw:style-name="fr1" draw:name="Image280" text:anchor-type="as-char" svg:width="6.9236in" svg:height="3.956343in" draw:z-index="0">
<draw:image xlink:href="../Images/yкринформ/2023-06-06T20-50-00-03-00/630_360_1686071199-792.jpeg" xlink:type="simple" xlink:show="embed" xlink:actuate="onLoad" draw:mime-type="image/jpeg"/>
</draw:frame>
Vladrocia approved an act a week before Kakhovskaya Hydroelectric Power Plant, which allows to undoubted accidents at dangerous objects that occurred as a result of "military" and terrorist attacks, including in the occupied territories.</text:p>
      <text:p text:style-name="P4">
About it writes <text:a xlink:type="simple" xlink:href="https://theins.ru/news/262336" text:style-name="Internet_20_link" text:visited-style-name="Visited_20_Internet_20_Link">
The Insider</text:a>
, reports Ukrinform.</text:p>
      <text:p text:style-name="P4">
Decree of the Government of the Russian Federation No. 873 of May 30 “On the features of the use of gerrium DNR, LNR, Zaporizhzhya region and <text:a xlink:type="simple" xlink:href="https://www.ukrinform.ua/tag-hersonsina" text:style-name="Internet_20_link" text:visited-style-name="Visited_20_Internet_20_Link">
Kherson region</text:a>
The provisions of the legislation of Russian Federation in the fields of industrial safety of dangerous production facilities for the safety of hydraulic structures "came into force on the day of its republication, ie from May 31.</text:p>
      <text:p text:style-name="P4">
"Until January 1, 2028, the technical investigation of accidents at hazardous production and accidents of hydraulic structures that occurred as a result of hostilities, sabotage and terrorist acts is not carried out," - reads in [10 10th)(http://publication.pravo.gov.ru/document/0001202305310067?index=6)Resolutions.</text:p>
      <text:p text:style-name="P4">
<text:span text:style-name="T4">
 Read also: </text:span>
 <text:a xlink:type="simple" xlink:href="https://www.ukrinform.ua/rubric-society/3719171-naslidki-pidrivu-kahovskoi-ges-budut-zrozumili-za-tizden-zelenskij.html" text:style-name="Internet_20_link" text:visited-style-name="Visited_20_Internet_20_Link">
<text:span text:style-name="T4">
 consequences </text:span>
 <text:span text:style-name="T4">
 blast </text:span>
 <text:span text:style-name="T4">
 Kakhovskaya </text:span>
 <text:span text:style-name="T4">
 HPP </text:span>
<text:span text:style-name="T4">
 will </text:span>
 <text:span text:style-name="T4">
 </text:span>
 understand <text:span text:style-name="T4">
 for </text:span>
 week <text:span text:style-name="T4">
 - </text:span>
 Zelensky ** *</text:a>
The document also states that by September 1, 2023 and by March 1, 2024 at objects in "L \ DNR", Zaporizhzhia and Kherson regions are not able ”.</text:p>
      <text:p text:style-name="P4">
The Director of Transperens International - Russia Ilya Shumanov noted that the Tsazostanova, who actually has the force of law, adopted to remove the responsibility of persons who now make management decisions on occupied <text:a xlink:type="simple" xlink:href="https://www.ukrinform.ua/tag-rosia" text:style-name="Internet_20_link" text:visited-style-name="Visited_20_Internet_20_Link">
Russia</text:a>
territories. After all, any technogenicavaria and non-measures to eliminate the accident or non-conduct of investigation by officials are criminal liability for the mentioned persons.</text:p>
      <text:p text:style-name="P4">
<text:span text:style-name="T4">
 Read also: </text:span>
 <text:a xlink:type="simple" xlink:href="https://www.ukrinform.ua/rubric-ato/3719165-zvir-zagnanij-u-bezvihid-ak-inakse-nazvati-pidriv-kahovskoi-ges.html" text:style-name="Internet_20_link" text:visited-style-name="Visited_20_Internet_20_Link">
How otherwise name Kakhovskaya's blast <text:span text:style-name="T4">
 HPP </text:span>
?</text:a>
“Obviously people had access to information that such a blast(As the Nakakhovsky hydroelectric power station - ed.)It will be, so the legislation has led in advance to ensure that they do not have any questions, ”Shumanov notes.Photo: Planet Labs</text:p>
      <text:p text:style-name="P4">
News Source: <text:a xlink:type="simple" xlink:href="https://www.ukrinform.ua/rubric-ato/3719258-vlada-rf-za-tizden-do-pidrivu-kahovskoi-ges-dozvolila-ne-rozsliduvati-avarii-j-terakti-the-insider.html" text:style-name="Internet_20_link" text:visited-style-name="Visited_20_Internet_20_Link">
https://www.ukrinform.ua/rubric-ato/3719258-vlada-rf-za-tizden-do-pidrivu-kahovskoi-ges-dozvolila-ne-rozsliduvati-avarii-j-terakti-the-insider.html</text:a>
</text:p>
      <!--NEWS-->
      <text:h text:style-name="P10" text:outline-level="1">
<text:span text:style-name="T4">
Zelensky told who was engaged in the capture of the Russians of Kakhovskaya hydroelectric power plants</text:span>
</text:h>
      <text:p text:style-name="P4">
Authors: Ukrinform (Person)</text:p>
      <text:p text:style-name="P4">
Publisher: Укринформ (Organization)</text:p>
      <text:p text:style-name="P4">
Published Time: 2023-06-06T20:58:27+03:00</text:p>
      <text:p text:style-name="P4">
Modified Time: 2023-06-06T20:58:27+03:00</text:p>
      <text:p text:style-name="P4">
Description: The Security Service of Ukraine and the State Bureau of Investigation study how the Russian military managed to capture the Kakhovsky Hydroelectric power plant. - Ukrinform.</text:p>
      <text:p text:style-name="P4">
Images: ['<text:a xlink:type="simple" xlink:href="https://static.ukrinform.com/photos/2023_06/thumb_files/630_360_1686066739-569.jpeg" text:style-name="Internet_20_link" text:visited-style-name="Visited_20_Internet_20_Link">
630_360_16860...</text:a>
']</text:p>
      <text:p text:style-name="P4">
Tags: ['СБУ', 'Зеленський', 'Каховська ГЕС', 'Війна з Росією']</text:p>
      <text:p text:style-name="P4">
Type: Article</text:p>
      <!--METADATA-->
      <text:p text:style-name="P4">
<draw:frame draw:style-name="fr1" draw:name="Image281" text:anchor-type="as-char" svg:width="6.9236in" svg:height="3.956343in" draw:z-index="0">
<draw:image xlink:href="../Images/yкринформ/2023-06-06T20-58-27-03-00/630_360_1686066739-569.jpeg" xlink:type="simple" xlink:show="embed" xlink:actuate="onLoad" draw:mime-type="image/jpeg"/>
</draw:frame>
The Services of Ukraine and the State Bureau of Investigation are studying how the Russian military managed to capture the Kakhovka hydroelectric power plant.</text:p>
      <text:p text:style-name="P4">
President Volodymyr Zelenskyy said this during a press conference, Ukrinform correspondent reports.</text:p>
      <text:p text:style-name="P4">
“There is such a criminal case. The DBR and the Security Service do this, ” - said Zelensky.</text:p>
      <text:p text:style-name="P4">
<text:span text:style-name="T4">
 Read also: </text:span>
 <text:a xlink:type="simple" xlink:href="https://www.ukrinform.ua/rubric-ato/3719246-ukraina-ne-voue-z-rosieu-na-ii-teritorii-zelenskij.html" text:style-name="Internet_20_link" text:visited-style-name="Visited_20_Internet_20_Link">
Ukraine does not fight with Russia in its territory - <text:span text:style-name="T4">
 Zelensky </text:span>
</text:a>
According to him, the responsibility for this will be the one who will establish the investigation.</text:p>
      <text:p text:style-name="P4">
“We understand that if someone goes somewhere from a town or a city, everyone goes. Someone who stayed - he was in captivity or he died. And those who went out - they came out. And it is necessary to see who came out and what orders they held: they were traitors or orders? Therefore, there is a criminal case. Thanks to the criminal case, there will be conclusions, "the President said.</text:p>
      <text:p text:style-name="P4">
As reported by Ukrinform, Russian troops carried out under June 6 underwenting hydroelectric power station. As a result of the blasting of the machine hall inside, the station is completely destroyed.</text:p>
      <text:p text:style-name="P4">
<text:span text:style-name="T4">
 Read also: </text:span>
 <text:a xlink:type="simple" xlink:href="https://www.ukrinform.ua/rubric-ato/3719229-situacia-na-kahovskij-ges-zelenskij-proviv-zasidanna-stavki.html" text:style-name="Internet_20_link" text:visited-style-name="Visited_20_Internet_20_Link">
situation on Kakhovskaya hydroelectric power station: President held a meeting</text:a>
The evacuation of the population from potential flooding areas has begun.</text:p>
      <text:p text:style-name="P4">
The joint statement of the high representative of the EU Josepa Borrel and the European Commissar of Skris crisis management Lenarchich states that the commanders of the Russian units and the direct executors of the destruction of the Kakhovskaya Hydroelectric Prospection Damble would be held accountable in accordance with international law.</text:p>
      <text:p text:style-name="P4">
Photo: op</text:p>
      <text:p text:style-name="P4">
News Source: <text:a xlink:type="simple" xlink:href="https://www.ukrinform.ua/rubric-ato/3719262-zelenskij-rozpoviv-hto-zajmaetsa-spravou-sodo-zahoplenna-rosianami-kahovskoi-ges.html" text:style-name="Internet_20_link" text:visited-style-name="Visited_20_Internet_20_Link">
https://www.ukrinform.ua/rubric-ato/3719262-zelenskij-rozpoviv-hto-zajmaetsa-spravou-sodo-zahoplenna-rosianami-kahovskoi-ges.html</text:a>
</text:p>
      <!--NEWS-->
      <text:h text:style-name="P10" text:outline-level="1">
<text:span text:style-name="T4">
Klimenko headed a working group that is responsible for overcoming the consequences</text:span>
</text:h>
      <text:p text:style-name="P4">
Authors: Ukrinform (Person)</text:p>
      <text:p text:style-name="P4">
Publisher: Укринформ (Organization)</text:p>
      <text:p text:style-name="P4">
Published Time: 2023-06-06T21:02:24+03:00</text:p>
      <text:p text:style-name="P4">
Modified Time: 2023-06-06T21:02:24+03:00</text:p>
      <text:p text:style-name="P4">
Description: The Cabinet of Ministers recently made a decision to create an interagency working group under the leadership of the Minister of Internal Affairs Igor Klimenko, which will be responsible for overcoming the consequences of the exploration of the Russians of the Kakhovka Hydroelectric Power Plant. - Ukrinform.</text:p>
      <text:p text:style-name="P4">
Images: ['<text:a xlink:type="simple" xlink:href="https://static.ukrinform.com/photos/2023_03/thumb_files/630_360_1678116687-363.jpg" text:style-name="Internet_20_link" text:visited-style-name="Visited_20_Internet_20_Link">
630_360_16781...</text:a>
']</text:p>
      <text:p text:style-name="P4">
Tags: ['Клименко', 'Каховська ГЕС', 'Верещук']</text:p>
      <text:p text:style-name="P4">
Type: Article</text:p>
      <!--METADATA-->
      <text:p text:style-name="P4">
<draw:frame draw:style-name="fr1" draw:name="Image282" text:anchor-type="as-char" svg:width="6.9236in" svg:height="3.956343in" draw:z-index="0">
<draw:image xlink:href="../Images/yкринформ/2023-06-06T21-02-24-03-00/630_360_1678116687-363.jpg" xlink:type="simple" xlink:show="embed" xlink:actuate="onLoad" draw:mime-type="image/jpeg"/>
</draw:frame>
The Cabinet of Ministers recently made a decision to create an interagency working group under the leadership of the Minister of Internal Affairs Igor Klimenko, who corresponds to overcoming the consequences of the exploration of the Russians of the Kakhovka hydroelectric power station.</text:p>
      <text:p text:style-name="P4">
Irina Vereshchuk said about it Viceremier -Minister - Minister of Reintegration of Temporarily -Coupled Territories on the air of the Uninity, Ukrinform reports.</text:p>
      <text:p text:style-name="P4">
«A meeting of the Cabinet of Ministers took place. We have allocated 1.5 million UAH for overcoming consequences. Among them are Kherson and Dnipropetrovsk regions. Also, they voted for the creation of an interagency working group, headed by Mr. Igorklimenko, Minister of Internal Affairs. This is logical, because it oversees the SES. We have included this group as a ministry, our deputies. We will coordinate the work. This group is responsible for overcoming the consequences of what happened to the Nakakhovsky hydroelectric power station, ”Vereshchuk said.</text:p>
      <text:p text:style-name="P4">
<text:span text:style-name="T4">
 Read also: </text:span>
 <text:a xlink:type="simple" xlink:href="https://www.ukrinform.ua/rubric-ato/3719229-situacia-na-kahovskij-ges-zelenskij-proviv-zasidanna-stavki.html" text:style-name="Internet_20_link" text:visited-style-name="Visited_20_Internet_20_Link">
situation at Kakhovskaya Hydroelectric Power Station: President has held a meeting <text:span text:style-name="T4">
 bid </text:span>
 and</text:a>
She reminded that she held an extraordinary meeting of the coordination headquarters of the evacuation of the population in a state of martial law, which discussed the safety and humanitarian situation in Kherson region in connection with the Podrivokakhovsky Hydroelectric Power Plant.</text:p>
      <text:p text:style-name="P4">
Then the head of the Kherson Ova Alexander Proudin reported that the situation was controlled by Zevacation. More than 1300 people have been evacuated, including those who need special care.</text:p>
      <text:p text:style-name="P4">
Vereshchuk also commented on the situation of supplying water to those areas that were injured. In particular, its quality and high price for drinking water in stores. "They considered the issue of carrying drinking water for settlements. Mr. Prokudinin said that the need for sweeping <text:a xlink:type="simple" xlink:href="https://www.ukrinform.ua/tag-voda" text:style-name="Internet_20_link" text:visited-style-name="Visited_20_Internet_20_Link">
water</text:a>
550 thousand liters a day. We always have international partners, our donors, local volunteer organizations that help with water transportation at the headquarters. It is about containers and water with proof. The entire stage and the wide range to provide. I want to say that u have the ability to remedy the situation and make people not selling water for 200 UAH for a bottle, ”Vereshchuk said.As it was reported, on the night of June 6 <text:a xlink:type="simple" xlink:href="https://www.ukrinform.ua/rubric-other_news/3718791-pidriv-rosianami-kahovskoi-ges-vsi-novini.html" text:style-name="Internet_20_link" text:visited-style-name="Visited_20_Internet_20_Link">
the Russian army undermined the dam of Kakhovskaya hydroelectric power station</text:a>
. In Kherson region, the evacuation of the population of anesthetics for which there is a risk of flooding as a result of the blasting of Kakhovskaya HEPs began.</text:p>
      <text:p text:style-name="P4">
On the fact of undermining the occupiers of the Kakhovka hydroelectric power station, law enforcement officers began investigation under the article "Ecocid".</text:p>
      <text:p text:style-name="P4">
Ukrhydroenergo stated that the Kakhovka hydroelectric power station is completely destroyed and recoverable.</text:p>
      <text:p text:style-name="P4">
News Source: <text:a xlink:type="simple" xlink:href="https://www.ukrinform.ua/rubric-society/3719264-klimenko-ocoliv-robocu-grupu-aka-vidpovidae-za-podolanna-naslidkiv-pidrivu-kahovskoi-ges.html" text:style-name="Internet_20_link" text:visited-style-name="Visited_20_Internet_20_Link">
https://www.ukrinform.ua/rubric-society/3719264-klimenko-ocoliv-robocu-grupu-aka-vidpovidae-za-podolanna-naslidkiv-pidrivu-kahovskoi-ges.html</text:a>
</text:p>
      <!--NEWS-->
      <text:h text:style-name="P10" text:outline-level="1">
<text:span text:style-name="T4">
The peak of water spill from the Kakhovka reservoir is expected by the morning of June 7 - Ukrhydroenergo</text:span>
</text:h>
      <text:p text:style-name="P4">
Authors: Ukrinform (Person)</text:p>
      <text:p text:style-name="P4">
Publisher: Укринформ (Organization)</text:p>
      <text:p text:style-name="P4">
Published Time: 2023-06-06T21:05:31+03:00</text:p>
      <text:p text:style-name="P4">
Modified Time: 2023-06-06T21:05:31+03:00</text:p>
      <text:p text:style-name="P4">
Description: The peak of water spill from the Kakhovka reservoir is expected until the morning of June 7. - Ukrinform.</text:p>
      <text:p text:style-name="P4">
Images: ['<text:a xlink:type="simple" xlink:href="https://static.ukrinform.com/photos/2023_06/thumb_files/630_360_1686071198-382.jpeg" text:style-name="Internet_20_link" text:visited-style-name="Visited_20_Internet_20_Link">
630_360_16860...</text:a>
']</text:p>
      <text:p text:style-name="P4">
Tags: ['Каховська ГЕС', 'Укргідроенерго', 'Війна з Росією']</text:p>
      <text:p text:style-name="P4">
Type: Article</text:p>
      <!--METADATA-->
      <text:p text:style-name="P4">
<draw:frame draw:style-name="fr1" draw:name="Image283" text:anchor-type="as-char" svg:width="6.9236in" svg:height="3.956343in" draw:z-index="0">
<draw:image xlink:href="../Images/yкринформ/2023-06-06T21-05-31-03-00/630_360_1686071198-382.jpeg" xlink:type="simple" xlink:show="embed" xlink:actuate="onLoad" draw:mime-type="image/jpeg"/>
</draw:frame>
Peaches of water from the Kakhovka reservoir is expected until the morning of June 7.</text:p>
      <text:p text:style-name="P4">
According to Ukrinform, this is stated in the forecast of the CEO(https://t.me/ukrhydroenergo/3619).</text:p>
      <text:p text:style-name="P4">
"The peak of water spill from the Kakhovka reservoir is expected until the morning of June 7. Dalivate will stabilize the water level," the orphan said.</text:p>
      <text:p text:style-name="P4">
<text:span text:style-name="T4">
 Read also: </text:span>
 <text:a xlink:type="simple" xlink:href="https://www.ukrinform.ua/rubric-ato/3719262-zelenskij-rozpoviv-hto-zajmaetsa-spravou-sodo-zahoplenna-rosianami-kahovskoi-ges.html" text:style-name="Internet_20_link" text:visited-style-name="Visited_20_Internet_20_Link">
Zelensky told who is engaged in the capture of Kakhovskaya Russians <text:span text:style-name="T4">
 HPP </text:span>
</text:a>
According to him, in 4-5 days the water will start to fall.</text:p>
      <text:p text:style-name="P4">
As reported by Ukrinform, Russian troops carried out under June 6 underwenting hydroelectric power station. As a result of the blasting of the machine hall inside, the station is completely destroyed. Due to the undermining of the reservoirs, there are risks of flooding of energy entities in Kherson region, including the Kherson TPP. Evacuation of the potential from potential flood areas began.</text:p>
      <text:p text:style-name="P4">
Photo: Planet Labs</text:p>
      <text:p text:style-name="P4">
News Source: <text:a xlink:type="simple" xlink:href="https://www.ukrinform.ua/rubric-regions/3719265-pik-rozlivu-vodi-z-kahovskogo-vodoshovisa-ocikuetsa-do-ranku-7-cervna-ukrgidroenergo.html" text:style-name="Internet_20_link" text:visited-style-name="Visited_20_Internet_20_Link">
https://www.ukrinform.ua/rubric-regions/3719265-pik-rozlivu-vodi-z-kahovskogo-vodoshovisa-ocikuetsa-do-ranku-7-cervna-ukrgidroenergo.html</text:a>
</text:p>
      <!--NEWS-->
      <text:h text:style-name="P10" text:outline-level="1">
<text:span text:style-name="T4">
For the year of full -scale invasion, Ukraine has risen to 27 positions in the rating of the freedom of the press - MKIP</text:span>
</text:h>
      <text:p text:style-name="P4">
Authors: Ukrinform (Person)</text:p>
      <text:p text:style-name="P4">
Publisher: Укринформ (Organization)</text:p>
      <text:p text:style-name="P4">
Published Time: 2023-06-06T21:06:39+03:00</text:p>
      <text:p text:style-name="P4">
Modified Time: 2023-06-06T21:06:39+03:00</text:p>
      <text:p text:style-name="P4">
Description: Ukraine has moved from 106 to 79th in the Press Freedom Index, which is calculated by the International Non-Governmental Organization "Reporters without Borders" during the year of the full-scale invasion. - Ukrinform.</text:p>
      <text:p text:style-name="P4">
Images: ['<text:a xlink:type="simple" xlink:href="https://static.ukrinform.com/photos/2023_06/thumb_files/630_360_1686074078-341.jpg" text:style-name="Internet_20_link" text:visited-style-name="Visited_20_Internet_20_Link">
630_360_16860...</text:a>
']</text:p>
      <text:p text:style-name="P4">
Tags: ['Свобода преси', 'МКІП ']</text:p>
      <text:p text:style-name="P4">
Type: Article</text:p>
      <!--METADATA-->
      <text:p text:style-name="P4">
<draw:frame draw:style-name="fr1" draw:name="Image284" text:anchor-type="as-char" svg:width="6.9236in" svg:height="3.956343in" draw:z-index="0">
<draw:image xlink:href="../Images/yкринформ/2023-06-06T21-06-39-03-00/630_360_1686074078-341.jpg" xlink:type="simple" xlink:show="embed" xlink:actuate="onLoad" draw:mime-type="image/jpeg"/>
</draw:frame>
Ukraine has moved a full-scale invasion from 106 to 79th place of Windex Freedom of the Press, which is calculated by the International Non-Governmental Organization "Reporters without Borders".</text:p>
      <text:p text:style-name="P4">
According to the Ukrinform correspondent, the Deputy Ministry of Integration and Information Policy on European Integration Tarashevchenko emphasized this during a panel discussion dedicated to the day of a journalist in Ukraine, which was at the Media Center Ukraine-Ukrinform.</text:p>
      <text:p text:style-name="P4">
"One of the important positive news last year is the significant growth of Ukraine in the Press Freedom Index, which is calculated by" Reporters without borders. The same year was a country where, unfortunately, died in more <text:a xlink:type="simple" xlink:href="https://www.ukrinform.ua/tag-zurnalist" text:style-name="Internet_20_link" text:visited-style-name="Visited_20_Internet_20_Link">
journalists</text:a>
, on the second place of Mexico, "he said.</text:p>
      <text:p text:style-name="P4">
<text:span text:style-name="T4">
 Read also: </text:span>
 <text:a xlink:type="simple" xlink:href="https://www.ukrinform.ua/rubric-society/3719186-standarti-zurnalistiki-pid-cas-vijni-vazlivisi-niz-u-mirnij-cas-mediaeksperti.html" text:style-name="Internet_20_link" text:visited-style-name="Visited_20_Internet_20_Link">
journalism standards during the war are more important than dying time - media experts</text:a>
According to Shevchenko, "Reporters" also noted that there was a significant import of the impact of oligarchs on the media in Ukraine. The Deputy Minister reminded that this item was also one of the EU position of Ukraine's implementation of Ukraine's Audiovisual Media Services Directive.</text:p>
      <text:p text:style-name="P4">
At the same time, he emphasized that during the year the role of the public broadcaster increased not only with the way and the radio, but also in Digital. According to him, among Ukrainians there is an increase in those who consume content telegrams.</text:p>
      <text:p text:style-name="P4">
"The largest telegram channels have more than 2.7 million users," - emphasized.</text:p>
      <text:p text:style-name="P4">
<text:span text:style-name="T4">
 Read also: </text:span>
 <text:a xlink:type="simple" xlink:href="https://www.ukrinform.ua/rubric-society/3719237-eksperti-ocikuut-zmin-na-mediarinku-ukraini-pisla-vijni.html" text:style-name="Internet_20_link" text:visited-style-name="Visited_20_Internet_20_Link">
experts expect changes to the Ukrainian media after the war</text:a>
Characterizing the media, the official noted that since the full -scale intensification, the economy in this industry has suffered greatly and the number of advertising in the market has decreased significantly. He added that the numbers have now increased somewhat, but it is impossible to compare these advertising budgets with pre -war time.</text:p>
      <text:p text:style-name="P4">
News Source: <text:a xlink:type="simple" xlink:href="https://www.ukrinform.ua/rubric-society/3719268-za-rik-povnomasstabnogo-vtorgnenna-ukraina-pidnalasa-na-27-pozicij-u-rejtingu-svobodi-presi-mkip.html" text:style-name="Internet_20_link" text:visited-style-name="Visited_20_Internet_20_Link">
https://www.ukrinform.ua/rubric-society/3719268-za-rik-povnomasstabnogo-vtorgnenna-ukraina-pidnalasa-na-27-pozicij-u-rejtingu-svobodi-presi-mkip.html</text:a>
</text:p>
      <!--NEWS-->
      <text:h text:style-name="P10" text:outline-level="1">
<text:span text:style-name="T4">
White House - About the Kakhovska Hydroe Clea: We work with Ukrainians to gather more information</text:span>
</text:h>
      <text:p text:style-name="P4">
Authors: Ukrinform (Person)</text:p>
      <text:p text:style-name="P4">
Publisher: Укринформ (Organization)</text:p>
      <text:p text:style-name="P4">
Published Time: 2023-06-06T21:11:00+03:00</text:p>
      <text:p text:style-name="P4">
Modified Time: 2023-06-06T21:11:00+03:00</text:p>
      <text:p text:style-name="P4">
Description: The United States closely monitor the situation around the Kakhovka Hydroelectric Power Exploanary, interact with the Ukrainian side and collect detailed information to draw final conclusions. - Ukrinform.</text:p>
      <text:p text:style-name="P4">
Images: ['<text:a xlink:type="simple" xlink:href="https://static.ukrinform.com/photos/2023_04/thumb_files/630_360_1682353687-777.jpg" text:style-name="Internet_20_link" text:visited-style-name="Visited_20_Internet_20_Link">
630_360_16823...</text:a>
']</text:p>
      <text:p text:style-name="P4">
Tags: ['США', 'Білий дім', 'Каховська ГЕС', 'Війна з Росією']</text:p>
      <text:p text:style-name="P4">
Type: Article</text:p>
      <!--METADATA-->
      <text:p text:style-name="P4">
<draw:frame draw:style-name="fr1" draw:name="Image285" text:anchor-type="as-char" svg:width="6.9236in" svg:height="3.956343in" draw:z-index="0">
<draw:image xlink:href="../Images/yкринформ/2023-06-06T21-11-00-03-00/630_360_1682353687-777.jpg" xlink:type="simple" xlink:show="embed" xlink:actuate="onLoad" draw:mime-type="image/jpeg"/>
</draw:frame>
Combine the situation closely over the situation around the Kakhovskaya hydroelectric power station, interact with the Ukrainian side and collect detailed information to make final ones.</text:p>
      <text:p text:style-name="P4">
John Kirby, a coordinator of the White House National Security Council, said this at Washington's pressing, Ukrinform correspondent reports.</text:p>
      <text:p text:style-name="P4">
“We carefully monitor the consequences of this destruction, which has caused large -scale reference in Ukraine and has led to evacuation at least thousand Ukrainians. We have weed that there are victims, including many dead - although this is the previous reports, and we cannot now quantify, ”the White House representative said.</text:p>
      <text:p text:style-name="P4">
According to him, Washington was acquainted with the statements of Ukraine that the Russian forces caused blasting of dams and recalled that it was the Russian Federation that Ukrainian territories occupied the Ukrainian territories last year.</text:p>
      <text:p text:style-name="P4">
<text:span text:style-name="T4">
 Read also: </text:span>
 [Britain reacted to the blasting(https://www.ukrinform.ua/rubric-polytics/3718934-britania-vidreaguvala-na-pidriv-dambi-kahovskoi-ges.html)"We are doing our best to evaluate these messages, and we work for the Ukrainian to gather more information, but we cannot finally say what happened," Kirby said.</text:p>
      <text:p text:style-name="P4">
At the same time, he said, it is already clear that the consequences for Ukraine will be significant.</text:p>
      <text:p text:style-name="P4">
“We interact with the Ukrainian authorities on how we can assist the Ukrainians who have become displaced, because we are forced to leave their rankings in search of a safe place. We will continue to work with the humanitarian partners to provide assistance on the ground, ”said Bigolot's representative.</text:p>
      <text:p text:style-name="P4">
He stressed that <text:a xlink:type="simple" xlink:href="https://www.ukrinform.ua/tag-ssa" text:style-name="Internet_20_link" text:visited-style-name="Visited_20_Internet_20_Link">
USA</text:a>
They will continue to support Ukraine in all possible ways, including by providing military, humanitarian and economic assistance.</text:p>
      <text:p text:style-name="P4">
<text:span text:style-name="T4">
 Read also: </text:span>
 <text:a xlink:type="simple" xlink:href="https://www.ukrinform.ua/rubric-polytics/3719190-se-odin-rujnivnij-naslidok-vtorgnenna-gensek-oon-vidreaguvav-na-pidriv-kahovskoi-dambi.html" text:style-name="Internet_20_link" text:visited-style-name="Visited_20_Internet_20_Link">
another devastating consequence of the invasion: the Uon Secretary General reacted to the Kakhovsky Dam</text:a>
As reported by Ukrinform, Russian troops on the night against June 6 [Underwashing of the Kakhovsky Hydroelectric Star(http://www.ukrinform.ua/rubric-other_news/3718791-pidriv-rosianami-kahovskoi-ges-vsi-novini.html) .</text:p>
      <text:p text:style-name="P4">
News Source: <text:a xlink:type="simple" xlink:href="https://www.ukrinform.ua/rubric-polytics/3719269-bilij-dim-pro-pidriv-kahovskoi-ges-mi-pracuemo-z-ukraincami-abi-zibrati-bilse-informacii.html" text:style-name="Internet_20_link" text:visited-style-name="Visited_20_Internet_20_Link">
https://www.ukrinform.ua/rubric-polytics/3719269-bilij-dim-pro-pidriv-kahovskoi-ges-mi-pracuemo-z-ukraincami-abi-zibrati-bilse-informacii.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6-06T21:15:00+03:00</text:p>
      <text:p text:style-name="P4">
Modified Time: 2023-06-06T21:15: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86" text:anchor-type="as-char" svg:width="6.9236in" svg:height="3.956343in" draw:z-index="0">
<draw:image xlink:href="../Images/yкринформ/2023-06-06T21-15-00-03-00/630_360_1645107758-865.jpg" xlink:type="simple" xlink:show="embed" xlink:actuate="onLoad" draw:mime-type="image/jpeg"/>
</draw:frame>
Ukrinform Ukrainian Information Agency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The tragedy on Kakhovskaya hydroelectric power station is another example of a terrible price of war for people - Guterres</text:span>
</text:h>
      <text:p text:style-name="P4">
Authors: Ukrinform (Person)</text:p>
      <text:p text:style-name="P4">
Publisher: Укринформ (Organization)</text:p>
      <text:p text:style-name="P4">
Published Time: 2023-06-06T21:17:21+03:00</text:p>
      <text:p text:style-name="P4">
Modified Time: 2023-06-06T21:17:21+03:00</text:p>
      <text:p text:style-name="P4">
Description: Undermining Kakhovskaya hydroelectric power station, UN Secretary General Antonu Guterres called another example of a horrific price of war. - Ukrinform.</text:p>
      <text:p text:style-name="P4">
Images: ['<text:a xlink:type="simple" xlink:href="https://static.ukrinform.com/photos/2018_11/thumb_files/630_360_1543332588-534.jpg" text:style-name="Internet_20_link" text:visited-style-name="Visited_20_Internet_20_Link">
630_360_15433...</text:a>
']</text:p>
      <text:p text:style-name="P4">
Tags: ['Гутерреш', 'ООН', 'Каховська ГЕС']</text:p>
      <text:p text:style-name="P4">
Type: Article</text:p>
      <!--METADATA-->
      <text:p text:style-name="P4">
<draw:frame draw:style-name="fr1" draw:name="Image287" text:anchor-type="as-char" svg:width="6.9236in" svg:height="3.956343in" draw:z-index="0">
<draw:image xlink:href="../Images/yкринформ/2023-06-06T21-17-21-03-00/630_360_1543332588-534.jpg" xlink:type="simple" xlink:show="embed" xlink:actuate="onLoad" draw:mime-type="image/jpeg"/>
</draw:frame>
The UN Secretary General Anthony Guterres called another example of a horrific price of war.</text:p>
      <text:p text:style-name="P4">
According to Ukrinform in New York, he declared it to the UN headquarters.</text:p>
      <text:p text:style-name="P4">
"We have all seen the tragic personnel that have emerged today as a result of a grandiose humanitarian, economic and environmental disaster in Kherson region of Ukraine," Guterres said.</text:p>
      <text:p text:style-name="P4">
<text:span text:style-name="T4">
 Read also: </text:span>
 [today Radbez <text:span text:style-name="T4">
 UN </text:span>
 will discuss the blast by Russia(https://www.ukrinform.ua/rubric-polytics/3719204-sogodni-radbez-oon-obgovorit-pidriv-rosieu-grebli-kahovskoi-ges.html)According to him, its consequences are observed in Kherson, Nova Kakhovka and 80 other settlements. At least 16,000 people have already lost their homes, and clean drinking water supply has been threatened with thousands of others, he said.</text:p>
      <text:p text:style-name="P4">
"Large -scale floods, large -scale evacuation, ecological disaster, destruction recently planted crops ... and additional threats to the Zaporozhye NPP - the greatest nuclear facility in Europe, which is under great threat," the Secretary General.</text:p>
      <text:p text:style-name="P4">
He stressed that the UN in coordination with the Government of Ukraine "in a hurry to assist, in particular, drinking water, tablets for water purification."</text:p>
      <text:p text:style-name="P4">
<text:span text:style-name="T4">
 Read also: </text:span>
 <text:a xlink:type="simple" xlink:href="https://www.ukrinform.ua/rubric-polytics/3719190-se-odin-rujnivnij-naslidok-vtorgnenna-gensek-oon-vidreaguvav-na-pidriv-kahovskoi-dambi.html" text:style-name="Internet_20_link" text:visited-style-name="Visited_20_Internet_20_Link">
another devastating consequence of the invasion: the Uon Secretary General reacted to the Kakhovsky Dam</text:a>
</text:p>
      <text:p text:style-name="P4">
«Сьогоднішня трагедія є ще одним прикладом жахливої ціни війни для людей», –заявив Гутерреш, наголосивши на необхідності встановлення справедливого мирувідповідно до Статуту ООН, міжнародного права та резолюцій ГенеральноїАсамблеї.</text:p>
      <text:p text:style-name="P4">
Як повідомляв Укрінформ, <text:a xlink:type="simple" xlink:href="https://www.ukrinform.ua/rubric-polytics/3719190-se-odin-rujnivnij-naslidok-vtorgnenna-gensek-oon-vidreaguvav-na-pidriv-kahovskoi-dambi.html" text:style-name="Internet_20_link" text:visited-style-name="Visited_20_Internet_20_Link">
 Гутерреш назвав підрив дамби Каховської ГЕС</text:a>
Another Russian invasion of the Russian invasion of Ukraine. He noted that <text:a xlink:type="simple" xlink:href="https://www.ukrinform.ua/tag-oon" text:style-name="Internet_20_link" text:visited-style-name="Visited_20_Internet_20_Link">
UN</text:a>
It does not have access to independent information to check how the disaster happened.  Photo: dialoq.info</text:p>
      <text:p text:style-name="P4">
News Source: <text:a xlink:type="simple" xlink:href="https://www.ukrinform.ua/rubric-polytics/3719271-tragedia-na-kahovskij-ges-e-se-odnim-prikladom-zahlivoi-cini-vijni-dla-ludej-guterres.html" text:style-name="Internet_20_link" text:visited-style-name="Visited_20_Internet_20_Link">
https://www.ukrinform.ua/rubric-polytics/3719271-tragedia-na-kahovskij-ges-e-se-odnim-prikladom-zahlivoi-cini-vijni-dla-ludej-guterres.html</text:a>
</text:p>
      <!--NEWS-->
      <text:h text:style-name="P10" text:outline-level="1">
<text:span text:style-name="T4">
The world has chosen a decision about Russia's future in this war - Zelensky</text:span>
</text:h>
      <text:p text:style-name="P4">
Authors: Ukrinform (Person)</text:p>
      <text:p text:style-name="P4">
Publisher: Укринформ (Organization)</text:p>
      <text:p text:style-name="P4">
Published Time: 2023-06-06T21:26:30+03:00</text:p>
      <text:p text:style-name="P4">
Modified Time: 2023-06-06T21:26:30+03:00</text:p>
      <text:p text:style-name="P4">
Description: President Volodymyr Zelenskyy called an important trend that world leaders are discussing Russia's future in this war. - Ukrinform.</text:p>
      <text:p text:style-name="P4">
Images: ['<text:a xlink:type="simple" xlink:href="https://static.ukrinform.com/photos/2023_06/thumb_files/630_360_1686066777-553.jpeg" text:style-name="Internet_20_link" text:visited-style-name="Visited_20_Internet_20_Link">
630_360_16860...</text:a>
']</text:p>
      <text:p text:style-name="P4">
Tags: ['Світ', 'Зеленський', 'Війна з Росією']</text:p>
      <text:p text:style-name="P4">
Type: Article</text:p>
      <!--METADATA-->
      <text:p text:style-name="P4">
<draw:frame draw:style-name="fr1" draw:name="Image288" text:anchor-type="as-char" svg:width="6.9236in" svg:height="3.956343in" draw:z-index="0">
<draw:image xlink:href="../Images/yкринформ/2023-06-06T21-26-30-03-00/630_360_1686066777-553.jpeg" xlink:type="simple" xlink:show="embed" xlink:actuate="onLoad" draw:mime-type="image/jpeg"/>
</draw:frame>
The Presidential Lordir Zelensky called an important trend that the world leaders are discussing Russia's future in this war.</text:p>
      <text:p text:style-name="P4">
He said this at a press conference, Ukrinform correspondent reports.</text:p>
      <text:p text:style-name="P4">
“In principle, this is an important trend that leaders began to talk about Russia's future. I generally see positive signals. When talking about Russia's future, it will guarantee that not Russia speaks of our future with you. It seems to me that this power of our country, and chose the decision in this war. I do not speak -Turks to whom, I do not want to give anyone now. But it is very important.</text:p>
      <text:p text:style-name="P4">
<text:span text:style-name="T4">
 Read also: </text:span>
 [<text:span text:style-name="T4">
 Zelensky </text:span>
 told who is engaged(https://www.ukrinform.ua/rubric-ato/3719262-zelenskij-rozpoviv-hto-zajmaetsa-spravou-sodo-zahoplenna-rosianami-kahovskoi-ges.html)He added that most world leaders made a choice.</text:p>
      <text:p text:style-name="P4">
“When the world makes such a choice, he begins to think how to live on. And cenormally. It's fair. Because there are not only Ukraine's issues. In other conditions as a whole. I see a positive in this, ”Zelensky said.</text:p>
      <text:p text:style-name="P4">
The only downside, according to the President, is the search for ways to get out of this.</text:p>
      <text:p text:style-name="P4">
<text:span text:style-name="T4">
 Read also: </text:span>
 <text:a xlink:type="simple" xlink:href="https://www.ukrinform.ua/rubric-ato/3719246-ukraina-ne-voue-z-rosieu-na-ii-teritorii-zelenskij.html" text:style-name="Internet_20_link" text:visited-style-name="Visited_20_Internet_20_Link">
Ukraine does not fight with Russia in its territory - <text:span text:style-name="T4">
 Zelensky </text:span>
</text:a>
“These or other circles of international partners will look for how Russia to get out of this day. This is a minus, because I do not want it to happen at our expense. And I do my best not to give this opportunity. Therefore, in such conversations we are speaking, such topics are broken. We are quite categorical in this direction - the unfortunate of Ukraine, ”Zelensky said, adding that there is a position that remains incorporation that there will be no negotiation with Putin.</text:p>
      <text:p text:style-name="P4">
He stressed that Ukraine should concentrate exclusively on its borders and unrecognized the fate of other states.As reported by Ukrinform, President Volodymyr Zelenskyy stated that Ukraine is an invasion with the Russian Federation in its terrace, and is conducting fighting exclusively in the afternoon and deprivation of its lands exclusively.</text:p>
      <text:p text:style-name="P4">
Photo: op</text:p>
      <text:p text:style-name="P4">
News Source: <text:a xlink:type="simple" xlink:href="https://www.ukrinform.ua/rubric-ato/3719274-svit-obrav-risenna-pro-majbutne-rosii-u-cij-vijni-zelenskij.html" text:style-name="Internet_20_link" text:visited-style-name="Visited_20_Internet_20_Link">
https://www.ukrinform.ua/rubric-ato/3719274-svit-obrav-risenna-pro-majbutne-rosii-u-cij-vijni-zelenskij.html</text:a>
</text:p>
      <!--NEWS-->
      <text:h text:style-name="P10" text:outline-level="1">
<text:span text:style-name="T4">
Zelensky gave a press conference. The main theses</text:span>
</text:h>
      <text:p text:style-name="P4">
Authors: Ukrinform (Person)</text:p>
      <text:p text:style-name="P4">
Publisher: Укринформ (Organization)</text:p>
      <text:p text:style-name="P4">
Published Time: 2023-06-06T21:30:00+03:00</text:p>
      <text:p text:style-name="P4">
Modified Time: 2023-06-06T21:30:00+03:00</text:p>
      <text:p text:style-name="P4">
Description: President of Ukraine Volodymyr Zelensky held a press conference on the occasion of the journalist. - Ukrinform.</text:p>
      <text:p text:style-name="P4">
Images: ['<text:a xlink:type="simple" xlink:href="https://static.ukrinform.com/photos/2023_06/thumb_files/630_360_1686078585-423.jpeg" text:style-name="Internet_20_link" text:visited-style-name="Visited_20_Internet_20_Link">
630_360_16860...</text:a>
']</text:p>
      <text:p text:style-name="P4">
Tags: ['ЗМІ', 'Зеленський']</text:p>
      <text:p text:style-name="P4">
Type: Article</text:p>
      <!--METADATA-->
      <text:p text:style-name="P4">
<draw:frame draw:style-name="fr1" draw:name="Image289" text:anchor-type="as-char" svg:width="6.9236in" svg:height="3.956343in" draw:z-index="0">
<draw:image xlink:href="../Images/yкринформ/2023-06-06T21-30-00-03-00/630_360_1686078585-423.jpeg" xlink:type="simple" xlink:show="embed" xlink:actuate="onLoad" draw:mime-type="image/jpeg"/>
</draw:frame>
President of Ukraine Volodymyr Zelensky held a press conference on the occasion of the journalist.</text:p>
      <text:p text:style-name="P4">
According to Ukrinform, the broadcast was led <text:a xlink:type="simple" xlink:href="https://www.facebook.com/president.gov.ua/videos/1331566794370418/" text:style-name="Internet_20_link" text:visited-style-name="Visited_20_Internet_20_Link">
Presidential Office</text:a>
.</text:p>
      <text:p text:style-name="P4">
<text:span text:style-name="T5">
Відео:<text:a xlink:type="simple" xlink:href="https://t.me/OP_UA/9675" text:style-name="Internet_20_link" text:visited-style-name="Visited_20_Internet_20_Link">
 Офіс Президента </text:a>
</text:span>
</text:p>
      <text:p text:style-name="P4">
<text:span text:style-name="T4">
 Main abstracts: </text:span>
</text:p>
      <text:p text:style-name="P4">
<text:span text:style-name="T4">
 <text:a xlink:type="simple" xlink:href="https://www.ukrinform.ua/rubric-ato/3719274-svit-obrav-risenna-pro-majbutne-rosii-u-cij-vijni-zelenskij.html" text:style-name="Internet_20_link" text:visited-style-name="Visited_20_Internet_20_Link">
President Volodymyr Zelenskyy called an important trend that the world's world is discussing Russia's future in this war.</text:a>
</text:span>
</text:p>
      <text:p text:style-name="P4">
“In principle, this is an important trend that leaders began to talk about Russia's future. I generally see positive signals. When talking about Russia's future, it will guarantee that not Russia speaks of our future with you. It seems to me that this power of our country, and chose the decision in this war. I do not speak -Turks to whom, I do not want to give anyone now. But it is very important.</text:p>
      <text:p text:style-name="Horizontal_20_Line"/>
      <text:p text:style-name="P4">
<text:span text:style-name="T5">
!(https://www.ukrinform.ua/rubric-ato/3719262-zelenskij-rozpoviv-hto-zajmaetsa-spravou-sodo-zahoplenna-rosianami-kahovskoi-ges.html)</text:span>
*</text:p>
      <text:p text:style-name="P4">
“There is such a criminal case. The DBR and the Security Service do this, ” - said Zelensky.</text:p>
      <text:p text:style-name="P4">
***</text:p>
      <text:p text:style-name="P4">
<text:span text:style-name="T4">
 <text:a xlink:type="simple" xlink:href="https://www.ukrinform.ua/rubric-ato/3719246-ukraina-ne-voue-z-rosieu-na-ii-teritorii-zelenskij.html" text:style-name="Internet_20_link" text:visited-style-name="Visited_20_Internet_20_Link">
Ukraine does not fight with invaders in Russia.</text:a>
</text:span>
</text:p>
      <text:p text:style-name="P4">
“Ukraine does not fight with the Russian Federation in the territory of the Russian Federation. Ukraine is fighting exclusively in its independent territory, decomposing exclusively land. This is a point. We did not start this war, we do not need nothing. We are not going to pick up anything, but are not ready to give it. That is why we fight. And if they were ready to give their own, they would not be fighting, "Zelensky said.</text:p>
      <text:p text:style-name="Horizontal_20_Line"/>
      <text:p text:style-name="P4">
<text:span text:style-name="T4">
 <text:a xlink:type="simple" xlink:href="https://www.ukrinform.ua/rubric-ato/3719232-ukraina-vze-povernula-z-rosii-2500-ludej-z-nih-blizko-400-ditej-zelenskij.html" text:style-name="Internet_20_link" text:visited-style-name="Visited_20_Internet_20_Link">
Ukraine returned 2500 people from Russia, of which about 400 children.</text:a>
</text:span>
</text:p>
      <text:p text:style-name="P4">
"We have returned 2500 people. And about 400 children, and about 150 civilians. Civilians are difficult to return, because in exchange you change the military of the Naipiysk.</text:p>
      <text:p text:style-name="P4">
***"More weapons, for example, from Turkey. We would really like to be such a Turkey. Fewer words, more weapons," the head of state said.</text:p>
      <text:p text:style-name="Horizontal_20_Line"/>
      <text:p text:style-name="P4">
<text:span text:style-name="T5">
!(https://www.ukrinform.ua/rubric-polytics/3719205-zelenskij-skazav-koli-moze-vidbutisa-samit-formuli-miru.html)</text:span>
*</text:p>
      <text:p text:style-name="P4">
"We could spend(Summit - ed.)And in June, but without several states, which are very needed. I think we need to wait and still to squeeze the tuke of the states we need. We need a result!It's about formular, ”Zelensky said.</text:p>
      <text:p text:style-name="Horizontal_20_Line"/>
      <text:p text:style-name="P4">
<text:span text:style-name="T4">
 <text:a xlink:type="simple" xlink:href="https://www.ukrinform.ua/rubric-ato/3719200-partneri-gotovi-nadati-f16-ale-dla-cogo-potribna-infrastruktura-zelenskij.html" text:style-name="Internet_20_link" text:visited-style-name="Visited_20_Internet_20_Link">
International partners are ready to provide Ukraine with F-16 fighters, but it is necessary to create proper infrastructure for this. </text:a>
</text:span>
</text:p>
      <text:p text:style-name="P4">
"As for F-16 and Infrastructure. Infrastructure is gone, it will be built and prepared. There is no point in cooking it until we will not have an agreement however that we will have appropriate planes. Today our last is very important in Moldova, where I had one closed meeting With the countries that have confirmed that they would definitely give us the F -16, "Zelensky said, noting that infrastructure preparation is unlikely to be able to carry out a shipko.</text:p>
      <text:p text:style-name="P4">
***</text:p>
      <text:p text:style-name="P4">
<text:span text:style-name="T5">
!](https://www.ukrinform.ua/rubric-ato/3719196-ukraina-robit-use-sob-nastupnoi-zimi-ne-stavsa-blekaut-prezident.html)</text:span>
*</text:p>
      <text:p text:style-name="P4">
"Can I say that there will be no blackberry in the winter, how do I say that? We do not. We will definitely be more powerful than it was last winter. We are more serious about this, ”Zelensky said.</text:p>
      <text:p text:style-name="Horizontal_20_Line"/>
      <text:p text:style-name="P4">
<text:span text:style-name="T4">
 <text:a xlink:type="simple" xlink:href="https://www.ukrinform.ua/rubric-ato/3719189-demobilizacii-poki-ne-bude-bo-trivae-vijna-zelenskij.html" text:style-name="Internet_20_link" text:visited-style-name="Visited_20_Internet_20_Link">
Demobilization is not yet, because the country is underway.</text:a>
</text:span>
</text:p>
      <text:p text:style-name="P4">
“It seems too early for me to talk about demobilization. The war continues, ”Zelensky said. According to him, now on the front is rotation when the military is tired. This happens under the leadership of the Commander -in -Chief of the Armed Forces of Ukraine and the General Staff.</text:p>
      <text:p text:style-name="Horizontal_20_Line"/>
      <text:p text:style-name="P4">
<text:span text:style-name="T4">
 <text:a xlink:type="simple" xlink:href="https://www.ukrinform.ua/rubric-society/3719184-zelenskij-zatrimanna-knazeva-ce-priklad-so-nihto-nicogo-ne-hovae.html" text:style-name="Internet_20_link" text:visited-style-name="Visited_20_Internet_20_Link">
Knyazev's detention is an example that no one hides anything.</text:a>
 </text:span>
</text:p>
      <text:p text:style-name="Horizontal_20_Line"/>
      <text:p text:style-name="P4">
<text:span text:style-name="T4">
 <text:a xlink:type="simple" xlink:href="https://www.ukrinform.ua/rubric-polytics/3719181-vstup-do-nato-e-najkrasou-garantieu-bezpeki-dla-ukraini-prezident.html" text:style-name="Internet_20_link" text:visited-style-name="Visited_20_Internet_20_Link">
NATO accession after the war can be the best security guarantee for Ukraine. </text:a>
</text:span>
</text:p>
      <text:p text:style-name="P4">
“I think the best guarantee is the Alliance membership. Because none of the Alliance Member States fights with the Russian Federation and other states. That's what I pay attention to this, although we do not understand how NATO's guarantees work. Because there were no such issues, ”Zelensky said.</text:p>
      <text:p text:style-name="P4">
***</text:p>
      <text:p text:style-name="P4">
<text:a xlink:type="simple" xlink:href="https://www.ukrinform.ua/rubric-society/3719171-naslidki-pidrivu-kahovskoi-ges-budut-zrozumili-za-tizden-zelenskij.html" text:style-name="Internet_20_link" text:visited-style-name="Visited_20_Internet_20_Link">
The consequences of the blasting of the Kakhovka hydroelectric power station will become clear about the bounty. </text:a>
"We understand that there will be big problems and they are already. Therefore, we will be preparing. There will be big problems with drinking water, even where it is not flooded. In the whole region, both Dnipropetrovsk, Zaporizhia and Kherson. clear about a week. When the water goes, it is clear that it remained there and what will happen next, "the head of state said.</text:p>
      <text:p text:style-name="P4">
<text:span text:style-name="T5">
Foto: op</text:span>
</text:p>
      <text:p text:style-name="P4">
News Source: <text:a xlink:type="simple" xlink:href="https://www.ukrinform.ua/rubric-polytics/3719167-zelenskij-dae-preskonferenciu.html" text:style-name="Internet_20_link" text:visited-style-name="Visited_20_Internet_20_Link">
https://www.ukrinform.ua/rubric-polytics/3719167-zelenskij-dae-preskonferenciu.html</text:a>
</text:p>
      <!--NEWS-->
      <text:h text:style-name="P10" text:outline-level="1">
<text:span text:style-name="T4">
The Russians again fired the ammonia pipeline in Kharkiv - Ova</text:span>
</text:h>
      <text:p text:style-name="P4">
Authors: Ukrinform (Person)</text:p>
      <text:p text:style-name="P4">
Publisher: Укринформ (Organization)</text:p>
      <text:p text:style-name="P4">
Published Time: 2023-06-06T21:34:00+03:00</text:p>
      <text:p text:style-name="P4">
Modified Time: 2023-06-06T21:34:00+03:00</text:p>
      <text:p text:style-name="P4">
Description: For the second time, the Russian military fired at the ammonia in Kupyansk district of Kharkiv region in two days.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Аміак', 'Війна з Росією']</text:p>
      <text:p text:style-name="P4">
Type: Article</text:p>
      <!--METADATA-->
      <text:p text:style-name="P4">
<draw:frame draw:style-name="fr1" draw:name="Image293" text:anchor-type="as-char" svg:width="6.9236in" svg:height="3.956343in" draw:z-index="0">
<draw:image xlink:href="../Images/yкринформ/2023-06-06T21-34-00-03-00/630_360_1538997483-946.jpg" xlink:type="simple" xlink:show="embed" xlink:actuate="onLoad" draw:mime-type="image/jpeg"/>
</draw:frame>
For the second time in two days the Amiacowed in Kupyansky District of the Varkov region was fired in two days.</text:p>
      <text:p text:style-name="P4">
According to Ukrinform, the head of the Kharkiv Regional Military Administration Oleg Synigubov reported in <text:a xlink:type="simple" xlink:href="http://t.me/synegubov/6379" text:style-name="Internet_20_link" text:visited-style-name="Visited_20_Internet_20_Link">
telegram</text:a>
.</text:p>
      <text:p text:style-name="P4">
"Russian terrorists fired for the second time the ammonia pipeline in the Kupyansky district," -is in the post.</text:p>
      <text:p text:style-name="P4">
According to Sinogubov, six hits in the area of the pumping station near the village of Masyutivka were recorded.</text:p>
      <text:p text:style-name="P4">
<text:span text:style-name="T4">
 Read also: </text:span>
 <text:a xlink:type="simple" xlink:href="https://www.ukrinform.ua/rubric-regions/3719174-unaslidok-obstrilu-stavsa-vitik-134-tonn-amiaku-sinegubov-rozpoviv-pro-situaciu-na-harkivsini.html" text:style-name="Internet_20_link" text:visited-style-name="Visited_20_Internet_20_Link">
As a result of shelling, a leakage of 134 tons <text:span text:style-name="T4">
 ammonia </text:span>
 U: Synugubov told about the situation in Kharkiv</text:a>
"As of now, ammonia has not been recorded in the air, the situation is controlled," the head of the Ova said.</text:p>
      <text:p text:style-name="P4">
As reported by Ukrinform, in the Kupyansky district <text:a xlink:type="simple" xlink:href="https://www.ukrinform.ua/tag-harkivsina" text:style-name="Internet_20_link" text:visited-style-name="Visited_20_Internet_20_Link">
Kharkiv region</text:a>
On June 5, the firing was damaged by togliatti pipeline - Odesa, which is transported by ammonia.</text:p>
      <text:p text:style-name="P4">
News Source: <text:a xlink:type="simple" xlink:href="https://www.ukrinform.ua/rubric-regions/3719278-rosiani-znovu-obstrilali-amiakoprovid-na-harkivsini-ova.html" text:style-name="Internet_20_link" text:visited-style-name="Visited_20_Internet_20_Link">
https://www.ukrinform.ua/rubric-regions/3719278-rosiani-znovu-obstrilali-amiakoprovid-na-harkivsini-ova.html</text:a>
</text:p>
      <!--NEWS-->
      <text:h text:style-name="P10" text:outline-level="1">
<text:span text:style-name="T4">
The presentation of the form of the national team of Ukraine for European Games-2023 took place in Kiev</text:span>
</text:h>
      <text:p text:style-name="P4">
Authors: Ukrinform (Person)</text:p>
      <text:p text:style-name="P4">
Publisher: Укринформ (Organization)</text:p>
      <text:p text:style-name="P4">
Published Time: 2023-06-06T21:35:03+03:00</text:p>
      <text:p text:style-name="P4">
Modified Time: 2023-06-06T21:35:03+03:00</text:p>
      <text:p text:style-name="P4">
Description: European games will be held from June 21 to July 3 in Krakow. - Ukrinform.</text:p>
      <text:p text:style-name="P4">
Images: ['<text:a xlink:type="simple" xlink:href="https://static.ukrinform.com/photos/2023_06/thumb_files/630_360_1686076342-772.jpg" text:style-name="Internet_20_link" text:visited-style-name="Visited_20_Internet_20_Link">
630_360_16860...</text:a>
', '<text:a xlink:type="simple" xlink:href="https://static.ukrinform.com/photos/2023_06/1686076393-119.jpg" text:style-name="Internet_20_link" text:visited-style-name="Visited_20_Internet_20_Link">
1686076393-11...</text:a>
']</text:p>
      <text:p text:style-name="P4">
Tags: ["Дар'я Білодід", 'Європейські ігри']</text:p>
      <text:p text:style-name="P4">
Type: Article</text:p>
      <!--METADATA-->
      <text:p text:style-name="P4">
<draw:frame draw:style-name="fr1" draw:name="Image294" text:anchor-type="as-char" svg:width="6.9236in" svg:height="3.956343in" draw:z-index="0">
<draw:image xlink:href="../Images/yкринформ/2023-06-06T21-35-03-03-00/630_360_1686076342-772.jpg" xlink:type="simple" xlink:show="embed" xlink:actuate="onLoad" draw:mime-type="image/jpeg"/>
</draw:frame>
European games will be held from June 21 to July 3 in Krakow.</text:p>
      <text:p text:style-name="P4">
The form of the national team of Ukraine for European Games-2023 is presented, reports Ukrinform.</text:p>
      <text:p text:style-name="P4">
The ceremonial form with a heart that symbolizes the motto "with Ukraine in the heart", the designer Ivan Frolov is developed.</text:p>
      <text:p text:style-name="P4">
<draw:frame draw:style-name="fr1" draw:name="Image295" text:anchor-type="as-char" svg:width="5.756385in" svg:height="10.0in" draw:z-index="0">
<draw:image xlink:href="../Images/yкринформ/2023-06-06T21-35-03-03-00/1686076393-119.jpg" xlink:type="simple" xlink:show="embed" xlink:actuate="onLoad" draw:mime-type="image/jpeg"/>
</draw:frame>
The presentation was attended by Darya Bilodid, Alexei Wednesday, Ksenia Baylo Tapavlo Zamyatin.</text:p>
      <text:p text:style-name="P4">
<text:span text:style-name="T4">
 Read also: </text:span>
 <text:a xlink:type="simple" xlink:href="https://www.ukrinform.ua/rubric-sports/3717611-ukrainu-na-evropejskih-igrah2023-predstavlatimut-263-sportsmeni.html" text:style-name="Internet_20_link" text:visited-style-name="Visited_20_Internet_20_Link">
Ukraine at the European Games 2023 will represent 263 percentages</text:a>
263 athletes will be represented at the European Games-2023 at the European Games.</text:p>
      <text:p text:style-name="P4">
Photo: Instagram.com/dariabilodid7</text:p>
      <text:p text:style-name="P4">
News Source: <text:a xlink:type="simple" xlink:href="https://www.ukrinform.ua/rubric-sports/3719276-u-kievi-vidbulasa-prezentacia-formi-zbirnoi-ukraini-na-evropejski-igri2023.html" text:style-name="Internet_20_link" text:visited-style-name="Visited_20_Internet_20_Link">
https://www.ukrinform.ua/rubric-sports/3719276-u-kievi-vidbulasa-prezentacia-formi-zbirnoi-ukraini-na-evropejski-igri2023.html</text:a>
</text:p>
      <!--NEWS-->
      <text:h text:style-name="P10" text:outline-level="1">
<text:span text:style-name="T4">
States intend to publish intelligence on the exclusion of Russia by the Kakhovsky Dam - NBC</text:span>
</text:h>
      <text:p text:style-name="P4">
Authors: Ukrinform (Person)</text:p>
      <text:p text:style-name="P4">
Publisher: Укринформ (Organization)</text:p>
      <text:p text:style-name="P4">
Published Time: 2023-06-06T21:35:53+03:00</text:p>
      <text:p text:style-name="P4">
Modified Time: 2023-06-06T21:35:53+03:00</text:p>
      <text:p text:style-name="P4">
Description: Уряд США має розвідувальні дані, які схиляються до того, що Росія є винуватцем підриву дамби Каховської ГЕС. — Укрінформ.</text:p>
      <text:p text:style-name="P4">
Images: ['<text:a xlink:type="simple" xlink:href="https://static.ukrinform.com/photos/2018_07/thumb_files/630_360_1530736867-9723.jpg" text:style-name="Internet_20_link" text:visited-style-name="Visited_20_Internet_20_Link">
630_360_15307...</text:a>
']</text:p>
      <text:p text:style-name="P4">
Tags: ['США', 'Росія', 'Каховська ГЕС']</text:p>
      <text:p text:style-name="P4">
Type: Article</text:p>
      <!--METADATA-->
      <text:p text:style-name="P4">
<draw:frame draw:style-name="fr1" draw:name="Image296" text:anchor-type="as-char" svg:width="6.9236in" svg:height="3.956343in" draw:z-index="0">
<draw:image xlink:href="../Images/yкринформ/2023-06-06T21-35-53-03-00/630_360_1530736867-9723.jpg" xlink:type="simple" xlink:show="embed" xlink:actuate="onLoad" draw:mime-type="image/jpeg"/>
</draw:frame>
The government has been seaming intelligence, which is inclined to the fact that Russia is the culprit of the Kakhovka hydroelectric power station.</text:p>
      <text:p text:style-name="P4">
About it reports <text:a xlink:type="simple" xlink:href="https://www.nbcnews.com/news/world/live-blog/khakovka-dam-live-updates-ukraine-russia-blew-up-kherson-rcna87855#rcrd13603" text:style-name="Internet_20_link" text:visited-style-name="Visited_20_Internet_20_Link">
NBC News</text:a>
, Ukrinform correspondent reports.</text:p>
      <text:p text:style-name="P4">
According to two American and one Western European officials, the media is referring to the US Presidential administration, and may declassify part of the intelligence data and publish them on Tuesday in the afternoon.</text:p>
      <text:p text:style-name="P4">
<text:span text:style-name="T4">
 Read also: </text:span>
 <text:a xlink:type="simple" xlink:href="https://www.ukrinform.ua/rubric-polytics/3719269-bilij-dim-pro-pidriv-kahovskoi-ges-mi-pracuemo-z-ukraincami-abi-zibrati-bilse-informacii.html" text:style-name="Internet_20_link" text:visited-style-name="Visited_20_Internet_20_Link">
White House - About Kakhovskaya Hydroelectric Power: We Work UKRAINE to gather more information</text:a>
The Western official noted that the motif of the explosion is still revealed, but the undervits will probably complicate the Ukrainian forces over the river, and will also take humanitarian problems.</text:p>
      <text:p text:style-name="P4">
As reported by Ukrinform, Russian troops on the night against June 6th undermined the Kakhovsky Hydroelectric Stanition. HPP is not recoverable. Evacuation of people from flooded settlements is evacuated.</text:p>
      <text:p text:style-name="P4">
News Source: <text:a xlink:type="simple" xlink:href="https://www.ukrinform.ua/rubric-ato/3719277-stati-maut-namir-opriludniti-rozviddani-sodo-pidrivu-rosieu-kahovskoi-dambi-nbc.html" text:style-name="Internet_20_link" text:visited-style-name="Visited_20_Internet_20_Link">
https://www.ukrinform.ua/rubric-ato/3719277-stati-maut-namir-opriludniti-rozviddani-sodo-pidrivu-rosieu-kahovskoi-dambi-nbc.html</text:a>
</text:p>
      <!--NEWS-->
      <text:h text:style-name="P10" text:outline-level="1">
<text:span text:style-name="T4">
Шмигаль: Рівень води у ставі-охолоджувачі ЗАЕС - на технічно необхідній позначці</text:span>
</text:h>
      <text:p text:style-name="P4">
Authors: Ukrinform (Person)</text:p>
      <text:p text:style-name="P4">
Publisher: Укринформ (Organization)</text:p>
      <text:p text:style-name="P4">
Published Time: 2023-06-06T21:41:00+03:00</text:p>
      <text:p text:style-name="P4">
Modified Time: 2023-06-06T21:41:00+03:00</text:p>
      <text:p text:style-name="P4">
Description: The water level in the Zaporizhzhya NPP fee, which is not working at the moment, is on a technically necessary mark. - Ukrinform.</text:p>
      <text:p text:style-name="P4">
Images: ['<text:a xlink:type="simple" xlink:href="https://static.ukrinform.com/photos/2022_08/thumb_files/630_360_1659774839-514.jpg" text:style-name="Internet_20_link" text:visited-style-name="Visited_20_Internet_20_Link">
630_360_16597...</text:a>
']</text:p>
      <text:p text:style-name="P4">
Tags: ['Кабмін', 'Вода', 'Каховська ГЕС', 'Шмигаль', 'Запорізька АЕС']</text:p>
      <text:p text:style-name="P4">
Type: Article</text:p>
      <!--METADATA-->
      <text:p text:style-name="P4">
<draw:frame draw:style-name="fr1" draw:name="Image297" text:anchor-type="as-char" svg:width="6.9236in" svg:height="3.948443in" draw:z-index="0">
<draw:image xlink:href="../Images/yкринформ/2023-06-06T21-41-00-03-00/630_360_1659774839-514.jpg" xlink:type="simple" xlink:show="embed" xlink:actuate="onLoad" draw:mime-type="image/jpeg"/>
</draw:frame>
The level in the Zaporizhzhya NPP female, which is not working at the moment, is in the right mark.</text:p>
      <text:p text:style-name="P4">
About this Prime Minister Denis Shmigal <text:a xlink:type="simple" xlink:href="http://www.facebook.com/dshmyhal/posts/pfbid0jKzJSvA2pCes4T8Q3mhEr5rHAARidiNDW26DJKFpqLgoc2w3RBebd23apXrXHLN9l" text:style-name="Internet_20_link" text:visited-style-name="Visited_20_Internet_20_Link">
said</text:a>
At a government meeting, Ukrinform correspondent reports.</text:p>
      <text:p text:style-name="P4">
"We monitor the situation at the Zaporozhye NPP. The station is not working at the moment, the level <text:a xlink:type="simple" xlink:href="https://www.ukrinform.ua/tag-voda" text:style-name="Internet_20_link" text:visited-style-name="Visited_20_Internet_20_Link">
water</text:a>
The female holder is in the right mark, "Smigal said.</text:p>
      <text:p text:style-name="P4">
He stressed that undermining the Kakhovka hydroelectric power station and the stay of Russian terrorist troops at the station is created for Ukraine and the world of unprecedented agent.</text:p>
      <text:p text:style-name="P4">
"Ukraine insists on the demilitarization of the ZPP that Russia does not carry one more thermal that will have catastrophic consequences for all humanity," - emphasized.</text:p>
      <text:p text:style-name="P4">
<text:span text:style-name="T4">
 Read also: </text:span>
 <text:a xlink:type="simple" xlink:href="https://www.ukrinform.ua/rubric-economy/3718973-na-vipadok-nestaci-vodi-dla-oholodzenna-zaes-e-algoritm-dij-energoatom.html" text:style-name="Internet_20_link" text:visited-style-name="Visited_20_Internet_20_Link">
in case of lack of water for cooling <text:span text:style-name="T4">
 ZPP </text:span>
 ELGORITM ACTION - Energoatom</text:a>
According to Ukrinform, Russian troops on the night against June 6 carried out the Kakhovka hydroelectric power station. As a result of the blasting of the machine hall inside, the station was destroyed.</text:p>
      <text:p text:style-name="P4">
The evacuation of the population from potential flooding areas has begun.</text:p>
      <text:p text:style-name="P4">
News Source: <text:a xlink:type="simple" xlink:href="https://www.ukrinform.ua/rubric-economy/3719281-smigal-riven-vodi-u-stavioholodzuvaci-zaes-na-tehnicno-neobhidnij-poznacci.html" text:style-name="Internet_20_link" text:visited-style-name="Visited_20_Internet_20_Link">
https://www.ukrinform.ua/rubric-economy/3719281-smigal-riven-vodi-u-stavioholodzuvaci-zaes-na-tehnicno-neobhidnij-poznacci.html</text:a>
</text:p>
      <!--NEWS-->
      <text:h text:style-name="P10" text:outline-level="1">
<text:span text:style-name="T4">
Evacuated from Kherson region will receive financial assistance - how much will they pay</text:span>
</text:h>
      <text:p text:style-name="P4">
Authors: Ukrinform (Person)</text:p>
      <text:p text:style-name="P4">
Publisher: Укринформ (Organization)</text:p>
      <text:p text:style-name="P4">
Published Time: 2023-06-06T21:48:29+03:00</text:p>
      <text:p text:style-name="P4">
Modified Time: 2023-06-06T21:48:29+03:00</text:p>
      <text:p text:style-name="P4">
Description: All evacuated from the Kherson region in connection with the undermining of the Kakhovka hydroelectric power station will pay a cash assistance in the amount of 2000 UAH for adults and 3000 UAH for children under 18 years of age and persons with disabilities. - Ukrinform.</text:p>
      <text:p text:style-name="P4">
Images: ['<text:a xlink:type="simple" xlink:href="https://static.ukrinform.com/photos/2023_06/thumb_files/630_360_1686056473-2143.jpeg" text:style-name="Internet_20_link" text:visited-style-name="Visited_20_Internet_20_Link">
630_360_16860...</text:a>
']</text:p>
      <text:p text:style-name="P4">
Tags: ['Евакуація', 'Херсонщина', 'Гроші', 'допомога', 'Каховська ГЕС', 'Мінреінтеграції']</text:p>
      <text:p text:style-name="P4">
Type: Article</text:p>
      <!--METADATA-->
      <text:p text:style-name="P4">
<draw:frame draw:style-name="fr1" draw:name="Image298" text:anchor-type="as-char" svg:width="6.9236in" svg:height="3.956343in" draw:z-index="0">
<draw:image xlink:href="../Images/yкринформ/2023-06-06T21-48-29-03-00/630_360_1686056473-2143.jpeg" xlink:type="simple" xlink:show="embed" xlink:actuate="onLoad" draw:mime-type="image/jpeg"/>
</draw:frame>
All those from Kherson region in connection with the undermining of the Kakhovka hydroelectric power station will be paid for the amount of 2000 UAH for adults and 3000 UAH for children up to 18 years of age and persons with disabilities.</text:p>
      <text:p text:style-name="P4">
This was discussed during an extraordinary meeting of the coordination headquarters on the issues of population in martial law, which discussed the security tagumanitarian situation in Kherson region, Ukrinform reports, citing(https://minre.gov.ua/2023/06/06/vidbulos-ekstrene-zasidannya-koordynaczijnogo-shtabu-z-pytan-provedennya-obovyazkovoyi-evakuacziyi-naselennya/).</text:p>
      <text:p text:style-name="P4">
It is noted that in order to address the issues of providing humanitarian aid and drinking <text:a xlink:type="simple" xlink:href="https://www.ukrinform.ua/tag-voda" text:style-name="Internet_20_link" text:visited-style-name="Visited_20_Internet_20_Link">
water</text:a>
In the victim, it was possible to combine international donors and humanitarian operators.</text:p>
      <text:p text:style-name="P4">
“Thanks to the experience of coordination work today we have managed to solve the general issues quickly. This demonstrates that the coordinated coordination of the actions of the Ukrainian authorities helps save people's lives. Our unity will demonstrate the enemy that he has not achieved his goal, whatever he did - he is waiting for a misery. And we are a victory, ”Viceremer -Minister - Minister of Reintegration of Temporarily Occupied Territories Irina Vereshchuk emphasized.</text:p>
      <text:p text:style-name="P4">
<text:span text:style-name="T4">
 Read also: </text:span>
 <text:a xlink:type="simple" xlink:href="https://www.ukrinform.ua/rubric-regions/3719214-pidriv-kahovskoi-ges-get-vid-velikoi-vodi.html" text:style-name="Internet_20_link" text:visited-style-name="Visited_20_Internet_20_Link">
<text:span text:style-name="T4">
 blasting </text:span>
 <text:span text:style-name="T4">
 Kakhovskaya </text:span>
 <text:span text:style-name="T4">
 HEES </text:span>
: <text:span text:style-name="T4">
 away </text:span>
 <text:span text:style-name="T4">
 </text:span>
 from <text:span text:style-name="T4">
<text:span text:style-name="T5">
* large </text:span>
* </text:span>
 water **</text:a>
The head of Kherson Ova Alexander Proudin reported that the situation with Zevacacing is currently controlled. In total, more than 1300 people have been evacuated, including people who need special care. Vinnytsia and Khmelnitsky regions will receive and place low -mobility people.</text:p>
      <text:p text:style-name="P4">
As it was reported, on the night against June 6 <text:a xlink:type="simple" xlink:href="https://www.ukrinform.ua/rubric-other_news/3718791-pidriv-rosianami-kahovskoi-ges-vsi-novini.html" text:style-name="Internet_20_link" text:visited-style-name="Visited_20_Internet_20_Link">
Russian army blown up the Dumbleuka Hydroelectric Power Plant</text:a>
.</text:p>
      <text:p text:style-name="P4">
In the Kherson region, the evacuation of the population from dangerous places for which Yerizik flooding began.</text:p>
      <text:p text:style-name="P4">
On the fact of the undermining of the Kakhovka hydroelectric power station, law enforcement agencies initiated the ecocide's lant.</text:p>
      <text:p text:style-name="P4">
Ukrhydroenergo stated that the Kakhovka hydroelectric power station is completely destroyed and recoverable.</text:p>
      <text:p text:style-name="P4">
News Source: <text:a xlink:type="simple" xlink:href="https://www.ukrinform.ua/rubric-regions/3719283-evakujovani-z-hersonsini-otrimaut-grosovu-dopomogu-skilki-viplatat.html" text:style-name="Internet_20_link" text:visited-style-name="Visited_20_Internet_20_Link">
https://www.ukrinform.ua/rubric-regions/3719283-evakujovani-z-hersonsini-otrimaut-grosovu-dopomogu-skilki-viplatat.html</text:a>
</text:p>
      <!--NEWS-->
      <text:h text:style-name="P10" text:outline-level="1">
<text:span text:style-name="T4">
In Beijing began investigating the first two cases of monkey smallpox</text:span>
</text:h>
      <text:p text:style-name="P4">
Authors: Ukrinform (Person)</text:p>
      <text:p text:style-name="P4">
Publisher: Укринформ (Organization)</text:p>
      <text:p text:style-name="P4">
Published Time: 2023-06-06T21:49:00+03:00</text:p>
      <text:p text:style-name="P4">
Modified Time: 2023-06-06T21:49:00+03:00</text:p>
      <text:p text:style-name="P4">
Description: The Beijing Center for Prevention and Control of Diseases has stated the first cases of infection of monkeypox in the city, local health authorities have started an investigation to track the source of infection. - Ukrinform.</text:p>
      <text:p text:style-name="P4">
Images: ['<text:a xlink:type="simple" xlink:href="https://static.ukrinform.com/photos/2022_05/thumb_files/630_360_1653415518-465.jpg" text:style-name="Internet_20_link" text:visited-style-name="Visited_20_Internet_20_Link">
630_360_16534...</text:a>
']</text:p>
      <text:p text:style-name="P4">
Tags: ['Китай', 'Пекін', 'Мавпяча віспа']</text:p>
      <text:p text:style-name="P4">
Type: Article</text:p>
      <!--METADATA-->
      <text:p text:style-name="P4">
<draw:frame draw:style-name="fr1" draw:name="Image299" text:anchor-type="as-char" svg:width="6.9236in" svg:height="3.956343in" draw:z-index="0">
<draw:image xlink:href="../Images/yкринформ/2023-06-06T21-49-00-03-00/630_360_1653415518-465.jpg" xlink:type="simple" xlink:show="embed" xlink:actuate="onLoad" draw:mime-type="image/jpeg"/>
</draw:frame>
The Beijing Center for Prevention and Control of Diseases has stated the first cases of information of monkeypox in the city, local health authorities to initiate to track the source of infection.</text:p>
      <text:p text:style-name="P4">
About it reports <text:a xlink:type="simple" xlink:href="https://www.bloomberg.com/news/articles/2023-06-06/beijing-reports-first-two-mpox-cases-isolates-patients" text:style-name="Internet_20_link" text:visited-style-name="Visited_20_Internet_20_Link">
Bloomberg</text:a>
, reports Ukrinform.</text:p>
      <text:p text:style-name="P4">
The department stated that two infected persons are in isolation at the Beijing medical institution.</text:p>
      <text:p text:style-name="P4">
*!(https://www.ukrinform.ua/rubric-world/3707992-vooz-zaavila-so-spalah-vispi-bilse-ne-e-globalnou-nadzvicajnou-situacieu.html)Beijing's population is almost 22 million.</text:p>
      <text:p text:style-name="P4">
The first report on the infection of monkey smallpox in China came from the southwestern city of Chunzin last September last year.</text:p>
      <text:p text:style-name="P4">
As it was reported, the World Health Organization in May 2023 has been that the virus is no longer a global emergency.</text:p>
      <text:p text:style-name="P4">
<text:span text:style-name="T4">
 Read also: </text:span>
 <text:a xlink:type="simple" xlink:href="https://www.ukrinform.ua/rubric-society/3675951-ukraina-otrimala-10-tisac-doz-vakcini-proti-vispi-mavp.html" text:style-name="Internet_20_link" text:visited-style-name="Visited_20_Internet_20_Link">
Ukraine received 10,000 doses of vaccines against smallpox</text:a>
Monkey smallpox is a polypical disease that is caused by family viruses. It is similar to natural smallpox, but it has less mortality and light symptoms.</text:p>
      <text:p text:style-name="P4">
News Source: <text:a xlink:type="simple" xlink:href="https://www.ukrinform.ua/rubric-world/3719284-u-pekini-rozpocali-rozsliduvanna-persih-dvoh-vipadkiv-mavpacoi-vispi.html" text:style-name="Internet_20_link" text:visited-style-name="Visited_20_Internet_20_Link">
https://www.ukrinform.ua/rubric-world/3719284-u-pekini-rozpocali-rozsliduvanna-persih-dvoh-vipadkiv-mavpacoi-vispi.html</text:a>
</text:p>
      <!--NEWS-->
      <text:h text:style-name="P10" text:outline-level="1">
<text:span text:style-name="T4">
Kakhovskaya hydroelectric power station will not hurt the Ukrainian counter -offensive - Danilov</text:span>
</text:h>
      <text:p text:style-name="P4">
Authors: Ukrinform (Person)</text:p>
      <text:p text:style-name="P4">
Publisher: Укринформ (Organization)</text:p>
      <text:p text:style-name="P4">
Published Time: 2023-06-06T21:53:00+03:00</text:p>
      <text:p text:style-name="P4">
Modified Time: 2023-06-06T21:53:00+03:00</text:p>
      <text:p text:style-name="P4">
Description: The ruin of the Kakhovka hydroelectric power station will not hurt the Ukrainian counter -offensive, so all temporarily occupied territories will be released, including Crimea. - Ukrinform.</text:p>
      <text:p text:style-name="P4">
Images: ['<text:a xlink:type="simple" xlink:href="https://static.ukrinform.com/photos/2023_04/thumb_files/630_360_1680783784-260.jpg" text:style-name="Internet_20_link" text:visited-style-name="Visited_20_Internet_20_Link">
630_360_16807...</text:a>
']</text:p>
      <text:p text:style-name="P4">
Tags: ['РНБО', 'Каховська ГЕС', 'Данілов']</text:p>
      <text:p text:style-name="P4">
Type: Article</text:p>
      <!--METADATA-->
      <text:p text:style-name="P4">
<draw:frame draw:style-name="fr1" draw:name="Image300" text:anchor-type="as-char" svg:width="6.9236in" svg:height="3.956343in" draw:z-index="0">
<draw:image xlink:href="../Images/yкринформ/2023-06-06T21-53-00-03-00/630_360_1680783784-260.jpg" xlink:type="simple" xlink:show="embed" xlink:actuate="onLoad" draw:mime-type="image/jpeg"/>
</draw:frame>
Kakhovskaya hydroelectric power stations will not hurt the Ukrainian counter -offensive, so the occupied territories will be released, including Crimea.</text:p>
      <text:p text:style-name="P4">
The secretary of the National Security and Defense Council of Ukraine Alexei Danilov was on air of the Teleterna "Unified News", correspondent.</text:p>
      <text:p text:style-name="P4">
"Nothing will stop us. All Ukrainian land will be liberated from terrorists, including the Crimea. To happen, "Danilov said.</text:p>
      <text:p text:style-name="P4">
<text:span text:style-name="T4">
 Read also: </text:span>
 [<text:span text:style-name="T4">
 Danilov </text:span>
: Ukraine has nothing to do(https://www.ukrinform.ua/rubric-ato/3719002-danilov-ukraina-ne-mae-zodnogo-vidnosenna-do-pidrivu-kahovskoi-ges.html)He noted that the decision to blow up the Kakhovsk hydroelectric power station was made directly by the assignment.</text:p>
      <text:p text:style-name="P4">
"There is no capacity for the Russians to capture us by military way. They know, and this is a secret that the counter -offensive of our armed forces can begin in the near future. , - said the Secretary of the NSDC.</text:p>
      <text:p text:style-name="P4">
<text:span text:style-name="T4">
 Read also: </text:span>
 <text:a xlink:type="simple" xlink:href="https://www.ukrinform.ua/rubric-economy/3719273-pidriv-kahovskoi-ges-kabmin-vidiliv-ponad-23-milarda-na-zabezpecenna-regioniv-vodou.html" text:style-name="Internet_20_link" text:visited-style-name="Visited_20_Internet_20_Link">
Kakhovskaya hydroelectric power station: Cabinet has allocated more than ₴ 2.3 billion provision of regions with water</text:a>
As reported by Ukrinform, Russian troops carried out under June 6 underwenting hydroelectric power station. As a result of the blasting of the machine hall inside, the station is completely destroyed. Due to the undermining of the reservoirs, there are risks of flooding of energy entities in Kherson region, including the Kherson TPP. Evacuation of the potential from potential flood areas began.</text:p>
      <text:p text:style-name="P4">
News Source: <text:a xlink:type="simple" xlink:href="https://www.ukrinform.ua/rubric-ato/3719285-pidriv-kahovskoi-ges-ne-zavadit-ukrainskomu-kontrnastupu-danilov.html" text:style-name="Internet_20_link" text:visited-style-name="Visited_20_Internet_20_Link">
https://www.ukrinform.ua/rubric-ato/3719285-pidriv-kahovskoi-ges-ne-zavadit-ukrainskomu-kontrnastupu-danilov.html</text:a>
</text:p>
      <!--NEWS-->
      <text:h text:style-name="P10" text:outline-level="1">
<text:span text:style-name="T4">
Dovbik continued the contract with Dnipro-1</text:span>
</text:h>
      <text:p text:style-name="P4">
Authors: Ukrinform (Person)</text:p>
      <text:p text:style-name="P4">
Publisher: Укринформ (Organization)</text:p>
      <text:p text:style-name="P4">
Published Time: 2023-06-06T21:53:35+03:00</text:p>
      <text:p text:style-name="P4">
Modified Time: 2023-06-06T21:53:35+03:00</text:p>
      <text:p text:style-name="P4">
Description: The term of the agreement is by June 30, 2025. - Ukrinform.</text:p>
      <text:p text:style-name="P4">
Images: ['<text:a xlink:type="simple" xlink:href="https://static.ukrinform.com/photos/2023_06/thumb_files/630_360_1686077349-413.jpg" text:style-name="Internet_20_link" text:visited-style-name="Visited_20_Internet_20_Link">
630_360_16860...</text:a>
']</text:p>
      <text:p text:style-name="P4">
Tags: ['Футбол', 'Дніпро-1']</text:p>
      <text:p text:style-name="P4">
Type: Article</text:p>
      <!--METADATA-->
      <text:p text:style-name="P4">
<draw:frame draw:style-name="fr1" draw:name="Image301" text:anchor-type="as-char" svg:width="6.9236in" svg:height="3.956343in" draw:z-index="0">
<draw:image xlink:href="../Images/yкринформ/2023-06-06T21-53-35-03-00/630_360_1686077349-413.jpg" xlink:type="simple" xlink:show="embed" xlink:actuate="onLoad" draw:mime-type="image/jpeg"/>
</draw:frame>
The term - until June 30, 2025.</text:p>
      <text:p text:style-name="P4">
Dnipro-1 <text:a xlink:type="simple" xlink:href="https://www.scdnipro1.com.ua/%D0%B1%D0%BE%D0%BC%D0%B1%D0%B0%D1%80%D0%B4%D0%B8%D1%80-%D0%BF%D1%80%D0%BE%D0%B4%D0%BE%D0%B2%D0%B6%D0%B8%D0%B2-%D0%BA%D0%BE%D0%BD%D1%82%D1%80%D0%B0%D0%BA%D1%82/" text:style-name="Internet_20_link" text:visited-style-name="Visited_20_Internet_20_Link">
declared</text:a>
про продовження контракту із нападником Артемом Довбиком до літа 2025 року,попередня угода завершувалася 31 грудня 2023 року, передає Укрінформ.</text:p>
      <text:p text:style-name="P4">
Довбик – найкращий бомбардир в історії «Дніпра-1». На рахунку форварда 53 голита 13 результативних передач у 84 матчах.</text:p>
      <text:p text:style-name="P4">
Довбик став найкращим бомбардиром УПЛ сезону-2022/2023.</text:p>
      <text:p text:style-name="P4">
Футболіст відіграв 30 матчів, у яких забив 24 м’ячі. Артему не вистачилоодного голу, щоб повторити рекорд результативності за один сезон у чемпіонатіУкраїни, який належить колишньому півзахиснику «Шахтаря» Генріху Мхітаряну (25 Smothers, season 2012/13).</text:p>
      <text:p text:style-name="P4">
«Дніпро-1» посів друге місце у чемпіонаті України та зіграє у кваліфікаціїЛіги чемпіонів.</text:p>
      <text:p text:style-name="P4">
<text:span text:style-name="T4">
Читайте також:</text:span>
 <text:a xlink:type="simple" xlink:href="https://www.ukrinform.ua/rubric-sports/3718217-dovbik-najkrasij-bombardir-upl-sezonu-202223.html" text:style-name="Internet_20_link" text:visited-style-name="Visited_20_Internet_20_Link">
 <text:span text:style-name="T4">
Довбик</text:span>
 - найкращий бомбардир УПЛ сезону 2022/23</text:a>
According to Ukrinform earlier, the services of Dovbik are interested in "Salernitan", "Torino", "Marseille", "Galatasarai", "Trabzonspor", "Girona" and a number of other clubs. Dnipro want to get at least 15 million euros for the player of Ukraine.</text:p>
      <text:p text:style-name="P4">
Photo: scdnipro1.com.ua</text:p>
      <text:p text:style-name="P4">
News Source: <text:a xlink:type="simple" xlink:href="https://www.ukrinform.ua/rubric-sports/3719286-dovbik-prodovziv-kontrakt-iz-dniprom1.html" text:style-name="Internet_20_link" text:visited-style-name="Visited_20_Internet_20_Link">
https://www.ukrinform.ua/rubric-sports/3719286-dovbik-prodovziv-kontrakt-iz-dniprom1.html</text:a>
</text:p>
      <!--NEWS-->
      <text:h text:style-name="P10" text:outline-level="1">
<text:span text:style-name="T4">
The expert told about the threats to the power grids after the Kakhovskaya hydroelectric power station</text:span>
</text:h>
      <text:p text:style-name="P4">
Authors: Ukrinform (Person)</text:p>
      <text:p text:style-name="P4">
Publisher: Укринформ (Organization)</text:p>
      <text:p text:style-name="P4">
Published Time: 2023-06-06T21:57:00+03:00</text:p>
      <text:p text:style-name="P4">
Modified Time: 2023-06-06T21:57:00+03:00</text:p>
      <text:p text:style-name="P4">
Description: As a result of the exploration of the Dams of the Kakhovka hydroelectric power station and flooding of territories, a special threat is to communications, especially for power grids. - Ukrinform.</text:p>
      <text:p text:style-name="P4">
Images: ['<text:a xlink:type="simple" xlink:href="https://static.ukrinform.com/photos/2023_06/thumb_files/630_360_1686076421-700.jpg" text:style-name="Internet_20_link" text:visited-style-name="Visited_20_Internet_20_Link">
630_360_16860...</text:a>
']</text:p>
      <text:p text:style-name="P4">
Tags: ['Електроенергія', 'Повінь', 'Каховська ГЕС']</text:p>
      <text:p text:style-name="P4">
Type: Article</text:p>
      <!--METADATA-->
      <text:p text:style-name="P4">
<draw:frame draw:style-name="fr1" draw:name="Image302" text:anchor-type="as-char" svg:width="6.9236in" svg:height="3.956343in" draw:z-index="0">
<draw:image xlink:href="../Images/yкринформ/2023-06-06T21-57-00-03-00/630_360_1686076421-700.jpg" xlink:type="simple" xlink:show="embed" xlink:actuate="onLoad" draw:mime-type="image/jpeg"/>
</draw:frame>
As a result of the Russian dumps of the Kakhovskaya hydroelectric power station and flooding of territories, there is a special azgrosis for communications, especially for power grids.</text:p>
      <text:p text:style-name="P4">
According to Ukrinform, he reported in a comment <text:a xlink:type="simple" xlink:href="http://ukr.radio/news.html" text:style-name="Internet_20_link" text:visited-style-name="Visited_20_Internet_20_Link">
Ukrainian radio</text:a>
Alexander Sergienko, Director of the Analytical Research Center "City Institute".</text:p>
      <text:p text:style-name="P4">
"When the cellars or the first floors are filled, supporting structures, walls, flooring, furniture suffer. If it is not about the hut of the early twentieth century, there will concrete foundations, something is unlikely to happen something They can get hurt, " - said the specialist.</text:p>
      <text:p text:style-name="P4">
<text:span text:style-name="T4">
 Read also: </text:span>
 [Ministry of Energy does not exclude imbalance in the power system due(https://www.ukrinform.ua/rubric-economy/3719213-minenergo-ne-viklucae-disbalansu-v-energosistemi-vnaslidok-pidrivu-kahovskoi-ges.html)Sergienko recalled the basic rules of conduct in extreme situations: first of all it is necessary to turn off all networks, electricity, gas and water. "Because there are pumps everywhere, electricity works everywhere, and if you do not turn off - there will be a short circuit of Ivs just burning," he said.</text:p>
      <text:p text:style-name="P4">
Second - do not forget that <text:a xlink:type="simple" xlink:href="https://www.ukrinform.ua/tag-voda" text:style-name="Internet_20_link" text:visited-style-name="Visited_20_Internet_20_Link">
water</text:a>
The wounds will come down late, because it spreads. "Here everything will depend on how much it has penetrated into the water supply systems, gas supply, in different pumps, other mechanisms. If it is qualitatively made nodes, then for a certain time when water comes out, they will need to be a little biting, cleaned, lubricated. Water is not aggressive , but there may be some oxidation. To restore the working condition of all units - it is quite real. The faster the water goes down, the easier it will be.</text:p>
      <text:p text:style-name="P4">
<text:span text:style-name="T4">
 Read also: </text:span>
 <text:a xlink:type="simple" xlink:href="https://www.ukrinform.ua/rubric-economy/3719250-kahovskij-ekocid-kostuvatime-ukraini-dodatkovo-desatki-milardiv-griven.html" text:style-name="Internet_20_link" text:visited-style-name="Visited_20_Internet_20_Link">
Kakhovsky ecocide will cost Ukraine an additional dozen billions of hryvnias</text:a>
</text:p>
      <text:p text:style-name="P4">
News Source: <text:a xlink:type="simple" xlink:href="https://www.ukrinform.ua/rubric-economy/3719288-ekspert-rozpoviv-pro-zagrozi-dla-elektromerez-pisla-pidrivu-kahovskoi-ges.html" text:style-name="Internet_20_link" text:visited-style-name="Visited_20_Internet_20_Link">
https://www.ukrinform.ua/rubric-economy/3719288-ekspert-rozpoviv-pro-zagrozi-dla-elektromerez-pisla-pidrivu-kahovskoi-ges.html</text:a>
</text:p>
      <!--NEWS-->
      <text:h text:style-name="P10" text:outline-level="1">
<text:span text:style-name="T4">
Kakhovskaya hydroelectric power station: as of 10:00, 742 people have already evacuated</text:span>
</text:h>
      <text:p text:style-name="P4">
Author: ['АРМІЯINFORM']</text:p>
      <text:p text:style-name="P4">
Time: 2023-06-06T22:00:00-04:00</text:p>
      <text:p text:style-name="P4">
Description: Miniger Intranshni Her reference Klimenko Vodimiv, SCHO at 10:00 was Evakuyovo at 742 ... War with Ukraine 2022, War with Ukraine Latest news today, News War with Ukraine 2022 Last for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630_360_1662018699-280.jpg" text:style-name="Internet_20_link" text:visited-style-name="Visited_20_Internet_20_Link">
630_360_1662018699-280.jpg</text:a>
']</text:p>
      <text:p text:style-name="P4">
Tags: ['АГРЕСІЯ РФ', 'ВТОРГНЕННЯ РФ', 'ЕВАКУАЦІЯ', 'КАХОВСЬКА ГЕС']</text:p>
      <text:p text:style-name="P4">
Category: News</text:p>
      <!--METADATA-->
      <text:p text:style-name="P4">
<draw:frame draw:style-name="fr1" draw:name="Image303" text:anchor-type="as-char" svg:width="6.9236in" svg:height="3.956343in" draw:z-index="0">
<draw:image xlink:href="../Images/AРМІЯINFORM/2023-06-06T22-00-00-04-00/630_360_1662018699-280.jpg" xlink:type="simple" xlink:show="embed" xlink:actuate="onLoad" draw:mime-type="image/jpeg"/>
</draw:frame>
Interior Minister Igor Klimenko reported that as of 10:00 00 were already 742 persons in connection with the undermining of the Kakhovka hydroelectric power station.</text:p>
      <text:p text:style-name="P4">
About this <text:a xlink:type="simple" xlink:href="https://www.kmu.gov.ua/news/pidryv-kakhovskoi-hes-stanom-na-1000-evakuiovano-vzhe-742-osoby-ihor-klymenko" text:style-name="Internet_20_link" text:visited-style-name="Visited_20_Internet_20_Link">
informs</text:a>
Government portal.</text:p>
      <text:p text:style-name="P4">
The task of the SES and the police is now to evacuate people as much as possible, to save from the consecration of the next terrorist attack of the empire of evil.</text:p>
      <text:p text:style-name="P4">
About 80 settlements in the potential flood area. Most of them are occupied by the enemy.</text:p>
      <text:p text:style-name="P4">
“Water arrives. The situation is complicated by the fact that some roads blur. It does not allow travel to individual settlements. Evacuation groups are looking for other ways. As of 10:00, 742 people have already been evacuated, ”he said.</text:p>
      <text:p text:style-name="P4">
Recall that evacuation measures are being carried out from the Uherson Island neighborhood. Also already formed <text:a xlink:type="simple" xlink:href="https://armyinform.com.ua/2023/06/06/cherez-pidryv-armiyeyu-rf-damby-kahovskoyi-ges-pryznacheno-evakuaczijnyj-potyag-z-hersonu/" text:style-name="Internet_20_link" text:visited-style-name="Visited_20_Internet_20_Link">
evacuation trains of Domikolaev</text:a>
.</text:p>
      <text:p text:style-name="P4">
Міжнародне агентство з атомної енергії<text:a xlink:type="simple" xlink:href="https://armyinform.com.ua/2023/06/06/magate-stezhyt-za-poshkodzhennyam-kahovskoyi-damby-ta-za-sytuacziyeyu-dovkola-zaes/" text:style-name="Internet_20_link" text:visited-style-name="Visited_20_Internet_20_Link">
стежить</text:a>
Folding around the Zaporizhzhya nuclear power plant.</text:p>
      <text:p text:style-name="P4">
News Source: <text:a xlink:type="simple" xlink:href="https://armyinform.com.ua/2023/06/06/pidryv-kahovskoyi-ges-stanom-na-1000-evakujovano-vzhe-742-osoby/" text:style-name="Internet_20_link" text:visited-style-name="Visited_20_Internet_20_Link">
https://armyinform.com.ua/2023/06/06/pidryv-kahovskoyi-ges-stanom-na-1000-evakujovano-vzhe-742-osoby/</text:a>
</text:p>
      <!--NEWS-->
      <text:h text:style-name="P10" text:outline-level="1">
<text:span text:style-name="T4">
States do not exclude that after the blasting of the Kakhovskaya hydroelectric power station there will be a need to increase assistance to Ukraine</text:span>
</text:h>
      <text:p text:style-name="P4">
Authors: Ukrinform (Person)</text:p>
      <text:p text:style-name="P4">
Publisher: Укринформ (Organization)</text:p>
      <text:p text:style-name="P4">
Published Time: 2023-06-06T22:06:00+03:00</text:p>
      <text:p text:style-name="P4">
Modified Time: 2023-06-06T22:06:00+03:00</text:p>
      <text:p text:style-name="P4">
Description: The White House does not exclude that after the blasting of the Kakhovka hydroelectric power station, it may be necessary to discuss more funds with Congress in the next large -scale assistance package to Ukraine. - Ukrinform.</text:p>
      <text:p text:style-name="P4">
Images: ['<text:a xlink:type="simple" xlink:href="https://static.ukrinform.com/photos/2023_04/thumb_files/630_360_1682353687-875.jpg" text:style-name="Internet_20_link" text:visited-style-name="Visited_20_Internet_20_Link">
630_360_16823...</text:a>
']</text:p>
      <text:p text:style-name="P4">
Tags: ['США', 'допомога', 'Білий дім', 'Каховська ГЕС', 'Війна з Росією']</text:p>
      <text:p text:style-name="P4">
Type: Article</text:p>
      <!--METADATA-->
      <text:p text:style-name="P4">
<draw:frame draw:style-name="fr1" draw:name="Image304" text:anchor-type="as-char" svg:width="6.9236in" svg:height="3.956343in" draw:z-index="0">
<draw:image xlink:href="../Images/yкринформ/2023-06-06T22-06-00-03-00/630_360_1682353687-875.jpg" xlink:type="simple" xlink:show="embed" xlink:actuate="onLoad" draw:mime-type="image/jpeg"/>
</draw:frame>
The whiteness does not exclude that after the blasting of the Kakhovka hydroelectric power station, there may be a necessary discussion with Congress with the allocation of larger funds in the next large -scale assistance package to Ukraine.</text:p>
      <text:p text:style-name="P4">
The Coordinator of the National Security Council Shadzhon Kirby said this during a briefing at the White House, reports Ukrinform's own correspondent.</text:p>
      <text:p text:style-name="P4">
"We are grateful for the two -party and bicameral support that we received for Ukraine.</text:p>
      <text:p text:style-name="P4">
He stressed that the United States has enough money to support Ukraine on the battlefield by the end of the current financial year(By October 1 - ed.).Кірбі також не виключив, що масштаби допомоги можуть зрости – залежно відоцінки наслідків руйнування Каховської ГЕС.</text:p>
      <text:p text:style-name="P4">
«Безумовно, на цій ранній стадії важко передбачити, чи матиме це (blasting - ed.)Impact on an additional funding package in this or next year - depending on(consequences - ed.)explosion, ”the US administration said.</text:p>
      <text:p text:style-name="P4">
<text:span text:style-name="T4">
 Read also: </text:span>
 <text:a xlink:type="simple" xlink:href="https://www.ukrinform.ua/rubric-economy/3719250-kahovskij-ekocid-kostuvatime-ukraini-dodatkovo-desatki-milardiv-griven.html" text:style-name="Internet_20_link" text:visited-style-name="Visited_20_Internet_20_Link">
Kakhovsky ecocide will cost Ukraine an additional dozen billions of hryvnias</text:a>
According to him, the issue of submitting a new package to the Congress will be paid with the legislators "at the appropriate time".</text:p>
      <text:p text:style-name="P4">
“We are grateful for the additional funding that we received this year, the unusual support on the Capitol Hill - again, from both barks. And we fully expect that it will continue in the future, ”said Biden administration representative.</text:p>
      <text:p text:style-name="P4">
<text:span text:style-name="T4">
 Read also: </text:span>
 <text:a xlink:type="simple" xlink:href="https://www.ukrinform.ua/rubric-ato/3719277-stati-maut-namir-opriludniti-rozviddani-sodo-pidrivu-rosieu-kahovskoi-dambi-nbc.html" text:style-name="Internet_20_link" text:visited-style-name="Visited_20_Internet_20_Link">
States intend to publish intelligence on the Kakhovsky Dam Dress - NBC</text:a>
As reported by Ukrinform, <text:a xlink:type="simple" xlink:href="http://www.ukrinform.ua/rubric-polytics/3719269-bilij-dim-pro-pidriv-kahovskoi-ges-mi-pracuemo-z-ukraincami-abi-zibrati-bilse-informacii.html" text:style-name="Internet_20_link" text:visited-style-name="Visited_20_Internet_20_Link">
in the United States stated</text:a>
that closely monitor the situation of the Kakhovskaya hydroelectric power station, interact with the Ukrainian side and collect detachable information to draw final conclusions.</text:p>
      <text:p text:style-name="P4">
News Source: <text:a xlink:type="simple" xlink:href="https://www.ukrinform.ua/rubric-polytics/3719291-stati-ne-viklucaut-so-pisla-pidrivu-kahovskoi-ges-vinikne-potreba-zbilsiti-dopomogu-ukraini.html" text:style-name="Internet_20_link" text:visited-style-name="Visited_20_Internet_20_Link">
https://www.ukrinform.ua/rubric-polytics/3719291-stati-ne-viklucaut-so-pisla-pidrivu-kahovskoi-ges-vinikne-potreba-zbilsiti-dopomogu-ukraini.html</text:a>
</text:p>
      <!--NEWS-->
      <text:h text:style-name="P10" text:outline-level="1">
<text:span text:style-name="T4">
The construction of hydroelectric power plants instead of Kakhovskaya will cost billions of dollars - crying</text:span>
</text:h>
      <text:p text:style-name="P4">
Authors: Ukrinform (Person)</text:p>
      <text:p text:style-name="P4">
Publisher: Укринформ (Organization)</text:p>
      <text:p text:style-name="P4">
Published Time: 2023-06-06T22:06:57+03:00</text:p>
      <text:p text:style-name="P4">
Modified Time: 2023-06-06T22:06:57+03:00</text:p>
      <text:p text:style-name="P4">
Description: Billions of dollars are needed to build hydroelectric power plants instead of the HPP instead of Russian occupants of the Kakhovka Hydroelectric power plant. - Ukrinform.</text:p>
      <text:p text:style-name="P4">
Images: ['<text:a xlink:type="simple" xlink:href="https://static.ukrinform.com/photos/2019_04/thumb_files/630_360_1555846923-672.jpg" text:style-name="Internet_20_link" text:visited-style-name="Visited_20_Internet_20_Link">
630_360_15558...</text:a>
']</text:p>
      <text:p text:style-name="P4">
Tags: ['Херсонщина', 'Каховська ГЕС', 'Війна з Росією']</text:p>
      <text:p text:style-name="P4">
Type: Article</text:p>
      <!--METADATA-->
      <text:p text:style-name="P4">
<draw:frame draw:style-name="fr1" draw:name="Image305" text:anchor-type="as-char" svg:width="6.9236in" svg:height="3.956343in" draw:z-index="0">
<draw:image xlink:href="../Images/yкринформ/2023-06-06T22-06-57-03-00/630_360_1555846923-672.jpg" xlink:type="simple" xlink:show="embed" xlink:actuate="onLoad" draw:mime-type="image/jpeg"/>
</draw:frame>
The construction of hydroelectric power plants instead of the Kakhovsky hydroelectric power suppliers undermined by Russian invaders, a billion dollars are needed.</text:p>
      <text:p text:style-name="P4">
This was stated in a comment <text:a xlink:type="simple" xlink:href="https://ukr.radio/news.html" text:style-name="Internet_20_link" text:visited-style-name="Visited_20_Internet_20_Link">
Ukrainian Radio</text:a>
Former fuel and energy minister Ivan Plachkov, Ukrinform reports.</text:p>
      <text:p text:style-name="P4">
The expert evaluates the consequences of the destruction of the Kakhovka hydroelectric power station as "very, very large", including economic losses. Since the Kakhovka hydroelectric power station is not recoverable, it is necessary to build another hydroelectric power station instead, "which is billions of dollars."</text:p>
      <text:p text:style-name="P4">
"Considering the fact that the dam is destroyed, it is hundreds of billions," the excellence recalled.</text:p>
      <text:p text:style-name="P4">
<text:span text:style-name="T4">
 Read also: </text:span>
 <text:a xlink:type="simple" xlink:href="https://www.ukrinform.ua/rubric-economy/3719288-ekspert-rozpoviv-pro-zagrozi-dla-elektromerez-pisla-pidrivu-kahovskoi-ges.html" text:style-name="Internet_20_link" text:visited-style-name="Visited_20_Internet_20_Link">
expert told about threats to post -blowing power grids <text:span text:style-name="T4">
 Kakhovsk </text:span>
 Oh hydroelectric power station</text:a>
He also recalled that the capacity of the Kakhovka hydroelectric power station in the war was about 240 MW. "It is allegedly low power, but it was needed as a power for regulation. The Kakhovskaya hydroelectric power station worked in peak times when the maximum consumption and produced very necessary and very expensive and expensive. Economics would be extremely fulfilling to us, ”Plachkov said.</text:p>
      <text:p text:style-name="P4">
According to him, in the area of flooding of energy now the settlements and regions are disconnected to save electrical equipment and protect people. In this case, the flood zone is very large, there are many infrastructure objects.</text:p>
      <text:p text:style-name="P4">
The ex -experts noted that the consequences are very large and in terms of water intakes. Many -populated points can be left without water, in particular in Kryvyi Rih there is already an restraint.</text:p>
      <text:p text:style-name="P4">
<text:span text:style-name="T4">
 Read also: </text:span>
 [blast <text:span text:style-name="T4">
 Kakhovsk </text:span>
 HPP: Cabinet has allocated more(https://www.ukrinform.ua/rubric-economy/3719273-pidriv-kahovskoi-ges-kabmin-vidiliv-ponad-23-milarda-na-zabezpecenna-regioniv-vodou.html)According to Plachkov, this barbaric attack will also have great consequences for the invaders who are on the left bank of the Dnieper in the Kherson region.According to Ukrinform, Russian troops on the night against June 6 carried out the Kakhovka hydroelectric power station. As a result of the blasting of the machine hall inside, the station was destroyed.</text:p>
      <text:p text:style-name="P4">
The evacuation of the population from potential flooding areas has begun.</text:p>
      <text:p text:style-name="P4">
News Source: <text:a xlink:type="simple" xlink:href="https://www.ukrinform.ua/rubric-economy/3719290-sporudzenna-ges-zamist-kahovskoi-kostuvatime-milardi-dolariv-plackov.html" text:style-name="Internet_20_link" text:visited-style-name="Visited_20_Internet_20_Link">
https://www.ukrinform.ua/rubric-economy/3719290-sporudzenna-ges-zamist-kahovskoi-kostuvatime-milardi-dolariv-plackov.html</text:a>
</text:p>
      <!--NEWS-->
      <text:h text:style-name="P10" text:outline-level="1">
<text:span text:style-name="T4">
Zaporozhye is ready to accept residents of Kherson region who were evacuated because</text:span>
</text:h>
      <text:p text:style-name="P4">
Authors: Ukrinform (Person)</text:p>
      <text:p text:style-name="P4">
Publisher: Укринформ (Organization)</text:p>
      <text:p text:style-name="P4">
Published Time: 2023-06-06T22:10:27+03:00</text:p>
      <text:p text:style-name="P4">
Modified Time: 2023-06-06T22:10:27+03:00</text:p>
      <text:p text:style-name="P4">
Description: In Zaporizhzhya there are dormitories and compact places of residence for the residents of Kherson region, who were forced to evacuate because of the undermining of the Russians of the Kakhovka hydroelectric power station. - Ukrinform.</text:p>
      <text:p text:style-name="P4">
Images: ['<text:a xlink:type="simple" xlink:href="https://static.ukrinform.com/photos/2023_06/thumb_files/630_360_1686037966-391.jpg" text:style-name="Internet_20_link" text:visited-style-name="Visited_20_Internet_20_Link">
630_360_16860...</text:a>
']</text:p>
      <text:p text:style-name="P4">
Tags: ['Каховська ГЕС', 'Запоріжжя', 'Війна з Росією']</text:p>
      <text:p text:style-name="P4">
Type: Article</text:p>
      <!--METADATA-->
      <text:p text:style-name="P4">
<draw:frame draw:style-name="fr1" draw:name="Image306" text:anchor-type="as-char" svg:width="6.9236in" svg:height="3.956343in" draw:z-index="0">
<draw:image xlink:href="../Images/yкринформ/2023-06-06T22-10-27-03-00/630_360_1686037966-391.jpg" xlink:type="simple" xlink:show="embed" xlink:actuate="onLoad" draw:mime-type="image/jpeg"/>
</draw:frame>
Uzrozhzhi are dormitories and compact habitats for Kherson residents, who were forced to evacuate because of the blasting of the Kakhovskaya hydroelectric power plants.</text:p>
      <text:p text:style-name="P4">
About it in <text:a xlink:type="simple" xlink:href="https://t.me/kurtievofficial/11340" text:style-name="Internet_20_link" text:visited-style-name="Visited_20_Internet_20_Link">
telegram</text:a>
 повідомляє в.оміського голови Запоріжжя Анатолій Куртєв, передає Укрінформ.</text:p>
      <text:p text:style-name="P4">
"Наше місто готове прийняти усіх людей з Херсонщини, вимушених покинути своїдомівки через терористичний акт, який Росія вчинила на Каховській ГЕС", -написав він.</text:p>
      <text:p text:style-name="P4">
<text:span text:style-name="T4">
Читайте також:</text:span>
 <text:a xlink:type="simple" xlink:href="https://www.ukrinform.ua/rubric-economy/3719281-smigal-riven-vodi-u-stavioholodzuvaci-zaes-na-tehnicno-neobhidnij-poznacci.html" text:style-name="Internet_20_link" text:visited-style-name="Visited_20_Internet_20_Link">
 Шмигаль: Рівень води у ставі-охолоджувачі ЗАЕС - натехнічно необхідній позначці </text:a>
Residents of the Kherson region, who plan to go to Zaporozhye and need help and additional information, are asked to seek the numbers: 15-80 of cracked phones or mobile phones:(061)787 15 80;(050)414 15 80;(067)656 15 80;(095)220 41 11;(067)220 41 12.</text:p>
      <text:p text:style-name="P4">
In Zaporozhye, according to the City Hall, there are hostels, compact residence of dissaltable cooperation with shelters.</text:p>
      <text:p text:style-name="P4">
<text:span text:style-name="T4">
 Read also: </text:span>
 <text:a xlink:type="simple" xlink:href="https://www.ukrinform.ua/rubric-economy/3719250-kahovskij-ekocid-kostuvatime-ukraini-dodatkovo-desatki-milardiv-griven.html" text:style-name="Internet_20_link" text:visited-style-name="Visited_20_Internet_20_Link">
Kakhovsky ecocide will cost Ukraine an additional dozen billions of hryvnias</text:a>
Earlier it was reported that there are no problems with water in Zaporozhye. If the water flows to 14 meters, then one inhabited one - the village of Bilenke can remain without water.</text:p>
      <text:p text:style-name="P4">
News Source: <text:a xlink:type="simple" xlink:href="https://www.ukrinform.ua/rubric-regions/3719292-zaporizza-gotove-prijnati-meskanciv-hersonsini-aki-evakuuvalis-cerez-pidriv-kahovskoi-ges.html" text:style-name="Internet_20_link" text:visited-style-name="Visited_20_Internet_20_Link">
https://www.ukrinform.ua/rubric-regions/3719292-zaporizza-gotove-prijnati-meskanciv-hersonsini-aki-evakuuvalis-cerez-pidriv-kahovskoi-ges.html</text:a>
</text:p>
      <!--NEWS-->
      <text:h text:style-name="P10" text:outline-level="1">
<text:span text:style-name="T4">
Zelensky told CEO of the IAEA about the consequences</text:span>
</text:h>
      <text:p text:style-name="P4">
Authors: Ukrinform (Person)</text:p>
      <text:p text:style-name="P4">
Publisher: Укринформ (Organization)</text:p>
      <text:p text:style-name="P4">
Published Time: 2023-06-06T22:11:00+03:00</text:p>
      <text:p text:style-name="P4">
Modified Time: 2023-06-06T22:11:00+03:00</text:p>
      <text:p text:style-name="P4">
Description: Volodymyr Zelensky informed the CEO of Raphael Grossi's CEO on the large -scale consequences of the terrorist act of Russia, which blew up the dam of Kakhovka hydroelectric power station. - Ukrinform.</text:p>
      <text:p text:style-name="P4">
Images: ['<text:a xlink:type="simple" xlink:href="https://static.ukrinform.com/photos/2022_06/thumb_files/630_360_1655321433-213.jpeg" text:style-name="Internet_20_link" text:visited-style-name="Visited_20_Internet_20_Link">
630_360_16553...</text:a>
']</text:p>
      <text:p text:style-name="P4">
Tags: ['МАГАТЕ', 'Теракт', 'Зеленський', 'Каховська ГЕС']</text:p>
      <text:p text:style-name="P4">
Type: Article</text:p>
      <!--METADATA-->
      <text:p text:style-name="P4">
<draw:frame draw:style-name="fr1" draw:name="Image307" text:anchor-type="as-char" svg:width="6.9236in" svg:height="3.956343in" draw:z-index="0">
<draw:image xlink:href="../Images/yкринформ/2023-06-06T22-11-00-03-00/630_360_1655321433-213.jpeg" xlink:type="simple" xlink:show="embed" xlink:actuate="onLoad" draw:mime-type="image/jpeg"/>
</draw:frame>
Volodymyrzelensky informed the General Director of Raphael Grossiipro Grossipr -wide consequences of the terrorist act of Russia, which undermined the Dumbleukhovsky hydroelectric power station.</text:p>
      <text:p text:style-name="P4">
The Head of State reported this in <text:a xlink:type="simple" xlink:href="http://t.me/V_Zelenskiy_official/6489" text:style-name="Internet_20_link" text:visited-style-name="Visited_20_Internet_20_Link">
telegram</text:a>
, reports Ukrinform.</text:p>
      <text:p text:style-name="P4">
“In a telephone conversation, he informed the CEO of the IAEA Rafaelagrossi about the large -scale consequences of the terrorist act of the Russian Federation with the blasting of Dambikakhovsky hydroelectric power station. They discussed ways to minimize the risks to the Safety of the ZPP, ”Zelensky said.</text:p>
      <text:p text:style-name="P4">
In addition, an agreement was reached in the course of the conversation about the visit of the CEO <text:a xlink:type="simple" xlink:href="https://www.ukrinform.ua/tag-magate" text:style-name="Internet_20_link" text:visited-style-name="Visited_20_Internet_20_Link">
IAEA</text:a>
to Ukraine.</text:p>
      <text:p text:style-name="P4">
<text:span text:style-name="T4">
 Read also: </text:span>
 [<text:span text:style-name="T4">
 Zelensky </text:span>
 told who is engaged(https://www.ukrinform.ua/rubric-ato/3719262-zelenskij-rozpoviv-hto-zajmaetsa-spravou-sodo-zahoplenna-rosianami-kahovskoi-ges.html)According to Ukrinform, Russian troops on the night against June 6 carried out the Kakhovka hydroelectric power station. As a result of the blasting of the machine hall inside, the station was destroyed.</text:p>
      <text:p text:style-name="P4">
The evacuation of the population from potential flood areas is ongoing.</text:p>
      <text:p text:style-name="P4">
<text:span text:style-name="T5">
Foto: op</text:span>
</text:p>
      <text:p text:style-name="P4">
News Source: <text:a xlink:type="simple" xlink:href="https://www.ukrinform.ua/rubric-polytics/3719293-zelenskij-rozpoviv-gendirektoru-magate-pro-naslidki-pidrivu-kahovskoi-ges.html" text:style-name="Internet_20_link" text:visited-style-name="Visited_20_Internet_20_Link">
https://www.ukrinform.ua/rubric-polytics/3719293-zelenskij-rozpoviv-gendirektoru-magate-pro-naslidki-pidrivu-kahovskoi-ges.html</text:a>
</text:p>
      <!--NEWS-->
      <text:h text:style-name="P10" text:outline-level="1">
<text:span text:style-name="T4">
The Russians hit the artillery on Kherson during the evacuation of civilians</text:span>
</text:h>
      <text:p text:style-name="P4">
Authors: Ukrinform (Person)</text:p>
      <text:p text:style-name="P4">
Publisher: Укринформ (Organization)</text:p>
      <text:p text:style-name="P4">
Published Time: 2023-06-06T22:21:15+03:00</text:p>
      <text:p text:style-name="P4">
Modified Time: 2023-06-06T22:21:15+03:00</text:p>
      <text:p text:style-name="P4">
Description: The Russian army fired from the artillery of people during evacuation from the district of island in Kherson. - Ukrinform.</text:p>
      <text:p text:style-name="P4">
Images: ['<text:a xlink:type="simple" xlink:href="https://static.ukrinform.com/photos/2023_06/thumb_files/630_360_1686061285-491.jpeg" text:style-name="Internet_20_link" text:visited-style-name="Visited_20_Internet_20_Link">
630_360_16860...</text:a>
']</text:p>
      <text:p text:style-name="P4">
Tags: ['Евакуація', 'Херсон', 'Війна з Росією']</text:p>
      <text:p text:style-name="P4">
Type: Article</text:p>
      <!--METADATA-->
      <text:p text:style-name="P4">
<draw:frame draw:style-name="fr1" draw:name="Image308" text:anchor-type="as-char" svg:width="6.9236in" svg:height="3.956343in" draw:z-index="0">
<draw:image xlink:href="../Images/yкринформ/2023-06-06T22-21-15-03-00/630_360_1686061285-491.jpeg" xlink:type="simple" xlink:show="embed" xlink:actuate="onLoad" draw:mime-type="image/jpeg"/>
</draw:frame>
The Russian army fired at the artillery of people during evacuation from the neighborhood of Uhersoni Island.</text:p>
      <text:p text:style-name="P4">
According to Ukrinform, Alexander Proudin, the head of the Kherson Regional Military Administration, reports in <text:a xlink:type="simple" xlink:href="https://t.me/olexandrprokudin/604" text:style-name="Internet_20_link" text:visited-style-name="Visited_20_Internet_20_Link">
telegram</text:a>
.</text:p>
      <text:p text:style-name="P4">
"The island. This residential district of Kherson under the daily shelling of the Russian invaders. Another danger of the Kakhovskaya hydroelectric power station underwent another danger- the water element," Proudin said.</text:p>
      <text:p text:style-name="P4">
<text:span text:style-name="T4">
 Read also: </text:span>
 <text:a xlink:type="simple" xlink:href="https://www.ukrinform.ua/rubric-ato/3718910-u-hersoni-pid-cas-artobstrilu-poraneni-policejski-aki-zdijsnuvali-evakuaciu.html" text:style-name="Internet_20_link" text:visited-style-name="Visited_20_Internet_20_Link">
in <text:span text:style-name="T4">
 Kherson </text:span>
 <text:span text:style-name="T4">
 Under </text:span>
 <text:span text:style-name="T4">
 </text:span>
 time <text:span text:style-name="T4">
 </text:span>
 Artob arc <text:span text:style-name="T4">
<text:span text:style-name="T5">
* wounded </text:span>
* </text:span>
 <text:span text:style-name="T4">
 police </text:span>
, <text:span text:style-name="T4">
 which </text:span>
 <text:span text:style-name="T4">
 made </text:span>
 <text:span text:style-name="T4">
 evacuation </text:span>
</text:a>
</text:p>
      <text:p text:style-name="P4">
За його словами, протягом дня Острів стрімко йде під воду. Затопленнянаскільки колосальні, що місцями звідти вже неможливо виїхати автотранспортом.</text:p>
      <text:p text:style-name="P4">
"Тому людям допомагають евакуюватися. Навіть в такий тяжкий час росіянивирішили нагадати, ким вони є насправді, – терористами. Під час евакуаціїокупанти вдарили по мікрорайону з артилерії – поранені двоє правоохоронців,котрі допомагали людям покинути небезпечну територію", - зазначив Прокудін.</text:p>
      <text:p text:style-name="P4">
<text:span text:style-name="T4">
Читайте також:</text:span>
 <text:a xlink:type="simple" xlink:href="https://www.ukrinform.ua/rubric-regions/3719283-evakujovani-z-hersonsini-otrimaut-grosovu-dopomogu-skilki-viplatat.html" text:style-name="Internet_20_link" text:visited-style-name="Visited_20_Internet_20_Link">
 Евакуйовані з Херсонщини отримають грошову допомогу –скільки виплатять </text:a>
Despite this, he said, about 1,300 cherson was evacuated from the island. These people are safe now.</text:p>
      <text:p text:style-name="P4">
As reported by Ukrinform, Russian occupation troops on the night of June 6 under the Kakhovsky Hydroelectric Ttrost. HPP is not recoverable. Longing people from flooded villages.</text:p>
      <text:p text:style-name="P4">
Photo: Ukrzaliznytsia</text:p>
      <text:p text:style-name="P4">
News Source: <text:a xlink:type="simple" xlink:href="https://www.ukrinform.ua/rubric-ato/3719294-rosiani-vdarili-z-artilerii-po-hersonu-pid-cas-evakuacii-civilnih.html" text:style-name="Internet_20_link" text:visited-style-name="Visited_20_Internet_20_Link">
https://www.ukrinform.ua/rubric-ato/3719294-rosiani-vdarili-z-artilerii-po-hersonu-pid-cas-evakuacii-civilnih.html</text:a>
</text:p>
      <!--NEWS-->
      <text:h text:style-name="P10" text:outline-level="1">
<text:span text:style-name="T4">
The Russian terrorist attack from Kakhovskaya hydroelectric power station will not affect the power system - Shmigal</text:span>
</text:h>
      <text:p text:style-name="P4">
Authors: Ukrinform (Person)</text:p>
      <text:p text:style-name="P4">
Publisher: Укринформ (Organization)</text:p>
      <text:p text:style-name="P4">
Published Time: 2023-06-06T22:25:00+03:00</text:p>
      <text:p text:style-name="P4">
Modified Time: 2023-06-06T22:25:00+03:00</text:p>
      <text:p text:style-name="P4">
Description: The Russian terrorist attack on the blasting of the Kakhovska Hydroelectric Dam will not affect the functioning of Ukraine's grid. - Ukrinform.</text:p>
      <text:p text:style-name="P4">
Images: ['<text:a xlink:type="simple" xlink:href="https://static.ukrinform.com/photos/2023_02/thumb_files/630_360_1676995305-131.jpg" text:style-name="Internet_20_link" text:visited-style-name="Visited_20_Internet_20_Link">
630_360_16769...</text:a>
']</text:p>
      <text:p text:style-name="P4">
Tags: ['Енергетика', 'Каховська ГЕС', 'Шмигаль']</text:p>
      <text:p text:style-name="P4">
Type: Article</text:p>
      <!--METADATA-->
      <text:p text:style-name="P4">
<draw:frame draw:style-name="fr1" draw:name="Image309" text:anchor-type="as-char" svg:width="6.9236in" svg:height="3.956343in" draw:z-index="0">
<draw:image xlink:href="../Images/yкринформ/2023-06-06T22-25-00-03-00/630_360_1676995305-131.jpg" xlink:type="simple" xlink:show="embed" xlink:actuate="onLoad" draw:mime-type="image/jpeg"/>
</draw:frame>
The Russian thermal on the blasting of Kakhovskaya hydroelectric power station will not affect the functioning of Ukraine's energy system.</text:p>
      <text:p text:style-name="P4">
About this Prime Minister Denis Shmigal <text:a xlink:type="simple" xlink:href="https://t.me/Denys_Smyhal/5319" text:style-name="Internet_20_link" text:visited-style-name="Visited_20_Internet_20_Link">
said</text:a>
At a government meeting, Ukrinform reports.</text:p>
      <text:p text:style-name="P4">
"The Russian terrorist attack on the undermining of the Kakhovka hydroelectric power station will not affect the functioning of Ukraine's energy systems on the territories free from occupation, since since September the Kakhovka hydroelectric power station has not been in the energy system," said Shmigal.</text:p>
      <text:p text:style-name="P4">
*!(https://www.ukrinform.ua/rubric-economy/3719281-smigal-riven-vodi-u-stavioholodzuvaci-zaes-na-tehnicno-neobhidnij-poznacci.html)According to him, the Kakhovka hydroelectric power station is not involved in energy generation. The head of government has been taking that Ukraine is taking measures to increase its energy import and export capabilities.</text:p>
      <text:p text:style-name="P4">
As reported by Ukrinform, Russian troops carried out under June 6 underwenting hydroelectric power station. As a result of the blasting of the machine hall inside, the station is completely destroyed. Due to the undermining of the reservoirs, there are risks of flooding of energy entities in Kherson region, including the Kherson TPP. Evacuation of the potential from potential flood areas began.</text:p>
      <text:p text:style-name="P4">
Photo: CMU</text:p>
      <text:p text:style-name="P4">
News Source: <text:a xlink:type="simple" xlink:href="https://www.ukrinform.ua/rubric-economy/3719298-rosijskij-terakt-iz-pidrivu-kahovskoi-ges-ne-vpline-na-funkcionuvanna-energosistemi-smigal.html" text:style-name="Internet_20_link" text:visited-style-name="Visited_20_Internet_20_Link">
https://www.ukrinform.ua/rubric-economy/3719298-rosijskij-terakt-iz-pidrivu-kahovskoi-ges-ne-vpline-na-funkcionuvanna-energosistemi-smigal.html</text:a>
</text:p>
      <!--NEWS-->
      <text:h text:style-name="P10" text:outline-level="1">
<text:span text:style-name="T4">
President: Created by Russian Catastrophe terrorists on Kakhovskaya hydroelectric power station will not stop Ukraine</text:span>
</text:h>
      <text:p text:style-name="P4">
Authors: Ukrinform (Person)</text:p>
      <text:p text:style-name="P4">
Publisher: Укринформ (Organization)</text:p>
      <text:p text:style-name="P4">
Published Time: 2023-06-06T22:28:00+03:00</text:p>
      <text:p text:style-name="P4">
Modified Time: 2023-06-06T22:28:00+03:00</text:p>
      <text:p text:style-name="P4">
Description: Each Russian terrorist attack increases only the amount of reparations that the Russian Federation will pay for the crimes committed, not the chances of the occupiers to stay on our land.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Тероризм', 'Зеленський', 'Каховська ГЕС', 'Війна з Росією']</text:p>
      <text:p text:style-name="P4">
Type: Article</text:p>
      <!--METADATA-->
      <text:p text:style-name="P4">
<draw:frame draw:style-name="fr1" draw:name="Image310" text:anchor-type="as-char" svg:width="6.9236in" svg:height="3.956343in" draw:z-index="0">
<draw:image xlink:href="../Images/yкринформ/2023-06-06T22-28-00-03-00/630_360_1685119271-129.jpeg" xlink:type="simple" xlink:show="embed" xlink:actuate="onLoad" draw:mime-type="image/jpeg"/>
</draw:frame>
The every Russian terrorist attack increases only the amount of reparations that the Russian Federation will pay for the commissioned, not the chances of the invaders to stay on our land.</text:p>
      <text:p text:style-name="P4">
Volodymyr Zelenskyy said this in <text:a xlink:type="simple" xlink:href="https://www.youtube.com/watch" text:style-name="Internet_20_link" text:visited-style-name="Visited_20_Internet_20_Link">
video closer</text:a>
, reports Ukrinform.</text:p>
      <text:p text:style-name="P4">
<text:span text:style-name="T5">
Video: <text:a xlink:type="simple" xlink:href="https://www.facebook.com/president.gov.ua" text:style-name="Internet_20_link" text:visited-style-name="Visited_20_Internet_20_Link">
Presidential Office</text:a>
</text:span>
</text:p>
      <text:p text:style-name="P4">
<text:span text:style-name="T4">
 Dear Ukrainians and Ukrainians!</text:span>
</text:p>
      <text:p text:style-name="P4">
This day, which began with an urgent meeting of the NSDC, continued with the meeting. We are waiting for a meeting of the UN Security Council.</text:p>
      <text:p text:style-name="P4">
Created by Russian terrorists of a catastrophe on Kakhovskaya hydroelectric power station will not stop Ukraine and Ukrainians. We will still release all our land. And every Russian thermal increases only the amount of reparations that Russia will pay for the crimes committed, not the chances of the occupiers to stay on our land.</text:p>
      <text:p text:style-name="P4">
First, I am grateful to all our rescuers, military, representatives of local communities, every region of our region, who now help people from our southern areas flooded as a result of the Russian terrorist attack.</text:p>
      <text:p text:style-name="P4">
Secondly, the authorities at all levels do everything to save people and provide with a questioning water of those who received it from the Kakhovka reservoir. Kryvyi Rih and all Dnipropetrovsk, cities and villages of Kherson region, Mykolaiv region, Zaporizhzhia - at least difficult, we have to help people.</text:p>
      <text:p text:style-name="P4">
Third: I am grateful to everyone who now conducts and helps with the evacuation of people, the size and villages that flooded with water from the Kakhovka reservoir. It is very important now - to help each other and to help the maximum.</text:p>
      <text:p text:style-name="P4">
The fourth: the whole world will know about this Russian crime of war, the crime of ecocid. This is consciously destroyed by the Russian invaders of the dam and other structures of the hydroelectric power station of the Cecological bomb of mass destruction. For the sake of its own security, the world should now indicate that Russia will not come from the hands of such terror. And I am grateful to all the leaders of the states, all peoples and international organizations that supported Ukraine to help our people, our de -occupying steps. The Prosecutor General appealed to the International Criminal Court Prosecutor's Office to attract international justice to investigation of the dam.</text:p>
      <text:p text:style-name="P4">
He spoke today with the director of IAEA Grossi, in particular what happened to the Zakhovsky reservoir, the general situation with the Zaporizhzhya nuclear power station. He closed the IAEA director directly and unambiguously to condemn today's Russian thermal and to maximize our efforts to release. His visit to Ukraine agreed.I want to say a few more things separately. As for our South and Crimea. We are finding a conspiracy to restore a normal life on our earth after the exile of the racists. Cestos both water and everything else. This applies to all our regions - from Kherson to the Dnieper, from Mykolaiv to the Crimea.</text:p>
      <text:p text:style-name="P4">
The fact that Russia deliberately destroyed the Kakhovka reservoir, which is critical, in particular, to provide water to Crimea, indicates that Russian -owners have already realized that they would have to escape from Crimea.</text:p>
      <text:p text:style-name="P4">
Well, Ukraine will return all its. And will make Russia pay for the committed.</text:p>
      <text:p text:style-name="P4">
Glory to all our people who fight and work for the sake of our country and our Narode!</text:p>
      <text:p text:style-name="P4">
Separately, like yesterday, I want to mention today our heroes at the Bakhmut Napryamka ... Well done, warriors!3rd Separate Storm Brigade and 57 Separate Positent Brigade-Thank you!Thank you for moving forward!</text:p>
      <text:p text:style-name="P4">
<text:span text:style-name="T4">
Glory to Ukraine!</text:span>
</text:p>
      <text:p text:style-name="P4">
<text:span text:style-name="T5">
Foto: op</text:span>
</text:p>
      <text:p text:style-name="P4">
News Source: <text:a xlink:type="simple" xlink:href="https://www.ukrinform.ua/rubric-ato/3719297-prezident-stvorena-rosijskimi-teroristami-katastrofa-na-kahovskij-ges-ne-zupinit-ukrainu.html" text:style-name="Internet_20_link" text:visited-style-name="Visited_20_Internet_20_Link">
https://www.ukrinform.ua/rubric-ato/3719297-prezident-stvorena-rosijskimi-teroristami-katastrofa-na-kahovskij-ges-ne-zupinit-ukrainu.html</text:a>
</text:p>
      <!--NEWS-->
      <text:h text:style-name="P10" text:outline-level="1">
<text:span text:style-name="T4">
Kakhovskaya hydroelectric power station will make it impossible to supply water to Crimea - Danilov</text:span>
</text:h>
      <text:p text:style-name="P4">
Authors: Ukrinform (Person)</text:p>
      <text:p text:style-name="P4">
Publisher: Укринформ (Organization)</text:p>
      <text:p text:style-name="P4">
Published Time: 2023-06-06T22:34:00+03:00</text:p>
      <text:p text:style-name="P4">
Modified Time: 2023-06-06T22:34:00+03:00</text:p>
      <text:p text:style-name="P4">
Description: As a result of the Kakhovskaya hydroelectric power station, the supply of water to the temporarily occupied Crimea will be physically impossible in the near future. - Ukrinform.</text:p>
      <text:p text:style-name="P4">
Images: ['<text:a xlink:type="simple" xlink:href="https://static.ukrinform.com/photos/2023_03/thumb_files/630_360_1677948274-404.jpg" text:style-name="Internet_20_link" text:visited-style-name="Visited_20_Internet_20_Link">
630_360_16779...</text:a>
']</text:p>
      <text:p text:style-name="P4">
Tags: ['Крим', 'РНБО', 'Данілов', 'Війна з Росією', 'Єдині новини']</text:p>
      <text:p text:style-name="P4">
Type: Article</text:p>
      <!--METADATA-->
      <text:p text:style-name="P4">
<draw:frame draw:style-name="fr1" draw:name="Image311" text:anchor-type="as-char" svg:width="6.9236in" svg:height="3.956343in" draw:z-index="0">
<draw:image xlink:href="../Images/yкринформ/2023-06-06T22-34-00-03-00/630_360_1677948274-404.jpg" xlink:type="simple" xlink:show="embed" xlink:actuate="onLoad" draw:mime-type="image/jpeg"/>
</draw:frame>
Due to Kakhovskaya hydroelectric power plant, the supply of water to the temporarily occupied Crimean will become physically impossible.</text:p>
      <text:p text:style-name="P4">
The secretary of the National Security and Defense Council of Ukraine Alexei Danilov was on air of the Teleterna "Unified News", correspondent.</text:p>
      <text:p text:style-name="P4">
"The act that Russia has made will make it impossible to supply the water of Dikrym from the word in the near future. The next three, five, ten years, by that time, this dam will leave, the supply of water to the Crimea will be simply physically impossible," Danilov said .</text:p>
      <text:p text:style-name="P4">
<text:span text:style-name="T4">
 Read also: </text:span>
 <text:a xlink:type="simple" xlink:href="https://www.ukrinform.ua/rubric-ato/3719285-pidriv-kahovskoi-ges-ne-zavadit-ukrainskomu-kontrnastupu-danilov.html" text:style-name="Internet_20_link" text:visited-style-name="Visited_20_Internet_20_Link">
Kakhovka hydroelectric power station will not hurt the Ukrainian contrast - <text:span text:style-name="T4">
 Danilov </text:span>
</text:a>
As reported by Ukrinform, Russian troops carried out under June 6 underwenting hydroelectric power station. As a result of the blasting of the machine hall inside, the station is completely destroyed.</text:p>
      <text:p text:style-name="P4">
The CEO of PJSC "Ukrhydroenergo" Igor Sirota said that the Pulni -Crimean channel will be left without water as a result of undermining the Kakhovka hydroelectric power station.</text:p>
      <text:p text:style-name="P4">
News Source: <text:a xlink:type="simple" xlink:href="https://www.ukrinform.ua/rubric-crimea/3719299-pidriv-kahovskoi-ges-unemozlivit-postacanna-vodi-u-krim-danilov.html" text:style-name="Internet_20_link" text:visited-style-name="Visited_20_Internet_20_Link">
https://www.ukrinform.ua/rubric-crimea/3719299-pidriv-kahovskoi-ges-unemozlivit-postacanna-vodi-u-krim-danilov.html</text:a>
</text:p>
      <!--NEWS-->
      <text:h text:style-name="P10" text:outline-level="1">
<text:span text:style-name="T4">
Zelensky: We do everything to provide water to those who received it from the Kakhovka reservoir</text:span>
</text:h>
      <text:p text:style-name="P4">
Authors: Ukrinform (Person)</text:p>
      <text:p text:style-name="P4">
Publisher: Укринформ (Organization)</text:p>
      <text:p text:style-name="P4">
Published Time: 2023-06-06T22:41:00+03:00</text:p>
      <text:p text:style-name="P4">
Modified Time: 2023-06-06T22:41:00+03:00</text:p>
      <text:p text:style-name="P4">
Description: The authorities at all levels do everything to save people and provide drinking water for those who received it from the Kakhovka reservoir. - Ukrinform.</text:p>
      <text:p text:style-name="P4">
Images: ['<text:a xlink:type="simple" xlink:href="https://static.ukrinform.com/photos/2023_06/thumb_files/630_360_1685626140-135.jpg" text:style-name="Internet_20_link" text:visited-style-name="Visited_20_Internet_20_Link">
630_360_16856...</text:a>
']</text:p>
      <text:p text:style-name="P4">
Tags: ['Вода', 'Зеленський', 'Каховська ГЕС']</text:p>
      <text:p text:style-name="P4">
Type: Article</text:p>
      <!--METADATA-->
      <text:p text:style-name="P4">
<draw:frame draw:style-name="fr1" draw:name="Image312" text:anchor-type="as-char" svg:width="6.9236in" svg:height="3.956343in" draw:z-index="0">
<draw:image xlink:href="../Images/yкринформ/2023-06-06T22-41-00-03-00/630_360_1685626140-135.jpg" xlink:type="simple" xlink:show="embed" xlink:actuate="onLoad" draw:mime-type="image/jpeg"/>
</draw:frame>
The authorities do everything to save people and provide drinking water for those who received it from the Kakhovka reservoir.</text:p>
      <text:p text:style-name="P4">
Volodymyr Zelenskyy said this in <text:a xlink:type="simple" xlink:href="https://www.youtube.com/watch" text:style-name="Internet_20_link" text:visited-style-name="Visited_20_Internet_20_Link">
video closer</text:a>
to compatriots, reports Ukrinform.</text:p>
      <text:p text:style-name="P4">
“The authorities at all levels do everything to save people and provide drinking for those who received it from the Kakhovka reservoir. Kryvyi Rih and all Dnipropetrovsk region, cities and villages of Kherson region, Mykolaiv region, Zaporozhye - as it would be difficult, we have to help people, ”the President said.</text:p>
      <text:p text:style-name="P4">
<text:span text:style-name="T5">
Video: <text:a xlink:type="simple" xlink:href="https://www.facebook.com/president.gov.ua" text:style-name="Internet_20_link" text:visited-style-name="Visited_20_Internet_20_Link">
Presidential Office</text:a>
</text:span>
</text:p>
      <text:p text:style-name="P4">
The head of state thanked all rescuers, military, representatives of local communities, every region who assist people from southern areas flooded as a result of the Russian terrorist attack.</text:p>
      <text:p text:style-name="P4">
“I am grateful to anyone who currently conducts and helps with the evacuation of people from the cities of Isil, which has flooded with water from the Kakhovka reservoir. It is very important now - care about one and the maximum to help, ”the head of state added.</text:p>
      <text:p text:style-name="P4">
<text:span text:style-name="T4">
 Read also: </text:span>
 [Kakhovskaya hydroelectric power station: <text:span text:style-name="T4">
 Cabinet </text:span>
 has allocated more(https://www.ukrinform.ua/rubric-economy/3719273-pidriv-kahovskoi-ges-kabmin-vidiliv-ponad-23-milarda-na-zabezpecenna-regioniv-vodou.html)As reported by Ukrinform, Russian troops carried out under June 6 underwenting hydroelectric power station. As a result of the blasting of the machine hall inside, the station is completely destroyed.</text:p>
      <text:p text:style-name="P4">
CEO of Ukrhydroenergo PJSC Igor Sirota stated that the Pulnic -Crimean Canal will be left without water as a result of the Kakhovskaya Hydroelectric Power.</text:p>
      <text:p text:style-name="P4">
News Source: <text:a xlink:type="simple" xlink:href="https://www.ukrinform.ua/rubric-society/3719301-zelenskij-robimo-vse-dla-zabezpecenna-vodou-tih-hto-otrimuvav-ii-z-kahovskogo-vodoshovisa.html" text:style-name="Internet_20_link" text:visited-style-name="Visited_20_Internet_20_Link">
https://www.ukrinform.ua/rubric-society/3719301-zelenskij-robimo-vse-dla-zabezpecenna-vodou-tih-hto-otrimuvav-ii-z-kahovskogo-vodoshovisa.html</text:a>
</text:p>
      <!--NEWS-->
      <text:h text:style-name="P10" text:outline-level="1">
<text:span text:style-name="T4">
The SBU has declared suspicion by seven collaborators, including Aksenova colleague</text:span>
</text:h>
      <text:p text:style-name="P4">
Authors: Ukrinform (Person)</text:p>
      <text:p text:style-name="P4">
Publisher: Укринформ (Organization)</text:p>
      <text:p text:style-name="P4">
Published Time: 2023-06-06T22:47:00+03:00</text:p>
      <text:p text:style-name="P4">
Modified Time: 2023-06-06T22:47:00+03:00</text:p>
      <text:p text:style-name="P4">
Description: The Security Service of Ukraine has documented the criminal activity of seven kolaborators who are hiding on the territory of Ukraine temporarily captured by the Russians. - Ukrinform.</text:p>
      <text:p text:style-name="P4">
Images: ['<text:a xlink:type="simple" xlink:href="https://static.ukrinform.com/photos/2020_05/thumb_files/630_360_1590678028-352.jpg" text:style-name="Internet_20_link" text:visited-style-name="Visited_20_Internet_20_Link">
630_360_15906...</text:a>
']</text:p>
      <text:p text:style-name="P4">
Tags: ['Крим', 'СБУ', 'Аксьонов']</text:p>
      <text:p text:style-name="P4">
Type: Article</text:p>
      <!--METADATA-->
      <text:p text:style-name="P4">
<draw:frame draw:style-name="fr1" draw:name="Image313" text:anchor-type="as-char" svg:width="6.9236in" svg:height="3.956343in" draw:z-index="0">
<draw:image xlink:href="../Images/yкринформ/2023-06-06T22-47-00-03-00/630_360_1590678028-352.jpg" xlink:type="simple" xlink:show="embed" xlink:actuate="onLoad" draw:mime-type="image/jpeg"/>
</draw:frame>
The Service of Ukraine has documented the criminal activity of seven koaborators who are hiding on the territory of Ukraine temporarily captured by the Russians.</text:p>
      <text:p text:style-name="P4">
According to Ukrinform, the SBU reports in <text:a xlink:type="simple" xlink:href="https://t.me/SBUkr/8577" text:style-name="Internet_20_link" text:visited-style-name="Visited_20_Internet_20_Link">
telegram</text:a>
.</text:p>
      <text:p text:style-name="P4">
One of them is the head of the aggressor "Administration of the Black Sea Crimea" Natalia Pisareva. Her candidacy recently personally agreed by Gaulter Sergey Aksyonov.</text:p>
      <text:p text:style-name="P4">
<text:span text:style-name="T4">
 Read also: </text:span>
 <text:a xlink:type="simple" xlink:href="https://www.ukrinform.ua/rubric-society/3718945-sbu-vikrila-rosijskih-agentiv-aki-spiguvali-na-avorivskomu-poligoni.html" text:style-name="Internet_20_link" text:visited-style-name="Visited_20_Internet_20_Link">
<text:span text:style-name="T4">
 SBU </text:span>
 exposed Russian agents who spied Navovoevsky landfill</text:a>
Before this appointment, Pisarev was the so -called "first deputy minister" on the temporarily occupied peninsula.</text:p>
      <text:p text:style-name="P4">
"Being in this" position ", after the start of a full -scale invasion, she coordinated the hostile information campaign to support the armed aggression of the Russian Federation," the message is notified.</text:p>
      <text:p text:style-name="P4">
At that time, the involvement publicly urged Ukrainian defenders to be captured, and to campaign the inhabitants of Crimea to join the Russian troops for the Anti -Ukraine war. For this, the so -called "Military Commissariat of Crimea" awarded her a diploma.</text:p>
      <text:p text:style-name="P4">
<text:span text:style-name="T4">
 Read also: </text:span>
 <text:a xlink:type="simple" xlink:href="https://www.ukrinform.ua/rubric-regions/3718600-sbu-zneskodila-na-poltavsini-bandu-kriminalnogo-avtoriteta-na-prizvisko-moskva.html" text:style-name="Internet_20_link" text:visited-style-name="Visited_20_Internet_20_Link">
<text:span text:style-name="T4">
 The SBU </text:span>
 neutralized in Poltava region a gang of criminal authorities on the nickname "Moscow"</text:a>
According to the investigation, to the capture of the Ukrainian Peninsula Pisarev, the managerial office of the Council of Ministers of the ARC.</text:p>
      <text:p text:style-name="P4">
"However, during his admiration, she supported the aggressor and subsequently entered the so -called" personnel reserve "of the occupation administration," - said the news.</text:p>
      <text:p text:style-name="P4">
Another collaborator is the former office of the State Treasury Service of Ukraine in the Luhansk region.</text:p>
      <text:p text:style-name="P4">
<text:span text:style-name="T4">
 Read also: </text:span>
 <text:a xlink:type="simple" xlink:href="https://www.ukrinform.ua/rubric-society/3718350-sbu-zneskodila-grupu-rosijskih-agentiv-aki-spiguvali-za-centrami-prijnatta-risen.html" text:style-name="Internet_20_link" text:visited-style-name="Visited_20_Internet_20_Link">
<text:span text:style-name="T4">
 SBU </text:span>
 Secured a group of Russian agents who were erupted by "decision -making centers"</text:a>
After capturing part of the region, she voluntarily agreed to the "proposal" of the Russians to lead the so -called "Treasury of the LNR".</text:p>
      <text:p text:style-name="P4">
She attracted five other accomplices to the state of the pseudo -institution. They were former subordinates from Starobilsky, Novoaydarsky, Milovsky, Novopskov and Markovsky districts.<text:span text:style-name="T4">
 Read also: </text:span>
 <text:a xlink:type="simple" xlink:href="https://www.ukrinform.ua/rubric-society/3717788-sbu-vikrila-se-simoh-rosijskih-internetagentiv.html" text:style-name="Internet_20_link" text:visited-style-name="Visited_20_Internet_20_Link">
<text:span text:style-name="T4">
 SBU </text:span>
 exposed more seven Russian Internet agents</text:a>
On the basis of the evidence collected, investigators of the SBU were informed by all persons involved in the suspicion of Part 5 of Art. 111-1 of the Criminal Code of Ukraine(Collaboration).</text:p>
      <text:p text:style-name="P4">
Крім того, шістьом представникам «казначейства ЛНР» додатково повідомили пропідозру у пособництві державі-агресору.</text:p>
      <text:p text:style-name="P4">
Обвинувальні акти спрямовані до суду. Зловмисникам загрожує від 5 до 12 роківтюрми.</text:p>
      <text:p text:style-name="P4">
Як повідомляв Укрінформ, правоохоронці в ході спецоперації у різних регіонахУкраїни знешкодили групу російських агентів, які шпигували за «центрамиприйняття рішень».</text:p>
      <text:p text:style-name="P4">
Фото: СБУ</text:p>
      <text:p text:style-name="P4">
News Source: <text:a xlink:type="simple" xlink:href="https://www.ukrinform.ua/rubric-society/3719053-sbu-ogolosila-pidozru-se-simom-kolaborantam-sered-akih-soratnica-aksonova.html" text:style-name="Internet_20_link" text:visited-style-name="Visited_20_Internet_20_Link">
https://www.ukrinform.ua/rubric-society/3719053-sbu-ogolosila-pidozru-se-simom-kolaborantam-sered-akih-soratnica-aksonova.html</text:a>
</text:p>
      <!--NEWS-->
      <text:h text:style-name="P10" text:outline-level="1">
<text:span text:style-name="T4">
Benzema has become a player of Al-Aitichad</text:span>
</text:h>
      <text:p text:style-name="P4">
Authors: Ukrinform (Person)</text:p>
      <text:p text:style-name="P4">
Publisher: Укринформ (Organization)</text:p>
      <text:p text:style-name="P4">
Published Time: 2023-06-06T22:49:19+03:00</text:p>
      <text:p text:style-name="P4">
Modified Time: 2023-06-06T22:49:19+03:00</text:p>
      <text:p text:style-name="P4">
Description: The contract with the attacker is calculated by 2026. - Ukrinform.</text:p>
      <text:p text:style-name="P4">
Images: ['<text:a xlink:type="simple" xlink:href="https://static.ukrinform.com/photos/2023_06/thumb_files/630_360_1686080812-792.jpg" text:style-name="Internet_20_link" text:visited-style-name="Visited_20_Internet_20_Link">
630_360_16860...</text:a>
']</text:p>
      <text:p text:style-name="P4">
Tags: ['Футбол']</text:p>
      <text:p text:style-name="P4">
Type: Article</text:p>
      <!--METADATA-->
      <text:p text:style-name="P4">
<draw:frame draw:style-name="fr1" draw:name="Image314" text:anchor-type="as-char" svg:width="6.9236in" svg:height="3.956343in" draw:z-index="0">
<draw:image xlink:href="../Images/yкринформ/2023-06-06T22-49-19-03-00/630_360_1686080812-792.jpg" xlink:type="simple" xlink:show="embed" xlink:actuate="onLoad" draw:mime-type="image/jpeg"/>
</draw:frame>
The contractor is calculated by 2026.</text:p>
      <text:p text:style-name="P4">
35-year-old French forward Karim Benzema officially <text:a xlink:type="simple" xlink:href="https://twitter.com/SPL_EN/status/1666154077900636193" text:style-name="Internet_20_link" text:visited-style-name="Visited_20_Internet_20_Link">
signed</text:a>
Contract with the Saudi Club "Al-Aitikhad", reports Ukrinform.</text:p>
      <text:p text:style-name="P4">
As <text:a xlink:type="simple" xlink:href="https://twitter.com/FabrizioRomano/status/1666146566975914004" text:style-name="Internet_20_link" text:visited-style-name="Visited_20_Internet_20_Link">
reports</text:a>
Famous Fabrizio Romano's insider, Bensemazamaza, will be almost 200 million euros for the season, including commercial transactions in Al-Aitichad.</text:p>
      <text:p text:style-name="P4">
Al-Aitichad won the Saudi Arabia Championship in the 2022/23 season I.23 I was qualified in the group stage of the Asian Champions League.</text:p>
      <text:p text:style-name="P4">
<text:span text:style-name="T4">
 Read also: </text:span>
 <text:a xlink:type="simple" xlink:href="https://www.ukrinform.ua/rubric-sports/3718138-benzema-zalisae-madridskij-real.html" text:style-name="Internet_20_link" text:visited-style-name="Visited_20_Internet_20_Link">
<text:span text:style-name="T4">
 benzema </text:span>
 leaves Madrid "Real"</text:a>
During the fourteen seasons, during which the Frenchman defended the colors of "Real Madrid", he played 25 titles. Benzema Madrid T -shirt has spent 647 matches(the fifth indicator in the history of the club)in which he scored 353 goals. Karim is the second Vistoria, the best Bombardr "Real Madrid" in La League and the Champions League.</text:p>
      <text:p text:style-name="P4">
Photo: twitter.com/spl_en</text:p>
      <text:p text:style-name="P4">
News Source: <text:a xlink:type="simple" xlink:href="https://www.ukrinform.ua/rubric-sports/3719302-benzema-stav-gravcem-alittihadu.html" text:style-name="Internet_20_link" text:visited-style-name="Visited_20_Internet_20_Link">
https://www.ukrinform.ua/rubric-sports/3719302-benzema-stav-gravcem-alittihadu.html</text:a>
</text:p>
      <!--NEWS-->
      <text:h text:style-name="P10" text:outline-level="1">
<text:span text:style-name="T4">
President about Kakhovskaya hydroelectric power plants: the world should show that Russia will not come from the hands of such terror</text:span>
</text:h>
      <text:p text:style-name="P4">
Authors: Ukrinform (Person)</text:p>
      <text:p text:style-name="P4">
Publisher: Укринформ (Organization)</text:p>
      <text:p text:style-name="P4">
Published Time: 2023-06-06T22:53:00+03:00</text:p>
      <text:p text:style-name="P4">
Modified Time: 2023-06-06T22:53:00+03:00</text:p>
      <text:p text:style-name="P4">
Description: For the sake of its own security, it is worth showing the world now that Russia will not come from the hands of the terror she committed, undermining the Kakhovka hydroelectric power station. - Ukrinform.</text:p>
      <text:p text:style-name="P4">
Images: ['<text:a xlink:type="simple" xlink:href="https://static.ukrinform.com/photos/2023_05/thumb_files/630_360_1685386836-680.jpeg" text:style-name="Internet_20_link" text:visited-style-name="Visited_20_Internet_20_Link">
630_360_16853...</text:a>
']</text:p>
      <text:p text:style-name="P4">
Tags: ['Зеленський', 'Каховська ГЕС', 'Війна з Росією']</text:p>
      <text:p text:style-name="P4">
Type: Article</text:p>
      <!--METADATA-->
      <text:p text:style-name="P4">
<draw:frame draw:style-name="fr1" draw:name="Image316" text:anchor-type="as-char" svg:width="6.9236in" svg:height="3.956343in" draw:z-index="0">
<draw:image xlink:href="../Images/yкринформ/2023-06-06T22-53-00-03-00/630_360_1685386836-680.jpeg" xlink:type="simple" xlink:show="embed" xlink:actuate="onLoad" draw:mime-type="image/jpeg"/>
</draw:frame>
For the best security, the world should now show that Russia will not come from the hands of such a terror, which she did, undermining the Kakhovsk hydroelectric power station.</text:p>
      <text:p text:style-name="P4">
President of Ukraine Volodymyr Zelenskyy said this in his <text:a xlink:type="simple" xlink:href="https://www.youtube.com/watch" text:style-name="Internet_20_link" text:visited-style-name="Visited_20_Internet_20_Link">
appeal</text:a>
, reports Ukrinform.</text:p>
      <text:p text:style-name="P4">
“The whole world will know this Russian crime of war, an ecocid crime. Takeszestov destruction by Russian lenders and other structures of hydroelectric power plants of the Cecological bomb of mass destruction. For the sake of its own security, the world should be indicated now that Russia will not come from the hands of such terror, ”Zelensky said.</text:p>
      <text:p text:style-name="P4">
<text:span text:style-name="T4">
 Read also: </text:span>
 <text:a xlink:type="simple" xlink:href="https://www.ukrinform.ua/rubric-society/3719301-zelenskij-robimo-vse-dla-zabezpecenna-vodou-tih-hto-otrimuvav-ii-z-kahovskogo-vodoshovisa.html" text:style-name="Internet_20_link" text:visited-style-name="Visited_20_Internet_20_Link">
Zelensky: We do everything to provide water to those who have received it with <text:span text:style-name="T4">
 Kakhov </text:span>
 Who reservoirs</text:a>
He thanked all the leaders and states, all peoples and international organizations who supported Ukraine and are ready to help Ukrainians.</text:p>
      <text:p text:style-name="P4">
The Head of State added that <text:a xlink:type="simple" xlink:href="https://www.ukrinform.ua/rubric-society/3719221-kostin-peredav-miznarodnomu-kriminalnomu-sudu-vsu-neobhidnu-informaciu-sodo-kahovskoi-ges.html" text:style-name="Internet_20_link" text:visited-style-name="Visited_20_Internet_20_Link">
the Prosecutor General has already addressed the Office of the International Criminal Court</text:a>
To attract international justice in the investigation of the dam.</text:p>
      <text:p text:style-name="P4">
“<text:a xlink:type="simple" xlink:href="https://www.ukrinform.ua/rubric-polytics/3719293-zelenskij-rozpoviv-gendirektoru-magate-pro-naslidki-pidrivu-kahovskoi-ges.html" text:style-name="Internet_20_link" text:visited-style-name="Visited_20_Internet_20_Link">
Spoke today with Director of IAEA Grossi</text:a>
, in particular, about what happened to the Kakhovka reservoir, the general situation with the Zaporozhye Atomic Station. He called on the IAEA director directly and unambiguously to condemn the Annunciation of the Russian Terror and to maximize our efforts to release the ZPP. They agreed on his visit to Ukraine.</text:p>
      <text:p text:style-name="P4">
<text:span text:style-name="T4">
 Read also: </text:span>
 [blast <text:span text:style-name="T4">
 Kakhovsk </text:span>
 Oh hydro(https://www.ukrinform.ua/rubric-crimea/3719299-pidriv-kahovskoi-ges-unemozlivit-postacanna-vodi-u-krim-danilov.html)Only the complete liberation of Ukrainian land from the Russian occupants will be guaranteed that there will be no such terrorist attacks. Russia uses everything for terror everywhere-any objects. The terrorist state must lose, ”the President said.</text:p>
      <text:p text:style-name="P4">
As reported by Ukrinform, Russian troops carried out under June 6 underwenting hydroelectric power station. As a result of the blasting of the machine hall inside, the station is completely destroyed.Photo: op</text:p>
      <text:p text:style-name="P4">
News Source: <text:a xlink:type="simple" xlink:href="https://www.ukrinform.ua/rubric-ato/3719305-prezident-pro-pidriv-kahovskoi-ges-svit-mae-pokazati-so-rosii-ne-zijde-z-ruk-takij-teror.html" text:style-name="Internet_20_link" text:visited-style-name="Visited_20_Internet_20_Link">
https://www.ukrinform.ua/rubric-ato/3719305-prezident-pro-pidriv-kahovskoi-ges-svit-mae-pokazati-so-rosii-ne-zijde-z-ruk-takij-teror.html</text:a>
</text:p>
      <!--NEWS-->
      <text:h text:style-name="P10" text:outline-level="1">
<text:span text:style-name="T4">
The White House responded to Lavrov's statements about F-16 and nuclear weapons</text:span>
</text:h>
      <text:p text:style-name="P4">
Authors: Ukrinform (Person)</text:p>
      <text:p text:style-name="P4">
Publisher: Укринформ (Organization)</text:p>
      <text:p text:style-name="P4">
Published Time: 2023-06-06T23:02:00+03:00</text:p>
      <text:p text:style-name="P4">
Modified Time: 2023-06-06T23:02:00+03:00</text:p>
      <text:p text:style-name="P4">
Description: The US Administration sharply responded to the statements of the Russian Foreign Ministry Sergei Lavrov that the event was trying to increase the tension, agreeing to transfer F-16 fighters to Ukraine. - Ukrinform.</text:p>
      <text:p text:style-name="P4">
Images: ['<text:a xlink:type="simple" xlink:href="https://static.ukrinform.com/photos/2022_02/thumb_files/630_360_1644926663-578.jpg" text:style-name="Internet_20_link" text:visited-style-name="Visited_20_Internet_20_Link">
630_360_16449...</text:a>
']</text:p>
      <text:p text:style-name="P4">
Tags: ['лавров', 'США', 'Ядерна зброя', 'Білий дім', 'Війна з Росією', 'F-16']</text:p>
      <text:p text:style-name="P4">
Type: Article</text:p>
      <!--METADATA-->
      <text:p text:style-name="P4">
<draw:frame draw:style-name="fr1" draw:name="Image317" text:anchor-type="as-char" svg:width="6.9236in" svg:height="3.956343in" draw:z-index="0">
<draw:image xlink:href="../Images/yкринформ/2023-06-06T23-02-00-03-00/630_360_1644926663-578.jpg" xlink:type="simple" xlink:show="embed" xlink:actuate="onLoad" draw:mime-type="image/jpeg"/>
</draw:frame>
US administrations sharply responded to the statements of the Ministry of Foreign Affairs of Russia, Sergei Lavrov, however, the event was trying to increase the tension, agreeing to transfer the Ukrainian launchers F-16.</text:p>
      <text:p text:style-name="P4">
The coordinator of the Zhonkirby National Security Council made the relevant statement, Ukrinform correspondent reports.</text:p>
      <text:p text:style-name="P4">
"The first thing I would like to say to the Minister Lavrov: if you are worried about Ukrainian military potential, then you have to withdraw your troops and leave Ukraine," said the representative of Biden administration.</text:p>
      <text:p text:style-name="P4">
He noted that the Ukrainian pilot preparation program is currently being prepared, but it has not yet begun. First of all, it is about helping Ukraine to ensure the needs for self -defense.</text:p>
      <text:p text:style-name="P4">
In addition, Kirby said that Biden and his administration were extremely consistent in order to prevent the escalation of war - and even more so its growth of nuclear confrontation.</text:p>
      <text:p text:style-name="P4">
<text:span text:style-name="T4">
 Read also: </text:span>
 <text:a xlink:type="simple" xlink:href="https://www.ukrinform.ua/rubric-ato/3718362-ukraina-ne-vikoristovuvatime-f16-u-litnomu-kontrnastupi-reznikov.html" text:style-name="Internet_20_link" text:visited-style-name="Visited_20_Internet_20_Link">
Ukraine will not use the F-16 in the summer counter-offensive</text:a>
"These are not the United States are scattered with reckless nuclear rhetoric - these are such as the Minister of Foreign Affairs <text:a xlink:type="simple" xlink:href="https://www.ukrinform.ua/tag-lavrov" text:style-name="Internet_20_link" text:visited-style-name="Visited_20_Internet_20_Link">
Lavrov</text:a>
And President Putin, as well as his spokesman, Peskov is divorced about the nuclear potential, ”the White House representative recalled.</text:p>
      <text:p text:style-name="P4">
It was reported that Russian Foreign Minister Lavrov said on Tuesday that western countries seem to be "preparing to continue the escalation of war." In this connection, he noted that one of the F-16 modifications was capable of carrying nuclear.</text:p>
      <text:p text:style-name="P4">
<text:span text:style-name="T5">
Foto: JEAN-CHRISTOPHE BOT/DPA</text:span>
</text:p>
      <text:p text:style-name="P4">
News Source: <text:a xlink:type="simple" xlink:href="https://www.ukrinform.ua/rubric-world/3719306-bilij-dim-vidpoviv-na-zaavi-lavrova-pro-f16-ta-adernu-zbrou.html" text:style-name="Internet_20_link" text:visited-style-name="Visited_20_Internet_20_Link">
https://www.ukrinform.ua/rubric-world/3719306-bilij-dim-vidpoviv-na-zaavi-lavrova-pro-f16-ta-adernu-zbrou.html</text:a>
</text:p>
      <!--NEWS-->
      <text:h text:style-name="P10" text:outline-level="1">
<text:span text:style-name="T4">
Russian invaders have already realized that they would have to escape from Crimea - Zelensky</text:span>
</text:h>
      <text:p text:style-name="P4">
Authors: Ukrinform (Person)</text:p>
      <text:p text:style-name="P4">
Publisher: Укринформ (Organization)</text:p>
      <text:p text:style-name="P4">
Published Time: 2023-06-06T23:14:00+03:00</text:p>
      <text:p text:style-name="P4">
Modified Time: 2023-06-06T23:14:00+03:00</text:p>
      <text:p text:style-name="P4">
Description: The conscious destruction of Russia by the Kakhovka reservoir testifies to the enemy's understanding of the fact that he will have to flee from the Crimea. - Ukrinform.</text:p>
      <text:p text:style-name="P4">
Images: ['<text:a xlink:type="simple" xlink:href="https://static.ukrinform.com/photos/2023_06/thumb_files/630_360_1685616882-658.jpg" text:style-name="Internet_20_link" text:visited-style-name="Visited_20_Internet_20_Link">
630_360_16856...</text:a>
']</text:p>
      <text:p text:style-name="P4">
Tags: ['Деокупація', 'Крим', 'Зеленський', 'Каховська ГЕС', 'Війна з Росією']</text:p>
      <text:p text:style-name="P4">
Type: Article</text:p>
      <!--METADATA-->
      <text:p text:style-name="P4">
<draw:frame draw:style-name="fr1" draw:name="Image318" text:anchor-type="as-char" svg:width="6.9236in" svg:height="3.956343in" draw:z-index="0">
<draw:image xlink:href="../Images/yкринформ/2023-06-06T23-14-00-03-00/630_360_1685616882-658.jpg" xlink:type="simple" xlink:show="embed" xlink:actuate="onLoad" draw:mime-type="image/jpeg"/>
</draw:frame>
The consciousness of Russia with the Kakhovka reservoir testifies to the enemy's understanding of the fact that he will have to flee from the Crimea.</text:p>
      <text:p text:style-name="P4">
Volodymyr Zelenskyy said this in <text:a xlink:type="simple" xlink:href="https://www.youtube.com/watch" text:style-name="Internet_20_link" text:visited-style-name="Visited_20_Internet_20_Link">
video closer</text:a>
to compatriots, reports Ukrinform.</text:p>
      <text:p text:style-name="P4">
"The fact that Russia deliberately destroyed the Kakhovka reservoir, which is critical, in particular, to provide water to Crimea, that Russian owners have already realized that they would have to escape from Crimea," said Zelensky.</text:p>
      <text:p text:style-name="P4">
<text:span text:style-name="T5">
Video: <text:a xlink:type="simple" xlink:href="https://www.facebook.com/president.gov.ua" text:style-name="Internet_20_link" text:visited-style-name="Visited_20_Internet_20_Link">
Presidential Office</text:a>
</text:span>
</text:p>
      <text:p text:style-name="P4">
The President emphasized that Ukraine will return all its and forces Russia to pay. Our country will find a way to restore normal life on our land after the expulsion of Russian invaders.</text:p>
      <text:p text:style-name="P4">
“This applies to both water and everything else. This applies to all our regions - from Kherson to the Dnieper, from Mykolaiv to the Crimea, ”he added.</text:p>
      <text:p text:style-name="P4">
<text:span text:style-name="T4">
 Read also: </text:span>
 [Kakhovka hydroelectric power station will make it impossible to supply water to ** Crime(https://www.ukrinform.ua/rubric-crimea/3719299-pidriv-kahovskoi-ges-unemozlivit-postacanna-vodi-u-krim-danilov.html)</text:p>
      <text:p text:style-name="P4">
Користуючись нагодою, Президент відзначив героїв на Бахмутському напрямку.«Молодці, воїни!3-тя окрема штурмова бригада та 57-ма окрема мотопіхотнабригада – дякую вам!Дякую за рух уперед!», - підсумував <text:a xlink:type="simple" xlink:href="https://www.ukrinform.ua/tag-zelenskij" text:style-name="Internet_20_link" text:visited-style-name="Visited_20_Internet_20_Link">
 Зеленський</text:a>
.</text:p>
      <text:p text:style-name="P4">
As reported by Ukrinform, Russian troops carried out under June 6 underwenting hydroelectric power station. As a result of the blasting of the machine hall inside, the station is completely destroyed.</text:p>
      <text:p text:style-name="P4">
<text:span text:style-name="T5">
Foto: aa</text:span>
</text:p>
      <text:p text:style-name="P4">
News Source: <text:a xlink:type="simple" xlink:href="https://www.ukrinform.ua/rubric-crimea/3719304-rosijski-okupanti-vze-usvidomili-so-i-z-krimu-im-dovedetsa-vtekti-zelenskij.html" text:style-name="Internet_20_link" text:visited-style-name="Visited_20_Internet_20_Link">
https://www.ukrinform.ua/rubric-crimea/3719304-rosijski-okupanti-vze-usvidomili-so-i-z-krimu-im-dovedetsa-vtekti-zelenskij.html</text:a>
</text:p>
      <!--NEWS-->
      <text:h text:style-name="P10" text:outline-level="1">
<text:span text:style-name="T4">
Di Maria decided to leave Juventus</text:span>
</text:h>
      <text:p text:style-name="P4">
Authors: Ukrinform (Person)</text:p>
      <text:p text:style-name="P4">
Publisher: Укринформ (Organization)</text:p>
      <text:p text:style-name="P4">
Published Time: 2023-06-06T23:18:13+03:00</text:p>
      <text:p text:style-name="P4">
Modified Time: 2023-06-06T23:18:13+03:00</text:p>
      <text:p text:style-name="P4">
Description: The midfielder spent only a year in the team.</text:p>
      <text:p text:style-name="P4">
— Укрінформ.: </text:p>
      <text:p text:style-name="P4">
Images: ['<text:a xlink:type="simple" xlink:href="https://static.ukrinform.com/photos/2023_06/thumb_files/630_360_1686082598-838.jpg" text:style-name="Internet_20_link" text:visited-style-name="Visited_20_Internet_20_Link">
630_360_16860...</text:a>
']</text:p>
      <text:p text:style-name="P4">
Tags: ['Футбол', 'Ювентус']</text:p>
      <text:p text:style-name="P4">
Type: Article</text:p>
      <!--METADATA-->
      <text:p text:style-name="P4">
<draw:frame draw:style-name="fr1" draw:name="Image319" text:anchor-type="as-char" svg:width="6.9236in" svg:height="3.956343in" draw:z-index="0">
<draw:image xlink:href="../Images/yкринформ/2023-06-06T23-18-13-03-00/630_360_1686082598-838.jpg" xlink:type="simple" xlink:show="embed" xlink:actuate="onLoad" draw:mime-type="image/jpeg"/>
</draw:frame>
The midfielder spent only a year in the team.</text:p>
      <text:p text:style-name="P4">
Juventus midfielder Angel Di Maria in his Instagram <text:a xlink:type="simple" xlink:href="https://www.instagram.com/p/CtJsMLvNYAx/" text:style-name="Internet_20_link" text:visited-style-name="Visited_20_Internet_20_Link">
reported</text:a>
that leaves the Italian club, reports Ukrinform.</text:p>
      <text:p text:style-name="P4">
“I came to the end of the difficult and difficult stage. I go with the peace of man, which I did everything to help the club to continue winning the titles, but it was not possible. I go with a bitter flavor that I failed, but with joy that I made many friends in this wonderful locker room I was. Thanks to my fans, I always felt here as home. I thank all Juventus players for their daily commitment. I hug and always wear in my heart, ”35 -year -old Di Maria wrote on Instagram.</text:p>
      <text:p text:style-name="P4">
The Argentine joined the Italian Grand last season with a rights agent, signing the agreement for only one year. Di Maria scored 8 goals during the season and made 7 assistants in 40 matches.</text:p>
      <text:p text:style-name="P4">
<text:span text:style-name="T4">
 Read also: </text:span>
 <text:a xlink:type="simple" xlink:href="https://www.ukrinform.ua/rubric-sports/3712814-seria-a-uventus-ostrafuvali-znattam-ocok.html" text:style-name="Internet_20_link" text:visited-style-name="Visited_20_Internet_20_Link">
Series A: "<text:span text:style-name="T4">
 Juventus </text:span>
" fined with the removal of points</text:a>
</text:p>
      <text:p text:style-name="P4">
Як повідомляв Укрінформ раніше, «Бенфіка» хоче підписати Ді Марію.</text:p>
      <text:p text:style-name="P4">
Фото: Getty Images</text:p>
      <text:p text:style-name="P4">
News Source: <text:a xlink:type="simple" xlink:href="https://www.ukrinform.ua/rubric-sports/3719311-di-maria-virisiv-pokinuti-uventus.html" text:style-name="Internet_20_link" text:visited-style-name="Visited_20_Internet_20_Link">
https://www.ukrinform.ua/rubric-sports/3719311-di-maria-virisiv-pokinuti-uventus.html</text:a>
</text:p>
      <!--NEWS-->
      <text:h text:style-name="P10" text:outline-level="1">
<text:span text:style-name="T4">
Vienna protested against Russian terror because of Kakhovskaya hydroelectric power plants</text:span>
</text:h>
      <text:p text:style-name="P4">
Authors: Ukrinform (Person)</text:p>
      <text:p text:style-name="P4">
Publisher: Укринформ (Organization)</text:p>
      <text:p text:style-name="P4">
Published Time: 2023-06-06T23:33:00+03:00</text:p>
      <text:p text:style-name="P4">
Modified Time: 2023-06-06T23:33:00+03:00</text:p>
      <text:p text:style-name="P4">
Description: The Ukrainian community of Vienna conducted a protest against the act of Russian terrorism and the blast of the Dams of the Kakhovka hydroelectric power station. - Ukrinform.</text:p>
      <text:p text:style-name="P4">
Images: ['<text:a xlink:type="simple" xlink:href="https://static.ukrinform.com/photos/2023_06/thumb_files/630_360_1686082157-562.jpg" text:style-name="Internet_20_link" text:visited-style-name="Visited_20_Internet_20_Link">
630_360_16860...</text:a>
']</text:p>
      <text:p text:style-name="P4">
Tags: ['Австрія', 'Відень', 'Каховська ГЕС']</text:p>
      <text:p text:style-name="P4">
Type: Article</text:p>
      <!--METADATA-->
      <text:p text:style-name="P4">
<draw:frame draw:style-name="fr1" draw:name="Image320" text:anchor-type="as-char" svg:width="6.9236in" svg:height="3.956343in" draw:z-index="0">
<draw:image xlink:href="../Images/yкринформ/2023-06-06T23-33-00-03-00/630_360_1686082157-562.jpg" xlink:type="simple" xlink:show="embed" xlink:actuate="onLoad" draw:mime-type="image/jpeg"/>
</draw:frame>
The Ukrainian citizen Vienna conducted a protest against the act of Russian terrorism and the undermination of the Dambi Hydroe Hep.</text:p>
      <text:p text:style-name="P4">
About it reports its own correspondent of Ukrinform in Austria.</text:p>
      <text:p text:style-name="P4">
"Today we express our protest, anger and pain against the ruthless subrivakhovsky hydroelectric power plant by Russian invaders. This act of terrorism is awarding basic rules The situation is to pay special attention to this crisis, " - said the head of the organization" Unlimited Democracy "Anna Pattermann.</text:p>
      <text:p text:style-name="P4">
About two hundred participants of the action, despite the heavy rain, gathered on one of the central squares of Vienna Stefansplatz, in order to draw attention to the Russian -made attention on the night of the Tuesday of the Ecocid. Most of them had Ukrainian symbols and state flags. In their hands, they kept posters from condemning the Mitrian war in Kakhovka and aggression against Ukraine as a whole.</text:p>
      <text:p text:style-name="P4">
</text:p>
      <text:p text:style-name="P4">
Also in the middle of the square was launched two large banners with "Stop Putinstop War" inscriptions("Stop Putin, stop the war")та "RUSSIA IS A TERRORIST STATE"("Russia is a terrorist state").</text:p>
      <text:p text:style-name="P4">
На початку акції та перед її завершенням учасники акції виконали українськийгімн. Також вони гучно скандували гасла на підтримку України та її ЗбройнихСил і закликали вплинути на Росію з метою припинення агресії. Основнимлозунгом протесту стало "Russia is terrorist" (Russia is a terrorist ”).</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 У зоні підтоплення близько 80 населених пунктів, триває евакуаціянаселення.</text:p>
      <text:p text:style-name="P4">
<text:span text:style-name="T4">
Читайте також:</text:span>
 <text:a xlink:type="simple" xlink:href="https://www.ukrinform.ua/rubric-society/3719241-pid-posolstvom-rosii-u-varsavi-vidbulas-akcia-protestu-cerez-pidriv-kahovskoi-ges.html" text:style-name="Internet_20_link" text:visited-style-name="Visited_20_Internet_20_Link">
 Під посольством Росії у <text:span text:style-name="T4">
Варшав</text:span>
 і відбулась акціяпротесту через підрив Каховської ГЕС </text:a>
President Volodymyr Zelensky held an urgent meeting of the National Security and Defense Council of Ukraine, which agreed on the complex and security measures due to the destruction of the Kakhovskaya hydroelectric power plants.</text:p>
      <text:p text:style-name="P4">
Foreign Minister Dmytro Kuleba called Kakhovskaya hydroelectric powerful crime that [caused the greatest technological catastrophe in Europe.(https://www.ukrinform.ua/rubric-ato/3718810-pidriv-kahovskoi-ges-spriciniv-najbilsu-tehnologicnu-katastrofu-v-evropi-za-desatilitta-kuleba.html) .</text:p>
      <text:p text:style-name="P4">
News Source: <text:a xlink:type="simple" xlink:href="https://www.ukrinform.ua/rubric-society/3719309-u-vidni-protestuvali-proti-rosijskogo-teroru-cerez-pidriv-kahovskoi-ges.html" text:style-name="Internet_20_link" text:visited-style-name="Visited_20_Internet_20_Link">
https://www.ukrinform.ua/rubric-society/3719309-u-vidni-protestuvali-proti-rosijskogo-teroru-cerez-pidriv-kahovskoi-ges.html</text:a>
</text:p>
      <!--NEWS-->
      <text:h text:style-name="P10" text:outline-level="1">
<text:span text:style-name="T4">
Chubarov told about the moods in the Crimea after the Kakhovskaya hydroelectric power station</text:span>
</text:h>
      <text:p text:style-name="P4">
Authors: Ukrinform (Person)</text:p>
      <text:p text:style-name="P4">
Publisher: Укринформ (Organization)</text:p>
      <text:p text:style-name="P4">
Published Time: 2023-06-06T23:51:00+03:00</text:p>
      <text:p text:style-name="P4">
Modified Time: 2023-06-06T23:51:00+03:00</text:p>
      <text:p text:style-name="P4">
Description: After the Kakhovskaya hydroelectric power station is undermined by the Russians, the inhabitants of the Crimea are concerned about what level of aggression the invaders can reach. - Ukrinform.</text:p>
      <text:p text:style-name="P4">
Images: ['<text:a xlink:type="simple" xlink:href="https://static.ukrinform.com/photos/2023_06/thumb_files/630_360_1686084127-982.jpeg" text:style-name="Internet_20_link" text:visited-style-name="Visited_20_Internet_20_Link">
630_360_16860...</text:a>
']</text:p>
      <text:p text:style-name="P4">
Tags: ['Чубаров', 'Крим', 'Вода', 'Каховська ГЕС', 'Війна з Росією', 'Контрнаступ']</text:p>
      <text:p text:style-name="P4">
Type: Article</text:p>
      <!--METADATA-->
      <text:p text:style-name="P4">
<draw:frame draw:style-name="fr1" draw:name="Image322" text:anchor-type="as-char" svg:width="6.9236in" svg:height="3.956343in" draw:z-index="0">
<draw:image xlink:href="../Images/yкринформ/2023-06-06T23-51-00-03-00/630_360_1686084127-982.jpeg" xlink:type="simple" xlink:show="embed" xlink:actuate="onLoad" draw:mime-type="image/jpeg"/>
</draw:frame>
The inhabitants of the Crimea are concerned about the Russians of the Kakhovsk Hydroelectric Power Plant in respect of the fact that the high level of aggression can be reached by invaders.</text:p>
      <text:p text:style-name="P4">
The head of the Majlis of the Crimean Tatar people, Refat Chubarov, said a ventilated comment to Ukrinform correspondent in Hague.</text:p>
      <text:p text:style-name="P4">
“Who could have thought that they would blow up the dam, knowing that this water is the waters and their people? After all, there are their formation on the left bank. They could thus stop the start of the counter -offensive somewhere. Perhaps they, already realizing that they will not be able to fix themselves in these territories to decide to the end to destroy everything, so that then the Ukrainian state could be very difficult to restore, ”he said.</text:p>
      <text:p text:style-name="P4">
The head of the Majlis also said that he was called by people from the Crimea and shared a concern.</text:p>
      <text:p text:style-name="P4">
<text:span text:style-name="T4">
 Read also: </text:span>
 <text:a xlink:type="simple" xlink:href="https://www.ukrinform.ua/rubric-crimea/3719304-rosijski-okupanti-vze-usvidomili-so-i-z-krimu-im-dovedetsa-vtekti-zelenskij.html" text:style-name="Internet_20_link" text:visited-style-name="Visited_20_Internet_20_Link">
Russian invaders have already realized that from <text:span text:style-name="T4">
 Crimea </text:span>
 u will get to escape - Zelensky</text:a>
“I was called from Crimea today and said: Listen to Putin undermined the dam, Abstra can throw an atomic bomb. People ask if Putin can do it - I am not sure that he will not. There is no panic in the Crimea, there are also people in people, because they do not know to what level the Russians can reach.</text:p>
      <text:p text:style-name="P4">
According to him, drinking water in the Crimea will be enough for this summer, but in general there can be serious problems.</text:p>
      <text:p text:style-name="P4">
“It will be enough for this summer, it will be enough. But they built a lot of a multi -storey living. I do not know how good are those technologies, but they quickly build 30 -storey buildings to populate as quickly as possible Crimean people are true. The whole arrays were built in Simferopol, Sevastopol, Evpatoria ... They were displaced there by their military, but not only ... Occifunctions need a lot of technological water, in particular, sewage and more. So for the people who live there, the waters will not be enough ... And even the largest military garrisons are built. They also need water - and not to simplify, drink, but there are a lot of technologies where water is needed, ” - said <text:a xlink:type="simple" xlink:href="https://www.ukrinform.ua/tag-cubarov" text:style-name="Internet_20_link" text:visited-style-name="Visited_20_Internet_20_Link">
Chubarov</text:a>
.</text:p>
      <text:p text:style-name="P4">
<text:span text:style-name="T4">
 Read also: </text:span>
 [Kakhovka hydroelectric power station will make it impossible to supply water to ** Crime(https://www.ukrinform.ua/rubric-crimea/3719299-pidriv-kahovskoi-ges-unemozlivit-postacanna-vodi-u-krim-danilov.html)</text:p>
      <text:p text:style-name="P4">
On the fact of undermining the occupiers of the Kakhovka hydroelectric power station, Ukrainian law enforcement officers began investigations under the article "Ecocid". Ukrhydroenergo stated that Kakhovskaya with sinus was not destroyed and is not recoverable.</text:p>
      <text:p text:style-name="P4">
News Source: <text:a xlink:type="simple" xlink:href="https://www.ukrinform.ua/rubric-crimea/3719314-cubarov-rozpoviv-pro-nastroi-u-krimu-pisla-pidrivu-kahovskoi-ges.html" text:style-name="Internet_20_link" text:visited-style-name="Visited_20_Internet_20_Link">
https://www.ukrinform.ua/rubric-crimea/3719314-cubarov-rozpoviv-pro-nastroi-u-krimu-pisla-pidrivu-kahovskoi-ges.html</text:a>
</text:p>
      <!--NEWS-->
      <text:h text:style-name="P10" text:outline-level="1">
<text:span text:style-name="T4">
Укргідроенерго: Каховську ГЕС повністю зруйновано, відновленню не підлягає</text:span>
</text:h>
      <text:p text:style-name="P4">
Author: ['АРМІЯINFORM']</text:p>
      <text:p text:style-name="P4">
Time: 2023-06-06T24:00:00-04:00</text:p>
      <text:p text:style-name="P4">
Description: Vnaslіdok Pіdriva Machini Zalili Kakhovska Girdolektrostransky Vonistya ... War with Ukraine 2022, War with Ukraine Latest News Today, News War with Ukraine 2022 The last ones for Ukraine and Russia, and when, the war with Ukraine in 2022 will be either either Ukraine in 2022 No, will there be a war with Ukraine in the near future, they say, the war with Ukraine, Ukrainian news today, Ukrainian news in Ukrainian media in Russian</text:p>
      <text:p text:style-name="P4">
Images: ['<text:a xlink:type="simple" xlink:href="https://armyinform.com.ua/wp-content/uploads/2023/06/kahovskages01.jpg" text:style-name="Internet_20_link" text:visited-style-name="Visited_20_Internet_20_Link">
kahovskages01.jpg</text:a>
']</text:p>
      <text:p text:style-name="P4">
Tags: ['АГРЕСІЯ РФ', 'ВТОРГНЕННЯ РФ', 'КАХОВСЬКА ГЕС']</text:p>
      <text:p text:style-name="P4">
Category: News</text:p>
      <!--METADATA-->
      <text:p text:style-name="P4">
<draw:frame draw:style-name="fr1" draw:name="Image323" text:anchor-type="as-char" svg:width="6.9236in" svg:height="3.894525in" draw:z-index="0">
<draw:image xlink:href="../Images/AРМІЯINFORM/2023-06-06T24-00-00-04-00/kahovskages01.jpg" xlink:type="simple" xlink:show="embed" xlink:actuate="onLoad" draw:mime-type="image/jpeg"/>
</draw:frame>
As a result of the blasting of the machine hall inside the Kakhovka Hydroelectric Stan, the capacity is destroyed. The station is not recoverable.</text:p>
      <text:p text:style-name="P4">
About it <text:a xlink:type="simple" xlink:href="https://t.me/ukrhydroenergo/3606" text:style-name="Internet_20_link" text:visited-style-name="Visited_20_Internet_20_Link">
reports</text:a>
Press Service of Operator of Ukrainian Hydroelectric power plants of Ukrhydroenergo.</text:p>
      <text:p text:style-name="P4">
“As of 9:00 on June 6, the water level in the Kakhovka reservoir is rapid, the evacuation of the population from potential flooding areas has begun. An uncontrolled decrease in the reservoir is an additional threat to the Provisional -Called Zaporizhzhya NPP. Water from the Kakhovka reservoir is necessary for the station to receive fertilization for the capacitors of turbines and safety systems. Now the stationary cooler pond is filled. Ukrainian Personnels monitor all the indicators, ”the message reads.</text:p>
      <text:p text:style-name="P4">
Ukrhydroenergo also reported that the preliminary prognosis expected the reservoir for the next 4 days.</text:p>
      <text:p text:style-name="P4">
We will remind, as a result of Kakhovskaya hydroelectric power station President of Ukraine <text:a xlink:type="simple" xlink:href="https://armyinform.com.ua/2023/06/06/prezydent-ukrayiny-sklykaye-ekstrene-zasidannya-rnbo-cherez-pidryv-kahovskoyi-ges/" text:style-name="Internet_20_link" text:visited-style-name="Visited_20_Internet_20_Link">
convened</text:a>
Emergency meeting.</text:p>
      <text:p text:style-name="P4">
In Energoatom <text:a xlink:type="simple" xlink:href="https://armyinform.com.ua/2023/06/06/pidryv-okupantamy-kahovskoyi-ges-mozhe-maty-negatyvni-naslidky-dlya-zaes-energoatom/" text:style-name="Internet_20_link" text:visited-style-name="Visited_20_Internet_20_Link">
emphasized</text:a>
that as a result of the undermining of the Kakhovka hydroelectric power station, the water level in the Kakhovkomovoda storage is rapidly decreasing - this is an additional threat to the temporarily occupied Russians of Zaporizhzhya NPP.</text:p>
      <text:p text:style-name="P4">
News Source: <text:a xlink:type="simple" xlink:href="https://armyinform.com.ua/2023/06/06/ukrgidroenergo-kahovsku-ges-povnistyu-zrujnovano-vidnovlennyu-ne-pidlyagaye/" text:style-name="Internet_20_link" text:visited-style-name="Visited_20_Internet_20_Link">
https://armyinform.com.ua/2023/06/06/ukrgidroenergo-kahovsku-ges-povnistyu-zrujnovano-vidnovlennyu-ne-pidlyagaye/</text:a>
</text:p>
      <!--NEWS-->
      <text:h text:style-name="P10" text:outline-level="1">
<text:span text:style-name="T4">
Former Lutsk Corvette Commander, who has crossed the enemy's side, threatens up to 15 years in prison</text:span>
</text:h>
      <text:p text:style-name="P4">
Author: ['АРМІЯINFORM']</text:p>
      <text:p text:style-name="P4">
Time: 2023-06-06T26:00:00-04:00</text:p>
      <text:p text:style-name="P4">
Description: The accusatory act of the Stosomno Kolishny commander of the Opachnovoe corvette was sent to the trial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16-3.jpg" text:style-name="Internet_20_link" text:visited-style-name="Visited_20_Internet_20_Link">
16-3.jpg</text:a>
']</text:p>
      <text:p text:style-name="P4">
Tags: ['ДЕРЖАВНА ЗРАДА', 'КОРВЕТ «ЛУЦЬК»', 'СПЕЦІАЛІЗОВАНА ПРОКУРАТУРА У ВІЙСЬКОВІЙ ТА ОБОРОННІЙ СФЕР']</text:p>
      <text:p text:style-name="P4">
Category: News</text:p>
      <!--METADATA-->
      <text:p text:style-name="P4">
<draw:frame draw:style-name="fr1" draw:name="Image324" text:anchor-type="as-char" svg:width="6.9236in" svg:height="4.630761in" draw:z-index="0">
<draw:image xlink:href="../Images/AРМІЯINFORM/2023-06-06T26-00-00-04-00/16-3.jpg" xlink:type="simple" xlink:show="embed" xlink:actuate="onLoad" draw:mime-type="image/jpeg"/>
</draw:frame>
An indictment was sent to the court in relation to the former commander-in-line corvette "Lutsk" of the 1st brigade of surface ships of the Center of the Marine Operations of the Navy of the Armed Forces of Ukraine on the facts of desertion and state betrayal.</text:p>
      <text:p text:style-name="P4">
About it <text:a xlink:type="simple" xlink:href="https://vppdr.gp.gov.ua/ua/news.html" text:style-name="Internet_20_link" text:visited-style-name="Visited_20_Internet_20_Link">
reports</text:a>
Specialized Prosecutor's Office in the Southern Region Defense.</text:p>
      <text:p text:style-name="P4">
It was established that in May 2014, during the temporary occupation of the Russian Federation, the captain of the third rank did not appear to service at the point of permanent deployment of the mainland of Ukraine. Having betrayed the military oath to allegiance to the Ukrainian people, he moved to the side of the enemy and refused to bring a protetic corvette "Lutsk" to the mainland territory of Ukraine.</text:p>
      <text:p text:style-name="P4">
The accused is currently undergoing military service in the Armed Forces of the Russian Federation as a commander of a small protracid ship "Suzdal" and participates in the armed aggression of the Russian Federation against Ukraine.</text:p>
      <text:p text:style-name="P4">
He is threatened with imprisonment for up to 15 years.</text:p>
      <text:p text:style-name="P4">
News Source: <text:a xlink:type="simple" xlink:href="https://armyinform.com.ua/2023/06/06/kolyshnomu-komandyru-korveta-luczk-yakyj-perejshov-na-bik-voroga-zagrozhuye-do-15-rokiv-tyurmy/" text:style-name="Internet_20_link" text:visited-style-name="Visited_20_Internet_20_Link">
https://armyinform.com.ua/2023/06/06/kolyshnomu-komandyru-korveta-luczk-yakyj-perejshov-na-bik-voroga-zagrozhuye-do-15-rokiv-tyurmy/</text:a>
</text:p>
      <!--NEWS-->
      <text:h text:style-name="P10" text:outline-level="1">
<text:span text:style-name="T4">
In the Tavriysk direction, our artillerymen performed almost one and a half thousand fire tasks in the day</text:span>
</text:h>
      <text:p text:style-name="P4">
Author: ['Олексій Тригуб']</text:p>
      <text:p text:style-name="P4">
Time: 2023-06-06T28:00:00-04:00</text:p>
      <text:p text:style-name="P4">
Description: Про це під час прямого включення в ефірі телемарафону «Єдині новини» розповів реч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alerij-shershen-1.jpg" text:style-name="Internet_20_link" text:visited-style-name="Visited_20_Internet_20_Link">
valerij-shershen-1.jpg</text:a>
']</text:p>
      <text:p text:style-name="P4">
Tags: ['АВДІЇВСЬКИЙ НАПРЯМОК', 'ВАЛЕРІЙ ШЕРШЕНЬ', 'ЄДИНІ НОВИНИ', 'ТАВРІЙСЬКИЙ НАПРЯМОК']</text:p>
      <text:p text:style-name="P4">
Category: News</text:p>
      <!--METADATA-->
      <text:p text:style-name="P4">
<draw:frame draw:style-name="fr1" draw:name="Image325" text:anchor-type="as-char" svg:width="6.9236in" svg:height="4.61393in" draw:z-index="0">
<draw:image xlink:href="../Images/AРМІЯINFORM/2023-06-06T28-00-00-04-00/valerij-shershen-1.jpg" xlink:type="simple" xlink:show="embed" xlink:actuate="onLoad" draw:mime-type="image/jpeg"/>
</draw:frame>
 Валерій Шершень</text:p>
      <text:p text:style-name="P4">
Про це під час прямого включення в ефірі<text:a xlink:type="simple" xlink:href="https://www.youtube.com/watch" text:style-name="Internet_20_link" text:visited-style-name="Visited_20_Internet_20_Link">
телемарафону</text:a>
The only news was told by the spokesman of the united Press Center of Defense forces of Tavriysky Direction of the Hornets.</text:p>
      <ul>
        <li>
Units of missile troops and artillery of defense forces during the day have completed more than 1440 fire tasks, - states the serviceman. - It is about counter -banking struggle, as well as about combat work for planned purposes that were previously discovered.</li>
      </ul>
      <text:p text:style-name="P4">
The losses of the enemy killed and wounded in the Tavriysk direction are above the mouth. 55 units of hostile weapons of Tavi equipment were also destroyed and damaged. These are the tanks that were only destroyed by 6 units and armored personnel carriers and infantry fighting vehicles during this night.</text:p>
      <text:p text:style-name="P4">
In the Avdeevsky direction, the enemy made an unsuccessful attempt on the offensive on the city Avdiivka, as well as the surrounding Severene and Nevelskoye. On the Marinskaya direction, the defenders reflected numerous enemy attacks in the city of Marinka, causing him significant losses. Thus, the estimated losses of the invaders in the past are about 70 killed and more than 100 - wounded in this direction.</text:p>
      <text:p text:style-name="P4">
News Source: <text:a xlink:type="simple" xlink:href="https://armyinform.com.ua/2023/06/06/na-tavrijskomu-napryamku-za-dobu-nashi-artylerysty-vykonaly-majzhe-pivtory-tysyachi-vognevyh-zavdan/" text:style-name="Internet_20_link" text:visited-style-name="Visited_20_Internet_20_Link">
https://armyinform.com.ua/2023/06/06/na-tavrijskomu-napryamku-za-dobu-nashi-artylerysty-vykonaly-majzhe-pivtory-tysyachi-vognevyh-zavdan/</text:a>
</text:p>
      <!--NEWS-->
      <text:h text:style-name="P10" text:outline-level="1">
<text:span text:style-name="T4">
At Belarus landfills, hostile units continue</text:span>
</text:h>
      <text:p text:style-name="P4">
Author: ['АРМІЯINFORM']</text:p>
      <text:p text:style-name="P4">
Time: 2023-06-06T2:00:00-04:00</text:p>
      <text:p text:style-name="P4">
Description: In half -triggers of the rebubleki bilorus triva pirotovka of the vibrates of the pirzdiliv. Kraina ... War with Ukraine 2022, War with Ukraine Latest News Today, News War with Ukraine 2022 The last for today, whether the war between Ukraine and Russia will be,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630_360_1653320888-103.jpg" text:style-name="Internet_20_link" text:visited-style-name="Visited_20_Internet_20_Link">
630_360_1653320888-103.jpg</text:a>
']</text:p>
      <text:p text:style-name="P4">
Tags: ['ГЕНЕРАЛЬНИЙ ШТАБ ЗС УКРАЇНИ', 'ОПЕРАТИВНА ОБСТАНОВКА']</text:p>
      <text:p text:style-name="P4">
Category: News</text:p>
      <!--METADATA-->
      <text:p text:style-name="P4">
<draw:frame draw:style-name="fr1" draw:name="Image326" text:anchor-type="as-char" svg:width="6.9236in" svg:height="3.956343in" draw:z-index="0">
<draw:image xlink:href="../Images/AРМІЯINFORM/2023-06-06T2-00-00-04-00/630_360_1653320888-103.jpg" xlink:type="simple" xlink:show="embed" xlink:actuate="onLoad" draw:mime-type="image/jpeg"/>
</draw:frame>
At the landfills of the Republic of Belarus, the preparation of hostile units continues. This Ukraine continues to support the armed aggression of the Russian Federation of Anti -Ukraine, providing territory and air space to cause rocket launchers.</text:p>
      <text:p text:style-name="P4">
About this <text:a xlink:type="simple" xlink:href="https://www.facebook.com/GeneralStaff.ua/posts/pfbid0G3yH954nTGvwpRAtACZ75PfVzVbL2ULPwdVe5uSjhr9rPNne7HCGSLHFdkMGEzUGl" text:style-name="Internet_20_link" text:visited-style-name="Visited_20_Internet_20_Link">
it is referred</text:a>
In the operational information of the General Staff of the Armed Forces.</text:p>
      <text:p text:style-name="P4">
"In the Volyn and Polissya directions, the operational situation without significant changes, no signs of formation of offensive groups were detected," - the testimony reads.</text:p>
      <text:p text:style-name="P4">
News Source: <text:a xlink:type="simple" xlink:href="https://armyinform.com.ua/2023/06/06/na-poligonah-bilorusi-tryvaye-pidgotovka-vorozhyh-pidrozdiliv/" text:style-name="Internet_20_link" text:visited-style-name="Visited_20_Internet_20_Link">
https://armyinform.com.ua/2023/06/06/na-poligonah-bilorusi-tryvaye-pidgotovka-vorozhyh-pidrozdiliv/</text:a>
</text:p>
      <!--NEWS-->
      <text:h text:style-name="P10" text:outline-level="1">
<text:span text:style-name="T4">
The head of the Euro Council is shocked by the destruction of the Kakhovsk dam: we will hold Russia accountable</text:span>
</text:h>
      <text:p text:style-name="P4">
Author: ['АРМІЯINFORM']</text:p>
      <text:p text:style-name="P4">
Time: 2023-06-06T30:00:00-04:00</text:p>
      <text:p text:style-name="P4">
Description: The head of єvrradi Charles Machel, reacting to the trial of Dambi Kakhovko Girolektronetsi,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kahovka.jpg" text:style-name="Internet_20_link" text:visited-style-name="Visited_20_Internet_20_Link">
kahovka.jpg</text:a>
']</text:p>
      <text:p text:style-name="P4">
Tags: ['АГРЕСІЯ РФ', 'ВТОРГНЕННЯ РФ', 'КАХОВСЬКА ГЕС', 'ШАРЛЬ МІШЕЛЬ']</text:p>
      <text:p text:style-name="P4">
Category: News</text:p>
      <!--METADATA-->
      <text:p text:style-name="P4">
<draw:frame draw:style-name="fr1" draw:name="Image327" text:anchor-type="as-char" svg:width="6.9236in" svg:height="3.894525in" draw:z-index="0">
<draw:image xlink:href="../Images/AРМІЯINFORM/2023-06-06T30-00-00-04-00/kahovka.jpg" xlink:type="simple" xlink:show="embed" xlink:actuate="onLoad" draw:mime-type="image/jpeg"/>
</draw:frame>
The head of the Euro Council Charles Michelle, responding to the destruction of the Dam of the Kakhovka Hydroelectric Stanition, called it another military crime of the Russian Federation against Ukraine.</text:p>
      <text:p text:style-name="P4">
About this Charles Michelle <text:a xlink:type="simple" xlink:href="https://twitter.com/CharlesMichel/status/1665971118354710529" text:style-name="Internet_20_link" text:visited-style-name="Visited_20_Internet_20_Link">
wrote</text:a>
Vtwitter.</text:p>
      <text:p text:style-name="P4">
“A shocked unprecedented attack on the Kakhovsky Dam. The destruction of civil infrastructure is unambiguously qualified as a war crime, and we will be responsible for Russia and its puppets, ”the head of the European Council emphasized.</text:p>
      <text:p text:style-name="P4">
He added that he would raise this issue in June on the European Council and offer additional heated to flooded areas.</text:p>
      <text:p text:style-name="P4">
"My thoughts with all families in Ukraine who have suffered from this catastrophe," Charles Michel said.</text:p>
      <text:p text:style-name="P4">
We will remind, in the morning on June 6, 2023 Russian invaders <text:a xlink:type="simple" xlink:href="https://armyinform.com.ua/2023/06/06/rosijski-okupanty-pidirvaly-kahovsku-ges-ok-pivden/" text:style-name="Internet_20_link" text:visited-style-name="Visited_20_Internet_20_Link">
blown out</text:a>
Kakhovsk hydroelectric power station. The undermining of the Kakhovskaya Dam Occupists can have negative consequences for the ZPP, <text:a xlink:type="simple" xlink:href="https://armyinform.com.ua/2023/06/06/pidryv-okupantamy-kahovskoyi-ges-mozhe-maty-negatyvni-naslidky-dlya-zaes-energoatom/" text:style-name="Internet_20_link" text:visited-style-name="Visited_20_Internet_20_Link">
emphasized</text:a>
Venergoatom.</text:p>
      <text:p text:style-name="P4">
News Source: <text:a xlink:type="simple" xlink:href="https://armyinform.com.ua/2023/06/06/glava-yevrorady-shokovanyj-terorystychnym-obstrilom-kahovskoyi-damby-my-prytyagnemo-rosiyu-do-vidpovidalnosti/" text:style-name="Internet_20_link" text:visited-style-name="Visited_20_Internet_20_Link">
https://armyinform.com.ua/2023/06/06/glava-yevrorady-shokovanyj-terorystychnym-obstrilom-kahovskoyi-damby-my-prytyagnemo-rosiyu-do-vidpovidalnosti/</text:a>
</text:p>
      <!--NEWS-->
      <text:h text:style-name="P10" text:outline-level="1">
<text:span text:style-name="T4">
The NSDC agreed to hold the Russian Federation for a terrorist attack on Kakhovskaya HPP - Head of State</text:span>
</text:h>
      <text:p text:style-name="P4">
Author: ['АРМІЯINFORM']</text:p>
      <text:p text:style-name="P4">
Time: 2023-06-06T32:00:00-04:00</text:p>
      <text:p text:style-name="P4">
Description: President of Ukraine Volodymyr Zelensky Pereviv Terminov Vsidannya for the sake of National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2cf81a02-623a-4792-a9fa-0598a807b1bb.jpg" text:style-name="Internet_20_link" text:visited-style-name="Visited_20_Internet_20_Link">
2cf81a02-623a-4792-a9fa-0598a807b1bb.jpg</text:a>
']</text:p>
      <text:p text:style-name="P4">
Tags: ['АГРЕСІЯ РФ', 'ВОЛОДИМИР ЗЕЛЕНСЬКИЙ', 'ВТОРГНЕННЯ РФ', 'КАХОВСЬКА ГЕС', 'ПРЕЗИДЕНТ УКРАЇНИ', 'РНБО УКРАЇНИ']</text:p>
      <text:p text:style-name="P4">
Category: News</text:p>
      <!--METADATA-->
      <text:p text:style-name="P4">
<draw:frame draw:style-name="fr1" draw:name="Image328" text:anchor-type="as-char" svg:width="6.9236in" svg:height="4.603112in" draw:z-index="0">
<draw:image xlink:href="../Images/AРМІЯINFORM/2023-06-06T32-00-00-04-00/2cf81a02-623a-4792-a9fa-0598a807b1bb.jpg" xlink:type="simple" xlink:show="embed" xlink:actuate="onLoad" draw:mime-type="image/jpeg"/>
</draw:frame>
President of Ukraine Volodymyr Zelensky held an urgent meeting of radiation security and defense of Ukraine.</text:p>
      <text:p text:style-name="P4">
About it <text:a xlink:type="simple" xlink:href="https://t.me/V_Zelenskiy_official/6482" text:style-name="Internet_20_link" text:visited-style-name="Visited_20_Internet_20_Link">
he</text:a>
He wrote in a telegram channel.</text:p>
      <text:p text:style-name="P4">
“This night at 02:50 Russian terrorists carried out the internal undermining of the structural hydroelectric power station. There are about 80 settlements in the flood area. It is entrusted to evacuate from the risk areas and provide drinking water with all the cities of Jesel, which were provided with water from the Kakhovka reservoir, ” - reported the president.</text:p>
      <text:p text:style-name="P4">
He also assured that everything was being done to save people. All services, military, government, office, President of Ukraine are involved.</text:p>
      <text:p text:style-name="P4">
“The NSDC meeting has agreed with a complex of international and security measures to bring Russia to justice for this terrorist attack. To rigid responsibility, ”said Volodymyr Zelenskyy.</text:p>
      <text:p text:style-name="P4">
The participants of the meeting agreed a set of international measures, including the scraps of the Security Council of the UN Security, the appeal to the International Natural Supervisory Organizations, to the International Criminal Court, since such actions of the Russians contain clear signs of violation of the Geneva Convention.</text:p>
      <text:p text:style-name="P4">
The NSDC members were informed that at least 150 tons of machine mass were found in the Dnieper, there is a risk of further leakage more than 300 tons.</text:p>
      <text:p text:style-name="P4">
The members of the National Security and Defense Council also informed about the current residence at the Zaporozhye NPP. The Ukrainian staff of the station keeps the situation under control and has tools in case of any event development.</text:p>
      <text:p text:style-name="P4">
News Source: <text:a xlink:type="simple" xlink:href="https://armyinform.com.ua/2023/06/06/rnbo-pogodyla-kompleks-zahodiv-shhodo-prytyagnennya-rf-do-vidpovidalnosti-za-terakt-na-kahovskij-ges-glava-derzhavy/" text:style-name="Internet_20_link" text:visited-style-name="Visited_20_Internet_20_Link">
https://armyinform.com.ua/2023/06/06/rnbo-pogodyla-kompleks-zahodiv-shhodo-prytyagnennya-rf-do-vidpovidalnosti-za-terakt-na-kahovskij-ges-glava-derzhavy/</text:a>
</text:p>
      <!--NEWS-->
      <text:h text:style-name="P10" text:outline-level="1">
<text:span text:style-name="T4">
Thanks to our journalists, the whole world knows the truth about the terrible actions of the aggressor - Alexander Pavlyuk</text:span>
</text:h>
      <text:p text:style-name="P4">
Author: ['АРМІЯINFORM']</text:p>
      <text:p text:style-name="P4">
Time: 2023-06-06T34:00:00-04:00</text:p>
      <text:p text:style-name="P4">
Description: Pervisty intercessor of the Ministan defense of Ukraine, Lieutenant General Oleksandr Pavlyuk Provita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474233511981468116_y.jpg" text:style-name="Internet_20_link" text:visited-style-name="Visited_20_Internet_20_Link">
photo_5474233511981468116_y.jpg</text:a>
']</text:p>
      <text:p text:style-name="P4">
Tags: ['ДЕНЬ ЖУРНАЛІСТА', 'ОЛЕКСАНДР ПАВЛЮК']</text:p>
      <text:p text:style-name="P4">
Category: News</text:p>
      <!--METADATA-->
      <text:p text:style-name="P4">
<draw:frame draw:style-name="fr1" draw:name="Image329" text:anchor-type="as-char" svg:width="6.9236in" svg:height="4.892677in" draw:z-index="0">
<draw:image xlink:href="../Images/AРМІЯINFORM/2023-06-06T34-00-00-04-00/photo_5474233511981468116_y.jpg" xlink:type="simple" xlink:show="embed" xlink:actuate="onLoad" draw:mime-type="image/jpeg"/>
</draw:frame>
First Deputy Minister of Defense of Ukraine Lieutenant General Alexander Pavlyuk <text:a xlink:type="simple" xlink:href="https://t.me/Pavliuk_KSV/4415" text:style-name="Internet_20_link" text:visited-style-name="Visited_20_Internet_20_Link">
congratulated</text:a>
All involved with a professional holiday - journalist Day.</text:p>
      <text:p text:style-name="P4">
“A journalist is one who is always at the epicenter of events. You help to get up in the ocean of events that are happening around us every second. Youramisia - to report important, to tell about interesting, to show hidden.</text:p>
      <text:p text:style-name="P4">
Many journalists died in this war, and we bow our heads, remembering the pronius.</text:p>
      <text:p text:style-name="P4">
Despite the danger, you - next to the military on the front line, together by scamplers - at the site of the disaster. Light out events, tell the truth. I am for the professionalism and dedication to your business!” -said Lieutenant General Alexander Pavlyuk.</text:p>
      <text:p text:style-name="P4">
News Source: <text:a xlink:type="simple" xlink:href="https://armyinform.com.ua/2023/06/06/zavdyaky-nashym-zhurnalistam-ves-svit-znaye-pravdu-pro-strashni-diyannya-agresora-oleksandr-pavlyuk/" text:style-name="Internet_20_link" text:visited-style-name="Visited_20_Internet_20_Link">
https://armyinform.com.ua/2023/06/06/zavdyaky-nashym-zhurnalistam-ves-svit-znaye-pravdu-pro-strashni-diyannya-agresora-oleksandr-pavlyuk/</text:a>
</text:p>
      <!--NEWS-->
      <text:h text:style-name="P10" text:outline-level="1">
<text:span text:style-name="T4">
NATO Secretary General: Destruction of the Kakhovsk Damshi once again demonstrates the cruelty of Russia's war in Ukraine</text:span>
</text:h>
      <text:p text:style-name="P4">
Author: ['АРМІЯINFORM']</text:p>
      <text:p text:style-name="P4">
Time: 2023-06-06T36:00:00-04:00</text:p>
      <text:p text:style-name="P4">
Description: The General Secretary of NATO єns Stoltenberg calling the Beschennya Rosіyans Dambi Kakhovo T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kahovska-damba.jpg" text:style-name="Internet_20_link" text:visited-style-name="Visited_20_Internet_20_Link">
kahovska-damba.jpg</text:a>
']</text:p>
      <text:p text:style-name="P4">
Tags: ['STOPRUSSIA', 'АГРЕСІЯ РФ', 'ВТОРГНЕННЯ РФ', 'ЄНС СТОЛТЕНБЕРГ', 'КАХОВСЬКА ГЕС']</text:p>
      <text:p text:style-name="P4">
Category: News</text:p>
      <!--METADATA-->
      <text:p text:style-name="P4">
<draw:frame draw:style-name="fr1" draw:name="Image330" text:anchor-type="as-char" svg:width="6.9236in" svg:height="3.894525in" draw:z-index="0">
<draw:image xlink:href="../Images/AРМІЯINFORM/2023-06-06T36-00-00-04-00/kahovska-damba.jpg" xlink:type="simple" xlink:show="embed" xlink:actuate="onLoad" draw:mime-type="image/jpeg"/>
</draw:frame>
NATO Secretary General Jens Stoltenberg called the Dambikakhov TPP destruction by the Russians with a terrible act, which once again demonstrates the cruelty of Russia's war in Ukraine.</text:p>
      <text:p text:style-name="P4">
The head of the North Atlantic Alliance [wrote] about it(https://twitter.com/jensstoltenberg/status/1665997944850378752)Vtwitter.</text:p>
      <text:p text:style-name="P4">
"The destruction of the Kakhovsky Dam today threatens the lives of thousands of peaceful makers and causes serious harm to the environment," Yinstoltenberg said.</text:p>
      <text:p text:style-name="P4">
Recall that in the morning of June 6, 2023 the Russians <text:a xlink:type="simple" xlink:href="https://armyinform.com.ua/2023/06/06/rosijski-okupanty-pidirvaly-kahovsku-ges-ok-pivden/" text:style-name="Internet_20_link" text:visited-style-name="Visited_20_Internet_20_Link">
blown out</text:a>
Kakhovka hydroelectric power plant. In Ukrhydroenergo <text:a xlink:type="simple" xlink:href="https://armyinform.com.ua/2023/06/06/ukrgidroenergo-kahovsku-ges-povnistyu-zrujnovano-vidnovlennyu-ne-pidlyagaye/" text:style-name="Internet_20_link" text:visited-style-name="Visited_20_Internet_20_Link">
noted</text:a>
: Kakhovsk hydroelectric power station is completely destroyed, the station is not recoverable.</text:p>
      <text:p text:style-name="P4">
As a result of Kakhovskaya hydroelectric power station, there is <text:a xlink:type="simple" xlink:href="https://armyinform.com.ua/2023/06/06/vnaslidok-pidryvu-kahovskoyi-ges-ye-zagroza-zatoplennya-do-80-naselenyh-punktiv-premyer-ministr-ukrayiny/" text:style-name="Internet_20_link" text:visited-style-name="Visited_20_Internet_20_Link">
threatening</text:a>
up to 80 settlements.</text:p>
      <text:p text:style-name="P4">
News Source: <text:a xlink:type="simple" xlink:href="https://armyinform.com.ua/2023/06/06/gensek-nato-rujnuvannya-kahovskoyi-damby-vkotre-demonstruye-zhorstokist-vijny-rosiyi-v-ukrayini/" text:style-name="Internet_20_link" text:visited-style-name="Visited_20_Internet_20_Link">
https://armyinform.com.ua/2023/06/06/gensek-nato-rujnuvannya-kahovskoyi-damby-vkotre-demonstruye-zhorstokist-vijny-rosiyi-v-ukrayini/</text:a>
</text:p>
      <!--NEWS-->
      <text:h text:style-name="P10" text:outline-level="1">
<text:span text:style-name="T4">
As a result of shelling of settlements of Ukraine, the army of the Russian Federation was killed 3 civilians, 21 - wounded</text:span>
</text:h>
      <text:p text:style-name="P4">
Author: ['АРМІЯINFORM']</text:p>
      <text:p text:style-name="P4">
Time: 2023-06-06T38: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9a9c075b-2b55-4d9f-ae61-15dab18991b5.jpg" text:style-name="Internet_20_link" text:visited-style-name="Visited_20_Internet_20_Link">
9a9c075b-2b55-4d9f-ae61-15dab18991b5.jpg</text:a>
']</text:p>
      <text:p text:style-name="P4">
Tags: ['STOPRUSSIA', 'АГРЕСІЯ РФ', 'ВТОРГНЕННЯ РФ', 'ОБСТРІЛИ ІНФРАСТРУКТУРИ', 'ХАРКІВСЬКИЙ ТРИБУНАЛ']</text:p>
      <text:p text:style-name="P4">
Category: News</text:p>
      <!--METADATA-->
      <text:p text:style-name="P4">
<draw:frame draw:style-name="fr1" draw:name="Image331" text:anchor-type="as-char" svg:width="6.9236in" svg:height="4.613435in" draw:z-index="0">
<draw:image xlink:href="../Images/AРМІЯINFORM/2023-06-06T38-00-00-04-00/9a9c075b-2b55-4d9f-ae61-15dab18991b5.jpg" xlink:type="simple" xlink:show="embed" xlink:actuate="onLoad" draw:mime-type="image/jpeg"/>
</draw:frame>
During the last day, Russian troops fired at the territory of 9 regions of Ukraine.</text:p>
      <text:p text:style-name="P4">
About it <text:a xlink:type="simple" xlink:href="https://t.me/militarymediacenter/2142" text:style-name="Internet_20_link" text:visited-style-name="Visited_20_Internet_20_Link">
reports</text:a>
Military Mediacenter.</text:p>
      <text:p text:style-name="P4">
From different types of weapons(mortars, tanks, artillery, RSZV, SCR, UAV, tactical and strategic aviation)144 settlements and 150 infrastructure objects were fired.</text:p>
      <text:p text:style-name="P4">
According to preliminary information, 3 civilians were killed and 21 were injured.</text:p>
      <text:p text:style-name="P4">
News Source: <text:a xlink:type="simple" xlink:href="https://armyinform.com.ua/2023/06/06/vnaslidok-obstriliv-naselenyh-punktiv-ukrayiny-armiyeyu-rf-zagynulo-3-czyvilni-osoby-21-poraneno/" text:style-name="Internet_20_link" text:visited-style-name="Visited_20_Internet_20_Link">
https://armyinform.com.ua/2023/06/06/vnaslidok-obstriliv-naselenyh-punktiv-ukrayiny-armiyeyu-rf-zagynulo-3-czyvilni-osoby-21-poraneno/</text:a>
</text:p>
      <!--NEWS-->
      <text:h text:style-name="P10" text:outline-level="1">
<text:span text:style-name="T4">
Через російську агресію в Україні постраждали 1520 об’єктів культурної інфраструктури</text:span>
</text:h>
      <text:p text:style-name="P4">
Author: ['АРМІЯINFORM']</text:p>
      <text:p text:style-name="P4">
Time: 2023-06-06T39:00:00-04:00</text:p>
      <text:p text:style-name="P4">
Description: The back of the 25th injury 2023 Zbitkiv was arranged by 1520 O'Skktthmistvo INFRUSTRUSTURIA,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ofjlpy-c17x11x50px50p-c17x11x50px50p-5d019d14c859ca34b9468b0f4ab99064.jpg" text:style-name="Internet_20_link" text:visited-style-name="Visited_20_Internet_20_Link">
ofjlpy-c17x11x50px50p-c17x11x50px50p-5d019d14c859ca34b9468b0f4ab99064.jpg</text:a>
']</text:p>
      <text:p text:style-name="P4">
Tags: ['STOPRUSSIA', 'АГРЕСІЯ РФ', 'ВЕРХОВНА РАДА УКРАЇНИ', 'ВІЙНА', 'ВТОРГНЕННЯ РФ']</text:p>
      <text:p text:style-name="P4">
Category: News</text:p>
      <!--METADATA-->
      <text:p text:style-name="P4">
<draw:frame draw:style-name="fr1" draw:name="Image332" text:anchor-type="as-char" svg:width="6.9236in" svg:height="4.479976in" draw:z-index="0">
<draw:image xlink:href="../Images/AРМІЯINFORM/2023-06-06T39-00-00-04-00/ofjlpy-c17x11x50px50p-c17x11x50px50p-5d019d14c859ca34b9468b0f4ab99064.jpg" xlink:type="simple" xlink:show="embed" xlink:actuate="onLoad" draw:mime-type="image/jpeg"/>
</draw:frame>
As of May 25, 2023, 1520 cultural infrastructure suffered losses, without taking into account cultural heritage monuments. Of these, the property(541)- destroyed.</text:p>
      <text:p text:style-name="P4">
About it <text:a xlink:type="simple" xlink:href="https://t.me/verkhovnaradaukrainy/52173" text:style-name="Internet_20_link" text:visited-style-name="Visited_20_Internet_20_Link">
reports</text:a>
The Verkhovna Rada of Ukraine in its telegram channel.</text:p>
      <text:p text:style-name="P4">
At the same time, over the last month the total number of affected objects of cultural infrastructure has increased by 56 units, the main part of which comes to Khmelnytsky region(26 units or 46%).</text:p>
      <text:p text:style-name="P4">
Загально найбільших втрат і збитків культурна інфраструктура отримала уДонецькій, Харківській, Херсонській, Київській, Миколаївській, Луганській таЗапорізькій областях.</text:p>
      <text:p text:style-name="P4">
<text:span text:style-name="T4">
Загалом постраждали:</text:span>
</text:p>
      <ul>
        <li>
клубні заклади — 727;  * бібліотеки — 571;  * музеї та галереї — 82;  * театри та філармонії — 25;  * заклади мистецької освіти — 115.</li>
      </ul>
      <text:p text:style-name="P4">
Зазначимо, що наразі майже вся територія Луганської та значні частинитериторій Херсонської, Запорізької та Донецької областей досі перебувають утимчасовій окупації, що унеможливлює обрахунок точної кількості об’єктівкультурної інфраструктури, що постраждали в ході бойових дій та окупації.</text:p>
      <text:p text:style-name="P4">
News Source: <text:a xlink:type="simple" xlink:href="https://armyinform.com.ua/2023/06/06/cherez-rosijsku-agresiyu-v-ukrayini-postrazhdaly-1520-obyektiv-kulturnoyi-infrastruktury/" text:style-name="Internet_20_link" text:visited-style-name="Visited_20_Internet_20_Link">
https://armyinform.com.ua/2023/06/06/cherez-rosijsku-agresiyu-v-ukrayini-postrazhdaly-1520-obyektiv-kulturnoyi-infrastruktury/</text:a>
</text:p>
      <!--NEWS-->
      <text:h text:style-name="P10" text:outline-level="1">
<text:span text:style-name="T4">
In the morning more than 30 explosions occurred in the territory of the border of Sumy and Chernihiv region</text:span>
</text:h>
      <text:p text:style-name="P4">
Author: ['АРМІЯINFORM']</text:p>
      <text:p text:style-name="P4">
Time: 2023-06-06T40:00:00-04:00</text:p>
      <text:p text:style-name="P4">
Description: Syogodnі, 6 worms, the village on the wounds of Rosіyskіki Purvenska Vіsyska 5 times sheltered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2/news_20221228_094016_1672213216-e1685084011204.jpg" text:style-name="Internet_20_link" text:visited-style-name="Visited_20_Internet_20_Link">
news_20221228_094016_1672213216-e1685084011204.jpg</text:a>
']</text:p>
      <text:p text:style-name="P4">
Tags: ['АГРЕСІЯ РФ', 'ВТОРГНЕННЯ РФ', 'ОБСТРІЛИ ПРИКОРДОННЯ', 'СУМЩИНА', 'ХАРКІВСЬКИЙ ТРИБУНАЛ', 'ЧЕРНІГІВЩИНА']</text:p>
      <text:p text:style-name="P4">
Category: News</text:p>
      <!--METADATA-->
      <text:p text:style-name="P4">
<draw:frame draw:style-name="fr1" draw:name="Image333" text:anchor-type="as-char" svg:width="6.9236in" svg:height="4.320541in" draw:z-index="0">
<draw:image xlink:href="../Images/AРМІЯINFORM/2023-06-06T40-00-00-04-00/news_20221228_094016_1672213216-e1685084011204.jpg" xlink:type="simple" xlink:show="embed" xlink:actuate="onLoad" draw:mime-type="image/jpeg"/>
</draw:frame>
Today, on June 6, as of the morning, Russian occupation troops 5 times fired the border areas of Chernihiv and Sumy regions.</text:p>
      <text:p text:style-name="P4">
About it <text:a xlink:type="simple" xlink:href="https://www.facebook.com/kommander.nord/posts/pfbid02H6oLTVuzHVs6qhYQqhFxyHhMy3YQ8n6bS2yynMDu2x1wYmEPJ3qHMgJESQUhCT4zl" text:style-name="Internet_20_link" text:visited-style-name="Visited_20_Internet_20_Link">
reports</text:a>
Operational Command "North".</text:p>
      <text:p text:style-name="P4">
From 00:00 to 00:10 the <text:span text:style-name="T4">
 5 parishes </text:span>
, probably with a mortar 120 mm, in the middle of the settlement of the middle-building.</text:p>
      <text:p text:style-name="P4">
From 08:25 to 08:45 the <text:span text:style-name="T4">
 5 parishes </text:span>
, probably from the barrel artillery, in the area of Kamianka settlement.</text:p>
      <text:p text:style-name="P4">
From 09:10 to 09:15 the <text:span text:style-name="T4">
 3 arrivals were recorded </text:span>
, probably with a mortar 82 mm, in the village of Karpovichi.</text:p>
      <text:p text:style-name="P4">
From 09:24 to 09:52 the <text:span text:style-name="T4">
 7 parishes were recorded </text:span>
, probably the artillery, the URIon of the settlement of Medvedivka.</text:p>
      <text:p text:style-name="P4">
From 09:15 to 09:48 the <text:span text:style-name="T4">
 11 parishes </text:span>
, probably, artillery, probably in Timonovichi.</text:p>
      <text:p text:style-name="P4">
There was no information about losses among the local population or damage to civilian infrastructure.</text:p>
      <text:p text:style-name="P4">
News Source: <text:a xlink:type="simple" xlink:href="https://armyinform.com.ua/2023/06/06/zranku-ponad-30-vybuhiv-prolunalo-na-terytoriyi-prykordonnya-sumshhyny-i-chernigivshhyny/" text:style-name="Internet_20_link" text:visited-style-name="Visited_20_Internet_20_Link">
https://armyinform.com.ua/2023/06/06/zranku-ponad-30-vybuhiv-prolunalo-na-terytoriyi-prykordonnya-sumshhyny-i-chernigivshhyny/</text:a>
</text:p>
      <!--NEWS-->
      <text:h text:style-name="P10" text:outline-level="1">
<text:span text:style-name="T4">
Medical assistance in martial law: transparency of the process through the Meddata system</text:span>
</text:h>
      <text:p text:style-name="P4">
Author: ['АРМІЯINFORM']</text:p>
      <text:p text:style-name="P4">
Time: 2023-06-06T41:00:00-04:00</text:p>
      <text:p text:style-name="P4">
Description: About CELLEMEL, URIROVIS PORTAL. The parliamentary Komitet Zwan Social Politics ... The war with Ukraine 2022, the war with Ukraine is the latest news today, the News War with Ukraine 2022 is the last for today, will there be a war between Ukraine and Russia and when, the war with Ukraine will be or not, or not, there will be a war with Ukraine, Will there be a war with Ukraine in the near future, they say, the war with Ukraine, Ukrainian news today, Ukrainian news in Ukrainian media in Russian</text:p>
      <text:p text:style-name="P4">
Images: ['<text:a xlink:type="simple" xlink:href="https://armyinform.com.ua/wp-content/uploads/2023/06/2021-12-22-majzhe-10-tonn-gumanitarnogo-vantazhu-dostavleno2-960x540-1.jpeg" text:style-name="Internet_20_link" text:visited-style-name="Visited_20_Internet_20_Link">
2021-12-22-majzhe-10-tonn-gumanitarnogo-vantazhu-dostavleno2-960x540-1.jpeg</text:a>
']</text:p>
      <text:p text:style-name="P4">
Tags: ['STOPRUSSIA', 'АГРЕСІЯ РФ', 'ВІЙНА', 'ВТОРГНЕННЯ РФ', 'УРЯДОВИЙ ПОРТАЛ']</text:p>
      <text:p text:style-name="P4">
Category: News</text:p>
      <!--METADATA-->
      <text:p text:style-name="P4">
<draw:frame draw:style-name="fr1" draw:name="Image334" text:anchor-type="as-char" svg:width="6.9236in" svg:height="3.894525in" draw:z-index="0">
<draw:image xlink:href="../Images/AРМІЯINFORM/2023-06-06T41-00-00-04-00/2021-12-22-majzhe-10-tonn-gumanitarnogo-vantazhu-dostavleno2-960x540-1.jpeg" xlink:type="simple" xlink:show="embed" xlink:actuate="onLoad" draw:mime-type="image/jpeg"/>
</draw:frame>
Illustrative photo</text:p>
      <text:p text:style-name="P4">
About it <text:a xlink:type="simple" xlink:href="https://www.kmu.gov.ua/news/za-period-voiennoho-stanu-medychna-humanitarna-dopomoha-oblikovuietsia-cherez-systemu-meddata-shcho-zabezpechuie-prozorist-protsesu-mariia-karchevych" text:style-name="Internet_20_link" text:visited-style-name="Visited_20_Internet_20_Link">
reports</text:a>
Government portal.</text:p>
      <text:p text:style-name="P4">
The Parliamentary Committee on Social Policy and Protection of Veterans and Vetranovicivated "Round Table" on "The State of Functioning of Automated Humanitarian Aid Registration System". MPs, representatives of the Presidential Office, ministries and departments, and the public sector were invited to participate.</text:p>
      <text:p text:style-name="P4">
The task of the state was to develop a mechanism of quality registration, the distribution of humanitarian aid - to get it where it is most needed.</text:p>
      <text:p text:style-name="P4">
Thus, the Deputy Minister of Health on Digital Development Mariakartchevich shared his experience in the rapid response to the closure of the needs of medical institutions, since February 2022.</text:p>
      <text:p text:style-name="P4">
In fact, in March 2022, the Ministry of Health operated the entire algorithm, from communications with donors and completing the process of accounting and distribution of goods in Ukraine.</text:p>
      <text:p text:style-name="P4">
Collection of data on medical needs, accounting of residues on regional warehouses and health care, as well as the distribution of medical humanitarian aid are reflected using the Meddata information and analytical system, providing control and process control.</text:p>
      <text:p text:style-name="P4">
The Ministry of Health distributes this assistance not only to health care facilities, but also to communal and departmental institutions, including those that are under the control of security and defense structures. The whole humanitarian assistance is sorted by priority. First of all, to close the needs of medical establishments located in and near the combat zone, as well as those that are re -enforced by the treatment of the wounded. In addition, the focus contains the establishments of the regions with a high number of internally displaced persons.</text:p>
      <text:p text:style-name="P4">
Humanitarian aid is unloaded in 4 transit warehouses. They contain a cloth mode so that the medicine can be stored. There, cargoes, accounting, introduction to the system for tracking everyone. After that, it is distributed according to the needs transferred to the Meddata system. Further, logistics partners transport to regional warehouses operating under military administrations.During the martial law, the Ministry of Health has received more than 12.5 thousand tons of medical humanitarian aid through coordination of the Ministry of Health in the amount of more than UAH 13.5 billion.</text:p>
      <text:p text:style-name="P4">
The participants of the round table noted that Ukraine will need humanitarian aid throughout the wartime. Therefore, the issue of registration of humanitarian aid, control of humanitarian aid and reporting on its distribution should be resolved as soon as possible. Also present are the commemorative experience of the Ministry of Health and the healthcare sector in this area.</text:p>
      <text:p text:style-name="P4">
News Source: <text:a xlink:type="simple" xlink:href="https://armyinform.com.ua/2023/06/06/medychna-dopomoga-v-umovah-voyennogo-stanu-prozorist-proczesu-cherez-systemu-meddata/" text:style-name="Internet_20_link" text:visited-style-name="Visited_20_Internet_20_Link">
https://armyinform.com.ua/2023/06/06/medychna-dopomoga-v-umovah-voyennogo-stanu-prozorist-proczesu-cherez-systemu-meddata/</text:a>
</text:p>
      <!--NEWS-->
      <text:h text:style-name="P10" text:outline-level="1">
<text:span text:style-name="T4">
For the undermining of the Kakhovskaya Hydroelectric Power Plant, ordinary perpetrators of the SBU - SBU will be brought to justice</text:span>
</text:h>
      <text:p text:style-name="P4">
Author: ['АРМІЯINFORM']</text:p>
      <text:p text:style-name="P4">
Time: 2023-06-06T42:00:00-04:00</text:p>
      <text:p text:style-name="P4">
Description: The head of the SBU Vasil Malyuk declared that he has been attracted by the rowing of the Kakhovo Kakhsko Ges ... The war with Ukraine 2022, the war with Ukraine is the latest news today, the News War with Ukraine 2022 is the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52183295_998591567816178_2712180166045247244_n.jpg" text:style-name="Internet_20_link" text:visited-style-name="Visited_20_Internet_20_Link">
352183295_998591567816178_2712180166045247244_n.jpg</text:a>
']</text:p>
      <text:p text:style-name="P4">
Tags: ['ВОЄННІ ЗЛОЧИНИ ЗС РФ', 'КАХОВСЬКОЇ ГЕС', 'СБУ']</text:p>
      <text:p text:style-name="P4">
Category: News</text:p>
      <!--METADATA-->
      <text:p text:style-name="P4">
<draw:frame draw:style-name="fr1" draw:name="Image335" text:anchor-type="as-char" svg:width="6.9236in" svg:height="7.362095in" draw:z-index="0">
<draw:image xlink:href="../Images/AРМІЯINFORM/2023-06-06T42-00-00-04-00/352183295_998591567816178_2712180166045247244_n.jpg" xlink:type="simple" xlink:show="embed" xlink:actuate="onLoad" draw:mime-type="image/jpeg"/>
</draw:frame>
SBU Chairman Vasyl Malyuk stated that not only the top of the Putin regime, but the visual performers would be held accountable for undermining Kakhovskaya hydroelectric power station.</text:p>
      <text:p text:style-name="P4">
About it <text:a xlink:type="simple" xlink:href="https://www.facebook.com/SecurSerUkraine/posts/pfbid02n2hmsHfMkqW6DFjqqbEb5ZkdWgrHqXTj8sFrGYhukLw2maDCzDdpwr2RiovRxKGKl" text:style-name="Internet_20_link" text:visited-style-name="Visited_20_Internet_20_Link">
reports</text:a>
The press service of the Security Service of Ukraine.</text:p>
      <text:p text:style-name="P4">
The Security Service of Ukraine opened criminal proceedings on the Kakhovska hydroelectric power station.</text:p>
      <text:p text:style-name="P4">
The investigation has been started under two articles of the Criminal Code:</text:p>
      <text:p text:style-name="P4">
Art. 438(violation of the laws and customs of war)Art. 441(екоцид).</text:p>
      <text:p text:style-name="P4">
«Підірвавши греблю Каховської ГЕС, російська федерація остаточно довела, що єзагрозою для всього цивілізованого світу. Адже лише справжня держава-терористможе влаштувати техногенну й екологічну катастрофу такого рівня. І вонаобов’язково за це відповість — і на полі бою, і в міжнародних судах. Нашезавдання — притягнути до відповідальності не лише верхівку путінського режиму,але й рядових виконавців злочинів», — наголосив Голова СБУ Василь Малюк.</text:p>
      <text:p text:style-name="P4">
Наразі слідчі Служби безпеки разом із співробітниками Міністерства внутрішніхсправ та Офісу Генерального прокурора проводять першочергові слідчі тапроцесуальні дії в Херсонській області.</text:p>
      <text:p text:style-name="P4">
Окремо СБУ спільно з представниками Міністерства енергетики і Міністерствазахисту довкілля та природних ресурсів встановлюють детальні обставини підривугреблі ворогом.</text:p>
      <text:p text:style-name="P4">
Нагадаємо, що з початку повномасштабного вторгнення рф слідчі СБУ саме зафактами порушення рф законів та звичаїв війни відкрили понад 40 тис.кримінальних проваджень.</text:p>
      <text:p text:style-name="P4">
News Source: <text:a xlink:type="simple" xlink:href="https://armyinform.com.ua/2023/06/06/za-pidryv-grebli-kahovskoyi-ges-do-vidpovidalnosti-bude-prytyagnuto-j-ryadovyh-vykonavcziv-zlochynu-sbu/" text:style-name="Internet_20_link" text:visited-style-name="Visited_20_Internet_20_Link">
https://armyinform.com.ua/2023/06/06/za-pidryv-grebli-kahovskoyi-ges-do-vidpovidalnosti-bude-prytyagnuto-j-ryadovyh-vykonavcziv-zlochynu-sbu/</text:a>
</text:p>
      <!--NEWS-->
      <text:h text:style-name="P10" text:outline-level="1">
<text:span text:style-name="T4">
Enemy propaganda extends misinformation about Ukraine's potential membership in NATO</text:span>
</text:h>
      <text:p text:style-name="P4">
Author: ['АРМІЯINFORM']</text:p>
      <text:p text:style-name="P4">
Time: 2023-06-06T43:00:00-04:00</text:p>
      <text:p text:style-name="P4">
Description: Voroga propaganda on his own resources sewing aword about potential of Ukrain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1868323_238532105552887_7181372387553187248_n-e1685969407189.jpg" text:style-name="Internet_20_link" text:visited-style-name="Visited_20_Internet_20_Link">
351868323_238532105552887_7181372387553187248_n-e1685969407189.jpg</text:a>
']</text:p>
      <text:p text:style-name="P4">
Tags: ['STOPRUSSIA', 'АГРЕСІЯ РФ', 'ВІЙНА', 'ВТОРГНЕННЯ РФ', 'ФЕЙК']</text:p>
      <text:p text:style-name="P4">
Category: News</text:p>
      <!--METADATA-->
      <text:p text:style-name="P4">
<draw:frame draw:style-name="fr1" draw:name="Image336" text:anchor-type="as-char" svg:width="6.9236in" svg:height="4.475331in" draw:z-index="0">
<draw:image xlink:href="../Images/AРМІЯINFORM/2023-06-06T43-00-00-04-00/351868323_238532105552887_7181372387553187248_n-e1685969407189.jpg" xlink:type="simple" xlink:show="embed" xlink:actuate="onLoad" draw:mime-type="image/jpeg"/>
</draw:frame>
Honor propaganda on its resources extends misinformation about the potential of Ukraine in NATO in case of abandonment of temporarily occupied territories.</text:p>
      <text:p text:style-name="P4">
Facebook's Facebook Center <text:a xlink:type="simple" xlink:href="https://www.facebook.com/photo" text:style-name="Internet_20_link" text:visited-style-name="Visited_20_Internet_20_Link">
reported</text:a>
About a fake, widespread by hostile propagandists.</text:p>
      <text:p text:style-name="P4">
The propagandists refer to the article The New York Times by a subdivision "If the divided Germany could get to NATO, why is Ukraine not?".</text:p>
      <text:p text:style-name="P4">
Having analyzed the article of the publication, the Center for Combating Misinformation reports that there is no mention that NATO has made any requirements to Ukraine in the Alliance.</text:p>
      <text:p text:style-name="P4">
The author of the material only reflects on the possibility of Ukraine's accession to NATO uncomplicated occupied territories and draws parallels with Germany in 1955.</text:p>
      <text:p text:style-name="P4">
News Source: <text:a xlink:type="simple" xlink:href="https://armyinform.com.ua/2023/06/06/vorozha-propaganda-na-svoyih-resursah-poshyryuye-dezinformacziyu-pro-potenczijne-chlenstvo-ukrayiny-v-nato/" text:style-name="Internet_20_link" text:visited-style-name="Visited_20_Internet_20_Link">
https://armyinform.com.ua/2023/06/06/vorozha-propaganda-na-svoyih-resursah-poshyryuye-dezinformacziyu-pro-potenczijne-chlenstvo-ukrayiny-v-nato/</text:a>
</text:p>
      <!--NEWS-->
      <text:h text:style-name="P10" text:outline-level="1">
<text:span text:style-name="T4">
Underwenting Russians of Kakhovskaya Hydroelectric Power: The reaction of Europe and the world</text:span>
</text:h>
      <text:p text:style-name="P4">
Author: ['Ольга Мосьондз']</text:p>
      <text:p text:style-name="P4">
Time: 2023-06-06T44:00:00-04:00</text:p>
      <text:p text:style-name="P4">
Description: TsI -nychi, about 02:50, at the Kherson region of Rosіyski Terori, the internal pydriv ... war with Ukraine 2022, war with Ukraine Latest news today, Ukrainian News 2022 are the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golovna-16.jpg" text:style-name="Internet_20_link" text:visited-style-name="Visited_20_Internet_20_Link">
golovna-16.jpg</text:a>
', '<text:a xlink:type="simple" xlink:href="https://armyinform.com.ua/wp-content/uploads/2023/06/stoltenberg.png" text:style-name="Internet_20_link" text:visited-style-name="Visited_20_Internet_20_Link">
stoltenberg.png</text:a>
', '<text:a xlink:type="simple" xlink:href="https://armyinform.com.ua/wp-content/uploads/2023/06/mariya-pejchynovych-burych.jpg" text:style-name="Internet_20_link" text:visited-style-name="Visited_20_Internet_20_Link">
mariya-pejchynovych-burych.jpg</text:a>
', '<text:a xlink:type="simple" xlink:href="https://armyinform.com.ua/wp-content/uploads/2023/06/sharl-mishel.jpg" text:style-name="Internet_20_link" text:visited-style-name="Visited_20_Internet_20_Link">
sharl-mishel.jpg</text:a>
', '<text:a xlink:type="simple" xlink:href="https://armyinform.com.ua/wp-content/uploads/2023/06/dzhejms-kleverli.jpeg" text:style-name="Internet_20_link" text:visited-style-name="Visited_20_Internet_20_Link">
dzhejms-kleverli.jpeg</text:a>
', '<text:a xlink:type="simple" xlink:href="https://armyinform.com.ua/wp-content/uploads/2023/06/gabrielyus-landsbergis.jpg" text:style-name="Internet_20_link" text:visited-style-name="Visited_20_Internet_20_Link">
gabrielyus-landsbergis.jpg</text:a>
', '<text:a xlink:type="simple" xlink:href="https://armyinform.com.ua/wp-content/uploads/2023/06/margus-tsahkna.jpg" text:style-name="Internet_20_link" text:visited-style-name="Visited_20_Internet_20_Link">
margus-tsahkna.jpg</text:a>
', '<text:a xlink:type="simple" xlink:href="https://armyinform.com.ua/wp-content/uploads/2023/06/magate-1.jpg" text:style-name="Internet_20_link" text:visited-style-name="Visited_20_Internet_20_Link">
magate-1.jpg</text:a>
', '<text:a xlink:type="simple" xlink:href="https://armyinform.com.ua/wp-content/uploads/2023/06/kuleba.jpg" text:style-name="Internet_20_link" text:visited-style-name="Visited_20_Internet_20_Link">
kuleba.jpg</text:a>
', '<text:a xlink:type="simple" xlink:href="https://armyinform.com.ua/wp-content/uploads/2023/06/ges.jpg" text:style-name="Internet_20_link" text:visited-style-name="Visited_20_Internet_20_Link">
ges.jpg</text:a>
']</text:p>
      <text:p text:style-name="P4">
Tags: ['ВОЄННІ ЗЛОЧИНИ ЗС РФ', 'ДОПОМОГА ПАРТНЕРІВ', 'КАХОВСЬКА ГЕС', 'СВІТ ПІДТРИМУЄ УКРАЇНУ']</text:p>
      <text:p text:style-name="P4">
Category: News</text:p>
      <!--METADATA-->
      <text:p text:style-name="P4">
<draw:frame draw:style-name="fr1" draw:name="Image337" text:anchor-type="as-char" svg:width="6.9236in" svg:height="3.956343in" draw:z-index="0">
<draw:image xlink:href="../Images/AРМІЯINFORM/2023-06-06T44-00-00-04-00/golovna-16.jpg" xlink:type="simple" xlink:show="embed" xlink:actuate="onLoad" draw:mime-type="image/jpeg"/>
</draw:frame>
This night, at 02:50, in the Kherson region Russian terrorists carried out the internal blasting of the Kakhovka hydroelectric power plants. There were about 80 painting points in the flood area. The catastrophe is already called "ecocid", that is, ecological genocide, because it harms thousands of peaceful Ukrainians, and Ukrainian lands in a large territory, as well as in general affect the irrigation of southern Ukraine.</text:p>
      <text:p text:style-name="P4">
President Volodymyr Zelensky has instructed to evacuate from the risk areas of hip water all cities and villages provided by the water of the Zakhovsky Reservoir.</text:p>
      <text:p text:style-name="P4">
“Russian terrorists are only confirmed by the destruction of the Kakhovska Dam to the Kakhovka Hydroelectric Power Plant that they need to be expelled from every corner of Ukrainian land. They can not be left for them because they use each meter for terror. Only the winner of Ukraine will return security. And this victory will be. Neither water nor rockets, nor any terrorists will be able to stop Ukraine. All services work. He called the NSDC. Please only distribute official and tested information, ”the President of Ukraine wrote about the depreciation of the hydroelectric power station.</text:p>
      <text:p text:style-name="P4">
He noted that all services, military, government, office are involved in the rescue of people. At the NSDC meeting, a complex of international and security measures was agreed to hold Russia accountable for this terrorist attack.</text:p>
      <text:h text:style-name="P12" text:outline-level="3">
<text:span text:style-name="T4">
<text:span text:style-name="T4">
 World Response </text:span>
</text:span>
</text:h>
      <text:p text:style-name="P4">
Meanwhile, Europe and the world have also expressed their reaction about Russian terrorism to the Kakhovskaya hydroelectric power station.</text:p>
      <text:h text:style-name="P12" text:outline-level="3">
<text:span text:style-name="T4">
<text:span text:style-name="T4">
 NATO </text:span>
</text:span>
</text:h>
      <text:p text:style-name="P4">
<draw:frame draw:style-name="fr1" draw:name="Image338" text:anchor-type="as-char" svg:width="6.9236in" svg:height="3.606042in" draw:z-index="0">
<draw:image xlink:href="../Images/AРМІЯINFORM/2023-06-06T44-00-00-04-00/stoltenberg.png" xlink:type="simple" xlink:show="embed" xlink:actuate="onLoad" draw:mime-type="image/png"/>
</draw:frame>
<text:span text:style-name="T4">
 NATO Secretary General Jens Stoltenberg </text:span>
 condemned the stringent actions of the Russians, because it jeopardizes the lives of thousands of peaceful Ukrainians and causes a serious harmful environment:</text:p>
      <text:p text:style-name="P4">
“The destruction of the Kakhovsky Dam today threatens the lives of thousands of civilians and causes serious harm to the environment.</text:p>
      <text:p text:style-name="P4">
It is an outrageous act that once again demonstrates the cruelty of Russia's war of anti -Ukraine, ”Yens Stoltenberg wrote.</text:p>
      <text:h text:style-name="P12" text:outline-level="3">
<text:span text:style-name="T4">
<text:span text:style-name="T4">
 EU </text:span>
</text:span>
</text:h>
      <text:p text:style-name="P4">
<draw:frame draw:style-name="fr1" draw:name="Image339" text:anchor-type="as-char" svg:width="6.9236in" svg:height="3.899499in" draw:z-index="0">
<draw:image xlink:href="../Images/AРМІЯINFORM/2023-06-06T44-00-00-04-00/mariya-pejchynovych-burych.jpg" xlink:type="simple" xlink:show="embed" xlink:actuate="onLoad" draw:mime-type="image/jpeg"/>
</draw:frame>
<text:span text:style-name="T4">
 Council Secretary General Maria Peychinovich-Burich </text:span>
 sharply condemned the rose of the Kakhovka hydroelectric power station. She made a statement in her <text:a xlink:type="simple" xlink:href="https://twitter.com/MarijaPBuric/status/1665961079048904704" text:style-name="Internet_20_link" text:visited-style-name="Visited_20_Internet_20_Link">
twitter</text:a>
.</text:p>
      <text:p text:style-name="P4">
«Я засуджую руйнування росією дамби в Україні: це злочинно і нерозважливо», —заявила вона.</text:p>
      <text:p text:style-name="P4">
<draw:frame draw:style-name="fr1" draw:name="Image340" text:anchor-type="as-char" svg:width="6.9236in" svg:height="3.883237in" draw:z-index="0">
<draw:image xlink:href="../Images/AРМІЯINFORM/2023-06-06T44-00-00-04-00/sharl-mishel.jpg" xlink:type="simple" xlink:show="embed" xlink:actuate="onLoad" draw:mime-type="image/jpeg"/>
</draw:frame>
“A shocked unprecedented attack on the Kakhovskaya Dam. The destruction of civil infrastructure is clearly qualified as a military crime, and we are attracted by the responsibility of Russia and its puppets, ”the European Council Head stressed.</text:p>
      <text:p text:style-name="P4">
He added that he would raise this issue in June on the European Council and offer additional buildings flooded areas of Kherson region.</text:p>
      <text:p text:style-name="P4">
"My thoughts with all families in Ukraine who have suffered from this catastrophe," Charles Michel said.</text:p>
      <text:h text:style-name="P12" text:outline-level="3">
<text:span text:style-name="T4">
<text:span text:style-name="T4">
United Kingdom</text:span>
</text:span>
</text:h>
      <text:p text:style-name="P4">
<draw:frame draw:style-name="fr1" draw:name="Image341" text:anchor-type="as-char" svg:width="6.9236in" svg:height="4.615733in" draw:z-index="0">
<draw:image xlink:href="../Images/AРМІЯINFORM/2023-06-06T44-00-00-04-00/dzhejms-kleverli.jpeg" xlink:type="simple" xlink:show="embed" xlink:actuate="onLoad" draw:mime-type="image/jpeg"/>
</draw:frame>
<text:span text:style-name="T4">
 The UK Ministry of Foreign Affairs James Kleverli </text:span>
, who came to Ukraine with a warrant, stated that to give "any substantive assessment of the details still accumulated", but the only reason why it happened is the uncontrollable widespread navigation of Russia in Ukraine.</text:p>
      <text:p text:style-name="P4">
"We will continue to evaluate the developing situation, but the best thing that Russia can do now is to remove our troops immediately," he emphasized Reuters.</text:p>
      <text:h text:style-name="P12" text:outline-level="3">
<text:span text:style-name="T4">
<text:span text:style-name="T4">
 Lithuania </text:span>
</text:span>
</text:h>
      <text:p text:style-name="P4">
<draw:frame draw:style-name="fr1" draw:name="Image342" text:anchor-type="as-char" svg:width="6.9236in" svg:height="4.32725in" draw:z-index="0">
<draw:image xlink:href="../Images/AРМІЯINFORM/2023-06-06T44-00-00-04-00/gabrielyus-landsbergis.jpg" xlink:type="simple" xlink:show="embed" xlink:actuate="onLoad" draw:mime-type="image/jpeg"/>
</draw:frame>
Responding to Kakhovskaya hydroelectric power station, <text:span text:style-name="T4">
 Foreign Minister of Lithuania Gabrieluslandbergh </text:span>
 <text:a xlink:type="simple" xlink:href="https://twitter.com/GLandsbergis/status/1665971903364775936" text:style-name="Internet_20_link" text:visited-style-name="Visited_20_Internet_20_Link">
declared</text:a>
that "terrorists do not stop if not stopped."</text:p>
      <text:p text:style-name="P4">
“There are no negotiations except force for them. They cause large -scale lattice. I repeat again: a strong peace in Europe needs a Ukrainian victory both on the battlefield and in court. Nothing will work, ”he wrote.</text:p>
      <text:p text:style-name="P4">
Former US Ambassador to Moscow <text:span text:style-name="T4">
 Michael McFol </text:span>
 after a terrorist attack <text:a xlink:type="simple" xlink:href="https://twitter.com/McFaul/status/1665922336007286784" text:style-name="Internet_20_link" text:visited-style-name="Visited_20_Internet_20_Link">
stated</text:a>
: “Russian imperialism must be defeated in Ukraine. There will be no peace of security in Europe until Putin is not completely losing in Ukraine. ”</text:p>
      <text:h text:style-name="P12" text:outline-level="3">
<text:span text:style-name="T4">
<text:span text:style-name="T4">
 Estonia </text:span>
</text:span>
</text:h>
      <text:p text:style-name="P4">
<draw:frame draw:style-name="fr1" draw:name="Image343" text:anchor-type="as-char" svg:width="6.9236in" svg:height="6.9236in" draw:z-index="0">
<draw:image xlink:href="../Images/AРМІЯINFORM/2023-06-06T44-00-00-04-00/margus-tsahkna.jpg" xlink:type="simple" xlink:show="embed" xlink:actuate="onLoad" draw:mime-type="image/jpeg"/>
</draw:frame>
The country condemned the intentional destruction of Russia by the hydroelectric power plant, <text:a xlink:type="simple" xlink:href="https://twitter.com/Tsahkna/status/1665974337059319809" text:style-name="Internet_20_link" text:visited-style-name="Visited_20_Internet_20_Link">
wrote</text:a>
In Twitter District of her Name <text:span text:style-name="T4">
 Foreign Minister Margus Tsakhkn. </text:span>
</text:p>
      <text:p text:style-name="P4">
“This war crime will lead to ecocide, huge economic losses and the transformation of thousands of people. Persons who have committed military crimes must be brought to a special journey, ”he said.</text:p>
      <text:h text:style-name="P12" text:outline-level="3">
<text:span text:style-name="T4">
<text:span text:style-name="T4">
 IAEA </text:span>
</text:span>
</text:h>
      <text:p text:style-name="P4">
<draw:frame draw:style-name="fr1" draw:name="Image344" text:anchor-type="as-char" svg:width="6.9236in" svg:height="3.883237in" draw:z-index="0">
<draw:image xlink:href="../Images/AРМІЯINFORM/2023-06-06T44-00-00-04-00/magate-1.jpg" xlink:type="simple" xlink:show="embed" xlink:actuate="onLoad" draw:mime-type="image/jpeg"/>
</draw:frame>
</text:p>
      <text:p text:style-name="P4">
Foreign Minister <text:span text:style-name="T4">
 Dmytro Kuleba </text:span>
 Described the blast of Russian hydroelectric power plants as the largest man -made catastrophe in Europe over the last anniversary.</text:p>
      <text:p text:style-name="P4">
<draw:frame draw:style-name="fr1" draw:name="Image345" text:anchor-type="as-char" svg:width="6.9236in" svg:height="4.2817in" draw:z-index="0">
<draw:image xlink:href="../Images/AРМІЯINFORM/2023-06-06T44-00-00-04-00/kuleba.jpg" xlink:type="simple" xlink:show="embed" xlink:actuate="onLoad" draw:mime-type="image/jpeg"/>
</draw:frame>
He called it "disgusting war crime."</text:p>
      <text:p text:style-name="P4">
"The only way to stop Russia, the largest terrorist of the 21st century is to expel it from Ukraine," he wrote.</text:p>
      <text:p text:style-name="P4">
Currently, Ukraine and the world community are urging the United Nations to dispose of Russia from the organization's lists and to stop the celebration of the Russian Day. We will remind, against the background of the blast on June 6 by the Russian occupiers of the Kakhovsky Hay of Man -made disaster in Ukraine the organization of the United Nations in <text:a xlink:type="simple" xlink:href="https://twitter.com/UN/status/1665932022160965632" text:style-name="Internet_20_link" text:visited-style-name="Visited_20_Internet_20_Link">
Twitter</text:a>
She congratulated the Russian Day. At the same time, the Russian -language UNSR will call for peace and prosperity in the world, "Protection of the planet" and more.</text:p>
      <text:h text:style-name="P12" text:outline-level="3">
<text:span text:style-name="T4">
<text:span text:style-name="T4">
 blasting Kakhovskaya hydroelectric power station: what is known </text:span>
</text:span>
</text:h>
      <text:p text:style-name="P4">
<draw:frame draw:style-name="fr1" draw:name="Image346" text:anchor-type="as-char" svg:width="6.9236in" svg:height="3.750283in" draw:z-index="0">
<draw:image xlink:href="../Images/AРМІЯINFORM/2023-06-06T44-00-00-04-00/ges.jpg" xlink:type="simple" xlink:show="embed" xlink:actuate="onLoad" draw:mime-type="image/jpeg"/>
</draw:frame>
Recall that information about the blasting of Kakhovskaya hydroelectric power plants appeared at night on June 6. Video from the scene show that the dam has been critical damage and more cannot restrain the flow of water from the Kakhovka reservoir.</text:p>
      <text:p text:style-name="P4">
At the State Agency of Ukrhydroenergo <text:a xlink:type="simple" xlink:href="https://t.me/ukrhydroenergo/360" text:style-name="Internet_20_link" text:visited-style-name="Visited_20_Internet_20_Link">
declared</text:a>
It will be extremely difficult to restore the Kakhovka hydroelectric power station. Also, preliminary forecasts, it is believed that the Kakhovka reservoir will be "worked" within four closer days. And a sharp decrease in water can be a threat to the Zaporozhye NPP.</text:p>
      <text:p text:style-name="P4">
News Source: <text:a xlink:type="simple" xlink:href="https://armyinform.com.ua/2023/06/06/pidryv-rosiyanamy-kahovskoyi-ges-reakcziya-yevropy-j-svitu/" text:style-name="Internet_20_link" text:visited-style-name="Visited_20_Internet_20_Link">
https://armyinform.com.ua/2023/06/06/pidryv-rosiyanamy-kahovskoyi-ges-reakcziya-yevropy-j-svitu/</text:a>
</text:p>
      <!--NEWS-->
      <text:h text:style-name="P10" text:outline-level="1">
<text:span text:style-name="T4">
Migrants can apply for a voucher to study online</text:span>
</text:h>
      <text:p text:style-name="P4">
Author: ['АРМІЯINFORM']</text:p>
      <text:p text:style-name="P4">
Time: 2023-06-06T45:00:00-04:00</text:p>
      <text:p text:style-name="P4">
Description: The chervnya procedure is a voucher of voucher in an overstone. About the work of the mіzhvіd ... war with Ukraine 2022, the war with Ukraine latest news today, the news war with Ukraine 2022 The last for today, will there be a war between Ukraine and Russia and when, the war with Ukraine will be or not, it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6/vpo_fac8c.jpg" text:style-name="Internet_20_link" text:visited-style-name="Visited_20_Internet_20_Link">
vpo_fac8c.jpg</text:a>
']</text:p>
      <text:p text:style-name="P4">
Tags: ['STOPRUSSIA', 'АГРЕСІЯ РФ', 'ВІЙНА', 'ВТОРГНЕННЯ РФ', 'МІНРЕІНТЕГРАЦІЇ', 'ПЕРЕСЕЛЕНЦІ']</text:p>
      <text:p text:style-name="P4">
Category: News</text:p>
      <!--METADATA-->
      <text:p text:style-name="P4">
<draw:frame draw:style-name="fr1" draw:name="Image347" text:anchor-type="as-char" svg:width="6.9236in" svg:height="3.948616in" draw:z-index="0">
<draw:image xlink:href="../Images/AРМІЯINFORM/2023-06-06T45-00-00-04-00/vpo_fac8c.jpg" xlink:type="simple" xlink:show="embed" xlink:actuate="onLoad" draw:mime-type="image/jpeg"/>
</draw:frame>
Illustrative photo</text:p>
      <text:p text:style-name="P4">
Since June, the procedure for obtaining vouchers for education has been simplified. This was discussed by a meeting on employment and vocational training in the presidency(https://minre.gov.ua/2023/06/05/pereselenczi-mozhut-podaty-zayavku-na-otrymannya-vauchera-na-navchannya-onlajn/)Ministry of Reintegration.</text:p>
      <text:p text:style-name="P4">
It is a document that gives citizens the right to undergo education for free education. In particular, retraining in the working profession, training with a specialty for obtaining a master's degree or master's degree in different specialization, specialization or advanced training.</text:p>
      <text:p text:style-name="P4">
Currently, 123 professions and specialties have been identified that you can learn.</text:p>
      <text:p text:style-name="P4">
Starting from June 1, to apply for a voucher for education, it is enough to fill in an online form on the State Employment Service website(https://voucher.dcz.gov.ua/).</text:p>
      <text:p text:style-name="P4">
Як повідомили у Держслужбі зайнятості, заявка буде опрацьована протягом 3робочих днів. Після ухвалення рішення про видачу ваучера працівник центрузайнятості здійснюватиме супровід особи до моменту підписання договору іззакладом освіти.</text:p>
      <text:p text:style-name="P4">
Загалом з початку року центри зайнятості вже видали понад 5 тисяч ваучерів нанавчання.</text:p>
      <text:p text:style-name="P4">
News Source: <text:a xlink:type="simple" xlink:href="https://armyinform.com.ua/2023/06/06/pereselenczi-mozhut-podaty-zayavku-na-otrymannya-vauchera-na-navchannya-onlajn/" text:style-name="Internet_20_link" text:visited-style-name="Visited_20_Internet_20_Link">
https://armyinform.com.ua/2023/06/06/pereselenczi-mozhut-podaty-zayavku-na-otrymannya-vauchera-na-navchannya-onlajn/</text:a>
</text:p>
      <!--NEWS-->
      <text:h text:style-name="P10" text:outline-level="1">
<text:span text:style-name="T4">
The Ministry of Defense warns of increased minna danger in the area of flooding in Kherson region</text:span>
</text:h>
      <text:p text:style-name="P4">
Author: ['АРМІЯINFORM']</text:p>
      <text:p text:style-name="P4">
Time: 2023-06-06T46:00:00-04:00</text:p>
      <text:p text:style-name="P4">
Description: Situations, SO SHOS IS SHOULD IN THE INSTALLENCE OF THE Technogenic Catastrophe Rosіyu Unaslikok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kahovska_damba.jpg" text:style-name="Internet_20_link" text:visited-style-name="Visited_20_Internet_20_Link">
kahovska_damba.jpg</text:a>
']</text:p>
      <text:p text:style-name="P4">
Tags: ['АГРЕСІЯ РФ', 'ВІЙСЬКОВІ ЗЛОЧИНИ РФ', 'ВТОРГНЕННЯ РФ', 'КАХОВСЬКА ГЕС', 'МОУ']</text:p>
      <text:p text:style-name="P4">
Category: News</text:p>
      <!--METADATA-->
      <text:p text:style-name="P4">
<draw:frame draw:style-name="fr1" draw:name="Image348" text:anchor-type="as-char" svg:width="6.9236in" svg:height="3.894525in" draw:z-index="0">
<draw:image xlink:href="../Images/AРМІЯINFORM/2023-06-06T46-00-00-04-00/kahovska_damba.jpg" xlink:type="simple" xlink:show="embed" xlink:actuate="onLoad" draw:mime-type="image/jpeg"/>
</draw:frame>
The situation resulting from the man -made disaster of the Rosius, due to the blast of the dam of Kakhovka hydroelectric power station, is studied by the State Special Transport Service of the Ministry of Defense of Ukraine.</text:p>
      <text:p text:style-name="P4">
The Ministry of Defense of Ukraine in [telegrams] notes this(https://t.me/ministry_of_defense_ua/7662).</text:p>
      <text:p text:style-name="P4">
«Попереджаємо місцеве населення у районі підтоплення про <text:span text:style-name="T4">
підвищену небезпекувід вибухонебезпечних предметів.</text:span>
 Ворожі мінні загородження опинились підводою та можуть бути знесені потоками», — йдеться в повідомленні.</text:p>
      <text:p text:style-name="P4">
Також у Міноборони наголосили, що своїми діями росія вчинила воєнний злочин,адже дамби — це об’єкти, захищені законами воєнного часу та Женевськоюконвенцією.</text:p>
      <text:p text:style-name="P4">
Нагадаємо, внаслідок підриву Каховської ГЕС Президент України<text:a xlink:type="simple" xlink:href="https://armyinform.com.ua/2023/06/06/prezydent-ukrayiny-sklykaye-ekstrene-zasidannya-rnbo-cherez-pidryv-kahovskoyi-ges/" text:style-name="Internet_20_link" text:visited-style-name="Visited_20_Internet_20_Link">
скликав</text:a>
Emergency meeting.</text:p>
      <text:p text:style-name="P4">
News Source: <text:a xlink:type="simple" xlink:href="https://armyinform.com.ua/2023/06/06/minoborony-poperedzhaye-pro-pidvyshhenu-minnu-nebezpeku-v-rajoni-pidtoplennya-na-hersonshhyni/" text:style-name="Internet_20_link" text:visited-style-name="Visited_20_Internet_20_Link">
https://armyinform.com.ua/2023/06/06/minoborony-poperedzhaye-pro-pidvyshhenu-minnu-nebezpeku-v-rajoni-pidtoplennya-na-hersonshhyni/</text:a>
</text:p>
      <!--NEWS-->
      <text:h text:style-name="P10" text:outline-level="1">
<text:span text:style-name="T4">
Russian invaders undermined the Kakhovsk Hydroe Hep - OK "South"</text:span>
</text:h>
      <text:p text:style-name="P4">
Author: ['АРМІЯINFORM']</text:p>
      <text:p text:style-name="P4">
Time: 2023-06-06T47:00:00-04:00</text:p>
      <text:p text:style-name="P4">
Description: Rosiyski pupt payders.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630_360_1555849971-616-1.jpg" text:style-name="Internet_20_link" text:visited-style-name="Visited_20_Internet_20_Link">
630_360_1555849971-616-1.jpg</text:a>
', '<text:a xlink:type="simple" xlink:href="https://armyinform.com.ua/wp-content/uploads/2023/06/347397003_638648424513412_7050887653127735556_n-150x150.jpg" text:style-name="Internet_20_link" text:visited-style-name="Visited_20_Internet_20_Link">
347397003_638648424513412_7050887653127735556_n-150x150.jpg</text:a>
', '<text:a xlink:type="simple" xlink:href="https://armyinform.com.ua/wp-content/uploads/2023/06/347413488_1999887600344845_2205759442437015249_n-150x150.jpg" text:style-name="Internet_20_link" text:visited-style-name="Visited_20_Internet_20_Link">
347413488_1999887600344845_2205759442437015249_n-150x150.jpg</text:a>
', '<text:a xlink:type="simple" xlink:href="https://armyinform.com.ua/wp-content/uploads/2023/06/347407944_567756738851766_1866078082534745920_n-150x150.jpg" text:style-name="Internet_20_link" text:visited-style-name="Visited_20_Internet_20_Link">
347407944_567756738851766_1866078082534745920_n-150x150.jpg</text:a>
', '<text:a xlink:type="simple" xlink:href="https://armyinform.com.ua/wp-content/uploads/2023/06/347256802_1297791280825512_3674529348540925873_n-150x150.jpg" text:style-name="Internet_20_link" text:visited-style-name="Visited_20_Internet_20_Link">
347256802_1297791280825512_3674529348540925873_n-150x150.jpg</text:a>
']</text:p>
      <text:p text:style-name="P4">
Tags: ['КАХОВСЬКА ГЕС', 'ОК «ПІВДЕНЬ»']</text:p>
      <text:p text:style-name="P4">
Category: News</text:p>
      <!--METADATA-->
      <text:p text:style-name="P4">
<draw:frame draw:style-name="fr1" draw:name="Image349" text:anchor-type="as-char" svg:width="6.9236in" svg:height="3.956343in" draw:z-index="0">
<draw:image xlink:href="../Images/AРМІЯINFORM/2023-06-06T47-00-00-04-00/630_360_1555849971-616-1.jpg" xlink:type="simple" xlink:show="embed" xlink:actuate="onLoad" draw:mime-type="image/jpeg"/>
</draw:frame>
The Russian occupation troops carried out the Kakhovka hydroelectric power station.</text:p>
      <text:p text:style-name="P4">
About it <text:a xlink:type="simple" xlink:href="https://www.facebook.com/OperationalCommandSouth/posts/pfbid0XuX8MXw9KnjAyReRzASc4DjQvZ5Lwu68tLyaE5ZQnLLpuYmJvY8aKQnN" text:style-name="Internet_20_link" text:visited-style-name="Visited_20_Internet_20_Link">
reports</text:a>
Operational Command "South".</text:p>
      <text:p text:style-name="P4">
“Currently, the scale of destruction, speed and volume of water, probable flooding. All services work. The situation is being tracked, ”the presentation says.</text:p>
      <text:p text:style-name="P4">
Also in the OK "South" published an algorithm what to do in the case of underwriting hydroelectric power plants.</text:p>
      <text:p text:style-name="P4">
<text:a xlink:type="simple" xlink:href="https://armyinform.com.ua/wp-content/uploads/2023/06/347397003_638648424513412_7050887653127735556_n.jpg" text:style-name="Internet_20_link" text:visited-style-name="Visited_20_Internet_20_Link">
!(Images/AРМІЯINFORM/2023-06-06T47-00-00-04-00/347397003_638648424513412_7050887653127735556_n-150x150.jpg)</text:a>
</text:p>
      <text:p text:style-name="P4">
<text:a xlink:type="simple" xlink:href="https://armyinform.com.ua/wp-content/uploads/2023/06/347413488_1999887600344845_2205759442437015249_n.jpg" text:style-name="Internet_20_link" text:visited-style-name="Visited_20_Internet_20_Link">
<draw:frame draw:style-name="fr1" draw:name="Image350" text:anchor-type="as-char" svg:width="6.9236in" svg:height="6.9236in" draw:z-index="0">
<draw:image xlink:href="../Images/AРМІЯINFORM/2023-06-06T47-00-00-04-00/347413488_1999887600344845_2205759442437015249_n-150x150.jpg" xlink:type="simple" xlink:show="embed" xlink:actuate="onLoad" draw:mime-type="image/jpeg"/>
</draw:frame>
</text:a>
</text:p>
      <text:p text:style-name="P4">
<text:a xlink:type="simple" xlink:href="https://armyinform.com.ua/wp-content/uploads/2023/06/347407944_567756738851766_1866078082534745920_n.jpg" text:style-name="Internet_20_link" text:visited-style-name="Visited_20_Internet_20_Link">
<draw:frame draw:style-name="fr1" draw:name="Image351" text:anchor-type="as-char" svg:width="6.9236in" svg:height="6.9236in" draw:z-index="0">
<draw:image xlink:href="../Images/AРМІЯINFORM/2023-06-06T47-00-00-04-00/347407944_567756738851766_1866078082534745920_n-150x150.jpg" xlink:type="simple" xlink:show="embed" xlink:actuate="onLoad" draw:mime-type="image/jpeg"/>
</draw:frame>
</text:a>
</text:p>
      <text:p text:style-name="P4">
<text:a xlink:type="simple" xlink:href="https://armyinform.com.ua/wp-content/uploads/2023/06/347256802_1297791280825512_3674529348540925873_n.jpg" text:style-name="Internet_20_link" text:visited-style-name="Visited_20_Internet_20_Link">
<draw:frame draw:style-name="fr1" draw:name="Image352" text:anchor-type="as-char" svg:width="6.9236in" svg:height="6.9236in" draw:z-index="0">
<draw:image xlink:href="../Images/AРМІЯINFORM/2023-06-06T47-00-00-04-00/347256802_1297791280825512_3674529348540925873_n-150x150.jpg" xlink:type="simple" xlink:show="embed" xlink:actuate="onLoad" draw:mime-type="image/jpeg"/>
</draw:frame>
</text:a>
</text:p>
      <text:p text:style-name="P4">
News Source: <text:a xlink:type="simple" xlink:href="https://armyinform.com.ua/2023/06/06/rosijski-okupanty-pidirvaly-kahovsku-ges-ok-pivden/" text:style-name="Internet_20_link" text:visited-style-name="Visited_20_Internet_20_Link">
https://armyinform.com.ua/2023/06/06/rosijski-okupanty-pidirvaly-kahovsku-ges-ok-pivden/</text:a>
</text:p>
      <!--NEWS-->
      <text:h text:style-name="P10" text:outline-level="1">
<text:span text:style-name="T4">
As of 13:00, nearly 1000 people were evacuated as a result</text:span>
</text:h>
      <text:p text:style-name="P4">
Author: ['АРМІЯINFORM']</text:p>
      <text:p text:style-name="P4">
Time: 2023-06-06T48:00:00-04:00</text:p>
      <text:p text:style-name="P4">
Description: The village at 13:00 by the authorities of the MSCOVEVIA VLADISTICS OF DSNS is to be carried out evacuated to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zavantazhennya-e1686051139238.jpg" text:style-name="Internet_20_link" text:visited-style-name="Visited_20_Internet_20_Link">
zavantazhennya-e1686051139238.jpg</text:a>
']</text:p>
      <text:p text:style-name="P4">
Tags: ['АГРЕСІЯ РФ', 'ВТОРГНЕННЯ РФ', 'ДСНС УКРАЇНИ', 'КАХОВСЬКА ГЕС']</text:p>
      <text:p text:style-name="P4">
Category: News</text:p>
      <!--METADATA-->
      <text:p text:style-name="P4">
<draw:frame draw:style-name="fr1" draw:name="Image353" text:anchor-type="as-char" svg:width="6.9236in" svg:height="4.638812in" draw:z-index="0">
<draw:image xlink:href="../Images/AРМІЯINFORM/2023-06-06T48-00-00-04-00/zavantazhennya-e1686051139238.jpg" xlink:type="simple" xlink:show="embed" xlink:actuate="onLoad" draw:mime-type="image/jpeg"/>
</draw:frame>
As of 13:00 local authorities with the involvement of the SES, eco -covers are conducted in flooding areas. Also not alerted with the help of loud speakers.</text:p>
      <text:p text:style-name="P4">
About it <text:a xlink:type="simple" xlink:href="https://www.kmu.gov.ua/news/dsns-informatsiia-shchodo-likvidatsii-naslidkiv-pidryvu-kakhovskoi-hes" text:style-name="Internet_20_link" text:visited-style-name="Visited_20_Internet_20_Link">
reports</text:a>
Government portal.</text:p>
      <text:p text:style-name="P4">
“Almost 1,000 people have evacuated by the SES, National Police, volunteers. To assist the population from Kiev, a mobile operational group of SUFSSSSPS was sent, the technique of increased patency was sent, additional forces of the hinge were involved: boats, bogun swamps, floating conveyors, mobile cleansing and vehicles for drinking water, ”it said.</text:p>
      <text:p text:style-name="P4">
News Source: <text:a xlink:type="simple" xlink:href="https://armyinform.com.ua/2023/06/06/stanom-na-1300-majzhe-1000-osib-evakujovano-vnaslidok-pidryvu-damby-kahovskoyi-ges/" text:style-name="Internet_20_link" text:visited-style-name="Visited_20_Internet_20_Link">
https://armyinform.com.ua/2023/06/06/stanom-na-1300-majzhe-1000-osib-evakujovano-vnaslidok-pidryvu-damby-kahovskoyi-ges/</text:a>
</text:p>
      <!--NEWS-->
      <text:h text:style-name="P10" text:outline-level="1">
<text:span text:style-name="T4">
The NSDC reacted to the Russian propaganda fake on the "death" of Budanov</text:span>
</text:h>
      <text:p text:style-name="P4">
Author: ['АРМІЯINFORM']</text:p>
      <text:p text:style-name="P4">
Time: 2023-06-06T49:00:00-04:00</text:p>
      <text:p text:style-name="P4">
Description: Rosіyski promotion of the Rospovzhnuzhnuzhno Fake about the NIBITO “Drive” the head of the hea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РНБО']</text:p>
      <text:p text:style-name="P4">
Category: News</text:p>
      <!--METADATA-->
      <text:p text:style-name="P4">
російські пропагандисти розповсюджують фейк про нібито «вбивство» начальникаГоловного управління розвідки Міноборони України Кирила Буданова.</text:p>
      <text:p text:style-name="P4">
Про це <text:a xlink:type="simple" xlink:href="https://t.me/CenterCounteringDisinformation/5610" text:style-name="Internet_20_link" text:visited-style-name="Visited_20_Internet_20_Link">
повідомили</text:a>
In the Central Defense Center for National Security and Defense.</text:p>
      <text:p text:style-name="P4">
Analysts say that the enemy spreads that Budanov "died" during a rocket strike in Kiev, and at the National Center "Ukrainian House" is already "preparing for the funeral".</text:p>
      <text:p text:style-name="P4">
The NSDC emphasizes-this is the next fake of Moscow after the unsuccessful campaign about "Arrest", "Wounds" and "Murder" of the Chief of the Armed Forces of Ukraine General of Zaluzhny and Commander of the Armed Forces of the Armed Forces of the Armed Forces of the Armed Forces of Ukraine.</text:p>
      <text:p text:style-name="P4">
"Russian propaganda tries to sow panic in the middle of the spread by spreading such a fake again," the message said.</text:p>
      <text:p text:style-name="P4">
News Source: <text:a xlink:type="simple" xlink:href="https://armyinform.com.ua/2023/06/06/u-rnbo-zreaguvaly-na-fejk-rosijskoyi-propagandy-shhodo-zagybeli-budanova/" text:style-name="Internet_20_link" text:visited-style-name="Visited_20_Internet_20_Link">
https://armyinform.com.ua/2023/06/06/u-rnbo-zreaguvaly-na-fejk-rosijskoyi-propagandy-shhodo-zagybeli-budanova/</text:a>
</text:p>
      <!--NEWS-->
      <text:h text:style-name="P10" text:outline-level="1">
<text:span text:style-name="T4">
The army of the Russian Federation struck a rocket strike on Kharkiv - the General Staff of the Armed Forces</text:span>
</text:h>
      <text:p text:style-name="P4">
Author: ['АРМІЯINFORM']</text:p>
      <text:p text:style-name="P4">
Time: 2023-06-06T4:00:00-04:00</text:p>
      <text:p text:style-name="P4">
Description: Lent out of the Vorog, the Vorog, the missile strike at the Harkiv Mіst, having stuck 3 missile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a0fed1a7ddb0e096.jpg" text:style-name="Internet_20_link" text:visited-style-name="Visited_20_Internet_20_Link">
a0fed1a7ddb0e096.jpg</text:a>
']</text:p>
      <text:p text:style-name="P4">
Tags: ['ГЕНЕРАЛЬНИЙ ШТАБ ЗС УКРАЇНИ', 'ОБСТРІЛИ РФ', 'ОПЕРАТИВНА ІНФОРМАЦІЯ', 'ХАРКІВ']</text:p>
      <text:p text:style-name="P4">
Category: News</text:p>
      <!--METADATA-->
      <text:p text:style-name="P4">
<draw:frame draw:style-name="fr1" draw:name="Image354" text:anchor-type="as-char" svg:width="6.9236in" svg:height="3.894525in" draw:z-index="0">
<draw:image xlink:href="../Images/AРМІЯINFORM/2023-06-06T4-00-00-04-00/a0fed1a7ddb0e096.jpg" xlink:type="simple" xlink:show="embed" xlink:actuate="onLoad" draw:mime-type="image/jpeg"/>
</draw:frame>
Over the past day, the enemy struck the city of Kharkiv, using 3 C-300 missiles.</text:p>
      <text:p text:style-name="P4">
About this <text:a xlink:type="simple" xlink:href="https://www.facebook.com/GeneralStaff.ua/posts/pfbid0G3yH954nTGvwpRAtACZ75PfVzVbL2ULPwdVe5uSjhr9rPNne7HCGSLHFdkMGEzUGl" text:style-name="Internet_20_link" text:visited-style-name="Visited_20_Internet_20_Link">
it is referred</text:a>
In the operational information of the General Staff of the Armed Forces.</text:p>
      <text:p text:style-name="P4">
"In the Siversky and Slobozhansky directions, the enemy continues to retain the military in the border areas with Ukraine," the statement reads.</text:p>
      <text:p text:style-name="P4">
The enemy also struck in the areas of the middle-building of Sumy region of Ogirtseve and a hut of Kharkiv region. Monometric and artillery units were made , Uda, veterinary, high tier, deep, Lukyanka, old, Ogirtseve, Gatyshche, Pletenivka, Vovchansk, Mykolaivka, Nesterne, Budarka, Zarubinka, Shevyakivka, Odrada in Kharkiv region.</text:p>
      <text:p text:style-name="P4">
News Source: <text:a xlink:type="simple" xlink:href="https://armyinform.com.ua/2023/06/06/armiya-rf-zavdala-raketnogo-udaru-po-harkovu-genshtab-zsu/" text:style-name="Internet_20_link" text:visited-style-name="Visited_20_Internet_20_Link">
https://armyinform.com.ua/2023/06/06/armiya-rf-zavdala-raketnogo-udaru-po-harkovu-genshtab-zsu/</text:a>
</text:p>
      <!--NEWS-->
      <text:h text:style-name="P10" text:outline-level="1">
<text:span text:style-name="T4">
Estonia Prime Minister-About Kakhovskaya Hydroelectric Power: The West should stop this cycle of aggression, helping Ukraine win</text:span>
</text:h>
      <text:p text:style-name="P4">
Author: ['АРМІЯINFORM']</text:p>
      <text:p text:style-name="P4">
Time: 2023-06-06T50:00:00-04:00</text:p>
      <text:p text:style-name="P4">
Description: Teroristic Rosia rewound water into aggression. Such a rank on Pіdriv Rosiyu Dambi ... War with Ukraine 2022, War with Ukraine Latest News Today, News War with Ukraine 2022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6/kahovka-2.jpg" text:style-name="Internet_20_link" text:visited-style-name="Visited_20_Internet_20_Link">
kahovka-2.jpg</text:a>
']</text:p>
      <text:p text:style-name="P4">
Tags: ['КАЯ КАЛЛАС', 'НОВА КАХОВКА', 'ПРЕМ’ЄР-МІНІСТР ЕСТОНІЇ']</text:p>
      <text:p text:style-name="P4">
Category: News</text:p>
      <!--METADATA-->
      <text:p text:style-name="P4">
<draw:frame draw:style-name="fr1" draw:name="Image355" text:anchor-type="as-char" svg:width="6.9236in" svg:height="3.894525in" draw:z-index="0">
<draw:image xlink:href="../Images/AРМІЯINFORM/2023-06-06T50-00-00-04-00/kahovka-2.jpg" xlink:type="simple" xlink:show="embed" xlink:actuate="onLoad" draw:mime-type="image/jpeg"/>
</draw:frame>
Terrorist Russia turned water into aggression.</text:p>
      <text:p text:style-name="P4">
Thus on <text:a xlink:type="simple" xlink:href="https://armyinform.com.ua/2023/06/06/rosijski-okupanty-pidirvaly-kahovsku-ges-ok-pivden/" text:style-name="Internet_20_link" text:visited-style-name="Visited_20_Internet_20_Link">
undermining Russia, Kakhovskaya Hins Dams</text:a>
<text:a xlink:type="simple" xlink:href="https://twitter.com/kajakallas/status/1666022427082788864" text:style-name="Internet_20_link" text:visited-style-name="Visited_20_Internet_20_Link">
reacted</text:a>
Estonia Prime Minister Kai Callas.</text:p>
      <text:p text:style-name="P4">
“The destruction of the dam in Nova Kakhovka is a war crime that affects the countlessness of civilians and leads to ecocide and mass destruction. Mipovin to stop this cycle of aggression, helping Ukraine to defeat the puzzles, ”Kai Callas said.</text:p>
      <text:p text:style-name="P4">
IAEA carefully <text:a xlink:type="simple" xlink:href="https://armyinform.com.ua/2023/06/06/magate-stezhyt-za-poshkodzhennyam-kahovskoyi-damby-ta-za-sytuacziyeyu-dovkola-zaes/" text:style-name="Internet_20_link" text:visited-style-name="Visited_20_Internet_20_Link">
monitors</text:a>
By the prejudice of the Kakhovsky Dam and, in particular, the situation around the seizure of the NPP.</text:p>
      <text:p text:style-name="P4">
Earlier, world leaders strictly condemned Russia for undermining the Kakhovka hydroelectric power station, <text:a xlink:type="simple" xlink:href="https://armyinform.com.ua/2023/06/06/pidryv-rosiyanamy-kahovskoyi-ges-reakcziya-yevropy-j-svitu/" text:style-name="Internet_20_link" text:visited-style-name="Visited_20_Internet_20_Link">
promising</text:a>
to hold Russia accountable for this terrorist attack.</text:p>
      <text:p text:style-name="P4">
News Source: <text:a xlink:type="simple" xlink:href="https://armyinform.com.ua/2023/06/06/premyer-ministr-estoniyi-pro-pidryv-kahovskoyi-ges-zahid-maye-zupynyty-czej-czykl-agresiyi-dopomagayuchy-ukrayini-peremogty/" text:style-name="Internet_20_link" text:visited-style-name="Visited_20_Internet_20_Link">
https://armyinform.com.ua/2023/06/06/premyer-ministr-estoniyi-pro-pidryv-kahovskoyi-ges-zahid-maye-zupynyty-czej-czykl-agresiyi-dopomagayuchy-ukrayini-peremogty/</text:a>
</text:p>
      <!--NEWS-->
      <text:h text:style-name="P10" text:outline-level="1">
<text:span text:style-name="T4">
During the day at the front there were 40 combat clashes</text:span>
</text:h>
      <text:p text:style-name="P4">
Author: ['АРМІЯINFORM']</text:p>
      <text:p text:style-name="P4">
Time: 2023-06-06T51:00:00-04:00</text:p>
      <text:p text:style-name="P4">
Description: The Army of the Russian Federation is prone to ZoSERDAZHUVATI of the main Zuillya at the my best of the recruitment of Lugansko ... The war with Ukraine 2022, the war with Ukraine is the latest news today, the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88992_2_new_960x380_0-1.jpg" text:style-name="Internet_20_link" text:visited-style-name="Visited_20_Internet_20_Link">
288992_2_new_960x380_0-1.jpg</text:a>
']</text:p>
      <text:p text:style-name="P4">
Tags: ['ГЕНЕРАЛЬНИЙ ШТАБ ЗС УКРАЇНИ', 'ОПЕРАТИВНА ІНФОРМАЦІЯ']</text:p>
      <text:p text:style-name="P4">
Category: News</text:p>
      <!--METADATA-->
      <text:p text:style-name="P4">
<draw:frame draw:style-name="fr1" draw:name="Image356" text:anchor-type="as-char" svg:width="6.9236in" svg:height="4.622945in" draw:z-index="0">
<draw:image xlink:href="../Images/AРМІЯINFORM/2023-06-06T51-00-00-04-00/288992_2_new_960x380_0-1.jpg" xlink:type="simple" xlink:show="embed" xlink:actuate="onLoad" draw:mime-type="image/jpeg"/>
</draw:frame>
The army of the Russian Federation continues to concentrate the basic efforts on attempts from full occupation of the Luhansk and Donetsk regions. During the last day, 40 fighting occurred.</text:p>
      <text:p text:style-name="P4">
About this <text:a xlink:type="simple" xlink:href="https://www.facebook.com/GeneralStaff.ua/posts/pfbid0G3yH954nTGvwpRAtACZ75PfVzVbL2ULPwdVe5uSjhr9rPNne7HCGSLHFdkMGEzUGl" text:style-name="Internet_20_link" text:visited-style-name="Visited_20_Internet_20_Link">
it is referred</text:a>
In the operational information of the General Staff of the Armed Forces.</text:p>
      <text:p text:style-name="P4">
Over the past day, the enemy conducted unsuccessful offensive actions in the Luhansk region.</text:p>
      <text:p text:style-name="P4">
The enemy also conducted offensive actions in the direction of Ivanovsky on Bakhmutskaya, and had no success.</text:p>
      <text:p text:style-name="P4">
In the Avdeevsky direction, the enemy made an unsuccessful attempt to attack in the direction of Avdiivka, as well as Severene and Nevelskoye.</text:p>
      <text:p text:style-name="P4">
In the Mariinsky direction, our defenders reflected numerous enemy attacks in the Marinka's city, causing significant losses to the enemy.</text:p>
      <text:p text:style-name="P4">
News Source: <text:a xlink:type="simple" xlink:href="https://armyinform.com.ua/2023/06/06/protyagom-doby-na-fronti-vidbulosya-40-bojovyh-zitknen/" text:style-name="Internet_20_link" text:visited-style-name="Visited_20_Internet_20_Link">
https://armyinform.com.ua/2023/06/06/protyagom-doby-na-fronti-vidbulosya-40-bojovyh-zitknen/</text:a>
</text:p>
      <!--NEWS-->
      <text:h text:style-name="P10" text:outline-level="1">
<text:span text:style-name="T4">
Residents of flooded areas of Kherson region will provide everything necessary - Ministry of Reintegration</text:span>
</text:h>
      <text:p text:style-name="P4">
Author: ['АРМІЯINFORM']</text:p>
      <text:p text:style-name="P4">
Time: 2023-06-06T52:00:00-04:00</text:p>
      <text:p text:style-name="P4">
Description: NUTSHILY KHERSNSHNY, YAKI VIMUSHEVI EVAKOVASE through the Pidtoplennnya Low Population,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1146341_1_w_570-e1686052271217.jpg" text:style-name="Internet_20_link" text:visited-style-name="Visited_20_Internet_20_Link">
1146341_1_w_570-e1686052271217.jpg</text:a>
']</text:p>
      <text:p text:style-name="P4">
Tags: ['КАХОВСЬКА ГЕС', 'МІНРЕІНТЕГРАЦІЇ', 'ХЕРСОНЩИНА']</text:p>
      <text:p text:style-name="P4">
Category: News</text:p>
      <!--METADATA-->
      <text:p text:style-name="P4">
<draw:frame draw:style-name="fr1" draw:name="Image357" text:anchor-type="as-char" svg:width="6.9236in" svg:height="6.15836in" draw:z-index="0">
<draw:image xlink:href="../Images/AРМІЯINFORM/2023-06-06T52-00-00-04-00/1146341_1_w_570-e1686052271217.jpg" xlink:type="simple" xlink:show="embed" xlink:actuate="onLoad" draw:mime-type="image/jpeg"/>
</draw:frame>
Residents of Kherson region, who are forced to evacuate through the flooding of a number of inhabited pens, will be provided with free reflection and all social guarantees.</text:p>
      <text:p text:style-name="P4">
About it with reference to a message(https://www.kmu.gov.ua/news/minreintehratsii-zhyteli-pidtoplenykh-raioniv-khersonshchyny-budut-zabezpecheni-vsim-neobkhidnym)Government portal.</text:p>
      <text:p text:style-name="P4">
“Do not leave in trouble those people who cannot evacuate on their own. If you can help them, report them to the police or rescue services. Also, take care of pets: release from chains, release the licked, if possible, bring with you. Do not delay - evacuate immediately!You will take care of you here, ”said Alexey Borodai, Deputy Minister for Reintegration of Temporarily Occupied Territories.</text:p>
      <text:p text:style-name="P4">
The Ministry of Reintegration reminded that evacuation should be addressed to the local authorities or at the crisis reaction of mintrointegration: <text:span text:style-name="T4">
 15-48. </text:span>
</text:p>
      <text:p text:style-name="P4">
The coordination of the Ministry of Reintegration is currently evacuating from the Kherson region to safer regions.</text:p>
      <text:p text:style-name="P4">
Ukrzaliznytsia <text:a xlink:type="simple" xlink:href="https://armyinform.com.ua/2023/06/06/cherez-pidryv-armiyeyu-rf-damby-kahovskoyi-ges-pryznacheno-evakuaczijnyj-potyag-z-hersonu/" text:style-name="Internet_20_link" text:visited-style-name="Visited_20_Internet_20_Link">
appointed</text:a>
Evacuating train from Kherson. Supplementary trains will be assigned if necessary. We inform you that <text:a xlink:type="simple" xlink:href="https://armyinform.com.ua/2023/06/06/stanom-na-1300-majzhe-1000-osib-evakujovano-vnaslidok-pidryvu-damby-kahovskoyi-ges/" text:style-name="Internet_20_link" text:visited-style-name="Visited_20_Internet_20_Link">
as of 13: 00</text:a>
Almost 1000 people have already evacuated the Dambikakhovsky Hydroelectric Power Plant.</text:p>
      <text:p text:style-name="P4">
We will remind, on June 6, 2023 Russian invaders <text:a xlink:type="simple" xlink:href="https://armyinform.com.ua/2023/06/06/rosijski-okupanty-pidirvaly-kahovsku-ges-ok-pivden/" text:style-name="Internet_20_link" text:visited-style-name="Visited_20_Internet_20_Link">
blown out</text:a>
Kakhovsk hydroelectric power station. NSDC <text:a xlink:type="simple" xlink:href="https://armyinform.com.ua/2023/06/06/rnbo-pogodyla-kompleks-zahodiv-shhodo-prytyagnennya-rf-do-vidpovidalnosti-za-terakt-na-kahovskij-ges-glava-derzhavy/" text:style-name="Internet_20_link" text:visited-style-name="Visited_20_Internet_20_Link">
agreed</text:a>
A set of measures to bring the Russian Federation to the Kakhovskaya Hydroelectric Power Station.</text:p>
      <text:p text:style-name="P4">
News Source: <text:a xlink:type="simple" xlink:href="https://armyinform.com.ua/2023/06/06/meshkancziv-pidtoplenyh-rajoniv-hersonshhyny-zabezpechat-vsim-neobhidnym-minreintegracziyi/" text:style-name="Internet_20_link" text:visited-style-name="Visited_20_Internet_20_Link">
https://armyinform.com.ua/2023/06/06/meshkancziv-pidtoplenyh-rajoniv-hersonshhyny-zabezpechat-vsim-neobhidnym-minreintegracziyi/</text:a>
</text:p>
      <!--NEWS-->
      <text:h text:style-name="P10" text:outline-level="1">
<text:span text:style-name="T4">
The President of Ukraine convenes an emergency session of the NSDC because of the undermining of Kakhovka hydroelectric power station</text:span>
</text:h>
      <text:p text:style-name="P4">
Author: ['АРМІЯINFORM']</text:p>
      <text:p text:style-name="P4">
Time: 2023-06-06T53:00:00-04:00</text:p>
      <text:p text:style-name="P4">
Description: The secretary for the sake of National Bezpeki is the defense of Oleksii Danylov about the conduct of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47ebb8aa7528.jpeg" text:style-name="Internet_20_link" text:visited-style-name="Visited_20_Internet_20_Link">
647ebb8aa7528.jpeg</text:a>
']</text:p>
      <text:p text:style-name="P4">
Tags: ['ЗАСІДАННЯ', 'ОЛЕКСІЙ ДАНІЛОВ', 'РНБО']</text:p>
      <text:p text:style-name="P4">
Category: News</text:p>
      <!--METADATA-->
      <text:p text:style-name="P4">
<draw:frame draw:style-name="fr1" draw:name="Image358" text:anchor-type="as-char" svg:width="6.9236in" svg:height="4.32725in" draw:z-index="0">
<draw:image xlink:href="../Images/AРМІЯINFORM/2023-06-06T53-00-00-04-00/647ebb8aa7528.jpeg" xlink:type="simple" xlink:show="embed" xlink:actuate="onLoad" draw:mime-type="image/jpeg"/>
</draw:frame>
The Secretary of the National Security and Defense Council Alexei Danilov informed the provision of an emergency meeting of the NSDC because of the undermining of the Kakhovka hydroelectric power station.</text:p>
      <text:p text:style-name="P4">
He [wrote] about it(https://twitter.com/OleksiyDanilov/status/1665940121105977345?ref_src=twsrc%5Egoogle%7Ctwcamp%5Eserp%7Ctwgr%5Etweet)In his tweet.</text:p>
      <text:p text:style-name="P4">
"President of Ukraine Volodymyr Zelensky made a decision on holding an emergency meeting of the NSDC of Ukraine in connection with the undermining of the Kakhovsky Damage Dam," the statement reads.</text:p>
      <text:p text:style-name="P4">
In OK "South" in the morning reported that Russian invaders <text:a xlink:type="simple" xlink:href="https://armyinform.com.ua/2023/06/06/rosijski-okupanty-pidirvaly-kahovsku-ges-ok-pivden/" text:style-name="Internet_20_link" text:visited-style-name="Visited_20_Internet_20_Link">
blown out</text:a>
Kakhovsk hydroelectric power station.</text:p>
      <text:p text:style-name="P4">
News Source: <text:a xlink:type="simple" xlink:href="https://armyinform.com.ua/2023/06/06/prezydent-ukrayiny-sklykaye-ekstrene-zasidannya-rnbo-cherez-pidryv-kahovskoyi-ges/" text:style-name="Internet_20_link" text:visited-style-name="Visited_20_Internet_20_Link">
https://armyinform.com.ua/2023/06/06/prezydent-ukrayiny-sklykaye-ekstrene-zasidannya-rnbo-cherez-pidryv-kahovskoyi-ges/</text:a>
</text:p>
      <!--NEWS-->
      <text:h text:style-name="P10" text:outline-level="1">
<text:span text:style-name="T4">
Head of State on the undermining of the Kakhovka HPP: the largest man -made environmental catastrophe in Europe</text:span>
</text:h>
      <text:p text:style-name="P4">
Author: ['АРМІЯINFORM']</text:p>
      <text:p text:style-name="P4">
Time: 2023-06-06T54:00:00-04:00</text:p>
      <text:p text:style-name="P4">
Description: President of Ukraine Volodymyr Zelensky at the Zveverniy before the participants of Samit “Bucharest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ecd60e6b246e023faf9d37758bdbb0a_1686049466_wysiwyg-1.jpeg" text:style-name="Internet_20_link" text:visited-style-name="Visited_20_Internet_20_Link">
1ecd60e6b246e023faf9d37758bdbb0a_1686049466_wysiwyg-1.jpeg</text:a>
']</text:p>
      <text:p text:style-name="P4">
Tags: ['АГРЕСІЯ РФ', 'ВОЛОДИМИР ЗЕЛЕНСЬКИЙ', 'ВТОРГНЕННЯ РФ', 'КАХОВСЬКА ГЕС', 'ПРЕЗИДЕНТ УКРАЇНИ', 'САМІТ «БУХАРЕСТСЬКОЇ ДЕВ’ЯТКИ»']</text:p>
      <text:p text:style-name="P4">
Category: News</text:p>
      <!--METADATA-->
      <text:p text:style-name="P4">
<draw:frame draw:style-name="fr1" draw:name="Image359" text:anchor-type="as-char" svg:width="6.9236in" svg:height="4.604194in" draw:z-index="0">
<draw:image xlink:href="../Images/AРМІЯINFORM/2023-06-06T54-00-00-04-00/1ecd60e6b246e023faf9d37758bdbb0a_1686049466_wysiwyg-1.jpeg" xlink:type="simple" xlink:show="embed" xlink:actuate="onLoad" draw:mime-type="image/jpeg"/>
</draw:frame>
President of Ukraine Volodymyr Zelensky, in an address to the participants of the Bucharest Nine summit, spoke about another terrorist act of Russian Federation, which undermined the dam of the Kakhovsky Hydroelectric power plant this night.</text:p>
      <text:p text:style-name="P4">
About it <text:a xlink:type="simple" xlink:href="https://www.president.gov.ua/news/cogorich-u-vilnyusi-nareshti-varto-viznachiti-sho-ukrayina-b-83421" text:style-name="Internet_20_link" text:visited-style-name="Visited_20_Internet_20_Link">
reports</text:a>
Office of the President of Ukraine.</text:p>
      <text:p text:style-name="P4">
“For more than a year, Russia controls both this dam and the entire Kakhovsky hydroelectric power plant. Identify it somehow from the outside, shelling is physically unrealistic. It was replaced. It is reinforced by Russian invaders. And they are blown up by them, ”said Volodymyr Zelensky.</text:p>
      <text:p text:style-name="P4">
He stressed that it is the largest man -made environmental disaster in Europe.</text:p>
      <text:p text:style-name="P4">
“And this is the most dangerous terrorist in the world. And so the defeat of Russia is the defeat that we will still provide - will be the most significant contribution to the safety of our region, our Europe and the whole world, ”the head of state said.</text:p>
      <text:p text:style-name="P4">
He urged this year to show in Vilnius this year at the NATO summit that NATO's acquired values and the real values of NATO do not differ.</text:p>
      <text:p text:style-name="P4">
"It is worth showing that there will be no weaknesses in Europe," Vladimirzelensky stressed.</text:p>
      <text:p text:style-name="P4">
News Source: <text:a xlink:type="simple" xlink:href="https://armyinform.com.ua/2023/06/06/glava-derzhavy-pro-pidryv-kahovskoyi-ges-najbilsha-rukotvorna-ekologichna-katastrofa-v-yevropi/" text:style-name="Internet_20_link" text:visited-style-name="Visited_20_Internet_20_Link">
https://armyinform.com.ua/2023/06/06/glava-derzhavy-pro-pidryv-kahovskoyi-ges-najbilsha-rukotvorna-ekologichna-katastrofa-v-yevropi/</text:a>
</text:p>
      <!--NEWS-->
      <text:h text:style-name="P10" text:outline-level="1">
<text:span text:style-name="T4">
With the introduction of portrait examination, the defenders' identification process will accelerate - Coordination Headquarters</text:span>
</text:h>
      <text:p text:style-name="P4">
Author: ['АРМІЯINFORM']</text:p>
      <text:p text:style-name="P4">
Time: 2023-06-06T55:00:00-04:00</text:p>
      <text:p text:style-name="P4">
Description: At the coordinating headquarters, Zustinchi Zustnni Rodinas Vіsovo -polosholenikh ... The war with Ukraine 2022, the war with Ukraine latest news today, the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dd2a4191-c33c-4325-a631-1dd20dd73cb8.jpg" text:style-name="Internet_20_link" text:visited-style-name="Visited_20_Internet_20_Link">
dd2a4191-c33c-4325-a631-1dd20dd73cb8.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60" text:anchor-type="as-char" svg:width="6.9236in" svg:height="4.615733in" draw:z-index="0">
<draw:image xlink:href="../Images/AРМІЯINFORM/2023-06-06T55-00-00-04-00/dd2a4191-c33c-4325-a631-1dd20dd73cb8.jpg" xlink:type="simple" xlink:show="embed" xlink:actuate="onLoad" draw:mime-type="image/jpeg"/>
</draw:frame>
At the coordination headquarters there was a meeting with the unification of the Family -Walain Battalion of NSU. Kulchytsky. During the meeting, the representatives of the coordination headquarters explained to the close defenders of the peculiarities of biological samples for DNA examination and identification of the bodies of dead defenders and defenders.</text:p>
      <text:p text:style-name="P4">
About it <text:a xlink:type="simple" xlink:href="https://t.me/Koord_shtab/1172" text:style-name="Internet_20_link" text:visited-style-name="Visited_20_Internet_20_Link">
reports</text:a>
Coordination headquarters of inquiries for the treatment of prisoners of war.</text:p>
      <text:p text:style-name="P4">
In particular, they discussed the peculiarities of communication with investigators leading the relevant right. The staff representatives stressed that there are so many such requests for investigators, so they do not have time to answer in time, but even more so to fully communicate with their disappeared servicemen.</text:p>
      <text:p text:style-name="P4">
A representative of the coordination headquarters reported that the Commissioner for Human Rights with the Research Institute is developing mechanisms for conducting a portrait examination of photo and video materials, which may feature the confused defenders of Ukraine. It is expected that with the implementation of the practice of portrait examination, the process of identification of defenders and granting the appropriate status will be greatly accelerated.</text:p>
      <text:p text:style-name="P4">
News Source: <text:a xlink:type="simple" xlink:href="https://armyinform.com.ua/2023/06/06/iz-vprovadzhennyam-portretnoyi-ekspertyzy-proczes-identyfikacziyi-oboroncziv-pryskorytsya-koordynaczijnyj-shtab/" text:style-name="Internet_20_link" text:visited-style-name="Visited_20_Internet_20_Link">
https://armyinform.com.ua/2023/06/06/iz-vprovadzhennyam-portretnoyi-ekspertyzy-proczes-identyfikacziyi-oboroncziv-pryskorytsya-koordynaczijnyj-shtab/</text:a>
</text:p>
      <!--NEWS-->
      <text:h text:style-name="P10" text:outline-level="1">
<text:span text:style-name="T4">
On June 8, there will be a roundtable "How to maintain the mental health of servicemen and the whole society"</text:span>
</text:h>
      <text:p text:style-name="P4">
Author: ['АРМІЯINFORM']</text:p>
      <text:p text:style-name="P4">
Time: 2023-06-06T56:00:00-04:00</text:p>
      <text:p text:style-name="P4">
Description: 08 worm, about 10:00, the Military Media Center WIDE CHRIGHY STIL “VIINA ACTION OUR ... War with Ukraine 2022, War with Ukraine Latest News Today, News War with Ukraine 2022 Last for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4/military-media-center.jpg" text:style-name="Internet_20_link" text:visited-style-name="Visited_20_Internet_20_Link">
military-media-center.jpg</text:a>
']</text:p>
      <text:p text:style-name="P4">
Tags: ['КРУГЛИЙ СТІЛ']</text:p>
      <text:p text:style-name="P4">
Category: News</text:p>
      <!--METADATA-->
      <text:p text:style-name="P4">
<draw:frame draw:style-name="fr1" draw:name="Image361" text:anchor-type="as-char" svg:width="6.9236in" svg:height="3.894525in" draw:z-index="0">
<draw:image xlink:href="../Images/AРМІЯINFORM/2023-06-06T56-00-00-04-00/military-media-center.jpg" xlink:type="simple" xlink:show="embed" xlink:actuate="onLoad" draw:mime-type="image/jpeg"/>
</draw:frame>
June 08, at 10:00, Militation Media Center will take place a round table <text:span text:style-name="T4">
 _ “The war on our souls. How to maintain the mental health of servicemen and all -rural ”_ </text:span>
 with participation:</text:p>
      <ul>
        <li>
Deputy Minister of Defense of Ukraine Anna Malyar, * Head of the Coordination Center for Mental Health of the Cabinet of Ministers of Ukraine Oksana Zbitneva, * specialists of the Main Department of Moral and Psychological Support of the Armed Forces, * specialists of the Department of Humanitarian Support of the Ministry of Defense, * experts of public organizations.</li>
      </ul>
      <text:p text:style-name="P4">
<text:span text:style-name="T4">
 Accreditation of media representatives is required and will last until 09:00 08 June. </text:span>
</text:p>
      <text:p text:style-name="P4">
To send accreditation applications to an email address: <text:a xlink:type="simple" xlink:href="mailto:psmodu@post.mil.gov.ua" text:style-name="Internet_20_link" text:visited-style-name="Visited_20_Internet_20_Link">
psmodu@post.mil.gov.ua</text:a>
indicating the name, name and patronymic of the journalist, name of the publication, contact phone.</text:p>
      <text:p text:style-name="P4">
News Source: <text:a xlink:type="simple" xlink:href="https://armyinform.com.ua/2023/06/06/8-chervnya-vidbudetsya-kruglyj-stil-yak-zberegty-mentalne-zdorovya-vijskovosluzhbovcziv-i-vsogo-suspilstva/" text:style-name="Internet_20_link" text:visited-style-name="Visited_20_Internet_20_Link">
https://armyinform.com.ua/2023/06/06/8-chervnya-vidbudetsya-kruglyj-stil-yak-zberegty-mentalne-zdorovya-vijskovosluzhbovcziv-i-vsogo-suspilstva/</text:a>
</text:p>
      <!--NEWS-->
      <text:h text:style-name="P10" text:outline-level="1">
<text:span text:style-name="T4">
The IAEA monitors the damage of the Kakhovsky dam and the situation around the ZPP</text:span>
</text:h>
      <text:p text:style-name="P4">
Author: ['АРМІЯINFORM']</text:p>
      <text:p text:style-name="P4">
Time: 2023-06-06T57:00:00-04:00</text:p>
      <text:p text:style-name="P4">
Description: The agency of the nuclear unit (Magate) VIDOMO about Poschokodzhennya Kakhovo Dambi in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kahovskages.jpg" text:style-name="Internet_20_link" text:visited-style-name="Visited_20_Internet_20_Link">
kahovskages.jpg</text:a>
']</text:p>
      <text:p text:style-name="P4">
Tags: ['КАХОВСЬКА ДАМБА', 'МАГАТЕ']</text:p>
      <text:p text:style-name="P4">
Category: News</text:p>
      <!--METADATA-->
      <text:p text:style-name="P4">
<draw:frame draw:style-name="fr1" draw:name="Image362" text:anchor-type="as-char" svg:width="6.9236in" svg:height="3.894525in" draw:z-index="0">
<draw:image xlink:href="../Images/AРМІЯINFORM/2023-06-06T57-00-00-04-00/kahovskages.jpg" xlink:type="simple" xlink:show="embed" xlink:actuate="onLoad" draw:mime-type="image/jpeg"/>
</draw:frame>
Atomic Energy International(IDA)is known about <text:a xlink:type="simple" xlink:href="https://armyinform.com.ua/2023/06/06/prezydent-ukrayiny-sklykaye-ekstrene-zasidannya-rnbo-cherez-pidryv-kahovskoyi-ges/" text:style-name="Internet_20_link" text:visited-style-name="Visited_20_Internet_20_Link">
damage to the Kakhovsky Dam</text:a>
In Ukraine, tanaragas are monitoring the situation around the Zaporizhzhya nuclear power plant.</text:p>
      <text:p text:style-name="P4">
About it <text:a xlink:type="simple" xlink:href="https://twitter.com/iaeaorg/status/1665956258317496323" text:style-name="Internet_20_link" text:visited-style-name="Visited_20_Internet_20_Link">
reports</text:a>
IAEA press service.</text:p>
      <text:p text:style-name="P4">
“Experts at the Zaporozhye NPP closely monitor the situation; There is a direct risk to nuclear safety at the station, ”the message reads.</text:p>
      <text:p text:style-name="P4">
Recall, according to <text:a xlink:type="simple" xlink:href="https://armyinform.com.ua/2023/06/06/rosiyany-vykorystovuyut-kartu-tehnogennogo-shantazhu-nataliya-gumenyuk-pro-pidryv-na-kahovskij-ges/" text:style-name="Internet_20_link" text:visited-style-name="Visited_20_Internet_20_Link">
words</text:a>
Natalia Humeniuk, the head of the united coordination press center of Ukraine, blew up part of the design of the Kakhovsky Hydroelectric Stanition and use a map of man -made blackmail to press on defense forces, to press on Ukraine as a whole.</text:p>
      <text:p text:style-name="P4">
News Source: <text:a xlink:type="simple" xlink:href="https://armyinform.com.ua/2023/06/06/magate-stezhyt-za-poshkodzhennyam-kahovskoyi-damby-ta-za-sytuacziyeyu-dovkola-zaes/" text:style-name="Internet_20_link" text:visited-style-name="Visited_20_Internet_20_Link">
https://armyinform.com.ua/2023/06/06/magate-stezhyt-za-poshkodzhennyam-kahovskoyi-damby-ta-za-sytuacziyeyu-dovkola-zaes/</text:a>
</text:p>
      <!--NEWS-->
      <text:h text:style-name="P10" text:outline-level="1">
<text:span text:style-name="T4">
Lithuanian Defense Minister: The consequences of Kakhovskaya hydroelectric power departments can be catastrophic</text:span>
</text:h>
      <text:p text:style-name="P4">
Author: ['АРМІЯINFORM']</text:p>
      <text:p text:style-name="P4">
Time: 2023-06-06T58:00:00-04:00</text:p>
      <text:p text:style-name="P4">
Description: The damped of the Dam Bilya Kakhovki on the DnIPRI, enthusiastically in the Tsidinichi method ... War with Ukraine 2022, war with Ukraine Latest news today, News War with Ukraine 2022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herson.jpg" text:style-name="Internet_20_link" text:visited-style-name="Visited_20_Internet_20_Link">
herson.jpg</text:a>
']</text:p>
      <text:p text:style-name="P4">
Tags: ['АГРЕСІЯ РФ', 'АРВІДАС АНУШАУСКАС', 'ВТОРГНЕННЯ РФ', 'КАХОВСЬКА ТЕС', 'МІНІСТР ОБОРОНИ ЛИТВИ']</text:p>
      <text:p text:style-name="P4">
Category: News</text:p>
      <!--METADATA-->
      <text:p text:style-name="P4">
<draw:frame draw:style-name="fr1" draw:name="Image363" text:anchor-type="as-char" svg:width="6.9236in" svg:height="3.894525in" draw:z-index="0">
<draw:image xlink:href="../Images/AРМІЯINFORM/2023-06-06T58-00-00-04-00/herson.jpg" xlink:type="simple" xlink:show="embed" xlink:actuate="onLoad" draw:mime-type="image/jpeg"/>
</draw:frame>
Russia has destroyed the dam near the New Kakhovka on the Dnieper, considering it the only way to stop the Ukrainian forces in the south.</text:p>
      <text:p text:style-name="P4">
“Russia has destroyed the dam under Nova Kakhovka. For the Russians, it seemed to stop Ukrainian forces in the south(We will see about it yet)», - <text:a xlink:type="simple" xlink:href="https://twitter.com/a_anusauskas/status/1666048179727396866" text:style-name="Internet_20_link" text:visited-style-name="Visited_20_Internet_20_Link">
said</text:a>
Lithuanian Ministry of Lithuania Arvidas Anushauskas.</text:p>
      <text:p text:style-name="P4">
However, according to the head of the Lithuanian defense department, the consequences can be much more serious.</text:p>
      <text:p text:style-name="P4">
“The consequences of this catastrophe can be huge. The water supply will be restored to the Ukrainian water, which is not to say about the cities of occupied Crimea, ” - said Anushauskas.</text:p>
      <text:p text:style-name="P4">
We will remind, on June 6, 2023 Russian invaders <text:a xlink:type="simple" xlink:href="https://armyinform.com.ua/2023/06/06/rosijski-okupanty-pidirvaly-kahovsku-ges-ok-pivden/" text:style-name="Internet_20_link" text:visited-style-name="Visited_20_Internet_20_Link">
blown out</text:a>
Kakhovsk hydroelectric power station. There is <text:a xlink:type="simple" xlink:href="https://armyinform.com.ua/2023/06/06/vnaslidok-pidryvu-kahovskoyi-ges-ye-zagroza-zatoplennya-do-80-naselenyh-punktiv-premyer-ministr-ukrayiny/" text:style-name="Internet_20_link" text:visited-style-name="Visited_20_Internet_20_Link">
threatening</text:a>
up to 80 settlements.</text:p>
      <text:p text:style-name="P4">
News Source: <text:a xlink:type="simple" xlink:href="https://armyinform.com.ua/2023/06/06/ministr-oborony-lytvy-naslidky-pidryvu-rosiyanamy-kahovskoyi-ges-mozhut-buty-katastrofichnymy/" text:style-name="Internet_20_link" text:visited-style-name="Visited_20_Internet_20_Link">
https://armyinform.com.ua/2023/06/06/ministr-oborony-lytvy-naslidky-pidryvu-rosiyanamy-kahovskoyi-ges-mozhut-buty-katastrofichnymy/</text:a>
</text:p>
      <!--NEWS-->
      <text:h text:style-name="P10" text:outline-level="1">
<text:span text:style-name="T4">
The scale and geography of internal conflicts in Russia will only increase - GUR</text:span>
</text:h>
      <text:p text:style-name="P4">
Author: ['АРМІЯINFORM']</text:p>
      <text:p text:style-name="P4">
Time: 2023-06-06T59:00:00-04:00</text:p>
      <text:p text:style-name="P4">
Description: The Kremlin is staged in the reservation of its Army for the stray rebel, Al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2023-05-04-11.39.55.jpg" text:style-name="Internet_20_link" text:visited-style-name="Visited_20_Internet_20_Link">
2023-05-04-11.39.55.jpg</text:a>
']</text:p>
      <text:p text:style-name="P4">
Tags: ['STOPRUSSIA', 'АГРЕСІЯ РФ', 'ВТОРГНЕННЯ РФ', 'ГУР МОУ']</text:p>
      <text:p text:style-name="P4">
Category: News</text:p>
      <!--METADATA-->
      <text:p text:style-name="P4">
<draw:frame draw:style-name="fr1" draw:name="Image364" text:anchor-type="as-char" svg:width="6.9236in" svg:height="4.615733in" draw:z-index="0">
<draw:image xlink:href="../Images/AРМІЯINFORM/2023-06-06T59-00-00-04-00/2023-05-04-11.39.55.jpg" xlink:type="simple" xlink:show="embed" xlink:actuate="onLoad" draw:mime-type="image/jpeg"/>
</draw:frame>
Andriy Yusov. Photo: Dmitryurchenko / Armyinform</text:p>
      <text:p text:style-name="P4">
The Kremlin now applies the internal reserves of its army to suppress the rebels, but it is no longer possible to hide this conflict.</text:p>
      <text:p text:style-name="P4">
This was a representative of the Main Directorate of Intelligence of the Ministry of Defense of Ukraine Isov <text:a xlink:type="simple" xlink:href="https://gur.gov.ua/content/masshtaby-ta-heohrafiia-vnutrishnikh-konfliktiv-na-rosii-budut-lyshe-zbilshuvatys.html" text:style-name="Internet_20_link" text:visited-style-name="Visited_20_Internet_20_Link">
declared</text:a>
In the Ethizharcial TV Teleterna "One News", answering questions of promaidal events in Russia.</text:p>
      <text:p text:style-name="P4">
“In recent months, these events have only been gaining momentum. The geography of the rebels is increasing, the number of participants in these actions increases, and finally, not only the individual events in Belgorod region should be considered, but in general, called the Russian Federation today is an incapable state, in the middle of a huge number of conflicts. The central government is inadequate, and the events are demonstrated by the events. Everything is capable of concentrated Ukrainian territories, and in the territory of Russia itself-a disorder, chaos, anarchy and powerlessness. This means that such conflicts can spread in different bies of this territory, which is now called the Russian Federation, ”said the representative of the GUR of the Ministry of Defense of Ukraine, adding that the events will affect the essential region of Russia.</text:p>
      <text:p text:style-name="P4">
Andriy Yusov also confirmed that the Kremlin does not throw troops from Ukraine at present, but tries to limit himself to the internal resources of the Armed Forces of the Russian Federation.</text:p>
      <text:p text:style-name="P4">
“There is information about the preparation of such measures. But the fact that they are eating their own armed forces, including army aviation, artillery - this fact is proven, and accordingly to hide that nothing is happening, the Putin regime is simply unable to be able, ”Andrey Yusov said.</text:p>
      <text:p text:style-name="P4">
News Source: <text:a xlink:type="simple" xlink:href="https://armyinform.com.ua/2023/06/06/masshtaby-ta-geografiya-vnutrishnih-konfliktiv-na-rosiyi-budut-lyshe-zbilshuvatys-gur/" text:style-name="Internet_20_link" text:visited-style-name="Visited_20_Internet_20_Link">
https://armyinform.com.ua/2023/06/06/masshtaby-ta-geografiya-vnutrishnih-konfliktiv-na-rosiyi-budut-lyshe-zbilshuvatys-gur/</text:a>
</text:p>
      <!--NEWS-->
      <text:h text:style-name="P10" text:outline-level="1">
<text:span text:style-name="T4">
Moldova organizes a few week training for Ukrainian sappers</text:span>
</text:h>
      <text:p text:style-name="P4">
Author: ['АРМІЯINFORM']</text:p>
      <text:p text:style-name="P4">
Time: 2023-06-06T60:00:00-04:00</text:p>
      <text:p text:style-name="P4">
Description: Moldova Drazhdogotuvati Ukrainian Vіsikovikh Iz Znoshkodzhennya Vibukhonebizhny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image-02.jpg" text:style-name="Internet_20_link" text:visited-style-name="Visited_20_Internet_20_Link">
image-02.jpg</text:a>
']</text:p>
      <text:p text:style-name="P4">
Tags: ['МІНІСТЕРСТВО ОБОРОНИ МОЛДОВИ', 'ТРЕНІНГ', 'УКРАЇНСЬКІ САПЕРИ']</text:p>
      <text:p text:style-name="P4">
Category: News</text:p>
      <!--METADATA-->
      <text:p text:style-name="P4">
<draw:frame draw:style-name="fr1" draw:name="Image365" text:anchor-type="as-char" svg:width="6.9236in" svg:height="3.900295in" draw:z-index="0">
<draw:image xlink:href="../Images/AРМІЯINFORM/2023-06-06T60-00-00-04-00/image-02.jpg" xlink:type="simple" xlink:show="embed" xlink:actuate="onLoad" draw:mime-type="image/jpeg"/>
</draw:frame>
Moldova will help to prepare the Ukrainian soldiers from the disposal of excellent hazardous devices.</text:p>
      <text:p text:style-name="P4">
About it today, June 6, <text:a xlink:type="simple" xlink:href="https://www.army.md/" text:style-name="Internet_20_link" text:visited-style-name="Visited_20_Internet_20_Link">
announced</text:a>
Moldova's Ministry of Defense.</text:p>
      <text:p text:style-name="P4">
Thus, experts of the engineering battalion of the Moldovan army "Codru" will teach their colleagues from the Armed Forces of Ukraine methods of detection and disposal of excellent objects.</text:p>
      <text:p text:style-name="P4">
The training will be held at the Training Center of the Armed Forces Engineering Forces Moldova for humanitarian assistance to purify the territory of explosive subjects as a result of Russia's war against Ukraine.</text:p>
      <text:p text:style-name="P4">
The training is conducted in order to prevent injury or death of Ukrainian safety as a result of explosive objects left in the ground.</text:p>
      <text:p text:style-name="P4">
"The course will last four weeks and will contain both theoretical and practical ones," the Ministry of Defense was added to the Moldovan Defense.</text:p>
      <text:p text:style-name="P4">
News Source: <text:a xlink:type="simple" xlink:href="https://armyinform.com.ua/2023/06/06/moldova-organizovuye-kilkatyzhnevyj-trening-dlya-ukrayinskyh-saperiv/" text:style-name="Internet_20_link" text:visited-style-name="Visited_20_Internet_20_Link">
https://armyinform.com.ua/2023/06/06/moldova-organizovuye-kilkatyzhnevyj-trening-dlya-ukrayinskyh-saperiv/</text:a>
</text:p>
      <!--NEWS-->
      <text:h text:style-name="P10" text:outline-level="1">
<text:span text:style-name="T4">
Pyrotechnics in the past day neutralized 6 aircraft and nearly 500 explosive items</text:span>
</text:h>
      <text:p text:style-name="P4">
Author: ['АРМІЯINFORM']</text:p>
      <text:p text:style-name="P4">
Time: 2023-06-06T61:00:00-04:00</text:p>
      <text:p text:style-name="P4">
Description: The last minute of the Kirotechnici Pilled Service of Ukraine was Zvozvichah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0/minu_06_04_111.jpg" text:style-name="Internet_20_link" text:visited-style-name="Visited_20_Internet_20_Link">
minu_06_04_111.jpg</text:a>
']</text:p>
      <text:p text:style-name="P4">
Tags: ['АГРЕСІЯ РФ', 'ДСНС УКРАЇНИ', 'РОЗМІНУВАННЯ']</text:p>
      <text:p text:style-name="P4">
Category: News</text:p>
      <!--METADATA-->
      <text:p text:style-name="P4">
<draw:frame draw:style-name="fr1" draw:name="Image366" text:anchor-type="as-char" svg:width="6.9236in" svg:height="3.000227in" draw:z-index="0">
<draw:image xlink:href="../Images/AРМІЯINFORM/2023-06-06T61-00-00-04-00/minu_06_04_111.jpg" xlink:type="simple" xlink:show="embed" xlink:actuate="onLoad" draw:mime-type="image/jpeg"/>
</draw:frame>
Illustrative photo</text:p>
      <text:p text:style-name="P4">
During the last day, pyrotechnical units of the State Service of Ukraine of Uncertain Situations <text:span text:style-name="T4">
 158 times </text:span>
 were involved in the implementation of the tasks of distinguishing.</text:p>
      <text:p text:style-name="P4">
About it <text:a xlink:type="simple" xlink:href="https://dsns.gov.ua/uk/news/nadzvicaini-podiyi/operativna-informaciia-shhodo-roboti-pirotexnicnix-pidrozdiliv-dsns-ukrayini-64" text:style-name="Internet_20_link" text:visited-style-name="Visited_20_Internet_20_Link">
reports</text:a>
SESU of Ukraine.</text:p>
      <text:p text:style-name="P4">
Pyrotechnical units revealed, seized and disposed of <text:span text:style-name="T4">
 482 exquisite objects </text:span>
, including <text:span text:style-name="T4">
 6 aircraft bombs </text:span>
, 114.6 hectares.</text:p>
      <text:p text:style-name="P4">
Most often pyrotechnic units worked: in the Kharkiv region 18 876 times, Kyiv region - 7 876, Donetsk region - 5 686, Mykolaiv region - 5 075, Kherson region - 5 338, Chernihiv region - 4 667, Sumy - 2 144, Cherkasy region - 1 111.</text:p>
      <text:p text:style-name="P4">
Reference: from the beginning of a large -scale military invasion of the Russian Federation in the territory of Ukraine, <text:span text:style-name="T4">
 396 966 -exclusive objects </text:span>
 and 2 891 kg of explosive substance, including 2 981 Aviation bomb. The area of about 88 514 hectares was surveyed.</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06/pirotehniky-za-mynulu-dobu-zneshkodyly-6-aviabomb-i-majzhe-500-vybuhonebezpechnyh-predmetiv/" text:style-name="Internet_20_link" text:visited-style-name="Visited_20_Internet_20_Link">
https://armyinform.com.ua/2023/06/06/pirotehniky-za-mynulu-dobu-zneshkodyly-6-aviabomb-i-majzhe-500-vybuhonebezpechnyh-predmetiv/</text:a>
</text:p>
      <!--NEWS-->
      <text:h text:style-name="P10" text:outline-level="1">
<text:span text:style-name="T4">
The crime against humanity called Kakhovskaya hydroelectric power station President of the European Parliament</text:span>
</text:h>
      <text:p text:style-name="P4">
Author: ['АРМІЯINFORM']</text:p>
      <text:p text:style-name="P4">
Time: 2023-06-06T62:00:00-04:00</text:p>
      <text:p text:style-name="P4">
Description: Vnaslіdok Pіdriva by the Rosіyans Dambi Kakhovo Ges, to be suffered, Pershu Cherga, DITI TO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herson-1.jpg" text:style-name="Internet_20_link" text:visited-style-name="Visited_20_Internet_20_Link">
herson-1.jpg</text:a>
']</text:p>
      <text:p text:style-name="P4">
Tags: ['АГРЕСІЯ РФ', 'ВТОРГНЕННЯ РФ', 'ЄВРОПАРЛАМЕНТ', 'КАХОВСЬКА ГЕС', 'РОБЕРТА МЕЦОЛА']</text:p>
      <text:p text:style-name="P4">
Category: News</text:p>
      <!--METADATA-->
      <text:p text:style-name="P4">
<draw:frame draw:style-name="fr1" draw:name="Image367" text:anchor-type="as-char" svg:width="6.9236in" svg:height="3.894525in" draw:z-index="0">
<draw:image xlink:href="../Images/AРМІЯINFORM/2023-06-06T62-00-00-04-00/herson-1.jpg" xlink:type="simple" xlink:show="embed" xlink:actuate="onLoad" draw:mime-type="image/jpeg"/>
</draw:frame>
As a result of the exploration of the Kakhovskaya Dam Dams, children and women will suffer, first -man.</text:p>
      <text:p text:style-name="P4">
On this <text:a xlink:type="simple" xlink:href="https://twitter.com/EP_President/status/1666029850384117760" text:style-name="Internet_20_link" text:visited-style-name="Visited_20_Internet_20_Link">
emphasized</text:a>
President of the European Parliament Robert Motzol.</text:p>
      <text:p text:style-name="P4">
"It(<text:span text:style-name="T5">
preated the Russians of Kakhovskaya Hydroe Damings</text:span>
 _ - Ed.)- an act against humanity. A military crime that we cannot leave unanswered, " - said Matzola.</text:p>
      <text:p text:style-name="P4">
Earlier, the head of the Euro Council Charles Michelle, responding to the destruction of the Dam of the Kakhovsk Hydroelectric Stanition, called it another military crime of the Russian Federation against Ukraine, as well as <text:a xlink:type="simple" xlink:href="https://armyinform.com.ua/2023/06/06/glava-yevrorady-shokovanyj-terorystychnym-obstrilom-kahovskoyi-damby-my-prytyagnemo-rosiyu-do-vidpovidalnosti/" text:style-name="Internet_20_link" text:visited-style-name="Visited_20_Internet_20_Link">
promised to attract</text:a>
Rosses and its puppets.</text:p>
      <text:p text:style-name="P4">
News Source: <text:a xlink:type="simple" xlink:href="https://armyinform.com.ua/2023/06/06/zlochynom-proty-lyudstva-nazvala-pidryv-kahovskoyi-ges-prezydentka-yevroparlamentu/" text:style-name="Internet_20_link" text:visited-style-name="Visited_20_Internet_20_Link">
https://armyinform.com.ua/2023/06/06/zlochynom-proty-lyudstva-nazvala-pidryv-kahovskoyi-ges-prezydentka-yevroparlamentu/</text:a>
</text:p>
      <!--NEWS-->
      <text:h text:style-name="P10" text:outline-level="1">
<text:span text:style-name="T4">
In Zaporozhye, the invaders are defending, in Donetsk, they try to conduct assault actions - Valery Shershn</text:span>
</text:h>
      <text:p text:style-name="P4">
Author: ['Олексій Тригуб']</text:p>
      <text:p text:style-name="P4">
Time: 2023-06-06T63:00:00-04:00</text:p>
      <text:p text:style-name="P4">
Description: The direct Efirphon “єini News” has a renoshnika presents of defense forces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2023-06-06_11-11-13.jpg" text:style-name="Internet_20_link" text:visited-style-name="Visited_20_Internet_20_Link">
photo_2023-06-06_11-11-13.jpg</text:a>
']</text:p>
      <text:p text:style-name="P4">
Tags: ['БАХМУТ', 'ВАЛЕРІЙ ШЕРШЕНЬ', 'ДОНЕЧЧИНА', 'ЄДИНІ НОВИНИ', 'ЗАПОРІЖЖЯ', 'ТАВРІЙСЬКИЙ НАПРЯМОК']</text:p>
      <text:p text:style-name="P4">
Category: News</text:p>
      <!--METADATA-->
      <text:p text:style-name="P4">
<draw:frame draw:style-name="fr1" draw:name="Image368" text:anchor-type="as-char" svg:width="6.9236in" svg:height="4.858059in" draw:z-index="0">
<draw:image xlink:href="../Images/AРМІЯINFORM/2023-06-06T63-00-00-04-00/photo_2023-06-06_11-11-13.jpg" xlink:type="simple" xlink:show="embed" xlink:actuate="onLoad" draw:mime-type="image/jpeg"/>
</draw:frame>
 Валерій Шершень</text:p>
      <text:p text:style-name="P4">
У прямому ефірі <text:a xlink:type="simple" xlink:href="https://www.youtube.com/watch" text:style-name="Internet_20_link" text:visited-style-name="Visited_20_Internet_20_Link">
телемарафону</text:a>
The "only news" of the spokesman of the united Press Center of Defense forces of Tavriysky Directional High School said that in the Zaporizhzhia region the enemy leads an active defense, and in Donetsk - trying to conduct assault actions.</text:p>
      <ul>
        <li>
In general, the hottest point of East of Ukraine after Bakhmut remains Marjinka, last day only more than 40 combat clashes took place here, - Valery Shershn reports. - The enemy continues the offensive actions of the Taudyevsky direction, conducts active defense in Zaporizhzhya, namely - Nanovopavlovsky and Orikhiv directions.</li>
      </ul>
      <text:p text:style-name="P4">
According to the spokesman, the enemy fired at our positions in Zaporozhye 122 times, and in Donetsk - 275 times in the last day. At the same time in the Donetsk region the opponent of ovstation actions with the task of mastering the strongholds of the first echelon of Ukrainian defenders.</text:p>
      <text:p text:style-name="P4">
Applying tanks, barrel and reactive artillery, the enemy fired at the positions of more troops and settlements located in the immediate vicinity of the collision. For the correction of artillery fire, it is used by unmannedilitative devices. One such, Merlin UAV, was knocked down by our defenders this night.</text:p>
      <text:p text:style-name="P4">
In general, according to the spokesman of the united Press Center of the Defense Forces, Ukrainian soldiers hold the defense in this direction, and take the necessary measures to reduce the enemy's combat.</text:p>
      <text:p text:style-name="P4">
News Source: <text:a xlink:type="simple" xlink:href="https://armyinform.com.ua/2023/06/06/na-zaporizhzhi-okupanty-oboronyayutsya-na-donechchyni-namagayutsya-vesty-shturmovi-diyi-valerij-shershen/" text:style-name="Internet_20_link" text:visited-style-name="Visited_20_Internet_20_Link">
https://armyinform.com.ua/2023/06/06/na-zaporizhzhi-okupanty-oboronyayutsya-na-donechchyni-namagayutsya-vesty-shturmovi-diyi-valerij-shershen/</text:a>
</text:p>
      <!--NEWS-->
      <text:h text:style-name="P10" text:outline-level="1">
<text:span text:style-name="T4">
Due to the undermining of Kakhovskaya hydroelectric power station, civilians of temporarily occupied settlements of Kherson and Crimea are in a critical position - Anna Malyar -</text:span>
</text:h>
      <text:p text:style-name="P4">
Author: ['АРМІЯINFORM']</text:p>
      <text:p text:style-name="P4">
Time: 2023-06-06T64:00:00-04:00</text:p>
      <text:p text:style-name="P4">
Description: Having rowed the rowing of the Kakhovo Ges Teroristic Army of the Russian Federation, the Chergovy Zlorozhin, the building ... war with Ukraine 2022, the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ganna-malyar.jpg" text:style-name="Internet_20_link" text:visited-style-name="Visited_20_Internet_20_Link">
ganna-malyar.jpg</text:a>
']</text:p>
      <text:p text:style-name="P4">
Tags: ['ВОЄННІ ЗЛОЧИНИ ЗС РФ', 'ГАННА МАЛЯР', 'КАХОВСЬКА ГЕС']</text:p>
      <text:p text:style-name="P4">
Category: News</text:p>
      <!--METADATA-->
      <text:p text:style-name="P4">
<draw:frame draw:style-name="fr1" draw:name="Image369" text:anchor-type="as-char" svg:width="6.9236in" svg:height="4.615733in" draw:z-index="0">
<draw:image xlink:href="../Images/AРМІЯINFORM/2023-06-06T64-00-00-04-00/ganna-malyar.jpg" xlink:type="simple" xlink:show="embed" xlink:actuate="onLoad" draw:mime-type="image/jpeg"/>
</draw:frame>
Anna painter</text:p>
      <text:p text:style-name="P4">
Having undermined the Dam of the Kakhovka hydroelectric power station, the terrorist army of the Russian Federation has committed a duty -haired, capable of causing a serious environmental catastrophe, primarily the timely occupied settlements of Kherson and Crimea.</text:p>
      <text:p text:style-name="P4">
About this Deputy Minister of Defense Anna Malyar <text:a xlink:type="simple" xlink:href="https://t.me/annamaliar/816" text:style-name="Internet_20_link" text:visited-style-name="Visited_20_Internet_20_Link">
wrote</text:a>
In his telegram.</text:p>
      <text:p text:style-name="P4">
“The Russian terrorist army has committed another crime that can cause a serious environmental and humanitarian catastrophe.</text:p>
      <text:p text:style-name="P4">
Purposeful blasting of dams was carried out by Russian invaders to collect the process of de -copacia forces of Ukraine's defense forces and to shift the vector of attention of social education from the events that occur in the Belgorod region.</text:p>
      <text:p text:style-name="P4">
Instead, Russian invaders have the opposite effect.</text:p>
      <text:p text:style-name="P4">
Currently, civilians are in a critical position of temporarily occupied with notorious points of Kherson and Crimea, as the destruction of the dam has been deprived of their water. In addition, the positions of Russian military units were flooded, which could lead to a large -scale flushing of Russian mine fields of such detonation in a chaotic order, ”she wrote.</text:p>
      <text:p text:style-name="P4">
News Source: <text:a xlink:type="simple" xlink:href="https://armyinform.com.ua/2023/06/06/cherez-pidryv-grebli-kahovskoyi-ges-myrni-zhyteli-tymchasovo-okupovanyh-hersonshhyny-ta-krymu-perebuvayut-u-krytychnomu-stanovyshhi-ganna-malyar/" text:style-name="Internet_20_link" text:visited-style-name="Visited_20_Internet_20_Link">
https://armyinform.com.ua/2023/06/06/cherez-pidryv-grebli-kahovskoyi-ges-myrni-zhyteli-tymchasovo-okupovanyh-hersonshhyny-ta-krymu-perebuvayut-u-krytychnomu-stanovyshhi-ganna-malyar/</text:a>
</text:p>
      <!--NEWS-->
      <text:h text:style-name="P10" text:outline-level="1">
<text:span text:style-name="T4">
Marinka became a sacred city for the plans of the enemy - Valery Shershn</text:span>
</text:h>
      <text:p text:style-name="P4">
Author: ['Олексій Тригуб']</text:p>
      <text:p text:style-name="P4">
Time: 2023-06-06T65:00:00-04:00</text:p>
      <text:p text:style-name="P4">
Description: Smrem, Rospovychi in the Efіrі Telemarafon “єdini News” about the Potocron atmosphere in the district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19/08/Mar’yinka_1.jpg" text:style-name="Internet_20_link" text:visited-style-name="Visited_20_Internet_20_Link">
Mar’yinka_1.jpg</text:a>
']</text:p>
      <text:p text:style-name="P4">
Tags: ['ВАЛЕРІЙ ШЕРШЕНЬ', 'ВТОРГНЕННЯ РФ', 'ЄДИНІ НОВИНИ', 'МАР’ЇНКА']</text:p>
      <text:p text:style-name="P4">
Category: News</text:p>
      <!--METADATA-->
      <text:p text:style-name="P4">
<draw:frame draw:style-name="fr1" draw:name="Image370" text:anchor-type="as-char" svg:width="6.9236in" svg:height="4.104126in" draw:z-index="0">
<draw:image xlink:href="../Images/AРМІЯINFORM/2023-06-06T65-00-00-04-00/Mar’yinka_1.jpg" xlink:type="simple" xlink:show="embed" xlink:actuate="onLoad" draw:mime-type="image/jpeg"/>
</draw:frame>
Separately, talking on the air(https://www.youtube.com/watch?v=WY8sDvZdWEA)The only news is a proposal in the area of responsibility, a spokesman for the united Presccentruse of the Tavriysky direction, Valery Shershn stopped on Marinka Taviga battles in the area.</text:p>
      <ul>
        <li>
Marinka has been a sacred city that they "have" to capture for them since 2014, - says Valery Shershn. -They are trying to take Mightynka at any cost, but our defenders do not give them this opportunity.</li>
      </ul>
      <text:p text:style-name="P4">
According to the spokesman, more than a week ago, the Cadyrivs appeared. The so-called "Akhmat Severe" replaced the Storm Z Storm. The daring at the beginning of the head, which did not lack the motivation, receiving a decent repent, quickly lost their warrior morale and enthusiasm.</text:p>
      <text:p text:style-name="P4">
However, so far the enemy is still trying to accomplish the task of capturing Marinka, going on the storms of the city with the use of heavy equipment - prestigiously outdated samples of Soviet production. For the most part, the tactics are not aware: if the Cadyrivsky Rosgardians come from one flank, then the units of regular Rosarmia.</text:p>
      <text:p text:style-name="P4">
However, very indicative of the moral and psychological state in the ranks of the invaders of Yetoi the fact that, having suffered losses, they without any hesitation throw their wounded and retreat. Instead, our defenders have everything - both motivation and morale - at the highest level.</text:p>
      <text:p text:style-name="P4">
News Source: <text:a xlink:type="simple" xlink:href="https://armyinform.com.ua/2023/06/06/maryinka-stala-dlya-planiv-voroga-sakralnym-mistom-valerij-shershen/" text:style-name="Internet_20_link" text:visited-style-name="Visited_20_Internet_20_Link">
https://armyinform.com.ua/2023/06/06/maryinka-stala-dlya-planiv-voroga-sakralnym-mistom-valerij-shershen/</text:a>
</text:p>
      <!--NEWS-->
      <text:h text:style-name="P10" text:outline-level="1">
<text:span text:style-name="T4">
About the missing person in the area of flooding of the Kherson region, inform the Commissioner from the missing person</text:span>
</text:h>
      <text:p text:style-name="P4">
Author: ['АРМІЯINFORM']</text:p>
      <text:p text:style-name="P4">
Time: 2023-06-06T66:00:00-04:00</text:p>
      <text:p text:style-name="P4">
Description: Yakshcho Visiyki Abo Know, Yaki Meshkayut by the district technogenic disaster, not the vitality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golovna-16.jpg" text:style-name="Internet_20_link" text:visited-style-name="Visited_20_Internet_20_Link">
golovna-16.jpg</text:a>
']</text:p>
      <text:p text:style-name="P4">
Tags: ['ВОЄННІ ЗЛОЧИНИ ЗС РФ', 'ЗНИКЛІ БЕЗВІСТИ', 'ХЕРСОНЩИНА']</text:p>
      <text:p text:style-name="P4">
Category: News</text:p>
      <!--METADATA-->
      <text:p text:style-name="P4">
<draw:frame draw:style-name="fr1" draw:name="Image371" text:anchor-type="as-char" svg:width="6.9236in" svg:height="3.956343in" draw:z-index="0">
<draw:image xlink:href="../Images/AРМІЯINFORM/2023-06-06T66-00-00-04-00/golovna-16.jpg" xlink:type="simple" xlink:show="embed" xlink:actuate="onLoad" draw:mime-type="image/jpeg"/>
</draw:frame>
If your loved ones or acquaintances who live in the man -made disaster area do not communicate, report it urgently to the hotline: 0 800 339 247.</text:p>
      <text:p text:style-name="P4">
Residents of temporarily occupied territories can take advantage of Viber or WhatsApps by phone:(095)896-04-21.</text:p>
      <text:p text:style-name="P4">
All information will be transmitted to the search engines and rescue services for urgent assistance.</text:p>
      <text:p text:style-name="P4">
The Commissioner from the missing person calls for citizens in the flood zone to comply with the demands of rescuers, law enforcement officers and the military, to take care of the opposition who cannot protect himself.</text:p>
      <text:p text:style-name="P4">
If you cannot assist your neighbors and other residents, please report people in danger at telephone services.</text:p>
      <text:p text:style-name="P4">
Earlier <text:a xlink:type="simple" xlink:href="https://armyinform.com.ua/2023/04/28/uryad-rozshyryv-povnovazhennya-regionalnyh-predstavnykiv-upovnovazhenogo-zi-znyklyh-bezvisty/" text:style-name="Internet_20_link" text:visited-style-name="Visited_20_Internet_20_Link">
reported</text:a>
that the government has expanded the powers of the regional representatives of the missing person from missing.</text:p>
      <text:p text:style-name="P4">
Source: _ <text:a xlink:type="simple" xlink:href="https://www.kmu.gov.ua/news/pro-znyklykh-bezvisty-v-zoni-pidtoplennia-khersonskoi-oblasti-povidomliaite-upovnovazhenoho-zi-znyklykh-bezvisty" text:style-name="Internet_20_link" text:visited-style-name="Visited_20_Internet_20_Link">
Government Portal</text:a>
_</text:p>
      <text:p text:style-name="P4">
News Source: <text:a xlink:type="simple" xlink:href="https://armyinform.com.ua/2023/06/06/pro-znyklyh-bezvisty-v-zoni-pidtoplennya-hersonskoyi-oblasti-povidomlyajte-upovnovazhenogo-zi-znyklyh-bezvisty/" text:style-name="Internet_20_link" text:visited-style-name="Visited_20_Internet_20_Link">
https://armyinform.com.ua/2023/06/06/pro-znyklyh-bezvisty-v-zoni-pidtoplennya-hersonskoyi-oblasti-povidomlyajte-upovnovazhenogo-zi-znyklyh-bezvisty/</text:a>
</text:p>
      <!--NEWS-->
      <text:h text:style-name="P10" text:outline-level="1">
<text:span text:style-name="T4">
Having lost on the front, a military journalist continues service in the army</text:span>
</text:h>
      <text:p text:style-name="P4">
Author: ['Віктор Шевченко']</text:p>
      <text:p text:style-name="P4">
Time: 2023-06-06T67:00:00-04:00</text:p>
      <text:p text:style-name="P4">
Description: Vnaslіdok, yelled, rejected Minoi Rock, a Correspondent of the Central Television Association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5470150514206429346_y1.jpg" text:style-name="Internet_20_link" text:visited-style-name="Visited_20_Internet_20_Link">
photo_5470150514206429346_y1.jpg</text:a>
']</text:p>
      <text:p text:style-name="P4">
Tags: ['STOPRUSSIA', 'АГРЕСІЯ РФ', 'ВІЙСЬКОВІ ЖУРНАЛІСТИ', 'ВТОРГНЕННЯ РФ']</text:p>
      <text:p text:style-name="P4">
Category: News</text:p>
      <!--METADATA-->
      <text:p text:style-name="P4">
<draw:frame draw:style-name="fr1" draw:name="Image372" text:anchor-type="as-char" svg:width="6.9236in" svg:height="5.1927in" draw:z-index="0">
<draw:image xlink:href="../Images/AРМІЯINFORM/2023-06-06T67-00-00-04-00/photo_5470150514206429346_y1.jpg" xlink:type="simple" xlink:show="embed" xlink:actuate="onLoad" draw:mime-type="image/jpeg"/>
</draw:frame>
As a result of the injury received last year, the correspondent of the Central Term and Radio Studio of the Ministry of Defense Captain Danylo Ishchenko lost his leg, but he had already turned to military service.</text:p>
      <text:p text:style-name="P4">
About this <text:a xlink:type="simple" xlink:href="https://armyinform.com.ua/2023/06/06/invalidnist-shhe-ne-vyrok-istoriya-telezhurnalista-shho-ne-zdavsya/" text:style-name="Internet_20_link" text:visited-style-name="Visited_20_Internet_20_Link">
it is referred</text:a>
Untilined Armyinform.</text:p>
      <text:p text:style-name="P4">
“I would like to point out that my wound and limb amputation was only the beginning of the stroke struggle: wars with my own fears, uncertainty and despair. He had to prove to myself that I was no worse than others and capable of more, despite the prosthesis. I continue to serve under all conditions!”-says Daniloishchenko.</text:p>
      <text:p text:style-name="P4">
He tells that I went through the primary rehabilitation in Ukraine with the Halychyna Regulatory Center, which in Lviv region, where the rehabilitologic team was reacted to a good physical form.</text:p>
      <text:p text:style-name="P4">
“Gradually, I came to understand that I can be more than considered. That life lasts that I am already capable of being no worse than other people with two legs, ”Danilo notes.</text:p>
      <text:p text:style-name="P4">
News Source: <text:a xlink:type="simple" xlink:href="https://armyinform.com.ua/2023/06/06/vtratyvshy-na-fronti-nogu-vijskovyj-zhurnalist-prodovzhuye-vijskovu-sluzhbu/" text:style-name="Internet_20_link" text:visited-style-name="Visited_20_Internet_20_Link">
https://armyinform.com.ua/2023/06/06/vtratyvshy-na-fronti-nogu-vijskovyj-zhurnalist-prodovzhuye-vijskovu-sluzhbu/</text:a>
</text:p>
      <!--NEWS-->
      <text:h text:style-name="P10" text:outline-level="1">
<text:span text:style-name="T4">
Alexei Reznikov about undermining the Kakhovka hydroelectric power station: another military crime committed by Russia</text:span>
</text:h>
      <text:p text:style-name="P4">
Author: ['АРМІЯINFORM']</text:p>
      <text:p text:style-name="P4">
Time: 2023-06-06T68:00:00-04:00</text:p>
      <text:p text:style-name="P4">
Description: Ministra defense of Ukraine Oleksiy Reznikov, Koslavnyi Pіdriva Rosiyki paydates of rowing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golovna-16-1.jpg" text:style-name="Internet_20_link" text:visited-style-name="Visited_20_Internet_20_Link">
golovna-16-1.jpg</text:a>
', '<text:a xlink:type="simple" xlink:href="https://armyinform.com.ua/wp-content/uploads/2023/06/fx8b2-uaiamtuqw.jpg" text:style-name="Internet_20_link" text:visited-style-name="Visited_20_Internet_20_Link">
fx8b2-uaiamtuqw.jpg</text:a>
']</text:p>
      <text:p text:style-name="P4">
Tags: ['КАХОВСЬКА ГЕС', 'ОЛЕКСІЙ РЕЗНІКОВ']</text:p>
      <text:p text:style-name="P4">
Category: News</text:p>
      <!--METADATA-->
      <text:p text:style-name="P4">
<draw:frame draw:style-name="fr1" draw:name="Image373" text:anchor-type="as-char" svg:width="6.9236in" svg:height="3.956343in" draw:z-index="0">
<draw:image xlink:href="../Images/AРМІЯINFORM/2023-06-06T68-00-00-04-00/golovna-16-1.jpg" xlink:type="simple" xlink:show="embed" xlink:actuate="onLoad" draw:mime-type="image/jpeg"/>
</draw:frame>
The Minister of Defense of Ukraine Oleksiy Reznikov, commenting on the undergraded Russian trainees of the dam at the Kakhovskaya hydroelectric power station, said it was another military crime of the RFPRO of Ukraine.</text:p>
      <text:p text:style-name="P4">
About this <text:a xlink:type="simple" xlink:href="https://twitter.com/oleksiireznikov/status/1666081031697612801" text:style-name="Internet_20_link" text:visited-style-name="Visited_20_Internet_20_Link">
it is referred</text:a>
In his tweet.</text:p>
      <text:p text:style-name="P4">
"Article 56 of the Ministry of Protocol I 1977 to the 1949 Geneva Convention," Dams, Dams and Nuclear Power Plants should not become the object of attack ... If such an accident can lead to the release of dangerous forces and, as a consequence, serious loss of civilian population. " On June 06, 2023 Ukraine, in the city of Nova Kakhokhokadamba, was blown up by Russia, dangerous forces were released, provoked by humanities. The next military crime was committed by Russia, ”he wrote.</text:p>
      <text:p text:style-name="P4">
Alexei Reznikov also published a photo from the scene of the catastrophe.</text:p>
      <text:p text:style-name="P4">
<draw:frame draw:style-name="fr1" draw:name="Image374" text:anchor-type="as-char" svg:width="5.965418in" svg:height="10.0in" draw:z-index="0">
<draw:image xlink:href="../Images/AРМІЯINFORM/2023-06-06T68-00-00-04-00/fx8b2-uaiamtuqw.jpg" xlink:type="simple" xlink:show="embed" xlink:actuate="onLoad" draw:mime-type="image/jpeg"/>
</draw:frame>
</text:p>
      <text:p text:style-name="P4">
News Source: <text:a xlink:type="simple" xlink:href="https://armyinform.com.ua/2023/06/06/oleksij-reznikov-pro-pidryv-kahovskoyi-ges-chergovyj-vijskovyj-zlochyn-skoyenyj-rosiyeyu/" text:style-name="Internet_20_link" text:visited-style-name="Visited_20_Internet_20_Link">
https://armyinform.com.ua/2023/06/06/oleksij-reznikov-pro-pidryv-kahovskoyi-ges-chergovyj-vijskovyj-zlochyn-skoyenyj-rosiyeyu/</text:a>
</text:p>
      <!--NEWS-->
      <text:h text:style-name="P10" text:outline-level="1">
<text:span text:style-name="T4">
The undermining of the Kakhovka reservoir dam is a terrorist attack and a war crime - GUR</text:span>
</text:h>
      <text:p text:style-name="P4">
Author: ['АРМІЯINFORM']</text:p>
      <text:p text:style-name="P4">
Time: 2023-06-06T69:00:00-04:00</text:p>
      <text:p text:style-name="P4">
Description: 6 Chervnya 2023 Knock Blizko 2:30 Night Rosіyskі Piapanti Zdriva Grebl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2d0e20a9-5975ff605a3b3355fdac64a9805da49f-900x500-1.jpg" text:style-name="Internet_20_link" text:visited-style-name="Visited_20_Internet_20_Link">
2d0e20a9-5975ff605a3b3355fdac64a9805da49f-900x500-1.jpg</text:a>
']</text:p>
      <text:p text:style-name="P4">
Tags: ['STOPRUSSIA', 'ВОЄННІ ЗЛОЧИНИ РФ', 'ВТОРГНЕННЯ РФ', 'ГУР МО УКРАЇНИ', 'КАХОВСЬКА ГЕС']</text:p>
      <text:p text:style-name="P4">
Category: News</text:p>
      <!--METADATA-->
      <text:p text:style-name="P4">
<draw:frame draw:style-name="fr1" draw:name="Image375" text:anchor-type="as-char" svg:width="6.9236in" svg:height="3.846444in" draw:z-index="0">
<draw:image xlink:href="../Images/AРМІЯINFORM/2023-06-06T69-00-00-04-00/2d0e20a9-5975ff605a3b3355fdac64a9805da49f-900x500-1.jpg" xlink:type="simple" xlink:show="embed" xlink:actuate="onLoad" draw:mime-type="image/jpeg"/>
</draw:frame>
On June 6, 2023, at about 2:30 at night, Russian invaders carried out blasting the Grandmaster of the Kakhovka Reservoir. This terrorist act has created a deadly one for Ukrainian citizens in settlements on both shores of the Dniprosta Kakhovka Reservoir.</text:p>
      <text:p text:style-name="P4">
This is stated in <text:a xlink:type="simple" xlink:href="https://gur.gov.ua/content/okupanty-v-panitsi-pidirvaly-hrebliu-kakhovskoho-vodoskhovyshcha-tse-ochevydnyi-terakt-ta-voiennyi-zlochyn-iakyi-stane-dokazom-v-mizhnarodnomu-trybunali.html" text:style-name="Internet_20_link" text:visited-style-name="Visited_20_Internet_20_Link">
message</text:a>
Main Administration of Intelligence of the Ministry of Defense of Ukraine.</text:p>
      <text:p text:style-name="P4">
“This is an indisputable <text:span text:style-name="T4">
 act of ecocid and an obvious military crime </text:span>
, the impact of which goes far beyond Ukraine and affects the ecosystem of the entire Black Sea Region. This crime also exacerbates the <text:span text:style-name="T4">
 threat of nuclear catastrophe </text:span>
, since the fulfillment of the fence of the Zaporizhzhya nuclear power plant depends on the water level in the Dnieper, ”the department said.</text:p>
      <text:p text:style-name="P4">
GUR <text:a xlink:type="simple" xlink:href="https://armyinform.com.ua/2022/10/21/v-kvitni-armiya-rf-zaminuvaly-kahovsku-ges-narazi-zaminovuyut-shlyuzy-ta-opory-gur/" text:style-name="Internet_20_link" text:visited-style-name="Visited_20_Internet_20_Link">
earlier reported</text:a>
Production of the main works for the replacement immediately after the capture of the Kakhovskaya hydroelectric plant. In April last year, additional mines of gateways and supports were carried out. The rest of the dam was installed tensed trucks with explosives.</text:p>
      <text:p text:style-name="P4">
“This terrorist act is a sign of panic of the Putin regime and trying to make the actions of the Ukrainian security and defense forces. It will be a significant proof of the international tribunal, which undoubtedly awaits every involvement of the course of martial crimes in the territory of Ukraine, ”Gur IU emphasized.</text:p>
      <text:p text:style-name="P4">
News Source: <text:a xlink:type="simple" xlink:href="https://armyinform.com.ua/2023/06/06/pidryv-grebli-kahovskogo-vodoshovyshha-ye-teraktom-ta-voyennym-zlochynom-gur/" text:style-name="Internet_20_link" text:visited-style-name="Visited_20_Internet_20_Link">
https://armyinform.com.ua/2023/06/06/pidryv-grebli-kahovskogo-vodoshovyshha-ye-teraktom-ta-voyennym-zlochynom-gur/</text:a>
</text:p>
      <!--NEWS-->
      <text:h text:style-name="P10" text:outline-level="1">
<text:span text:style-name="T4">
Enemy loss per day: 800 invaders were eliminated, 36 artisystems and 12 tanks were destroyed</text:span>
</text:h>
      <text:p text:style-name="P4">
Author: ['АРМІЯINFORM']</text:p>
      <text:p text:style-name="P4">
Time: 2023-06-06T6:00:00-04:00</text:p>
      <text:p text:style-name="P4">
Description: Zagalni Boyov, take the enemy on 06/24/22 to 06.06.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_06-06-2023-scaled.jpg" text:style-name="Internet_20_link" text:visited-style-name="Visited_20_Internet_20_Link">
vtraty_06-06-2023-scaled.jpg</text:a>
']</text:p>
      <text:p text:style-name="P4">
Tags: ['ВТРАТИ ВОРОГА', 'ГЕНЕРАЛЬНИЙ ШТАБ ЗС УКРАЇНИ']</text:p>
      <text:p text:style-name="P4">
Category: News</text:p>
      <!--METADATA-->
      <text:p text:style-name="P4">
<draw:frame draw:style-name="fr1" draw:name="Image376" text:anchor-type="as-char" svg:width="6.9236in" svg:height="6.969757in" draw:z-index="0">
<draw:image xlink:href="../Images/AРМІЯINFORM/2023-06-06T6-00-00-04-00/vtraty_06-06-2023-scaled.jpg" xlink:type="simple" xlink:show="embed" xlink:actuate="onLoad" draw:mime-type="image/jpeg"/>
</draw:frame>
The total combat loss of the enemy from 24.02.22 to 06.06.23 will be orientated:</text:p>
      <text:p text:style-name="P4">
<text:span text:style-name="T4">
<text:span text:style-name="T5">
 Personnel - </text:span>
* 211150(+800)persons eliminated</text:span>
<text:span text:style-name="T5">
 tanks - </text:span>
<text:span text:style-name="T5">
 3860(+12)</text:span>
<text:span text:style-name="T4">
 combat armored vehicles - </text:span>
 7543(+20)<text:span text:style-name="T4">
<text:span text:style-name="T5">
 Artillery systems - </text:span>
<text:span text:style-name="T5">
 3603(+36)</text:span>
 </text:span>
 RSZV - <text:span text:style-name="T4">
 590(+6)</text:span>
<text:span text:style-name="T5">
 air defense - </text:span>
<text:span text:style-name="T5">
 351(+2)</text:span>
<text:span text:style-name="T4">
 aircraft - </text:span>
 313(0)  * <text:span text:style-name="T4">
гелікоптерів ‒</text:span>
 299 (+1)<text:span text:style-name="T4">
<text:span text:style-name="T5">
 UAV Operative Tactical Level-</text:span>
* 3212(+23)</text:span>
<text:span text:style-name="T5">
 Winged missiles - </text:span>
<text:span text:style-name="T5">
 1171(+35)</text:span>
<text:span text:style-name="T4">
 ships / boats - </text:span>
 18(0)<text:span text:style-name="T4">
<text:span text:style-name="T5">
 Automobile equipment and tanks - </text:span>
* 6332(+20)</text:span>
<text:span text:style-name="T5">
 Special Technique - </text:span>
* 489(+5)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06.06.23.</text:p>
      <text:p text:style-name="P4">
News Source: <text:a xlink:type="simple" xlink:href="https://armyinform.com.ua/2023/06/06/vtraty-voroga-za-dobu-likvidovano-800-okupantiv-znyshheno-36-artsystem-i-12-tankiv/" text:style-name="Internet_20_link" text:visited-style-name="Visited_20_Internet_20_Link">
https://armyinform.com.ua/2023/06/06/vtraty-voroga-za-dobu-likvidovano-800-okupantiv-znyshheno-36-artsystem-i-12-tankiv/</text:a>
</text:p>
      <!--NEWS-->
      <text:h text:style-name="P10" text:outline-level="1">
<text:span text:style-name="T4">
"Moscow imperialism - in a state of strategic agony" - Petro Chernik</text:span>
</text:h>
      <text:p text:style-name="P4">
Author: ['Олексій Тригуб']</text:p>
      <text:p text:style-name="P4">
Time: 2023-06-06T70:00:00-04:00</text:p>
      <text:p text:style-name="P4">
Description: At the Teroristic holding of the dews of Pydriva Kakhovo Kakhovo Ges is notabl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afc3449-nova-kahovka690.jpg" text:style-name="Internet_20_link" text:visited-style-name="Visited_20_Internet_20_Link">
afc3449-nova-kahovka690.jpg</text:a>
']</text:p>
      <text:p text:style-name="P4">
Tags: ['ВОЄННІ ЗЛОЧИНИ ЗС РФ', 'КАХОВСЬКА ГЕС', 'ПЕТРО ЧЕРНИК']</text:p>
      <text:p text:style-name="P4">
Category: News</text:p>
      <!--METADATA-->
      <text:p text:style-name="P4">
<draw:frame draw:style-name="fr1" draw:name="Image377" text:anchor-type="as-char" svg:width="6.9236in" svg:height="3.883237in" draw:z-index="0">
<draw:image xlink:href="../Images/AРМІЯINFORM/2023-06-06T70-00-00-04-00/afc3449-nova-kahovka690.jpg" xlink:type="simple" xlink:show="embed" xlink:actuate="onLoad" draw:mime-type="image/jpeg"/>
</draw:frame>
In the actions of a terrorist state, Russia has no way in the Kakhovskaya hydroelectric power station, the military analyst Colonel Petro Chernik is convinced. A well -known military expert expressed his though(https://www.youtube.com/watch?v=WY8sDvZdWEA)"The only news."</text:p>
      <ul>
        <li>
From a military point of view, it has no coefficient of utility, - says the officer. - The enemy believes that in this way he can enlarge the dill, because he is terribly afraid of our counter -offensive. But there is one very serious moment. We try to look at the enemy - rational, European, civilized, humanistic eyes, and this is a deep -tale. Let's remember the "series" that happened in Chernobayivka. Healthy people, Homo sapiens, could not have so often place forces as they know that they will be destroyed!So, if you try to put yourself in a place, they have rationality - not like ours. They do not understand the war reality that is around them, and believe that such acttororism, and this is a classic act of terrorism, they can achieve some goal ...</li>
      </ul>
      <text:p text:style-name="P4">
On the contrary, according to a military scientist, the enemy has achieved a very serious strategic result: now all Europe has finally realized that new Huns have emerged every East. New barbarians that cannot be negotiated with.</text:p>
      <ul>
        <li>
Understanding how environmental problems are sensual to the West, we have a westerly serious argument that we need to be given more and more weapons, because in a different way this beast does not quench, - states the candidate's sciences Petro Chernik.</li>
      </ul>
      <text:p text:style-name="P4">
The fact that the consequences of the act of ecocide that made these barbarians will also hit them with themselves, the new Huns did not worry at all. Petro Chernik proposes to compare this with another known historical event of a similar scale.</text:p>
      <ul>
        <li>
In the forty -first year, the Zaporizhzhya hydroelectric power station was blown up, - the officer reminds. —This, while flooding a huge number of their own troops. Substituted sources, which should be treated quite biased, give a figure of at least 20 thousand personnel. And those people who organized the blasting of Moscow were arrested immediately, because the local NKVD network was considered a diversion. They were then explained that it was not a diversion that it should be, and it was grounded. And such examples as they act, not considering with their own own, are just many.- As? - Asks the analyst and answers immediately - everything is very simple: it is not possible to protect the strategic object!So, the search for the guilty continues, and it will see that it will be a reindeer. This is, of course, a very conspiracy version, but Iii should be considered as well.</li>
      </ul>
      <text:p text:style-name="P4">
The expert on his fingers explains how pattern the Russians work today, using classic grandfather techniques. As an example, Bakhmut is the classic large infantry shafts. Similarly - in the case of blasting of hydroelectric power plants.</text:p>
      <ul>
        <li>
Nothing new: Stalin, Zhukivshchyna in the classical design, - says Petro Chernyk. - And somehow George Patton asked Zhukov: "How do you decide the testing of minefields?" - "Yes, very simple: a few divisions and then tanks." So - what is new? Nothing new!We need to learn to look at them something as people who were not humanized were not civilized - as a special kind of homo sapiens, who did not grasp the highest level intellectual development in the civilization sense of the word. That is, to work to move ourselves to their place, and then, perhaps, we will find a thuwa Satan's logic that a normal mind cannot understand.</li>
      </ul>
      <text:p text:style-name="P4">
Summarizing, Colonel Petro Chernik says that there is another someholic news for us. After all, through the undermining of the hydroelectric power plant, the enemy will be forced to enlist his line of defense, and most importantly - his artillery away from the line of recovery. And from now on, for example, Kherson will get far from the abominable calibers.</text:p>
      <ul>
        <li>
This reaffirms the idea that the one who has undermined does not have a single mold to the local army, and these army themselves, those who in the trenches, have even disintegrated what could happen, - the officer explains his opinion. - And this is the argumentary benefit that the Kremlin's towers are happening, and this undermining is a special act of action that we can now fully see. The topic should be managed, there should be a lot of serious critical material in the context of all the events that will take place in the coming days of the Months, and then we will probably really find some correct assessment of this. But I will confirm my main position: Moscow imperialism is in Stanistracegic agony, because when the army is conventionally well equipped, trained, able to be able to, it will never succeed in life with such acts of terrorism. They will be ordinary weapons. Fear of swamps is growing in a global context, it is fine.</li>
      </ul>
      <text:p text:style-name="P4">
News Source: <text:a xlink:type="simple" xlink:href="https://armyinform.com.ua/2023/06/06/moskovskyj-imperializm-u-stani-strategichnoyi-agoniyi-petro-chernyk/" text:style-name="Internet_20_link" text:visited-style-name="Visited_20_Internet_20_Link">
https://armyinform.com.ua/2023/06/06/moskovskyj-imperializm-u-stani-strategichnoyi-agoniyi-petro-chernyk/</text:a>
</text:p>
      <!--NEWS-->
      <text:h text:style-name="P10" text:outline-level="1">
<text:span text:style-name="T4">
In the Black and Azov Seas, the Russians keep eight ships, notes of "calibers" no</text:span>
</text:h>
      <text:p text:style-name="P4">
Author: ['АРМІЯINFORM']</text:p>
      <text:p text:style-name="P4">
Time: 2023-06-06T71:00:00-04:00</text:p>
      <text:p text:style-name="P4">
Description: The village at 12:30 Vivtorka, 6 worms, in the Chorny Azov seas of the Rosieki ship -... War with Ukraine 2022, war with Ukraine Latest news today, News War with Ukraine 2022 Last today, will there be a war between Ukraine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8/raketa-kalibr.jpg" text:style-name="Internet_20_link" text:visited-style-name="Visited_20_Internet_20_Link">
raketa-kalibr.jpg</text:a>
', '<text:a xlink:type="simple" xlink:href="https://armyinform.com.ua/wp-content/uploads/2023/06/351413410_1238218063494852_6004973317033816277_n.jpg" text:style-name="Internet_20_link" text:visited-style-name="Visited_20_Internet_20_Link">
351413410_1238218063494852_6004973317033816277_n.jpg</text:a>
']</text:p>
      <text:p text:style-name="P4">
Tags: ['ВМС ЗС УКРАЇНИ', 'КАЛІБР', 'ЧОРНЕ МОРЕ']</text:p>
      <text:p text:style-name="P4">
Category: News</text:p>
      <!--METADATA-->
      <text:p text:style-name="P4">
<draw:frame draw:style-name="fr1" draw:name="Image378" text:anchor-type="as-char" svg:width="6.9236in" svg:height="4.609384in" draw:z-index="0">
<draw:image xlink:href="../Images/AРМІЯINFORM/2023-06-06T71-00-00-04-00/raketa-kalibr.jpg" xlink:type="simple" xlink:show="embed" xlink:actuate="onLoad" draw:mime-type="image/jpeg"/>
</draw:frame>
Illustrative photo</text:p>
      <text:p text:style-name="P4">
As of 12:30 Tuesday, June 6, there is no caliber missile carriers in the Black and Azov Seas.</text:p>
      <text:p text:style-name="P4">
About it in <text:a xlink:type="simple" xlink:href="https://www.facebook.com/navy.mil.gov.ua/posts/pfbid02TFYwA5h18GD49LgPsXESkMaHEoaQeu6pxVF3xnNNcPKaThbwBmaVLwziE7U3dizZl" text:style-name="Internet_20_link" text:visited-style-name="Visited_20_Internet_20_Link">
Facebook</text:a>
The Ukrainian Armed Forces of Ukraine reported.</text:p>
      <text:p text:style-name="P4">
"As of 12:30 06.06.2023, there are 7 ships in the Black Sea on the Black Sea, 1 enemy ship is in the Azov Sea," - said the news.</text:p>
      <text:p text:style-name="P4">
It is also noted that the Russian Federation continues to violate the International Convention on the Protected Life at the sea of 1974.(SOLAS)by turning off automatic identification systems(AIS), on civil vessels in the Azov Sea.</text:p>
      <text:p text:style-name="P4">
<draw:frame draw:style-name="fr1" draw:name="Image379" text:anchor-type="as-char" svg:width="6.9236in" svg:height="8.6545in" draw:z-index="0">
<draw:image xlink:href="../Images/AРМІЯINFORM/2023-06-06T71-00-00-04-00/351413410_1238218063494852_6004973317033816277_n.jpg" xlink:type="simple" xlink:show="embed" xlink:actuate="onLoad" draw:mime-type="image/jpeg"/>
</draw:frame>
</text:p>
      <text:p text:style-name="P4">
News Source: <text:a xlink:type="simple" xlink:href="https://armyinform.com.ua/2023/06/06/u-chornomu-j-azovskomu-moryah-rosiyany-trymayut-visim-korabliv-nosiyiv-kalibriv-nemaye/" text:style-name="Internet_20_link" text:visited-style-name="Visited_20_Internet_20_Link">
https://armyinform.com.ua/2023/06/06/u-chornomu-j-azovskomu-moryah-rosiyany-trymayut-visim-korabliv-nosiyiv-kalibriv-nemaye/</text:a>
</text:p>
      <!--NEWS-->
      <text:h text:style-name="P10" text:outline-level="1">
<text:span text:style-name="T4">
Report from the scene: Kherson, the consequences of a hydroelectric power station</text:span>
</text:h>
      <text:p text:style-name="P4">
Author: ['Дмитро Завтонов']</text:p>
      <text:p text:style-name="P4">
Time: 2023-06-06T72:00:00-04:00</text:p>
      <text:p text:style-name="P4">
Description: Through the Kakhovs of the Kakhovo Ges PD nugriyuyu, the populated nades were focused on the lines ... The war with Ukraine 2022, the war with Ukraine is the latest news today, the News War with Ukraine 2022 is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1-15.jpg" text:style-name="Internet_20_link" text:visited-style-name="Visited_20_Internet_20_Link">
1-15.jpg</text:a>
']</text:p>
      <text:p text:style-name="P4">
Tags: ['ВОЄННІ ЗЛОЧИНИ ЗС РФ', 'КАХОВСЬКА ГЕС', 'ХЕРСОНЩИНА']</text:p>
      <text:p text:style-name="P4">
Category: News</text:p>
      <!--METADATA-->
      <text:p text:style-name="P4">
<draw:frame draw:style-name="fr1" draw:name="Image380" text:anchor-type="as-char" svg:width="6.9236in" svg:height="3.894525in" draw:z-index="0">
<draw:image xlink:href="../Images/AРМІЯINFORM/2023-06-06T72-00-00-04-00/1-15.jpg" xlink:type="simple" xlink:show="embed" xlink:actuate="onLoad" draw:mime-type="image/jpeg"/>
</draw:frame>
Due to Kakhovskaya hydroelectric power station, the settlements of the left bank of the Dnieper were the greatest threat.</text:p>
      <text:p text:style-name="P4">
Kherson himself is not threatened, but there are currently flooding in some micro -districts of the city where water has arrived all day. The most affected areas of the city are affected, because they are located lower than other territories of the city, so the water began to arrive there at 5-6 am, and now continues to raise. Two neighborhoods are flooded - a ship and a river.</text:p>
      <text:p text:style-name="P4">
According to a serviceman of a separate territorial defense brigade of Sergiy, all services of the city and units of defense forces have become involved in conducting evaporation and rescue actions.</text:p>
      <ul>
        <li>
another terrorist act of the country of the aggressor, which is exposed to no logical explanation. The civilian population is evacuated from areas determined by dangerous. Who can do it on their own, others help the services involved.</li>
      </ul>
      <text:p text:style-name="P4">
See the story:</text:p>
      <text:p text:style-name="P4">
<text:span text:style-name="T5">
Viso of the author.</text:span>
</text:p>
      <text:p text:style-name="P4">
News Source: <text:a xlink:type="simple" xlink:href="https://armyinform.com.ua/2023/06/06/reportazh-z-misczya-podiyi-herson-naslidky-pidryvu-ges/" text:style-name="Internet_20_link" text:visited-style-name="Visited_20_Internet_20_Link">
https://armyinform.com.ua/2023/06/06/reportazh-z-misczya-podiyi-herson-naslidky-pidryvu-ges/</text:a>
</text:p>
      <!--NEWS-->
      <text:h text:style-name="P10" text:outline-level="1">
<text:span text:style-name="T4">
The officer who lost his foot on the front told about the differences of prosthetics in Ukraine and the United States</text:span>
</text:h>
      <text:p text:style-name="P4">
Author: ['АРМІЯINFORM']</text:p>
      <text:p text:style-name="P4">
Time: 2023-06-06T73:00:00-04:00</text:p>
      <text:p text:style-name="P4">
Description: Correspondent of the Central Television and Rights of the Minoborni Kapіtan Danilo Ishchenko, Yachkiy, who was driving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5470150514206429344_y1.jpg" text:style-name="Internet_20_link" text:visited-style-name="Visited_20_Internet_20_Link">
photo_5470150514206429344_y1.jpg</text:a>
']</text:p>
      <text:p text:style-name="P4">
Tags: ['ПРОТЕЗУВАННЯ']</text:p>
      <text:p text:style-name="P4">
Category: News</text:p>
      <!--METADATA-->
      <text:p text:style-name="P4">
<draw:frame draw:style-name="fr1" draw:name="Image381" text:anchor-type="as-char" svg:width="6.9236in" svg:height="5.1927in" draw:z-index="0">
<draw:image xlink:href="../Images/AРМІЯINFORM/2023-06-06T73-00-00-04-00/photo_5470150514206429344_y1.jpg" xlink:type="simple" xlink:show="embed" xlink:actuate="onLoad" draw:mime-type="image/jpeg"/>
</draw:frame>
The correspondent of the Central TV and Radio Studio of the Ministry of Defense Captain Danylo Ishchenko, who lost his leg as a result of the injury that he suffered last year, returned the Naugian service and told about his rehabilitation in Ukraine and abroad.</text:p>
      <text:p text:style-name="P4">
About this <text:a xlink:type="simple" xlink:href="https://armyinform.com.ua/2023/06/06/invalidnist-shhe-ne-vyrok-istoriya-telezhurnalista-shho-ne-zdavsya/" text:style-name="Internet_20_link" text:visited-style-name="Visited_20_Internet_20_Link">
it is referred</text:a>
Untimarily Armyinform.</text:p>
      <text:p text:style-name="P4">
“There is a very decent rehab system in Ukraine, although there are nuances related to the terms of physical rehabilitation(не всі можуть із цим впоратись за відведенідва-три місяці)… Another problem is prosthetics and prostheses themselves. The manufacture of the so -called sleeve, or a stump as it is called, can spend too much time. First, they do a plaster cast, then the product itself is sharpened from the plastic, then they are adjusted and corrected already.</text:p>
      <text:p text:style-name="P4">
This process can be long and quite painful. After all, you all over this time you are somehow, you go and listen to your own body - that, as, and most importantly, the detobi presses, rubbed and so on. For those who are prosthetic in Ukraine, it is advisable to visit several prosthetic enterprises to find what is right what is right for you, ”Danylo Ishchenko shares her experience.</text:p>
      <text:p text:style-name="P4">
He also said that in the US, namely in Protez Foundetion, where it is at this time reaping under a special rehabilitation program, they use more recent prostheses. For example, they do not make a plaster cast here, they prepare a plastic shape directly on the client's stump. “Now I have already received two sets of feet - one ordinary, and one more - sports. I am already coming!I reset the video, ”Daniloishchenko told the Armyinfor correspondent.</text:p>
      <text:p text:style-name="P4">
News Source: <text:a xlink:type="simple" xlink:href="https://armyinform.com.ua/2023/06/06/oficzer-shho-vtratyv-na-fronti-nogu-rozpoviv-pro-vidminnosti-protezuvannya-v-ukrayini-j-ssha/" text:style-name="Internet_20_link" text:visited-style-name="Visited_20_Internet_20_Link">
https://armyinform.com.ua/2023/06/06/oficzer-shho-vtratyv-na-fronti-nogu-rozpoviv-pro-vidminnosti-protezuvannya-v-ukrayini-j-ssha/</text:a>
</text:p>
      <!--NEWS-->
      <text:h text:style-name="P10" text:outline-level="1">
<text:span text:style-name="T4">
In Kharkiv region, civilian and military journalists were encouraged</text:span>
</text:h>
      <text:p text:style-name="P4">
Author: ['АРМІЯINFORM']</text:p>
      <text:p text:style-name="P4">
Time: 2023-06-06T74:00:00-04:00</text:p>
      <text:p text:style-name="P4">
Description: Harkovі vidbulo was Zhochennya of the Civil Council of the Journal of the Journal of the Highest ... The war with Ukraine 2022, the war with Ukrain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harkiv-zaohochennya-zmi-1-1-scaled.jpg" text:style-name="Internet_20_link" text:visited-style-name="Visited_20_Internet_20_Link">
harkiv-zaohochennya-zmi-1-1-scaled.jpg</text:a>
', '<text:a xlink:type="simple" xlink:href="https://armyinform.com.ua/wp-content/uploads/2023/06/harkiv-zaohochennya-zmi-6-150x150.jpg" text:style-name="Internet_20_link" text:visited-style-name="Visited_20_Internet_20_Link">
harkiv-zaohochennya-zmi-6-150x150.jpg</text:a>
', '<text:a xlink:type="simple" xlink:href="https://armyinform.com.ua/wp-content/uploads/2023/06/harkiv-zaohochennya-zmi-7-150x150.jpg" text:style-name="Internet_20_link" text:visited-style-name="Visited_20_Internet_20_Link">
harkiv-zaohochennya-zmi-7-150x150.jpg</text:a>
', '<text:a xlink:type="simple" xlink:href="https://armyinform.com.ua/wp-content/uploads/2023/06/harkiv-zaohochennya-zmi-5-150x150.jpg" text:style-name="Internet_20_link" text:visited-style-name="Visited_20_Internet_20_Link">
harkiv-zaohochennya-zmi-5-150x150.jpg</text:a>
', '<text:a xlink:type="simple" xlink:href="https://armyinform.com.ua/wp-content/uploads/2023/06/harkiv-zaohochennya-zmi-3-150x150.jpg" text:style-name="Internet_20_link" text:visited-style-name="Visited_20_Internet_20_Link">
harkiv-zaohochennya-zmi-3-150x150.jpg</text:a>
']</text:p>
      <text:p text:style-name="P4">
Tags: []</text:p>
      <text:p text:style-name="P4">
Category: News</text:p>
      <!--METADATA-->
      <text:p text:style-name="P4">
<draw:frame draw:style-name="fr1" draw:name="Image382" text:anchor-type="as-char" svg:width="6.9236in" svg:height="4.604194in" draw:z-index="0">
<draw:image xlink:href="../Images/AРМІЯINFORM/2023-06-06T74-00-00-04-00/harkiv-zaohochennya-zmi-1-1-scaled.jpg" xlink:type="simple" xlink:show="embed" xlink:actuate="onLoad" draw:mime-type="image/jpeg"/>
</draw:frame>
</text:p>
      <text:p text:style-name="P4">
У Харкові відбулося заохочення цивільних і військових журналістів з нагодиїхнього професійного свята.</text:p>
      <text:p text:style-name="P4">
Представників ЗМІ, які працюють у східному регіоні, першим привітав головаХарківської ОВА Олег Синєгубов.</text:p>
      <text:p text:style-name="P4">
— Часто ви ризикуєте своїм життям заради донесення правди до пересічнихгромадян. Ми з вами постійно зустрічаємось під час різного роду заходів, і ябачив високий рівень майстерності кожного і кожної. Дякую всім за якіснуроботу та низький уклін вашій професії, — зауважив голова Харківської ОВА.</text:p>
      <text:p text:style-name="P4">
У ході церемонії нагородження роботу 20 журналістів було відзначено почеснимиграмотами та подяками від начальника Харківського обласного територіальногоцентру комплектування та соціальної підтримки полковника Володимира Арапа.</text:p>
      <text:p text:style-name="P4">
<text:a xlink:type="simple" xlink:href="https://armyinform.com.ua/wp-content/uploads/2023/06/harkiv-zaohochennya-zmi-6-scaled.jpg" text:style-name="Internet_20_link" text:visited-style-name="Visited_20_Internet_20_Link">
<draw:frame draw:style-name="fr1" draw:name="Image383" text:anchor-type="as-char" svg:width="6.9236in" svg:height="6.9236in" draw:z-index="0">
<draw:image xlink:href="../Images/AРМІЯINFORM/2023-06-06T74-00-00-04-00/harkiv-zaohochennya-zmi-6-150x150.jpg" xlink:type="simple" xlink:show="embed" xlink:actuate="onLoad" draw:mime-type="image/jpeg"/>
</draw:frame>
</text:a>
</text:p>
      <text:p text:style-name="P4">
<text:a xlink:type="simple" xlink:href="https://armyinform.com.ua/wp-content/uploads/2023/06/harkiv-zaohochennya-zmi-7-scaled.jpg" text:style-name="Internet_20_link" text:visited-style-name="Visited_20_Internet_20_Link">
<draw:frame draw:style-name="fr1" draw:name="Image384" text:anchor-type="as-char" svg:width="6.9236in" svg:height="6.9236in" draw:z-index="0">
<draw:image xlink:href="../Images/AРМІЯINFORM/2023-06-06T74-00-00-04-00/harkiv-zaohochennya-zmi-7-150x150.jpg" xlink:type="simple" xlink:show="embed" xlink:actuate="onLoad" draw:mime-type="image/jpeg"/>
</draw:frame>
</text:a>
</text:p>
      <text:p text:style-name="P4">
<text:a xlink:type="simple" xlink:href="https://armyinform.com.ua/wp-content/uploads/2023/06/harkiv-zaohochennya-zmi-5-scaled.jpg" text:style-name="Internet_20_link" text:visited-style-name="Visited_20_Internet_20_Link">
<draw:frame draw:style-name="fr1" draw:name="Image385" text:anchor-type="as-char" svg:width="6.9236in" svg:height="6.9236in" draw:z-index="0">
<draw:image xlink:href="../Images/AРМІЯINFORM/2023-06-06T74-00-00-04-00/harkiv-zaohochennya-zmi-5-150x150.jpg" xlink:type="simple" xlink:show="embed" xlink:actuate="onLoad" draw:mime-type="image/jpeg"/>
</draw:frame>
</text:a>
</text:p>
      <text:p text:style-name="P4">
<text:a xlink:type="simple" xlink:href="https://armyinform.com.ua/wp-content/uploads/2023/06/harkiv-zaohochennya-zmi-3-scaled.jpg" text:style-name="Internet_20_link" text:visited-style-name="Visited_20_Internet_20_Link">
<draw:frame draw:style-name="fr1" draw:name="Image386" text:anchor-type="as-char" svg:width="6.9236in" svg:height="6.9236in" draw:z-index="0">
<draw:image xlink:href="../Images/AРМІЯINFORM/2023-06-06T74-00-00-04-00/harkiv-zaohochennya-zmi-3-150x150.jpg" xlink:type="simple" xlink:show="embed" xlink:actuate="onLoad" draw:mime-type="image/jpeg"/>
</draw:frame>
</text:a>
- Nowadays it is difficult to imagine a society without information and those who prepare the news. Going a professional view of events allows Ukrainians to get an information about important events, to feel the effect of presence. Particularly pleasing to those who are interested in the processes of life of the Armed Forces of Ukraine. I read all with the day of the journalist and wish you creative inspiration, - Colonel Volodymyr Arab emphasized.</text:p>
      <text:p text:style-name="P4">
By the way, among the awarded certificates of honor were regional correspondents of the information agency Armyinformform, as well as presophisharie units and institutions of Kharkiv garrison.</text:p>
      <text:p text:style-name="P4">
News Source: <text:a xlink:type="simple" xlink:href="https://armyinform.com.ua/2023/06/06/na-harkivshhyni-zaohotyly-czyvilnyh-i-vijskovyh-zhurnalistiv/" text:style-name="Internet_20_link" text:visited-style-name="Visited_20_Internet_20_Link">
https://armyinform.com.ua/2023/06/06/na-harkivshhyni-zaohotyly-czyvilnyh-i-vijskovyh-zhurnalistiv/</text:a>
</text:p>
      <!--NEWS-->
      <text:h text:style-name="P10" text:outline-level="1">
<text:span text:style-name="T4">
70 вбитих, 198 поранених та 7 полонених — таку ціну ворог заплатив за добу в боях біля Мар’їнки</text:span>
</text:h>
      <text:p text:style-name="P4">
Author: ['Олексій Тригуб']</text:p>
      <text:p text:style-name="P4">
Time: 2023-06-06T75:00:00-04:00</text:p>
      <text:p text:style-name="P4">
Description: On the Prokhannya of the Verimarathon “єini News” the Rechnik Opnika Prescenter of the Defense Forces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2023-06-06_11-11-13.jpg" text:style-name="Internet_20_link" text:visited-style-name="Visited_20_Internet_20_Link">
photo_2023-06-06_11-11-13.jpg</text:a>
']</text:p>
      <text:p text:style-name="P4">
Tags: ['ВАЛЕРІЙ ШЕРШЕНЬ']</text:p>
      <text:p text:style-name="P4">
Category: News</text:p>
      <!--METADATA-->
      <text:p text:style-name="P4">
<draw:frame draw:style-name="fr1" draw:name="Image387" text:anchor-type="as-char" svg:width="6.9236in" svg:height="4.858059in" draw:z-index="0">
<draw:image xlink:href="../Images/AРМІЯINFORM/2023-06-06T75-00-00-04-00/photo_2023-06-06_11-11-13.jpg" xlink:type="simple" xlink:show="embed" xlink:actuate="onLoad" draw:mime-type="image/jpeg"/>
</draw:frame>
Valery Shershn</text:p>
      <text:p text:style-name="P4">
At the request of the leaders <text:a xlink:type="simple" xlink:href="https://www.youtube.com/watch" text:style-name="Internet_20_link" text:visited-style-name="Visited_20_Internet_20_Link">
Telernorphone</text:a>
 «Єдині новини»речник об’єднаного пресцентру Сил оборони Таврійського напрямку капітанВалерій Шершень більш детально розповів про бої в районі відповідальності тапро те, які населені пункти наразі найбільше потерпають від обстрілівокупантів.</text:p>
      <text:p text:style-name="P4">
— Загалом на Таврійському напрямку протягом доби зафіксовано понад 430обстрілів, — говорить офіцер. — Найбільше — на Донеччині. Також ворог завдавававіаційних ударів у районі Авдіївки та поблизу населеного пункту ВеликаНовосілка Донецької області.</text:p>
      <text:p text:style-name="P4">
Водночас, свідчить капітан Валерій Шершень, активність ворожої авіації дорогокоштувала противнику. Адже на цьому ж напрямку наші захисники збили ворожийгелікоптер Ка-52.</text:p>
      <text:p text:style-name="P4">
За словами речника, на Запорізькому напрямку противник продовжує оборонні дії.В очікуванні нашого контрнаступу, основні зусилля тут він спрямував напідтримання своїх підрозділів у постійній бойовій готовності, продовжуєфортифікаційне обладнання своїх рубежів та позицій військ, встановлює мінно-вибухові загородження.</text:p>
      <text:p text:style-name="P4">
Протягом доби ворог здійснив обстріли населених пунктів Бурлацьке, Новосілка,Зелене Поле, Новопіль та Темерівка Донецької області, продовжує тероризуватиміста та села на лінії зіткнення і у Запорізькій області. Тут він обстрілявнаселені пункти Ольгівське, Полтавка, Малинівка, Гуляйполе, Залізничне,Гуляйпільське, Чарівне, Білогір’я, Малотокмачка, Новоданилівка, Преображенка,Новоандріївка, Щербаки, Степове та Кам’янське.</text:p>
      <text:p text:style-name="P4">
Потужна вогнева відповідь українських захисників окупантам стала причиноютого, що протягом доби їхні втрати на Таврійському напрямку склали понад 330осіб, із яких 128 — безповоротні.</text:p>
      <text:p text:style-name="P4">
— Лише у районі міста Мар’їнка вбито 70 окупантів, серед санітарних втратворога — 198 осіб, полонених — семеро.</text:p>
      <text:p text:style-name="P4">
З-поміж 55 знищених та пошкоджених на цьому напрямку одиниць російськоївійськової техніки — зокрема, станції РЕБ «Поле-21» та «Свєт», 2 одиниці ЗРК«Бук-М1», причіпна гаубиця «Мста-Б» тощо.</text:p>
      <text:p text:style-name="P4">
News Source: <text:a xlink:type="simple" xlink:href="https://armyinform.com.ua/2023/06/06/70-vbytyh-198-poranenyh-ta-7-polonenyh-taku-czinu-vorog-zaplatyv-za-dobu-v-boyah-bilya-maryinky/" text:style-name="Internet_20_link" text:visited-style-name="Visited_20_Internet_20_Link">
https://armyinform.com.ua/2023/06/06/70-vbytyh-198-poranenyh-ta-7-polonenyh-taku-czinu-vorog-zaplatyv-za-dobu-v-boyah-bilya-maryinky/</text:a>
</text:p>
      <!--NEWS-->
      <text:h text:style-name="P10" text:outline-level="1">
<text:span text:style-name="T4">
Situation in Kherson through the eyes of the ArmyInform correspondent</text:span>
</text:h>
      <text:p text:style-name="P4">
Author: ['Дмитро Завтонов']</text:p>
      <text:p text:style-name="P4">
Time: 2023-06-06T76:00:00-04:00</text:p>
      <text:p text:style-name="P4">
Description: Mastering district of Kherson Rostashovani Nizhde, nіzh іnshi tiritori Mista, that water Tud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7-12.jpg" text:style-name="Internet_20_link" text:visited-style-name="Visited_20_Internet_20_Link">
7-12.jpg</text:a>
', '<text:a xlink:type="simple" xlink:href="https://armyinform.com.ua/wp-content/uploads/2023/06/11-11-150x150.jpg" text:style-name="Internet_20_link" text:visited-style-name="Visited_20_Internet_20_Link">
11-11-150x150.jpg</text:a>
', '<text:a xlink:type="simple" xlink:href="https://armyinform.com.ua/wp-content/uploads/2023/06/10-10-150x150.jpg" text:style-name="Internet_20_link" text:visited-style-name="Visited_20_Internet_20_Link">
10-10-150x150.jpg</text:a>
', '<text:a xlink:type="simple" xlink:href="https://armyinform.com.ua/wp-content/uploads/2023/06/9-12-150x150.jpg" text:style-name="Internet_20_link" text:visited-style-name="Visited_20_Internet_20_Link">
9-12-150x150.jpg</text:a>
', '<text:a xlink:type="simple" xlink:href="https://armyinform.com.ua/wp-content/uploads/2023/06/8-16-150x150.jpg" text:style-name="Internet_20_link" text:visited-style-name="Visited_20_Internet_20_Link">
8-16-150x150.jpg</text:a>
', '<text:a xlink:type="simple" xlink:href="https://armyinform.com.ua/wp-content/uploads/2023/06/6-13-150x150.jpg" text:style-name="Internet_20_link" text:visited-style-name="Visited_20_Internet_20_Link">
6-13-150x150.jpg</text:a>
', '<text:a xlink:type="simple" xlink:href="https://armyinform.com.ua/wp-content/uploads/2023/06/5-14-150x150.jpg" text:style-name="Internet_20_link" text:visited-style-name="Visited_20_Internet_20_Link">
5-14-150x150.jpg</text:a>
', '<text:a xlink:type="simple" xlink:href="https://armyinform.com.ua/wp-content/uploads/2023/06/4-13-150x150.jpg" text:style-name="Internet_20_link" text:visited-style-name="Visited_20_Internet_20_Link">
4-13-150x150.jpg</text:a>
', '<text:a xlink:type="simple" xlink:href="https://armyinform.com.ua/wp-content/uploads/2023/06/3-16-150x150.jpg" text:style-name="Internet_20_link" text:visited-style-name="Visited_20_Internet_20_Link">
3-16-150x150.jpg</text:a>
', '<text:a xlink:type="simple" xlink:href="https://armyinform.com.ua/wp-content/uploads/2023/06/2-19-150x150.jpg" text:style-name="Internet_20_link" text:visited-style-name="Visited_20_Internet_20_Link">
2-19-150x150.jpg</text:a>
', '<text:a xlink:type="simple" xlink:href="https://armyinform.com.ua/wp-content/uploads/2023/06/1-17-150x150.jpg" text:style-name="Internet_20_link" text:visited-style-name="Visited_20_Internet_20_Link">
1-17-150x150.jpg</text:a>
']</text:p>
      <text:p text:style-name="P4">
Tags: ['ВОЄННІ ЗЛОЧИНИ ЗС РФ', 'КАХОВСЬКА ГЕС', 'ХЕРСОН']</text:p>
      <text:p text:style-name="P4">
Category: News</text:p>
      <!--METADATA-->
      <text:p text:style-name="P4">
<draw:frame draw:style-name="fr1" draw:name="Image388" text:anchor-type="as-char" svg:width="6.9236in" svg:height="3.894525in" draw:z-index="0">
<draw:image xlink:href="../Images/AРМІЯINFORM/2023-06-06T76-00-00-04-00/7-12.jpg" xlink:type="simple" xlink:show="embed" xlink:actuate="onLoad" draw:mime-type="image/jpeg"/>
</draw:frame>
Kherson coastal districts are located lower than other territories of the city, Tomuvoda started arriving there at 5-6 in the morning, and now continues to rise. The two areas-a ship and riverport. In addition, from the flooding the neighborhood of oil, Hydropark, Ostrovskaya highway, Mikhailivska St., Koshav, berth, berth, lanes of navy, bulk, in general, 29 streets and lanes.</text:p>
      <text:p text:style-name="P4">
<text:a xlink:type="simple" xlink:href="https://armyinform.com.ua/wp-content/uploads/2023/06/11-11.jpg" text:style-name="Internet_20_link" text:visited-style-name="Visited_20_Internet_20_Link">
!(Images/AРМІЯINFORM/2023-06-06T76-00-00-04-00/11-11-150x150.jpg)</text:a>
</text:p>
      <text:p text:style-name="P4">
<text:a xlink:type="simple" xlink:href="https://armyinform.com.ua/wp-content/uploads/2023/06/10-10.jpg" text:style-name="Internet_20_link" text:visited-style-name="Visited_20_Internet_20_Link">
<draw:frame draw:style-name="fr1" draw:name="Image389" text:anchor-type="as-char" svg:width="6.9236in" svg:height="6.9236in" draw:z-index="0">
<draw:image xlink:href="../Images/AРМІЯINFORM/2023-06-06T76-00-00-04-00/10-10-150x150.jpg" xlink:type="simple" xlink:show="embed" xlink:actuate="onLoad" draw:mime-type="image/jpeg"/>
</draw:frame>
</text:a>
</text:p>
      <text:p text:style-name="P4">
<text:a xlink:type="simple" xlink:href="https://armyinform.com.ua/wp-content/uploads/2023/06/9-12.jpg" text:style-name="Internet_20_link" text:visited-style-name="Visited_20_Internet_20_Link">
<draw:frame draw:style-name="fr1" draw:name="Image390" text:anchor-type="as-char" svg:width="6.9236in" svg:height="6.9236in" draw:z-index="0">
<draw:image xlink:href="../Images/AРМІЯINFORM/2023-06-06T76-00-00-04-00/9-12-150x150.jpg" xlink:type="simple" xlink:show="embed" xlink:actuate="onLoad" draw:mime-type="image/jpeg"/>
</draw:frame>
</text:a>
</text:p>
      <text:p text:style-name="P4">
<text:a xlink:type="simple" xlink:href="https://armyinform.com.ua/wp-content/uploads/2023/06/8-16.jpg" text:style-name="Internet_20_link" text:visited-style-name="Visited_20_Internet_20_Link">
<draw:frame draw:style-name="fr1" draw:name="Image391" text:anchor-type="as-char" svg:width="6.9236in" svg:height="6.9236in" draw:z-index="0">
<draw:image xlink:href="../Images/AРМІЯINFORM/2023-06-06T76-00-00-04-00/8-16-150x150.jpg" xlink:type="simple" xlink:show="embed" xlink:actuate="onLoad" draw:mime-type="image/jpeg"/>
</draw:frame>
</text:a>
</text:p>
      <text:p text:style-name="P4">
<text:a xlink:type="simple" xlink:href="https://armyinform.com.ua/wp-content/uploads/2023/06/6-13.jpg" text:style-name="Internet_20_link" text:visited-style-name="Visited_20_Internet_20_Link">
<draw:frame draw:style-name="fr1" draw:name="Image392" text:anchor-type="as-char" svg:width="6.9236in" svg:height="6.9236in" draw:z-index="0">
<draw:image xlink:href="../Images/AРМІЯINFORM/2023-06-06T76-00-00-04-00/6-13-150x150.jpg" xlink:type="simple" xlink:show="embed" xlink:actuate="onLoad" draw:mime-type="image/jpeg"/>
</draw:frame>
</text:a>
</text:p>
      <text:p text:style-name="P4">
<text:a xlink:type="simple" xlink:href="https://armyinform.com.ua/wp-content/uploads/2023/06/5-14.jpg" text:style-name="Internet_20_link" text:visited-style-name="Visited_20_Internet_20_Link">
<draw:frame draw:style-name="fr1" draw:name="Image393" text:anchor-type="as-char" svg:width="6.9236in" svg:height="6.9236in" draw:z-index="0">
<draw:image xlink:href="../Images/AРМІЯINFORM/2023-06-06T76-00-00-04-00/5-14-150x150.jpg" xlink:type="simple" xlink:show="embed" xlink:actuate="onLoad" draw:mime-type="image/jpeg"/>
</draw:frame>
</text:a>
</text:p>
      <text:p text:style-name="P4">
<text:a xlink:type="simple" xlink:href="https://armyinform.com.ua/wp-content/uploads/2023/06/4-13.jpg" text:style-name="Internet_20_link" text:visited-style-name="Visited_20_Internet_20_Link">
<draw:frame draw:style-name="fr1" draw:name="Image394" text:anchor-type="as-char" svg:width="6.9236in" svg:height="6.9236in" draw:z-index="0">
<draw:image xlink:href="../Images/AРМІЯINFORM/2023-06-06T76-00-00-04-00/4-13-150x150.jpg" xlink:type="simple" xlink:show="embed" xlink:actuate="onLoad" draw:mime-type="image/jpeg"/>
</draw:frame>
</text:a>
</text:p>
      <text:p text:style-name="P4">
<text:a xlink:type="simple" xlink:href="https://armyinform.com.ua/wp-content/uploads/2023/06/3-16.jpg" text:style-name="Internet_20_link" text:visited-style-name="Visited_20_Internet_20_Link">
<draw:frame draw:style-name="fr1" draw:name="Image395" text:anchor-type="as-char" svg:width="6.9236in" svg:height="6.9236in" draw:z-index="0">
<draw:image xlink:href="../Images/AРМІЯINFORM/2023-06-06T76-00-00-04-00/3-16-150x150.jpg" xlink:type="simple" xlink:show="embed" xlink:actuate="onLoad" draw:mime-type="image/jpeg"/>
</draw:frame>
</text:a>
</text:p>
      <text:p text:style-name="P4">
<text:a xlink:type="simple" xlink:href="https://armyinform.com.ua/wp-content/uploads/2023/06/2-19.jpg" text:style-name="Internet_20_link" text:visited-style-name="Visited_20_Internet_20_Link">
<draw:frame draw:style-name="fr1" draw:name="Image396" text:anchor-type="as-char" svg:width="6.9236in" svg:height="6.9236in" draw:z-index="0">
<draw:image xlink:href="../Images/AРМІЯINFORM/2023-06-06T76-00-00-04-00/2-19-150x150.jpg" xlink:type="simple" xlink:show="embed" xlink:actuate="onLoad" draw:mime-type="image/jpeg"/>
</draw:frame>
</text:a>
</text:p>
      <text:p text:style-name="P4">
<text:a xlink:type="simple" xlink:href="https://armyinform.com.ua/wp-content/uploads/2023/06/1-17.jpg" text:style-name="Internet_20_link" text:visited-style-name="Visited_20_Internet_20_Link">
<draw:frame draw:style-name="fr1" draw:name="Image397" text:anchor-type="as-char" svg:width="6.9236in" svg:height="6.9236in" draw:z-index="0">
<draw:image xlink:href="../Images/AРМІЯINFORM/2023-06-06T76-00-00-04-00/1-17-150x150.jpg" xlink:type="simple" xlink:show="embed" xlink:actuate="onLoad" draw:mime-type="image/jpeg"/>
</draw:frame>
</text:a>
According to preliminary estimates, the water will rise by the morning of the next day.</text:p>
      <text:p text:style-name="P4">
All services of the region and volunteers help local residents to escape from the consequences of the environmental disaster, arranged by the Russians.</text:p>
      <text:p text:style-name="P4">
Earlier <text:a xlink:type="simple" xlink:href="https://armyinform.com.ua/2023/06/06/vnaslidok-pidryvu-kahovskoyi-ges-ye-zagroza-zatoplennya-do-80-naselenyh-punktiv-premyer-ministr-ukrayiny/" text:style-name="Internet_20_link" text:visited-style-name="Visited_20_Internet_20_Link">
reported</text:a>
, which at night, June 6, Russian invaders undermined the Greblyukakhov hydroelectric power station. This caused the rapid flooding of surrounding settlements, which threatens the life of the civilian population of Ukraine. About 16,000 people were in the critical zone of flooding on the right birch.<text:span text:style-name="T5">
Foto author .</text:span>
</text:p>
      <text:p text:style-name="P4">
News Source: <text:a xlink:type="simple" xlink:href="https://armyinform.com.ua/2023/06/06/sytuacziya-v-hersoni-ochyma-korespondenta-armiyainform/" text:style-name="Internet_20_link" text:visited-style-name="Visited_20_Internet_20_Link">
https://armyinform.com.ua/2023/06/06/sytuacziya-v-hersoni-ochyma-korespondenta-armiyainform/</text:a>
</text:p>
      <!--NEWS-->
      <text:h text:style-name="P10" text:outline-level="1">
<text:span text:style-name="T4">
American-British prosthetists share experiences with Ukrainian specialists</text:span>
</text:h>
      <text:p text:style-name="P4">
Author: ['Олександр Тереверко']</text:p>
      <text:p text:style-name="P4">
Time: 2023-06-06T77:00:00-04:00</text:p>
      <text:p text:style-name="P4">
Description: Armiainform has already been gone, Shchyaki prostrim of prosthetics in Ukrainian Protez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oto1.jpg" text:style-name="Internet_20_link" text:visited-style-name="Visited_20_Internet_20_Link">
foto1.jpg</text:a>
', '<text:a xlink:type="simple" xlink:href="https://armyinform.com.ua/wp-content/uploads/2023/06/foto2.jpg" text:style-name="Internet_20_link" text:visited-style-name="Visited_20_Internet_20_Link">
foto2.jpg</text:a>
', '<text:a xlink:type="simple" xlink:href="https://armyinform.com.ua/wp-content/uploads/2023/06/foto3.jpg" text:style-name="Internet_20_link" text:visited-style-name="Visited_20_Internet_20_Link">
foto3.jpg</text:a>
', '<text:a xlink:type="simple" xlink:href="https://armyinform.com.ua/wp-content/uploads/2023/06/foto4.jpg" text:style-name="Internet_20_link" text:visited-style-name="Visited_20_Internet_20_Link">
foto4.jpg</text:a>
']</text:p>
      <text:p text:style-name="P4">
Tags: ['РЕАБІЛІТАЦІЯ']</text:p>
      <text:p text:style-name="P4">
Category: News</text:p>
      <!--METADATA-->
      <text:p text:style-name="P4">
<draw:frame draw:style-name="fr1" draw:name="Image398" text:anchor-type="as-char" svg:width="6.9236in" svg:height="5.130058in" draw:z-index="0">
<draw:image xlink:href="../Images/AРМІЯINFORM/2023-06-06T77-00-00-04-00/foto1.jpg" xlink:type="simple" xlink:show="embed" xlink:actuate="onLoad" draw:mime-type="image/jpeg"/>
</draw:frame>
The ArmyInform has already reported that thanks to the Protest Protest Prosthetics Prosthetics project, the All -Ukrainian Program for Intensive Training of Prosthetics and Reactory Experts is planned in Lviv. And so, the US-British team of Tophachiv on prosthetics and rehabilitation came to the city of Leo: Jonathan Batzdorf, Lorabers, Kate Sherman and Eddie Leopoldo Fuentz.</text:p>
      <ul>
        <li>
A week for leading foreign experts in prosthetics and rehabilitation, when the amputation of the lower extremities began with the exchange of experience with Ukrainian jackets, - said Protez Hub President Antonina Kumka in conversation. -The participation of 10 domestic prostheses and 20 physical therapists from different regions of the country, who work primarily with veterans of the Russian-Ukrainian war, which lost the lower extremities, participate in the All-Ukrainian Program.</li>
      </ul>
      <text:p text:style-name="P4">
Prosthetists will master the effective prosthetics technology with complex patterns at the thigh level. Physical therapists will be taught by the image for early verticalization, as well as the principles of prosthetic rehabilitation and training of walking veterans of war, which have lost their lower extremities.</text:p>
      <text:p text:style-name="P4">
<draw:frame draw:style-name="fr1" draw:name="Image399" text:anchor-type="as-char" svg:width="6.9236in" svg:height="4.881138in" draw:z-index="0">
<draw:image xlink:href="../Images/AРМІЯINFORM/2023-06-06T77-00-00-04-00/foto2.jpg" xlink:type="simple" xlink:show="embed" xlink:actuate="onLoad" draw:mime-type="image/jpeg"/>
</draw:frame>
"No prosthesis can return to a person who has lost the limb, the life that she had to injure," says Jonathan Batzdorf. - Whatever technologies will be used. But the prosthetic should not be indifferent. When a person thinks that a specialist is not indifferent, it is a lot of success. I do not care. We do not care.</text:p>
      <text:p text:style-name="P4">
According to Antonina Kumka, Jonathan Batzdorf is an American certified prosthetist-orthostist who since 2014 has been actively helping to develop limb prosthetics in Ukraine. And this time, Jonathan took advantage of the opportunity, and again came to us to share his experiences with his colleagues and prosthetics.</text:p>
      <text:p text:style-name="P4">
Batzdorf is the president of Prosthetika and the former President of the Orthosthesis Prosthetists in the United States. He is one of the directors of the world's orientation union and heads the Expert Committee of the Protez Hub Expert Committee, and is its technical director.</text:p>
      <text:p text:style-name="P4">
In addition, Jonathan is constantly organizing and participating in humanitarian and educational missions for orning-orsthetics in Ghana, Lithuania, Haiti, Tanzania, Colombia and Mexico.</text:p>
      <text:p text:style-name="P4">
<draw:frame draw:style-name="fr1" draw:name="Image400" text:anchor-type="as-char" svg:width="6.9236in" svg:height="3.888755in" draw:z-index="0">
<draw:image xlink:href="../Images/AРМІЯINFORM/2023-06-06T77-00-00-04-00/foto3.jpg" xlink:type="simple" xlink:show="embed" xlink:actuate="onLoad" draw:mime-type="image/jpeg"/>
</draw:frame>
</text:p>
      <text:p text:style-name="P4">
Equally experienced are Eddie Leopoldo Fuentz-a prosthetist-orthoisteist with a great experience, a member of the Union of Orthoistellists of the World Union.</text:p>
      <text:p text:style-name="P4">
<draw:frame draw:style-name="fr1" draw:name="Image401" text:anchor-type="as-char" svg:width="6.9236in" svg:height="4.708048in" draw:z-index="0">
<draw:image xlink:href="../Images/AРМІЯINFORM/2023-06-06T77-00-00-04-00/foto4.jpg" xlink:type="simple" xlink:show="embed" xlink:actuate="onLoad" draw:mime-type="image/jpeg"/>
</draw:frame>
-Eddie lives and works in Guatemala, but worked for a long time as a dentist-orientist in health care facilities and prosthetic clinics,-reporting. - An interesting letter of Fuentz, published in 2012 in one span on international humanitarian missions, where he explains why such immisia should be planned qualitatively and not at the detriment of local specialists.</text:p>
      <text:p text:style-name="P4">
Eddie arrived in Ukraine to help despite the fact that one way takes three days. After all, his knowledge and experience are extremely valuable to Ukrainian colleagues. However, today domestic specialists will be able to repair foreign colleagues.</text:p>
      <text:p text:style-name="P4">
<text:span text:style-name="T5">
Foto provided Protez Hub</text:span>
</text:p>
      <text:p text:style-name="P4">
News Source: <text:a xlink:type="simple" xlink:href="https://armyinform.com.ua/2023/06/06/amerykano-brytanski-protezysty-dilyatsya-dosvidom-z-ukrayinskymy-fahivczyamy/" text:style-name="Internet_20_link" text:visited-style-name="Visited_20_Internet_20_Link">
https://armyinform.com.ua/2023/06/06/amerykano-brytanski-protezysty-dilyatsya-dosvidom-z-ukrayinskymy-fahivczyamy/</text:a>
</text:p>
      <!--NEWS-->
      <text:h text:style-name="P10" text:outline-level="1">
<text:span text:style-name="T4">
Russia should be criminally responsible for the consequences</text:span>
</text:h>
      <text:p text:style-name="P4">
Author: ['АРМІЯINFORM']</text:p>
      <text:p text:style-name="P4">
Time: 2023-06-06T78:00:00-04:00</text:p>
      <text:p text:style-name="P4">
Description: President of Ukraine Volodymyr Zelensky Nosy, for Ekocid, Yaki Buv of provoking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61cd2ed43b82bdc58ec8e8e28667236b_1686065782_extra_large.jpeg" text:style-name="Internet_20_link" text:visited-style-name="Visited_20_Internet_20_Link">
61cd2ed43b82bdc58ec8e8e28667236b_1686065782_extra_large.jpeg</text:a>
']</text:p>
      <text:p text:style-name="P4">
Tags: ['ВОЛОДИМИР ЗЕЛЕНСЬКИЙ', 'КАХОВСЬКА ГЕС', 'ПРЕЗИДЕНТ УКРАЇНИ']</text:p>
      <text:p text:style-name="P4">
Category: News</text:p>
      <!--METADATA-->
      <text:p text:style-name="P4">
<draw:frame draw:style-name="fr1" draw:name="Image402" text:anchor-type="as-char" svg:width="6.9236in" svg:height="4.617948in" draw:z-index="0">
<draw:image xlink:href="../Images/AРМІЯINFORM/2023-06-06T78-00-00-04-00/61cd2ed43b82bdc58ec8e8e28667236b_1686065782_extra_large.jpeg" xlink:type="simple" xlink:show="embed" xlink:actuate="onLoad" draw:mime-type="image/jpeg"/>
</draw:frame>
President of Ukraine Volodymyr Zelensky emphasizes that for the ecocide, which was conducted by the undermining of Kakhovskaya hydroelectric power plants, Russia has a posty -criminal responsibility. The head of state said this during communication with media representatives on the occasion of the journalist.</text:p>
      <text:p text:style-name="P4">
He noted that Ukrainian intelligence reported on the mining occupants of the Kakhovsky Hydroe Dams and the risks associated with these Russians.</text:p>
      <text:p text:style-name="P4">
“It is very important that we have understood such risks in advance. It is very important that the SES -based teams and local teams were prepared. The Ministry of Internal Affairs was preparing for appropriate things, ”Vladimirzelensky said.</text:p>
      <text:p text:style-name="P4">
The President stressed that the blasting of the Kakhovsky hydroelectric power station has caused serious natural, social and humanitarian challenges. In particular, it is expected to flood35-80 settlements. The issue of providing local water with drinking water, which will need not only in the flooded territories, but also in the neighboring regions, is now being resolved.</text:p>
      <text:p text:style-name="P4">
“The consequences of the tragedy will be clear in a week. When the water goes, it is clear that it is left there and what will happen next. In parallel, all teams work, all in place, ”the head of state added.</text:p>
      <text:p text:style-name="P4">
Volodymyr Zelensky also talked about the steps taken by Ukraine in the international arena, in particular in order to hold the guilty guests in the Ukrainian territory.</text:p>
      <text:p text:style-name="P4">
“We connect everyone: at the level of heads of states, heads of government. The question is first and foremost help, but to record(The wickers of the aggressor. - Ed.). Це велика різниця»,– сказав Президент.</text:p>
      <text:p text:style-name="P4">
Глава держави зазначив, що Україна поінформувала про черговий злочин Росіїкраїни Європейського Союзу й НАТО, ініціює скликання засідання Ради БезпекиООН, а також звертатиметься до Міжнародного кримінального суду.</text:p>
      <text:p text:style-name="P4">
«На наш погляд, це злочин, Генеральна прокуратура вже зареєструвала це. Вінбуде з доказами. Є сучасна класифікація – екоцид. Ми працюватимемо в цьомунапрямі. Це дуже важливий момент, на який я хотів би, щоб міжнародна спільнотазвернула увагу. І я зараз концентруватиму наших дипломатів на роботі саме здержавами, які займають посередницьку позицію. Особливо це ті держави, якіприділяють багато уваги екопитанням і ековикликам», – сказав ВолодимирЗеленський.</text:p>
      <text:p text:style-name="P4">
Він висловив сподівання, що на злочин екоциду відреагують країни ЛатинськоїАмерики та Азії, а також відповідні міжнародні організації.</text:p>
      <text:p text:style-name="P4">
Source: <text:a xlink:type="simple" xlink:href="https://www.president.gov.ua/news/rosiya-maye-ponesti-kriminalnu-vidpovidalnist-za-naslidki-pi-83433" text:style-name="Internet_20_link" text:visited-style-name="Visited_20_Internet_20_Link">
Presidential Office of Ukraine</text:a>
</text:p>
      <text:p text:style-name="P4">
News Source: <text:a xlink:type="simple" xlink:href="https://armyinform.com.ua/2023/06/06/rosiya-maye-ponesty-kryminalnu-vidpovidalnist-za-naslidky-pidryvu-konstrukczij-kahovskoyi-ges-prezydent/" text:style-name="Internet_20_link" text:visited-style-name="Visited_20_Internet_20_Link">
https://armyinform.com.ua/2023/06/06/rosiya-maye-ponesty-kryminalnu-vidpovidalnist-za-naslidky-pidryvu-konstrukczij-kahovskoyi-ges-prezydent/</text:a>
</text:p>
      <!--NEWS-->
      <text:h text:style-name="P10" text:outline-level="1">
<text:span text:style-name="T4">
On the occasion of the journalist's Day, the President celebrated 20 mediators with state awards. Among them is a correspondent of the Armyinform</text:span>
</text:h>
      <text:p text:style-name="P4">
Author: ['АРМІЯINFORM']</text:p>
      <text:p text:style-name="P4">
Time: 2023-06-06T79:00:00-04:00</text:p>
      <text:p text:style-name="P4">
Description: President of Ukraine Volodymyr Zelensky, Highlights the day of the journalist of the Holy of High Service of the Nagoro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6/golovna2.jpg" text:style-name="Internet_20_link" text:visited-style-name="Visited_20_Internet_20_Link">
golovna2.jpg</text:a>
']</text:p>
      <text:p text:style-name="P4">
Tags: ['ДЕНЬ ЖУРНАЛІСТА', 'УКАЗ ПРЕЗИДЕНТА УКРАЇНИ']</text:p>
      <text:p text:style-name="P4">
Category: News</text:p>
      <!--METADATA-->
      <text:p text:style-name="P4">
<draw:frame draw:style-name="fr1" draw:name="Image403" text:anchor-type="as-char" svg:width="6.9236in" svg:height="4.406583in" draw:z-index="0">
<draw:image xlink:href="../Images/AРМІЯINFORM/2023-06-06T79-00-00-04-00/golovna2.jpg" xlink:type="simple" xlink:show="embed" xlink:actuate="onLoad" draw:mime-type="image/jpeg"/>
</draw:frame>
President of Ukraine Volodymyr Zelensky on the occasion of the journalist's Day awarded a number of Ukrainian media. Among the awarded are the chief of attachment of special correspondents of the editorial staff of the information agency Lieutenant Colonel Vladislav Nazarkevich.</text:p>
      <text:p text:style-name="P4">
The corresponding decree <text:a xlink:type="simple" xlink:href="https://www.president.gov.ua/documents/3162023-46977" text:style-name="Internet_20_link" text:visited-style-name="Visited_20_Internet_20_Link">
No. 316/2023</text:a>
The website of the Presidential Office of Ukraine is located.</text:p>
      <text:p text:style-name="P4">
It is noted that the awards were awarded "for a significant personal contribution to the development of public journalism and information sphere, courage and dedication, revealed during the coverage of events of a full -scale invasion of Russian federation into the territory of Ukraine, many years of conscientious work and high professional skills."</text:p>
      <text:p text:style-name="P4">
<text:span text:style-name="T4">
 Order of Merit III degree </text:span>
 <text:span text:style-name="T4">
 awarded: </text:span>
</text:p>
      <text:p text:style-name="P4">
Derkach Taras Sergeyevich - journalist of the company "Television Radio Company" Canalcenter "</text:p>
      <text:p text:style-name="P4">
Ibrahimova Taras Anatoliyovych - Editor -in -Chief</text:p>
      <text:p text:style-name="P4">
Alexander Kornyakova - Photo Recoverse</text:p>
      <text:p text:style-name="P4">
November Artem Anatolyevich - freelance correspondent of the TV3 Televizija TV3 TV3 channel</text:p>
      <text:p text:style-name="P4">
Yuri Vadimovich Mature-Leading Society "TV and Radio Company" Radio-Ae "</text:p>
      <text:p text:style-name="P4">
Hamaz Victoria Oleksandrivna - correspondent of the editorial board of the branch "Cherkasycarpal Directorate"</text:p>
      <text:p text:style-name="P4">
<text:span text:style-name="T4">
 Order of "For Courage" of the 3rd degree was awarded: </text:span>
</text:p>
      <text:p text:style-name="P4">
Troshkin Yegor Mikhailovich - Deputy Head of the Department of Central TV and Radio Studio of the Ministry of Defense of Ukraine, Captain</text:p>
      <text:p text:style-name="P4">
<text:span text:style-name="T4">
 Order of Princess Olga III degree was awarded: </text:span>
</text:p>
      <text:p text:style-name="P4">
Baglai Irina - Leading Programs of the Group of the Leading Society "National Information Systems"</text:p>
      <text:p text:style-name="P4">
Gubanova Elena - correspondent of the department of the editorial board of the state enterprise "Multimedia Platform of Foreign Broadcasting of Ukraine", Donetsk region</text:p>
      <text:p text:style-name="P4">
Gurov Valentina Yurievna - Head of the Department of the Branch "Mykolaiv Regional Directorate" of the Joint Stock Company "National Social Social Society of Ukraine"</text:p>
      <text:p text:style-name="P4">
Dashko Anastasia Gennadyevna - correspondent of the editorial office of the branch "Regional -Rerexation</text:p>
      <text:p text:style-name="P4">
Yuliya Vladislavovna Kiriyenko-Merinova-correspondent of the company "Studio1+1"</text:p>
      <text:p text:style-name="P4">
Finally Tatiana Mikhailovna - journalist of the information department "Slm of News"Maryana Petrovna is a correspondent of the Western Courier newspaper</text:p>
      <text:p text:style-name="P4">
Chernyakov Elena Mikhailivna - correspondent of the department of the Kiev version of the Department of the Company "We - Ukraine"</text:p>
      <text:p text:style-name="P4">
Schiderov Alyona Yurievna-Chief of the press service of the service of the 56 Separate infantry brigade of the operational command "South" of the Land Forces Forces</text:p>
      <text:p text:style-name="P4">
<text:span text:style-name="T4">
 The Medal for Military Service of Ukraine was awarded: </text:span>
</text:p>
      <text:p text:style-name="P4">
Ishchenko Danylo Ivanovich - Deputy Head of the Department of Central Tveraly Radio Studio of the Ministry of Defense of Ukraine, Captain</text:p>
      <text:p text:style-name="P4">
Nazarkevich Vladislav Vadimovich - Head of the Department of Special Correspondents of the editorial board of the information agency, lieutenant colonel</text:p>
      <text:p text:style-name="P4">
Tkachenko Taras Petrovich - officer of the department of monitoring of information space and counteracting the headquarters of the Command of the Land Forces of the Armed Forces of Ukraine, Lieutenant.</text:p>
      <text:p text:style-name="P4">
News Source: <text:a xlink:type="simple" xlink:href="https://armyinform.com.ua/2023/06/06/z-nagody-dnya-zhurnalista-prezydent-vidznachyv-derzhavnymy-nagorodamy-20-medijnykiv-sered-nyh-korespondent-armiyainform/" text:style-name="Internet_20_link" text:visited-style-name="Visited_20_Internet_20_Link">
https://armyinform.com.ua/2023/06/06/z-nagody-dnya-zhurnalista-prezydent-vidznachyv-derzhavnymy-nagorodamy-20-medijnykiv-sered-nyh-korespondent-armiyainform/</text:a>
</text:p>
      <!--NEWS-->
      <text:h text:style-name="P10" text:outline-level="1">
<text:span text:style-name="T4">
About 80 settlements are in the flood zone as a result of a terrorist attack on Kakhovskaya hydroelectric power station</text:span>
</text:h>
      <text:p text:style-name="P4">
Author: ['АРМІЯINFORM']</text:p>
      <text:p text:style-name="P4">
Time: 2023-06-06T80:00:00-04:00</text:p>
      <text:p text:style-name="P4">
Description: About CED DOIMLAY GS ZS Ukrainian. “Tsіїy ogi terorism healthy chergovy ... The war with Ukraine 2022, the war with Ukraine is the latest news today, the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1-18.jpg" text:style-name="Internet_20_link" text:visited-style-name="Visited_20_Internet_20_Link">
1-18.jpg</text:a>
']</text:p>
      <text:p text:style-name="P4">
Tags: ['ВОЄННІ ЗЛОЧИНИ ЗС РФ', 'ГШ ЗС УКРАЇНИ', 'КАХОВСЬКА ГЕС']</text:p>
      <text:p text:style-name="P4">
Category: News</text:p>
      <!--METADATA-->
      <text:p text:style-name="P4">
<draw:frame draw:style-name="fr1" draw:name="Image404" text:anchor-type="as-char" svg:width="6.9236in" svg:height="3.894525in" draw:z-index="0">
<draw:image xlink:href="../Images/AРМІЯINFORM/2023-06-06T80-00-00-04-00/1-18.jpg" xlink:type="simple" xlink:show="embed" xlink:actuate="onLoad" draw:mime-type="image/jpeg"/>
</draw:frame>
<text:span text:style-name="T4">
 🔥 Situation on the Russian invasion </text:span>
 about it <text:a xlink:type="simple" xlink:href="https://www.facebook.com/GeneralStaff.ua/posts/pfbid0riRKByytopuW6PxED1aV4isp6KwJqtQ9hW8rNqeHGxbo64nWabt6twPguN1wb24Hl" text:style-name="Internet_20_link" text:visited-style-name="Visited_20_Internet_20_Link">
reports</text:a>
ГШ ЗС України.</text:p>
      <text:p text:style-name="P4">
«Цієї ночі російські терористи здійснили черговий воєнний злочин — з метоюнедопущення просування наших військ підірвали внутрішні конструкції КаховськоїГЕС. Внаслідок теракту близько 80 населених пунктів знаходяться в зоніпідтоплення», — йдеться у повідомленні.</text:p>
      <text:p text:style-name="P4">
News Source: <text:a xlink:type="simple" xlink:href="https://armyinform.com.ua/2023/06/06/blyzko-80-naselenyh-punktiv-znahodyatsya-v-zoni-pidtoplennya-vnaslidok-teraktu-na-kahovskij-ges/" text:style-name="Internet_20_link" text:visited-style-name="Visited_20_Internet_20_Link">
https://armyinform.com.ua/2023/06/06/blyzko-80-naselenyh-punktiv-znahodyatsya-v-zoni-pidtoplennya-vnaslidok-teraktu-na-kahovskij-ges/</text:a>
</text:p>
      <!--NEWS-->
      <text:h text:style-name="P10" text:outline-level="1">
<text:span text:style-name="T4">
Consequences of the Russian Army of the Kakhovska Hydroelectric Power Federation: as of 4:00 pm, 1339 people were evacuated</text:span>
</text:h>
      <text:p text:style-name="P4">
Author: ['АРМІЯINFORM']</text:p>
      <text:p text:style-name="P4">
Time: 2023-06-06T81:00:00-04:00</text:p>
      <text:p text:style-name="P4">
Description: Vnaslіdok Pіdriva Dambi Kakhovo Ges Heszi Pidttopolov 13 settlements on the righ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1318050_572205128408339_8605991069159655567_n.jpg" text:style-name="Internet_20_link" text:visited-style-name="Visited_20_Internet_20_Link">
351318050_572205128408339_8605991069159655567_n.jpg</text:a>
', '<text:a xlink:type="simple" xlink:href="https://armyinform.com.ua/wp-content/uploads/2023/06/1686057055160.png" text:style-name="Internet_20_link" text:visited-style-name="Visited_20_Internet_20_Link">
1686057055160.png</text:a>
']</text:p>
      <text:p text:style-name="P4">
Tags: ['ДСНС УКРАЇНИ', 'КАХОВСЬКА ГЕС', 'УРЯД']</text:p>
      <text:p text:style-name="P4">
Category: News</text:p>
      <!--METADATA-->
      <text:p text:style-name="P4">
<draw:frame draw:style-name="fr1" draw:name="Image405" text:anchor-type="as-char" svg:width="6.9236in" svg:height="4.415147in" draw:z-index="0">
<draw:image xlink:href="../Images/AРМІЯINFORM/2023-06-06T81-00-00-04-00/351318050_572205128408339_8605991069159655567_n.jpg" xlink:type="simple" xlink:show="embed" xlink:actuate="onLoad" draw:mime-type="image/jpeg"/>
</draw:frame>
As a result of the blasting of Kakhovskaya hydroelectric power station, 13 settlements of the Dnieper River and more than 260 houses have been flooded.</text:p>
      <text:p text:style-name="P4">
About it <text:a xlink:type="simple" xlink:href="https://www.kmu.gov.ua/news/operatyvna-informatsiia-shchodo-naslidkiv-znyshchennia-kakhovskoi-hes-stanom-na-1600-hodynu-evakuiovano-1-339-osib" text:style-name="Internet_20_link" text:visited-style-name="Visited_20_Internet_20_Link">
reports</text:a>
Government portal.</text:p>
      <text:p text:style-name="P4">
1 339 citizens were evacuated from flooding in Kherson region at 4:00 pm:</text:p>
      <ul>
        <li>
Kherson Ship neighborhood - 1 199, * Kherson(Dniprovsky district)- 16, * p. Tyaginka - 32, * p. Burgunka - 8, * p. Mykylske - 9, * smt. Cossack - 4, * p. Garden - 67, * p. Ponyativka - 4.</li>
      </ul>
      <text:p text:style-name="P4">
Psychologists of the rescue service work at the provision of assistance to the population.</text:p>
      <text:p text:style-name="P4">
<draw:frame draw:style-name="fr1" draw:name="Image406" text:anchor-type="as-char" svg:width="6.9236in" svg:height="8.6545in" draw:z-index="0">
<draw:image xlink:href="../Images/AРМІЯINFORM/2023-06-06T81-00-00-04-00/1686057055160.png" xlink:type="simple" xlink:show="embed" xlink:actuate="onLoad" draw:mime-type="image/png"/>
</draw:frame>
</text:p>
      <text:p text:style-name="P4">
News Source: <text:a xlink:type="simple" xlink:href="https://armyinform.com.ua/2023/06/06/naslidky-pidryvu-armiyeyu-rf-kahovskoyi-ges-stanom-na-1600-godynu-evakujovano-1-339-osib/" text:style-name="Internet_20_link" text:visited-style-name="Visited_20_Internet_20_Link">
https://armyinform.com.ua/2023/06/06/naslidky-pidryvu-armiyeyu-rf-kahovskoyi-ges-stanom-na-1600-godynu-evakujovano-1-339-osib/</text:a>
</text:p>
      <!--NEWS-->
      <text:h text:style-name="P10" text:outline-level="1">
<text:span text:style-name="T4">
There were 28 fighting collisions during the day, 12 enemy attacks were reflected in Marinka area</text:span>
</text:h>
      <text:p text:style-name="P4">
Author: ['АРМІЯINFORM']</text:p>
      <text:p text:style-name="P4">
Time: 2023-06-06T82:00:00-04:00</text:p>
      <text:p text:style-name="P4">
Description: About CED DOIMLAY GS ZS Ukrainian. “The opponent of the I was Zoservzhu, the basic zusil ... the war with Ukraine 2022, the war with Ukraine is the latest news today, the news war with Ukraine 2022 is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6/352423967_293925566298186_4525343646409073296_n.jpg" text:style-name="Internet_20_link" text:visited-style-name="Visited_20_Internet_20_Link">
352423967_293925566298186_4525343646409073296_n.jpg</text:a>
']</text:p>
      <text:p text:style-name="P4">
Tags: ['STOPRUSSIA', 'ВТОРГНЕННЯ РФ', 'ГШ ЗС УКРАЇНИ']</text:p>
      <text:p text:style-name="P4">
Category: News</text:p>
      <!--METADATA-->
      <text:p text:style-name="P4">
<draw:frame draw:style-name="fr1" draw:name="Image407" text:anchor-type="as-char" svg:width="6.9236in" svg:height="4.609323in" draw:z-index="0">
<draw:image xlink:href="../Images/AРМІЯINFORM/2023-06-06T82-00-00-04-00/352423967_293925566298186_4525343646409073296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riRKByytopuW6PxED1aV4isp6KwJqtQ9hW8rNqeHGxbo64nWabt6twPguN1wb24Hl" text:style-name="Internet_20_link" text:visited-style-name="Visited_20_Internet_20_Link">
повідомляє</text:a>
General of the Armed Forces of Ukraine.</text:p>
      <text:p text:style-name="P4">
“The enemy continues to focus the main efforts on attempts by full occupation of the Luhansk and Donetsk regions. There were 28 combat missions during the day, ”the message reads.</text:p>
      <text:p text:style-name="P4">
Thus, in the Liman direction during the day the enemy conducted unsuccessful actions in the areas of the settlements of Kreminna, Bigorivka of Lugansk region and Berestovo of Donetsk region, in the Bakhmut direction, the enemy of Vivnashapal action in the direction of Kigshchiyivka, did not have success, but harnessed the aircraft.</text:p>
      <text:p text:style-name="P4">
It is noted that in the Mariinsky direction our defenders repelled all 12 attacks in the city of Marinka. At the same time, the enemy caused aviation hazards within this settlement.</text:p>
      <text:p text:style-name="P4">
At the same time, the enemy did not perform the offensive actions in the Avdeevsky direction.</text:p>
      <text:p text:style-name="P4">
News Source: <text:a xlink:type="simple" xlink:href="https://armyinform.com.ua/2023/06/06/protyagom-doby-vidbulos-28-bojovyh-zitknen-v-rajoni-maryinky-vidbyto-12-atak-protyvnyka/" text:style-name="Internet_20_link" text:visited-style-name="Visited_20_Internet_20_Link">
https://armyinform.com.ua/2023/06/06/protyagom-doby-vidbulos-28-bojovyh-zitknen-v-rajoni-maryinky-vidbyto-12-atak-protyvnyka/</text:a>
</text:p>
      <!--NEWS-->
      <text:h text:style-name="P10" text:outline-level="1">
<text:span text:style-name="T4">
Yuri Ignat told about one hundred percent success of air defense during the reflection of another missile attack and changes in the tactics of the enemy</text:span>
</text:h>
      <text:p text:style-name="P4">
Author: ['Олексій Тригуб']</text:p>
      <text:p text:style-name="P4">
Time: 2023-06-06T83:00:00-04:00</text:p>
      <text:p text:style-name="P4">
Description: Behind Timi, they were at the Kakhovskiy Ges, the nogodni anchors called Nepomikhniy ... The war with Ukraine 2022, the war with Ukraine is the latest news today, the news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ПОВІТРЯНІ СИЛИ ЗС УКРАЇНИ', 'ЮРІЙ ІГНАТ']</text:p>
      <text:p text:style-name="P4">
Category: News</text:p>
      <!--METADATA-->
      <text:p text:style-name="P4">
<draw:frame draw:style-name="fr1" draw:name="Image408" text:anchor-type="as-char" svg:width="6.9236in" svg:height="4.32725in" draw:z-index="0">
<draw:image xlink:href="../Images/AРМІЯINFORM/2023-06-06T83-00-00-04-00/foto-1-krylati-aviabomby-yurij-ignat.jpg" xlink:type="simple" xlink:show="embed" xlink:actuate="onLoad" draw:mime-type="image/jpeg"/>
</draw:frame>
Collage: Armyinform</text:p>
      <text:p text:style-name="P4">
According to the events that took place at the Kakhovskaya hydroelectric power station, today there is a completely completely ill one hundred percent result of the knocking down of enemy winged missiles during the next Kremlin missile attack. About it in the studio of the Telelorphone "Unin" in direct <text:a xlink:type="simple" xlink:href="https://www.youtube.com/watch" text:style-name="Internet_20_link" text:visited-style-name="Visited_20_Internet_20_Link">
ether</text:a>
Recall the Air Force of the Armed Forces of Ukraine Colonel Yuri Ignat.</text:p>
      <ul>
        <li>
35 out of 35 rockets were destroyed. Basically, they went to Kiev-these are the X-101 Tach-555 missiles, although other regions were also attacked,-the officer notes. —The hundred percent worked both the Center Air Command, and a brigade that encourages, in particular, the sky of Kyiv region. These are the heroes of our time, it is really necessary to thank all the guys who, with the help of both the technique that we have provided to us, and yet Soviet technology defend the central Ukraine of a Compile Terrorism of Russia. 35 of 35 - it is possible that there were more such results, and in general, that there would never be any attacks on Ukraine. But for this, so that we need to intensify, we need more weapons to reflect these attacks.</li>
      </ul>
      <text:p text:style-name="P4">
When asked by the leading live broadcasts on a certain logic of the enemy, the algorithm, which uses, planning and carrying out air attacks, Colonel Yuri Ignatius reported that there is no need to look for logic: the enemy is misleading, trying to outwit, resort to new tactical techniques.</text:p>
      <ul>
        <li>
Even the same chess, - explains the head of the public communion service of the Air Force. - They constantly modify them, make some sure refinements.</li>
      </ul>
      <text:p text:style-name="P4">
Regarding the current schemes of the enemy of the aids, as an example, Colonel Yuri Ignat cited one of the latest mass air attacks. This time the enemy was first applied, from about 23.30 to the fourth one, Shahda, then, in the morning, winged missiles. Accordingly, rockets are being fired, and, in the afternoon, about 11 o'clock, it is a browsing bolist - that is, the Russians hoped that we would not be ready, that we would not have time to recharge and change positions, so they cause insidious mansions.</text:p>
      <ul>
        <li>
But, as you can see, we worked and did not let the enemy do it, - a summary. - Accordingly, the enemy will continue to always look for ways, as a way out of air defense, and we will look for methods to counteract them - there is no other variant.</li>
      </ul>
      <text:p text:style-name="P4">
News Source: <text:a xlink:type="simple" xlink:href="https://armyinform.com.ua/2023/06/06/yurij-ignat-rozpoviv-pro-stovidsotkovyj-uspih-ppo-pid-chas-vidbyttya-chergovoyi-raketnoyi-ataky-ta-zminy-u-taktyczi-voroga/" text:style-name="Internet_20_link" text:visited-style-name="Visited_20_Internet_20_Link">
https://armyinform.com.ua/2023/06/06/yurij-ignat-rozpoviv-pro-stovidsotkovyj-uspih-ppo-pid-chas-vidbyttya-chergovoyi-raketnoyi-ataky-ta-zminy-u-taktyczi-voroga/</text:a>
</text:p>
      <!--NEWS-->
      <text:h text:style-name="P10" text:outline-level="1">
<text:span text:style-name="T4">
Those who still have certain levers of influence on Russia can contribute to the return of Ukrainian children and the release</text:span>
</text:h>
      <text:p text:style-name="P4">
Author: ['АРМІЯINFORM']</text:p>
      <text:p text:style-name="P4">
Time: 2023-06-06T84:00:00-04:00</text:p>
      <text:p text:style-name="P4">
Description: Patannya Zvilnnnya of the Polo Polo of the Civilian Ukrainian, NIZHI TMI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576887962315c558e5476bc439b0966_1686065788_extra_large.jpeg" text:style-name="Internet_20_link" text:visited-style-name="Visited_20_Internet_20_Link">
6576887962315c558e5476bc439b0966_1686065788_extra_large.jpeg</text:a>
']</text:p>
      <text:p text:style-name="P4">
Tags: ['ВОЄННІ ЗЛОЧИНИ ЗС РФ', 'ВОЛОДИМИР ЗЕЛЕНСЬКИЙ', 'ПРЕЗИДЕНТ УКРАЇНИ']</text:p>
      <text:p text:style-name="P4">
Category: News</text:p>
      <!--METADATA-->
      <text:p text:style-name="P4">
<draw:frame draw:style-name="fr1" draw:name="Image409" text:anchor-type="as-char" svg:width="6.9236in" svg:height="4.617948in" draw:z-index="0">
<draw:image xlink:href="../Images/AРМІЯINFORM/2023-06-06T84-00-00-04-00/6576887962315c558e5476bc439b0966_1686065788_extra_large.jpeg" xlink:type="simple" xlink:show="embed" xlink:actuate="onLoad" draw:mime-type="image/jpeg"/>
</draw:frame>
The issue of release from Russian captivity of civilians of Ukraine is more difficult than exchanging prisoners of war, so in this process our state calculates the help of the international community, which can force Russia to release Ukrainian branches. President Volodymyr Zelenskyy told this during communication with media offers on the occasion of the journalist.</text:p>
      <text:p text:style-name="P4">
“We have returned 2.5 thousand people, of which about 370 children and about 150 -civilians(adults. - Ed.). Тобто 550 людей із 2500 — це діти й цивільні. Цеті, кого вдалося повернути», — повідомив Глава держави.</text:p>
      <text:p text:style-name="P4">
Як зазначив Президент, складність повернення з полону цивільних полягає втому, що Україна не має такої кількості російських цивільних, яких можнаобміняти на українських громадян, як це відбувається у випадку з обмінамивійськовополоненими.</text:p>
      <text:p text:style-name="P4">
Водночас він наголосив, що робота в напрямі звільнення цивільних українців ізросійського полону триває — це окремий трек у межах Координаційного штабу зпитань поводження з військовополоненими.</text:p>
      <text:p text:style-name="P4">
«Там Лубінець більше займається цивільними. І зараз іще відкрився центр щодоповернення наших діточок. Там є дуже потужна програма. Вони вже повернулипонад 300 дітей. Це інший трек. Вони всі — одна команда, але це різні треки»,— сказав Володимир Зеленський.</text:p>
      <text:p text:style-name="P4">
За словами Президента, міжнародні партнери України теж долучені до процесузвільнення українських полонених. Зокрема, Туреччина допомагає у визволеннівійськовополонених, також залучена Саудівська Аравія.</text:p>
      <text:p text:style-name="P4">
«З боку Туреччини знають, що питання кримських татар — на них… Я з нимиговорив іще до повномасштабного вторгнення, ще коли в мене був перший візит доТуреччини, познайомилися з Ердоганом, і я тоді привіз йому список усіхкримських політв’язнів. Потім оновлював. Цей список він має. Він обіцяв менідопомогти. Будемо дивитися на результат», — зазначив Глава держави.</text:p>
      <text:p text:style-name="P4">
На думку Володимира Зеленського, у питанні звільнення з полону цивільнихукраїнців мають проявляти вплив ті, від кого щось залежить у Росії.</text:p>
      <text:p text:style-name="P4">
«Сьогодні був представник Ватикану від Папи, я його просив, щоб він займавсясаме дітьми, допомагав у поверненні наших дітей. Цю тематику я такожпроговорював із Китаєм. Якщо в них є якісь окремі потужні економічні відносиниз РФ, або релігійні, або політичні відносини — такі люди можуть впливати наповернення дітей і цивільних», — сказав Президент.</text:p>
      <text:p text:style-name="P4">
The head of state stressed that all humanitarian issues can be resolved when Russia is weaker.</text:p>
      <text:p text:style-name="P4">
“And she gets weaker every day, and we see it. They are already incapable of praising - we are talking about the de -occupation of our territories today. With each day, it will have an impact on both Putin's strength and his environment, on the strength of the average state. All this will have a great influence, ”Volodymyr Zelenskyy summarized.</text:p>
      <text:p text:style-name="P4">
Source: <text:a xlink:type="simple" xlink:href="https://www.president.gov.ua/news/ti-hto-vse-she-mayut-pevni-vazheli-vplivu-na-rosiyu-mozhut-s-83437" text:style-name="Internet_20_link" text:visited-style-name="Visited_20_Internet_20_Link">
Presidential Office of Ukraine</text:a>
</text:p>
      <text:p text:style-name="P4">
News Source: <text:a xlink:type="simple" xlink:href="https://armyinform.com.ua/2023/06/06/ti-hto-vse-shhe-mayut-pevni-vazheli-vplyvu-na-rosiyu-mozhut-spryyaty-povernennyu-ukrayinskyh-ditej-i-zvilnennyu-z-polonu-czyvilnyh-gromadyan-ukrayiny-volodymyr-zel/" text:style-name="Internet_20_link" text:visited-style-name="Visited_20_Internet_20_Link">
https://armyinform.com.ua/2023/06/06/ti-hto-vse-shhe-mayut-pevni-vazheli-vplyvu-na-rosiyu-mozhut-spryyaty-povernennyu-ukrayinskyh-ditej-i-zvilnennyu-z-polonu-czyvilnyh-gromadyan-ukrayiny-volodymyr-zel/</text:a>
</text:p>
      <!--NEWS-->
      <text:h text:style-name="P10" text:outline-level="1">
<text:span text:style-name="T4">
During the day, the enemy struck 35 rocket strokes</text:span>
</text:h>
      <text:p text:style-name="P4">
Author: ['АРМІЯINFORM']</text:p>
      <text:p text:style-name="P4">
Time: 2023-06-06T85:00:00-04:00</text:p>
      <text:p text:style-name="P4">
Description: About CED DOIMLAY GS ZS Ukrainian. “The opponent was gaining a 35 rocket strike, ... the war with Ukraine 2022, the war with Ukraine is the latest news today, the news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original-1.jpg" text:style-name="Internet_20_link" text:visited-style-name="Visited_20_Internet_20_Link">
original-1.jpg</text:a>
']</text:p>
      <text:p text:style-name="P4">
Tags: ['STOPRUSSIA', 'ВТОРГНЕННЯ РФ', 'ГШ ЗС УКРАЇНИ']</text:p>
      <text:p text:style-name="P4">
Category: News</text:p>
      <!--METADATA-->
      <text:p text:style-name="P4">
<draw:frame draw:style-name="fr1" draw:name="Image410" text:anchor-type="as-char" svg:width="6.9236in" svg:height="4.454183in" draw:z-index="0">
<draw:image xlink:href="../Images/AРМІЯINFORM/2023-06-06T85-00-00-04-00/original-1.jpg" xlink:type="simple" xlink:show="embed" xlink:actuate="onLoad" draw:mime-type="image/jpeg"/>
</draw:frame>
<text:span text:style-name="T4">
 🔥 Situation on the Russian invasion </text:span>
 about it <text:a xlink:type="simple" xlink:href="https://www.facebook.com/GeneralStaff.ua/posts/pfbid0riRKByytopuW6PxED1aV4isp6KwJqtQ9hW8rNqeHGxbo64nWabt6twPguN1wb24Hl" text:style-name="Internet_20_link" text:visited-style-name="Visited_20_Internet_20_Link">
reports</text:a>
General of the Armed Forces of Ukraine.</text:p>
      <text:p text:style-name="P4">
“During the day, the enemy struck 35 rocket strokes, using the winged air base X-101/X-555. All rockets were destroyed by the butt defense of the Air Force of the Armed Forces of Ukraine. Also, the car struck 30 aviation strikes and carried out 43 shelling of jet system fire fire at the positions of our troops and settlements. Unfortunately, Yezagyts and wounded among civilians, damaged residential buildings, private homes, ”the message reads.</text:p>
      <text:p text:style-name="P4">
In addition, it is noted that the likelihood of missile and aviation tasks throughout Ukraine remains high.</text:p>
      <text:p text:style-name="P4">
News Source: <text:a xlink:type="simple" xlink:href="https://armyinform.com.ua/2023/06/06/protyagom-doby-protyvnyk-zavdav-35-raketnyh-udariv/" text:style-name="Internet_20_link" text:visited-style-name="Visited_20_Internet_20_Link">
https://armyinform.com.ua/2023/06/06/protyagom-doby-protyvnyk-zavdav-35-raketnyh-udariv/</text:a>
</text:p>
      <!--NEWS-->
      <text:h text:style-name="P10" text:outline-level="1">
<text:span text:style-name="T4">
“50 Patriot batteries are the goal ambitious but quite real” - Yuri Ignat</text:span>
</text:h>
      <text:p text:style-name="P4">
Author: ['АРМІЯINFORM']</text:p>
      <text:p text:style-name="P4">
Time: 2023-06-06T86:00:00-04:00</text:p>
      <text:p text:style-name="P4">
Description: The telmarathon “єini novel” has a rennet of the sabotage forces of Zbroin’s forces of Ukraine, a colonel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foto-1-krylati-aviabomby-yurij-ignat.jpg" text:style-name="Internet_20_link" text:visited-style-name="Visited_20_Internet_20_Link">
foto-1-krylati-aviabomby-yurij-ignat.jpg</text:a>
']</text:p>
      <text:p text:style-name="P4">
Tags: ['SAMP', 'ПОВІТРЯНІ СИЛИ ЗС УКРАЇНИ', 'ЮРІЙ ІГНАТ']</text:p>
      <text:p text:style-name="P4">
Category: News</text:p>
      <!--METADATA-->
      <text:p text:style-name="P4">
<draw:frame draw:style-name="fr1" draw:name="Image411" text:anchor-type="as-char" svg:width="6.9236in" svg:height="4.32725in" draw:z-index="0">
<draw:image xlink:href="../Images/AРМІЯINFORM/2023-06-06T86-00-00-04-00/foto-1-krylati-aviabomby-yurij-ignat.jpg" xlink:type="simple" xlink:show="embed" xlink:actuate="onLoad" draw:mime-type="image/jpeg"/>
</draw:frame>
In the studio <text:a xlink:type="simple" xlink:href="https://www.youtube.com/watch" text:style-name="Internet_20_link" text:visited-style-name="Visited_20_Internet_20_Link">
Telelorphone</text:a>
Colonel Yuri Ignatius spoke a spokesman for the Air Force of Ukraine, a spokesman for the Air Force of Ukraine. Thus, the officer recalled the words of the President of Ukraine that Ukraine needs 50 Battle of Patriot missile systems.</text:p>
      <text:p text:style-name="P4">
-This is, of course, a very ambitious goal, but we will go to any time,-says Yuri Ignat. -And Patriot against ballistics, and SAMP-T also works on the ballistics, and other systems-without them, too. This is both Iris-T and NASAMS, it is all the basis of air defense that should replace the old Soviet weapons. Therefore, such as 50 batteries should not frighten anyone. Yes, it's expensive, but it is a non -existent. We will gradually strengthen our Air Force, Land Forces and so on. Well, we are waiting, of course, good news about the F-16-this plane is very needed.</text:p>
      <text:p text:style-name="P4">
News Source: <text:a xlink:type="simple" xlink:href="https://armyinform.com.ua/2023/06/06/50-batarej-patriot-cze-meta-ambitna-ale-czilkom-realna-yurij-ignat/" text:style-name="Internet_20_link" text:visited-style-name="Visited_20_Internet_20_Link">
https://armyinform.com.ua/2023/06/06/50-batarej-patriot-cze-meta-ambitna-ale-czilkom-realna-yurij-ignat/</text:a>
</text:p>
      <!--NEWS-->
      <text:h text:style-name="P10" text:outline-level="1">
<text:span text:style-name="T4">
The 14 enemy artillery units are affected simply at fire positions</text:span>
</text:h>
      <text:p text:style-name="P4">
Author: ['АРМІЯINFORM']</text:p>
      <text:p text:style-name="P4">
Time: 2023-06-06T87:00:00-04:00</text:p>
      <text:p text:style-name="P4">
Description: About CED DOIMLAY GS ZS Ukrainian. “The rocket launches of the rocket and the artister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352368514_812635127163301_7202884449530087064_n.jpg" text:style-name="Internet_20_link" text:visited-style-name="Visited_20_Internet_20_Link">
352368514_812635127163301_7202884449530087064_n.jpg</text:a>
']</text:p>
      <text:p text:style-name="P4">
Tags: ['STOPRUSSIA', 'ВТОРГНЕННЯ РФ', 'ГШ ЗС УКРАЇНИ']</text:p>
      <text:p text:style-name="P4">
Category: News</text:p>
      <!--METADATA-->
      <text:p text:style-name="P4">
<draw:frame draw:style-name="fr1" draw:name="Image412" text:anchor-type="as-char" svg:width="6.9236in" svg:height="4.601309in" draw:z-index="0">
<draw:image xlink:href="../Images/AРМІЯINFORM/2023-06-06T87-00-00-04-00/352368514_812635127163301_7202884449530087064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riRKByytopuW6PxED1aV4isp6KwJqtQ9hW8rNqeHGxbo64nWabt6twPguN1wb24Hl" text:style-name="Internet_20_link" text:visited-style-name="Visited_20_Internet_20_Link">
повідомляє</text:a>
General of the Armed Forces of Ukraine.</text:p>
      <text:p text:style-name="P4">
"9 points of management, 4 areas of concentration of live power, weapons and military equipment, 3 ammunition depots, anti-aircraft missile systems, 14 artillery units at fire positions and 16 other important goals of the enemy were struck during the day.</text:p>
      <text:p text:style-name="P4">
It is also noted that the aviation of defense forces per day has caused 10 beats of the Enemy's Payons.</text:p>
      <text:p text:style-name="P4">
News Source: <text:a xlink:type="simple" xlink:href="https://armyinform.com.ua/2023/06/06/urazheno-14-artylerijskyh-pidrozdiliv-protyvnyka-prosto-na-vognevyh-pozycziyah/" text:style-name="Internet_20_link" text:visited-style-name="Visited_20_Internet_20_Link">
https://armyinform.com.ua/2023/06/06/urazheno-14-artylerijskyh-pidrozdiliv-protyvnyka-prosto-na-vognevyh-pozycziyah/</text:a>
</text:p>
      <!--NEWS-->
      <text:h text:style-name="P10" text:outline-level="1">
<text:span text:style-name="T4">
The Armed Forces team has already held a meeting in Germany for the second time</text:span>
</text:h>
      <text:p text:style-name="P4">
Author: ['АРМІЯINFORM']</text:p>
      <text:p text:style-name="P4">
Time: 2023-06-06T88:00:00-04:00</text:p>
      <text:p text:style-name="P4">
Description: Команда військових спортсмені-стрільців повернулась зі зборів у Німеччині.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414334_188041890881584_8029745132671888384_n.jpg" text:style-name="Internet_20_link" text:visited-style-name="Visited_20_Internet_20_Link">
347414334_188041890881584_8029745132671888384_n.jpg</text:a>
', '<text:a xlink:type="simple" xlink:href="https://armyinform.com.ua/wp-content/uploads/2023/06/347237628_1252047912091053_3196213945451362776_n-150x150.jpg" text:style-name="Internet_20_link" text:visited-style-name="Visited_20_Internet_20_Link">
347237628_1252047912091053_3196213945451362776_n-150x150.jpg</text:a>
', '<text:a xlink:type="simple" xlink:href="https://armyinform.com.ua/wp-content/uploads/2023/06/347388263_2007428756259201_2483388584358421794_n-150x150.jpg" text:style-name="Internet_20_link" text:visited-style-name="Visited_20_Internet_20_Link">
347388263_2007428756259201_2483388584358421794_n-150x150.jpg</text:a>
', '<text:a xlink:type="simple" xlink:href="https://armyinform.com.ua/wp-content/uploads/2023/06/347389591_6351441561606287_6402930719950418888_n-150x150.jpg" text:style-name="Internet_20_link" text:visited-style-name="Visited_20_Internet_20_Link">
347389591_6351441561606287_6402930719950418888_n-150x150.jpg</text:a>
']</text:p>
      <text:p text:style-name="P4">
Tags: ['НІМЕЧЧИНА', 'СПОРТ', 'ЦСК ЗС\xa0УКРАЇНИ']</text:p>
      <text:p text:style-name="P4">
Category: News</text:p>
      <!--METADATA-->
      <text:p text:style-name="P4">
<draw:frame draw:style-name="fr1" draw:name="Image413" text:anchor-type="as-char" svg:width="6.9236in" svg:height="4.517403in" draw:z-index="0">
<draw:image xlink:href="../Images/AРМІЯINFORM/2023-06-06T88-00-00-04-00/347414334_188041890881584_8029745132671888384_n.jpg" xlink:type="simple" xlink:show="embed" xlink:actuate="onLoad" draw:mime-type="image/jpeg"/>
</draw:frame>
The team of military athletes returned from the meeting in Germany.</text:p>
      <text:p text:style-name="P4">
About it <text:a xlink:type="simple" xlink:href="https://www.facebook.com/CSKA1992/posts/pfbid02vudVE6sprk1GVfJNLdxy7a7nP1VVti5FqDhvEqvGwfAdEGyxZfGHCshmB9NmoFoml" text:style-name="Internet_20_link" text:visited-style-name="Visited_20_Internet_20_Link">
reports</text:a>
CSC of the Armed Forces of Ukraine.</text:p>
      <text:p text:style-name="P4">
“The army shooting team has held a meeting in Germany for the second time. Named the German delegation to the Sismician, army shooters took place in Zonthofena and a training and training fee!Thank you for the invitation!More together!” - the message reads.</text:p>
      <text:p text:style-name="P4">
<text:a xlink:type="simple" xlink:href="https://armyinform.com.ua/wp-content/uploads/2023/06/347237628_1252047912091053_3196213945451362776_n.jpg" text:style-name="Internet_20_link" text:visited-style-name="Visited_20_Internet_20_Link">
!(Images/AРМІЯINFORM/2023-06-06T88-00-00-04-00/347237628_1252047912091053_3196213945451362776_n-150x150.jpg)</text:a>
</text:p>
      <text:p text:style-name="P4">
<text:a xlink:type="simple" xlink:href="https://armyinform.com.ua/wp-content/uploads/2023/06/347388263_2007428756259201_2483388584358421794_n.jpg" text:style-name="Internet_20_link" text:visited-style-name="Visited_20_Internet_20_Link">
<draw:frame draw:style-name="fr1" draw:name="Image414" text:anchor-type="as-char" svg:width="6.9236in" svg:height="6.9236in" draw:z-index="0">
<draw:image xlink:href="../Images/AРМІЯINFORM/2023-06-06T88-00-00-04-00/347388263_2007428756259201_2483388584358421794_n-150x150.jpg" xlink:type="simple" xlink:show="embed" xlink:actuate="onLoad" draw:mime-type="image/jpeg"/>
</draw:frame>
</text:a>
</text:p>
      <text:p text:style-name="P4">
<text:a xlink:type="simple" xlink:href="https://armyinform.com.ua/wp-content/uploads/2023/06/347389591_6351441561606287_6402930719950418888_n.jpg" text:style-name="Internet_20_link" text:visited-style-name="Visited_20_Internet_20_Link">
<draw:frame draw:style-name="fr1" draw:name="Image415" text:anchor-type="as-char" svg:width="6.9236in" svg:height="6.9236in" draw:z-index="0">
<draw:image xlink:href="../Images/AРМІЯINFORM/2023-06-06T88-00-00-04-00/347389591_6351441561606287_6402930719950418888_n-150x150.jpg" xlink:type="simple" xlink:show="embed" xlink:actuate="onLoad" draw:mime-type="image/jpeg"/>
</draw:frame>
</text:a>
</text:p>
      <text:p text:style-name="P4">
News Source: <text:a xlink:type="simple" xlink:href="https://armyinform.com.ua/2023/06/06/zbirna-zsu-zi-strilby-vzhe-vdruge-provela-zbory-u-nimechchyni/" text:style-name="Internet_20_link" text:visited-style-name="Visited_20_Internet_20_Link">
https://armyinform.com.ua/2023/06/06/zbirna-zsu-zi-strilby-vzhe-vdruge-provela-zbory-u-nimechchyni/</text:a>
</text:p>
      <!--NEWS-->
      <text:h text:style-name="P10" text:outline-level="1">
<text:span text:style-name="T4">
In Khmelnitsky, volunteers received certificates from Valery Zaluzhny</text:span>
</text:h>
      <text:p text:style-name="P4">
Author: ['Анастасія Богач']</text:p>
      <text:p text:style-name="P4">
Time: 2023-06-06T89:00:00-04:00</text:p>
      <text:p text:style-name="P4">
Description: 10 DITYA IZ Khmelnichchini reinforced the letters of the Golovkomandavach Zbroynykh Ukrainian forc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golovna-1-6.jpg" text:style-name="Internet_20_link" text:visited-style-name="Visited_20_Internet_20_Link">
golovna-1-6.jpg</text:a>
', '<text:a xlink:type="simple" xlink:href="https://armyinform.com.ua/wp-content/uploads/2023/06/2-38-150x150.jpg" text:style-name="Internet_20_link" text:visited-style-name="Visited_20_Internet_20_Link">
2-38-150x150.jpg</text:a>
', '<text:a xlink:type="simple" xlink:href="https://armyinform.com.ua/wp-content/uploads/2023/06/3-35-150x150.jpg" text:style-name="Internet_20_link" text:visited-style-name="Visited_20_Internet_20_Link">
3-35-150x150.jpg</text:a>
', '<text:a xlink:type="simple" xlink:href="https://armyinform.com.ua/wp-content/uploads/2023/06/1-56-150x150.jpg" text:style-name="Internet_20_link" text:visited-style-name="Visited_20_Internet_20_Link">
1-56-150x150.jpg</text:a>
']</text:p>
      <text:p text:style-name="P4">
Tags: []</text:p>
      <text:p text:style-name="P4">
Category: News</text:p>
      <!--METADATA-->
      <text:p text:style-name="P4">
<draw:frame draw:style-name="fr1" draw:name="Image416" text:anchor-type="as-char" svg:width="6.9236in" svg:height="4.615733in" draw:z-index="0">
<draw:image xlink:href="../Images/AРМІЯINFORM/2023-06-06T89-00-00-04-00/golovna-1-6.jpg" xlink:type="simple" xlink:show="embed" xlink:actuate="onLoad" draw:mime-type="image/jpeg"/>
</draw:frame>
** _ 10 children from Khmelnytskyi received certificates from the commander -in -chief</text:p>
      <text:p text:style-name="P4">
Despite their young age, children from the first days of a large -scale invasion reveal the wickedness of courage, self -sacrifice and incredible spirit to help support the warriors in the forefront.</text:p>
      <text:p text:style-name="P4">
Today, children, instead of playing with their peers, asking for new II -IIRKs, enjoying their childhood looking for how to help our defenders. They are the future of our country.</text:p>
      <text:p text:style-name="P4">
Certificates were presented to the young volunteers by the deputy chairman of the Khmelnytsky Ova Volodymyrbilyk and the deputy head of the Khmelnytsky regional shopping center and JV Podlkovnikoplivnikrokli Kulik.</text:p>
      <ul>
        <li>
I am extremely nice today to be here and see your faces. I think about how you are your skills, talents, doing everything to help our military in their difficult fight against the enemy. The book "Ukraine is us" will write stories about each of you, with photos and a description of your wing in helping our military, in our victory. Today, we already have 158 children who will be included in the book. I wish you not to stop, to continue to help our army. And most importantly - to study well, because you are the future of our country, - said Vladimir Bilyk.</li>
      </ul>
      <text:p text:style-name="P4">
<text:a xlink:type="simple" xlink:href="https://armyinform.com.ua/wp-content/uploads/2023/06/2-38.jpg" text:style-name="Internet_20_link" text:visited-style-name="Visited_20_Internet_20_Link">
!(Images/AРМІЯINFORM/2023-06-06T89-00-00-04-00/2-38-150x150.jpg)</text:a>
</text:p>
      <text:p text:style-name="P4">
<text:a xlink:type="simple" xlink:href="https://armyinform.com.ua/wp-content/uploads/2023/06/3-35.jpg" text:style-name="Internet_20_link" text:visited-style-name="Visited_20_Internet_20_Link">
<draw:frame draw:style-name="fr1" draw:name="Image417" text:anchor-type="as-char" svg:width="6.9236in" svg:height="6.9236in" draw:z-index="0">
<draw:image xlink:href="../Images/AРМІЯINFORM/2023-06-06T89-00-00-04-00/3-35-150x150.jpg" xlink:type="simple" xlink:show="embed" xlink:actuate="onLoad" draw:mime-type="image/jpeg"/>
</draw:frame>
</text:a>
</text:p>
      <text:p text:style-name="P4">
<text:a xlink:type="simple" xlink:href="https://armyinform.com.ua/wp-content/uploads/2023/06/1-56.jpg" text:style-name="Internet_20_link" text:visited-style-name="Visited_20_Internet_20_Link">
<draw:frame draw:style-name="fr1" draw:name="Image418" text:anchor-type="as-char" svg:width="6.9236in" svg:height="6.9236in" draw:z-index="0">
<draw:image xlink:href="../Images/AРМІЯINFORM/2023-06-06T89-00-00-04-00/1-56-150x150.jpg" xlink:type="simple" xlink:show="embed" xlink:actuate="onLoad" draw:mime-type="image/jpeg"/>
</draw:frame>
</text:a>
Also, the deputy chief of Khmelnitsky OTC and JV, Lieutenant Colonel Petro Kulik, addressed the children.</text:p>
      <ul>
        <li>
When I went into this hall, I immediately noticed how young people we have. We warned us in 2014, some of these children were not born at the time. Going on them, I can not hold back emotions, we grow up to be a generation, for a great way we must fight for victory. And I am sure that the victory will be for us, - said Petro Kulik.</li>
      </ul>
      <text:p text:style-name="P4">
Each of these children does everything for our victory: they make and sell bracelets, write books to gather donatics on the Armed Forces, bake pies for our protection, weave camouflage nets, participate in charity concerts.</text:p>
      <text:p text:style-name="P4">
News Source: <text:a xlink:type="simple" xlink:href="https://armyinform.com.ua/2023/06/06/u-hmelnyczkomu-yuni-volontery-otrymaly-gramoty-vid-valeriya-zaluzhnogo/" text:style-name="Internet_20_link" text:visited-style-name="Visited_20_Internet_20_Link">
https://armyinform.com.ua/2023/06/06/u-hmelnyczkomu-yuni-volontery-otrymaly-gramoty-vid-valeriya-zaluzhnogo/</text:a>
</text:p>
      <!--NEWS-->
      <text:h text:style-name="P10" text:outline-level="1">
<text:span text:style-name="T4">
The Russians use a map of man -made blackmail - Natalia Humeniuk about undermining on Kakhovskaya hydroelectric power station</text:span>
</text:h>
      <text:p text:style-name="P4">
Author: ['АРМІЯINFORM']</text:p>
      <text:p text:style-name="P4">
Time: 2023-06-06T8:00:00-04:00</text:p>
      <text:p text:style-name="P4">
Description: - Rosiyani Pidіrili part of the structural ib vicoristovite a map of the technogenic blackmail for ... War with Ukraine 2022, war with Ukraine Latest news today, News War with Ukraine 2022 The last ones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a7a625a715c4ff913ac7c20a05b15002-1-e1686028962791.jpg" text:style-name="Internet_20_link" text:visited-style-name="Visited_20_Internet_20_Link">
a7a625a715c4ff913ac7c20a05b15002-1-e1686028962791.jpg</text:a>
']</text:p>
      <text:p text:style-name="P4">
Tags: ['НАТАЛІЯ ГУМЕНЮК']</text:p>
      <text:p text:style-name="P4">
Category: News</text:p>
      <!--METADATA-->
      <text:p text:style-name="P4">
<draw:frame draw:style-name="fr1" draw:name="Image419" text:anchor-type="as-char" svg:width="6.9236in" svg:height="4.134092in" draw:z-index="0">
<draw:image xlink:href="../Images/AРМІЯINFORM/2023-06-06T8-00-00-04-00/a7a625a715c4ff913ac7c20a05b15002-1-e1686028962791.jpg" xlink:type="simple" xlink:show="embed" xlink:actuate="onLoad" draw:mime-type="image/jpeg"/>
</draw:frame>
- The Russians have blown up part of the structure and use a map of technogenic room in order to press on defense forces, to press on Ukraine as a whole, having no strength to wait more, where the counter -offensive will come. Understanding, the dangers, they are now evacuated, because the left shore will be affected in the first place, since it is geographically lower, and accordingly the first part of the water, the basic display will fall there, - said the head of the united coordination press center in the Evil of the Telemarphone "Uniform News" South of Ukraine Humeniuk.</text:p>
      <text:p text:style-name="P4">
According to her, the appropriate man -made headquarters in the regional administration are now being launched and appropriate recommendations on the algorithm of actions of the estate population are provided.</text:p>
      <ul>
        <li>
The military command also had a warning that the critical level, according to experts, can reach water in about 5 hours. It is not necessary to wait all these 5 hours. You should already be aware that if the area falls under the flooding area, most likely you need to consume already. To take appropriate things, documents, not to panic and understand that all services work and, of course, their efforts will be directed to the population.</li>
      </ul>
      <text:p text:style-name="P4">
The spokeswoman also said that the invaders are suppressing the connection so that it could not be possible to prevent the population, including on the left bank.</text:p>
      <text:p text:style-name="P4">
Commenting on night shelling, Natalia Humeniuk noted that this time he was already enemy tactics for herself.</text:p>
      <ul>
        <li>
Again the attack by aviation, again from the direction of Caspian. And he used the enemy Tirakets, which he could still afford-X-101/555. The vast majority of all was directed in the direction of Kyiv and Central Ukraine. This indicates that the enemy will continue such attacks. Marine rocket launchers were not involved before the attack itself were re -brought to the base points, which may indicate that the occupiers now do not have the potential of the "caliber" that they could apply. But it is too early to relax, we need to be aware that they will continue to terrorize us, in particular, and the rear regions.</li>
      </ul>
      <text:p text:style-name="P4">
News Source: <text:a xlink:type="simple" xlink:href="https://armyinform.com.ua/2023/06/06/rosiyany-vykorystovuyut-kartu-tehnogennogo-shantazhu-nataliya-gumenyuk-pro-pidryv-na-kahovskij-ges/" text:style-name="Internet_20_link" text:visited-style-name="Visited_20_Internet_20_Link">
https://armyinform.com.ua/2023/06/06/rosiyany-vykorystovuyut-kartu-tehnogennogo-shantazhu-nataliya-gumenyuk-pro-pidryv-na-kahovskij-ges/</text:a>
</text:p>
      <!--NEWS-->
      <text:h text:style-name="P10" text:outline-level="1">
<text:span text:style-name="T4">
Russia's exit from this war should not take place at the expense of Ukraine - Volodymyr Zelenskyy</text:span>
</text:h>
      <text:p text:style-name="P4">
Author: ['АРМІЯINFORM']</text:p>
      <text:p text:style-name="P4">
Time: 2023-06-06T90:00:00-04:00</text:p>
      <text:p text:style-name="P4">
Description: The conversation between the lies of the Maybutnoye Rosiyska federal is a positive signal, ... the war with Ukraine 2022, the war with Ukraine is the latest news today, the news War with Ukraine 2022 is the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22222.jpeg" text:style-name="Internet_20_link" text:visited-style-name="Visited_20_Internet_20_Link">
222222.jpeg</text:a>
']</text:p>
      <text:p text:style-name="P4">
Tags: ['STOPRUSSIA', 'ВОЛОДИМИР ЗЕЛЕНСЬКИЙ', 'ВТОРГНЕННЯ РФ', 'ПРЕЗИДЕНТ УКРАЇНИ']</text:p>
      <text:p text:style-name="P4">
Category: News</text:p>
      <!--METADATA-->
      <text:p text:style-name="P4">
<draw:frame draw:style-name="fr1" draw:name="Image420" text:anchor-type="as-char" svg:width="6.9236in" svg:height="4.617948in" draw:z-index="0">
<draw:image xlink:href="../Images/AРМІЯINFORM/2023-06-06T90-00-00-04-00/222222.jpeg" xlink:type="simple" xlink:show="embed" xlink:actuate="onLoad" draw:mime-type="image/jpeg"/>
</draw:frame>
Discussion by the world leaders of the future of the Russian Federation is a positative signal, but any scenario cannot be implemented under the rakhunok of Ukraine. This was stated by President of Ukraine Volodymyr Zelensky during a relationship with media representatives on the occasion of the journalist.</text:p>
      <text:p text:style-name="P4">
“This is an important trend that leaders began to talk about Russia's future. I, of course, see a positive signal. If they talk about Russia's future, then Russia does not speak of our future. It seems to me that it is the power of our state. In this war, thanks to the Ukrainian people, most of the world has made avail, ”he stressed.</text:p>
      <text:p text:style-name="P4">
Having made this choice, according to the President, the world began to think how to build relationships.</text:p>
      <text:p text:style-name="P4">
"How they will live with another Russia, with another format of Russian leadership, other conditions," the Head of State said.</text:p>
      <text:p text:style-name="P4">
At the same time, Volodymyr Zelenskyy sees the risk that certain circles of international partners will look for decisions how to leave this war, without taking into account Ukraine's interests.</text:p>
      <text:p text:style-name="P4">
“I do not want this output to be found at our expense. And I do my best to nail this chance. In such conversations we participate, such topics are broken. But we are quite categorical in this: not at the expense of Ukraine!” - President emphasized.</text:p>
      <text:p text:style-name="P4">
The Head of State emphasized that Ukraine is not fighting with the Russian Federation in its territory, but protects its sovereign territory and releases exclusively its lands from the Russian host.</text:p>
      <text:p text:style-name="P4">
“We did not start the war, we do not need anything. We are not going to pick up anyone. But they are not ready to give their own, ”Vladimirzelensky summarized.</text:p>
      <text:p text:style-name="P4">
Source: <text:a xlink:type="simple" xlink:href="https://www.president.gov.ua/news/vihid-rosiyi-iz-ciyeyi-vijni-ne-maye-vidbuvatisya-za-rahunok-83445" text:style-name="Internet_20_link" text:visited-style-name="Visited_20_Internet_20_Link">
Presidential Office of Ukraine</text:a>
</text:p>
      <text:p text:style-name="P4">
News Source: <text:a xlink:type="simple" xlink:href="https://armyinform.com.ua/2023/06/06/vyhid-rosiyi-iz-cziyeyi-vijny-ne-maye-vidbuvatysya-za-rahunok-ukrayiny-volodymyr-zelenskyj/" text:style-name="Internet_20_link" text:visited-style-name="Visited_20_Internet_20_Link">
https://armyinform.com.ua/2023/06/06/vyhid-rosiyi-iz-cziyeyi-vijny-ne-maye-vidbuvatysya-za-rahunok-ukrayiny-volodymyr-zelenskyj/</text:a>
</text:p>
      <!--NEWS-->
      <text:h text:style-name="P10" text:outline-level="1">
<text:span text:style-name="T4">
The President passed the Order of the Golden Star to the native heroes of Ukraine</text:span>
</text:h>
      <text:p text:style-name="P4">
Author: ['АРМІЯINFORM']</text:p>
      <text:p text:style-name="P4">
Time: 2023-06-06T91:00:00-04:00</text:p>
      <text:p text:style-name="P4">
Description: President Volodymyr Zelensky, having transferred the Orders of “Zirka Gold” to members of Rodin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5a65d41bd5d974ca3714127b5cce25cc_1686058594_extra_large.jpeg" text:style-name="Internet_20_link" text:visited-style-name="Visited_20_Internet_20_Link">
5a65d41bd5d974ca3714127b5cce25cc_1686058594_extra_large.jpeg</text:a>
', '<text:a xlink:type="simple" xlink:href="https://armyinform.com.ua/wp-content/uploads/2023/06/2dc74990684a1b6f61d977963662a85c_1686058596_extra_large-150x150.jpeg" text:style-name="Internet_20_link" text:visited-style-name="Visited_20_Internet_20_Link">
2dc74990684a1b6f61d977963662a85c_1686058596_extra_large-150x150.jpeg</text:a>
', '<text:a xlink:type="simple" xlink:href="https://armyinform.com.ua/wp-content/uploads/2023/06/5ab14547bea68b7d8122fd434dc3272d_1686058598_extra_large-150x150.jpeg" text:style-name="Internet_20_link" text:visited-style-name="Visited_20_Internet_20_Link">
5ab14547bea68b7d8122fd434dc3272d_1686058598_extra_large-150x150.jpeg</text:a>
', '<text:a xlink:type="simple" xlink:href="https://armyinform.com.ua/wp-content/uploads/2023/06/85db9d82c4d5ff3526d6cded7ec2c275_1686058598_extra_large-150x150.jpeg" text:style-name="Internet_20_link" text:visited-style-name="Visited_20_Internet_20_Link">
85db9d82c4d5ff3526d6cded7ec2c275_1686058598_extra_large-150x150.jpeg</text:a>
', '<text:a xlink:type="simple" xlink:href="https://armyinform.com.ua/wp-content/uploads/2023/06/459d6e1f925d5ab15896ea6700fe8cff_1686063365_extra_large-150x150.jpeg" text:style-name="Internet_20_link" text:visited-style-name="Visited_20_Internet_20_Link">
459d6e1f925d5ab15896ea6700fe8cff_1686063365_extra_large-150x150.jpeg</text:a>
', '<text:a xlink:type="simple" xlink:href="https://armyinform.com.ua/wp-content/uploads/2023/06/7662cc95d56143c787a040a671802983_1686063347_extra_large-150x150.jpeg" text:style-name="Internet_20_link" text:visited-style-name="Visited_20_Internet_20_Link">
7662cc95d56143c787a040a671802983_1686063347_extra_large-150x150.jpeg</text:a>
', '<text:a xlink:type="simple" xlink:href="https://armyinform.com.ua/wp-content/uploads/2023/06/a8da15d94902643573b1f563a742fb79_1686063365_extra_large-150x150.jpeg" text:style-name="Internet_20_link" text:visited-style-name="Visited_20_Internet_20_Link">
a8da15d94902643573b1f563a742fb79_1686063365_extra_large-150x150.jpeg</text:a>
']</text:p>
      <text:p text:style-name="P4">
Tags: ['ВОЛОДИМИР ЗЕЛЕНСЬКИЙ', 'ГЕРОЙ УКРАЇНИ', 'ПРЕЗИДЕНТ УКРАЇНИ']</text:p>
      <text:p text:style-name="P4">
Category: News</text:p>
      <!--METADATA-->
      <text:p text:style-name="P4">
<draw:frame draw:style-name="fr1" draw:name="Image421" text:anchor-type="as-char" svg:width="6.9236in" svg:height="4.617948in" draw:z-index="0">
<draw:image xlink:href="../Images/AРМІЯINFORM/2023-06-06T91-00-00-04-00/5a65d41bd5d974ca3714127b5cce25cc_1686058594_extra_large.jpeg" xlink:type="simple" xlink:show="embed" xlink:actuate="onLoad" draw:mime-type="image/jpeg"/>
</draw:frame>
President Vladimir Zelensky passed the Order of the Golden Star to the members of the Family Servicemen of the Armed Forces of Ukraine, the National Guard, the State Border Guard Service, the Security Service and the National Anti -Corruption Bureau, awarded the title Ukrzaliznytsia.</text:p>
      <text:p text:style-name="P4">
The ceremony was held in the white hall of the Heroes of Ukraine of the Mariinsky Palace in Kiev, <text:a xlink:type="simple" xlink:href="https://president.gov.ua/news/prezident-peredav-ordeni-zolota-zirka-ridnim-zagiblih-geroyi-83429" text:style-name="Internet_20_link" text:visited-style-name="Visited_20_Internet_20_Link">
reports the Presidential Website</text:a>
“Today, in the white hall of the Heroes of Ukraine, our different people, but all - someone's life became part of the life of our country and the protection of every man. Here are our warriors, our soldiers. People of different professions who are powerfully working in our country and the protection of each of our persons. In particular, the officials whom today, on the day of the journalist, I want to note especially, ”the Head of State said.</text:p>
      <text:p text:style-name="P4">
The President noted that the Russians of the Kakhovsky Hydroelectric Tti Dams are another conscious and calculated terrorist attack, which is part of the genocidal tacticals against the Ukrainian state, which aims to destroy all Ukraine, its citizens and all Ukrainian.</text:p>
      <text:p text:style-name="P4">
“When the enemy leads such aggression, when it uses such genocidal tactics, the enemy can stop the enemy. And we will definitely burn Russia. We will expel it from our land and honor the will of Ukraine in memory and everyone who gave their lives for Ukraine, will memory of all our heroic times, which equally dreamed of living for Ukrainians to live freely, ” - emphasized Volodymyr Zelensky.</text:p>
      <text:p text:style-name="P4">
The President expressed gratitude to every Ukrainian warrior, their families, to all who are in charge of our defenders, Ukrainian society and the state.</text:p>
      <text:p text:style-name="P4">
The attendees paid a moment of silence to the memory of all who died for Ukraine.</text:p>
      <text:p text:style-name="P4">
<text:a xlink:type="simple" xlink:href="https://armyinform.com.ua/wp-content/uploads/2023/06/2dc74990684a1b6f61d977963662a85c_1686058596_extra_large.jpeg" text:style-name="Internet_20_link" text:visited-style-name="Visited_20_Internet_20_Link">
!(Images/AРМІЯINFORM/2023-06-06T91-00-00-04-00/2dc74990684a1b6f61d977963662a85c_1686058596_extra_large-150x150.jpeg)</text:a>
</text:p>
      <text:p text:style-name="P4">
<text:a xlink:type="simple" xlink:href="https://armyinform.com.ua/wp-content/uploads/2023/06/5ab14547bea68b7d8122fd434dc3272d_1686058598_extra_large.jpeg" text:style-name="Internet_20_link" text:visited-style-name="Visited_20_Internet_20_Link">
<draw:frame draw:style-name="fr1" draw:name="Image422" text:anchor-type="as-char" svg:width="6.9236in" svg:height="6.9236in" draw:z-index="0">
<draw:image xlink:href="../Images/AРМІЯINFORM/2023-06-06T91-00-00-04-00/5ab14547bea68b7d8122fd434dc3272d_1686058598_extra_large-150x150.jpeg" xlink:type="simple" xlink:show="embed" xlink:actuate="onLoad" draw:mime-type="image/jpeg"/>
</draw:frame>
</text:a>
</text:p>
      <text:p text:style-name="P4">
<text:a xlink:type="simple" xlink:href="https://armyinform.com.ua/wp-content/uploads/2023/06/459d6e1f925d5ab15896ea6700fe8cff_1686063365_extra_large.jpeg" text:style-name="Internet_20_link" text:visited-style-name="Visited_20_Internet_20_Link">
<draw:frame draw:style-name="fr1" draw:name="Image423" text:anchor-type="as-char" svg:width="6.9236in" svg:height="6.9236in" draw:z-index="0">
<draw:image xlink:href="../Images/AРМІЯINFORM/2023-06-06T91-00-00-04-00/459d6e1f925d5ab15896ea6700fe8cff_1686063365_extra_large-150x150.jpeg" xlink:type="simple" xlink:show="embed" xlink:actuate="onLoad" draw:mime-type="image/jpeg"/>
</draw:frame>
</text:a>
</text:p>
      <text:p text:style-name="P4">
<text:a xlink:type="simple" xlink:href="https://armyinform.com.ua/wp-content/uploads/2023/06/7662cc95d56143c787a040a671802983_1686063347_extra_large.jpeg" text:style-name="Internet_20_link" text:visited-style-name="Visited_20_Internet_20_Link">
<draw:frame draw:style-name="fr1" draw:name="Image424" text:anchor-type="as-char" svg:width="6.9236in" svg:height="6.9236in" draw:z-index="0">
<draw:image xlink:href="../Images/AРМІЯINFORM/2023-06-06T91-00-00-04-00/7662cc95d56143c787a040a671802983_1686063347_extra_large-150x150.jpeg" xlink:type="simple" xlink:show="embed" xlink:actuate="onLoad" draw:mime-type="image/jpeg"/>
</draw:frame>
</text:a>
</text:p>
      <text:p text:style-name="P4">
<text:a xlink:type="simple" xlink:href="https://armyinform.com.ua/wp-content/uploads/2023/06/a8da15d94902643573b1f563a742fb79_1686063365_extra_large.jpeg" text:style-name="Internet_20_link" text:visited-style-name="Visited_20_Internet_20_Link">
<draw:frame draw:style-name="fr1" draw:name="Image425" text:anchor-type="as-char" svg:width="6.9236in" svg:height="6.9236in" draw:z-index="0">
<draw:image xlink:href="../Images/AРМІЯINFORM/2023-06-06T91-00-00-04-00/a8da15d94902643573b1f563a742fb79_1686063365_extra_large-150x150.jpeg" xlink:type="simple" xlink:show="embed" xlink:actuate="onLoad" draw:mime-type="image/jpeg"/>
</draw:frame>
</text:a>
The Head of State passed the Order of the Golden Star to the members of the families of the dead heroine: colonel Vladislav Allerov, Senior Lieutenant Sergiybarsukov, soldier Alexander Garbuz, Colonel Roman Gakh, Major Nabyuwana Gvozdev, Senior Soldier. Lieutenant Maxim Kagala, Major Bogdanakaratka, Captain Alexander Korpan, Lieutenant Colonel Bogdan Leshchyshyn, Captain Vadim Manka, soldier Roman Martseniuk, junior sergeant Mikhaillaselony, Soldier Andrei Nikonchuk, Chief Sergeant Mykola Nosenko, Podlkovnyk Ehenis Richter, sailor Valery Samfalov, Soldier Oleg Svinchuk, Capitanayaegore Seredyuk, Major Georgy Strelkov, Sergeant Kateryna Stupnitskaya, Head of Kharkiv NGO "Military-Patriotic Organization" Fraricor "Georgy Tarasenko, soldier Mykola Turik, Major Roman Chehun, Major Oleg.</text:p>
      <text:p text:style-name="P4">
Volodymyr Zelensky presented the honors of the President of Ukraine "Golden Heart" from the Luhansk region, Sergei Rashka, awarded for contribution to the provision of Volodyber's assistance, the development of the volunteer movement, in particular during the measures of defense of Ukraine, as well as to protect the safety of the population and interests of the state of the state with Russian aggression.</text:p>
      <text:p text:style-name="P4">
For a significant contribution to the development of domestic journalism, the courage of Isamovida, revealed during the coverage of events of a full -scale invasion of Russia into the territory of Ukraine, representatives of the media received from the hands of the head of state "for merit" of the third degree and Princess Olga III degree.The ceremony was also attended by: Presidential Office Head Andriy Yermak, Secretary of the National Security and Defense Council Alexey Danilov, Commander -in -Chief Guards Yuri Lebed, Minister of Strategic Industrial Proceedings Alexander Kamyshin and others.</text:p>
      <text:p text:style-name="P4">
News Source: <text:a xlink:type="simple" xlink:href="https://armyinform.com.ua/2023/06/06/prezydent-peredav-ordeny-zolota-zirka-ridnym-zagyblyh-geroyiv-ukrayiny/" text:style-name="Internet_20_link" text:visited-style-name="Visited_20_Internet_20_Link">
https://armyinform.com.ua/2023/06/06/prezydent-peredav-ordeny-zolota-zirka-ridnym-zagyblyh-geroyiv-ukrayiny/</text:a>
</text:p>
      <!--NEWS-->
      <text:h text:style-name="P10" text:outline-level="1">
<text:span text:style-name="T4">
In Kherson region, the occupiers equipped a hospital in the school premises</text:span>
</text:h>
      <text:p text:style-name="P4">
Author: ['АРМІЯINFORM']</text:p>
      <text:p text:style-name="P4">
Time: 2023-06-06T92:00:00-04:00</text:p>
      <text:p text:style-name="P4">
Description: About CED DOIMLAY GS ZS Ukrainian. “Rosіyskі PRAPPANT VIKORISTOVATI ... War with Ukraine 2022, War with Ukraine latest news today, News War with Ukraine 2022 The last today, will there be a war between Ukraine and Russia, and when, there will be a war with Ukraine in 2022,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6/222233343.jpg" text:style-name="Internet_20_link" text:visited-style-name="Visited_20_Internet_20_Link">
222233343.jpg</text:a>
']</text:p>
      <text:p text:style-name="P4">
Tags: ['STOPRUSSIA', 'ВТОРГНЕННЯ РФ', 'ГШ ЗС УКРАЇНИ', 'ХЕРСОНЩИНА']</text:p>
      <text:p text:style-name="P4">
Category: News</text:p>
      <!--METADATA-->
      <text:p text:style-name="P4">
<draw:frame draw:style-name="fr1" draw:name="Image426" text:anchor-type="as-char" svg:width="6.9236in" svg:height="3.794239in" draw:z-index="0">
<draw:image xlink:href="../Images/AРМІЯINFORM/2023-06-06T92-00-00-04-00/222233343.jpg" xlink:type="simple" xlink:show="embed" xlink:actuate="onLoad" draw:mime-type="image/jpeg"/>
</draw:frame>
<text:span text:style-name="T4">
 🔥 Situation on the Russian invasion </text:span>
 about it <text:a xlink:type="simple" xlink:href="https://www.facebook.com/GeneralStaff.ua/posts/pfbid0riRKByytopuW6PxED1aV4isp6KwJqtQ9hW8rNqeHGxbo64nWabt6twPguN1wb24Hl" text:style-name="Internet_20_link" text:visited-style-name="Visited_20_Internet_20_Link">
reports</text:a>
General of the Armed Forces of Ukraine.</text:p>
      <text:p text:style-name="P4">
“Russian invaders continue to use the infrastructure of temporarily seized settlements to provide medical care to their wounded servicemen. Recently, in the settlement of Oleksiivka Kherson region, on the territory of the local school, the invaders have arranged a field hospital. There are about 25 servicemen of medical personnel for treatments with wounds of varying severity, ”the message reads.</text:p>
      <text:p text:style-name="P4">
News Source: <text:a xlink:type="simple" xlink:href="https://armyinform.com.ua/2023/06/06/na-hersonshhyni-okupanty-obladnaly-shpytal-u-prymishhenni-shkoly/" text:style-name="Internet_20_link" text:visited-style-name="Visited_20_Internet_20_Link">
https://armyinform.com.ua/2023/06/06/na-hersonshhyni-okupanty-obladnaly-shpytal-u-prymishhenni-shkoly/</text:a>
</text:p>
      <!--NEWS-->
      <text:h text:style-name="P10" text:outline-level="1">
<text:span text:style-name="T4">
Situation with Ammonia Release in KUD ’ Yang District After Honnera</text:span>
</text:h>
      <text:p text:style-name="P4">
Author: ['Оксана Іванець']</text:p>
      <text:p text:style-name="P4">
Time: 2023-06-06T93:00:00-04:00</text:p>
      <text:p text:style-name="P4">
Description: About the PID Hour Bryfindov, the sensor of the haracks of the harskikovo admiral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img_20230606_163337_688_cr.jpg" text:style-name="Internet_20_link" text:visited-style-name="Visited_20_Internet_20_Link">
img_20230606_163337_688_cr.jpg</text:a>
']</text:p>
      <text:p text:style-name="P4">
Tags: ['АМІАКОПРОВІД', 'ВОЄННІ ЗЛОЧИНИ ЗС РФ', 'КУП‘ЯНСЬК', 'ХАРКІВ']</text:p>
      <text:p text:style-name="P4">
Category: News</text:p>
      <!--METADATA-->
      <text:p text:style-name="P4">
<draw:frame draw:style-name="fr1" draw:name="Image427" text:anchor-type="as-char" svg:width="6.9236in" svg:height="5.617833in" draw:z-index="0">
<draw:image xlink:href="../Images/AРМІЯINFORM/2023-06-06T93-00-00-04-00/img_20230606_163337_688_cr.jpg" xlink:type="simple" xlink:show="embed" xlink:actuate="onLoad" draw:mime-type="image/jpeg"/>
</draw:frame>
Oleg Synigubov, the head of the Kharkiv Regional Military Administration, announced this during a briefing. According to him, the life and health of the residents of the region does not threaten anything.</text:p>
      <text:p text:style-name="P4">
-Immediately after the entry into the ammonia pipe near the village was a convened to eliminate the consequences of technogenic and environmental safety and extraordinary situations. As a result of the organizational measures, we immediately prepared the evaporation buses. In Kharkiv, places for their placement were prepared, ”the head of the Ova.</text:p>
      <text:p text:style-name="P4">
According to Sinegubova, the situation is not critical now, since the stations have been replaced by safety valves - the leakage of ammonia was relatively insignificant.</text:p>
      <ul>
        <li>
In Masyutivka, measurements showed 7 nanograms per cubic meter at safe values of 10 nanograms. There is no ammonia in Kupyansk in the air at all. There are no threats to the area of the district and the need for evacuation.</li>
      </ul>
      <text:p text:style-name="P4">
We will remind, yesterday around 9:00 pm in Kupyansk district Russian occupants were damaged by a pipeline with ammonia. The enemy strokes occurred the pipeline.</text:p>
      <text:p text:style-name="P4">
<text:span text:style-name="T5">
Opto author</text:span>
</text:p>
      <text:p text:style-name="P4">
News Source: <text:a xlink:type="simple" xlink:href="https://armyinform.com.ua/2023/06/06/sytuacziya-z-vykydom-amiaku-v-kupyanskomu-rajoni-pislya-vorozhogo-vluchannya-kontrolovana/" text:style-name="Internet_20_link" text:visited-style-name="Visited_20_Internet_20_Link">
https://armyinform.com.ua/2023/06/06/sytuacziya-z-vykydom-amiaku-v-kupyanskomu-rajoni-pislya-vorozhogo-vluchannya-kontrolovana/</text:a>
</text:p>
      <!--NEWS-->
      <text:h text:style-name="P10" text:outline-level="1">
<text:span text:style-name="T4">
Ukraine will start preparing infrastructure for the F-16 after the final decision of partner countries, but there is already an understanding of what to do-Volodymyr Zelenskyy</text:span>
</text:h>
      <text:p text:style-name="P4">
Author: ['АРМІЯINFORM']</text:p>
      <text:p text:style-name="P4">
Time: 2023-06-06T94:00:00-04:00</text:p>
      <text:p text:style-name="P4">
Description: PISLAYA DOSSENNE of residual households of the Krai-Partnev about the transfer of Ukraine Boyovikh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3333.jpeg" text:style-name="Internet_20_link" text:visited-style-name="Visited_20_Internet_20_Link">
33333.jpeg</text:a>
']</text:p>
      <text:p text:style-name="P4">
Tags: ['F-16', 'ВОЛОДИМИР ЗЕЛЕНСЬКИЙ', 'ПРЕЗИДЕНТ УКРАЇНИ']</text:p>
      <text:p text:style-name="P4">
Category: News</text:p>
      <!--METADATA-->
      <text:p text:style-name="P4">
<draw:frame draw:style-name="fr1" draw:name="Image428" text:anchor-type="as-char" svg:width="6.9236in" svg:height="4.617948in" draw:z-index="0">
<draw:image xlink:href="../Images/AРМІЯINFORM/2023-06-06T94-00-00-04-00/33333.jpeg" xlink:type="simple" xlink:show="embed" xlink:actuate="onLoad" draw:mime-type="image/jpeg"/>
</draw:frame>
After reaching the final arrangements of partner countries on the transfer of the F-16 to Ukraine, our country will start preparing appropriate infrastructure for them, and this process will take some time. Volodymyr Zelensky stated about Zeper President of Ukraine during the communication of the media on the occasion of the journalist Day.</text:p>
      <text:p text:style-name="P4">
According to the Head of State, during his recent visit to Moldova, the European political community summit was very important with the leaders of the countries, which confirmed his readiness to give Ukraine aircraft-16. The joint approval of the United States of America is still needed.</text:p>
      <text:p text:style-name="P4">
“Partners know how many aircraft we need. I have already received from some of our European partners understanding about the number - it is powerful. I am very happy information that I received from some states. I just had such a grandfather. It was a serious, powerful proposal, ”said Volodymyr Zelenskyy.</text:p>
      <text:p text:style-name="P4">
The president is that the fighter coalition is recorded separately. This can happen at a regular meeting of the Ramstein Defense Group or on another platform.</text:p>
      <text:p text:style-name="P4">
“And then the preparation of the whole infrastructure will begin. It's not fast. EVERYONE, WHAT TO DO. Commander(Air Force of the Armed Forces of Ukraine. - Ed.)Mykola Oleshchuk understands where to do what to do, what quantities, ”the Glavs said.</text:p>
      <text:p text:style-name="P4">
Responding to the question of the importance of the long -term defense of Bakhmut Nadonechyna, Volodymyr Zelenskyy noted that about 20,000 "Wagnerians" were reduced on this section of the front, about 60,000 were injured.</text:p>
      <text:p text:style-name="P4">
According to the President, Ukrainian defenders in this direction received the full weapons that Ukraine had.</text:p>
      <text:p text:style-name="P4">
"I think it was the most powerful protection that could only be planned. Therefore, everyone realized that Bakhmut would keep a large number of military. For the people who were in Bakhmut, these are super -human. And everything that came to us, the pursuits, shells, etc., we gave everything there: "Storm of the Sedo", artillery of 155-dollar, "Escalibura", "Caesari", "Himars",-the head of state emphasized.</text:p>
      <text:p text:style-name="P4">
According to Volodymyr Zelensky, it is impossible to "strengthen" buildings in the city, when 50 thousand shells of 122 and 152 caliber arrives on the day.</text:p>
      <text:p text:style-name="P4">
Відповідаючи на запитання про майбутнє тих українських захисників, які врезультаті поранень більше не можуть перебувати на фронті, він зазначив, щодля таких військових необхідно знаходити роботу в тилу, у штабах тощо й даватизмогу продовжувати службу.</text:p>
      <text:p text:style-name="P4">
Володимир Зеленський наголосив, що під час спілкування з пораненимивійськовими неодноразово чув від них про бажання повернутися на службу й матироботу.</text:p>
      <text:p text:style-name="P4">
«Їхня робота — служити державі. Якщо він зараз не може стріляти, він повиненмати іншу роботу», — переконаний Президент.</text:p>
      <text:p text:style-name="P4">
Глава держави зазначив, що вже обговорював із військовим командуванням питаннязахисників, які проходять тривале лікування після поранень, виводяться за штаті отримують невисоку платню.</text:p>
      <text:p text:style-name="P4">
«У командирів є вакансії, є вакансії в армії. Треба повертати цих людей,знаходити їм місце, ту чи іншу роботу. Авжеж, людина, наш герой, який не маєкінцівки, втратив її заради держави… Держава повинна дати йому відповіднуроботу, яку ця людина може виконувати. Ця людина буде заробляти відповіднігроші. Мені здається, що це важливо», — підсумував Володимир Зеленський.</text:p>
      <text:p text:style-name="P4">
Джерело: <text:a xlink:type="simple" xlink:href="https://www.president.gov.ua/news/ukrayina-pochne-pidgotovku-infrastrukturi-dlya-f-16-pislya-o-83441" text:style-name="Internet_20_link" text:visited-style-name="Visited_20_Internet_20_Link">
Офіс Президента України</text:a>
</text:p>
      <text:p text:style-name="P4">
News Source: <text:a xlink:type="simple" xlink:href="https://armyinform.com.ua/2023/06/06/ukrayina-pochne-pidgotovku-infrastruktury-dlya-f-16-pislya-ostatochnogo-rishennya-krayin-partneriv-ale-vzhe-ye-rozuminnya-shho-j-de-robyty-volodymyr-zelenskyj/" text:style-name="Internet_20_link" text:visited-style-name="Visited_20_Internet_20_Link">
https://armyinform.com.ua/2023/06/06/ukrayina-pochne-pidgotovku-infrastruktury-dlya-f-16-pislya-ostatochnogo-rishennya-krayin-partneriv-ale-vzhe-ye-rozuminnya-shho-j-de-robyty-volodymyr-zelenskyj/</text:a>
</text:p>
      <!--NEWS-->
      <text:h text:style-name="P10" text:outline-level="1">
<text:span text:style-name="T4">
The UK Ministry of Foreign Affairs visited one of the miners in the Kiev region</text:span>
</text:h>
      <text:p text:style-name="P4">
Author: ['АРМІЯINFORM']</text:p>
      <text:p text:style-name="P4">
Time: 2023-06-06T95:00:00-04:00</text:p>
      <text:p text:style-name="P4">
Description: The Ministry of Lawlessness of the Lawless Help of Great British James Cleverli Vidvіdav is alone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47596389_6398797356873378_7736997994391561450_n-scaled.jpg" text:style-name="Internet_20_link" text:visited-style-name="Visited_20_Internet_20_Link">
347596389_6398797356873378_7736997994391561450_n-scaled.jpg</text:a>
', '<text:a xlink:type="simple" xlink:href="https://armyinform.com.ua/wp-content/uploads/2023/06/347236712_1188639301833691_4977840922634161146_n-150x150.jpg" text:style-name="Internet_20_link" text:visited-style-name="Visited_20_Internet_20_Link">
347236712_1188639301833691_4977840922634161146_n-150x150.jpg</text:a>
', '<text:a xlink:type="simple" xlink:href="https://armyinform.com.ua/wp-content/uploads/2023/06/347243192_272795278440998_7775409081132196662_n-150x150.jpg" text:style-name="Internet_20_link" text:visited-style-name="Visited_20_Internet_20_Link">
347243192_272795278440998_7775409081132196662_n-150x150.jpg</text:a>
', '<text:a xlink:type="simple" xlink:href="https://armyinform.com.ua/wp-content/uploads/2023/06/347559467_175705615442786_6363764947690112732_n-150x150.jpg" text:style-name="Internet_20_link" text:visited-style-name="Visited_20_Internet_20_Link">
347559467_175705615442786_6363764947690112732_n-150x150.jpg</text:a>
', '<text:a xlink:type="simple" xlink:href="https://armyinform.com.ua/wp-content/uploads/2023/06/347606056_991188145241073_8944678523777286111_n-150x150.jpg" text:style-name="Internet_20_link" text:visited-style-name="Visited_20_Internet_20_Link">
347606056_991188145241073_8944678523777286111_n-150x150.jpg</text:a>
', '<text:a xlink:type="simple" xlink:href="https://armyinform.com.ua/wp-content/uploads/2023/06/351793538_277483547999378_2176941294144036086_n-150x150.jpg" text:style-name="Internet_20_link" text:visited-style-name="Visited_20_Internet_20_Link">
351793538_277483547999378_2176941294144036086_n-150x150.jpg</text:a>
']</text:p>
      <text:p text:style-name="P4">
Tags: ['HALO TRUST', 'ВЕЛИКА БРИТАНІЯ', 'ДЖЕЙМС КЛЕВЕРЛІ', 'МЗС']</text:p>
      <text:p text:style-name="P4">
Category: News</text:p>
      <!--METADATA-->
      <text:p text:style-name="P4">
<draw:frame draw:style-name="fr1" draw:name="Image429" text:anchor-type="as-char" svg:width="6.9236in" svg:height="3.231013in" draw:z-index="0">
<draw:image xlink:href="../Images/AРМІЯINFORM/2023-06-06T95-00-00-04-00/347596389_6398797356873378_7736997994391561450_n-scaled.jpg" xlink:type="simple" xlink:show="embed" xlink:actuate="onLoad" draw:mime-type="image/jpeg"/>
</draw:frame>
The UK Foreign Minister James Kleverli visited one demins in the Kiev region.</text:p>
      <text:p text:style-name="P4">
About it <text:a xlink:type="simple" xlink:href="https://www.facebook.com/ukinukraine/posts/pfbid0pmAmDpKc6Eae4jUfTrZy3AqB2EtXCDqPTeJGH1mnqsedBmUBZ8KKnzgaejZF5eBal" text:style-name="Internet_20_link" text:visited-style-name="Visited_20_Internet_20_Link">
reported</text:a>
The UK Embassy in Ukraine.</text:p>
      <text:p text:style-name="P4">
The diplomatic mission noted that in the spring of last year the Russian -sized locals occupied the area in the Kiev region and left the mine other explosive devices when they were displaced from there by the Armed Forces. The British organization of Halo Trust is now tamped, which works on demining of okeolbits, including agricultural land.</text:p>
      <text:p text:style-name="P4">
<text:a xlink:type="simple" xlink:href="https://armyinform.com.ua/wp-content/uploads/2023/06/347236712_1188639301833691_4977840922634161146_n-scaled.jpg" text:style-name="Internet_20_link" text:visited-style-name="Visited_20_Internet_20_Link">
!(Images/AРМІЯINFORM/2023-06-06T95-00-00-04-00/347236712_1188639301833691_4977840922634161146_n-150x150.jpg)</text:a>
</text:p>
      <text:p text:style-name="P4">
<text:a xlink:type="simple" xlink:href="https://armyinform.com.ua/wp-content/uploads/2023/06/347243192_272795278440998_7775409081132196662_n-scaled.jpg" text:style-name="Internet_20_link" text:visited-style-name="Visited_20_Internet_20_Link">
<draw:frame draw:style-name="fr1" draw:name="Image430" text:anchor-type="as-char" svg:width="6.9236in" svg:height="6.9236in" draw:z-index="0">
<draw:image xlink:href="../Images/AРМІЯINFORM/2023-06-06T95-00-00-04-00/347243192_272795278440998_7775409081132196662_n-150x150.jpg" xlink:type="simple" xlink:show="embed" xlink:actuate="onLoad" draw:mime-type="image/jpeg"/>
</draw:frame>
</text:a>
</text:p>
      <text:p text:style-name="P4">
<text:a xlink:type="simple" xlink:href="https://armyinform.com.ua/wp-content/uploads/2023/06/347559467_175705615442786_6363764947690112732_n-scaled.jpg" text:style-name="Internet_20_link" text:visited-style-name="Visited_20_Internet_20_Link">
<draw:frame draw:style-name="fr1" draw:name="Image431" text:anchor-type="as-char" svg:width="6.9236in" svg:height="6.9236in" draw:z-index="0">
<draw:image xlink:href="../Images/AРМІЯINFORM/2023-06-06T95-00-00-04-00/347559467_175705615442786_6363764947690112732_n-150x150.jpg" xlink:type="simple" xlink:show="embed" xlink:actuate="onLoad" draw:mime-type="image/jpeg"/>
</draw:frame>
</text:a>
</text:p>
      <text:p text:style-name="P4">
<text:a xlink:type="simple" xlink:href="https://armyinform.com.ua/wp-content/uploads/2023/06/347606056_991188145241073_8944678523777286111_n-scaled.jpg" text:style-name="Internet_20_link" text:visited-style-name="Visited_20_Internet_20_Link">
<draw:frame draw:style-name="fr1" draw:name="Image432" text:anchor-type="as-char" svg:width="6.9236in" svg:height="6.9236in" draw:z-index="0">
<draw:image xlink:href="../Images/AРМІЯINFORM/2023-06-06T95-00-00-04-00/347606056_991188145241073_8944678523777286111_n-150x150.jpg" xlink:type="simple" xlink:show="embed" xlink:actuate="onLoad" draw:mime-type="image/jpeg"/>
</draw:frame>
</text:a>
</text:p>
      <text:p text:style-name="P4">
<text:a xlink:type="simple" xlink:href="https://armyinform.com.ua/wp-content/uploads/2023/06/351793538_277483547999378_2176941294144036086_n-scaled.jpg" text:style-name="Internet_20_link" text:visited-style-name="Visited_20_Internet_20_Link">
<draw:frame draw:style-name="fr1" draw:name="Image433" text:anchor-type="as-char" svg:width="6.9236in" svg:height="6.9236in" draw:z-index="0">
<draw:image xlink:href="../Images/AРМІЯINFORM/2023-06-06T95-00-00-04-00/351793538_277483547999378_2176941294144036086_n-150x150.jpg" xlink:type="simple" xlink:show="embed" xlink:actuate="onLoad" draw:mime-type="image/jpeg"/>
</draw:frame>
</text:a>
“The minister examined the miners and even tried to manage the robot. The United Kingdom supports the activities of Halo Trust in Ukraine to help Ukrainians restore -normal life on their land, ”the Embassy stressed.</text:p>
      <text:p text:style-name="P4">
News Source: <text:a xlink:type="simple" xlink:href="https://armyinform.com.ua/2023/06/06/glava-mzs-velykoyi-brytaniyi-vidvidav-odne-z-miscz-rozminuvan-u-kyyivskij-oblasti/" text:style-name="Internet_20_link" text:visited-style-name="Visited_20_Internet_20_Link">
https://armyinform.com.ua/2023/06/06/glava-mzs-velykoyi-brytaniyi-vidvidav-odne-z-miscz-rozminuvan-u-kyyivskij-oblasti/</text:a>
</text:p>
      <!--NEWS-->
      <text:h text:style-name="P10" text:outline-level="1">
<text:span text:style-name="T4">
On June 6, the Armed Forces of the Russian Federation carried out seven shelling of border communities of Sumy and Chernihiv region</text:span>
</text:h>
      <text:p text:style-name="P4">
Author: ['АРМІЯINFORM']</text:p>
      <text:p text:style-name="P4">
Time: 2023-06-06T96:00:00-04:00</text:p>
      <text:p text:style-name="P4">
Description: Having reached the gorge of health, 7 inspection of the perculture of the prime minions of the summers of the same Chernigivs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2237372_263321483035849_900968912142741922_n.jpg" text:style-name="Internet_20_link" text:visited-style-name="Visited_20_Internet_20_Link">
352237372_263321483035849_900968912142741922_n.jpg</text:a>
', '<text:a xlink:type="simple" xlink:href="https://armyinform.com.ua/wp-content/uploads/2023/06/352181290_1488819188189105_4457281504017819931_n-150x150.jpg" text:style-name="Internet_20_link" text:visited-style-name="Visited_20_Internet_20_Link">
352181290_1488819188189105_4457281504017819931_n-150x150.jpg</text:a>
', '<text:a xlink:type="simple" xlink:href="https://armyinform.com.ua/wp-content/uploads/2023/06/352237635_541846084624625_3343631879578607316_n-150x150.jpg" text:style-name="Internet_20_link" text:visited-style-name="Visited_20_Internet_20_Link">
352237635_541846084624625_3343631879578607316_n-150x150.jpg</text:a>
', '<text:a xlink:type="simple" xlink:href="https://armyinform.com.ua/wp-content/uploads/2023/06/352238721_696750785589985_3693436911664187536_n-150x150.jpg" text:style-name="Internet_20_link" text:visited-style-name="Visited_20_Internet_20_Link">
352238721_696750785589985_3693436911664187536_n-150x150.jpg</text:a>
']</text:p>
      <text:p text:style-name="P4">
Tags: ['ВОЄННІ ЗЛОЧИНИ ЗС РФ', 'ОК «ПІВНІЧ»']</text:p>
      <text:p text:style-name="P4">
Category: News</text:p>
      <!--METADATA-->
      <text:p text:style-name="P4">
<draw:frame draw:style-name="fr1" draw:name="Image434" text:anchor-type="as-char" svg:width="6.9236in" svg:height="5.270786in" draw:z-index="0">
<draw:image xlink:href="../Images/AРМІЯINFORM/2023-06-06T96-00-00-04-00/352237372_263321483035849_900968912142741922_n.jpg" xlink:type="simple" xlink:show="embed" xlink:actuate="onLoad" draw:mime-type="image/jpeg"/>
</draw:frame>
During the day, the enemy carried out 7 shelling of the border communities of Sumy and Chernihiv regions.</text:p>
      <text:p text:style-name="P4">
About it <text:a xlink:type="simple" xlink:href="https://www.facebook.com/kommander.nord/posts/pfbid02Ar1CDUKn5aA1AW8voMkysDQsqWQdj6sWnai8LZJjTwJRWxEcUhwub2yre8U8mXHil" text:style-name="Internet_20_link" text:visited-style-name="Visited_20_Internet_20_Link">
reports</text:a>
OK "North".</text:p>
      <text:p text:style-name="P4">
"As of 9:00 pm, June 6, Russian troops fired at the borderlines of Chernihiv and Sumy regions 7 times," the statement reads.</text:p>
      <text:p text:style-name="P4">
<text:a xlink:type="simple" xlink:href="https://armyinform.com.ua/wp-content/uploads/2023/06/352181290_1488819188189105_4457281504017819931_n.jpg" text:style-name="Internet_20_link" text:visited-style-name="Visited_20_Internet_20_Link">
!(Images/AРМІЯINFORM/2023-06-06T96-00-00-04-00/352181290_1488819188189105_4457281504017819931_n-150x150.jpg)</text:a>
</text:p>
      <text:p text:style-name="P4">
<text:a xlink:type="simple" xlink:href="https://armyinform.com.ua/wp-content/uploads/2023/06/352237635_541846084624625_3343631879578607316_n.jpg" text:style-name="Internet_20_link" text:visited-style-name="Visited_20_Internet_20_Link">
<draw:frame draw:style-name="fr1" draw:name="Image435" text:anchor-type="as-char" svg:width="6.9236in" svg:height="6.9236in" draw:z-index="0">
<draw:image xlink:href="../Images/AРМІЯINFORM/2023-06-06T96-00-00-04-00/352237635_541846084624625_3343631879578607316_n-150x150.jpg" xlink:type="simple" xlink:show="embed" xlink:actuate="onLoad" draw:mime-type="image/jpeg"/>
</draw:frame>
</text:a>
</text:p>
      <text:p text:style-name="P4">
<text:a xlink:type="simple" xlink:href="https://armyinform.com.ua/wp-content/uploads/2023/06/352238721_696750785589985_3693436911664187536_n.jpg" text:style-name="Internet_20_link" text:visited-style-name="Visited_20_Internet_20_Link">
<draw:frame draw:style-name="fr1" draw:name="Image436" text:anchor-type="as-char" svg:width="6.9236in" svg:height="6.9236in" draw:z-index="0">
<draw:image xlink:href="../Images/AРМІЯINFORM/2023-06-06T96-00-00-04-00/352238721_696750785589985_3693436911664187536_n-150x150.jpg" xlink:type="simple" xlink:show="embed" xlink:actuate="onLoad" draw:mime-type="image/jpeg"/>
</draw:frame>
</text:a>
Thus, from 12:25 to 12:30 there were 6 parishes, probably, a barrel artillery, near N.P. Sligin.</text:p>
      <text:p text:style-name="P4">
From 13:25 to 13:40 12 parishes were recorded, probably from a mortar 120 mm, near. Halaganivka.</text:p>
      <text:p text:style-name="P4">
From 13:55 to 14:15 there were 2 parishes, probably from a mortar 120 mm, in the district. Karpovichi.</text:p>
      <text:p text:style-name="P4">
From 16:10 to 4:20 pm 3 came, probably with a mortar 120 mm, in the district. Jeline.</text:p>
      <text:p text:style-name="P4">
From 17:40 to 6:30 pm 16 parishes were recorded, probably from the artillery, Uda NP. Karpovichi. Information was not rendered about losses among the local population. The shelling damaged 2 houses and a shop.</text:p>
      <text:p text:style-name="P4">
From 19:50 to 8:00 pm 4 came, probably from a mortar 120 mm, in the district. Progress.</text:p>
      <text:p text:style-name="P4">
"There was no information about the loss of the local population or damage to civilian infrastructure information," the command said.</text:p>
      <text:p text:style-name="P4">
News Source: <text:a xlink:type="simple" xlink:href="https://armyinform.com.ua/2023/06/06/6-chervnya-zs-rf-zdijsnyly-sim-obstriliv-prykordonnyh-gromad-sumshhyny-ta-chernigivshhyny/" text:style-name="Internet_20_link" text:visited-style-name="Visited_20_Internet_20_Link">
https://armyinform.com.ua/2023/06/06/6-chervnya-zs-rf-zdijsnyly-sim-obstriliv-prykordonnyh-gromad-sumshhyny-ta-chernigivshhyny/</text:a>
</text:p>
      <!--NEWS-->
      <text:h text:style-name="P10" text:outline-level="1">
<text:span text:style-name="T4">
Evacuated from Kherson region will receive cash assistance</text:span>
</text:h>
      <text:p text:style-name="P4">
Author: ['АРМІЯINFORM']</text:p>
      <text:p text:style-name="P4">
Time: 2023-06-06T97:00:00-04:00</text:p>
      <text:p text:style-name="P4">
Description: Usim Evakuyovnim with the Khersonshchini at Zv'yazku with Pіdriv Kakhovo Ges Bode Viplas Groshov ... War with Ukraine 2022, War with Ukraine Latest news today, News War with Ukraine 2022 The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1670175294-9149.jpg" text:style-name="Internet_20_link" text:visited-style-name="Visited_20_Internet_20_Link">
1670175294-9149.jpg</text:a>
']</text:p>
      <text:p text:style-name="P4">
Tags: ['ІРИНА ВЕРЕЩУК', 'КАХОВСЬКА ГЕС', 'ХЕРСОНЩИНА']</text:p>
      <text:p text:style-name="P4">
Category: News</text:p>
      <!--METADATA-->
      <text:p text:style-name="P4">
<draw:frame draw:style-name="fr1" draw:name="Image437" text:anchor-type="as-char" svg:width="6.9236in" svg:height="4.615733in" draw:z-index="0">
<draw:image xlink:href="../Images/AРМІЯINFORM/2023-06-06T97-00-00-04-00/1670175294-9149.jpg" xlink:type="simple" xlink:show="embed" xlink:actuate="onLoad" draw:mime-type="image/jpeg"/>
</draw:frame>
All evacuated from the Kherson region in connection with the blast of Kakhovka hydroelectric power plants will pay for the amount of 2000 hryvnias for adults and 3000 UAH of children under 18 years of age and persons with disabilities.</text:p>
      <text:p text:style-name="P4">
This was discussed during an extraordinary meeting of the coordination headquarters on the issues of publicity in the conditions of martial law, which discussed the security tagumanitarian situation in Kherson region, <text:a xlink:type="simple" xlink:href="https://minre.gov.ua/2023/06/06/vidbulos-ekstrene-zasidannya-koordynaczijnogo-shtabu-z-pytan-provedennya-obovyazkovoyi-evakuacziyi-naselennya/" text:style-name="Internet_20_link" text:visited-style-name="Visited_20_Internet_20_Link">
informs</text:a>
The Ministry of Reintegrats press service.</text:p>
      <text:p text:style-name="P4">
It is noted that in order to resolve the issues of providing humanitarian aid, drinking water in the affected territory managed to combine international donors and humanitarian operators. Their representatives assured that they would ensure the required amount of drinking water and well drilling.</text:p>
      <text:p text:style-name="P4">
“Thanks to the experience of coordination work today we have managed to solve the general issues quickly. This demonstrates that the coordinated coordination of the actions of the Ukrainian authorities helps save people's lives. Our unity will demonstrate the enemy that he has not achieved his goal, whatever he did - he is waiting for a misery. And we are a victory, ”Viceremer -Minister - Minister of Reintegration of Temporarily Occupied Territories Irina Vereshchuk emphasized.</text:p>
      <text:p text:style-name="P4">
The head of Kherson Ova Alexander Proudin reported that the situation with Zevacacing is currently controlled. In total, more than 1300 people have been evacuated, including people who need special care. Vinnytsia and Khmelnitsky regions will receive and place low -mobility people.</text:p>
      <text:p text:style-name="P4">
News Source: <text:a xlink:type="simple" xlink:href="https://armyinform.com.ua/2023/06/06/evakujovani-z-hersonshhyny-otrymayut-groshovu-dopomogu/" text:style-name="Internet_20_link" text:visited-style-name="Visited_20_Internet_20_Link">
https://armyinform.com.ua/2023/06/06/evakujovani-z-hersonshhyny-otrymayut-groshovu-dopomogu/</text:a>
</text:p>
      <!--NEWS-->
      <text:h text:style-name="P10" text:outline-level="1">
<text:span text:style-name="T4">
Created by Russian catastrophe terrorists on Kakhovskaya hydroelectric power station will not stop Ukraine and Ukrainians - the appeal of Vladimir Zelensky</text:span>
</text:h>
      <text:p text:style-name="P4">
Author: ['АРМІЯINFORM']</text:p>
      <text:p text:style-name="P4">
Time: 2023-06-06T98:00:00-04:00</text:p>
      <text:p text:style-name="P4">
Description: Road Ukrainians!Tsey day, the Yaki was the same by the Terminovsky Zhidannya RNBO,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2334.png" text:style-name="Internet_20_link" text:visited-style-name="Visited_20_Internet_20_Link">
2334.png</text:a>
']</text:p>
      <text:p text:style-name="P4">
Tags: ['STOPRUSSIA', 'ВОЛОДИМИР ЗЕЛЕНСЬКИЙ', 'ВТОРГНЕННЯ РФ', 'ПРЕЗИДЕНТ УКРАЇНИ']</text:p>
      <text:p text:style-name="P4">
Category: News</text:p>
      <!--METADATA-->
      <text:p text:style-name="P4">
<draw:frame draw:style-name="fr1" draw:name="Image438" text:anchor-type="as-char" svg:width="6.9236in" svg:height="4.088277in" draw:z-index="0">
<draw:image xlink:href="../Images/AРМІЯINFORM/2023-06-06T98-00-00-04-00/2334.png" xlink:type="simple" xlink:show="embed" xlink:actuate="onLoad" draw:mime-type="image/png"/>
</draw:frame>
<text:span text:style-name="T4">
 _ Dear Ukrainians and Ukrainians!_ </text:span>
</text:p>
      <text:p text:style-name="P4">
This day, which began with an urgent meeting of the NSDC, continued with the meeting. We are waiting for a meeting of the UN Security Council.</text:p>
      <text:p text:style-name="P4">
Created by Russian terrorists of a catastrophe on Kakhovskaya hydroelectric power station will not stop Ukraine and Ukrainians. We will still release all our land. And every Russian thermal increases only the amount of reparations that Russia will pay for the crimes committed, not the chances of the occupiers to stay on our land.</text:p>
      <text:p text:style-name="P4">
First, I am grateful to all our rescuers, military, representatives of local communities, every region of our region, who now help people from our southern areas flooded as a result of the Russian terrorist attack.</text:p>
      <text:p text:style-name="P4">
Secondly, the authorities at all levels do everything to save people and provide with a questioning water of those who received it from the Kakhovka reservoir. Kryvyi Rih and all Dnipropetrovsk, cities and villages of Kherson region, Mykolaiv region, Zaporizhzhia - at least difficult, we have to help people.</text:p>
      <text:p text:style-name="P4">
Third: I am grateful to everyone who now conducts and helps with the evacuation of people, the size and villages that flooded with water from the Kakhovka reservoir. It is very important now - to help each other and to help the maximum.</text:p>
      <text:p text:style-name="P4">
The fourth: the whole world will know about this Russian crime of war, the crime of ecocid. This is consciously destroyed by the Russian invaders of the dam and other structures of the hydroelectric power station of the Cecological bomb of mass destruction. For the sake of its own security, the world should now indicate that Russia will not come from the hands of such terror. And I am grateful to all the leaders of the states, all peoples and international organizations that supported Ukraine to help our people, our de -occupying steps. The Prosecutor General appealed to the International Criminal Court Prosecutor's Office to attract international justice to investigation of the dam.</text:p>
      <text:p text:style-name="P4">
He spoke today with the director of IAEA Grossi, in particular what happened to the Zakhovsky reservoir, the general situation with the Zaporizhzhya nuclear power station. He closed the IAEA director directly and unambiguously to condemn today's Russian thermal and to maximize our efforts to release. His visit to Ukraine agreed.</text:p>
      <text:p text:style-name="P4">
Fifth: only the complete liberation of Ukrainian land from the Russian occupants will be guaranteed that there will be no longer such terrorist attacks. Russia uses everything for terror everywhere-any objects. The terrorist state must lose.The fact that Russia deliberately destroyed the Kakhovka reservoir, which is critical, in particular, to provide water to Crimea, indicates that Russian -owners have already realized that they would have to escape from Crimea.</text:p>
      <text:p text:style-name="P4">
Well, Ukraine will return all its. And will make Russia pay for the committed.</text:p>
      <text:p text:style-name="P4">
Glory to all our people who fight and work for the sake of our country and our Narode!</text:p>
      <text:p text:style-name="P4">
Separately, like yesterday, I want to mention today our heroes at the Bakhmut Napryamka ... Well done, warriors!3rd Separate Storm Brigade and 57 Separate Positent Brigade-Thank you!Thank you for moving forward!</text:p>
      <text:p text:style-name="P4">
<text:span text:style-name="T4">
<text:span text:style-name="T5">
Glory to Ukraine!</text:span>
</text:span>
</text:p>
      <text:p text:style-name="P4">
Source: <text:a xlink:type="simple" xlink:href="https://www.president.gov.ua/news/stvorena-rosijskimi-teroristami-katastrofa-na-kahovskij-ges-83449" text:style-name="Internet_20_link" text:visited-style-name="Visited_20_Internet_20_Link">
Presidential Office of Ukraine</text:a>
</text:p>
      <text:p text:style-name="P4">
News Source: <text:a xlink:type="simple" xlink:href="https://armyinform.com.ua/2023/06/06/stvorena-rosijskymy-terorystamy-katastrofa-na-kahovskij-ges-ne-zupynyt-ukrayinu-j-ukrayincziv-zvernennya-volodymyra-zelenskogo/" text:style-name="Internet_20_link" text:visited-style-name="Visited_20_Internet_20_Link">
https://armyinform.com.ua/2023/06/06/stvorena-rosijskymy-terorystamy-katastrofa-na-kahovskij-ges-ne-zupynyt-ukrayinu-j-ukrayincziv-zvernennya-volodymyra-zelenskogo/</text:a>
</text:p>
      <!--NEWS-->
      <text:h text:style-name="P10" text:outline-level="1">
<text:span text:style-name="T4">
Short. War. Day 468. Videoodigest</text:span>
</text:h>
      <text:p text:style-name="P4">
Author: ['АРМІЯINFORM']</text:p>
      <text:p text:style-name="P4">
Time: 2023-06-06T99:00:00-04:00</text:p>
      <text:p text:style-name="P4">
Description: Jero: The General Staff of the ZS Ukrainia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a xlink:type="simple" xlink:href="https://armyinform.com.ua/wp-content/uploads/2023/06/5223543423.jpg" text:style-name="Internet_20_link" text:visited-style-name="Visited_20_Internet_20_Link">
5223543423.jpg</text:a>
']</text:p>
      <text:p text:style-name="P4">
Tags: ['STOPRUSSIA', 'ВІДЕОДАЙДЖЕСТ', 'ВТОРГНЕННЯ РФ', 'ГЕНЕРАЛЬНИЙ ШТАБ ЗС УКРАЇНИ']</text:p>
      <text:p text:style-name="P4">
Category: News</text:p>
      <!--METADATA-->
      <text:p text:style-name="P4">
<draw:frame draw:style-name="fr1" draw:name="Image439" text:anchor-type="as-char" svg:width="6.9236in" svg:height="3.334867in" draw:z-index="0">
<draw:image xlink:href="../Images/AРМІЯINFORM/2023-06-06T99-00-00-04-00/5223543423.jpg" xlink:type="simple" xlink:show="embed" xlink:actuate="onLoad" draw:mime-type="image/jpeg"/>
</draw:frame>
Source: <text:a xlink:type="simple" xlink:href="https://www.facebook.com/GeneralStaff.ua/videos/1078930453076325/" text:style-name="Internet_20_link" text:visited-style-name="Visited_20_Internet_20_Link">
<text:span text:style-name="T5">
renean headquarters of the UKRAINE.</text:span>
</text:a>
</text:p>
      <text:p text:style-name="P4">
News Source: <text:a xlink:type="simple" xlink:href="https://armyinform.com.ua/2023/06/06/korotko-vijna-den-468-videodajdzhest/" text:style-name="Internet_20_link" text:visited-style-name="Visited_20_Internet_20_Link">
https://armyinform.com.ua/2023/06/06/korotko-vijna-den-468-videodajdzhest/</text:a>
</text:p>
      <!--NEWS-->
      <text:h text:style-name="P10" text:outline-level="1">
<text:span text:style-name="T4">
Зеленський: Потрібна негайна й максимальна реакція світу на російський терор</text:span>
</text:h>
      <text:p text:style-name="P4">
Authors: Ukrinform (Person)</text:p>
      <text:p text:style-name="P4">
Publisher: Укринформ (Organization)</text:p>
      <text:p text:style-name="P4">
Published Time: 2023-06-07T-31:19:00+03:00</text:p>
      <text:p text:style-name="P4">
Modified Time: 2023-06-07T00:19:00+03:00</text:p>
      <text:p text:style-name="P4">
Description: Using Kakhovsk hydroelectric power station, the Russian invaders committed the greatest crime of ecocid - and not only during this war, but in decades. And in response to this terror, the immediate and maximum reaction of the world is needed. - Ukrinform.</text:p>
      <text:p text:style-name="P4">
Images: ['<text:a xlink:type="simple" xlink:href="https://static.ukrinform.com/photos/2022_05/thumb_files/630_360_1652263772-452.jpeg" text:style-name="Internet_20_link" text:visited-style-name="Visited_20_Internet_20_Link">
630_360_16522...</text:a>
']</text:p>
      <text:p text:style-name="P4">
Tags: ['Тероризм', 'Зеленський', 'Каховська ГЕС', 'Війна з Росією', 'Екоцид']</text:p>
      <text:p text:style-name="P4">
Type: Article</text:p>
      <!--METADATA-->
      <text:p text:style-name="P4">
<draw:frame draw:style-name="fr1" draw:name="Image440" text:anchor-type="as-char" svg:width="6.9236in" svg:height="3.956343in" draw:z-index="0">
<draw:image xlink:href="../Images/yкринформ/2023-06-07T-31-19-00-03-00/630_360_1652263772-452.jpeg" xlink:type="simple" xlink:show="embed" xlink:actuate="onLoad" draw:mime-type="image/jpeg"/>
</draw:frame>
Using Kakhovsk hydroelectric power station, the Russian invaders committed the greatest crime of ecocid- and not only during this war, but in decades. And in response to this terror, the immediate and maximum reaction of the world.</text:p>
      <text:p text:style-name="P4">
Volodymyr Zelenskyy said this in <text:a xlink:type="simple" xlink:href="https://www.youtube.com/watch" text:style-name="Internet_20_link" text:visited-style-name="Visited_20_Internet_20_Link">
appeal</text:a>
Regarding Russian eco -cilantras, Kakhovskaya hydroelectric power plants, Ukrinform reports.</text:p>
      <text:p text:style-name="P4">
<text:span text:style-name="T5">
Video: <text:a xlink:type="simple" xlink:href="https://www.facebook.com/president.gov.ua" text:style-name="Internet_20_link" text:visited-style-name="Visited_20_Internet_20_Link">
Presidential Office</text:a>
</text:span>
</text:p>
      <text:p text:style-name="P4">
I turn to everyone in the world who appreciates life. Today, on our Ukrainian land, Russian invaders committed the greatest crime of ecocid, and not only during the war, but in ten years.</text:p>
      <text:p text:style-name="P4">
The Kakhovka reservoir is actually destroyed - one of the largest in Ukraine. 18 million cubic meters of water.</text:p>
      <text:p text:style-name="P4">
All structures of the Kakhovka hydroelectric power plant, its dam were on the occupying territory under the full control of Russian invaders.</text:p>
      <text:p text:style-name="P4">
Last autumn, we had information about the mines of the Dambikakhovsky hydroelectric power station. They did it specifically. First, for blackmail of the world. Secondly, to blow the dam and use the flood as weapons. Actually it happened.</text:p>
      <text:p text:style-name="P4">
There are more than 100,000 people in the flood area in the flood area. At least tens of thousands of people are now tamped.</text:p>
      <text:p text:style-name="P4">
The Kakhovka reservoir provided drinking water with a colossal part of Ukraine - a city and a village with hundreds of thousands of people. The plus provided the farmers with TAAGRARE production of the south and the center of Ukraine. Plus, the destruction of the Dam of the January is a man -made blow to the environment, after which nature will have to recover for decades.</text:p>
      <text:p text:style-name="P4">
The evacuation of people from the flood zone is ongoing - almost 80 settlements with subsoil. A stain of petroleum products was formed - at least 150 tons, which will flow into the Black Sea. We cannot still predict how much chemicals, fertilizers and petroleum products stored in the flooded areas will get into the rivers and the sea.</text:p>
      <text:p text:style-name="P4">
There are some things obvious today. The first thing is that such an ecocid crime could not be shot simply as a result of shelling of the dam. In order to destroy it, it was a conscious to act in Russian - to change, to undermine, to destroy. Secondly, no) should be left alone against such terror, and I am grateful to anyone who helps Ukraine!Conscious destruction by terrorists of the Dam of the Hydroelectric Commission - from all views in the world looks like one. For Africa, for Europe, and for the United States, and for China, Australia, and India, man -made disasters are evil.</text:p>
      <text:p text:style-name="P4">
We need to stop Russian evil. All other terrorists in the world have to see that terror is punishable by the world.</text:p>
      <text:p text:style-name="P4">
<text:span text:style-name="T4">
Thank you!Thank you all who help us protect life!</text:span>
</text:p>
      <text:p text:style-name="P4">
<text:span text:style-name="T4">
Glory to Ukraine!</text:span>
</text:p>
      <text:p text:style-name="P4">
<text:span text:style-name="T5">
Foto: op</text:span>
</text:p>
      <text:p text:style-name="P4">
News Source: <text:a xlink:type="simple" xlink:href="https://www.ukrinform.ua/rubric-ato/3719318-zelenskij-potribna-negajna-j-maksimalna-reakcia-svitu-na-rosijskij-teror.html" text:style-name="Internet_20_link" text:visited-style-name="Visited_20_Internet_20_Link">
https://www.ukrinform.ua/rubric-ato/3719318-zelenskij-potribna-negajna-j-maksimalna-reakcia-svitu-na-rosijskij-teror.html</text:a>
</text:p>
      <!--NEWS-->
      <text:h text:style-name="P10" text:outline-level="1">
<text:span text:style-name="T4">
Kakhovskaya hydroelectric power plants will have far -reaching consequences for many people - UN Secretary -General</text:span>
</text:h>
      <text:p text:style-name="P4">
Authors: Ukrinform (Person)</text:p>
      <text:p text:style-name="P4">
Publisher: Укринформ (Organization)</text:p>
      <text:p text:style-name="P4">
Published Time: 2023-06-07T-33:10:00+03:00</text:p>
      <text:p text:style-name="P4">
Modified Time: 2023-06-07T00:10:00+03:00</text:p>
      <text:p text:style-name="P4">
Description: The extent of the catastrophe caused by the blasting of the Kakhovsky Hydroelectric Power Plant will become clear in the coming days, but it is obvious that it will have far -reaching consequences for many thousands of people. - Ukrinform.</text:p>
      <text:p text:style-name="P4">
Images: ['<text:a xlink:type="simple" xlink:href="https://static.ukrinform.com/photos/2023_06/thumb_files/630_360_1686085993-605.jpeg" text:style-name="Internet_20_link" text:visited-style-name="Visited_20_Internet_20_Link">
630_360_16860...</text:a>
']</text:p>
      <text:p text:style-name="P4">
Tags: ['Радбез ООН', 'Каховська ГЕС', 'Війна з Росією', 'Гуманітарна катастрофа']</text:p>
      <text:p text:style-name="P4">
Type: Article</text:p>
      <!--METADATA-->
      <text:p text:style-name="P4">
<draw:frame draw:style-name="fr1" draw:name="Image441" text:anchor-type="as-char" svg:width="6.9236in" svg:height="3.956343in" draw:z-index="0">
<draw:image xlink:href="../Images/yкринформ/2023-06-07T-33-10-00-03-00/630_360_1686085993-605.jpeg" xlink:type="simple" xlink:show="embed" xlink:actuate="onLoad" draw:mime-type="image/jpeg"/>
</draw:frame>
The scalablet -causing launch of the Kakhovskaya hydroelectric power station will become understanding the next day, but it is obvious that it will have far -reaching consequences for the cares for thousands of people.</text:p>
      <text:p text:style-name="P4">
According to the Ukrinform correspondent, the Deputy Secretary -General of this Humanitarian Affairs Deputy Marturingriffitns at a meeting of the Security Council of the UNSC.</text:p>
      <text:p text:style-name="P4">
According to him, at least 40 settlements have already been flooded, but the number of villages and cities will grow. Serious consequences are also expected by the Russian -seated areas, but the Russian Federation does not provide access to humanitarian missions.</text:p>
      <text:p text:style-name="P4">
The UN and humanitarian organizations are taking emergency measures to assist more than 16,000 victims. It is about providing the population with drinking, monetary care and psychosocial support. In the affected areas, electrical generators, water filtration equipment and transportation will be expensive, Griffiths assured.</text:p>
      <text:p text:style-name="P4">
<text:span text:style-name="T4">
 Read also: </text:span>
 <text:a xlink:type="simple" xlink:href="https://www.ukrinform.ua/rubric-ato/3719305-prezident-pro-pidriv-kahovskoi-ges-svit-mae-pokazati-so-rosii-ne-zijde-z-ruk-takij-teror.html" text:style-name="Internet_20_link" text:visited-style-name="Visited_20_Internet_20_Link">
President on the blast <text:span text:style-name="T4">
 Kakhovsk </text:span>
 HPP: the world has to show that Russia will not come from the hands of such terror</text:a>
Multiple mobile crews are deployed at railway and bus stations throughout the Kherson region to support those who need to be acuized, he added.</text:p>
      <text:p text:style-name="P4">
The Deputy Secretary General recalled that the destroyed Dam played a key role in the water supply of agricultural land in the south <text:a xlink:type="simple" xlink:href="https://www.ukrinform.ua/tag-hersonsina" text:style-name="Internet_20_link" text:visited-style-name="Visited_20_Internet_20_Link">
Kherson region</text:a>
and on the Crimean Peninsula.</text:p>
      <text:p text:style-name="P4">
“Prolonged flood will disrupt agricultural activities, cause damage and fishing and cause large -scale long -term trains. This is a serious blow to the food sector, ”Griffiths said.</text:p>
      <text:p text:style-name="P4">
He also expressed anxiety that water moves mines and other storage objects.</text:p>
      <text:p text:style-name="P4">
<text:span text:style-name="T4">
 Read also: </text:span>
 [Zelensky told CEO of the IAEA about the consequences(https://www.ukrinform.ua/rubric-polytics/3719293-zelenskij-rozpoviv-gendirektoru-magate-pro-naslidki-pidrivu-kahovskoi-ges.html)The destruction of the dam can adversely affect the production of electricity, abud-which uncontrolled reduction of water level in the reservoir can be negatively estimated at the safety of Zaporizhzhya NPP, the UN Secretary General General.</text:p>
      <text:p text:style-name="P4">
News Source: <text:a xlink:type="simple" xlink:href="https://www.ukrinform.ua/rubric-society/3719317-pidriv-kahovskoi-ges-matime-dalekosazni-naslidki-dla-bagatoh-ludej-zastupnik-genseka-oon.html" text:style-name="Internet_20_link" text:visited-style-name="Visited_20_Internet_20_Link">
https://www.ukrinform.ua/rubric-society/3719317-pidriv-kahovskoi-ges-matime-dalekosazni-naslidki-dla-bagatoh-ludej-zastupnik-genseka-oon.html</text:a>
</text:p>
      <!--NEWS-->
      <text:h text:style-name="P10" text:outline-level="1">
<text:span text:style-name="T4">
Kakhovskaya hydroelectric power plants will have far -reaching consequences for many people - UN Secretary -General</text:span>
</text:h>
      <text:p text:style-name="P4">
Authors: Ukrinform (Person)</text:p>
      <text:p text:style-name="P4">
Publisher: Укринформ (Organization)</text:p>
      <text:p text:style-name="P4">
Published Time: 2023-06-07T00:10:00+03:00</text:p>
      <text:p text:style-name="P4">
Modified Time: 2023-06-07T00:10:00+03:00</text:p>
      <text:p text:style-name="P4">
Description: The extent of the catastrophe caused by the blasting of the Kakhovsky Hydroelectric Power Plant will become clear in the coming days, but it is obvious that it will have far -reaching consequences for many thousands of people. - Ukrinform.</text:p>
      <text:p text:style-name="P4">
Images: ['<text:a xlink:type="simple" xlink:href="https://static.ukrinform.com/photos/2023_06/thumb_files/630_360_1686085993-605.jpeg" text:style-name="Internet_20_link" text:visited-style-name="Visited_20_Internet_20_Link">
630_360_16860...</text:a>
']</text:p>
      <text:p text:style-name="P4">
Tags: ['Радбез ООН', 'Каховська ГЕС', 'Війна з Росією', 'Гуманітарна катастрофа']</text:p>
      <text:p text:style-name="P4">
Type: Article</text:p>
      <!--METADATA-->
      <text:p text:style-name="P4">
<draw:frame draw:style-name="fr1" draw:name="Image442" text:anchor-type="as-char" svg:width="6.9236in" svg:height="3.956343in" draw:z-index="0">
<draw:image xlink:href="../Images/yкринформ/2023-06-07T00-10-00-03-00/630_360_1686085993-605.jpeg" xlink:type="simple" xlink:show="embed" xlink:actuate="onLoad" draw:mime-type="image/jpeg"/>
</draw:frame>
The scalablet -causing launch of the Kakhovskaya hydroelectric power station will become understanding the next day, but it is obvious that it will have far -reaching consequences for the cares for thousands of people.</text:p>
      <text:p text:style-name="P4">
According to the Ukrinform correspondent, the Deputy Secretary -General of this Humanitarian Affairs Deputy Marturingriffitns at a meeting of the Security Council of the UNSC.</text:p>
      <text:p text:style-name="P4">
According to him, at least 40 settlements have already been flooded, but the number of villages and cities will grow. Serious consequences are also expected by the Russian -seated areas, but the Russian Federation does not provide access to humanitarian missions.</text:p>
      <text:p text:style-name="P4">
The UN and humanitarian organizations are taking emergency measures to assist more than 16,000 victims. It is about providing the population with drinking, monetary care and psychosocial support. In the affected areas, electrical generators, water filtration equipment and transportation will be expensive, Griffiths assured.</text:p>
      <text:p text:style-name="P4">
<text:span text:style-name="T4">
 Read also: </text:span>
 <text:a xlink:type="simple" xlink:href="https://www.ukrinform.ua/rubric-ato/3719305-prezident-pro-pidriv-kahovskoi-ges-svit-mae-pokazati-so-rosii-ne-zijde-z-ruk-takij-teror.html" text:style-name="Internet_20_link" text:visited-style-name="Visited_20_Internet_20_Link">
President on the blast <text:span text:style-name="T4">
 Kakhovsk </text:span>
 HPP: the world has to show that Russia will not come from the hands of such terror</text:a>
Multiple mobile crews are deployed at railway and bus stations throughout the Kherson region to support those who need to be acuized, he added.</text:p>
      <text:p text:style-name="P4">
The Deputy Secretary General recalled that the destroyed Dam played a key role in the water supply of agricultural land in the south <text:a xlink:type="simple" xlink:href="https://www.ukrinform.ua/tag-hersonsina" text:style-name="Internet_20_link" text:visited-style-name="Visited_20_Internet_20_Link">
Kherson region</text:a>
and on the Crimean Peninsula.</text:p>
      <text:p text:style-name="P4">
“Prolonged flood will disrupt agricultural activities, cause damage and fishing and cause large -scale long -term trains. This is a serious blow to the food sector, ”Griffiths said.</text:p>
      <text:p text:style-name="P4">
He also expressed anxiety that water moves mines and other storage objects.</text:p>
      <text:p text:style-name="P4">
<text:span text:style-name="T4">
 Read also: </text:span>
 [Zelensky told CEO of the IAEA about the consequences(https://www.ukrinform.ua/rubric-polytics/3719293-zelenskij-rozpoviv-gendirektoru-magate-pro-naslidki-pidrivu-kahovskoi-ges.html)The destruction of the dam can adversely affect the production of electricity, abud-which uncontrolled reduction of water level in the reservoir can be negatively estimated at the safety of Zaporizhzhya NPP, the UN Secretary General General.</text:p>
      <text:p text:style-name="P4">
News Source: <text:a xlink:type="simple" xlink:href="https://www.ukrinform.ua/rubric-society/3719317-pidriv-kahovskoi-ges-matime-dalekosazni-naslidki-dla-bagatoh-ludej-zastupnik-genseka-oon.html" text:style-name="Internet_20_link" text:visited-style-name="Visited_20_Internet_20_Link">
https://www.ukrinform.ua/rubric-society/3719317-pidriv-kahovskoi-ges-matime-dalekosazni-naslidki-dla-bagatoh-ludej-zastupnik-genseka-oon.html</text:a>
</text:p>
      <!--NEWS-->
      <text:h text:style-name="P10" text:outline-level="1">
<text:span text:style-name="T4">
Zelensky: The immediate and maximum response of the world to Russian terror is needed</text:span>
</text:h>
      <text:p text:style-name="P4">
Authors: Ukrinform (Person)</text:p>
      <text:p text:style-name="P4">
Publisher: Укринформ (Organization)</text:p>
      <text:p text:style-name="P4">
Published Time: 2023-06-07T00:19:00+03:00</text:p>
      <text:p text:style-name="P4">
Modified Time: 2023-06-07T00:19:00+03:00</text:p>
      <text:p text:style-name="P4">
Description: Using Kakhovsk hydroelectric power station, the Russian invaders committed the greatest crime of ecocid - and not only during this war, but in decades. And in response to this terror, the immediate and maximum reaction of the world is needed. - Ukrinform.</text:p>
      <text:p text:style-name="P4">
Images: ['<text:a xlink:type="simple" xlink:href="https://static.ukrinform.com/photos/2022_05/thumb_files/630_360_1652263772-452.jpeg" text:style-name="Internet_20_link" text:visited-style-name="Visited_20_Internet_20_Link">
630_360_16522...</text:a>
']</text:p>
      <text:p text:style-name="P4">
Tags: ['Тероризм', 'Зеленський', 'Каховська ГЕС', 'Війна з Росією', 'Екоцид']</text:p>
      <text:p text:style-name="P4">
Type: Article</text:p>
      <!--METADATA-->
      <text:p text:style-name="P4">
<draw:frame draw:style-name="fr1" draw:name="Image443" text:anchor-type="as-char" svg:width="6.9236in" svg:height="3.956343in" draw:z-index="0">
<draw:image xlink:href="../Images/yкринформ/2023-06-07T00-19-00-03-00/630_360_1652263772-452.jpeg" xlink:type="simple" xlink:show="embed" xlink:actuate="onLoad" draw:mime-type="image/jpeg"/>
</draw:frame>
Using Kakhovsk hydroelectric power station, the Russian invaders committed the greatest crime of ecocid- and not only during this war, but in decades. And in response to this terror, the immediate and maximum reaction of the world.</text:p>
      <text:p text:style-name="P4">
Volodymyr Zelenskyy said this in <text:a xlink:type="simple" xlink:href="https://www.youtube.com/watch" text:style-name="Internet_20_link" text:visited-style-name="Visited_20_Internet_20_Link">
appeal</text:a>
Regarding Russian eco -cilantras, Kakhovskaya hydroelectric power plants, Ukrinform reports.</text:p>
      <text:p text:style-name="P4">
<text:span text:style-name="T5">
Video: <text:a xlink:type="simple" xlink:href="https://www.facebook.com/president.gov.ua" text:style-name="Internet_20_link" text:visited-style-name="Visited_20_Internet_20_Link">
Presidential Office</text:a>
</text:span>
</text:p>
      <text:p text:style-name="P4">
I turn to everyone in the world who appreciates life. Today, on our Ukrainian land, Russian invaders committed the greatest crime of ecocid, and not only during the war, but in ten years.</text:p>
      <text:p text:style-name="P4">
The Kakhovka reservoir is actually destroyed - one of the largest in Ukraine. 18 million cubic meters of water.</text:p>
      <text:p text:style-name="P4">
All structures of the Kakhovka hydroelectric power plant, its dam were on the occupying territory under the full control of Russian invaders.</text:p>
      <text:p text:style-name="P4">
Last autumn, we had information about the mines of the Dambikakhovsky hydroelectric power station. They did it specifically. First, for blackmail of the world. Secondly, to blow the dam and use the flood as weapons. Actually it happened.</text:p>
      <text:p text:style-name="P4">
There are more than 100,000 people in the flood area in the flood area. At least tens of thousands of people are now tamped.</text:p>
      <text:p text:style-name="P4">
The Kakhovka reservoir provided drinking water with a colossal part of Ukraine - a city and a village with hundreds of thousands of people. The plus provided the farmers with TAAGRARE production of the south and the center of Ukraine. Plus, the destruction of the Dam of the January is a man -made blow to the environment, after which nature will have to recover for decades.</text:p>
      <text:p text:style-name="P4">
The evacuation of people from the flood zone is ongoing - almost 80 settlements with subsoil. A stain of petroleum products was formed - at least 150 tons, which will flow into the Black Sea. We cannot still predict how much chemicals, fertilizers and petroleum products stored in the flooded areas will get into the rivers and the sea.</text:p>
      <text:p text:style-name="P4">
There are some things obvious today. The first thing is that such an ecocid crime could not be shot simply as a result of shelling of the dam. In order to destroy it, it was a conscious to act in Russian - to change, to undermine, to destroy. Secondly, no) should be left alone against such terror, and I am grateful to anyone who helps Ukraine!Conscious destruction by terrorists of the Dam of the Hydroelectric Commission - from all views in the world looks like one. For Africa, for Europe, and for the United States, and for China, Australia, and India, man -made disasters are evil.</text:p>
      <text:p text:style-name="P4">
We need to stop Russian evil. All other terrorists in the world have to see that terror is punishable by the world.</text:p>
      <text:p text:style-name="P4">
<text:span text:style-name="T4">
Thank you!Thank you all who help us protect life!</text:span>
</text:p>
      <text:p text:style-name="P4">
<text:span text:style-name="T4">
Glory to Ukraine!</text:span>
</text:p>
      <text:p text:style-name="P4">
<text:span text:style-name="T5">
Foto: op</text:span>
</text:p>
      <text:p text:style-name="P4">
News Source: <text:a xlink:type="simple" xlink:href="https://www.ukrinform.ua/rubric-ato/3719318-zelenskij-potribna-negajna-j-maksimalna-reakcia-svitu-na-rosijskij-teror.html" text:style-name="Internet_20_link" text:visited-style-name="Visited_20_Internet_20_Link">
https://www.ukrinform.ua/rubric-ato/3719318-zelenskij-potribna-negajna-j-maksimalna-reakcia-svitu-na-rosijskij-teror.html</text:a>
</text:p>
      <!--NEWS-->
      <text:h text:style-name="P10" text:outline-level="1">
<text:span text:style-name="T4">
States in the UN reminded Russia of its obligation not to attack the dam</text:span>
</text:h>
      <text:p text:style-name="P4">
Authors: Ukrinform (Person)</text:p>
      <text:p text:style-name="P4">
Publisher: Укринформ (Organization)</text:p>
      <text:p text:style-name="P4">
Published Time: 2023-06-07T00:37:00+03:00</text:p>
      <text:p text:style-name="P4">
Modified Time: 2023-06-07T00:37:00+03:00</text:p>
      <text:p text:style-name="P4">
Description: The undermining of the Kakhovka hydroelectric power station and the scale of this catastrophe is a tragic result of Russia's aggression, which in international arrangements has pledged not to attack dams and other such infrastructure. - Ukrinform.</text:p>
      <text:p text:style-name="P4">
Images: ['<text:a xlink:type="simple" xlink:href="https://static.ukrinform.com/photos/2023_06/thumb_files/630_360_1686044810-996.png" text:style-name="Internet_20_link" text:visited-style-name="Visited_20_Internet_20_Link">
630_360_16860...</text:a>
']</text:p>
      <text:p text:style-name="P4">
Tags: ['Тероризм', 'Радбез ООН', 'Каховська ГЕС', 'Запорізька АЕС', 'Війна з Росією']</text:p>
      <text:p text:style-name="P4">
Type: Article</text:p>
      <!--METADATA-->
      <text:p text:style-name="P4">
<draw:frame draw:style-name="fr1" draw:name="Image444" text:anchor-type="as-char" svg:width="6.9236in" svg:height="3.956343in" draw:z-index="0">
<draw:image xlink:href="../Images/yкринформ/2023-06-07T00-37-00-03-00/630_360_1686044810-996.png" xlink:type="simple" xlink:show="embed" xlink:actuate="onLoad" draw:mime-type="image/png"/>
</draw:frame>
The underworld of the hydroelectric power station and the scale of this catastrophe are the tragic result of aggression that in international agreements pledged not to attack the dams of such infrastructure.</text:p>
      <text:p text:style-name="P4">
Such a statement was made at the UN Security Council meeting by the US Deputy Permanent Representative for this organization Robert Wood, reports his own correspondent.</text:p>
      <text:p text:style-name="P4">
“Intentional attacks on civilian objects are prohibited by the right of war. Russia as a part -time protocol and the Geneva Conventions has undertaken to attack the structures or installations that hold back "dangerous power, including dams", if such an attack can cause the release of dangerous forces, as well as significant losses among civilian populations, "the US representative recalled.</text:p>
      <text:p text:style-name="P4">
A statement of the American diplomat came against the backdrop(http://www.ukrinform.ua/rubric-polytics/3719269-bilij-dim-pro-pidriv-kahovskoi-ges-mi-pracuemo-z-ukraincami-abi-zibrati-bilse-informacii.html) проте, що у Вашингтоні наразі не можуть дати остаточних оцінок того, що сталосяна Каховській ГЕС.</text:p>
      <text:p text:style-name="P4">
<text:span text:style-name="T4">
Читайте також:</text:span>
 <text:a xlink:type="simple" xlink:href="https://www.ukrinform.ua/rubric-ato/3719318-zelenskij-potribna-negajna-j-maksimalna-reakcia-svitu-na-rosijskij-teror.html" text:style-name="Internet_20_link" text:visited-style-name="Visited_20_Internet_20_Link">
 <text:span text:style-name="T4">
Зеленський</text:span>
 : Потрібна негайна й максимальна реакціясвіту на російський терор </text:a>
</text:p>
      <text:p text:style-name="P4">
Водночас Вуд наголосив: Росія розпочала цю війну, саме вона окупувала частинутериторії України, і саме російські війська незаконно захопили греблю минулогороку й відтоді утримували її. Дипломат констатував, що міжнародна спільнотавкотре стала свідком руйнувань, людських жертв та катастрофічної шкоди длякритично важливої інфраструктури України, спричинених незаконною війною РФ.</text:p>
      <text:p text:style-name="P4">
Вуд нагадав, що руйнування дамби підриває стабільність енергопостачанняУкраїни та може створити додаткові проблеми для підтримки безпеки Запорізькоїатомної електростанції. У цьому зв’язку він укотре закликав російськуокупаційну владу передати контроль над ЗАЕС українській стороні.</text:p>
      <text:p text:style-name="P4">
Крім того, дипломат запевнив, що Сполучені Штати тісно співпрацюють зукраїнською владою, аби забезпечити допомогу громадянам, які стали вимушенимипереселенцями внаслідок підриву Каховської <text:a xlink:type="simple" xlink:href="https://www.ukrinform.ua/tag-ges" text:style-name="Internet_20_link" text:visited-style-name="Visited_20_Internet_20_Link">
 ГЕС</text:a>
.</text:p>
      <text:p text:style-name="P4">
<text:span text:style-name="T4">
 Read also: </text:span>
 <text:a xlink:type="simple" xlink:href="https://www.ukrinform.ua/rubric-society/3719317-pidriv-kahovskoi-ges-matime-dalekosazni-naslidki-dla-bagatoh-ludej-zastupnik-genseka-oon.html" text:style-name="Internet_20_link" text:visited-style-name="Visited_20_Internet_20_Link">
Kakhovskaya hydroelectric power plants will have far -reaching consequences for the sort of people - UN Secretary General Secretary General</text:a>
</text:p>
      <text:p text:style-name="P4">
According to Ukrinform, the UN Security Council on Tuesday gathered to discuss the situations that arose after blasting the Russian troops of the Kakhovskaya HEP.</text:p>
      <text:p text:style-name="P4">
News Source: <text:a xlink:type="simple" xlink:href="https://www.ukrinform.ua/rubric-world/3719322-stati-v-oon-nagadali-rosii-pro-ii-zobovazanna-ne-atakuvati-grebli.html" text:style-name="Internet_20_link" text:visited-style-name="Visited_20_Internet_20_Link">
https://www.ukrinform.ua/rubric-world/3719322-stati-v-oon-nagadali-rosii-pro-ii-zobovazanna-ne-atakuvati-grebli.html</text:a>
</text:p>
      <!--NEWS-->
      <text:h text:style-name="P10" text:outline-level="1">
<text:span text:style-name="T4">
The State Department voiced the message with demands on Russian authorities</text:span>
</text:h>
      <text:p text:style-name="P4">
Authors: Ukrinform (Person)</text:p>
      <text:p text:style-name="P4">
Publisher: Укринформ (Organization)</text:p>
      <text:p text:style-name="P4">
Published Time: 2023-06-07T00:56:00+03:00</text:p>
      <text:p text:style-name="P4">
Modified Time: 2023-06-07T00:56:00+03:00</text:p>
      <text:p text:style-name="P4">
Description: Official Washington retains a consistent position in its requirements to the Russian Federation - it covers several clear and unambiguous calls. - Ukrinform.</text:p>
      <text:p text:style-name="P4">
Images: ['<text:a xlink:type="simple" xlink:href="https://static.ukrinform.com/photos/2018_02/thumb_files/630_360_1517552325-3537.jpg" text:style-name="Internet_20_link" text:visited-style-name="Visited_20_Internet_20_Link">
630_360_15175...</text:a>
']</text:p>
      <text:p text:style-name="P4">
Tags: ['лавров', 'США', 'Держдеп', 'Війна з Росією']</text:p>
      <text:p text:style-name="P4">
Type: Article</text:p>
      <!--METADATA-->
      <text:p text:style-name="P4">
<draw:frame draw:style-name="fr1" draw:name="Image445" text:anchor-type="as-char" svg:width="6.9236in" svg:height="3.956343in" draw:z-index="0">
<draw:image xlink:href="../Images/yкринформ/2023-06-07T00-56-00-03-00/630_360_1517552325-3537.jpg" xlink:type="simple" xlink:show="embed" xlink:actuate="onLoad" draw:mime-type="image/jpeg"/>
</draw:frame>
Official Vashington retains a consistent position in its requirements to the Russian Federation- it covers several clear and unambiguous calls.</text:p>
      <text:p text:style-name="P4">
This was stated at the press cluster by a spokesman for the US State Department Vedantpatate, reports Ukrinform's own correspondent.</text:p>
      <text:p text:style-name="P4">
"Our message to the Minister of Foreign Affairs of Lavrov and any official representative of the Russian Federation is very clear," the State Department representative said.</text:p>
      <text:p text:style-name="P4">
Thus, he commented on the Russian journalist's questions about whether Washington was missing that the last events, including undermining the Kakhovka hydroelectric power station, is a khakhovka for a telephone conversation between the Secretary of State <text:a xlink:type="simple" xlink:href="https://www.ukrinform.ua/tag-blinken" text:style-name="Internet_20_link" text:visited-style-name="Visited_20_Internet_20_Link">
Blinken</text:a>
And the head of the Foreign Ministry of the Russian Federation Laurel.</text:p>
      <text:p text:style-name="P4">
<text:span text:style-name="T4">
 Read also: </text:span>
 <text:a xlink:type="simple" xlink:href="https://www.ukrinform.ua/rubric-polytics/3719291-stati-ne-viklucaut-so-pisla-pidrivu-kahovskoi-ges-vinikne-potreba-zbilsiti-dopomogu-ukraini.html" text:style-name="Internet_20_link" text:visited-style-name="Visited_20_Internet_20_Link">
States do not exclude that after blasting the Kakhovskaya Heszynny need to increase assistance to Ukraine</text:a>
"You have to get out of Ukraine, you must release Paul Wilan and Evangershkovich, you should immediately bring out your forces and stop your illegal and excellent invasion of Ukraine," Patel said to a Russian journalist.</text:p>
      <text:p text:style-name="P4">
As reported by Ukrinform, on Tuesday <text:a xlink:type="simple" xlink:href="http://www.ukrinform.ua/rubric-world/3719306-bilij-dim-vidpoviv-na-zaavi-lavrova-pro-f16-ta-adernu-zbrou.html" text:style-name="Internet_20_link" text:visited-style-name="Visited_20_Internet_20_Link">
White House responded to Lavrov's statements</text:a>
 про те, нібито Захід намагаєтьсяпідвищити рівень ескалації війни в Україні, оскільки надає літаки F-16. УВашингтоні при цьому вказали, що РФ повинна вивести війська з України, якщо їхтак турбує військовий потенціал ЗСУ.</text:p>
      <text:p text:style-name="P4">
News Source: <text:a xlink:type="simple" xlink:href="https://www.ukrinform.ua/rubric-world/3719315-derzdep-ozvuciv-mesedz-iz-vimogami-do-rosijskoi-vladi.html" text:style-name="Internet_20_link" text:visited-style-name="Visited_20_Internet_20_Link">
https://www.ukrinform.ua/rubric-world/3719315-derzdep-ozvuciv-mesedz-iz-vimogami-do-rosijskoi-vladi.html</text:a>
</text:p>
      <!--NEWS-->
      <text:h text:style-name="P10" text:outline-level="1">
<text:span text:style-name="T4">
Винні у підриві Каховської ГЕС постануть перед Міжнародним кримінальним судом — Олексій Резніков</text:span>
</text:h>
      <text:p text:style-name="P4">
Author: ['АРМІЯINFORM']</text:p>
      <text:p text:style-name="P4">
Time: 2023-06-07T96:00:00-04:00</text:p>
      <text:p text:style-name="P4">
Description: Міністр оборони України Олексій Резніков, коментуючи підрив російськими окупантами греб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5555.jpg" text:style-name="Internet_20_link" text:visited-style-name="Visited_20_Internet_20_Link">
55555.jpg</text:a>
']</text:p>
      <text:p text:style-name="P4">
Tags: ['ВОЄННІ ЗЛОЧИНИ ЗС РФ', 'КАХОВСЬКА ГЕС', 'ОЛЕКСІЙ РЕЗНІКОВ']</text:p>
      <text:p text:style-name="P4">
Category: News</text:p>
      <!--METADATA-->
      <text:p text:style-name="P4">
<draw:frame draw:style-name="fr1" draw:name="Image446" text:anchor-type="as-char" svg:width="6.9236in" svg:height="3.230232in" draw:z-index="0">
<draw:image xlink:href="../Images/AРМІЯINFORM/2023-06-07T96-00-00-04-00/55555.jpg" xlink:type="simple" xlink:show="embed" xlink:actuate="onLoad" draw:mime-type="image/jpeg"/>
</draw:frame>
Minister of Defense of Ukraine Oleksiy Reznikov, commenting on the undergraded Russian trainees of the dam at the Kakhovskaya hydroelectric power station, stated that the executors of this crime of rubbing will stand before the International Criminal Court</text:p>
      <text:p text:style-name="P4">
About this <text:a xlink:type="simple" xlink:href="https://twitter.com/oleksiireznikov/status/1666168643976036353" text:style-name="Internet_20_link" text:visited-style-name="Visited_20_Internet_20_Link">
it is referred</text:a>
In his floor.</text:p>
      <text:p text:style-name="P4">
“These are satellite images of Russian man -made disaster on Novokakhovskaya Damby and HPP. The scene resembles a high -budget Hollywood film by the propostapocalypse. But these are the realities of the Russian world. And the performers of this war, another crime against humanity will stand before the International Criminal Court. Ukraine can guarantee it, ”he wrote.</text:p>
      <text:p text:style-name="P4">
Alexei Reznikov also released videos from the catastrophe.</text:p>
      <text:p text:style-name="P4">
请 查看 影片 ： ： <text:a xlink:type="simple" xlink:href="None" text:style-name="Internet_20_link" text:visited-style-name="Visited_20_Internet_20_Link">
none</text:a>
1. <text:a xlink:type="simple" xlink:href="https://armyinform.com.ua/wp-content/uploads/2023/06/ssstwitter.com_1686085444895.mp4" text:style-name="Internet_20_link" text:visited-style-name="Visited_20_Internet_20_Link">
ssstwitter.com_1686085444895</text:a>
</text:p>
      <text:p text:style-name="P4">
News Source: <text:a xlink:type="simple" xlink:href="https://armyinform.com.ua/2023/06/07/vykonavczi-pidryvu-kahovskoyi-ges-postanut-pered-mizhnarodnym-kryminalnym-sudom-oleksij-reznikov/" text:style-name="Internet_20_link" text:visited-style-name="Visited_20_Internet_20_Link">
https://armyinform.com.ua/2023/06/07/vykonavczi-pidryvu-kahovskoyi-ges-postanut-pered-mizhnarodnym-kryminalnym-sudom-oleksij-reznikov/</text:a>
</text:p>
      <!--NEWS-->
      <text:h text:style-name="P10" text:outline-level="1">
<text:span text:style-name="T4">
The Russians caused Artudar on Kherson during the evacuation of civilians, two law enforcement officers were injured</text:span>
</text:h>
      <text:p text:style-name="P4">
Author: ['АРМІЯINFORM']</text:p>
      <text:p text:style-name="P4">
Time: 2023-06-07T98:00:00-04:00</text:p>
      <text:p text:style-name="P4">
Description: Rosiyani put on the Kherson of the artillery PID Hour of the Evakuatsiye Civil Service of the Pidnoye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4565789.jpg" text:style-name="Internet_20_link" text:visited-style-name="Visited_20_Internet_20_Link">
34565789.jpg</text:a>
']</text:p>
      <text:p text:style-name="P4">
Tags: ['ВОЄННІ ЗЛОЧИНИ ЗС РФ', 'ХЕРСОН']</text:p>
      <text:p text:style-name="P4">
Category: News</text:p>
      <!--METADATA-->
      <text:p text:style-name="P4">
<draw:frame draw:style-name="fr1" draw:name="Image447" text:anchor-type="as-char" svg:width="6.9236in" svg:height="4.332085in" draw:z-index="0">
<draw:image xlink:href="../Images/AРМІЯINFORM/2023-06-07T98-00-00-04-00/34565789.jpg" xlink:type="simple" xlink:show="embed" xlink:actuate="onLoad" draw:mime-type="image/jpeg"/>
</draw:frame>
The Russians hit Kherson from artillery during the evacuation of civilians from the underminated island.</text:p>
      <text:p text:style-name="P4">
About it <text:a xlink:type="simple" xlink:href="https://www.facebook.com/alexandr.prokudin.7/posts/pfbid0fhDM51A6uEsviWw3YqpNAVQZ7RC31uz4LfGFrtpHbsdsKioi7buktjBru7GAicapl" text:style-name="Internet_20_link" text:visited-style-name="Visited_20_Internet_20_Link">
reported</text:a>
Kherson Ova Chairman Alexander Proudin.</text:p>
      <text:p text:style-name="P4">
During the day, the island goes under water. Flooding is as enormous, it is no longer possible to leave with motor vehicles monthly.</text:p>
      <text:p text:style-name="P4">
“Therefore, people are helped to evacuate. Even in such a difficult time, they had a great way to remind who they really are - terrorists. During the evacuation, the buyers hit the artillery neighborhood - two law enforcement officers were injured who helped people leave the dangerous territory, ”Alexander Proprokudin said.</text:p>
      <text:p text:style-name="P4">
Nevertheless, he adds, about 1,300 Kherson was evacuated from the island today, these people are now safe.</text:p>
      <text:p text:style-name="P4">
News Source: <text:a xlink:type="simple" xlink:href="https://armyinform.com.ua/2023/06/07/rosiyany-zavdaly-artudaru-po-hersonu-pid-chas-evakuacziyi-myrnyh-meshkancziv-poraneno-dvoh-pravoohoroncziv/" text:style-name="Internet_20_link" text:visited-style-name="Visited_20_Internet_20_Link">
https://armyinform.com.ua/2023/06/07/rosiyany-zavdaly-artudaru-po-hersonu-pid-chas-evakuacziyi-myrnyh-meshkancziv-poraneno-dvoh-pravoohoroncziv/</text:a>
</text:p>
      <!--NEWS-->
      <text:h text:style-name="P10" text:outline-level="1">
<text:span text:style-name="T4">
CERT-UA警告针对国家组织和乌克兰媒体的网络审查</text:span>
</text:h>
      <text:p text:style-name="P4">
Author: ['АРМІЯINFORM']</text:p>
      <text:p text:style-name="P4">
Time: 2023-06-07T99:00:00-04:00</text:p>
      <text:p text:style-name="P4">
Description: uririravava raite rubsanny在comp -comp -comp -ogoga klastynannya上，牛的功能...与乌克兰2022年的战争，与乌克兰与乌克兰的最新新闻，今天与乌克兰的新闻2022年上次与乌克兰的新闻战争，乌克兰和俄罗斯和俄罗斯之间的战争是否会在他们说，与乌克兰的战争将在2022年与乌克兰战争，他们说，在不久的将来，乌克兰与乌克兰的战争，今天的乌克兰新闻，乌克兰的新闻，乌克兰媒体在俄罗斯的乌克兰新闻</text:p>
      <text:p text:style-name="P4">
Images: ['<text:a xlink:type="simple" xlink:href="https://armyinform.com.ua/wp-content/uploads/2023/06/351186547_560984829441572_2170652143941613043_n-scaled.jpg" text:style-name="Internet_20_link" text:visited-style-name="Visited_20_Internet_20_Link">
351186547_560984829441572_2170652143941613043_n-scaled.jpg</text:a>
']</text:p>
      <text:p text:style-name="P4">
Tags: ['CERT-UA', 'КІБЕРШПИГУНСТВО']</text:p>
      <text:p text:style-name="P4">
Category: News</text:p>
      <!--METADATA-->
      <text:p text:style-name="P4">
<draw:frame draw:style-name="fr1" draw:name="Image448" text:anchor-type="as-char" svg:width="6.9236in" svg:height="3.173317in" draw:z-index="0">
<draw:image xlink:href="../Images/AРМІЯINFORM/2023-06-07T99-00-00-04-00/351186547_560984829441572_2170652143941613043_n-scaled.jpg" xlink:type="simple" xlink:show="embed" xlink:actuate="onLoad" draw:mime-type="image/jpeg"/>
</draw:frame>
政府对乌克兰计算机紧急事件的反应团队，该团队是国家特殊通信和保护乌克兰Cert-UA的一部分，警告乌克兰媒体的国家组织和编辑。</text:p>
      <text:p text:style-name="P4">
关于它<text:a xlink:type="simple" xlink:href="https://www.facebook.com/dsszzi/posts/pfbid0LTJc8udryqKdoNwwCteCtJq99SkQTbw1spPHSJzsZc2EmyWMk9WTDHAsTYo8M6PMl" text:style-name="Internet_20_link" text:visited-style-name="Visited_20_Internet_20_Link">
报告</text:a>
乌克兰州特别通信和信息保护服务</text:p>
      <text:p text:style-name="P4">
“从2022年下半年开始，到目前为止，政府团队是对乌克兰Cert-UA的计算机紧急情况的回应，该乌克兰在通信的国家秘书处进行了运作，请监视UAC-0099黑客在公共组织和媒体编辑中的间谍活动乌克兰。</text:p>
      <text:p text:style-name="P4">
使用E -Mail和Messenger分发文件的攻击者(https://armyinform.com.ua.HTA, .EXE, .RAR, .LNK)其发布会损坏计算机程序。 特别是 - 单页，Thumbchop(Chrome Toopera的刺痛)，clogflag(基勒)和别的(请参阅[此处]更详细地(https://www.cip.gov.ua/.../sho-take-programa-stiler...)).</text:p>
      <text:p text:style-name="P4">
Протягом 2022–2023 років згадане угрупування дістало несанкціонованийвіддалений доступ до кількох десятків комп’ютерів в Україні», — йдеться уповідомленні.</text:p>
      <text:p text:style-name="P4">
Нагадаємо, нещодавно Держспецзв’язку<text:a xlink:type="simple" xlink:href="https://www.cip.gov.ua/.../sms-yaki-nadkhodyat-nibito-vid..." text:style-name="Internet_20_link" text:visited-style-name="Visited_20_Internet_20_Link">
попереджала</text:a>
关于在网络钓鱼SMS的乌克兰人之间的分布。</text:p>
      <text:p text:style-name="P4">
早些时候，政府对乌克兰克特-UA计算机紧急情况的反应团队已经发现并<text:a xlink:type="simple" xlink:href="https://www.cip.gov.ua/.../zlovmisniki-rozpochali..." text:style-name="Internet_20_link" text:visited-style-name="Visited_20_Internet_20_Link">
研究</text:a>
关于“帐户”主题的危险电子邮件的黑客集团UUCAC-0006分发的下一个广告系列的事实。</text:p>
      <text:p text:style-name="P4">
News Source: <text:a xlink:type="simple" xlink:href="https://armyinform.com.ua/2023/06/07/cert-ua-poperedzhaye-pro-kibershpygunstvo-shhodo-derzhavnyh-organizaczij-ta-ukrayinskyh-media/" text:style-name="Internet_20_link" text:visited-style-name="Visited_20_Internet_20_Link">
https://armyinform.com.ua/2023/06/07/cert-ua-poperedzhaye-pro-kibershpygunstvo-shhodo-derzhavnyh-organizaczij-ta-ukrayinskyh-medi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